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62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92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2.981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0.579cm"/>
    </style:style>
    <style:style style:name="co11" style:family="table-column">
      <style:table-column-properties fo:break-before="auto" style:column-width="1.963cm"/>
    </style:style>
    <style:style style:name="co12" style:family="table-column">
      <style:table-column-properties fo:break-before="auto" style:column-width="1.607cm"/>
    </style:style>
    <style:style style:name="co13" style:family="table-column">
      <style:table-column-properties fo:break-before="auto" style:column-width="1.459cm"/>
    </style:style>
    <style:style style:name="co14" style:family="table-column">
      <style:table-column-properties fo:break-before="auto" style:column-width="1.166cm"/>
    </style:style>
    <style:style style:name="co15" style:family="table-column">
      <style:table-column-properties fo:break-before="auto" style:column-width="1.127cm"/>
    </style:style>
    <style:style style:name="co16" style:family="table-column">
      <style:table-column-properties fo:break-before="auto" style:column-width="1.626cm"/>
    </style:style>
    <style:style style:name="co17" style:family="table-column">
      <style:table-column-properties fo:break-before="auto" style:column-width="0.727cm"/>
    </style:style>
    <style:style style:name="co18" style:family="table-column">
      <style:table-column-properties fo:break-before="auto" style:column-width="1.071cm"/>
    </style:style>
    <style:style style:name="co19" style:family="table-column">
      <style:table-column-properties fo:break-before="auto" style:column-width="0.833cm"/>
    </style:style>
    <style:style style:name="co20" style:family="table-column">
      <style:table-column-properties fo:break-before="auto" style:column-width="1.743cm"/>
    </style:style>
    <style:style style:name="co21" style:family="table-column">
      <style:table-column-properties fo:break-before="auto" style:column-width="2.256cm"/>
    </style:style>
    <style:style style:name="co22" style:family="table-column">
      <style:table-column-properties fo:break-before="auto" style:column-width="1.205cm"/>
    </style:style>
    <style:style style:name="co23" style:family="table-column">
      <style:table-column-properties fo:break-before="auto" style:column-width="2.298cm"/>
    </style:style>
    <style:style style:name="co24" style:family="table-column">
      <style:table-column-properties fo:break-before="auto" style:column-width="1.03cm"/>
    </style:style>
    <style:style style:name="co25" style:family="table-column">
      <style:table-column-properties fo:break-before="auto" style:column-width="0.991cm"/>
    </style:style>
    <style:style style:name="co26" style:family="table-column">
      <style:table-column-properties fo:break-before="auto" style:column-width="1.025cm"/>
    </style:style>
    <style:style style:name="co27" style:family="table-column">
      <style:table-column-properties fo:break-before="auto" style:column-width="1.263cm"/>
    </style:style>
    <style:style style:name="co28" style:family="table-column">
      <style:table-column-properties fo:break-before="auto" style:column-width="1.423cm"/>
    </style:style>
    <style:style style:name="co29" style:family="table-column">
      <style:table-column-properties fo:break-before="auto" style:column-width="2.554cm"/>
    </style:style>
    <style:style style:name="co30" style:family="table-column">
      <style:table-column-properties fo:break-before="auto" style:column-width="1.595cm"/>
    </style:style>
    <style:style style:name="co31" style:family="table-column">
      <style:table-column-properties fo:break-before="auto" style:column-width="2.032cm"/>
    </style:style>
    <style:style style:name="co32" style:family="table-column">
      <style:table-column-properties fo:break-before="auto" style:column-width="1.801cm"/>
    </style:style>
    <style:style style:name="co33" style:family="table-column">
      <style:table-column-properties fo:break-before="auto" style:column-width="0.898cm"/>
    </style:style>
    <style:style style:name="co34" style:family="table-column">
      <style:table-column-properties fo:break-before="auto" style:column-width="1.2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4">
      <number:month number:style="long" number:textual="true"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4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cell-protect="protected formula-hidden" style:print-content="true"/>
    </style:style>
    <style:style style:name="ce23" style:family="table-cell" style:parent-style-name="Default">
      <style:table-cell-properties fo:border="0.06pt solid #000000"/>
      <style:map style:condition="cell-content()&gt;0" style:apply-style-name="Green_20_Back" style:base-cell-address="Dashboard.C1"/>
      <style:map style:condition="cell-content()&lt;0" style:apply-style-name="Red_20_Back" style:base-cell-address="Dashboard.C1"/>
    </style:style>
    <style:style style:name="ce24" style:family="table-cell" style:parent-style-name="Default" style:data-style-name="N113">
      <style:table-cell-properties fo:border="0.06pt solid #000000"/>
      <style:map style:condition="cell-content()&gt;=0.5" style:apply-style-name="Green_20_Back" style:base-cell-address="Dashboard.C2"/>
      <style:map style:condition="cell-content()&lt;0.5" style:apply-style-name="Red_20_Back" style:base-cell-address="Dashboard.C2"/>
    </style:style>
    <style:style style:name="ce6" style:family="table-cell" style:parent-style-name="Default" style:data-style-name="N112"/>
    <style:style style:name="ce26" style:family="table-cell" style:parent-style-name="Default" style:data-style-name="N112">
      <style:table-cell-properties fo:border="0.06pt solid #000000"/>
      <style:map style:condition="cell-content()&gt;0" style:apply-style-name="Green_20_Back" style:base-cell-address="Dashboard.C1"/>
      <style:map style:condition="cell-content()&lt;0" style:apply-style-name="Red_20_Back" style:base-cell-address="Dashboard.C1"/>
    </style:style>
    <style:style style:name="ce133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8" style:family="table-cell" style:parent-style-name="Default" style:data-style-name="N10">
      <style:table-cell-properties fo:border="0.06pt solid #000000"/>
      <style:map style:condition="cell-content()&gt;=0.5" style:apply-style-name="Green_20_Back" style:base-cell-address="Dashboard.C2"/>
      <style:map style:condition="cell-content()&lt;0.5" style:apply-style-name="Red_20_Back" style:base-cell-address="Dashboard.C2"/>
    </style:style>
    <style:style style:name="ce20" style:family="table-cell" style:parent-style-name="Default">
      <style:text-properties fo:color="#0000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6pt" style:font-size-asian="6pt" style:font-size-complex="6pt"/>
    </style:style>
    <style:style style:name="ce27" style:family="table-cell" style:parent-style-name="Default">
      <style:table-cell-properties style:cell-protect="protected formula-hidden" style:print-content="true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#dddddd" style:cell-protect="none" style:print-content="true" fo:border="0.06pt solid #000000"/>
    </style:style>
    <style:style style:name="ce54" style:family="table-cell" style:parent-style-name="Default">
      <style:table-cell-properties fo:background-color="#fff5ce" style:cell-protect="none" style:print-content="true" fo:border="0.06pt solid #000000"/>
    </style:style>
    <style:style style:name="ce55" style:family="table-cell" style:parent-style-name="Default">
      <style:table-cell-properties style:cell-protect="protected" style:print-content="true"/>
    </style:style>
    <style:style style:name="ce38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0" style:apply-style-name="Green_20_Back" style:base-cell-address="Support.B2"/>
      <style:map style:condition="cell-content()&lt;0" style:apply-style-name="Red_20_Back" style:base-cell-address="Support.B2"/>
    </style:style>
    <style:style style:name="ce57" style:family="table-cell" style:parent-style-name="Default">
      <style:table-cell-properties style:cell-protect="protected" style:print-content="true" fo:border="0.06pt solid #000000"/>
      <style:map style:condition="cell-content()&gt;0" style:apply-style-name="Green_20_Back" style:base-cell-address="Support.B2"/>
      <style:map style:condition="cell-content()&lt;0" style:apply-style-name="Red_20_Back" style:base-cell-address="Support.B2"/>
    </style:style>
    <style:style style:name="ce36" style:family="table-cell" style:parent-style-name="Default">
      <style:table-cell-properties fo:border="0.06pt solid #000000"/>
      <style:map style:condition="cell-content()&gt;0" style:apply-style-name="Green_20_Back" style:base-cell-address="Support.B2"/>
      <style:map style:condition="cell-content()&lt;0" style:apply-style-name="Red_20_Back" style:base-cell-address="Support.B2"/>
    </style:style>
    <style:style style:name="ce37" style:family="table-cell" style:parent-style-name="Default">
      <style:table-cell-properties fo:background-color="#666666" style:cell-protect="protected" style:print-content="true"/>
    </style:style>
    <style:style style:name="ce51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>
      <style:table-cell-properties fo:background-color="#fff5ce" style:cell-protect="none" style:print-content="true" fo:border="0.06pt solid #000000"/>
      <style:text-properties fo:font-weight="normal" style:font-weight-asian="normal" style:font-weight-complex="normal"/>
    </style:style>
    <style:style style:name="ce65" style:family="table-cell" style:parent-style-name="Default" style:data-style-name="N100">
      <style:table-cell-properties fo:background-color="#77bc65" style:cell-protect="none" style:print-content="true" fo:border="0.06pt solid #000000"/>
    </style:style>
    <style:style style:name="ce5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rotation-angle="90"/>
      <style:paragraph-properties fo:text-align="center" fo:margin-left="0cm"/>
      <style:map style:condition="cell-content()=&quot;W&quot;" style:apply-style-name="Green_20_Back" style:base-cell-address="Support.E2"/>
      <style:map style:condition="cell-content()=&quot;L&quot;" style:apply-style-name="Red_20_Back" style:base-cell-address="Support.E2"/>
      <style:map style:condition="cell-content()=&quot;D&quot;" style:apply-style-name="Amber_20_Back" style:base-cell-address="Support.E2"/>
    </style:style>
    <style:style style:name="ce61" style:family="table-cell" style:parent-style-name="Default">
      <style:table-cell-properties style:cell-protect="protected" style:print-content="true" fo:border="0.06pt solid #000000"/>
      <style:map style:condition="cell-content()=&quot;W&quot;" style:apply-style-name="Green_20_Back" style:base-cell-address="Support.E2"/>
      <style:map style:condition="cell-content()=&quot;L&quot;" style:apply-style-name="Red_20_Back" style:base-cell-address="Support.E2"/>
      <style:map style:condition="cell-content()=&quot;D&quot;" style:apply-style-name="Amber_20_Back" style:base-cell-address="Support.E2"/>
    </style:style>
    <style:style style:name="ce21" style:family="table-cell" style:parent-style-name="Default" style:data-style-name="N113">
      <style:text-properties fo:font-size="9pt" style:font-size-asian="9pt" style:font-size-complex="9pt"/>
    </style:style>
    <style:style style:name="ce73" style:family="table-cell" style:parent-style-name="Default">
      <style:table-cell-properties fo:background-color="#666666" style:cell-protect="protected" style:print-content="true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78" style:family="table-cell" style:parent-style-name="Default">
      <style:table-cell-properties fo:background-color="#77bc65" style:cell-protect="none" style:print-content="true" fo:border="0.06pt solid #000000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79" style:family="table-cell" style:parent-style-name="Default">
      <style:table-cell-properties fo:background-color="#dddddd" style:cell-protect="protected" style:print-content="true" style:text-align-source="fix" style:repeat-content="false" fo:wrap-option="wrap" fo:border="0.06pt solid #000000"/>
      <style:paragraph-properties fo:text-align="center" fo:margin-left="0cm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66" style:family="table-cell" style:parent-style-name="Default" style:data-style-name="N3">
      <style:table-cell-properties fo:background-color="#fff5ce" style:cell-protect="none" style:print-content="true" fo:border="0.06pt solid #000000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90" style:family="table-cell" style:parent-style-name="Default" style:data-style-name="N3">
      <style:table-cell-properties fo:background-color="#fff5ce" style:cell-protect="none" style:print-content="true" style:text-align-source="fix" style:repeat-content="false" fo:border="0.06pt solid #000000"/>
      <style:paragraph-properties fo:text-align="center" fo:margin-left="0cm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85" style:family="table-cell" style:parent-style-name="Default" style:data-style-name="N0">
      <style:table-cell-properties fo:background-color="#77bc65" style:cell-protect="none" style:print-content="true" fo:border="0.06pt solid #000000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68" style:family="table-cell" style:parent-style-name="Default" style:data-style-name="N0">
      <style:table-cell-properties fo:background-color="#fff5ce" style:cell-protect="none" style:print-content="true" fo:border="0.06pt solid #000000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97" style:family="table-cell" style:parent-style-name="Default" style:data-style-name="N3">
      <style:table-cell-properties fo:background-color="#b2b2b2" style:cell-protect="protected" style:print-content="true" fo:border="0.06pt solid #000000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89" style:family="table-cell" style:parent-style-name="Default">
      <style:table-cell-properties fo:background-color="#666666" style:cell-protect="protected" style:print-content="true" fo:border="0.06pt solid #000000" style:rotation-angle="90"/>
    </style:style>
    <style:style style:name="ce91" style:family="table-cell" style:parent-style-name="Default">
      <style:table-cell-properties fo:background-color="#dddddd" style:cell-protect="protected" style:print-content="true" fo:border="0.06pt solid #000000" style:rotation-angle="90"/>
    </style:style>
    <style:style style:name="ce96" style:family="table-cell" style:parent-style-name="Default">
      <style:table-cell-properties fo:background-color="#77bc65" style:cell-protect="none" style:print-content="true" fo:border="0.06pt solid #000000" style:rotation-angle="0"/>
    </style:style>
    <style:style style:name="ce100" style:family="table-cell" style:parent-style-name="Default">
      <style:table-cell-properties fo:background-color="#77bc65" style:cell-protect="none" style:print-content="true" fo:border="0.06pt solid #000000"/>
    </style:style>
    <style:style style:name="ce98" style:family="table-cell" style:parent-style-name="Default">
      <style:table-cell-properties fo:background-color="#dddddd" style:cell-protect="protected" style:print-content="true" fo:border="0.06pt solid #000000" style:rotation-angle="0"/>
    </style:style>
    <style:style style:name="ce4" style:family="table-cell" style:parent-style-name="Default">
      <style:table-cell-properties fo:border="0.06pt solid #000000"/>
    </style:style>
    <style:style style:name="ce105" style:family="table-cell" style:parent-style-name="Default" style:data-style-name="N112">
      <style:table-cell-properties fo:background-color="#666666" style:cell-protect="protected" style:print-content="true"/>
    </style:style>
    <style:style style:name="ce104" style:family="table-cell" style:parent-style-name="Default" style:data-style-name="N112">
      <style:table-cell-properties fo:background-color="#dddddd" style:cell-protect="protected" style:print-content="true" fo:wrap-option="wrap" fo:border="0.06pt solid #000000" style:rotation-angle="90"/>
    </style:style>
    <style:style style:name="ce112" style:family="table-cell" style:parent-style-name="Default" style:data-style-name="N112">
      <style:table-cell-properties fo:background-color="#999999" style:cell-protect="protected" style:print-content="true" fo:border="0.06pt solid #000000"/>
    </style:style>
    <style:style style:name="ce122" style:family="table-cell" style:parent-style-name="Default">
      <style:table-cell-properties fo:background-color="#dddddd" fo:wrap-option="wrap" fo:border="0.74pt solid #000000"/>
    </style:style>
    <style:style style:name="ce107" style:family="table-cell" style:parent-style-name="Default">
      <style:table-cell-properties fo:background-color="#ffe994" style:cell-protect="none" style:print-content="true" fo:border="0.74pt solid #000000"/>
    </style:style>
    <style:style style:name="ce108" style:family="table-cell" style:parent-style-name="Default">
      <style:table-cell-properties fo:background-color="#77bc65" style:cell-protect="none" style:print-content="true" fo:border="0.74pt solid #000000"/>
    </style:style>
    <style:style style:name="ce127" style:family="table-cell" style:parent-style-name="Default">
      <style:table-cell-properties fo:background-color="#666666"/>
    </style:style>
    <style:style style:name="ce123" style:family="table-cell" style:parent-style-name="Default">
      <style:table-cell-properties fo:background-color="#cccccc"/>
    </style:style>
    <style:style style:name="ce126" style:family="table-cell" style:parent-style-name="Default">
      <style:table-cell-properties fo:background-color="#dddddd"/>
    </style:style>
    <style:style style:name="ce128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30" style:family="table-cell" style:parent-style-name="Default">
      <style:table-cell-properties fo:background-color="#dddddd" style:cell-protect="protected formula-hidden" style:print-content="true"/>
    </style:style>
    <style:style style:name="ce83" style:family="table-cell" style:parent-style-name="Default" style:data-style-name="N113">
      <style:table-cell-properties fo:border="0.06pt solid #000000"/>
      <style:map style:condition="cell-content()&gt;=0.5" style:apply-style-name="Green_20_Back" style:base-cell-address="Support.S3"/>
      <style:map style:condition="cell-content()&lt;0.5" style:apply-style-name="Red_20_Back" style:base-cell-address="Support.S3"/>
    </style:style>
    <style:style style:name="ce106" style:family="table-cell" style:parent-style-name="Default" style:data-style-name="N112">
      <style:table-cell-properties fo:border="0.06pt solid #000000"/>
      <style:map style:condition="cell-content()&gt;0" style:apply-style-name="Green_20_Back" style:base-cell-address="Support.B2"/>
      <style:map style:condition="cell-content()&lt;0" style:apply-style-name="Red_20_Back" style:base-cell-address="Support.B2"/>
    </style:style>
    <style:style style:name="ce139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40" style:family="table-cell" style:parent-style-name="Default">
      <style:table-cell-properties fo:background-color="#666666" style:cell-protect="protected formula-hidden" style:print-content="true"/>
    </style:style>
    <style:style style:name="ce87" style:family="table-cell" style:parent-style-name="Default" style:data-style-name="N10">
      <style:table-cell-properties fo:border="0.06pt solid #000000"/>
      <style:map style:condition="cell-content()&gt;=0.5" style:apply-style-name="Green_20_Back" style:base-cell-address="Support.S3"/>
      <style:map style:condition="cell-content()&lt;0.5" style:apply-style-name="Red_20_Back" style:base-cell-address="Support.S3"/>
    </style:style>
    <style:style style:name="ce81" style:family="table-cell" style:parent-style-name="Default">
      <style:table-cell-properties fo:background-color="#b2b2b2"/>
    </style:style>
    <style:style style:name="ce146" style:family="table-cell" style:parent-style-name="Default">
      <style:table-cell-properties fo:background-color="#b2b2b2" fo:wrap-option="wrap" style:rotation-angle="90"/>
    </style:style>
    <style:style style:name="ce147" style:family="table-cell" style:parent-style-name="Default" style:data-style-name="N112">
      <style:table-cell-properties fo:background-color="#b2b2b2" fo:border="0.74pt solid #000000"/>
      <style:map style:condition="cell-content-is-between([$Support.$X$203],[$Support.$X$201])" style:apply-style-name="Good" style:base-cell-address="Support.X3"/>
      <style:map style:condition="cell-content-is-between([$Support.$X$201],[$Support.$X$202])" style:apply-style-name="Bad" style:base-cell-address="Support.X3"/>
      <style:map style:condition="cell-content()&gt;[$Support.$X$202]" style:apply-style-name="Red_20_Back" style:base-cell-address="Support.X3"/>
      <style:map style:condition="cell-content()&lt;[$Support.$X$203]" style:apply-style-name="Green_20_Back" style:base-cell-address="Support.X3"/>
    </style:style>
    <style:style style:name="ce154" style:family="table-cell" style:parent-style-name="Default" style:data-style-name="N112">
      <style:table-cell-properties fo:background-color="#b2b2b2" fo:border="0.74pt solid #000000"/>
      <style:map style:condition="cell-content-is-between([$Support.$X$203],[$Support.$X$201])" style:apply-style-name="Good" style:base-cell-address="Support.X3"/>
      <style:map style:condition="cell-content-is-between([$Support.$X$201],[$Support.$X$202])" style:apply-style-name="Bad" style:base-cell-address="Support.X3"/>
      <style:map style:condition="cell-content()&gt;[$Support.$X$202]" style:apply-style-name="Red_20_Back" style:base-cell-address="Support.X3"/>
      <style:map style:condition="cell-content()&lt;[$Support.$X$203]" style:apply-style-name="Green_20_Back" style:base-cell-address="Support.X3"/>
    </style:style>
    <style:style style:name="ce155" style:family="table-cell" style:parent-style-name="Default" style:data-style-name="N114">
      <style:table-cell-properties fo:background-color="#b2b2b2" fo:border="0.74pt solid #000000"/>
      <style:map style:condition="cell-content()&lt;[$Support.$Y$203]" style:apply-style-name="Red_20_Back" style:base-cell-address="Support.Y3"/>
      <style:map style:condition="cell-content()&gt;[$Support.$Y$202]" style:apply-style-name="Green_20_Back" style:base-cell-address="Support.Y3"/>
      <style:map style:condition="cell-content-is-between([$Support.$Y$203],[$Support.$Y$201])" style:apply-style-name="Bad" style:base-cell-address="Support.Y3"/>
      <style:map style:condition="cell-content-is-between([$Support.$Y$201],[$Support.$Y$202])" style:apply-style-name="Good" style:base-cell-address="Support.Y3"/>
    </style:style>
    <style:style style:name="ce156" style:family="table-cell" style:parent-style-name="Default" style:data-style-name="N114"/>
    <style:style style:name="ce82" style:family="table-cell" style:parent-style-name="Default">
      <style:table-cell-properties fo:background-color="#999999"/>
    </style:style>
    <style:style style:name="ce148" style:family="table-cell" style:parent-style-name="Default" style:data-style-name="N50">
      <style:table-cell-properties fo:background-color="#999999"/>
    </style:style>
    <style:style style:name="ce149" style:family="table-cell" style:parent-style-name="Default" style:data-style-name="N34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15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116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16">
      <style:table-cell-properties fo:background-color="#999999"/>
    </style:style>
    <style:style style:name="ce153" style:family="table-cell" style:parent-style-name="Default" style:data-style-name="N116">
      <style:table-cell-properties fo:background-color="#999999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 style:data-style-name="N100">
      <style:table-cell-properties fo:background-color="#afd095" style:cell-protect="none" style:print-content="true" fo:border="0.06pt solid #000000"/>
    </style:style>
    <style:style style:name="ce64" style:family="table-cell" style:parent-style-name="Default">
      <style:table-cell-properties fo:background-color="#afd095" style:cell-protect="none" style:print-content="true" fo:border="0.06pt solid #000000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67" style:family="table-cell" style:parent-style-name="Default" style:data-style-name="N0">
      <style:table-cell-properties fo:background-color="#afd095" style:cell-protect="none" style:print-content="true" fo:border="0.06pt solid #000000"/>
      <style:map style:condition="cell-content()=&quot;GOLD&quot;" style:apply-style-name="Amber_20_Back" style:base-cell-address="Support.G2"/>
      <style:map style:condition="cell-content()=&quot;SILVER&quot;" style:apply-style-name="Silver_20_Back" style:base-cell-address="Support.G2"/>
      <style:map style:condition="cell-content()=&quot;BRONZE&quot;" style:apply-style-name="Bronze_20_Back" style:base-cell-address="Support.G2"/>
    </style:style>
    <style:style style:name="ce74" style:family="table-cell" style:parent-style-name="Default">
      <style:table-cell-properties fo:background-color="#afd095" style:cell-protect="none" style:print-content="true" fo:border="0.06pt solid #000000"/>
    </style:style>
    <style:style style:name="ce116" style:family="table-cell" style:parent-style-name="Default">
      <style:table-cell-properties fo:background-color="#ffe994" fo:border="0.74pt solid #000000"/>
    </style:style>
    <style:style style:name="ce118" style:family="table-cell" style:parent-style-name="Default">
      <style:table-cell-properties fo:background-color="#77bc65" fo:border="0.74pt solid #000000"/>
    </style:style>
    <style:style style:name="ce145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0" style:apply-style-name="Green_20_Back" style:base-cell-address="Support_2.B2"/>
      <style:map style:condition="cell-content()&lt;0" style:apply-style-name="Red_20_Back" style:base-cell-address="Support_2.B2"/>
    </style:style>
    <style:style style:name="ce157" style:family="table-cell" style:parent-style-name="Default">
      <style:table-cell-properties style:cell-protect="protected" style:print-content="true" fo:border="0.06pt solid #000000"/>
      <style:map style:condition="cell-content()&gt;0" style:apply-style-name="Green_20_Back" style:base-cell-address="Support_2.B2"/>
      <style:map style:condition="cell-content()&lt;0" style:apply-style-name="Red_20_Back" style:base-cell-address="Support_2.B2"/>
    </style:style>
    <style:style style:name="ce158" style:family="table-cell" style:parent-style-name="Default">
      <style:table-cell-properties fo:border="0.06pt solid #000000"/>
      <style:map style:condition="cell-content()&gt;0" style:apply-style-name="Green_20_Back" style:base-cell-address="Support_2.B2"/>
      <style:map style:condition="cell-content()&lt;0" style:apply-style-name="Red_20_Back" style:base-cell-address="Support_2.B2"/>
    </style:style>
    <style:style style:name="ce159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rotation-angle="90"/>
      <style:paragraph-properties fo:text-align="center" fo:margin-left="0cm"/>
      <style:map style:condition="cell-content()=&quot;W&quot;" style:apply-style-name="Green_20_Back" style:base-cell-address="Support_2.E2"/>
      <style:map style:condition="cell-content()=&quot;L&quot;" style:apply-style-name="Red_20_Back" style:base-cell-address="Support_2.E2"/>
      <style:map style:condition="cell-content()=&quot;D&quot;" style:apply-style-name="Amber_20_Back" style:base-cell-address="Support_2.E2"/>
    </style:style>
    <style:style style:name="ce160" style:family="table-cell" style:parent-style-name="Default">
      <style:table-cell-properties style:cell-protect="protected" style:print-content="true" fo:border="0.06pt solid #000000"/>
      <style:map style:condition="cell-content()=&quot;W&quot;" style:apply-style-name="Green_20_Back" style:base-cell-address="Support_2.E2"/>
      <style:map style:condition="cell-content()=&quot;L&quot;" style:apply-style-name="Red_20_Back" style:base-cell-address="Support_2.E2"/>
      <style:map style:condition="cell-content()=&quot;D&quot;" style:apply-style-name="Amber_20_Back" style:base-cell-address="Support_2.E2"/>
    </style:style>
    <style:style style:name="ce161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162" style:family="table-cell" style:parent-style-name="Default">
      <style:table-cell-properties fo:background-color="#77bc65" style:cell-protect="none" style:print-content="true" fo:border="0.06pt solid #000000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163" style:family="table-cell" style:parent-style-name="Default">
      <style:table-cell-properties fo:background-color="#dddddd" style:cell-protect="protected" style:print-content="true" style:text-align-source="fix" style:repeat-content="false" fo:wrap-option="wrap" fo:border="0.06pt solid #000000"/>
      <style:paragraph-properties fo:text-align="center" fo:margin-left="0cm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164" style:family="table-cell" style:parent-style-name="Default" style:data-style-name="N3">
      <style:table-cell-properties fo:background-color="#fff5ce" style:cell-protect="none" style:print-content="true" fo:border="0.06pt solid #000000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165" style:family="table-cell" style:parent-style-name="Default" style:data-style-name="N3">
      <style:table-cell-properties fo:background-color="#fff5ce" style:cell-protect="none" style:print-content="true" style:text-align-source="fix" style:repeat-content="false" fo:border="0.06pt solid #000000"/>
      <style:paragraph-properties fo:text-align="center" fo:margin-left="0cm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166" style:family="table-cell" style:parent-style-name="Default" style:data-style-name="N0">
      <style:table-cell-properties fo:background-color="#77bc65" style:cell-protect="none" style:print-content="true" fo:border="0.06pt solid #000000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167" style:family="table-cell" style:parent-style-name="Default" style:data-style-name="N0">
      <style:table-cell-properties fo:background-color="#fff5ce" style:cell-protect="none" style:print-content="true" fo:border="0.06pt solid #000000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168" style:family="table-cell" style:parent-style-name="Default" style:data-style-name="N3">
      <style:table-cell-properties fo:background-color="#b2b2b2" style:cell-protect="protected" style:print-content="true" fo:border="0.06pt solid #000000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169" style:family="table-cell" style:parent-style-name="Default" style:data-style-name="N113">
      <style:table-cell-properties fo:border="0.06pt solid #000000"/>
      <style:map style:condition="cell-content()&gt;=0.5" style:apply-style-name="Green_20_Back" style:base-cell-address="Support_2.S3"/>
      <style:map style:condition="cell-content()&lt;0.5" style:apply-style-name="Red_20_Back" style:base-cell-address="Support_2.S3"/>
    </style:style>
    <style:style style:name="ce170" style:family="table-cell" style:parent-style-name="Default" style:data-style-name="N112">
      <style:table-cell-properties fo:border="0.06pt solid #000000"/>
      <style:map style:condition="cell-content()&gt;0" style:apply-style-name="Green_20_Back" style:base-cell-address="Support_2.B2"/>
      <style:map style:condition="cell-content()&lt;0" style:apply-style-name="Red_20_Back" style:base-cell-address="Support_2.B2"/>
    </style:style>
    <style:style style:name="ce171" style:family="table-cell" style:parent-style-name="Default" style:data-style-name="N10">
      <style:table-cell-properties fo:border="0.06pt solid #000000"/>
      <style:map style:condition="cell-content()&gt;=0.5" style:apply-style-name="Green_20_Back" style:base-cell-address="Support_2.S3"/>
      <style:map style:condition="cell-content()&lt;0.5" style:apply-style-name="Red_20_Back" style:base-cell-address="Support_2.S3"/>
    </style:style>
    <style:style style:name="ce172" style:family="table-cell" style:parent-style-name="Default" style:data-style-name="N112">
      <style:table-cell-properties fo:background-color="#b2b2b2" fo:border="0.74pt solid #000000"/>
      <style:map style:condition="cell-content-is-between([$Support.$X$203],[$Support.$X$201])" style:apply-style-name="Good" style:base-cell-address="Support_2.X3"/>
      <style:map style:condition="cell-content-is-between([$Support.$X$201],[$Support.$X$202])" style:apply-style-name="Bad" style:base-cell-address="Support_2.X3"/>
      <style:map style:condition="cell-content()&gt;[$Support.$X$202]" style:apply-style-name="Red_20_Back" style:base-cell-address="Support_2.X3"/>
      <style:map style:condition="cell-content()&lt;[$Support.$X$203]" style:apply-style-name="Green_20_Back" style:base-cell-address="Support_2.X3"/>
    </style:style>
    <style:style style:name="ce173" style:family="table-cell" style:parent-style-name="Default" style:data-style-name="N112">
      <style:table-cell-properties fo:background-color="#b2b2b2" fo:border="0.74pt solid #000000"/>
      <style:map style:condition="cell-content-is-between([$Support.$X$203],[$Support.$X$201])" style:apply-style-name="Good" style:base-cell-address="Support_2.X3"/>
      <style:map style:condition="cell-content-is-between([$Support.$X$201],[$Support.$X$202])" style:apply-style-name="Bad" style:base-cell-address="Support_2.X3"/>
      <style:map style:condition="cell-content()&gt;[$Support.$X$202]" style:apply-style-name="Red_20_Back" style:base-cell-address="Support_2.X3"/>
      <style:map style:condition="cell-content()&lt;[$Support.$X$203]" style:apply-style-name="Green_20_Back" style:base-cell-address="Support_2.X3"/>
    </style:style>
    <style:style style:name="ce174" style:family="table-cell" style:parent-style-name="Default" style:data-style-name="N114">
      <style:table-cell-properties fo:background-color="#b2b2b2" fo:border="0.74pt solid #000000"/>
      <style:map style:condition="cell-content()&lt;[$Support.$Y$203]" style:apply-style-name="Red_20_Back" style:base-cell-address="Support_2.Y3"/>
      <style:map style:condition="cell-content()&gt;[$Support.$Y$202]" style:apply-style-name="Green_20_Back" style:base-cell-address="Support_2.Y3"/>
      <style:map style:condition="cell-content-is-between([$Support.$Y$203],[$Support.$Y$201])" style:apply-style-name="Bad" style:base-cell-address="Support_2.Y3"/>
      <style:map style:condition="cell-content-is-between([$Support.$Y$201],[$Support.$Y$202])" style:apply-style-name="Good" style:base-cell-address="Support_2.Y3"/>
    </style:style>
    <style:style style:name="ce175" style:family="table-cell" style:parent-style-name="Default">
      <style:table-cell-properties fo:background-color="#afd095" style:cell-protect="none" style:print-content="true" fo:border="0.06pt solid #000000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176" style:family="table-cell" style:parent-style-name="Default" style:data-style-name="N0">
      <style:table-cell-properties fo:background-color="#afd095" style:cell-protect="none" style:print-content="true" fo:border="0.06pt solid #000000"/>
      <style:map style:condition="cell-content()=&quot;GOLD&quot;" style:apply-style-name="Amber_20_Back" style:base-cell-address="Support_2.G2"/>
      <style:map style:condition="cell-content()=&quot;SILVER&quot;" style:apply-style-name="Silver_20_Back" style:base-cell-address="Support_2.G2"/>
      <style:map style:condition="cell-content()=&quot;BRONZE&quot;" style:apply-style-name="Bronze_20_Back" style:base-cell-address="Support_2.G2"/>
    </style:style>
    <style:style style:name="ce30" style:family="table-cell" style:parent-style-name="Default">
      <style:table-cell-properties style:cell-protect="protected" style:print-content="true" fo:border="0.06pt solid #000000"/>
    </style:style>
    <style:style style:name="ce40" style:family="table-cell" style:parent-style-name="Default">
      <style:table-cell-properties style:cell-protect="protected" style:print-content="true" fo:border="0.06pt solid #000000" style:rotation-angle="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>
        <table:iteration table:status="enable"/>
      </table:calculation-settings>
      <table:content-validations>
        <table:content-validation table:name="val1" table:condition="of:cell-content-is-in-list([$Valid.$D$2:.$D$4])" table:allow-empty-cell="true" table:display-list="unsorted" table:base-cell-address="Dashboard.E38"/>
        <table:content-validation table:name="val2" table:condition="of:cell-content-is-in-list([$Valid.$A$2:.$A$13])" table:allow-empty-cell="true" table:display-list="unsorted" table:base-cell-address="Dashboard.C3"/>
        <table:content-validation table:name="val3" table:condition="of:cell-content-is-in-list([$Valid.$A$2:.$A$13])" table:allow-empty-cell="true" table:display-list="unsorted" table:base-cell-address="Dashboard.C4"/>
        <table:content-validation table:name="val4" table:condition="of:cell-content-is-in-list([$Valid.$A$2:.$A$13])" table:allow-empty-cell="true" table:display-list="unsorted" table:base-cell-address="Dashboard.C5"/>
        <table:content-validation table:name="val5" table:condition="of:cell-content-is-in-list([$Valid.$A$2:.$A$13])" table:allow-empty-cell="true" table:display-list="unsorted" table:base-cell-address="Dashboard.C6"/>
        <table:content-validation table:name="val6" table:condition="of:cell-content-is-in-list([$Valid.$A$2:.$A$13])" table:allow-empty-cell="true" table:display-list="unsorted" table:base-cell-address="Dashboard.C7"/>
        <table:content-validation table:name="val7" table:condition="of:cell-content-is-in-list([$Valid.$A$2:.$A$13])" table:allow-empty-cell="true" table:display-list="unsorted" table:base-cell-address="Dashboard.C8"/>
        <table:content-validation table:name="val8" table:condition="of:cell-content-is-in-list([$Valid.$A$2:.$A$13])" table:allow-empty-cell="true" table:display-list="unsorted" table:base-cell-address="Dashboard.C9"/>
        <table:content-validation table:name="val9" table:condition="of:cell-content-is-in-list([$Valid.$A$2:.$A$13])" table:allow-empty-cell="true" table:display-list="unsorted" table:base-cell-address="Dashboard.C10"/>
        <table:content-validation table:name="val10" table:condition="of:cell-content-is-in-list([$Valid.$A$2:.$A$13])" table:allow-empty-cell="true" table:display-list="unsorted" table:base-cell-address="Dashboard.C11"/>
        <table:content-validation table:name="val11" table:condition="of:cell-content-is-in-list([$Valid.$A$2:.$A$13])" table:allow-empty-cell="true" table:display-list="unsorted" table:base-cell-address="Dashboard.C12"/>
        <table:content-validation table:name="val12" table:condition="of:cell-content-is-in-list([$Valid.$A$2:.$A$13])" table:allow-empty-cell="true" table:display-list="unsorted" table:base-cell-address="Dashboard.C13"/>
        <table:content-validation table:name="val13" table:condition="of:cell-content-is-in-list([$Valid.$A$2:.$A$13])" table:allow-empty-cell="true" table:display-list="unsorted" table:base-cell-address="Dashboard.C14"/>
        <table:content-validation table:name="val14" table:condition="of:cell-content-is-in-list([$Valid.$A$2:.$A$13])" table:allow-empty-cell="true" table:display-list="unsorted" table:base-cell-address="Dashboard.C38"/>
        <table:content-validation table:name="val15" table:condition="of:cell-content-is-in-list([$Valid.$B$2:.$B$8])" table:allow-empty-cell="false" table:display-list="sort-ascending" table:base-cell-address="Support.F3">
          <table:error-message table:message-type="stop" table:display="true"/>
        </table:content-validation>
        <table:content-validation table:name="val16" table:condition="of:cell-content-is-whole-number() and cell-content()&lt;5000" table:allow-empty-cell="true" table:base-cell-address="Support.X3">
          <table:error-message table:message-type="stop" table:display="true"/>
        </table:content-validation>
        <table:content-validation table:name="val17" table:base-cell-address="Support.Y3">
          <table:error-message table:message-type="stop" table:display="true"/>
        </table:content-validation>
      </table:content-validations>
      <table:table table:name="Dashboard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28"/>
        <table:table-column table:style-name="co1" table:default-cell-style-name="ce8"/>
        <table:table-row table:style-name="ro1">
          <table:table-cell/>
          <table:table-cell table:style-name="ce2" office:value-type="string" calcext:value-type="string">
            <text:p>SR Diff</text:p>
          </table:table-cell>
          <table:table-cell table:style-name="ce23" table:formula="of:=[$Support_2.A201]-[Support.A2]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Wins</text:p>
          </table:table-cell>
          <table:table-cell table:style-name="ce20" table:formula="of:=[Support.E201]+[Support_2.E201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Win Rate</text:p>
          </table:table-cell>
          <table:table-cell table:style-name="ce24" table:content-validation-name="val1" table:formula="of:=[.G1]/([.G4]-[.G3])" office:value-type="string" office:string-value="" calcext:value-type="error">
            <text:p>#DIV/0!</text:p>
          </table:table-cell>
          <table:table-cell/>
          <table:table-cell table:style-name="ce2" office:value-type="string" calcext:value-type="string" table:number-columns-spanned="2" table:number-rows-spanned="1">
            <text:p>Losses</text:p>
          </table:table-cell>
          <table:covered-table-cell table:style-name="ce20"/>
          <table:table-cell table:style-name="ce20" table:formula="of:=[Support.E202]+[Support_2.E20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Avg SR Win</text:p>
          </table:table-cell>
          <table:table-cell table:style-name="ce6" table:formula="of:=[.G6]/[.G1]" office:value-type="string" office:string-value="" calcext:value-type="error">
            <text:p>#DIV/0!</text:p>
          </table:table-cell>
          <table:table-cell table:number-columns-repeated="2"/>
          <table:table-cell table:style-name="ce20" office:value-type="string" calcext:value-type="string">
            <text:p>Draws</text:p>
          </table:table-cell>
          <table:table-cell table:style-name="ce20" table:formula="of:=[Support.E203]+[Support_2.E203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Avg SR Loss</text:p>
          </table:table-cell>
          <table:table-cell table:style-name="ce6" table:formula="of:=[.G7]/[.G2]" office:value-type="string" office:string-value="" calcext:value-type="error">
            <text:p>#DIV/0!</text:p>
          </table:table-cell>
          <table:table-cell table:number-columns-repeated="2"/>
          <table:table-cell table:style-name="ce20" office:value-type="string" calcext:value-type="string">
            <text:p>Total</text:p>
          </table:table-cell>
          <table:table-cell table:style-name="ce20" table:formula="of:=[Support.E204]+[Support_2.E204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Avg SR Change</text:p>
          </table:table-cell>
          <table:table-cell table:style-name="ce26" table:formula="of:=[.C1]/([.G4]-[.G3])" office:value-type="string" office:string-value="" calcext:value-type="error">
            <text:p>#DIV/0!</text:p>
          </table:table-cell>
          <table:table-cell table:formula="of:=MAX([.B14:.B25])" office:value-type="float" office:value="0" calcext:value-type="float">
            <text:p>0</text:p>
          </table:table-cell>
          <table:table-cell table:style-name="ce20" table:number-columns-repeated="4"/>
        </table:table-row>
        <table:table-row table:style-name="ro1">
          <table:table-cell/>
          <table:table-cell table:style-name="ce2" office:value-type="string" calcext:value-type="string">
            <text:p>Most Freq. Map</text:p>
          </table:table-cell>
          <table:table-cell table:formula="of:=VLOOKUP([.D5];[.B14:.C25];2)" office:value-type="string" office:string-value="Busan" calcext:value-type="string">
            <text:p>Busan</text:p>
          </table:table-cell>
          <table:table-cell/>
          <table:table-cell table:style-name="ce20"/>
          <table:table-cell table:style-name="ce25" office:value-type="string" calcext:value-type="string">
            <text:p>Total Gains</text:p>
          </table:table-cell>
          <table:table-cell table:style-name="ce27" table:formula="of:=[Support.B203]+[Support_2.B103]" office:value-type="float" office:value="0" calcext:value-type="float">
            <text:p>0</text:p>
          </table:table-cell>
          <table:table-cell table:style-name="ce20"/>
        </table:table-row>
        <table:table-row table:style-name="ro1">
          <table:table-cell/>
          <table:table-cell table:style-name="ce2" office:value-type="string" calcext:value-type="string">
            <text:p>Map Type</text:p>
          </table:table-cell>
          <table:table-cell table:formula="of:=VLOOKUP(MAX([.B26:.B29]);[.B26:.C29];2)" office:value-type="string" office:string-value="Control" calcext:value-type="string">
            <text:p>Control</text:p>
          </table:table-cell>
          <table:table-cell/>
          <table:table-cell table:style-name="ce20"/>
          <table:table-cell table:style-name="ce25" office:value-type="string" calcext:value-type="string">
            <text:p>Total Losses</text:p>
          </table:table-cell>
          <table:table-cell table:style-name="ce27" table:formula="of:=[Support.B204]+[Support_2.B204]" office:value-type="float" office:value="0" calcext:value-type="float">
            <text:p>0</text:p>
          </table:table-cell>
          <table:table-cell table:style-name="ce20"/>
        </table:table-row>
        <table:table-row table:style-name="ro1">
          <table:table-cell/>
          <table:table-cell table:style-name="Default" office:value-type="string" calcext:value-type="string">
            <text:p>Best Map</text:p>
          </table:table-cell>
          <table:table-cell table:formula="of:=VLOOKUP([.D8];[.G14:.H25];2)" office:value-type="string" office:string-value="" calcext:value-type="error">
            <text:p>#DIV/0!</text:p>
          </table:table-cell>
          <table:table-cell table:style-name="ce28" table:content-validation-name="val1" table:formula="of:=MAX([.G14:.G25])" office:value-type="string" office:string-value="" calcext:value-type="error">
            <text:p>#DIV/0!</text:p>
          </table:table-cell>
          <table:table-cell table:style-name="ce20"/>
          <table:table-cell table:style-name="ce25"/>
          <table:table-cell table:style-name="ce27"/>
          <table:table-cell table:style-name="ce20"/>
        </table:table-row>
        <table:table-row table:style-name="ro1">
          <table:table-cell/>
          <table:table-cell table:style-name="Default" office:value-type="string" calcext:value-type="string">
            <text:p>Worst Map</text:p>
          </table:table-cell>
          <table:table-cell table:formula="of:=VLOOKUP([.D9];[.G14:.H25];2)" office:value-type="string" office:string-value="" calcext:value-type="error">
            <text:p>#DIV/0!</text:p>
          </table:table-cell>
          <table:table-cell table:style-name="ce28" table:content-validation-name="val1" table:formula="of:=MIN([.G14:.G25])" office:value-type="string" office:string-value="" calcext:value-type="error">
            <text:p>#DIV/0!</text:p>
          </table:table-cell>
          <table:table-cell table:style-name="ce20"/>
          <table:table-cell table:style-name="ce25"/>
          <table:table-cell table:style-name="ce27"/>
          <table:table-cell table:style-name="ce20"/>
        </table:table-row>
        <table:table-row table:style-name="ro1">
          <table:table-cell/>
          <table:table-cell table:style-name="Default" office:value-type="string" calcext:value-type="string">
            <text:p>Games Played</text:p>
          </table:table-cell>
          <table:table-cell table:formula="of:=[.G4]" office:value-type="float" office:value="0" calcext:value-type="float">
            <text:p>0</text:p>
          </table:table-cell>
          <table:table-cell/>
          <table:table-cell table:style-name="ce20"/>
          <table:table-cell table:style-name="ce25"/>
          <table:table-cell table:style-name="ce27"/>
          <table:table-cell table:style-name="ce20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0"/>
          <table:table-cell table:style-name="ce25"/>
          <table:table-cell table:style-name="ce27"/>
          <table:table-cell table:style-name="ce20"/>
        </table:table-row>
        <table:table-row table:style-name="ro1">
          <table:table-cell office:value-type="string" calcext:value-type="string">
            <text:p>MAP</text:p>
          </table:table-cell>
          <table:table-cell table:style-name="Default" office:value-type="string" calcext:value-type="string">
            <text:p>Coun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Draw</text:p>
          </table:table-cell>
          <table:table-cell table:style-name="Default" office:value-type="string" calcext:value-type="string">
            <text:p>Winrate</text:p>
          </table:table-cell>
          <table:table-cell table:style-name="Default"/>
        </table:table-row>
        <table:table-row table:style-name="ro1">
          <table:table-cell table:style-name="ce124" office:value-type="string" calcext:value-type="string">
            <text:p>Temple of Anubis</text:p>
          </table:table-cell>
          <table:table-cell table:formula="of:=[Support.R13]+[Support_2.R13]" office:value-type="float" office:value="0" calcext:value-type="float">
            <text:p>0</text:p>
          </table:table-cell>
          <table:table-cell table:style-name="ce133" office:value-type="string" calcext:value-type="string">
            <text:p>Temple of Anubis</text:p>
          </table:table-cell>
          <table:table-cell table:formula="of:=[Support.T13]+[Support_2.T13]" office:value-type="float" office:value="0" calcext:value-type="float">
            <text:p>0</text:p>
          </table:table-cell>
          <table:table-cell table:formula="of:=[Support.U13]+[Support_2.U13]" office:value-type="float" office:value="0" calcext:value-type="float">
            <text:p>0</text:p>
          </table:table-cell>
          <table:table-cell table:formula="of:=[Support.V13]+[Support_2.V13]" office:value-type="float" office:value="0" calcext:value-type="float">
            <text:p>0</text:p>
          </table:table-cell>
          <table:table-cell table:content-validation-name="val1" table:formula="of:=[.D14]/([.B14]-[.F14])" office:value-type="string" office:string-value="" calcext:value-type="error">
            <text:p>#DIV/0!</text:p>
          </table:table-cell>
          <table:table-cell office:value-type="string" calcext:value-type="string">
            <text:p>Temple of Anubis</text:p>
          </table:table-cell>
        </table:table-row>
        <table:table-row table:style-name="ro1">
          <table:table-cell table:style-name="ce124" office:value-type="string" calcext:value-type="string">
            <text:p>Hanamura</text:p>
          </table:table-cell>
          <table:table-cell table:formula="of:=[Support.R14]+[Support_2.R14]" office:value-type="float" office:value="0" calcext:value-type="float">
            <text:p>0</text:p>
          </table:table-cell>
          <table:table-cell table:style-name="ce133" office:value-type="string" calcext:value-type="string">
            <text:p>Hanamura</text:p>
          </table:table-cell>
          <table:table-cell table:formula="of:=[Support.T14]+[Support_2.T14]" office:value-type="float" office:value="0" calcext:value-type="float">
            <text:p>0</text:p>
          </table:table-cell>
          <table:table-cell table:formula="of:=[Support.U14]+[Support_2.U14]" office:value-type="float" office:value="0" calcext:value-type="float">
            <text:p>0</text:p>
          </table:table-cell>
          <table:table-cell table:formula="of:=[Support.V14]+[Support_2.V14]" office:value-type="float" office:value="0" calcext:value-type="float">
            <text:p>0</text:p>
          </table:table-cell>
          <table:table-cell table:content-validation-name="val1" table:formula="of:=[.D15]/([.B15]-[.F15])" office:value-type="string" office:string-value="" calcext:value-type="error">
            <text:p>#DIV/0!</text:p>
          </table:table-cell>
          <table:table-cell office:value-type="string" calcext:value-type="string">
            <text:p>Hanamura</text:p>
          </table:table-cell>
        </table:table-row>
        <table:table-row table:style-name="ro1">
          <table:table-cell table:style-name="ce124" office:value-type="string" calcext:value-type="string">
            <text:p>Volskaya Industries</text:p>
          </table:table-cell>
          <table:table-cell table:formula="of:=[Support.R15]+[Support_2.R15]" office:value-type="float" office:value="0" calcext:value-type="float">
            <text:p>0</text:p>
          </table:table-cell>
          <table:table-cell table:style-name="ce133" office:value-type="string" calcext:value-type="string">
            <text:p>Volskaya Industries</text:p>
          </table:table-cell>
          <table:table-cell table:formula="of:=[Support.T15]+[Support_2.T15]" office:value-type="float" office:value="0" calcext:value-type="float">
            <text:p>0</text:p>
          </table:table-cell>
          <table:table-cell table:formula="of:=[Support.U15]+[Support_2.U15]" office:value-type="float" office:value="0" calcext:value-type="float">
            <text:p>0</text:p>
          </table:table-cell>
          <table:table-cell table:formula="of:=[Support.V15]+[Support_2.V15]" office:value-type="float" office:value="0" calcext:value-type="float">
            <text:p>0</text:p>
          </table:table-cell>
          <table:table-cell table:content-validation-name="val1" table:formula="of:=[.D16]/([.B16]-[.F16])" office:value-type="string" office:string-value="" calcext:value-type="error">
            <text:p>#DIV/0!</text:p>
          </table:table-cell>
          <table:table-cell office:value-type="string" calcext:value-type="string">
            <text:p>Volskaya</text:p>
          </table:table-cell>
        </table:table-row>
        <table:table-row table:style-name="ro1">
          <table:table-cell table:style-name="ce124" office:value-type="string" calcext:value-type="string">
            <text:p>Dorado</text:p>
          </table:table-cell>
          <table:table-cell table:formula="of:=[Support.R16]+[Support_2.R16]" office:value-type="float" office:value="0" calcext:value-type="float">
            <text:p>0</text:p>
          </table:table-cell>
          <table:table-cell table:style-name="ce133" office:value-type="string" calcext:value-type="string">
            <text:p>Dorado</text:p>
          </table:table-cell>
          <table:table-cell table:formula="of:=[Support.T16]+[Support_2.T16]" office:value-type="float" office:value="0" calcext:value-type="float">
            <text:p>0</text:p>
          </table:table-cell>
          <table:table-cell table:formula="of:=[Support.U16]+[Support_2.U16]" office:value-type="float" office:value="0" calcext:value-type="float">
            <text:p>0</text:p>
          </table:table-cell>
          <table:table-cell table:formula="of:=[Support.V16]+[Support_2.V16]" office:value-type="float" office:value="0" calcext:value-type="float">
            <text:p>0</text:p>
          </table:table-cell>
          <table:table-cell table:content-validation-name="val1" table:formula="of:=[.D17]/([.B17]-[.F17])" office:value-type="string" office:string-value="" calcext:value-type="error">
            <text:p>#DIV/0!</text:p>
          </table:table-cell>
          <table:table-cell office:value-type="string" calcext:value-type="string">
            <text:p>Dorado</text:p>
          </table:table-cell>
        </table:table-row>
        <table:table-row table:style-name="ro1">
          <table:table-cell table:style-name="ce124" office:value-type="string" calcext:value-type="string">
            <text:p>Rialto</text:p>
          </table:table-cell>
          <table:table-cell table:formula="of:=[Support.R17]+[Support_2.R17]" office:value-type="float" office:value="0" calcext:value-type="float">
            <text:p>0</text:p>
          </table:table-cell>
          <table:table-cell table:style-name="ce133" office:value-type="string" calcext:value-type="string">
            <text:p>Rialto</text:p>
          </table:table-cell>
          <table:table-cell table:formula="of:=[Support.T17]+[Support_2.T17]" office:value-type="float" office:value="0" calcext:value-type="float">
            <text:p>0</text:p>
          </table:table-cell>
          <table:table-cell table:formula="of:=[Support.U17]+[Support_2.U17]" office:value-type="float" office:value="0" calcext:value-type="float">
            <text:p>0</text:p>
          </table:table-cell>
          <table:table-cell table:formula="of:=[Support.V17]+[Support_2.V17]" office:value-type="float" office:value="0" calcext:value-type="float">
            <text:p>0</text:p>
          </table:table-cell>
          <table:table-cell table:content-validation-name="val1" table:formula="of:=[.D18]/([.B18]-[.F18])" office:value-type="string" office:string-value="" calcext:value-type="error">
            <text:p>#DIV/0!</text:p>
          </table:table-cell>
          <table:table-cell office:value-type="string" calcext:value-type="string">
            <text:p>Rialto</text:p>
          </table:table-cell>
        </table:table-row>
        <table:table-row table:style-name="ro1">
          <table:table-cell table:style-name="ce124" office:value-type="string" calcext:value-type="string">
            <text:p>Havana</text:p>
          </table:table-cell>
          <table:table-cell table:formula="of:=[Support.R18]+[Support_2.R18]" office:value-type="float" office:value="0" calcext:value-type="float">
            <text:p>0</text:p>
          </table:table-cell>
          <table:table-cell table:style-name="ce133" office:value-type="string" calcext:value-type="string">
            <text:p>Havana</text:p>
          </table:table-cell>
          <table:table-cell table:formula="of:=[Support.T18]+[Support_2.T18]" office:value-type="float" office:value="0" calcext:value-type="float">
            <text:p>0</text:p>
          </table:table-cell>
          <table:table-cell table:formula="of:=[Support.U18]+[Support_2.U18]" office:value-type="float" office:value="0" calcext:value-type="float">
            <text:p>0</text:p>
          </table:table-cell>
          <table:table-cell table:formula="of:=[Support.V18]+[Support_2.V18]" office:value-type="float" office:value="0" calcext:value-type="float">
            <text:p>0</text:p>
          </table:table-cell>
          <table:table-cell table:content-validation-name="val1" table:formula="of:=[.D19]/([.B19]-[.F19])" office:value-type="string" office:string-value="" calcext:value-type="error">
            <text:p>#DIV/0!</text:p>
          </table:table-cell>
          <table:table-cell office:value-type="string" calcext:value-type="string">
            <text:p>Havana</text:p>
          </table:table-cell>
        </table:table-row>
        <table:table-row table:style-name="ro1">
          <table:table-cell table:style-name="ce124" office:value-type="string" calcext:value-type="string">
            <text:p>King’s Row</text:p>
          </table:table-cell>
          <table:table-cell table:formula="of:=[Support.R19]+[Support_2.R19]" office:value-type="float" office:value="0" calcext:value-type="float">
            <text:p>0</text:p>
          </table:table-cell>
          <table:table-cell table:style-name="ce133" office:value-type="string" calcext:value-type="string">
            <text:p>King’s Row</text:p>
          </table:table-cell>
          <table:table-cell table:formula="of:=[Support.T19]+[Support_2.T19]" office:value-type="float" office:value="0" calcext:value-type="float">
            <text:p>0</text:p>
          </table:table-cell>
          <table:table-cell table:formula="of:=[Support.U19]+[Support_2.U19]" office:value-type="float" office:value="0" calcext:value-type="float">
            <text:p>0</text:p>
          </table:table-cell>
          <table:table-cell table:formula="of:=[Support.V19]+[Support_2.V19]" office:value-type="float" office:value="0" calcext:value-type="float">
            <text:p>0</text:p>
          </table:table-cell>
          <table:table-cell table:content-validation-name="val1" table:formula="of:=[.D20]/([.B20]-[.F20])" office:value-type="string" office:string-value="" calcext:value-type="error">
            <text:p>#DIV/0!</text:p>
          </table:table-cell>
          <table:table-cell office:value-type="string" calcext:value-type="string">
            <text:p>Kings Row</text:p>
          </table:table-cell>
        </table:table-row>
        <table:table-row table:style-name="ro1">
          <table:table-cell table:style-name="ce124" office:value-type="string" calcext:value-type="string">
            <text:p>Numbani</text:p>
          </table:table-cell>
          <table:table-cell table:formula="of:=[Support.R20]+[Support_2.R20]" office:value-type="float" office:value="0" calcext:value-type="float">
            <text:p>0</text:p>
          </table:table-cell>
          <table:table-cell table:style-name="ce133" office:value-type="string" calcext:value-type="string">
            <text:p>Numbani</text:p>
          </table:table-cell>
          <table:table-cell table:formula="of:=[Support.T20]+[Support_2.T20]" office:value-type="float" office:value="0" calcext:value-type="float">
            <text:p>0</text:p>
          </table:table-cell>
          <table:table-cell table:formula="of:=[Support.U20]+[Support_2.U20]" office:value-type="float" office:value="0" calcext:value-type="float">
            <text:p>0</text:p>
          </table:table-cell>
          <table:table-cell table:formula="of:=[Support.V20]+[Support_2.V20]" office:value-type="float" office:value="0" calcext:value-type="float">
            <text:p>0</text:p>
          </table:table-cell>
          <table:table-cell table:content-validation-name="val1" table:formula="of:=[.D21]/([.B21]-[.F21])" office:value-type="string" office:string-value="" calcext:value-type="error">
            <text:p>#DIV/0!</text:p>
          </table:table-cell>
          <table:table-cell office:value-type="string" calcext:value-type="string">
            <text:p>Numbani</text:p>
          </table:table-cell>
        </table:table-row>
        <table:table-row table:style-name="ro1">
          <table:table-cell table:style-name="ce124" office:value-type="string" calcext:value-type="string">
            <text:p>Eichenwalde</text:p>
          </table:table-cell>
          <table:table-cell table:formula="of:=[Support.R21]+[Support_2.R21]" office:value-type="float" office:value="0" calcext:value-type="float">
            <text:p>0</text:p>
          </table:table-cell>
          <table:table-cell table:style-name="ce133" office:value-type="string" calcext:value-type="string">
            <text:p>Eichenwalde</text:p>
          </table:table-cell>
          <table:table-cell table:formula="of:=[Support.T21]+[Support_2.T21]" office:value-type="float" office:value="0" calcext:value-type="float">
            <text:p>0</text:p>
          </table:table-cell>
          <table:table-cell table:formula="of:=[Support.U21]+[Support_2.U21]" office:value-type="float" office:value="0" calcext:value-type="float">
            <text:p>0</text:p>
          </table:table-cell>
          <table:table-cell table:formula="of:=[Support.V21]+[Support_2.V21]" office:value-type="float" office:value="0" calcext:value-type="float">
            <text:p>0</text:p>
          </table:table-cell>
          <table:table-cell table:content-validation-name="val1" table:formula="of:=[.D22]/([.B22]-[.F22])" office:value-type="string" office:string-value="" calcext:value-type="error">
            <text:p>#DIV/0!</text:p>
          </table:table-cell>
          <table:table-cell office:value-type="string" calcext:value-type="string">
            <text:p>Eichenwalde</text:p>
          </table:table-cell>
        </table:table-row>
        <table:table-row table:style-name="ro1">
          <table:table-cell table:style-name="ce124" office:value-type="string" calcext:value-type="string">
            <text:p>Ilios</text:p>
          </table:table-cell>
          <table:table-cell table:formula="of:=[Support.R22]+[Support_2.R22]" office:value-type="float" office:value="0" calcext:value-type="float">
            <text:p>0</text:p>
          </table:table-cell>
          <table:table-cell table:style-name="ce133" office:value-type="string" calcext:value-type="string">
            <text:p>Ilios</text:p>
          </table:table-cell>
          <table:table-cell table:formula="of:=[Support.T22]+[Support_2.T22]" office:value-type="float" office:value="0" calcext:value-type="float">
            <text:p>0</text:p>
          </table:table-cell>
          <table:table-cell table:formula="of:=[Support.U22]+[Support_2.U22]" office:value-type="float" office:value="0" calcext:value-type="float">
            <text:p>0</text:p>
          </table:table-cell>
          <table:table-cell table:formula="of:=[Support.V22]+[Support_2.V22]" office:value-type="float" office:value="0" calcext:value-type="float">
            <text:p>0</text:p>
          </table:table-cell>
          <table:table-cell table:content-validation-name="val1" table:formula="of:=[.D23]/([.B23]-[.F23])" office:value-type="string" office:string-value="" calcext:value-type="error">
            <text:p>#DIV/0!</text:p>
          </table:table-cell>
          <table:table-cell office:value-type="string" calcext:value-type="string">
            <text:p>Nepal</text:p>
          </table:table-cell>
        </table:table-row>
        <table:table-row table:style-name="ro1">
          <table:table-cell table:style-name="ce124" office:value-type="string" calcext:value-type="string">
            <text:p>Oasis</text:p>
          </table:table-cell>
          <table:table-cell table:formula="of:=[Support.R23]+[Support_2.R23]" office:value-type="float" office:value="0" calcext:value-type="float">
            <text:p>0</text:p>
          </table:table-cell>
          <table:table-cell table:style-name="ce133" office:value-type="string" calcext:value-type="string">
            <text:p>Oasis</text:p>
          </table:table-cell>
          <table:table-cell table:formula="of:=[Support.T23]+[Support_2.T23]" office:value-type="float" office:value="0" calcext:value-type="float">
            <text:p>0</text:p>
          </table:table-cell>
          <table:table-cell table:formula="of:=[Support.U23]+[Support_2.U23]" office:value-type="float" office:value="0" calcext:value-type="float">
            <text:p>0</text:p>
          </table:table-cell>
          <table:table-cell table:formula="of:=[Support.V23]+[Support_2.V23]" office:value-type="float" office:value="0" calcext:value-type="float">
            <text:p>0</text:p>
          </table:table-cell>
          <table:table-cell table:content-validation-name="val1" table:formula="of:=[.D24]/([.B24]-[.F24])" office:value-type="string" office:string-value="" calcext:value-type="error">
            <text:p>#DIV/0!</text:p>
          </table:table-cell>
          <table:table-cell office:value-type="string" calcext:value-type="string">
            <text:p>Lijiang Tower</text:p>
          </table:table-cell>
        </table:table-row>
        <table:table-row table:style-name="ro1">
          <table:table-cell table:style-name="ce124" office:value-type="string" calcext:value-type="string">
            <text:p>Busan</text:p>
          </table:table-cell>
          <table:table-cell table:formula="of:=[Support.R24]+[Support_2.R24]" office:value-type="float" office:value="0" calcext:value-type="float">
            <text:p>0</text:p>
          </table:table-cell>
          <table:table-cell table:style-name="ce133" office:value-type="string" calcext:value-type="string">
            <text:p>Busan</text:p>
          </table:table-cell>
          <table:table-cell table:formula="of:=[Support.T24]+[Support_2.T24]" office:value-type="float" office:value="0" calcext:value-type="float">
            <text:p>0</text:p>
          </table:table-cell>
          <table:table-cell table:formula="of:=[Support.U24]+[Support_2.U24]" office:value-type="float" office:value="0" calcext:value-type="float">
            <text:p>0</text:p>
          </table:table-cell>
          <table:table-cell table:formula="of:=[Support.V24]+[Support_2.V24]" office:value-type="float" office:value="0" calcext:value-type="float">
            <text:p>0</text:p>
          </table:table-cell>
          <table:table-cell table:content-validation-name="val1" table:formula="of:=[.D25]/([.B25]-[.F25])" office:value-type="string" office:string-value="" calcext:value-type="error">
            <text:p>#DIV/0!</text:p>
          </table:table-cell>
          <table:table-cell office:value-type="string" calcext:value-type="string">
            <text:p>Busan</text:p>
          </table:table-cell>
        </table:table-row>
        <table:table-row table:style-name="ro1">
          <table:table-cell office:value-type="string" calcext:value-type="string">
            <text:p>Two CP</text:p>
          </table:table-cell>
          <table:table-cell table:formula="of:=[Support.R25]+[Support_2.R25]" office:value-type="float" office:value="0" calcext:value-type="float">
            <text:p>0</text:p>
          </table:table-cell>
          <table:table-cell office:value-type="string" calcext:value-type="string">
            <text:p>Two CP</text:p>
          </table:table-cell>
          <table:table-cell table:formula="of:=[Support.T25]+[Support_2.T25]" office:value-type="float" office:value="0" calcext:value-type="float">
            <text:p>0</text:p>
          </table:table-cell>
          <table:table-cell table:formula="of:=[Support.U25]+[Support_2.U25]" office:value-type="float" office:value="0" calcext:value-type="float">
            <text:p>0</text:p>
          </table:table-cell>
          <table:table-cell table:formula="of:=[Support.V25]+[Support_2.V25]" office:value-type="float" office:value="0" calcext:value-type="float">
            <text:p>0</text:p>
          </table:table-cell>
          <table:table-cell table:content-validation-name="val1" table:formula="of:=[.D26]/([.B26]-[.F26])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office:value-type="string" calcext:value-type="string">
            <text:p>Escort</text:p>
          </table:table-cell>
          <table:table-cell table:formula="of:=[Support.R26]+[Support_2.R26]" office:value-type="float" office:value="0" calcext:value-type="float">
            <text:p>0</text:p>
          </table:table-cell>
          <table:table-cell office:value-type="string" calcext:value-type="string">
            <text:p>Escort</text:p>
          </table:table-cell>
          <table:table-cell table:formula="of:=[Support.T26]+[Support_2.T26]" office:value-type="float" office:value="0" calcext:value-type="float">
            <text:p>0</text:p>
          </table:table-cell>
          <table:table-cell table:formula="of:=[Support.U26]+[Support_2.U26]" office:value-type="float" office:value="0" calcext:value-type="float">
            <text:p>0</text:p>
          </table:table-cell>
          <table:table-cell table:formula="of:=[Support.V26]+[Support_2.V26]" office:value-type="float" office:value="0" calcext:value-type="float">
            <text:p>0</text:p>
          </table:table-cell>
          <table:table-cell table:content-validation-name="val1" table:formula="of:=[.D27]/([.B27]-[.F27])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office:value-type="string" calcext:value-type="string">
            <text:p>Hybrid</text:p>
          </table:table-cell>
          <table:table-cell table:formula="of:=[Support.R27]+[Support_2.R27]" office:value-type="float" office:value="0" calcext:value-type="float">
            <text:p>0</text:p>
          </table:table-cell>
          <table:table-cell office:value-type="string" calcext:value-type="string">
            <text:p>Hybrid</text:p>
          </table:table-cell>
          <table:table-cell table:formula="of:=[Support.T27]+[Support_2.T27]" office:value-type="float" office:value="0" calcext:value-type="float">
            <text:p>0</text:p>
          </table:table-cell>
          <table:table-cell table:formula="of:=[Support.U27]+[Support_2.U27]" office:value-type="float" office:value="0" calcext:value-type="float">
            <text:p>0</text:p>
          </table:table-cell>
          <table:table-cell table:formula="of:=[Support.V27]+[Support_2.V27]" office:value-type="float" office:value="0" calcext:value-type="float">
            <text:p>0</text:p>
          </table:table-cell>
          <table:table-cell table:content-validation-name="val1" table:formula="of:=[.D28]/([.B28]-[.F28])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office:value-type="string" calcext:value-type="string">
            <text:p>Control</text:p>
          </table:table-cell>
          <table:table-cell table:formula="of:=[Support.R28]+[Support_2.R28]" office:value-type="float" office:value="0" calcext:value-type="float">
            <text:p>0</text:p>
          </table:table-cell>
          <table:table-cell office:value-type="string" calcext:value-type="string">
            <text:p>Control</text:p>
          </table:table-cell>
          <table:table-cell table:formula="of:=[Support.T28]+[Support_2.T28]" office:value-type="float" office:value="0" calcext:value-type="float">
            <text:p>0</text:p>
          </table:table-cell>
          <table:table-cell table:formula="of:=[Support.U28]+[Support_2.U28]" office:value-type="float" office:value="0" calcext:value-type="float">
            <text:p>0</text:p>
          </table:table-cell>
          <table:table-cell table:formula="of:=[Support.V28]+[Support_2.V28]" office:value-type="float" office:value="0" calcext:value-type="float">
            <text:p>0</text:p>
          </table:table-cell>
          <table:table-cell table:content-validation-name="val1" table:formula="of:=[.D29]/([.B29]-[.F29])" office:value-type="string" office:string-value="" calcext:value-type="error">
            <text:p>#DIV/0!</text:p>
          </table:table-cell>
          <table:table-cell table:style-name="Default"/>
        </table:table-row>
        <calcext:conditional-formats>
          <calcext:conditional-format calcext:target-range-address="Dashboard.C1:Dashboard.C1 Dashboard.C5:Dashboard.C5">
            <calcext:condition calcext:apply-style-name="Green Back" calcext:value="&gt;0" calcext:base-cell-address="Dashboard.C1"/>
            <calcext:condition calcext:apply-style-name="Red Back" calcext:value="&lt;0" calcext:base-cell-address="Dashboard.C1"/>
          </calcext:conditional-format>
          <calcext:conditional-format calcext:target-range-address="Dashboard.C2:Dashboard.C2 Dashboard.D8:Dashboard.D9 Dashboard.G14:Dashboard.G29">
            <calcext:condition calcext:apply-style-name="Green Back" calcext:value="&gt;=0.5" calcext:base-cell-address="Dashboard.C2"/>
            <calcext:condition calcext:apply-style-name="Red Back" calcext:value="&lt;0.5" calcext:base-cell-address="Dashboard.C2"/>
          </calcext:conditional-format>
        </calcext:conditional-formats>
      </table:table>
      <table:table table:name="Support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ce82"/>
        <table:table-column table:style-name="co30" table:default-cell-style-name="ce82"/>
        <table:table-column table:style-name="co31" table:default-cell-style-name="ce82"/>
        <table:table-column table:style-name="co32" table:default-cell-style-name="ce82"/>
        <table:table-column table:style-name="co33" table:default-cell-style-name="Default"/>
        <table:table-column table:style-name="co34" table:default-cell-style-name="Default"/>
        <table:table-column table:style-name="co5" table:number-columns-repeated="993" table:default-cell-style-name="Default"/>
        <table:table-row table:style-name="ro2">
          <table:table-cell table:style-name="ce52" office:value-type="string" calcext:value-type="string" table:number-columns-spanned="2" table:number-rows-spanned="1">
            <text:p>SR</text:p>
          </table:table-cell>
          <table:covered-table-cell table:style-name="ce55"/>
          <table:table-cell table:style-name="ce37" table:number-columns-repeated="4"/>
          <table:table-cell table:style-name="ce73" table:number-columns-spanned="5" table:number-rows-spanned="1"/>
          <table:covered-table-cell table:number-columns-repeated="4" table:style-name="ce37"/>
          <table:table-cell table:style-name="ce89"/>
          <table:table-cell table:style-name="ce37"/>
          <table:table-cell table:style-name="ce105" table:number-columns-repeated="3"/>
          <table:table-cell table:style-name="ce127" table:number-columns-repeated="7"/>
          <table:table-cell table:style-name="ce81" table:number-columns-repeated="2"/>
          <table:table-cell table:number-columns-repeated="999"/>
        </table:table-row>
        <table:table-row table:style-name="ro3">
          <table:table-cell table:style-name="ce33" office:value-type="float" office:value="1234" calcext:value-type="float">
            <text:p>1234</text:p>
          </table:table-cell>
          <table:table-cell table:style-name="ce38" office:value-type="string" calcext:value-type="string">
            <text:p>Diff</text:p>
          </table:table-cell>
          <table:table-cell table:style-name="ce51" office:value-type="string" calcext:value-type="string">
            <text:p>MAP</text:p>
          </table:table-cell>
          <table:table-cell table:style-name="ce51" office:value-type="string" calcext:value-type="string">
            <text:p>Score</text:p>
          </table:table-cell>
          <table:table-cell table:style-name="ce58" office:value-type="string" calcext:value-type="string">
            <text:p>Result</text:p>
          </table:table-cell>
          <table:table-cell table:style-name="ce51" office:value-type="string" calcext:value-type="string">
            <text:p>Hero 1</text:p>
          </table:table-cell>
          <table:table-cell table:style-name="ce75" office:value-type="string" calcext:value-type="string">
            <text:p>Hero 2</text:p>
          </table:table-cell>
          <table:table-cell table:style-name="ce79" office:value-type="string" calcext:value-type="string">
            <text:p>Total Healing</text:p>
          </table:table-cell>
          <table:table-cell table:style-name="ce79" office:value-type="string" calcext:value-type="string">
            <text:p>Game Mins</text:p>
          </table:table-cell>
          <table:table-cell table:style-name="ce79" office:value-type="string" calcext:value-type="string">
            <text:p>Game Sec</text:p>
          </table:table-cell>
          <table:table-cell table:style-name="ce79" office:value-type="string" calcext:value-type="string">
            <text:p>Heal per 10 Min</text:p>
          </table:table-cell>
          <table:table-cell table:style-name="ce91" office:value-type="string" calcext:value-type="string">
            <text:p>Deaths</text:p>
          </table:table-cell>
          <table:table-cell table:style-name="ce98" office:value-type="string" calcext:value-type="string">
            <text:p>TotalDeaths</text:p>
          </table:table-cell>
          <table:table-cell table:style-name="ce104" office:value-type="string" calcext:value-type="string">
            <text:p>S19 Av. Deaths</text:p>
          </table:table-cell>
          <table:table-cell table:style-name="ce122" office:value-type="string" calcext:value-type="string">
            <text:p>My Team SR</text:p>
          </table:table-cell>
          <table:table-cell table:style-name="ce122" office:value-type="string" calcext:value-type="string">
            <text:p>Enemy Team SR</text:p>
          </table:table-cell>
          <table:table-cell table:style-name="ce127"/>
          <table:table-cell table:style-name="ce128" office:value-type="string" calcext:value-type="string">
            <text:p>SR Diff</text:p>
          </table:table-cell>
          <table:table-cell table:style-name="ce36" table:formula="of:=[.B201]" office:value-type="float" office:value="0" calcext:value-type="float">
            <text:p>0</text:p>
          </table:table-cell>
          <table:table-cell table:style-name="ce127" table:number-columns-repeated="4"/>
          <table:table-cell table:style-name="ce146" office:value-type="string" calcext:value-type="string">
            <text:p>Deaths Per 10 Min</text:p>
          </table:table-cell>
          <table:table-cell table:style-name="ce146" office:value-type="string" calcext:value-type="string">
            <text:p>Time Between Death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table:number-columns-repeated="995"/>
        </table:table-row>
        <table:table-row table:style-name="ro1">
          <table:table-cell table:style-name="ce54"/>
          <table:table-cell table:style-name="ce57" table:formula="of:=IF([.A3]&lt;&gt;0;[.A3]-[.A2];0)" office:value-type="float" office:value="0" calcext:value-type="float">
            <text:p>0</text:p>
          </table:table-cell>
          <table:table-cell table:style-name="ce54" table:content-validation-name="val2"/>
          <table:table-cell table:style-name="ce65"/>
          <table:table-cell table:style-name="ce61" table:formula="of:=IF([.B3]&gt;0;&quot;W&quot;;IF([.B3]&lt;0;&quot;L&quot;; IF([.A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]=0; &quot;&quot; ;([.H3]/(([.I3]*60)+[.J3])*600))">
            <text:p/>
          </table:table-cell>
          <table:table-cell table:style-name="ce96"/>
          <table:table-cell table:formula="of:=[.L3]" office:value-type="float" office:value="0" calcext:value-type="float">
            <text:p>0</text:p>
          </table:table-cell>
          <table:table-cell table:style-name="ce112" table:formula="of:=IF([.L3]&gt;0;[.M3]/(ROW([.N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Win Rate</text:p>
          </table:table-cell>
          <table:table-cell table:style-name="ce83" table:content-validation-name="val1" table:formula="of:=[.E205]" office:value-type="string" office:string-value="" calcext:value-type="error">
            <text:p>#DIV/0!</text:p>
          </table:table-cell>
          <table:table-cell table:style-name="ce127" table:number-columns-repeated="4"/>
          <table:table-cell table:style-name="ce147" table:content-validation-name="val16" table:formula="of:=IF([.I3]=0; &quot;&quot; ;([.L3]/(([.I3]*60)+[.J3])*600))">
            <text:p/>
          </table:table-cell>
          <table:table-cell table:style-name="ce155" table:content-validation-name="val17" table:formula="of:=IF([.L3]=0;&quot;&quot;;TIME(0;[.I3];[.J3])/[.L3])">
            <text:p/>
          </table:table-cell>
          <table:table-cell table:style-name="ce148" table:formula="of:=IF([.$A3]&lt;&gt;&quot;&quot;; IF([.Z3]=&quot;&quot;;NOW(); [.Z3]); &quot;&quot;)">
            <text:p/>
          </table:table-cell>
          <table:table-cell table:style-name="ce149" table:formula="of:=IF([.Z3]&lt;&gt;&quot;&quot;;[.Z3];&quot;&quot;)">
            <text:p/>
          </table:table-cell>
          <table:table-cell table:style-name="ce150" table:formula="of:=IF([.AA3]&lt;&gt;&quot;&quot;;[.AA3];&quot;&quot;)">
            <text:p/>
          </table:table-cell>
          <table:table-cell table:style-name="ce151" table:formula="of:=IF([.AB3]&lt;&gt;&quot;&quot;;[.AB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57" table:formula="of:=IF([.A4]&lt;&gt;0;[.A4]-[.A3];0)" office:value-type="float" office:value="0" calcext:value-type="float">
            <text:p>0</text:p>
          </table:table-cell>
          <table:table-cell table:style-name="ce54" table:content-validation-name="val3"/>
          <table:table-cell table:style-name="ce65"/>
          <table:table-cell table:style-name="ce61" table:formula="of:=IF([.B4]&gt;0;&quot;W&quot;;IF([.B4]&lt;0;&quot;L&quot;; IF([.A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]=0; &quot;&quot; ;([.H4]/(([.I4]*60)+[.J4])*600))">
            <text:p/>
          </table:table-cell>
          <table:table-cell table:style-name="ce96"/>
          <table:table-cell table:style-name="ce4" table:formula="of:=[.L4]+[.M3]" office:value-type="float" office:value="0" calcext:value-type="float">
            <text:p>0</text:p>
          </table:table-cell>
          <table:table-cell table:style-name="ce112" table:formula="of:=IF([.L4]&gt;0;[.M4]/(ROW([.N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Avg SR Win</text:p>
          </table:table-cell>
          <table:table-cell table:style-name="ce6" table:formula="of:=[.B203]/[.E201]" office:value-type="string" office:string-value="" calcext:value-type="error">
            <text:p>#DIV/0!</text:p>
          </table:table-cell>
          <table:table-cell table:style-name="ce127" table:number-columns-repeated="4"/>
          <table:table-cell table:style-name="ce147" table:content-validation-name="val16" table:formula="of:=IF([.I4]=0; &quot;&quot; ;([.L4]/(([.I4]*60)+[.J4])*600))">
            <text:p/>
          </table:table-cell>
          <table:table-cell table:style-name="ce155" table:content-validation-name="val17" table:formula="of:=IF([.L4]=0;&quot;&quot;;TIME(0;[.I4];[.J4])/[.L4])">
            <text:p/>
          </table:table-cell>
          <table:table-cell table:style-name="ce148" table:formula="of:=IF([.$A4]&lt;&gt;&quot;&quot;; IF([.Z4]=&quot;&quot;;NOW(); [.Z4]); &quot;&quot;)">
            <text:p/>
          </table:table-cell>
          <table:table-cell table:style-name="ce149" table:formula="of:=IF([.Z4]&lt;&gt;&quot;&quot;;[.Z4];&quot;&quot;)">
            <text:p/>
          </table:table-cell>
          <table:table-cell table:style-name="ce150" table:formula="of:=IF([.AA4]&lt;&gt;&quot;&quot;;[.AA4];&quot;&quot;)">
            <text:p/>
          </table:table-cell>
          <table:table-cell table:style-name="ce152" table:formula="of:=IF([.AB4]&lt;&gt;&quot;&quot;;[.AB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]&lt;&gt;0;[.A5]-[.A4];0)" office:value-type="float" office:value="0" calcext:value-type="float">
            <text:p>0</text:p>
          </table:table-cell>
          <table:table-cell table:style-name="ce54" table:content-validation-name="val4"/>
          <table:table-cell table:style-name="ce65"/>
          <table:table-cell table:style-name="ce61" table:formula="of:=IF([.B5]&gt;0;&quot;W&quot;;IF([.B5]&lt;0;&quot;L&quot;; IF([.A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]=0; &quot;&quot; ;([.H5]/(([.I5]*60)+[.J5])*600))">
            <text:p/>
          </table:table-cell>
          <table:table-cell table:style-name="ce96"/>
          <table:table-cell table:style-name="ce4" table:formula="of:=[.L5]+[.M4]" office:value-type="float" office:value="0" calcext:value-type="float">
            <text:p>0</text:p>
          </table:table-cell>
          <table:table-cell table:style-name="ce112" table:formula="of:=IF([.L5]&gt;0;[.M5]/(ROW([.N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Avg SR Loss</text:p>
          </table:table-cell>
          <table:table-cell table:style-name="ce6" table:formula="of:=[.B204]/[.E202]" office:value-type="string" office:string-value="" calcext:value-type="error">
            <text:p>#DIV/0!</text:p>
          </table:table-cell>
          <table:table-cell table:style-name="ce127" table:number-columns-repeated="4"/>
          <table:table-cell table:style-name="ce147" table:content-validation-name="val16" table:formula="of:=IF([.I5]=0; &quot;&quot; ;([.L5]/(([.I5]*60)+[.J5])*600))">
            <text:p/>
          </table:table-cell>
          <table:table-cell table:style-name="ce155" table:content-validation-name="val17" table:formula="of:=IF([.L5]=0;&quot;&quot;;TIME(0;[.I5];[.J5])/[.L5])">
            <text:p/>
          </table:table-cell>
          <table:table-cell table:style-name="ce148" table:formula="of:=IF([.$A5]&lt;&gt;&quot;&quot;; IF([.Z5]=&quot;&quot;;NOW(); [.Z5]); &quot;&quot;)">
            <text:p/>
          </table:table-cell>
          <table:table-cell table:style-name="ce149" table:formula="of:=IF([.Z5]&lt;&gt;&quot;&quot;;[.Z5];&quot;&quot;)">
            <text:p/>
          </table:table-cell>
          <table:table-cell table:style-name="ce150" table:formula="of:=IF([.AA5]&lt;&gt;&quot;&quot;;[.AA5];&quot;&quot;)">
            <text:p/>
          </table:table-cell>
          <table:table-cell table:style-name="ce152" table:formula="of:=IF([.AB5]&lt;&gt;&quot;&quot;;[.AB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]&lt;&gt;0;[.A6]-[.A5];0)" office:value-type="float" office:value="0" calcext:value-type="float">
            <text:p>0</text:p>
          </table:table-cell>
          <table:table-cell table:style-name="ce54" table:content-validation-name="val5"/>
          <table:table-cell table:style-name="ce65"/>
          <table:table-cell table:style-name="ce61" table:formula="of:=IF([.B6]&gt;0;&quot;W&quot;;IF([.B6]&lt;0;&quot;L&quot;; IF([.A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]=0; &quot;&quot; ;([.H6]/(([.I6]*60)+[.J6])*600))">
            <text:p/>
          </table:table-cell>
          <table:table-cell table:style-name="ce96"/>
          <table:table-cell table:style-name="ce4" table:formula="of:=[.L6]+[.M5]" office:value-type="float" office:value="0" calcext:value-type="float">
            <text:p>0</text:p>
          </table:table-cell>
          <table:table-cell table:style-name="ce112" table:formula="of:=IF([.L6]&gt;0;[.M6]/(ROW([.N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Avg SR Change</text:p>
          </table:table-cell>
          <table:table-cell table:style-name="ce106" table:formula="of:=[.S2]/([.E204]-[.E203])" office:value-type="string" office:string-value="" calcext:value-type="error">
            <text:p>#DIV/0!</text:p>
          </table:table-cell>
          <table:table-cell table:style-name="ce127" table:formula="of:=MAX([.R13:.R24])" office:value-type="float" office:value="0" calcext:value-type="float">
            <text:p>0</text:p>
          </table:table-cell>
          <table:table-cell table:style-name="ce127" table:number-columns-repeated="3"/>
          <table:table-cell table:style-name="ce147" table:content-validation-name="val16" table:formula="of:=IF([.I6]=0; &quot;&quot; ;([.L6]/(([.I6]*60)+[.J6])*600))">
            <text:p/>
          </table:table-cell>
          <table:table-cell table:style-name="ce155" table:content-validation-name="val17" table:formula="of:=IF([.L6]=0;&quot;&quot;;TIME(0;[.I6];[.J6])/[.L6])">
            <text:p/>
          </table:table-cell>
          <table:table-cell table:style-name="ce148" table:formula="of:=IF([.$A6]&lt;&gt;&quot;&quot;; IF([.Z6]=&quot;&quot;;NOW(); [.Z6]); &quot;&quot;)">
            <text:p/>
          </table:table-cell>
          <table:table-cell table:style-name="ce149" table:formula="of:=IF([.Z6]&lt;&gt;&quot;&quot;;[.Z6];&quot;&quot;)">
            <text:p/>
          </table:table-cell>
          <table:table-cell table:style-name="ce150" table:formula="of:=IF([.AA6]&lt;&gt;&quot;&quot;;[.AA6];&quot;&quot;)">
            <text:p/>
          </table:table-cell>
          <table:table-cell table:style-name="ce152" table:formula="of:=IF([.AB6]&lt;&gt;&quot;&quot;;[.AB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]&lt;&gt;0;[.A7]-[.A6];0)" office:value-type="float" office:value="0" calcext:value-type="float">
            <text:p>0</text:p>
          </table:table-cell>
          <table:table-cell table:style-name="ce54" table:content-validation-name="val6"/>
          <table:table-cell table:style-name="ce65"/>
          <table:table-cell table:style-name="ce61" table:formula="of:=IF([.B7]&gt;0;&quot;W&quot;;IF([.B7]&lt;0;&quot;L&quot;; IF([.A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]=0; &quot;&quot; ;([.H7]/(([.I7]*60)+[.J7])*600))">
            <text:p/>
          </table:table-cell>
          <table:table-cell table:style-name="ce96"/>
          <table:table-cell table:style-name="ce4" table:formula="of:=[.L7]+[.M6]" office:value-type="float" office:value="0" calcext:value-type="float">
            <text:p>0</text:p>
          </table:table-cell>
          <table:table-cell table:style-name="ce112" table:formula="of:=IF([.L7]&gt;0;[.M7]/(ROW([.N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Most Freq. Map</text:p>
          </table:table-cell>
          <table:table-cell table:formula="of:=VLOOKUP([.T6];[.R13:.S24];2)" office:value-type="string" office:string-value="Busan" calcext:value-type="string">
            <text:p>Busan</text:p>
          </table:table-cell>
          <table:table-cell table:style-name="ce127" table:number-columns-repeated="2"/>
          <table:table-cell table:style-name="ce139"/>
          <table:table-cell table:style-name="ce140"/>
          <table:table-cell table:style-name="ce147" table:content-validation-name="val16" table:formula="of:=IF([.I7]=0; &quot;&quot; ;([.L7]/(([.I7]*60)+[.J7])*600))">
            <text:p/>
          </table:table-cell>
          <table:table-cell table:style-name="ce155" table:content-validation-name="val17" table:formula="of:=IF([.L7]=0;&quot;&quot;;TIME(0;[.I7];[.J7])/[.L7])">
            <text:p/>
          </table:table-cell>
          <table:table-cell table:style-name="ce148" table:formula="of:=IF([.$A7]&lt;&gt;&quot;&quot;; IF([.Z7]=&quot;&quot;;NOW(); [.Z7]); &quot;&quot;)">
            <text:p/>
          </table:table-cell>
          <table:table-cell table:style-name="ce149" table:formula="of:=IF([.Z7]&lt;&gt;&quot;&quot;;[.Z7];&quot;&quot;)">
            <text:p/>
          </table:table-cell>
          <table:table-cell table:style-name="ce150" table:formula="of:=IF([.AA7]&lt;&gt;&quot;&quot;;[.AA7];&quot;&quot;)">
            <text:p/>
          </table:table-cell>
          <table:table-cell table:style-name="ce152" table:formula="of:=IF([.AB7]&lt;&gt;&quot;&quot;;[.AB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]&lt;&gt;0;[.A8]-[.A7];0)" office:value-type="float" office:value="0" calcext:value-type="float">
            <text:p>0</text:p>
          </table:table-cell>
          <table:table-cell table:style-name="ce54" table:content-validation-name="val7"/>
          <table:table-cell table:style-name="ce65"/>
          <table:table-cell table:style-name="ce61" table:formula="of:=IF([.B8]&gt;0;&quot;W&quot;;IF([.B8]&lt;0;&quot;L&quot;; IF([.A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]=0; &quot;&quot; ;([.H8]/(([.I8]*60)+[.J8])*600))">
            <text:p/>
          </table:table-cell>
          <table:table-cell table:style-name="ce100"/>
          <table:table-cell table:style-name="ce4" table:formula="of:=[.L8]+[.M7]" office:value-type="float" office:value="0" calcext:value-type="float">
            <text:p>0</text:p>
          </table:table-cell>
          <table:table-cell table:style-name="ce112" table:formula="of:=IF([.L8]&gt;0;[.M8]/(ROW([.N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Map Type</text:p>
          </table:table-cell>
          <table:table-cell table:formula="of:=VLOOKUP(MAX([.R25:.R28]);[.R25:.S28];2)" office:value-type="string" office:string-value="Control" calcext:value-type="string">
            <text:p>Control</text:p>
          </table:table-cell>
          <table:table-cell table:style-name="ce127" table:number-columns-repeated="2"/>
          <table:table-cell table:style-name="ce139"/>
          <table:table-cell table:style-name="ce140"/>
          <table:table-cell table:style-name="ce147" table:content-validation-name="val16" table:formula="of:=IF([.I8]=0; &quot;&quot; ;([.L8]/(([.I8]*60)+[.J8])*600))">
            <text:p/>
          </table:table-cell>
          <table:table-cell table:style-name="ce155" table:content-validation-name="val17" table:formula="of:=IF([.L8]=0;&quot;&quot;;TIME(0;[.I8];[.J8])/[.L8])">
            <text:p/>
          </table:table-cell>
          <table:table-cell table:style-name="ce148" table:formula="of:=IF([.$A8]&lt;&gt;&quot;&quot;; IF([.Z8]=&quot;&quot;;NOW(); [.Z8]); &quot;&quot;)">
            <text:p/>
          </table:table-cell>
          <table:table-cell table:style-name="ce149" table:formula="of:=IF([.Z8]&lt;&gt;&quot;&quot;;[.Z8];&quot;&quot;)">
            <text:p/>
          </table:table-cell>
          <table:table-cell table:style-name="ce150" table:formula="of:=IF([.AA8]&lt;&gt;&quot;&quot;;[.AA8];&quot;&quot;)">
            <text:p/>
          </table:table-cell>
          <table:table-cell table:style-name="ce152" table:formula="of:=IF([.AB8]&lt;&gt;&quot;&quot;;[.AB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]&lt;&gt;0;[.A9]-[.A8];0)" office:value-type="float" office:value="0" calcext:value-type="float">
            <text:p>0</text:p>
          </table:table-cell>
          <table:table-cell table:style-name="ce54" table:content-validation-name="val8"/>
          <table:table-cell table:style-name="ce65"/>
          <table:table-cell table:style-name="ce61" table:formula="of:=IF([.B9]&gt;0;&quot;W&quot;;IF([.B9]&lt;0;&quot;L&quot;; IF([.A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]=0; &quot;&quot; ;([.H9]/(([.I9]*60)+[.J9])*600))">
            <text:p/>
          </table:table-cell>
          <table:table-cell table:style-name="ce100"/>
          <table:table-cell table:style-name="ce4" table:formula="of:=[.L9]+[.M8]" office:value-type="float" office:value="0" calcext:value-type="float">
            <text:p>0</text:p>
          </table:table-cell>
          <table:table-cell table:style-name="ce112" table:formula="of:=IF([.L9]&gt;0;[.M9]/(ROW([.N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5"/>
          <table:table-cell table:style-name="ce139"/>
          <table:table-cell table:style-name="ce140"/>
          <table:table-cell table:style-name="ce147" table:content-validation-name="val16" table:formula="of:=IF([.I9]=0; &quot;&quot; ;([.L9]/(([.I9]*60)+[.J9])*600))">
            <text:p/>
          </table:table-cell>
          <table:table-cell table:style-name="ce155" table:content-validation-name="val17" table:formula="of:=IF([.L9]=0;&quot;&quot;;TIME(0;[.I9];[.J9])/[.L9])">
            <text:p/>
          </table:table-cell>
          <table:table-cell table:style-name="ce148" table:formula="of:=IF([.$A9]&lt;&gt;&quot;&quot;; IF([.Z9]=&quot;&quot;;NOW(); [.Z9]); &quot;&quot;)">
            <text:p/>
          </table:table-cell>
          <table:table-cell table:style-name="ce149" table:formula="of:=IF([.Z9]&lt;&gt;&quot;&quot;;[.Z9];&quot;&quot;)">
            <text:p/>
          </table:table-cell>
          <table:table-cell table:style-name="ce150" table:formula="of:=IF([.AA9]&lt;&gt;&quot;&quot;;[.AA9];&quot;&quot;)">
            <text:p/>
          </table:table-cell>
          <table:table-cell table:style-name="ce152" table:formula="of:=IF([.AB9]&lt;&gt;&quot;&quot;;[.AB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]&lt;&gt;0;[.A10]-[.A9];0)" office:value-type="float" office:value="0" calcext:value-type="float">
            <text:p>0</text:p>
          </table:table-cell>
          <table:table-cell table:style-name="ce54" table:content-validation-name="val9"/>
          <table:table-cell table:style-name="ce65"/>
          <table:table-cell table:style-name="ce61" table:formula="of:=IF([.B10]&gt;0;&quot;W&quot;;IF([.B10]&lt;0;&quot;L&quot;; IF([.A1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]=0; &quot;&quot; ;([.H10]/(([.I10]*60)+[.J10])*600))">
            <text:p/>
          </table:table-cell>
          <table:table-cell table:style-name="ce100"/>
          <table:table-cell table:style-name="ce4" table:formula="of:=[.L10]+[.M9]" office:value-type="float" office:value="0" calcext:value-type="float">
            <text:p>0</text:p>
          </table:table-cell>
          <table:table-cell table:style-name="ce112" table:formula="of:=IF([.L10]&gt;0;[.M10]/(ROW([.N1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5"/>
          <table:table-cell table:style-name="ce139"/>
          <table:table-cell table:style-name="ce140"/>
          <table:table-cell table:style-name="ce147" table:content-validation-name="val16" table:formula="of:=IF([.I10]=0; &quot;&quot; ;([.L10]/(([.I10]*60)+[.J10])*600))">
            <text:p/>
          </table:table-cell>
          <table:table-cell table:style-name="ce155" table:content-validation-name="val17" table:formula="of:=IF([.L10]=0;&quot;&quot;;TIME(0;[.I10];[.J10])/[.L10])">
            <text:p/>
          </table:table-cell>
          <table:table-cell table:style-name="ce148" table:formula="of:=IF([.$A10]&lt;&gt;&quot;&quot;; IF([.Z10]=&quot;&quot;;NOW(); [.Z10]); &quot;&quot;)">
            <text:p/>
          </table:table-cell>
          <table:table-cell table:style-name="ce149" table:formula="of:=IF([.Z10]&lt;&gt;&quot;&quot;;[.Z10];&quot;&quot;)">
            <text:p/>
          </table:table-cell>
          <table:table-cell table:style-name="ce150" table:formula="of:=IF([.AA10]&lt;&gt;&quot;&quot;;[.AA10];&quot;&quot;)">
            <text:p/>
          </table:table-cell>
          <table:table-cell table:style-name="ce152" table:formula="of:=IF([.AB10]&lt;&gt;&quot;&quot;;[.AB1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]&lt;&gt;0;[.A11]-[.A10];0)" office:value-type="float" office:value="0" calcext:value-type="float">
            <text:p>0</text:p>
          </table:table-cell>
          <table:table-cell table:style-name="ce54" table:content-validation-name="val10"/>
          <table:table-cell table:style-name="ce65"/>
          <table:table-cell table:style-name="ce61" table:formula="of:=IF([.B11]&gt;0;&quot;W&quot;;IF([.B11]&lt;0;&quot;L&quot;; IF([.A1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]=0; &quot;&quot; ;([.H11]/(([.I11]*60)+[.J11])*600))">
            <text:p/>
          </table:table-cell>
          <table:table-cell table:style-name="ce100"/>
          <table:table-cell table:style-name="ce4" table:formula="of:=[.L11]+[.M10]" office:value-type="float" office:value="0" calcext:value-type="float">
            <text:p>0</text:p>
          </table:table-cell>
          <table:table-cell table:style-name="ce112" table:formula="of:=IF([.L11]&gt;0;[.M11]/(ROW([.N1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5"/>
          <table:table-cell table:style-name="ce139"/>
          <table:table-cell table:style-name="ce140"/>
          <table:table-cell table:style-name="ce147" table:content-validation-name="val16" table:formula="of:=IF([.I11]=0; &quot;&quot; ;([.L11]/(([.I11]*60)+[.J11])*600))">
            <text:p/>
          </table:table-cell>
          <table:table-cell table:style-name="ce155" table:content-validation-name="val17" table:formula="of:=IF([.L11]=0;&quot;&quot;;TIME(0;[.I11];[.J11])/[.L11])">
            <text:p/>
          </table:table-cell>
          <table:table-cell table:style-name="ce148" table:formula="of:=IF([.$A11]&lt;&gt;&quot;&quot;; IF([.Z11]=&quot;&quot;;NOW(); [.Z11]); &quot;&quot;)">
            <text:p/>
          </table:table-cell>
          <table:table-cell table:style-name="ce149" table:formula="of:=IF([.Z11]&lt;&gt;&quot;&quot;;[.Z11];&quot;&quot;)">
            <text:p/>
          </table:table-cell>
          <table:table-cell table:style-name="ce150" table:formula="of:=IF([.AA11]&lt;&gt;&quot;&quot;;[.AA11];&quot;&quot;)">
            <text:p/>
          </table:table-cell>
          <table:table-cell table:style-name="ce152" table:formula="of:=IF([.AB11]&lt;&gt;&quot;&quot;;[.AB1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]&lt;&gt;0;[.A12]-[.A11];0)" office:value-type="float" office:value="0" calcext:value-type="float">
            <text:p>0</text:p>
          </table:table-cell>
          <table:table-cell table:style-name="ce54" table:content-validation-name="val11"/>
          <table:table-cell table:style-name="ce65"/>
          <table:table-cell table:style-name="ce61" table:formula="of:=IF([.B12]&gt;0;&quot;W&quot;;IF([.B12]&lt;0;&quot;L&quot;; IF([.A1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]=0; &quot;&quot; ;([.H12]/(([.I12]*60)+[.J12])*600))">
            <text:p/>
          </table:table-cell>
          <table:table-cell table:style-name="ce100"/>
          <table:table-cell table:style-name="ce4" table:formula="of:=[.L12]+[.M11]" office:value-type="float" office:value="0" calcext:value-type="float">
            <text:p>0</text:p>
          </table:table-cell>
          <table:table-cell table:style-name="ce112" table:formula="of:=IF([.L12]&gt;0;[.M12]/(ROW([.N1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3" office:value-type="string" calcext:value-type="string">
            <text:p>MAP</text:p>
          </table:table-cell>
          <table:table-cell table:style-name="ce123" office:value-type="string" calcext:value-type="string">
            <text:p>Count</text:p>
          </table:table-cell>
          <table:table-cell table:style-name="ce123" office:value-type="string" calcext:value-type="string">
            <text:p>Map</text:p>
          </table:table-cell>
          <table:table-cell table:style-name="ce123" office:value-type="string" calcext:value-type="string">
            <text:p>Wins</text:p>
          </table:table-cell>
          <table:table-cell table:style-name="ce123" office:value-type="string" calcext:value-type="string">
            <text:p>Loss</text:p>
          </table:table-cell>
          <table:table-cell table:style-name="ce123" office:value-type="string" calcext:value-type="string">
            <text:p>Draw</text:p>
          </table:table-cell>
          <table:table-cell table:style-name="ce123" office:value-type="string" calcext:value-type="string">
            <text:p>Winrate</text:p>
          </table:table-cell>
          <table:table-cell table:style-name="ce147" table:content-validation-name="val16" table:formula="of:=IF([.I12]=0; &quot;&quot; ;([.L12]/(([.I12]*60)+[.J12])*600))">
            <text:p/>
          </table:table-cell>
          <table:table-cell table:style-name="ce155" table:content-validation-name="val17" table:formula="of:=IF([.L12]=0;&quot;&quot;;TIME(0;[.I12];[.J12])/[.L12])">
            <text:p/>
          </table:table-cell>
          <table:table-cell table:style-name="ce148" table:formula="of:=IF([.$A12]&lt;&gt;&quot;&quot;; IF([.Z12]=&quot;&quot;;NOW(); [.Z12]); &quot;&quot;)">
            <text:p/>
          </table:table-cell>
          <table:table-cell table:style-name="ce149" table:formula="of:=IF([.Z12]&lt;&gt;&quot;&quot;;[.Z12];&quot;&quot;)">
            <text:p/>
          </table:table-cell>
          <table:table-cell table:style-name="ce150" table:formula="of:=IF([.AA12]&lt;&gt;&quot;&quot;;[.AA12];&quot;&quot;)">
            <text:p/>
          </table:table-cell>
          <table:table-cell table:style-name="ce152" table:formula="of:=IF([.AB12]&lt;&gt;&quot;&quot;;[.AB1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]&lt;&gt;0;[.A13]-[.A12];0)" office:value-type="float" office:value="0" calcext:value-type="float">
            <text:p>0</text:p>
          </table:table-cell>
          <table:table-cell table:style-name="ce54" table:content-validation-name="val12"/>
          <table:table-cell table:style-name="ce65"/>
          <table:table-cell table:style-name="ce61" table:formula="of:=IF([.B13]&gt;0;&quot;W&quot;;IF([.B13]&lt;0;&quot;L&quot;; IF([.A1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]=0; &quot;&quot; ;([.H13]/(([.I13]*60)+[.J13])*600))">
            <text:p/>
          </table:table-cell>
          <table:table-cell table:style-name="ce100"/>
          <table:table-cell table:style-name="ce4" table:formula="of:=[.L13]+[.M12]" office:value-type="float" office:value="0" calcext:value-type="float">
            <text:p>0</text:p>
          </table:table-cell>
          <table:table-cell table:style-name="ce112" table:formula="of:=IF([.L13]&gt;0;[.M13]/(ROW([.N1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Temple of Anubis</text:p>
          </table:table-cell>
          <table:table-cell table:style-name="ce130" table:formula="of:=COUNTIF([.$C$3:.$C$200];[.Q13])" office:value-type="float" office:value="0" calcext:value-type="float">
            <text:p>0</text:p>
          </table:table-cell>
          <table:table-cell table:style-name="ce133" office:value-type="string" calcext:value-type="string">
            <text:p>Temple of Anubis</text:p>
          </table:table-cell>
          <table:table-cell table:style-name="ce126" table:formula="of:=COUNTIFS([.$C$3:.$C$200];[.$S13];[.$E$3:.$E$200];&quot;W&quot;)" office:value-type="float" office:value="0" calcext:value-type="float">
            <text:p>0</text:p>
          </table:table-cell>
          <table:table-cell table:style-name="ce126" table:formula="of:=COUNTIFS([.$C$3:.$C$200];[.$S13];[.$E$3:.$E$200];&quot;L&quot;)" office:value-type="float" office:value="0" calcext:value-type="float">
            <text:p>0</text:p>
          </table:table-cell>
          <table:table-cell table:style-name="ce126" table:formula="of:=COUNTIFS([.$C$3:.$C$200];[.$S13];[.$E$3:.$E$200];&quot;D&quot;)" office:value-type="float" office:value="0" calcext:value-type="float">
            <text:p>0</text:p>
          </table:table-cell>
          <table:table-cell table:style-name="ce87" table:content-validation-name="val1" table:formula="of:=[.$T13]/([.$R13]-[.V13])" office:value-type="string" office:string-value="" calcext:value-type="error">
            <text:p>#DIV/0!</text:p>
          </table:table-cell>
          <table:table-cell table:style-name="ce147" table:content-validation-name="val16" table:formula="of:=IF([.I13]=0; &quot;&quot; ;([.L13]/(([.I13]*60)+[.J13])*600))">
            <text:p/>
          </table:table-cell>
          <table:table-cell table:style-name="ce155" table:content-validation-name="val17" table:formula="of:=IF([.L13]=0;&quot;&quot;;TIME(0;[.I13];[.J13])/[.L13])">
            <text:p/>
          </table:table-cell>
          <table:table-cell table:style-name="ce148" table:formula="of:=IF([.$A13]&lt;&gt;&quot;&quot;; IF([.Z13]=&quot;&quot;;NOW(); [.Z13]); &quot;&quot;)">
            <text:p/>
          </table:table-cell>
          <table:table-cell table:style-name="ce149" table:formula="of:=IF([.Z13]&lt;&gt;&quot;&quot;;[.Z13];&quot;&quot;)">
            <text:p/>
          </table:table-cell>
          <table:table-cell table:style-name="ce150" table:formula="of:=IF([.AA13]&lt;&gt;&quot;&quot;;[.AA13];&quot;&quot;)">
            <text:p/>
          </table:table-cell>
          <table:table-cell table:style-name="ce152" table:formula="of:=IF([.AB13]&lt;&gt;&quot;&quot;;[.AB1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]&lt;&gt;0;[.A14]-[.A13];0)" office:value-type="float" office:value="0" calcext:value-type="float">
            <text:p>0</text:p>
          </table:table-cell>
          <table:table-cell table:style-name="ce62" table:content-validation-name="val13"/>
          <table:table-cell table:style-name="ce65"/>
          <table:table-cell table:style-name="ce61" table:formula="of:=IF([.B14]&gt;0;&quot;W&quot;;IF([.B14]&lt;0;&quot;L&quot;; IF([.A1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]=0; &quot;&quot; ;([.H14]/(([.I14]*60)+[.J14])*600))">
            <text:p/>
          </table:table-cell>
          <table:table-cell table:style-name="ce100"/>
          <table:table-cell table:style-name="ce4" table:formula="of:=[.L14]+[.M13]" office:value-type="float" office:value="0" calcext:value-type="float">
            <text:p>0</text:p>
          </table:table-cell>
          <table:table-cell table:style-name="ce112" table:formula="of:=IF([.L14]&gt;0;[.M14]/(ROW([.N1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Hanamura</text:p>
          </table:table-cell>
          <table:table-cell table:style-name="ce130" table:formula="of:=COUNTIF([.$C$3:.$C$200];[.Q14])" office:value-type="float" office:value="0" calcext:value-type="float">
            <text:p>0</text:p>
          </table:table-cell>
          <table:table-cell table:style-name="ce133" office:value-type="string" calcext:value-type="string">
            <text:p>Hanamura</text:p>
          </table:table-cell>
          <table:table-cell table:style-name="ce126" table:formula="of:=COUNTIFS([.$C$3:.$C$200];[.$S14];[.$E$3:.$E$200];&quot;W&quot;)" office:value-type="float" office:value="0" calcext:value-type="float">
            <text:p>0</text:p>
          </table:table-cell>
          <table:table-cell table:style-name="ce126" table:formula="of:=COUNTIFS([.$C$3:.$C$200];[.$S14];[.$E$3:.$E$200];&quot;L&quot;)" office:value-type="float" office:value="0" calcext:value-type="float">
            <text:p>0</text:p>
          </table:table-cell>
          <table:table-cell table:style-name="ce126" table:formula="of:=COUNTIFS([.$C$3:.$C$200];[.$S14];[.$E$3:.$E$200];&quot;D&quot;)" office:value-type="float" office:value="0" calcext:value-type="float">
            <text:p>0</text:p>
          </table:table-cell>
          <table:table-cell table:style-name="ce87" table:content-validation-name="val1" table:formula="of:=[.$T14]/([.$R14]-[.V14])" office:value-type="string" office:string-value="" calcext:value-type="error">
            <text:p>#DIV/0!</text:p>
          </table:table-cell>
          <table:table-cell table:style-name="ce147" table:content-validation-name="val16" table:formula="of:=IF([.I14]=0; &quot;&quot; ;([.L14]/(([.I14]*60)+[.J14])*600))">
            <text:p/>
          </table:table-cell>
          <table:table-cell table:style-name="ce155" table:content-validation-name="val17" table:formula="of:=IF([.L14]=0;&quot;&quot;;TIME(0;[.I14];[.J14])/[.L14])">
            <text:p/>
          </table:table-cell>
          <table:table-cell table:style-name="ce148" table:formula="of:=IF([.$A14]&lt;&gt;&quot;&quot;; IF([.Z14]=&quot;&quot;;NOW(); [.Z14]); &quot;&quot;)">
            <text:p/>
          </table:table-cell>
          <table:table-cell table:style-name="ce149" table:formula="of:=IF([.Z14]&lt;&gt;&quot;&quot;;[.Z14];&quot;&quot;)">
            <text:p/>
          </table:table-cell>
          <table:table-cell table:style-name="ce150" table:formula="of:=IF([.AA14]&lt;&gt;&quot;&quot;;[.AA14];&quot;&quot;)">
            <text:p/>
          </table:table-cell>
          <table:table-cell table:style-name="ce152" table:formula="of:=IF([.AB14]&lt;&gt;&quot;&quot;;[.AB1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]&lt;&gt;0;[.A15]-[.A1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]&gt;0;&quot;W&quot;;IF([.B15]&lt;0;&quot;L&quot;; IF([.A1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]=0; &quot;&quot; ;([.H15]/(([.I15]*60)+[.J15])*600))">
            <text:p/>
          </table:table-cell>
          <table:table-cell table:style-name="ce100"/>
          <table:table-cell table:style-name="ce4" table:formula="of:=[.L15]+[.M14]" office:value-type="float" office:value="0" calcext:value-type="float">
            <text:p>0</text:p>
          </table:table-cell>
          <table:table-cell table:style-name="ce112" table:formula="of:=IF([.L15]&gt;0;[.M15]/(ROW([.N1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Volskaya Industries</text:p>
          </table:table-cell>
          <table:table-cell table:style-name="ce130" table:formula="of:=COUNTIF([.$C$3:.$C$200];[.Q15])" office:value-type="float" office:value="0" calcext:value-type="float">
            <text:p>0</text:p>
          </table:table-cell>
          <table:table-cell table:style-name="ce133" office:value-type="string" calcext:value-type="string">
            <text:p>Volskaya Industries</text:p>
          </table:table-cell>
          <table:table-cell table:style-name="ce126" table:formula="of:=COUNTIFS([.$C$3:.$C$200];[.$S15];[.$E$3:.$E$200];&quot;W&quot;)" office:value-type="float" office:value="0" calcext:value-type="float">
            <text:p>0</text:p>
          </table:table-cell>
          <table:table-cell table:style-name="ce126" table:formula="of:=COUNTIFS([.$C$3:.$C$200];[.$S15];[.$E$3:.$E$200];&quot;L&quot;)" office:value-type="float" office:value="0" calcext:value-type="float">
            <text:p>0</text:p>
          </table:table-cell>
          <table:table-cell table:style-name="ce126" table:formula="of:=COUNTIFS([.$C$3:.$C$200];[.$S15];[.$E$3:.$E$200];&quot;D&quot;)" office:value-type="float" office:value="0" calcext:value-type="float">
            <text:p>0</text:p>
          </table:table-cell>
          <table:table-cell table:style-name="ce87" table:content-validation-name="val1" table:formula="of:=[.$T15]/([.$R15]-[.V15])" office:value-type="string" office:string-value="" calcext:value-type="error">
            <text:p>#DIV/0!</text:p>
          </table:table-cell>
          <table:table-cell table:style-name="ce147" table:content-validation-name="val16" table:formula="of:=IF([.I15]=0; &quot;&quot; ;([.L15]/(([.I15]*60)+[.J15])*600))">
            <text:p/>
          </table:table-cell>
          <table:table-cell table:style-name="ce155" table:content-validation-name="val17" table:formula="of:=IF([.L15]=0;&quot;&quot;;TIME(0;[.I15];[.J15])/[.L15])">
            <text:p/>
          </table:table-cell>
          <table:table-cell table:style-name="ce148" table:formula="of:=IF([.$A15]&lt;&gt;&quot;&quot;; IF([.Z15]=&quot;&quot;;NOW(); [.Z15]); &quot;&quot;)">
            <text:p/>
          </table:table-cell>
          <table:table-cell table:style-name="ce149" table:formula="of:=IF([.Z15]&lt;&gt;&quot;&quot;;[.Z15];&quot;&quot;)">
            <text:p/>
          </table:table-cell>
          <table:table-cell table:style-name="ce150" table:formula="of:=IF([.AA15]&lt;&gt;&quot;&quot;;[.AA15];&quot;&quot;)">
            <text:p/>
          </table:table-cell>
          <table:table-cell table:style-name="ce152" table:formula="of:=IF([.AB15]&lt;&gt;&quot;&quot;;[.AB1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]&lt;&gt;0;[.A16]-[.A1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]&gt;0;&quot;W&quot;;IF([.B16]&lt;0;&quot;L&quot;; IF([.A1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]=0; &quot;&quot; ;([.H16]/(([.I16]*60)+[.J16])*600))">
            <text:p/>
          </table:table-cell>
          <table:table-cell table:style-name="ce100"/>
          <table:table-cell table:style-name="ce4" table:formula="of:=[.L16]+[.M15]" office:value-type="float" office:value="0" calcext:value-type="float">
            <text:p>0</text:p>
          </table:table-cell>
          <table:table-cell table:style-name="ce112" table:formula="of:=IF([.L16]&gt;0;[.M16]/(ROW([.N1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Dorado</text:p>
          </table:table-cell>
          <table:table-cell table:style-name="ce130" table:formula="of:=COUNTIF([.$C$3:.$C$200];[.Q16])" office:value-type="float" office:value="0" calcext:value-type="float">
            <text:p>0</text:p>
          </table:table-cell>
          <table:table-cell table:style-name="ce133" office:value-type="string" calcext:value-type="string">
            <text:p>Dorado</text:p>
          </table:table-cell>
          <table:table-cell table:style-name="ce126" table:formula="of:=COUNTIFS([.$C$3:.$C$200];[.$S16];[.$E$3:.$E$200];&quot;W&quot;)" office:value-type="float" office:value="0" calcext:value-type="float">
            <text:p>0</text:p>
          </table:table-cell>
          <table:table-cell table:style-name="ce126" table:formula="of:=COUNTIFS([.$C$3:.$C$200];[.$S16];[.$E$3:.$E$200];&quot;L&quot;)" office:value-type="float" office:value="0" calcext:value-type="float">
            <text:p>0</text:p>
          </table:table-cell>
          <table:table-cell table:style-name="ce126" table:formula="of:=COUNTIFS([.$C$3:.$C$200];[.$S16];[.$E$3:.$E$200];&quot;D&quot;)" office:value-type="float" office:value="0" calcext:value-type="float">
            <text:p>0</text:p>
          </table:table-cell>
          <table:table-cell table:style-name="ce87" table:content-validation-name="val1" table:formula="of:=[.$T16]/([.$R16]-[.V16])" office:value-type="string" office:string-value="" calcext:value-type="error">
            <text:p>#DIV/0!</text:p>
          </table:table-cell>
          <table:table-cell table:style-name="ce147" table:content-validation-name="val16" table:formula="of:=IF([.I16]=0; &quot;&quot; ;([.L16]/(([.I16]*60)+[.J16])*600))">
            <text:p/>
          </table:table-cell>
          <table:table-cell table:style-name="ce155" table:content-validation-name="val17" table:formula="of:=IF([.L16]=0;&quot;&quot;;TIME(0;[.I16];[.J16])/[.L16])">
            <text:p/>
          </table:table-cell>
          <table:table-cell table:style-name="ce148" table:formula="of:=IF([.$A16]&lt;&gt;&quot;&quot;; IF([.Z16]=&quot;&quot;;NOW(); [.Z16]); &quot;&quot;)">
            <text:p/>
          </table:table-cell>
          <table:table-cell table:style-name="ce149" table:formula="of:=IF([.Z16]&lt;&gt;&quot;&quot;;[.Z16];&quot;&quot;)">
            <text:p/>
          </table:table-cell>
          <table:table-cell table:style-name="ce150" table:formula="of:=IF([.AA16]&lt;&gt;&quot;&quot;;[.AA16];&quot;&quot;)">
            <text:p/>
          </table:table-cell>
          <table:table-cell table:style-name="ce152" table:formula="of:=IF([.AB16]&lt;&gt;&quot;&quot;;[.AB1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]&lt;&gt;0;[.A17]-[.A1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]&gt;0;&quot;W&quot;;IF([.B17]&lt;0;&quot;L&quot;; IF([.A1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]=0; &quot;&quot; ;([.H17]/(([.I17]*60)+[.J17])*600))">
            <text:p/>
          </table:table-cell>
          <table:table-cell table:style-name="ce100"/>
          <table:table-cell table:style-name="ce4" table:formula="of:=[.L17]+[.M16]" office:value-type="float" office:value="0" calcext:value-type="float">
            <text:p>0</text:p>
          </table:table-cell>
          <table:table-cell table:style-name="ce112" table:formula="of:=IF([.L17]&gt;0;[.M17]/(ROW([.N1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Rialto</text:p>
          </table:table-cell>
          <table:table-cell table:style-name="ce130" table:formula="of:=COUNTIF([.$C$3:.$C$200];[.Q17])" office:value-type="float" office:value="0" calcext:value-type="float">
            <text:p>0</text:p>
          </table:table-cell>
          <table:table-cell table:style-name="ce133" office:value-type="string" calcext:value-type="string">
            <text:p>Rialto</text:p>
          </table:table-cell>
          <table:table-cell table:style-name="ce126" table:formula="of:=COUNTIFS([.$C$3:.$C$200];[.$S17];[.$E$3:.$E$200];&quot;W&quot;)" office:value-type="float" office:value="0" calcext:value-type="float">
            <text:p>0</text:p>
          </table:table-cell>
          <table:table-cell table:style-name="ce126" table:formula="of:=COUNTIFS([.$C$3:.$C$200];[.$S17];[.$E$3:.$E$200];&quot;L&quot;)" office:value-type="float" office:value="0" calcext:value-type="float">
            <text:p>0</text:p>
          </table:table-cell>
          <table:table-cell table:style-name="ce126" table:formula="of:=COUNTIFS([.$C$3:.$C$200];[.$S17];[.$E$3:.$E$200];&quot;D&quot;)" office:value-type="float" office:value="0" calcext:value-type="float">
            <text:p>0</text:p>
          </table:table-cell>
          <table:table-cell table:style-name="ce87" table:content-validation-name="val1" table:formula="of:=[.$T17]/([.$R17]-[.V17])" office:value-type="string" office:string-value="" calcext:value-type="error">
            <text:p>#DIV/0!</text:p>
          </table:table-cell>
          <table:table-cell table:style-name="ce147" table:content-validation-name="val16" table:formula="of:=IF([.I17]=0; &quot;&quot; ;([.L17]/(([.I17]*60)+[.J17])*600))">
            <text:p/>
          </table:table-cell>
          <table:table-cell table:style-name="ce155" table:content-validation-name="val17" table:formula="of:=IF([.L17]=0;&quot;&quot;;TIME(0;[.I17];[.J17])/[.L17])">
            <text:p/>
          </table:table-cell>
          <table:table-cell table:style-name="ce148" table:formula="of:=IF([.$A17]&lt;&gt;&quot;&quot;; IF([.Z17]=&quot;&quot;;NOW(); [.Z17]); &quot;&quot;)">
            <text:p/>
          </table:table-cell>
          <table:table-cell table:style-name="ce149" table:formula="of:=IF([.Z17]&lt;&gt;&quot;&quot;;[.Z17];&quot;&quot;)">
            <text:p/>
          </table:table-cell>
          <table:table-cell table:style-name="ce150" table:formula="of:=IF([.AA17]&lt;&gt;&quot;&quot;;[.AA17];&quot;&quot;)">
            <text:p/>
          </table:table-cell>
          <table:table-cell table:style-name="ce152" table:formula="of:=IF([.AB17]&lt;&gt;&quot;&quot;;[.AB1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]&lt;&gt;0;[.A18]-[.A1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]&gt;0;&quot;W&quot;;IF([.B18]&lt;0;&quot;L&quot;; IF([.A1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]=0; &quot;&quot; ;([.H18]/(([.I18]*60)+[.J18])*600))">
            <text:p/>
          </table:table-cell>
          <table:table-cell table:style-name="ce100"/>
          <table:table-cell table:style-name="ce4" table:formula="of:=[.L18]+[.M17]" office:value-type="float" office:value="0" calcext:value-type="float">
            <text:p>0</text:p>
          </table:table-cell>
          <table:table-cell table:style-name="ce112" table:formula="of:=IF([.L18]&gt;0;[.M18]/(ROW([.N1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Havana</text:p>
          </table:table-cell>
          <table:table-cell table:style-name="ce130" table:formula="of:=COUNTIF([.$C$3:.$C$200];[.Q18])" office:value-type="float" office:value="0" calcext:value-type="float">
            <text:p>0</text:p>
          </table:table-cell>
          <table:table-cell table:style-name="ce133" office:value-type="string" calcext:value-type="string">
            <text:p>Havana</text:p>
          </table:table-cell>
          <table:table-cell table:style-name="ce126" table:formula="of:=COUNTIFS([.$C$3:.$C$200];[.$S18];[.$E$3:.$E$200];&quot;W&quot;)" office:value-type="float" office:value="0" calcext:value-type="float">
            <text:p>0</text:p>
          </table:table-cell>
          <table:table-cell table:style-name="ce126" table:formula="of:=COUNTIFS([.$C$3:.$C$200];[.$S18];[.$E$3:.$E$200];&quot;L&quot;)" office:value-type="float" office:value="0" calcext:value-type="float">
            <text:p>0</text:p>
          </table:table-cell>
          <table:table-cell table:style-name="ce126" table:formula="of:=COUNTIFS([.$C$3:.$C$200];[.$S18];[.$E$3:.$E$200];&quot;D&quot;)" office:value-type="float" office:value="0" calcext:value-type="float">
            <text:p>0</text:p>
          </table:table-cell>
          <table:table-cell table:style-name="ce87" table:content-validation-name="val1" table:formula="of:=[.$T18]/([.$R18]-[.V18])" office:value-type="string" office:string-value="" calcext:value-type="error">
            <text:p>#DIV/0!</text:p>
          </table:table-cell>
          <table:table-cell table:style-name="ce147" table:content-validation-name="val16" table:formula="of:=IF([.I18]=0; &quot;&quot; ;([.L18]/(([.I18]*60)+[.J18])*600))">
            <text:p/>
          </table:table-cell>
          <table:table-cell table:style-name="ce155" table:content-validation-name="val17" table:formula="of:=IF([.L18]=0;&quot;&quot;;TIME(0;[.I18];[.J18])/[.L18])">
            <text:p/>
          </table:table-cell>
          <table:table-cell table:style-name="ce148" table:formula="of:=IF([.$A18]&lt;&gt;&quot;&quot;; IF([.Z18]=&quot;&quot;;NOW(); [.Z18]); &quot;&quot;)">
            <text:p/>
          </table:table-cell>
          <table:table-cell table:style-name="ce149" table:formula="of:=IF([.Z18]&lt;&gt;&quot;&quot;;[.Z18];&quot;&quot;)">
            <text:p/>
          </table:table-cell>
          <table:table-cell table:style-name="ce150" table:formula="of:=IF([.AA18]&lt;&gt;&quot;&quot;;[.AA18];&quot;&quot;)">
            <text:p/>
          </table:table-cell>
          <table:table-cell table:style-name="ce152" table:formula="of:=IF([.AB18]&lt;&gt;&quot;&quot;;[.AB1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]&lt;&gt;0;[.A19]-[.A1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]&gt;0;&quot;W&quot;;IF([.B19]&lt;0;&quot;L&quot;; IF([.A1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]=0; &quot;&quot; ;([.H19]/(([.I19]*60)+[.J19])*600))">
            <text:p/>
          </table:table-cell>
          <table:table-cell table:style-name="ce100"/>
          <table:table-cell table:style-name="ce4" table:formula="of:=[.L19]+[.M18]" office:value-type="float" office:value="0" calcext:value-type="float">
            <text:p>0</text:p>
          </table:table-cell>
          <table:table-cell table:style-name="ce112" table:formula="of:=IF([.L19]&gt;0;[.M19]/(ROW([.N1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King’s Row</text:p>
          </table:table-cell>
          <table:table-cell table:style-name="ce130" table:formula="of:=COUNTIF([.$C$3:.$C$200];[.Q19])" office:value-type="float" office:value="0" calcext:value-type="float">
            <text:p>0</text:p>
          </table:table-cell>
          <table:table-cell table:style-name="ce133" office:value-type="string" calcext:value-type="string">
            <text:p>King’s Row</text:p>
          </table:table-cell>
          <table:table-cell table:style-name="ce126" table:formula="of:=COUNTIFS([.$C$3:.$C$200];[.$S19];[.$E$3:.$E$200];&quot;W&quot;)" office:value-type="float" office:value="0" calcext:value-type="float">
            <text:p>0</text:p>
          </table:table-cell>
          <table:table-cell table:style-name="ce126" table:formula="of:=COUNTIFS([.$C$3:.$C$200];[.$S19];[.$E$3:.$E$200];&quot;L&quot;)" office:value-type="float" office:value="0" calcext:value-type="float">
            <text:p>0</text:p>
          </table:table-cell>
          <table:table-cell table:style-name="ce126" table:formula="of:=COUNTIFS([.$C$3:.$C$200];[.$S19];[.$E$3:.$E$200];&quot;D&quot;)" office:value-type="float" office:value="0" calcext:value-type="float">
            <text:p>0</text:p>
          </table:table-cell>
          <table:table-cell table:style-name="ce87" table:content-validation-name="val1" table:formula="of:=[.$T19]/([.$R19]-[.V19])" office:value-type="string" office:string-value="" calcext:value-type="error">
            <text:p>#DIV/0!</text:p>
          </table:table-cell>
          <table:table-cell table:style-name="ce147" table:content-validation-name="val16" table:formula="of:=IF([.I19]=0; &quot;&quot; ;([.L19]/(([.I19]*60)+[.J19])*600))">
            <text:p/>
          </table:table-cell>
          <table:table-cell table:style-name="ce155" table:content-validation-name="val17" table:formula="of:=IF([.L19]=0;&quot;&quot;;TIME(0;[.I19];[.J19])/[.L19])">
            <text:p/>
          </table:table-cell>
          <table:table-cell table:style-name="ce148" table:formula="of:=IF([.$A19]&lt;&gt;&quot;&quot;; IF([.Z19]=&quot;&quot;;NOW(); [.Z19]); &quot;&quot;)">
            <text:p/>
          </table:table-cell>
          <table:table-cell table:style-name="ce149" table:formula="of:=IF([.Z19]&lt;&gt;&quot;&quot;;[.Z19];&quot;&quot;)">
            <text:p/>
          </table:table-cell>
          <table:table-cell table:style-name="ce150" table:formula="of:=IF([.AA19]&lt;&gt;&quot;&quot;;[.AA19];&quot;&quot;)">
            <text:p/>
          </table:table-cell>
          <table:table-cell table:style-name="ce152" table:formula="of:=IF([.AB19]&lt;&gt;&quot;&quot;;[.AB1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0]&lt;&gt;0;[.A20]-[.A1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20]&gt;0;&quot;W&quot;;IF([.B20]&lt;0;&quot;L&quot;; IF([.A2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0]=0; &quot;&quot; ;([.H20]/(([.I20]*60)+[.J20])*600))">
            <text:p/>
          </table:table-cell>
          <table:table-cell table:style-name="ce100"/>
          <table:table-cell table:style-name="ce4" table:formula="of:=[.L20]+[.M19]" office:value-type="float" office:value="0" calcext:value-type="float">
            <text:p>0</text:p>
          </table:table-cell>
          <table:table-cell table:style-name="ce112" table:formula="of:=IF([.L20]&gt;0;[.M20]/(ROW([.N2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Numbani</text:p>
          </table:table-cell>
          <table:table-cell table:style-name="ce130" table:formula="of:=COUNTIF([.$C$3:.$C$200];[.Q20])" office:value-type="float" office:value="0" calcext:value-type="float">
            <text:p>0</text:p>
          </table:table-cell>
          <table:table-cell table:style-name="ce133" office:value-type="string" calcext:value-type="string">
            <text:p>Numbani</text:p>
          </table:table-cell>
          <table:table-cell table:style-name="ce126" table:formula="of:=COUNTIFS([.$C$3:.$C$200];[.$S20];[.$E$3:.$E$200];&quot;W&quot;)" office:value-type="float" office:value="0" calcext:value-type="float">
            <text:p>0</text:p>
          </table:table-cell>
          <table:table-cell table:style-name="ce126" table:formula="of:=COUNTIFS([.$C$3:.$C$200];[.$S20];[.$E$3:.$E$200];&quot;L&quot;)" office:value-type="float" office:value="0" calcext:value-type="float">
            <text:p>0</text:p>
          </table:table-cell>
          <table:table-cell table:style-name="ce126" table:formula="of:=COUNTIFS([.$C$3:.$C$200];[.$S20];[.$E$3:.$E$200];&quot;D&quot;)" office:value-type="float" office:value="0" calcext:value-type="float">
            <text:p>0</text:p>
          </table:table-cell>
          <table:table-cell table:style-name="ce87" table:content-validation-name="val1" table:formula="of:=[.$T20]/([.$R20]-[.V20])" office:value-type="string" office:string-value="" calcext:value-type="error">
            <text:p>#DIV/0!</text:p>
          </table:table-cell>
          <table:table-cell table:style-name="ce147" table:content-validation-name="val16" table:formula="of:=IF([.I20]=0; &quot;&quot; ;([.L20]/(([.I20]*60)+[.J20])*600))">
            <text:p/>
          </table:table-cell>
          <table:table-cell table:style-name="ce155" table:content-validation-name="val17" table:formula="of:=IF([.L20]=0;&quot;&quot;;TIME(0;[.I20];[.J20])/[.L20])">
            <text:p/>
          </table:table-cell>
          <table:table-cell table:style-name="ce148" table:formula="of:=IF([.$A20]&lt;&gt;&quot;&quot;; IF([.Z20]=&quot;&quot;;NOW(); [.Z20]); &quot;&quot;)">
            <text:p/>
          </table:table-cell>
          <table:table-cell table:style-name="ce149" table:formula="of:=IF([.Z20]&lt;&gt;&quot;&quot;;[.Z20];&quot;&quot;)">
            <text:p/>
          </table:table-cell>
          <table:table-cell table:style-name="ce150" table:formula="of:=IF([.AA20]&lt;&gt;&quot;&quot;;[.AA20];&quot;&quot;)">
            <text:p/>
          </table:table-cell>
          <table:table-cell table:style-name="ce152" table:formula="of:=IF([.AB20]&lt;&gt;&quot;&quot;;[.AB2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1]&lt;&gt;0;[.A21]-[.A2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21]&gt;0;&quot;W&quot;;IF([.B21]&lt;0;&quot;L&quot;; IF([.A2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1]=0; &quot;&quot; ;([.H21]/(([.I21]*60)+[.J21])*600))">
            <text:p/>
          </table:table-cell>
          <table:table-cell table:style-name="ce100"/>
          <table:table-cell table:style-name="ce4" table:formula="of:=[.L21]+[.M20]" office:value-type="float" office:value="0" calcext:value-type="float">
            <text:p>0</text:p>
          </table:table-cell>
          <table:table-cell table:style-name="ce112" table:formula="of:=IF([.L21]&gt;0;[.M21]/(ROW([.N2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Eichenwalde</text:p>
          </table:table-cell>
          <table:table-cell table:style-name="ce130" table:formula="of:=COUNTIF([.$C$3:.$C$200];[.Q21])" office:value-type="float" office:value="0" calcext:value-type="float">
            <text:p>0</text:p>
          </table:table-cell>
          <table:table-cell table:style-name="ce133" office:value-type="string" calcext:value-type="string">
            <text:p>Eichenwalde</text:p>
          </table:table-cell>
          <table:table-cell table:style-name="ce126" table:formula="of:=COUNTIFS([.$C$3:.$C$200];[.$S21];[.$E$3:.$E$200];&quot;W&quot;)" office:value-type="float" office:value="0" calcext:value-type="float">
            <text:p>0</text:p>
          </table:table-cell>
          <table:table-cell table:style-name="ce126" table:formula="of:=COUNTIFS([.$C$3:.$C$200];[.$S21];[.$E$3:.$E$200];&quot;L&quot;)" office:value-type="float" office:value="0" calcext:value-type="float">
            <text:p>0</text:p>
          </table:table-cell>
          <table:table-cell table:style-name="ce126" table:formula="of:=COUNTIFS([.$C$3:.$C$200];[.$S21];[.$E$3:.$E$200];&quot;D&quot;)" office:value-type="float" office:value="0" calcext:value-type="float">
            <text:p>0</text:p>
          </table:table-cell>
          <table:table-cell table:style-name="ce87" table:content-validation-name="val1" table:formula="of:=[.$T21]/([.$R21]-[.V21])" office:value-type="string" office:string-value="" calcext:value-type="error">
            <text:p>#DIV/0!</text:p>
          </table:table-cell>
          <table:table-cell table:style-name="ce147" table:content-validation-name="val16" table:formula="of:=IF([.I21]=0; &quot;&quot; ;([.L21]/(([.I21]*60)+[.J21])*600))">
            <text:p/>
          </table:table-cell>
          <table:table-cell table:style-name="ce155" table:content-validation-name="val17" table:formula="of:=IF([.L21]=0;&quot;&quot;;TIME(0;[.I21];[.J21])/[.L21])">
            <text:p/>
          </table:table-cell>
          <table:table-cell table:style-name="ce148" table:formula="of:=IF([.$A21]&lt;&gt;&quot;&quot;; IF([.Z21]=&quot;&quot;;NOW(); [.Z21]); &quot;&quot;)">
            <text:p/>
          </table:table-cell>
          <table:table-cell table:style-name="ce149" table:formula="of:=IF([.Z21]&lt;&gt;&quot;&quot;;[.Z21];&quot;&quot;)">
            <text:p/>
          </table:table-cell>
          <table:table-cell table:style-name="ce150" table:formula="of:=IF([.AA21]&lt;&gt;&quot;&quot;;[.AA21];&quot;&quot;)">
            <text:p/>
          </table:table-cell>
          <table:table-cell table:style-name="ce153" table:formula="of:=IF([.AB21]&lt;&gt;&quot;&quot;;[.AB21];&quot;&quot;)">
            <text:p/>
          </table:table-cell>
          <table:table-cell table:style-name="ce10"/>
          <table:table-cell table:number-columns-repeated="994"/>
        </table:table-row>
        <table:table-row table:style-name="ro1">
          <table:table-cell table:style-name="ce54"/>
          <table:table-cell table:style-name="ce36" table:formula="of:=IF([.A22]&lt;&gt;0;[.A22]-[.A2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22]&gt;0;&quot;W&quot;;IF([.B22]&lt;0;&quot;L&quot;; IF([.A2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2]=0; &quot;&quot; ;([.H22]/(([.I22]*60)+[.J22])*600))">
            <text:p/>
          </table:table-cell>
          <table:table-cell table:style-name="ce100"/>
          <table:table-cell table:style-name="ce4" table:formula="of:=[.L22]+[.M21]" office:value-type="float" office:value="0" calcext:value-type="float">
            <text:p>0</text:p>
          </table:table-cell>
          <table:table-cell table:style-name="ce112" table:formula="of:=IF([.L22]&gt;0;[.M22]/(ROW([.N2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Ilios</text:p>
          </table:table-cell>
          <table:table-cell table:style-name="ce130" table:formula="of:=COUNTIF([.$C$3:.$C$200];[.Q22])" office:value-type="float" office:value="0" calcext:value-type="float">
            <text:p>0</text:p>
          </table:table-cell>
          <table:table-cell table:style-name="ce133" office:value-type="string" calcext:value-type="string">
            <text:p>Ilios</text:p>
          </table:table-cell>
          <table:table-cell table:style-name="ce126" table:formula="of:=COUNTIFS([.$C$3:.$C$200];[.$S22];[.$E$3:.$E$200];&quot;W&quot;)" office:value-type="float" office:value="0" calcext:value-type="float">
            <text:p>0</text:p>
          </table:table-cell>
          <table:table-cell table:style-name="ce126" table:formula="of:=COUNTIFS([.$C$3:.$C$200];[.$S22];[.$E$3:.$E$200];&quot;L&quot;)" office:value-type="float" office:value="0" calcext:value-type="float">
            <text:p>0</text:p>
          </table:table-cell>
          <table:table-cell table:style-name="ce126" table:formula="of:=COUNTIFS([.$C$3:.$C$200];[.$S22];[.$E$3:.$E$200];&quot;D&quot;)" office:value-type="float" office:value="0" calcext:value-type="float">
            <text:p>0</text:p>
          </table:table-cell>
          <table:table-cell table:style-name="ce87" table:content-validation-name="val1" table:formula="of:=[.$T22]/([.$R22]-[.V22])" office:value-type="string" office:string-value="" calcext:value-type="error">
            <text:p>#DIV/0!</text:p>
          </table:table-cell>
          <table:table-cell table:style-name="ce147" table:content-validation-name="val16" table:formula="of:=IF([.I22]=0; &quot;&quot; ;([.L22]/(([.I22]*60)+[.J22])*600))">
            <text:p/>
          </table:table-cell>
          <table:table-cell table:style-name="ce155" table:content-validation-name="val17" table:formula="of:=IF([.L22]=0;&quot;&quot;;TIME(0;[.I22];[.J22])/[.L22])">
            <text:p/>
          </table:table-cell>
          <table:table-cell table:style-name="ce148" table:formula="of:=IF([.$A22]&lt;&gt;&quot;&quot;; IF([.Z22]=&quot;&quot;;NOW(); [.Z22]); &quot;&quot;)">
            <text:p/>
          </table:table-cell>
          <table:table-cell table:style-name="ce149" table:formula="of:=IF([.Z22]&lt;&gt;&quot;&quot;;[.Z22];&quot;&quot;)">
            <text:p/>
          </table:table-cell>
          <table:table-cell table:style-name="ce150" table:formula="of:=IF([.AA22]&lt;&gt;&quot;&quot;;[.AA22];&quot;&quot;)">
            <text:p/>
          </table:table-cell>
          <table:table-cell table:style-name="ce152" table:formula="of:=IF([.AB22]&lt;&gt;&quot;&quot;;[.AB2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3]&lt;&gt;0;[.A23]-[.A2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23]&gt;0;&quot;W&quot;;IF([.B23]&lt;0;&quot;L&quot;; IF([.A2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3]=0; &quot;&quot; ;([.H23]/(([.I23]*60)+[.J23])*600))">
            <text:p/>
          </table:table-cell>
          <table:table-cell table:style-name="ce100"/>
          <table:table-cell table:style-name="ce4" table:formula="of:=[.L23]+[.M22]" office:value-type="float" office:value="0" calcext:value-type="float">
            <text:p>0</text:p>
          </table:table-cell>
          <table:table-cell table:style-name="ce112" table:formula="of:=IF([.L23]&gt;0;[.M23]/(ROW([.N2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Oasis</text:p>
          </table:table-cell>
          <table:table-cell table:style-name="ce130" table:formula="of:=COUNTIF([.$C$3:.$C$200];[.Q23])" office:value-type="float" office:value="0" calcext:value-type="float">
            <text:p>0</text:p>
          </table:table-cell>
          <table:table-cell table:style-name="ce133" office:value-type="string" calcext:value-type="string">
            <text:p>Oasis</text:p>
          </table:table-cell>
          <table:table-cell table:style-name="ce126" table:formula="of:=COUNTIFS([.$C$3:.$C$200];[.$S23];[.$E$3:.$E$200];&quot;W&quot;)" office:value-type="float" office:value="0" calcext:value-type="float">
            <text:p>0</text:p>
          </table:table-cell>
          <table:table-cell table:style-name="ce126" table:formula="of:=COUNTIFS([.$C$3:.$C$200];[.$S23];[.$E$3:.$E$200];&quot;L&quot;)" office:value-type="float" office:value="0" calcext:value-type="float">
            <text:p>0</text:p>
          </table:table-cell>
          <table:table-cell table:style-name="ce126" table:formula="of:=COUNTIFS([.$C$3:.$C$200];[.$S23];[.$E$3:.$E$200];&quot;D&quot;)" office:value-type="float" office:value="0" calcext:value-type="float">
            <text:p>0</text:p>
          </table:table-cell>
          <table:table-cell table:style-name="ce87" table:content-validation-name="val1" table:formula="of:=[.$T23]/([.$R23]-[.V23])" office:value-type="string" office:string-value="" calcext:value-type="error">
            <text:p>#DIV/0!</text:p>
          </table:table-cell>
          <table:table-cell table:style-name="ce147" table:content-validation-name="val16" table:formula="of:=IF([.I23]=0; &quot;&quot; ;([.L23]/(([.I23]*60)+[.J23])*600))">
            <text:p/>
          </table:table-cell>
          <table:table-cell table:style-name="ce155" table:content-validation-name="val17" table:formula="of:=IF([.L23]=0;&quot;&quot;;TIME(0;[.I23];[.J23])/[.L23])">
            <text:p/>
          </table:table-cell>
          <table:table-cell table:style-name="ce148" table:formula="of:=IF([.$A23]&lt;&gt;&quot;&quot;; IF([.Z23]=&quot;&quot;;NOW(); [.Z23]); &quot;&quot;)">
            <text:p/>
          </table:table-cell>
          <table:table-cell table:style-name="ce149" table:formula="of:=IF([.Z23]&lt;&gt;&quot;&quot;;[.Z23];&quot;&quot;)">
            <text:p/>
          </table:table-cell>
          <table:table-cell table:style-name="ce150" table:formula="of:=IF([.AA23]&lt;&gt;&quot;&quot;;[.AA23];&quot;&quot;)">
            <text:p/>
          </table:table-cell>
          <table:table-cell table:style-name="ce152" table:formula="of:=IF([.AB23]&lt;&gt;&quot;&quot;;[.AB2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4]&lt;&gt;0;[.A24]-[.A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24]&gt;0;&quot;W&quot;;IF([.B24]&lt;0;&quot;L&quot;; IF([.A2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4]=0; &quot;&quot; ;([.H24]/(([.I24]*60)+[.J24])*600))">
            <text:p/>
          </table:table-cell>
          <table:table-cell table:style-name="ce100"/>
          <table:table-cell table:style-name="ce4" table:formula="of:=[.L24]+[.M23]" office:value-type="float" office:value="0" calcext:value-type="float">
            <text:p>0</text:p>
          </table:table-cell>
          <table:table-cell table:style-name="ce112" table:formula="of:=IF([.L24]&gt;0;[.M24]/(ROW([.N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Busan</text:p>
          </table:table-cell>
          <table:table-cell table:style-name="ce130" table:formula="of:=COUNTIF([.$C$3:.$C$200];[.S24])" office:value-type="float" office:value="0" calcext:value-type="float">
            <text:p>0</text:p>
          </table:table-cell>
          <table:table-cell table:style-name="ce133" office:value-type="string" calcext:value-type="string">
            <text:p>Busan</text:p>
          </table:table-cell>
          <table:table-cell table:style-name="ce126" table:formula="of:=COUNTIFS([.$C$3:.$C$200];[.$S24];[.$E$3:.$E$200];&quot;W&quot;)" office:value-type="float" office:value="0" calcext:value-type="float">
            <text:p>0</text:p>
          </table:table-cell>
          <table:table-cell table:style-name="ce126" table:formula="of:=COUNTIFS([.$C$3:.$C$200];[.$S24];[.$E$3:.$E$200];&quot;L&quot;)" office:value-type="float" office:value="0" calcext:value-type="float">
            <text:p>0</text:p>
          </table:table-cell>
          <table:table-cell table:style-name="ce126" table:formula="of:=COUNTIFS([.$C$3:.$C$200];[.$S24];[.$E$3:.$E$200];&quot;D&quot;)" office:value-type="float" office:value="0" calcext:value-type="float">
            <text:p>0</text:p>
          </table:table-cell>
          <table:table-cell table:style-name="ce87" table:content-validation-name="val1" table:formula="of:=[.$T24]/([.$R24]-[.V24])" office:value-type="string" office:string-value="" calcext:value-type="error">
            <text:p>#DIV/0!</text:p>
          </table:table-cell>
          <table:table-cell table:style-name="ce147" table:content-validation-name="val16" table:formula="of:=IF([.I24]=0; &quot;&quot; ;([.L24]/(([.I24]*60)+[.J24])*600))">
            <text:p/>
          </table:table-cell>
          <table:table-cell table:style-name="ce155" table:content-validation-name="val17" table:formula="of:=IF([.L24]=0;&quot;&quot;;TIME(0;[.I24];[.J24])/[.L24])">
            <text:p/>
          </table:table-cell>
          <table:table-cell table:style-name="ce148" table:formula="of:=IF([.$A24]&lt;&gt;&quot;&quot;; IF([.Z24]=&quot;&quot;;NOW(); [.Z24]); &quot;&quot;)">
            <text:p/>
          </table:table-cell>
          <table:table-cell table:style-name="ce149" table:formula="of:=IF([.Z24]&lt;&gt;&quot;&quot;;[.Z24];&quot;&quot;)">
            <text:p/>
          </table:table-cell>
          <table:table-cell table:style-name="ce150" table:formula="of:=IF([.AA24]&lt;&gt;&quot;&quot;;[.AA24];&quot;&quot;)">
            <text:p/>
          </table:table-cell>
          <table:table-cell table:style-name="ce152" table:formula="of:=IF([.AB24]&lt;&gt;&quot;&quot;;[.AB2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5]&lt;&gt;0;[.A25]-[.A2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25]&gt;0;&quot;W&quot;;IF([.B25]&lt;0;&quot;L&quot;; IF([.A2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5]=0; &quot;&quot; ;([.H25]/(([.I25]*60)+[.J25])*600))">
            <text:p/>
          </table:table-cell>
          <table:table-cell table:style-name="ce100"/>
          <table:table-cell table:style-name="ce4" table:formula="of:=[.L25]+[.M24]" office:value-type="float" office:value="0" calcext:value-type="float">
            <text:p>0</text:p>
          </table:table-cell>
          <table:table-cell table:style-name="ce112" table:formula="of:=IF([.L25]&gt;0;[.M25]/(ROW([.N2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6" office:value-type="string" calcext:value-type="string">
            <text:p>Two CP</text:p>
          </table:table-cell>
          <table:table-cell table:style-name="ce126" table:formula="of:=SUM([.R13:.R15])" office:value-type="float" office:value="0" calcext:value-type="float">
            <text:p>0</text:p>
          </table:table-cell>
          <table:table-cell table:style-name="ce126" office:value-type="string" calcext:value-type="string">
            <text:p>Two CP</text:p>
          </table:table-cell>
          <table:table-cell table:style-name="ce126" table:formula="of:=SUM([.T13:.T15])" office:value-type="float" office:value="0" calcext:value-type="float">
            <text:p>0</text:p>
          </table:table-cell>
          <table:table-cell table:style-name="ce126" table:formula="of:=SUM([.U13:.U15])" office:value-type="float" office:value="0" calcext:value-type="float">
            <text:p>0</text:p>
          </table:table-cell>
          <table:table-cell table:style-name="ce126" table:formula="of:=SUM([.V13:.V15])" office:value-type="float" office:value="0" calcext:value-type="float">
            <text:p>0</text:p>
          </table:table-cell>
          <table:table-cell table:style-name="ce87" table:content-validation-name="val1" table:formula="of:=[.$T25]/([.$R25]-[.V25])" office:value-type="string" office:string-value="" calcext:value-type="error">
            <text:p>#DIV/0!</text:p>
          </table:table-cell>
          <table:table-cell table:style-name="ce147" table:content-validation-name="val16" table:formula="of:=IF([.I25]=0; &quot;&quot; ;([.L25]/(([.I25]*60)+[.J25])*600))">
            <text:p/>
          </table:table-cell>
          <table:table-cell table:style-name="ce155" table:content-validation-name="val17" table:formula="of:=IF([.L25]=0;&quot;&quot;;TIME(0;[.I25];[.J25])/[.L25])">
            <text:p/>
          </table:table-cell>
          <table:table-cell table:style-name="ce148" table:formula="of:=IF([.$A25]&lt;&gt;&quot;&quot;; IF([.Z25]=&quot;&quot;;NOW(); [.Z25]); &quot;&quot;)">
            <text:p/>
          </table:table-cell>
          <table:table-cell table:style-name="ce149" table:formula="of:=IF([.Z25]&lt;&gt;&quot;&quot;;[.Z25];&quot;&quot;)">
            <text:p/>
          </table:table-cell>
          <table:table-cell table:style-name="ce150" table:formula="of:=IF([.AA25]&lt;&gt;&quot;&quot;;[.AA25];&quot;&quot;)">
            <text:p/>
          </table:table-cell>
          <table:table-cell table:style-name="ce152" table:formula="of:=IF([.AB25]&lt;&gt;&quot;&quot;;[.AB2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6]&lt;&gt;0;[.A26]-[.A2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26]&gt;0;&quot;W&quot;;IF([.B26]&lt;0;&quot;L&quot;; IF([.A2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6]=0; &quot;&quot; ;([.H26]/(([.I26]*60)+[.J26])*600))">
            <text:p/>
          </table:table-cell>
          <table:table-cell table:style-name="ce100"/>
          <table:table-cell table:style-name="ce4" table:formula="of:=[.L26]+[.M25]" office:value-type="float" office:value="0" calcext:value-type="float">
            <text:p>0</text:p>
          </table:table-cell>
          <table:table-cell table:style-name="ce112" table:formula="of:=IF([.L26]&gt;0;[.M26]/(ROW([.N2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6" office:value-type="string" calcext:value-type="string">
            <text:p>Escort</text:p>
          </table:table-cell>
          <table:table-cell table:style-name="ce126" table:formula="of:=SUM([.R16:.R18])" office:value-type="float" office:value="0" calcext:value-type="float">
            <text:p>0</text:p>
          </table:table-cell>
          <table:table-cell table:style-name="ce126" office:value-type="string" calcext:value-type="string">
            <text:p>Escort</text:p>
          </table:table-cell>
          <table:table-cell table:style-name="ce126" table:formula="of:=SUM([.T16:.T18])" office:value-type="float" office:value="0" calcext:value-type="float">
            <text:p>0</text:p>
          </table:table-cell>
          <table:table-cell table:style-name="ce126" table:formula="of:=SUM([.U16:.U18])" office:value-type="float" office:value="0" calcext:value-type="float">
            <text:p>0</text:p>
          </table:table-cell>
          <table:table-cell table:style-name="ce126" table:formula="of:=SUM([.V16:.V18])" office:value-type="float" office:value="0" calcext:value-type="float">
            <text:p>0</text:p>
          </table:table-cell>
          <table:table-cell table:style-name="ce87" table:content-validation-name="val1" table:formula="of:=[.$T26]/([.$R26]-[.V26])" office:value-type="string" office:string-value="" calcext:value-type="error">
            <text:p>#DIV/0!</text:p>
          </table:table-cell>
          <table:table-cell table:style-name="ce147" table:content-validation-name="val16" table:formula="of:=IF([.I26]=0; &quot;&quot; ;([.L26]/(([.I26]*60)+[.J26])*600))">
            <text:p/>
          </table:table-cell>
          <table:table-cell table:style-name="ce155" table:content-validation-name="val17" table:formula="of:=IF([.L26]=0;&quot;&quot;;TIME(0;[.I26];[.J26])/[.L26])">
            <text:p/>
          </table:table-cell>
          <table:table-cell table:style-name="ce148" table:formula="of:=IF([.$A26]&lt;&gt;&quot;&quot;; IF([.Z26]=&quot;&quot;;NOW(); [.Z26]); &quot;&quot;)">
            <text:p/>
          </table:table-cell>
          <table:table-cell table:style-name="ce149" table:formula="of:=IF([.Z26]&lt;&gt;&quot;&quot;;[.Z26];&quot;&quot;)">
            <text:p/>
          </table:table-cell>
          <table:table-cell table:style-name="ce150" table:formula="of:=IF([.AA26]&lt;&gt;&quot;&quot;;[.AA26];&quot;&quot;)">
            <text:p/>
          </table:table-cell>
          <table:table-cell table:style-name="ce152" table:formula="of:=IF([.AB26]&lt;&gt;&quot;&quot;;[.AB2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7]&lt;&gt;0;[.A27]-[.A2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27]&gt;0;&quot;W&quot;;IF([.B27]&lt;0;&quot;L&quot;; IF([.A2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7]=0; &quot;&quot; ;([.H27]/(([.I27]*60)+[.J27])*600))">
            <text:p/>
          </table:table-cell>
          <table:table-cell table:style-name="ce100"/>
          <table:table-cell table:style-name="ce4" table:formula="of:=[.L27]+[.M26]" office:value-type="float" office:value="0" calcext:value-type="float">
            <text:p>0</text:p>
          </table:table-cell>
          <table:table-cell table:style-name="ce112" table:formula="of:=IF([.L27]&gt;0;[.M27]/(ROW([.N2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6" office:value-type="string" calcext:value-type="string">
            <text:p>Hybrid</text:p>
          </table:table-cell>
          <table:table-cell table:style-name="ce126" table:formula="of:=SUM([.R19:.R21])" office:value-type="float" office:value="0" calcext:value-type="float">
            <text:p>0</text:p>
          </table:table-cell>
          <table:table-cell table:style-name="ce126" office:value-type="string" calcext:value-type="string">
            <text:p>Hybrid</text:p>
          </table:table-cell>
          <table:table-cell table:style-name="ce126" table:formula="of:=SUM([.T19:.T21])" office:value-type="float" office:value="0" calcext:value-type="float">
            <text:p>0</text:p>
          </table:table-cell>
          <table:table-cell table:style-name="ce126" table:formula="of:=SUM([.U19:.U21])" office:value-type="float" office:value="0" calcext:value-type="float">
            <text:p>0</text:p>
          </table:table-cell>
          <table:table-cell table:style-name="ce126" table:formula="of:=SUM([.V19:.V21])" office:value-type="float" office:value="0" calcext:value-type="float">
            <text:p>0</text:p>
          </table:table-cell>
          <table:table-cell table:style-name="ce87" table:content-validation-name="val1" table:formula="of:=[.$T27]/([.$R27]-[.V27])" office:value-type="string" office:string-value="" calcext:value-type="error">
            <text:p>#DIV/0!</text:p>
          </table:table-cell>
          <table:table-cell table:style-name="ce147" table:content-validation-name="val16" table:formula="of:=IF([.I27]=0; &quot;&quot; ;([.L27]/(([.I27]*60)+[.J27])*600))">
            <text:p/>
          </table:table-cell>
          <table:table-cell table:style-name="ce155" table:content-validation-name="val17" table:formula="of:=IF([.L27]=0;&quot;&quot;;TIME(0;[.I27];[.J27])/[.L27])">
            <text:p/>
          </table:table-cell>
          <table:table-cell table:style-name="ce148" table:formula="of:=IF([.$A27]&lt;&gt;&quot;&quot;; IF([.Z27]=&quot;&quot;;NOW(); [.Z27]); &quot;&quot;)">
            <text:p/>
          </table:table-cell>
          <table:table-cell table:style-name="ce149" table:formula="of:=IF([.Z27]&lt;&gt;&quot;&quot;;[.Z27];&quot;&quot;)">
            <text:p/>
          </table:table-cell>
          <table:table-cell table:style-name="ce150" table:formula="of:=IF([.AA27]&lt;&gt;&quot;&quot;;[.AA27];&quot;&quot;)">
            <text:p/>
          </table:table-cell>
          <table:table-cell table:style-name="ce152" table:formula="of:=IF([.AB27]&lt;&gt;&quot;&quot;;[.AB2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8]&lt;&gt;0;[.A28]-[.A2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28]&gt;0;&quot;W&quot;;IF([.B28]&lt;0;&quot;L&quot;; IF([.A2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8]=0; &quot;&quot; ;([.H28]/(([.I28]*60)+[.J28])*600))">
            <text:p/>
          </table:table-cell>
          <table:table-cell table:style-name="ce100"/>
          <table:table-cell table:style-name="ce4" table:formula="of:=[.L28]+[.M27]" office:value-type="float" office:value="0" calcext:value-type="float">
            <text:p>0</text:p>
          </table:table-cell>
          <table:table-cell table:style-name="ce112" table:formula="of:=IF([.L28]&gt;0;[.M28]/(ROW([.N2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6" office:value-type="string" calcext:value-type="string">
            <text:p>Control</text:p>
          </table:table-cell>
          <table:table-cell table:style-name="ce126" table:formula="of:=SUM([.R22:.R24])" office:value-type="float" office:value="0" calcext:value-type="float">
            <text:p>0</text:p>
          </table:table-cell>
          <table:table-cell table:style-name="ce126" office:value-type="string" calcext:value-type="string">
            <text:p>Control</text:p>
          </table:table-cell>
          <table:table-cell table:style-name="ce126" table:formula="of:=SUM([.T22:.T24])" office:value-type="float" office:value="0" calcext:value-type="float">
            <text:p>0</text:p>
          </table:table-cell>
          <table:table-cell table:style-name="ce126" table:formula="of:=SUM([.U22:.U24])" office:value-type="float" office:value="0" calcext:value-type="float">
            <text:p>0</text:p>
          </table:table-cell>
          <table:table-cell table:style-name="ce126" table:formula="of:=SUM([.V22:.V24])" office:value-type="float" office:value="0" calcext:value-type="float">
            <text:p>0</text:p>
          </table:table-cell>
          <table:table-cell table:style-name="ce87" table:content-validation-name="val1" table:formula="of:=[.$T28]/([.$R28]-[.V28])" office:value-type="string" office:string-value="" calcext:value-type="error">
            <text:p>#DIV/0!</text:p>
          </table:table-cell>
          <table:table-cell table:style-name="ce147" table:content-validation-name="val16" table:formula="of:=IF([.I28]=0; &quot;&quot; ;([.L28]/(([.I28]*60)+[.J28])*600))">
            <text:p/>
          </table:table-cell>
          <table:table-cell table:style-name="ce155" table:content-validation-name="val17" table:formula="of:=IF([.L28]=0;&quot;&quot;;TIME(0;[.I28];[.J28])/[.L28])">
            <text:p/>
          </table:table-cell>
          <table:table-cell table:style-name="ce148" table:formula="of:=IF([.$A28]&lt;&gt;&quot;&quot;; IF([.Z28]=&quot;&quot;;NOW(); [.Z28]); &quot;&quot;)">
            <text:p/>
          </table:table-cell>
          <table:table-cell table:style-name="ce149" table:formula="of:=IF([.Z28]&lt;&gt;&quot;&quot;;[.Z28];&quot;&quot;)">
            <text:p/>
          </table:table-cell>
          <table:table-cell table:style-name="ce150" table:formula="of:=IF([.AA28]&lt;&gt;&quot;&quot;;[.AA28];&quot;&quot;)">
            <text:p/>
          </table:table-cell>
          <table:table-cell table:style-name="ce152" table:formula="of:=IF([.AB28]&lt;&gt;&quot;&quot;;[.AB2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9]&lt;&gt;0;[.A29]-[.A2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29]&gt;0;&quot;W&quot;;IF([.B29]&lt;0;&quot;L&quot;; IF([.A2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9]=0; &quot;&quot; ;([.H29]/(([.I29]*60)+[.J29])*600))">
            <text:p/>
          </table:table-cell>
          <table:table-cell table:style-name="ce100"/>
          <table:table-cell table:style-name="ce4" table:formula="of:=[.L29]+[.M28]" office:value-type="float" office:value="0" calcext:value-type="float">
            <text:p>0</text:p>
          </table:table-cell>
          <table:table-cell table:style-name="ce112" table:formula="of:=IF([.L29]&gt;0;[.M29]/(ROW([.N2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29]=0; &quot;&quot; ;([.L29]/(([.I29]*60)+[.J29])*600))">
            <text:p/>
          </table:table-cell>
          <table:table-cell table:style-name="ce155" table:content-validation-name="val17" table:formula="of:=IF([.L29]=0;&quot;&quot;;TIME(0;[.I29];[.J29])/[.L29])">
            <text:p/>
          </table:table-cell>
          <table:table-cell table:style-name="ce148" table:formula="of:=IF([.$A29]&lt;&gt;&quot;&quot;; IF([.Z29]=&quot;&quot;;NOW(); [.Z29]); &quot;&quot;)">
            <text:p/>
          </table:table-cell>
          <table:table-cell table:style-name="ce149" table:formula="of:=IF([.Z29]&lt;&gt;&quot;&quot;;[.Z29];&quot;&quot;)">
            <text:p/>
          </table:table-cell>
          <table:table-cell table:style-name="ce150" table:formula="of:=IF([.AA29]&lt;&gt;&quot;&quot;;[.AA29];&quot;&quot;)">
            <text:p/>
          </table:table-cell>
          <table:table-cell table:style-name="ce152" table:formula="of:=IF([.AB29]&lt;&gt;&quot;&quot;;[.AB2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0]&lt;&gt;0;[.A30]-[.A2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30]&gt;0;&quot;W&quot;;IF([.B30]&lt;0;&quot;L&quot;; IF([.A3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0]=0; &quot;&quot; ;([.H30]/(([.I30]*60)+[.J30])*600))">
            <text:p/>
          </table:table-cell>
          <table:table-cell table:style-name="ce100"/>
          <table:table-cell table:style-name="ce4" table:formula="of:=[.L30]+[.M29]" office:value-type="float" office:value="0" calcext:value-type="float">
            <text:p>0</text:p>
          </table:table-cell>
          <table:table-cell table:style-name="ce112" table:formula="of:=IF([.L30]&gt;0;[.M30]/(ROW([.N3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0]=0; &quot;&quot; ;([.L30]/(([.I30]*60)+[.J30])*600))">
            <text:p/>
          </table:table-cell>
          <table:table-cell table:style-name="ce155" table:content-validation-name="val17" table:formula="of:=IF([.L30]=0;&quot;&quot;;TIME(0;[.I30];[.J30])/[.L30])">
            <text:p/>
          </table:table-cell>
          <table:table-cell table:style-name="ce148" table:formula="of:=IF([.$A30]&lt;&gt;&quot;&quot;; IF([.Z30]=&quot;&quot;;NOW(); [.Z30]); &quot;&quot;)">
            <text:p/>
          </table:table-cell>
          <table:table-cell table:style-name="ce149" table:formula="of:=IF([.Z30]&lt;&gt;&quot;&quot;;[.Z30];&quot;&quot;)">
            <text:p/>
          </table:table-cell>
          <table:table-cell table:style-name="ce150" table:formula="of:=IF([.AA30]&lt;&gt;&quot;&quot;;[.AA30];&quot;&quot;)">
            <text:p/>
          </table:table-cell>
          <table:table-cell table:style-name="ce152" table:formula="of:=IF([.AB30]&lt;&gt;&quot;&quot;;[.AB3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1]&lt;&gt;0;[.A31]-[.A3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31]&gt;0;&quot;W&quot;;IF([.B31]&lt;0;&quot;L&quot;; IF([.A3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1]=0; &quot;&quot; ;([.H31]/(([.I31]*60)+[.J31])*600))">
            <text:p/>
          </table:table-cell>
          <table:table-cell table:style-name="ce100"/>
          <table:table-cell table:style-name="ce4" table:formula="of:=[.L31]+[.M30]" office:value-type="float" office:value="0" calcext:value-type="float">
            <text:p>0</text:p>
          </table:table-cell>
          <table:table-cell table:style-name="ce112" table:formula="of:=IF([.L31]&gt;0;[.M31]/(ROW([.N3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1]=0; &quot;&quot; ;([.L31]/(([.I31]*60)+[.J31])*600))">
            <text:p/>
          </table:table-cell>
          <table:table-cell table:style-name="ce155" table:content-validation-name="val17" table:formula="of:=IF([.L31]=0;&quot;&quot;;TIME(0;[.I31];[.J31])/[.L31])">
            <text:p/>
          </table:table-cell>
          <table:table-cell table:style-name="ce148" table:formula="of:=IF([.$A31]&lt;&gt;&quot;&quot;; IF([.Z31]=&quot;&quot;;NOW(); [.Z31]); &quot;&quot;)">
            <text:p/>
          </table:table-cell>
          <table:table-cell table:style-name="ce149" table:formula="of:=IF([.Z31]&lt;&gt;&quot;&quot;;[.Z31];&quot;&quot;)">
            <text:p/>
          </table:table-cell>
          <table:table-cell table:style-name="ce150" table:formula="of:=IF([.AA31]&lt;&gt;&quot;&quot;;[.AA31];&quot;&quot;)">
            <text:p/>
          </table:table-cell>
          <table:table-cell table:style-name="ce152" table:formula="of:=IF([.AB31]&lt;&gt;&quot;&quot;;[.AB3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2]&lt;&gt;0;[.A32]-[.A3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32]&gt;0;&quot;W&quot;;IF([.B32]&lt;0;&quot;L&quot;; IF([.A3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2]=0; &quot;&quot; ;([.H32]/(([.I32]*60)+[.J32])*600))">
            <text:p/>
          </table:table-cell>
          <table:table-cell table:style-name="ce100"/>
          <table:table-cell table:style-name="ce4" table:formula="of:=[.L32]+[.M31]" office:value-type="float" office:value="0" calcext:value-type="float">
            <text:p>0</text:p>
          </table:table-cell>
          <table:table-cell table:style-name="ce112" table:formula="of:=IF([.L32]&gt;0;[.M32]/(ROW([.N3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2]=0; &quot;&quot; ;([.L32]/(([.I32]*60)+[.J32])*600))">
            <text:p/>
          </table:table-cell>
          <table:table-cell table:style-name="ce155" table:content-validation-name="val17" table:formula="of:=IF([.L32]=0;&quot;&quot;;TIME(0;[.I32];[.J32])/[.L32])">
            <text:p/>
          </table:table-cell>
          <table:table-cell table:style-name="ce148" table:formula="of:=IF([.$A32]&lt;&gt;&quot;&quot;; IF([.Z32]=&quot;&quot;;NOW(); [.Z32]); &quot;&quot;)">
            <text:p/>
          </table:table-cell>
          <table:table-cell table:style-name="ce149" table:formula="of:=IF([.Z32]&lt;&gt;&quot;&quot;;[.Z32];&quot;&quot;)">
            <text:p/>
          </table:table-cell>
          <table:table-cell table:style-name="ce150" table:formula="of:=IF([.AA32]&lt;&gt;&quot;&quot;;[.AA32];&quot;&quot;)">
            <text:p/>
          </table:table-cell>
          <table:table-cell table:style-name="ce152" table:formula="of:=IF([.AB32]&lt;&gt;&quot;&quot;;[.AB3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3]&lt;&gt;0;[.A33]-[.A3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33]&gt;0;&quot;W&quot;;IF([.B33]&lt;0;&quot;L&quot;; IF([.A3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3]=0; &quot;&quot; ;([.H33]/(([.I33]*60)+[.J33])*600))">
            <text:p/>
          </table:table-cell>
          <table:table-cell table:style-name="ce100"/>
          <table:table-cell table:style-name="ce4" table:formula="of:=[.L33]+[.M32]" office:value-type="float" office:value="0" calcext:value-type="float">
            <text:p>0</text:p>
          </table:table-cell>
          <table:table-cell table:style-name="ce112" table:formula="of:=IF([.L33]&gt;0;[.M33]/(ROW([.N3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3]=0; &quot;&quot; ;([.L33]/(([.I33]*60)+[.J33])*600))">
            <text:p/>
          </table:table-cell>
          <table:table-cell table:style-name="ce155" table:content-validation-name="val17" table:formula="of:=IF([.L33]=0;&quot;&quot;;TIME(0;[.I33];[.J33])/[.L33])">
            <text:p/>
          </table:table-cell>
          <table:table-cell table:style-name="ce148" table:formula="of:=IF([.$A33]&lt;&gt;&quot;&quot;; IF([.Z33]=&quot;&quot;;NOW(); [.Z33]); &quot;&quot;)">
            <text:p/>
          </table:table-cell>
          <table:table-cell table:style-name="ce149" table:formula="of:=IF([.Z33]&lt;&gt;&quot;&quot;;[.Z33];&quot;&quot;)">
            <text:p/>
          </table:table-cell>
          <table:table-cell table:style-name="ce150" table:formula="of:=IF([.AA33]&lt;&gt;&quot;&quot;;[.AA33];&quot;&quot;)">
            <text:p/>
          </table:table-cell>
          <table:table-cell table:style-name="ce152" table:formula="of:=IF([.AB33]&lt;&gt;&quot;&quot;;[.AB3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4]&lt;&gt;0;[.A34]-[.A3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34]&gt;0;&quot;W&quot;;IF([.B34]&lt;0;&quot;L&quot;; IF([.A3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4]=0; &quot;&quot; ;([.H34]/(([.I34]*60)+[.J34])*600))">
            <text:p/>
          </table:table-cell>
          <table:table-cell table:style-name="ce100"/>
          <table:table-cell table:style-name="ce4" table:formula="of:=[.L34]+[.M33]" office:value-type="float" office:value="0" calcext:value-type="float">
            <text:p>0</text:p>
          </table:table-cell>
          <table:table-cell table:style-name="ce112" table:formula="of:=IF([.L34]&gt;0;[.M34]/(ROW([.N3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4]=0; &quot;&quot; ;([.L34]/(([.I34]*60)+[.J34])*600))">
            <text:p/>
          </table:table-cell>
          <table:table-cell table:style-name="ce155" table:content-validation-name="val17" table:formula="of:=IF([.L34]=0;&quot;&quot;;TIME(0;[.I34];[.J34])/[.L34])">
            <text:p/>
          </table:table-cell>
          <table:table-cell table:style-name="ce148" table:formula="of:=IF([.$A34]&lt;&gt;&quot;&quot;; IF([.Z34]=&quot;&quot;;NOW(); [.Z34]); &quot;&quot;)">
            <text:p/>
          </table:table-cell>
          <table:table-cell table:style-name="ce149" table:formula="of:=IF([.Z34]&lt;&gt;&quot;&quot;;[.Z34];&quot;&quot;)">
            <text:p/>
          </table:table-cell>
          <table:table-cell table:style-name="ce150" table:formula="of:=IF([.AA34]&lt;&gt;&quot;&quot;;[.AA34];&quot;&quot;)">
            <text:p/>
          </table:table-cell>
          <table:table-cell table:style-name="ce152" table:formula="of:=IF([.AB34]&lt;&gt;&quot;&quot;;[.AB3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5]&lt;&gt;0;[.A35]-[.A3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35]&gt;0;&quot;W&quot;;IF([.B35]&lt;0;&quot;L&quot;; IF([.A3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5]=0; &quot;&quot; ;([.H35]/(([.I35]*60)+[.J35])*600))">
            <text:p/>
          </table:table-cell>
          <table:table-cell table:style-name="ce100"/>
          <table:table-cell table:style-name="ce4" table:formula="of:=[.L35]+[.M34]" office:value-type="float" office:value="0" calcext:value-type="float">
            <text:p>0</text:p>
          </table:table-cell>
          <table:table-cell table:style-name="ce112" table:formula="of:=IF([.L35]&gt;0;[.M35]/(ROW([.N3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5]=0; &quot;&quot; ;([.L35]/(([.I35]*60)+[.J35])*600))">
            <text:p/>
          </table:table-cell>
          <table:table-cell table:style-name="ce155" table:content-validation-name="val17" table:formula="of:=IF([.L35]=0;&quot;&quot;;TIME(0;[.I35];[.J35])/[.L35])">
            <text:p/>
          </table:table-cell>
          <table:table-cell table:style-name="ce148" table:formula="of:=IF([.$A35]&lt;&gt;&quot;&quot;; IF([.Z35]=&quot;&quot;;NOW(); [.Z35]); &quot;&quot;)">
            <text:p/>
          </table:table-cell>
          <table:table-cell table:style-name="ce149" table:formula="of:=IF([.Z35]&lt;&gt;&quot;&quot;;[.Z35];&quot;&quot;)">
            <text:p/>
          </table:table-cell>
          <table:table-cell table:style-name="ce150" table:formula="of:=IF([.AA35]&lt;&gt;&quot;&quot;;[.AA35];&quot;&quot;)">
            <text:p/>
          </table:table-cell>
          <table:table-cell table:style-name="ce152" table:formula="of:=IF([.AB35]&lt;&gt;&quot;&quot;;[.AB3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6]&lt;&gt;0;[.A36]-[.A3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36]&gt;0;&quot;W&quot;;IF([.B36]&lt;0;&quot;L&quot;; IF([.A3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6]=0; &quot;&quot; ;([.H36]/(([.I36]*60)+[.J36])*600))">
            <text:p/>
          </table:table-cell>
          <table:table-cell table:style-name="ce100"/>
          <table:table-cell table:style-name="ce4" table:formula="of:=[.L36]+[.M35]" office:value-type="float" office:value="0" calcext:value-type="float">
            <text:p>0</text:p>
          </table:table-cell>
          <table:table-cell table:style-name="ce112" table:formula="of:=IF([.L36]&gt;0;[.M36]/(ROW([.N3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6]=0; &quot;&quot; ;([.L36]/(([.I36]*60)+[.J36])*600))">
            <text:p/>
          </table:table-cell>
          <table:table-cell table:style-name="ce155" table:content-validation-name="val17" table:formula="of:=IF([.L36]=0;&quot;&quot;;TIME(0;[.I36];[.J36])/[.L36])">
            <text:p/>
          </table:table-cell>
          <table:table-cell table:style-name="ce148" table:formula="of:=IF([.$A36]&lt;&gt;&quot;&quot;; IF([.Z36]=&quot;&quot;;NOW(); [.Z36]); &quot;&quot;)">
            <text:p/>
          </table:table-cell>
          <table:table-cell table:style-name="ce149" table:formula="of:=IF([.Z36]&lt;&gt;&quot;&quot;;[.Z36];&quot;&quot;)">
            <text:p/>
          </table:table-cell>
          <table:table-cell table:style-name="ce150" table:formula="of:=IF([.AA36]&lt;&gt;&quot;&quot;;[.AA36];&quot;&quot;)">
            <text:p/>
          </table:table-cell>
          <table:table-cell table:style-name="ce152" table:formula="of:=IF([.AB36]&lt;&gt;&quot;&quot;;[.AB3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7]&lt;&gt;0;[.A37]-[.A3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37]&gt;0;&quot;W&quot;;IF([.B37]&lt;0;&quot;L&quot;; IF([.A3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7]=0; &quot;&quot; ;([.H37]/(([.I37]*60)+[.J37])*600))">
            <text:p/>
          </table:table-cell>
          <table:table-cell table:style-name="ce100"/>
          <table:table-cell table:style-name="ce4" table:formula="of:=[.L37]+[.M36]" office:value-type="float" office:value="0" calcext:value-type="float">
            <text:p>0</text:p>
          </table:table-cell>
          <table:table-cell table:style-name="ce112" table:formula="of:=IF([.L37]&gt;0;[.M37]/(ROW([.N3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7]=0; &quot;&quot; ;([.L37]/(([.I37]*60)+[.J37])*600))">
            <text:p/>
          </table:table-cell>
          <table:table-cell table:style-name="ce155" table:content-validation-name="val17" table:formula="of:=IF([.L37]=0;&quot;&quot;;TIME(0;[.I37];[.J37])/[.L37])">
            <text:p/>
          </table:table-cell>
          <table:table-cell table:style-name="ce148" table:formula="of:=IF([.$A37]&lt;&gt;&quot;&quot;; IF([.Z37]=&quot;&quot;;NOW(); [.Z37]); &quot;&quot;)">
            <text:p/>
          </table:table-cell>
          <table:table-cell table:style-name="ce149" table:formula="of:=IF([.Z37]&lt;&gt;&quot;&quot;;[.Z37];&quot;&quot;)">
            <text:p/>
          </table:table-cell>
          <table:table-cell table:style-name="ce150" table:formula="of:=IF([.AA37]&lt;&gt;&quot;&quot;;[.AA37];&quot;&quot;)">
            <text:p/>
          </table:table-cell>
          <table:table-cell table:style-name="ce152" table:formula="of:=IF([.AB37]&lt;&gt;&quot;&quot;;[.AB3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8]&lt;&gt;0;[.A38]-[.A3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38]&gt;0;&quot;W&quot;;IF([.B38]&lt;0;&quot;L&quot;; IF([.A3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8]=0; &quot;&quot; ;([.H38]/(([.I38]*60)+[.J38])*600))">
            <text:p/>
          </table:table-cell>
          <table:table-cell table:style-name="ce100"/>
          <table:table-cell table:style-name="ce4" table:formula="of:=[.L38]+[.M37]" office:value-type="float" office:value="0" calcext:value-type="float">
            <text:p>0</text:p>
          </table:table-cell>
          <table:table-cell table:style-name="ce112" table:formula="of:=IF([.L38]&gt;0;[.M38]/(ROW([.N3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8]=0; &quot;&quot; ;([.L38]/(([.I38]*60)+[.J38])*600))">
            <text:p/>
          </table:table-cell>
          <table:table-cell table:style-name="ce155" table:content-validation-name="val17" table:formula="of:=IF([.L38]=0;&quot;&quot;;TIME(0;[.I38];[.J38])/[.L38])">
            <text:p/>
          </table:table-cell>
          <table:table-cell table:style-name="ce148" table:formula="of:=IF([.$A38]&lt;&gt;&quot;&quot;; IF([.Z38]=&quot;&quot;;NOW(); [.Z38]); &quot;&quot;)">
            <text:p/>
          </table:table-cell>
          <table:table-cell table:style-name="ce149" table:formula="of:=IF([.Z38]&lt;&gt;&quot;&quot;;[.Z38];&quot;&quot;)">
            <text:p/>
          </table:table-cell>
          <table:table-cell table:style-name="ce150" table:formula="of:=IF([.AA38]&lt;&gt;&quot;&quot;;[.AA38];&quot;&quot;)">
            <text:p/>
          </table:table-cell>
          <table:table-cell table:style-name="ce152" table:formula="of:=IF([.AB38]&lt;&gt;&quot;&quot;;[.AB3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39]&lt;&gt;0;[.A39]-[.A3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39]&gt;0;&quot;W&quot;;IF([.B39]&lt;0;&quot;L&quot;; IF([.A3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39]=0; &quot;&quot; ;([.H39]/(([.I39]*60)+[.J39])*600))">
            <text:p/>
          </table:table-cell>
          <table:table-cell table:style-name="ce100"/>
          <table:table-cell table:style-name="ce4" table:formula="of:=[.L39]+[.M38]" office:value-type="float" office:value="0" calcext:value-type="float">
            <text:p>0</text:p>
          </table:table-cell>
          <table:table-cell table:style-name="ce112" table:formula="of:=IF([.L39]&gt;0;[.M39]/(ROW([.N3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39]=0; &quot;&quot; ;([.L39]/(([.I39]*60)+[.J39])*600))">
            <text:p/>
          </table:table-cell>
          <table:table-cell table:style-name="ce155" table:content-validation-name="val17" table:formula="of:=IF([.L39]=0;&quot;&quot;;TIME(0;[.I39];[.J39])/[.L39])">
            <text:p/>
          </table:table-cell>
          <table:table-cell table:style-name="ce148" table:formula="of:=IF([.$A39]&lt;&gt;&quot;&quot;; IF([.Z39]=&quot;&quot;;NOW(); [.Z39]); &quot;&quot;)">
            <text:p/>
          </table:table-cell>
          <table:table-cell table:style-name="ce149" table:formula="of:=IF([.Z39]&lt;&gt;&quot;&quot;;[.Z39];&quot;&quot;)">
            <text:p/>
          </table:table-cell>
          <table:table-cell table:style-name="ce150" table:formula="of:=IF([.AA39]&lt;&gt;&quot;&quot;;[.AA39];&quot;&quot;)">
            <text:p/>
          </table:table-cell>
          <table:table-cell table:style-name="ce152" table:formula="of:=IF([.AB39]&lt;&gt;&quot;&quot;;[.AB3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0]&lt;&gt;0;[.A40]-[.A3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40]&gt;0;&quot;W&quot;;IF([.B40]&lt;0;&quot;L&quot;; IF([.A4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0]=0; &quot;&quot; ;([.H40]/(([.I40]*60)+[.J40])*600))">
            <text:p/>
          </table:table-cell>
          <table:table-cell table:style-name="ce100"/>
          <table:table-cell table:style-name="ce4" table:formula="of:=[.L40]+[.M39]" office:value-type="float" office:value="0" calcext:value-type="float">
            <text:p>0</text:p>
          </table:table-cell>
          <table:table-cell table:style-name="ce112" table:formula="of:=IF([.L40]&gt;0;[.M40]/(ROW([.N4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0]=0; &quot;&quot; ;([.L40]/(([.I40]*60)+[.J40])*600))">
            <text:p/>
          </table:table-cell>
          <table:table-cell table:style-name="ce155" table:content-validation-name="val17" table:formula="of:=IF([.L40]=0;&quot;&quot;;TIME(0;[.I40];[.J40])/[.L40])">
            <text:p/>
          </table:table-cell>
          <table:table-cell table:style-name="ce148" table:formula="of:=IF([.$A40]&lt;&gt;&quot;&quot;; IF([.Z40]=&quot;&quot;;NOW(); [.Z40]); &quot;&quot;)">
            <text:p/>
          </table:table-cell>
          <table:table-cell table:style-name="ce149" table:formula="of:=IF([.Z40]&lt;&gt;&quot;&quot;;[.Z40];&quot;&quot;)">
            <text:p/>
          </table:table-cell>
          <table:table-cell table:style-name="ce150" table:formula="of:=IF([.AA40]&lt;&gt;&quot;&quot;;[.AA40];&quot;&quot;)">
            <text:p/>
          </table:table-cell>
          <table:table-cell table:style-name="ce152" table:formula="of:=IF([.AB40]&lt;&gt;&quot;&quot;;[.AB4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1]&lt;&gt;0;[.A41]-[.A4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41]&gt;0;&quot;W&quot;;IF([.B41]&lt;0;&quot;L&quot;; IF([.A4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1]=0; &quot;&quot; ;([.H41]/(([.I41]*60)+[.J41])*600))">
            <text:p/>
          </table:table-cell>
          <table:table-cell table:style-name="ce100"/>
          <table:table-cell table:style-name="ce4" table:formula="of:=[.L41]+[.M40]" office:value-type="float" office:value="0" calcext:value-type="float">
            <text:p>0</text:p>
          </table:table-cell>
          <table:table-cell table:style-name="ce112" table:formula="of:=IF([.L41]&gt;0;[.M41]/(ROW([.N4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1]=0; &quot;&quot; ;([.L41]/(([.I41]*60)+[.J41])*600))">
            <text:p/>
          </table:table-cell>
          <table:table-cell table:style-name="ce155" table:content-validation-name="val17" table:formula="of:=IF([.L41]=0;&quot;&quot;;TIME(0;[.I41];[.J41])/[.L41])">
            <text:p/>
          </table:table-cell>
          <table:table-cell table:style-name="ce148" table:formula="of:=IF([.$A41]&lt;&gt;&quot;&quot;; IF([.Z41]=&quot;&quot;;NOW(); [.Z41]); &quot;&quot;)">
            <text:p/>
          </table:table-cell>
          <table:table-cell table:style-name="ce149" table:formula="of:=IF([.Z41]&lt;&gt;&quot;&quot;;[.Z41];&quot;&quot;)">
            <text:p/>
          </table:table-cell>
          <table:table-cell table:style-name="ce150" table:formula="of:=IF([.AA41]&lt;&gt;&quot;&quot;;[.AA41];&quot;&quot;)">
            <text:p/>
          </table:table-cell>
          <table:table-cell table:style-name="ce152" table:formula="of:=IF([.AB41]&lt;&gt;&quot;&quot;;[.AB4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2]&lt;&gt;0;[.A42]-[.A4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42]&gt;0;&quot;W&quot;;IF([.B42]&lt;0;&quot;L&quot;; IF([.A4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2]=0; &quot;&quot; ;([.H42]/(([.I42]*60)+[.J42])*600))">
            <text:p/>
          </table:table-cell>
          <table:table-cell table:style-name="ce100"/>
          <table:table-cell table:style-name="ce4" table:formula="of:=[.L42]+[.M41]" office:value-type="float" office:value="0" calcext:value-type="float">
            <text:p>0</text:p>
          </table:table-cell>
          <table:table-cell table:style-name="ce112" table:formula="of:=IF([.L42]&gt;0;[.M42]/(ROW([.N4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2]=0; &quot;&quot; ;([.L42]/(([.I42]*60)+[.J42])*600))">
            <text:p/>
          </table:table-cell>
          <table:table-cell table:style-name="ce155" table:content-validation-name="val17" table:formula="of:=IF([.L42]=0;&quot;&quot;;TIME(0;[.I42];[.J42])/[.L42])">
            <text:p/>
          </table:table-cell>
          <table:table-cell table:style-name="ce148" table:formula="of:=IF([.$A42]&lt;&gt;&quot;&quot;; IF([.Z42]=&quot;&quot;;NOW(); [.Z42]); &quot;&quot;)">
            <text:p/>
          </table:table-cell>
          <table:table-cell table:style-name="ce149" table:formula="of:=IF([.Z42]&lt;&gt;&quot;&quot;;[.Z42];&quot;&quot;)">
            <text:p/>
          </table:table-cell>
          <table:table-cell table:style-name="ce150" table:formula="of:=IF([.AA42]&lt;&gt;&quot;&quot;;[.AA42];&quot;&quot;)">
            <text:p/>
          </table:table-cell>
          <table:table-cell table:style-name="ce152" table:formula="of:=IF([.AB42]&lt;&gt;&quot;&quot;;[.AB4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3]&lt;&gt;0;[.A43]-[.A4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43]&gt;0;&quot;W&quot;;IF([.B43]&lt;0;&quot;L&quot;; IF([.A4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3]=0; &quot;&quot; ;([.H43]/(([.I43]*60)+[.J43])*600))">
            <text:p/>
          </table:table-cell>
          <table:table-cell table:style-name="ce100"/>
          <table:table-cell table:style-name="ce4" table:formula="of:=[.L43]+[.M42]" office:value-type="float" office:value="0" calcext:value-type="float">
            <text:p>0</text:p>
          </table:table-cell>
          <table:table-cell table:style-name="ce112" table:formula="of:=IF([.L43]&gt;0;[.M43]/(ROW([.N4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3]=0; &quot;&quot; ;([.L43]/(([.I43]*60)+[.J43])*600))">
            <text:p/>
          </table:table-cell>
          <table:table-cell table:style-name="ce155" table:content-validation-name="val17" table:formula="of:=IF([.L43]=0;&quot;&quot;;TIME(0;[.I43];[.J43])/[.L43])">
            <text:p/>
          </table:table-cell>
          <table:table-cell table:style-name="ce148" table:formula="of:=IF([.$A43]&lt;&gt;&quot;&quot;; IF([.Z43]=&quot;&quot;;NOW(); [.Z43]); &quot;&quot;)">
            <text:p/>
          </table:table-cell>
          <table:table-cell table:style-name="ce149" table:formula="of:=IF([.Z43]&lt;&gt;&quot;&quot;;[.Z43];&quot;&quot;)">
            <text:p/>
          </table:table-cell>
          <table:table-cell table:style-name="ce150" table:formula="of:=IF([.AA43]&lt;&gt;&quot;&quot;;[.AA43];&quot;&quot;)">
            <text:p/>
          </table:table-cell>
          <table:table-cell table:style-name="ce152" table:formula="of:=IF([.AB43]&lt;&gt;&quot;&quot;;[.AB4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4]&lt;&gt;0;[.A44]-[.A4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44]&gt;0;&quot;W&quot;;IF([.B44]&lt;0;&quot;L&quot;; IF([.A4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4]=0; &quot;&quot; ;([.H44]/(([.I44]*60)+[.J44])*600))">
            <text:p/>
          </table:table-cell>
          <table:table-cell table:style-name="ce100"/>
          <table:table-cell table:style-name="ce4" table:formula="of:=[.L44]+[.M43]" office:value-type="float" office:value="0" calcext:value-type="float">
            <text:p>0</text:p>
          </table:table-cell>
          <table:table-cell table:style-name="ce112" table:formula="of:=IF([.L44]&gt;0;[.M44]/(ROW([.N4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4]=0; &quot;&quot; ;([.L44]/(([.I44]*60)+[.J44])*600))">
            <text:p/>
          </table:table-cell>
          <table:table-cell table:style-name="ce155" table:content-validation-name="val17" table:formula="of:=IF([.L44]=0;&quot;&quot;;TIME(0;[.I44];[.J44])/[.L44])">
            <text:p/>
          </table:table-cell>
          <table:table-cell table:style-name="ce148" table:formula="of:=IF([.$A44]&lt;&gt;&quot;&quot;; IF([.Z44]=&quot;&quot;;NOW(); [.Z44]); &quot;&quot;)">
            <text:p/>
          </table:table-cell>
          <table:table-cell table:style-name="ce149" table:formula="of:=IF([.Z44]&lt;&gt;&quot;&quot;;[.Z44];&quot;&quot;)">
            <text:p/>
          </table:table-cell>
          <table:table-cell table:style-name="ce150" table:formula="of:=IF([.AA44]&lt;&gt;&quot;&quot;;[.AA44];&quot;&quot;)">
            <text:p/>
          </table:table-cell>
          <table:table-cell table:style-name="ce152" table:formula="of:=IF([.AB44]&lt;&gt;&quot;&quot;;[.AB4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5]&lt;&gt;0;[.A45]-[.A4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45]&gt;0;&quot;W&quot;;IF([.B45]&lt;0;&quot;L&quot;; IF([.A4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5]=0; &quot;&quot; ;([.H45]/(([.I45]*60)+[.J45])*600))">
            <text:p/>
          </table:table-cell>
          <table:table-cell table:style-name="ce100"/>
          <table:table-cell table:style-name="ce4" table:formula="of:=[.L45]+[.M44]" office:value-type="float" office:value="0" calcext:value-type="float">
            <text:p>0</text:p>
          </table:table-cell>
          <table:table-cell table:style-name="ce112" table:formula="of:=IF([.L45]&gt;0;[.M45]/(ROW([.N4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5]=0; &quot;&quot; ;([.L45]/(([.I45]*60)+[.J45])*600))">
            <text:p/>
          </table:table-cell>
          <table:table-cell table:style-name="ce155" table:content-validation-name="val17" table:formula="of:=IF([.L45]=0;&quot;&quot;;TIME(0;[.I45];[.J45])/[.L45])">
            <text:p/>
          </table:table-cell>
          <table:table-cell table:style-name="ce148" table:formula="of:=IF([.$A45]&lt;&gt;&quot;&quot;; IF([.Z45]=&quot;&quot;;NOW(); [.Z45]); &quot;&quot;)">
            <text:p/>
          </table:table-cell>
          <table:table-cell table:style-name="ce149" table:formula="of:=IF([.Z45]&lt;&gt;&quot;&quot;;[.Z45];&quot;&quot;)">
            <text:p/>
          </table:table-cell>
          <table:table-cell table:style-name="ce150" table:formula="of:=IF([.AA45]&lt;&gt;&quot;&quot;;[.AA45];&quot;&quot;)">
            <text:p/>
          </table:table-cell>
          <table:table-cell table:style-name="ce152" table:formula="of:=IF([.AB45]&lt;&gt;&quot;&quot;;[.AB4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6]&lt;&gt;0;[.A46]-[.A4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46]&gt;0;&quot;W&quot;;IF([.B46]&lt;0;&quot;L&quot;; IF([.A4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6]=0; &quot;&quot; ;([.H46]/(([.I46]*60)+[.J46])*600))">
            <text:p/>
          </table:table-cell>
          <table:table-cell table:style-name="ce100"/>
          <table:table-cell table:style-name="ce4" table:formula="of:=[.L46]+[.M45]" office:value-type="float" office:value="0" calcext:value-type="float">
            <text:p>0</text:p>
          </table:table-cell>
          <table:table-cell table:style-name="ce112" table:formula="of:=IF([.L46]&gt;0;[.M46]/(ROW([.N4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6]=0; &quot;&quot; ;([.L46]/(([.I46]*60)+[.J46])*600))">
            <text:p/>
          </table:table-cell>
          <table:table-cell table:style-name="ce155" table:content-validation-name="val17" table:formula="of:=IF([.L46]=0;&quot;&quot;;TIME(0;[.I46];[.J46])/[.L46])">
            <text:p/>
          </table:table-cell>
          <table:table-cell table:style-name="ce148" table:formula="of:=IF([.$A46]&lt;&gt;&quot;&quot;; IF([.Z46]=&quot;&quot;;NOW(); [.Z46]); &quot;&quot;)">
            <text:p/>
          </table:table-cell>
          <table:table-cell table:style-name="ce149" table:formula="of:=IF([.Z46]&lt;&gt;&quot;&quot;;[.Z46];&quot;&quot;)">
            <text:p/>
          </table:table-cell>
          <table:table-cell table:style-name="ce150" table:formula="of:=IF([.AA46]&lt;&gt;&quot;&quot;;[.AA46];&quot;&quot;)">
            <text:p/>
          </table:table-cell>
          <table:table-cell table:style-name="ce152" table:formula="of:=IF([.AB46]&lt;&gt;&quot;&quot;;[.AB4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7]&lt;&gt;0;[.A47]-[.A4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47]&gt;0;&quot;W&quot;;IF([.B47]&lt;0;&quot;L&quot;; IF([.A4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7]=0; &quot;&quot; ;([.H47]/(([.I47]*60)+[.J47])*600))">
            <text:p/>
          </table:table-cell>
          <table:table-cell table:style-name="ce100"/>
          <table:table-cell table:style-name="ce4" table:formula="of:=[.L47]+[.M46]" office:value-type="float" office:value="0" calcext:value-type="float">
            <text:p>0</text:p>
          </table:table-cell>
          <table:table-cell table:style-name="ce112" table:formula="of:=IF([.L47]&gt;0;[.M47]/(ROW([.N4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7]=0; &quot;&quot; ;([.L47]/(([.I47]*60)+[.J47])*600))">
            <text:p/>
          </table:table-cell>
          <table:table-cell table:style-name="ce155" table:content-validation-name="val17" table:formula="of:=IF([.L47]=0;&quot;&quot;;TIME(0;[.I47];[.J47])/[.L47])">
            <text:p/>
          </table:table-cell>
          <table:table-cell table:style-name="ce148" table:formula="of:=IF([.$A47]&lt;&gt;&quot;&quot;; IF([.Z47]=&quot;&quot;;NOW(); [.Z47]); &quot;&quot;)">
            <text:p/>
          </table:table-cell>
          <table:table-cell table:style-name="ce149" table:formula="of:=IF([.Z47]&lt;&gt;&quot;&quot;;[.Z47];&quot;&quot;)">
            <text:p/>
          </table:table-cell>
          <table:table-cell table:style-name="ce150" table:formula="of:=IF([.AA47]&lt;&gt;&quot;&quot;;[.AA47];&quot;&quot;)">
            <text:p/>
          </table:table-cell>
          <table:table-cell table:style-name="ce152" table:formula="of:=IF([.AB47]&lt;&gt;&quot;&quot;;[.AB4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8]&lt;&gt;0;[.A48]-[.A4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48]&gt;0;&quot;W&quot;;IF([.B48]&lt;0;&quot;L&quot;; IF([.A4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8]=0; &quot;&quot; ;([.H48]/(([.I48]*60)+[.J48])*600))">
            <text:p/>
          </table:table-cell>
          <table:table-cell table:style-name="ce100"/>
          <table:table-cell table:style-name="ce4" table:formula="of:=[.L48]+[.M47]" office:value-type="float" office:value="0" calcext:value-type="float">
            <text:p>0</text:p>
          </table:table-cell>
          <table:table-cell table:style-name="ce112" table:formula="of:=IF([.L48]&gt;0;[.M48]/(ROW([.N4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8]=0; &quot;&quot; ;([.L48]/(([.I48]*60)+[.J48])*600))">
            <text:p/>
          </table:table-cell>
          <table:table-cell table:style-name="ce155" table:content-validation-name="val17" table:formula="of:=IF([.L48]=0;&quot;&quot;;TIME(0;[.I48];[.J48])/[.L48])">
            <text:p/>
          </table:table-cell>
          <table:table-cell table:style-name="ce148" table:formula="of:=IF([.$A48]&lt;&gt;&quot;&quot;; IF([.Z48]=&quot;&quot;;NOW(); [.Z48]); &quot;&quot;)">
            <text:p/>
          </table:table-cell>
          <table:table-cell table:style-name="ce149" table:formula="of:=IF([.Z48]&lt;&gt;&quot;&quot;;[.Z48];&quot;&quot;)">
            <text:p/>
          </table:table-cell>
          <table:table-cell table:style-name="ce150" table:formula="of:=IF([.AA48]&lt;&gt;&quot;&quot;;[.AA48];&quot;&quot;)">
            <text:p/>
          </table:table-cell>
          <table:table-cell table:style-name="ce152" table:formula="of:=IF([.AB48]&lt;&gt;&quot;&quot;;[.AB4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49]&lt;&gt;0;[.A49]-[.A4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49]&gt;0;&quot;W&quot;;IF([.B49]&lt;0;&quot;L&quot;; IF([.A4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49]=0; &quot;&quot; ;([.H49]/(([.I49]*60)+[.J49])*600))">
            <text:p/>
          </table:table-cell>
          <table:table-cell table:style-name="ce100"/>
          <table:table-cell table:style-name="ce4" table:formula="of:=[.L49]+[.M48]" office:value-type="float" office:value="0" calcext:value-type="float">
            <text:p>0</text:p>
          </table:table-cell>
          <table:table-cell table:style-name="ce112" table:formula="of:=IF([.L49]&gt;0;[.M49]/(ROW([.N4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49]=0; &quot;&quot; ;([.L49]/(([.I49]*60)+[.J49])*600))">
            <text:p/>
          </table:table-cell>
          <table:table-cell table:style-name="ce155" table:content-validation-name="val17" table:formula="of:=IF([.L49]=0;&quot;&quot;;TIME(0;[.I49];[.J49])/[.L49])">
            <text:p/>
          </table:table-cell>
          <table:table-cell table:style-name="ce148" table:formula="of:=IF([.$A49]&lt;&gt;&quot;&quot;; IF([.Z49]=&quot;&quot;;NOW(); [.Z49]); &quot;&quot;)">
            <text:p/>
          </table:table-cell>
          <table:table-cell table:style-name="ce149" table:formula="of:=IF([.Z49]&lt;&gt;&quot;&quot;;[.Z49];&quot;&quot;)">
            <text:p/>
          </table:table-cell>
          <table:table-cell table:style-name="ce150" table:formula="of:=IF([.AA49]&lt;&gt;&quot;&quot;;[.AA49];&quot;&quot;)">
            <text:p/>
          </table:table-cell>
          <table:table-cell table:style-name="ce152" table:formula="of:=IF([.AB49]&lt;&gt;&quot;&quot;;[.AB4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0]&lt;&gt;0;[.A50]-[.A4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0]&gt;0;&quot;W&quot;;IF([.B50]&lt;0;&quot;L&quot;; IF([.A5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0]=0; &quot;&quot; ;([.H50]/(([.I50]*60)+[.J50])*600))">
            <text:p/>
          </table:table-cell>
          <table:table-cell table:style-name="ce100"/>
          <table:table-cell table:style-name="ce4" table:formula="of:=[.L50]+[.M49]" office:value-type="float" office:value="0" calcext:value-type="float">
            <text:p>0</text:p>
          </table:table-cell>
          <table:table-cell table:style-name="ce112" table:formula="of:=IF([.L50]&gt;0;[.M50]/(ROW([.N5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0]=0; &quot;&quot; ;([.L50]/(([.I50]*60)+[.J50])*600))">
            <text:p/>
          </table:table-cell>
          <table:table-cell table:style-name="ce155" table:content-validation-name="val17" table:formula="of:=IF([.L50]=0;&quot;&quot;;TIME(0;[.I50];[.J50])/[.L50])">
            <text:p/>
          </table:table-cell>
          <table:table-cell table:style-name="ce148" table:formula="of:=IF([.$A50]&lt;&gt;&quot;&quot;; IF([.Z50]=&quot;&quot;;NOW(); [.Z50]); &quot;&quot;)">
            <text:p/>
          </table:table-cell>
          <table:table-cell table:style-name="ce149" table:formula="of:=IF([.Z50]&lt;&gt;&quot;&quot;;[.Z50];&quot;&quot;)">
            <text:p/>
          </table:table-cell>
          <table:table-cell table:style-name="ce150" table:formula="of:=IF([.AA50]&lt;&gt;&quot;&quot;;[.AA50];&quot;&quot;)">
            <text:p/>
          </table:table-cell>
          <table:table-cell table:style-name="ce152" table:formula="of:=IF([.AB50]&lt;&gt;&quot;&quot;;[.AB5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1]&lt;&gt;0;[.A51]-[.A5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1]&gt;0;&quot;W&quot;;IF([.B51]&lt;0;&quot;L&quot;; IF([.A5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1]=0; &quot;&quot; ;([.H51]/(([.I51]*60)+[.J51])*600))">
            <text:p/>
          </table:table-cell>
          <table:table-cell table:style-name="ce100"/>
          <table:table-cell table:style-name="ce4" table:formula="of:=[.L51]+[.M50]" office:value-type="float" office:value="0" calcext:value-type="float">
            <text:p>0</text:p>
          </table:table-cell>
          <table:table-cell table:style-name="ce112" table:formula="of:=IF([.L51]&gt;0;[.M51]/(ROW([.N5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1]=0; &quot;&quot; ;([.L51]/(([.I51]*60)+[.J51])*600))">
            <text:p/>
          </table:table-cell>
          <table:table-cell table:style-name="ce155" table:content-validation-name="val17" table:formula="of:=IF([.L51]=0;&quot;&quot;;TIME(0;[.I51];[.J51])/[.L51])">
            <text:p/>
          </table:table-cell>
          <table:table-cell table:style-name="ce148" table:formula="of:=IF([.$A51]&lt;&gt;&quot;&quot;; IF([.Z51]=&quot;&quot;;NOW(); [.Z51]); &quot;&quot;)">
            <text:p/>
          </table:table-cell>
          <table:table-cell table:style-name="ce149" table:formula="of:=IF([.Z51]&lt;&gt;&quot;&quot;;[.Z51];&quot;&quot;)">
            <text:p/>
          </table:table-cell>
          <table:table-cell table:style-name="ce150" table:formula="of:=IF([.AA51]&lt;&gt;&quot;&quot;;[.AA51];&quot;&quot;)">
            <text:p/>
          </table:table-cell>
          <table:table-cell table:style-name="ce152" table:formula="of:=IF([.AB51]&lt;&gt;&quot;&quot;;[.AB5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2]&lt;&gt;0;[.A52]-[.A5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2]&gt;0;&quot;W&quot;;IF([.B52]&lt;0;&quot;L&quot;; IF([.A5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2]=0; &quot;&quot; ;([.H52]/(([.I52]*60)+[.J52])*600))">
            <text:p/>
          </table:table-cell>
          <table:table-cell table:style-name="ce100"/>
          <table:table-cell table:style-name="ce4" table:formula="of:=[.L52]+[.M51]" office:value-type="float" office:value="0" calcext:value-type="float">
            <text:p>0</text:p>
          </table:table-cell>
          <table:table-cell table:style-name="ce112" table:formula="of:=IF([.L52]&gt;0;[.M52]/(ROW([.N5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2]=0; &quot;&quot; ;([.L52]/(([.I52]*60)+[.J52])*600))">
            <text:p/>
          </table:table-cell>
          <table:table-cell table:style-name="ce155" table:content-validation-name="val17" table:formula="of:=IF([.L52]=0;&quot;&quot;;TIME(0;[.I52];[.J52])/[.L52])">
            <text:p/>
          </table:table-cell>
          <table:table-cell table:style-name="ce148" table:formula="of:=IF([.$A52]&lt;&gt;&quot;&quot;; IF([.Z52]=&quot;&quot;;NOW(); [.Z52]); &quot;&quot;)">
            <text:p/>
          </table:table-cell>
          <table:table-cell table:style-name="ce149" table:formula="of:=IF([.Z52]&lt;&gt;&quot;&quot;;[.Z52];&quot;&quot;)">
            <text:p/>
          </table:table-cell>
          <table:table-cell table:style-name="ce150" table:formula="of:=IF([.AA52]&lt;&gt;&quot;&quot;;[.AA52];&quot;&quot;)">
            <text:p/>
          </table:table-cell>
          <table:table-cell table:style-name="ce152" table:formula="of:=IF([.AB52]&lt;&gt;&quot;&quot;;[.AB5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3]&lt;&gt;0;[.A53]-[.A5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3]&gt;0;&quot;W&quot;;IF([.B53]&lt;0;&quot;L&quot;; IF([.A5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3]=0; &quot;&quot; ;([.H53]/(([.I53]*60)+[.J53])*600))">
            <text:p/>
          </table:table-cell>
          <table:table-cell table:style-name="ce100"/>
          <table:table-cell table:style-name="ce4" table:formula="of:=[.L53]+[.M52]" office:value-type="float" office:value="0" calcext:value-type="float">
            <text:p>0</text:p>
          </table:table-cell>
          <table:table-cell table:style-name="ce112" table:formula="of:=IF([.L53]&gt;0;[.M53]/(ROW([.N5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3]=0; &quot;&quot; ;([.L53]/(([.I53]*60)+[.J53])*600))">
            <text:p/>
          </table:table-cell>
          <table:table-cell table:style-name="ce155" table:content-validation-name="val17" table:formula="of:=IF([.L53]=0;&quot;&quot;;TIME(0;[.I53];[.J53])/[.L53])">
            <text:p/>
          </table:table-cell>
          <table:table-cell table:style-name="ce148" table:formula="of:=IF([.$A53]&lt;&gt;&quot;&quot;; IF([.Z53]=&quot;&quot;;NOW(); [.Z53]); &quot;&quot;)">
            <text:p/>
          </table:table-cell>
          <table:table-cell table:style-name="ce149" table:formula="of:=IF([.Z53]&lt;&gt;&quot;&quot;;[.Z53];&quot;&quot;)">
            <text:p/>
          </table:table-cell>
          <table:table-cell table:style-name="ce150" table:formula="of:=IF([.AA53]&lt;&gt;&quot;&quot;;[.AA53];&quot;&quot;)">
            <text:p/>
          </table:table-cell>
          <table:table-cell table:style-name="ce152" table:formula="of:=IF([.AB53]&lt;&gt;&quot;&quot;;[.AB5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4]&lt;&gt;0;[.A54]-[.A5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4]&gt;0;&quot;W&quot;;IF([.B54]&lt;0;&quot;L&quot;; IF([.A5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4]=0; &quot;&quot; ;([.H54]/(([.I54]*60)+[.J54])*600))">
            <text:p/>
          </table:table-cell>
          <table:table-cell table:style-name="ce100"/>
          <table:table-cell table:style-name="ce4" table:formula="of:=[.L54]+[.M53]" office:value-type="float" office:value="0" calcext:value-type="float">
            <text:p>0</text:p>
          </table:table-cell>
          <table:table-cell table:style-name="ce112" table:formula="of:=IF([.L54]&gt;0;[.M54]/(ROW([.N5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4]=0; &quot;&quot; ;([.L54]/(([.I54]*60)+[.J54])*600))">
            <text:p/>
          </table:table-cell>
          <table:table-cell table:style-name="ce155" table:content-validation-name="val17" table:formula="of:=IF([.L54]=0;&quot;&quot;;TIME(0;[.I54];[.J54])/[.L54])">
            <text:p/>
          </table:table-cell>
          <table:table-cell table:style-name="ce148" table:formula="of:=IF([.$A54]&lt;&gt;&quot;&quot;; IF([.Z54]=&quot;&quot;;NOW(); [.Z54]); &quot;&quot;)">
            <text:p/>
          </table:table-cell>
          <table:table-cell table:style-name="ce149" table:formula="of:=IF([.Z54]&lt;&gt;&quot;&quot;;[.Z54];&quot;&quot;)">
            <text:p/>
          </table:table-cell>
          <table:table-cell table:style-name="ce150" table:formula="of:=IF([.AA54]&lt;&gt;&quot;&quot;;[.AA54];&quot;&quot;)">
            <text:p/>
          </table:table-cell>
          <table:table-cell table:style-name="ce152" table:formula="of:=IF([.AB54]&lt;&gt;&quot;&quot;;[.AB5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5]&lt;&gt;0;[.A55]-[.A5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5]&gt;0;&quot;W&quot;;IF([.B55]&lt;0;&quot;L&quot;; IF([.A5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5]=0; &quot;&quot; ;([.H55]/(([.I55]*60)+[.J55])*600))">
            <text:p/>
          </table:table-cell>
          <table:table-cell table:style-name="ce100"/>
          <table:table-cell table:style-name="ce4" table:formula="of:=[.L55]+[.M54]" office:value-type="float" office:value="0" calcext:value-type="float">
            <text:p>0</text:p>
          </table:table-cell>
          <table:table-cell table:style-name="ce112" table:formula="of:=IF([.L55]&gt;0;[.M55]/(ROW([.N5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5]=0; &quot;&quot; ;([.L55]/(([.I55]*60)+[.J55])*600))">
            <text:p/>
          </table:table-cell>
          <table:table-cell table:style-name="ce155" table:content-validation-name="val17" table:formula="of:=IF([.L55]=0;&quot;&quot;;TIME(0;[.I55];[.J55])/[.L55])">
            <text:p/>
          </table:table-cell>
          <table:table-cell table:style-name="ce148" table:formula="of:=IF([.$A55]&lt;&gt;&quot;&quot;; IF([.Z55]=&quot;&quot;;NOW(); [.Z55]); &quot;&quot;)">
            <text:p/>
          </table:table-cell>
          <table:table-cell table:style-name="ce149" table:formula="of:=IF([.Z55]&lt;&gt;&quot;&quot;;[.Z55];&quot;&quot;)">
            <text:p/>
          </table:table-cell>
          <table:table-cell table:style-name="ce150" table:formula="of:=IF([.AA55]&lt;&gt;&quot;&quot;;[.AA55];&quot;&quot;)">
            <text:p/>
          </table:table-cell>
          <table:table-cell table:style-name="ce152" table:formula="of:=IF([.AB55]&lt;&gt;&quot;&quot;;[.AB5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6]&lt;&gt;0;[.A56]-[.A5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6]&gt;0;&quot;W&quot;;IF([.B56]&lt;0;&quot;L&quot;; IF([.A5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6]=0; &quot;&quot; ;([.H56]/(([.I56]*60)+[.J56])*600))">
            <text:p/>
          </table:table-cell>
          <table:table-cell table:style-name="ce100"/>
          <table:table-cell table:style-name="ce4" table:formula="of:=[.L56]+[.M55]" office:value-type="float" office:value="0" calcext:value-type="float">
            <text:p>0</text:p>
          </table:table-cell>
          <table:table-cell table:style-name="ce112" table:formula="of:=IF([.L56]&gt;0;[.M56]/(ROW([.N5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6]=0; &quot;&quot; ;([.L56]/(([.I56]*60)+[.J56])*600))">
            <text:p/>
          </table:table-cell>
          <table:table-cell table:style-name="ce155" table:content-validation-name="val17" table:formula="of:=IF([.L56]=0;&quot;&quot;;TIME(0;[.I56];[.J56])/[.L56])">
            <text:p/>
          </table:table-cell>
          <table:table-cell table:style-name="ce148" table:formula="of:=IF([.$A56]&lt;&gt;&quot;&quot;; IF([.Z56]=&quot;&quot;;NOW(); [.Z56]); &quot;&quot;)">
            <text:p/>
          </table:table-cell>
          <table:table-cell table:style-name="ce149" table:formula="of:=IF([.Z56]&lt;&gt;&quot;&quot;;[.Z56];&quot;&quot;)">
            <text:p/>
          </table:table-cell>
          <table:table-cell table:style-name="ce150" table:formula="of:=IF([.AA56]&lt;&gt;&quot;&quot;;[.AA56];&quot;&quot;)">
            <text:p/>
          </table:table-cell>
          <table:table-cell table:style-name="ce152" table:formula="of:=IF([.AB56]&lt;&gt;&quot;&quot;;[.AB5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7]&lt;&gt;0;[.A57]-[.A5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7]&gt;0;&quot;W&quot;;IF([.B57]&lt;0;&quot;L&quot;; IF([.A5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7]=0; &quot;&quot; ;([.H57]/(([.I57]*60)+[.J57])*600))">
            <text:p/>
          </table:table-cell>
          <table:table-cell table:style-name="ce100"/>
          <table:table-cell table:style-name="ce4" table:formula="of:=[.L57]+[.M56]" office:value-type="float" office:value="0" calcext:value-type="float">
            <text:p>0</text:p>
          </table:table-cell>
          <table:table-cell table:style-name="ce112" table:formula="of:=IF([.L57]&gt;0;[.M57]/(ROW([.N5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7]=0; &quot;&quot; ;([.L57]/(([.I57]*60)+[.J57])*600))">
            <text:p/>
          </table:table-cell>
          <table:table-cell table:style-name="ce155" table:content-validation-name="val17" table:formula="of:=IF([.L57]=0;&quot;&quot;;TIME(0;[.I57];[.J57])/[.L57])">
            <text:p/>
          </table:table-cell>
          <table:table-cell table:style-name="ce148" table:formula="of:=IF([.$A57]&lt;&gt;&quot;&quot;; IF([.Z57]=&quot;&quot;;NOW(); [.Z57]); &quot;&quot;)">
            <text:p/>
          </table:table-cell>
          <table:table-cell table:style-name="ce149" table:formula="of:=IF([.Z57]&lt;&gt;&quot;&quot;;[.Z57];&quot;&quot;)">
            <text:p/>
          </table:table-cell>
          <table:table-cell table:style-name="ce150" table:formula="of:=IF([.AA57]&lt;&gt;&quot;&quot;;[.AA57];&quot;&quot;)">
            <text:p/>
          </table:table-cell>
          <table:table-cell table:style-name="ce152" table:formula="of:=IF([.AB57]&lt;&gt;&quot;&quot;;[.AB5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8]&lt;&gt;0;[.A58]-[.A5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8]&gt;0;&quot;W&quot;;IF([.B58]&lt;0;&quot;L&quot;; IF([.A5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8]=0; &quot;&quot; ;([.H58]/(([.I58]*60)+[.J58])*600))">
            <text:p/>
          </table:table-cell>
          <table:table-cell table:style-name="ce100"/>
          <table:table-cell table:style-name="ce4" table:formula="of:=[.L58]+[.M57]" office:value-type="float" office:value="0" calcext:value-type="float">
            <text:p>0</text:p>
          </table:table-cell>
          <table:table-cell table:style-name="ce112" table:formula="of:=IF([.L58]&gt;0;[.M58]/(ROW([.N5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8]=0; &quot;&quot; ;([.L58]/(([.I58]*60)+[.J58])*600))">
            <text:p/>
          </table:table-cell>
          <table:table-cell table:style-name="ce155" table:content-validation-name="val17" table:formula="of:=IF([.L58]=0;&quot;&quot;;TIME(0;[.I58];[.J58])/[.L58])">
            <text:p/>
          </table:table-cell>
          <table:table-cell table:style-name="ce148" table:formula="of:=IF([.$A58]&lt;&gt;&quot;&quot;; IF([.Z58]=&quot;&quot;;NOW(); [.Z58]); &quot;&quot;)">
            <text:p/>
          </table:table-cell>
          <table:table-cell table:style-name="ce149" table:formula="of:=IF([.Z58]&lt;&gt;&quot;&quot;;[.Z58];&quot;&quot;)">
            <text:p/>
          </table:table-cell>
          <table:table-cell table:style-name="ce150" table:formula="of:=IF([.AA58]&lt;&gt;&quot;&quot;;[.AA58];&quot;&quot;)">
            <text:p/>
          </table:table-cell>
          <table:table-cell table:style-name="ce152" table:formula="of:=IF([.AB58]&lt;&gt;&quot;&quot;;[.AB5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59]&lt;&gt;0;[.A59]-[.A5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59]&gt;0;&quot;W&quot;;IF([.B59]&lt;0;&quot;L&quot;; IF([.A5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59]=0; &quot;&quot; ;([.H59]/(([.I59]*60)+[.J59])*600))">
            <text:p/>
          </table:table-cell>
          <table:table-cell table:style-name="ce100"/>
          <table:table-cell table:style-name="ce4" table:formula="of:=[.L59]+[.M58]" office:value-type="float" office:value="0" calcext:value-type="float">
            <text:p>0</text:p>
          </table:table-cell>
          <table:table-cell table:style-name="ce112" table:formula="of:=IF([.L59]&gt;0;[.M59]/(ROW([.N5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59]=0; &quot;&quot; ;([.L59]/(([.I59]*60)+[.J59])*600))">
            <text:p/>
          </table:table-cell>
          <table:table-cell table:style-name="ce155" table:content-validation-name="val17" table:formula="of:=IF([.L59]=0;&quot;&quot;;TIME(0;[.I59];[.J59])/[.L59])">
            <text:p/>
          </table:table-cell>
          <table:table-cell table:style-name="ce148" table:formula="of:=IF([.$A59]&lt;&gt;&quot;&quot;; IF([.Z59]=&quot;&quot;;NOW(); [.Z59]); &quot;&quot;)">
            <text:p/>
          </table:table-cell>
          <table:table-cell table:style-name="ce149" table:formula="of:=IF([.Z59]&lt;&gt;&quot;&quot;;[.Z59];&quot;&quot;)">
            <text:p/>
          </table:table-cell>
          <table:table-cell table:style-name="ce150" table:formula="of:=IF([.AA59]&lt;&gt;&quot;&quot;;[.AA59];&quot;&quot;)">
            <text:p/>
          </table:table-cell>
          <table:table-cell table:style-name="ce152" table:formula="of:=IF([.AB59]&lt;&gt;&quot;&quot;;[.AB5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0]&lt;&gt;0;[.A60]-[.A5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0]&gt;0;&quot;W&quot;;IF([.B60]&lt;0;&quot;L&quot;; IF([.A6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0]=0; &quot;&quot; ;([.H60]/(([.I60]*60)+[.J60])*600))">
            <text:p/>
          </table:table-cell>
          <table:table-cell table:style-name="ce100"/>
          <table:table-cell table:style-name="ce4" table:formula="of:=[.L60]+[.M59]" office:value-type="float" office:value="0" calcext:value-type="float">
            <text:p>0</text:p>
          </table:table-cell>
          <table:table-cell table:style-name="ce112" table:formula="of:=IF([.L60]&gt;0;[.M60]/(ROW([.N6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0]=0; &quot;&quot; ;([.L60]/(([.I60]*60)+[.J60])*600))">
            <text:p/>
          </table:table-cell>
          <table:table-cell table:style-name="ce155" table:content-validation-name="val17" table:formula="of:=IF([.L60]=0;&quot;&quot;;TIME(0;[.I60];[.J60])/[.L60])">
            <text:p/>
          </table:table-cell>
          <table:table-cell table:style-name="ce148" table:formula="of:=IF([.$A60]&lt;&gt;&quot;&quot;; IF([.Z60]=&quot;&quot;;NOW(); [.Z60]); &quot;&quot;)">
            <text:p/>
          </table:table-cell>
          <table:table-cell table:style-name="ce149" table:formula="of:=IF([.Z60]&lt;&gt;&quot;&quot;;[.Z60];&quot;&quot;)">
            <text:p/>
          </table:table-cell>
          <table:table-cell table:style-name="ce150" table:formula="of:=IF([.AA60]&lt;&gt;&quot;&quot;;[.AA60];&quot;&quot;)">
            <text:p/>
          </table:table-cell>
          <table:table-cell table:style-name="ce152" table:formula="of:=IF([.AB60]&lt;&gt;&quot;&quot;;[.AB6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1]&lt;&gt;0;[.A61]-[.A6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1]&gt;0;&quot;W&quot;;IF([.B61]&lt;0;&quot;L&quot;; IF([.A6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1]=0; &quot;&quot; ;([.H61]/(([.I61]*60)+[.J61])*600))">
            <text:p/>
          </table:table-cell>
          <table:table-cell table:style-name="ce100"/>
          <table:table-cell table:style-name="ce4" table:formula="of:=[.L61]+[.M60]" office:value-type="float" office:value="0" calcext:value-type="float">
            <text:p>0</text:p>
          </table:table-cell>
          <table:table-cell table:style-name="ce112" table:formula="of:=IF([.L61]&gt;0;[.M61]/(ROW([.N6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1]=0; &quot;&quot; ;([.L61]/(([.I61]*60)+[.J61])*600))">
            <text:p/>
          </table:table-cell>
          <table:table-cell table:style-name="ce155" table:content-validation-name="val17" table:formula="of:=IF([.L61]=0;&quot;&quot;;TIME(0;[.I61];[.J61])/[.L61])">
            <text:p/>
          </table:table-cell>
          <table:table-cell table:style-name="ce148" table:formula="of:=IF([.$A61]&lt;&gt;&quot;&quot;; IF([.Z61]=&quot;&quot;;NOW(); [.Z61]); &quot;&quot;)">
            <text:p/>
          </table:table-cell>
          <table:table-cell table:style-name="ce149" table:formula="of:=IF([.Z61]&lt;&gt;&quot;&quot;;[.Z61];&quot;&quot;)">
            <text:p/>
          </table:table-cell>
          <table:table-cell table:style-name="ce150" table:formula="of:=IF([.AA61]&lt;&gt;&quot;&quot;;[.AA61];&quot;&quot;)">
            <text:p/>
          </table:table-cell>
          <table:table-cell table:style-name="ce152" table:formula="of:=IF([.AB61]&lt;&gt;&quot;&quot;;[.AB6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2]&lt;&gt;0;[.A62]-[.A6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2]&gt;0;&quot;W&quot;;IF([.B62]&lt;0;&quot;L&quot;; IF([.A6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2]=0; &quot;&quot; ;([.H62]/(([.I62]*60)+[.J62])*600))">
            <text:p/>
          </table:table-cell>
          <table:table-cell table:style-name="ce100"/>
          <table:table-cell table:style-name="ce4" table:formula="of:=[.L62]+[.M61]" office:value-type="float" office:value="0" calcext:value-type="float">
            <text:p>0</text:p>
          </table:table-cell>
          <table:table-cell table:style-name="ce112" table:formula="of:=IF([.L62]&gt;0;[.M62]/(ROW([.N6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2]=0; &quot;&quot; ;([.L62]/(([.I62]*60)+[.J62])*600))">
            <text:p/>
          </table:table-cell>
          <table:table-cell table:style-name="ce155" table:content-validation-name="val17" table:formula="of:=IF([.L62]=0;&quot;&quot;;TIME(0;[.I62];[.J62])/[.L62])">
            <text:p/>
          </table:table-cell>
          <table:table-cell table:style-name="ce148" table:formula="of:=IF([.$A62]&lt;&gt;&quot;&quot;; IF([.Z62]=&quot;&quot;;NOW(); [.Z62]); &quot;&quot;)">
            <text:p/>
          </table:table-cell>
          <table:table-cell table:style-name="ce149" table:formula="of:=IF([.Z62]&lt;&gt;&quot;&quot;;[.Z62];&quot;&quot;)">
            <text:p/>
          </table:table-cell>
          <table:table-cell table:style-name="ce150" table:formula="of:=IF([.AA62]&lt;&gt;&quot;&quot;;[.AA62];&quot;&quot;)">
            <text:p/>
          </table:table-cell>
          <table:table-cell table:style-name="ce152" table:formula="of:=IF([.AB62]&lt;&gt;&quot;&quot;;[.AB6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3]&lt;&gt;0;[.A63]-[.A6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3]&gt;0;&quot;W&quot;;IF([.B63]&lt;0;&quot;L&quot;; IF([.A6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3]=0; &quot;&quot; ;([.H63]/(([.I63]*60)+[.J63])*600))">
            <text:p/>
          </table:table-cell>
          <table:table-cell table:style-name="ce100"/>
          <table:table-cell table:style-name="ce4" table:formula="of:=[.L63]+[.M62]" office:value-type="float" office:value="0" calcext:value-type="float">
            <text:p>0</text:p>
          </table:table-cell>
          <table:table-cell table:style-name="ce112" table:formula="of:=IF([.L63]&gt;0;[.M63]/(ROW([.N6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3]=0; &quot;&quot; ;([.L63]/(([.I63]*60)+[.J63])*600))">
            <text:p/>
          </table:table-cell>
          <table:table-cell table:style-name="ce155" table:content-validation-name="val17" table:formula="of:=IF([.L63]=0;&quot;&quot;;TIME(0;[.I63];[.J63])/[.L63])">
            <text:p/>
          </table:table-cell>
          <table:table-cell table:style-name="ce148" table:formula="of:=IF([.$A63]&lt;&gt;&quot;&quot;; IF([.Z63]=&quot;&quot;;NOW(); [.Z63]); &quot;&quot;)">
            <text:p/>
          </table:table-cell>
          <table:table-cell table:style-name="ce149" table:formula="of:=IF([.Z63]&lt;&gt;&quot;&quot;;[.Z63];&quot;&quot;)">
            <text:p/>
          </table:table-cell>
          <table:table-cell table:style-name="ce150" table:formula="of:=IF([.AA63]&lt;&gt;&quot;&quot;;[.AA63];&quot;&quot;)">
            <text:p/>
          </table:table-cell>
          <table:table-cell table:style-name="ce152" table:formula="of:=IF([.AB63]&lt;&gt;&quot;&quot;;[.AB6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4]&lt;&gt;0;[.A64]-[.A6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4]&gt;0;&quot;W&quot;;IF([.B64]&lt;0;&quot;L&quot;; IF([.A6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4]=0; &quot;&quot; ;([.H64]/(([.I64]*60)+[.J64])*600))">
            <text:p/>
          </table:table-cell>
          <table:table-cell table:style-name="ce100"/>
          <table:table-cell table:style-name="ce4" table:formula="of:=[.L64]+[.M63]" office:value-type="float" office:value="0" calcext:value-type="float">
            <text:p>0</text:p>
          </table:table-cell>
          <table:table-cell table:style-name="ce112" table:formula="of:=IF([.L64]&gt;0;[.M64]/(ROW([.N6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4]=0; &quot;&quot; ;([.L64]/(([.I64]*60)+[.J64])*600))">
            <text:p/>
          </table:table-cell>
          <table:table-cell table:style-name="ce155" table:content-validation-name="val17" table:formula="of:=IF([.L64]=0;&quot;&quot;;TIME(0;[.I64];[.J64])/[.L64])">
            <text:p/>
          </table:table-cell>
          <table:table-cell table:style-name="ce148" table:formula="of:=IF([.$A64]&lt;&gt;&quot;&quot;; IF([.Z64]=&quot;&quot;;NOW(); [.Z64]); &quot;&quot;)">
            <text:p/>
          </table:table-cell>
          <table:table-cell table:style-name="ce149" table:formula="of:=IF([.Z64]&lt;&gt;&quot;&quot;;[.Z64];&quot;&quot;)">
            <text:p/>
          </table:table-cell>
          <table:table-cell table:style-name="ce150" table:formula="of:=IF([.AA64]&lt;&gt;&quot;&quot;;[.AA64];&quot;&quot;)">
            <text:p/>
          </table:table-cell>
          <table:table-cell table:style-name="ce152" table:formula="of:=IF([.AB64]&lt;&gt;&quot;&quot;;[.AB6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5]&lt;&gt;0;[.A65]-[.A6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5]&gt;0;&quot;W&quot;;IF([.B65]&lt;0;&quot;L&quot;; IF([.A6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5]=0; &quot;&quot; ;([.H65]/(([.I65]*60)+[.J65])*600))">
            <text:p/>
          </table:table-cell>
          <table:table-cell table:style-name="ce100"/>
          <table:table-cell table:style-name="ce4" table:formula="of:=[.L65]+[.M64]" office:value-type="float" office:value="0" calcext:value-type="float">
            <text:p>0</text:p>
          </table:table-cell>
          <table:table-cell table:style-name="ce112" table:formula="of:=IF([.L65]&gt;0;[.M65]/(ROW([.N6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5]=0; &quot;&quot; ;([.L65]/(([.I65]*60)+[.J65])*600))">
            <text:p/>
          </table:table-cell>
          <table:table-cell table:style-name="ce155" table:content-validation-name="val17" table:formula="of:=IF([.L65]=0;&quot;&quot;;TIME(0;[.I65];[.J65])/[.L65])">
            <text:p/>
          </table:table-cell>
          <table:table-cell table:style-name="ce148" table:formula="of:=IF([.$A65]&lt;&gt;&quot;&quot;; IF([.Z65]=&quot;&quot;;NOW(); [.Z65]); &quot;&quot;)">
            <text:p/>
          </table:table-cell>
          <table:table-cell table:style-name="ce149" table:formula="of:=IF([.Z65]&lt;&gt;&quot;&quot;;[.Z65];&quot;&quot;)">
            <text:p/>
          </table:table-cell>
          <table:table-cell table:style-name="ce150" table:formula="of:=IF([.AA65]&lt;&gt;&quot;&quot;;[.AA65];&quot;&quot;)">
            <text:p/>
          </table:table-cell>
          <table:table-cell table:style-name="ce152" table:formula="of:=IF([.AB65]&lt;&gt;&quot;&quot;;[.AB6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6]&lt;&gt;0;[.A66]-[.A6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6]&gt;0;&quot;W&quot;;IF([.B66]&lt;0;&quot;L&quot;; IF([.A6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6]=0; &quot;&quot; ;([.H66]/(([.I66]*60)+[.J66])*600))">
            <text:p/>
          </table:table-cell>
          <table:table-cell table:style-name="ce100"/>
          <table:table-cell table:style-name="ce4" table:formula="of:=[.L66]+[.M65]" office:value-type="float" office:value="0" calcext:value-type="float">
            <text:p>0</text:p>
          </table:table-cell>
          <table:table-cell table:style-name="ce112" table:formula="of:=IF([.L66]&gt;0;[.M66]/(ROW([.N6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6]=0; &quot;&quot; ;([.L66]/(([.I66]*60)+[.J66])*600))">
            <text:p/>
          </table:table-cell>
          <table:table-cell table:style-name="ce155" table:content-validation-name="val17" table:formula="of:=IF([.L66]=0;&quot;&quot;;TIME(0;[.I66];[.J66])/[.L66])">
            <text:p/>
          </table:table-cell>
          <table:table-cell table:style-name="ce148" table:formula="of:=IF([.$A66]&lt;&gt;&quot;&quot;; IF([.Z66]=&quot;&quot;;NOW(); [.Z66]); &quot;&quot;)">
            <text:p/>
          </table:table-cell>
          <table:table-cell table:style-name="ce149" table:formula="of:=IF([.Z66]&lt;&gt;&quot;&quot;;[.Z66];&quot;&quot;)">
            <text:p/>
          </table:table-cell>
          <table:table-cell table:style-name="ce150" table:formula="of:=IF([.AA66]&lt;&gt;&quot;&quot;;[.AA66];&quot;&quot;)">
            <text:p/>
          </table:table-cell>
          <table:table-cell table:style-name="ce152" table:formula="of:=IF([.AB66]&lt;&gt;&quot;&quot;;[.AB6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7]&lt;&gt;0;[.A67]-[.A6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7]&gt;0;&quot;W&quot;;IF([.B67]&lt;0;&quot;L&quot;; IF([.A6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7]=0; &quot;&quot; ;([.H67]/(([.I67]*60)+[.J67])*600))">
            <text:p/>
          </table:table-cell>
          <table:table-cell table:style-name="ce100"/>
          <table:table-cell table:style-name="ce4" table:formula="of:=[.L67]+[.M66]" office:value-type="float" office:value="0" calcext:value-type="float">
            <text:p>0</text:p>
          </table:table-cell>
          <table:table-cell table:style-name="ce112" table:formula="of:=IF([.L67]&gt;0;[.M67]/(ROW([.N6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7]=0; &quot;&quot; ;([.L67]/(([.I67]*60)+[.J67])*600))">
            <text:p/>
          </table:table-cell>
          <table:table-cell table:style-name="ce155" table:content-validation-name="val17" table:formula="of:=IF([.L67]=0;&quot;&quot;;TIME(0;[.I67];[.J67])/[.L67])">
            <text:p/>
          </table:table-cell>
          <table:table-cell table:style-name="ce148" table:formula="of:=IF([.$A67]&lt;&gt;&quot;&quot;; IF([.Z67]=&quot;&quot;;NOW(); [.Z67]); &quot;&quot;)">
            <text:p/>
          </table:table-cell>
          <table:table-cell table:style-name="ce149" table:formula="of:=IF([.Z67]&lt;&gt;&quot;&quot;;[.Z67];&quot;&quot;)">
            <text:p/>
          </table:table-cell>
          <table:table-cell table:style-name="ce150" table:formula="of:=IF([.AA67]&lt;&gt;&quot;&quot;;[.AA67];&quot;&quot;)">
            <text:p/>
          </table:table-cell>
          <table:table-cell table:style-name="ce152" table:formula="of:=IF([.AB67]&lt;&gt;&quot;&quot;;[.AB6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8]&lt;&gt;0;[.A68]-[.A6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8]&gt;0;&quot;W&quot;;IF([.B68]&lt;0;&quot;L&quot;; IF([.A6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8]=0; &quot;&quot; ;([.H68]/(([.I68]*60)+[.J68])*600))">
            <text:p/>
          </table:table-cell>
          <table:table-cell table:style-name="ce100"/>
          <table:table-cell table:style-name="ce4" table:formula="of:=[.L68]+[.M67]" office:value-type="float" office:value="0" calcext:value-type="float">
            <text:p>0</text:p>
          </table:table-cell>
          <table:table-cell table:style-name="ce112" table:formula="of:=IF([.L68]&gt;0;[.M68]/(ROW([.N6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8]=0; &quot;&quot; ;([.L68]/(([.I68]*60)+[.J68])*600))">
            <text:p/>
          </table:table-cell>
          <table:table-cell table:style-name="ce155" table:content-validation-name="val17" table:formula="of:=IF([.L68]=0;&quot;&quot;;TIME(0;[.I68];[.J68])/[.L68])">
            <text:p/>
          </table:table-cell>
          <table:table-cell table:style-name="ce148" table:formula="of:=IF([.$A68]&lt;&gt;&quot;&quot;; IF([.Z68]=&quot;&quot;;NOW(); [.Z68]); &quot;&quot;)">
            <text:p/>
          </table:table-cell>
          <table:table-cell table:style-name="ce149" table:formula="of:=IF([.Z68]&lt;&gt;&quot;&quot;;[.Z68];&quot;&quot;)">
            <text:p/>
          </table:table-cell>
          <table:table-cell table:style-name="ce150" table:formula="of:=IF([.AA68]&lt;&gt;&quot;&quot;;[.AA68];&quot;&quot;)">
            <text:p/>
          </table:table-cell>
          <table:table-cell table:style-name="ce152" table:formula="of:=IF([.AB68]&lt;&gt;&quot;&quot;;[.AB6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69]&lt;&gt;0;[.A69]-[.A6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69]&gt;0;&quot;W&quot;;IF([.B69]&lt;0;&quot;L&quot;; IF([.A6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69]=0; &quot;&quot; ;([.H69]/(([.I69]*60)+[.J69])*600))">
            <text:p/>
          </table:table-cell>
          <table:table-cell table:style-name="ce100"/>
          <table:table-cell table:style-name="ce4" table:formula="of:=[.L69]+[.M68]" office:value-type="float" office:value="0" calcext:value-type="float">
            <text:p>0</text:p>
          </table:table-cell>
          <table:table-cell table:style-name="ce112" table:formula="of:=IF([.L69]&gt;0;[.M69]/(ROW([.N6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69]=0; &quot;&quot; ;([.L69]/(([.I69]*60)+[.J69])*600))">
            <text:p/>
          </table:table-cell>
          <table:table-cell table:style-name="ce155" table:content-validation-name="val17" table:formula="of:=IF([.L69]=0;&quot;&quot;;TIME(0;[.I69];[.J69])/[.L69])">
            <text:p/>
          </table:table-cell>
          <table:table-cell table:style-name="ce148" table:formula="of:=IF([.$A69]&lt;&gt;&quot;&quot;; IF([.Z69]=&quot;&quot;;NOW(); [.Z69]); &quot;&quot;)">
            <text:p/>
          </table:table-cell>
          <table:table-cell table:style-name="ce149" table:formula="of:=IF([.Z69]&lt;&gt;&quot;&quot;;[.Z69];&quot;&quot;)">
            <text:p/>
          </table:table-cell>
          <table:table-cell table:style-name="ce150" table:formula="of:=IF([.AA69]&lt;&gt;&quot;&quot;;[.AA69];&quot;&quot;)">
            <text:p/>
          </table:table-cell>
          <table:table-cell table:style-name="ce152" table:formula="of:=IF([.AB69]&lt;&gt;&quot;&quot;;[.AB6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0]&lt;&gt;0;[.A70]-[.A6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0]&gt;0;&quot;W&quot;;IF([.B70]&lt;0;&quot;L&quot;; IF([.A7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0]=0; &quot;&quot; ;([.H70]/(([.I70]*60)+[.J70])*600))">
            <text:p/>
          </table:table-cell>
          <table:table-cell table:style-name="ce100"/>
          <table:table-cell table:style-name="ce4" table:formula="of:=[.L70]+[.M69]" office:value-type="float" office:value="0" calcext:value-type="float">
            <text:p>0</text:p>
          </table:table-cell>
          <table:table-cell table:style-name="ce112" table:formula="of:=IF([.L70]&gt;0;[.M70]/(ROW([.N7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0]=0; &quot;&quot; ;([.L70]/(([.I70]*60)+[.J70])*600))">
            <text:p/>
          </table:table-cell>
          <table:table-cell table:style-name="ce155" table:content-validation-name="val17" table:formula="of:=IF([.L70]=0;&quot;&quot;;TIME(0;[.I70];[.J70])/[.L70])">
            <text:p/>
          </table:table-cell>
          <table:table-cell table:style-name="ce148" table:formula="of:=IF([.$A70]&lt;&gt;&quot;&quot;; IF([.Z70]=&quot;&quot;;NOW(); [.Z70]); &quot;&quot;)">
            <text:p/>
          </table:table-cell>
          <table:table-cell table:style-name="ce149" table:formula="of:=IF([.Z70]&lt;&gt;&quot;&quot;;[.Z70];&quot;&quot;)">
            <text:p/>
          </table:table-cell>
          <table:table-cell table:style-name="ce150" table:formula="of:=IF([.AA70]&lt;&gt;&quot;&quot;;[.AA70];&quot;&quot;)">
            <text:p/>
          </table:table-cell>
          <table:table-cell table:style-name="ce152" table:formula="of:=IF([.AB70]&lt;&gt;&quot;&quot;;[.AB7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1]&lt;&gt;0;[.A71]-[.A7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1]&gt;0;&quot;W&quot;;IF([.B71]&lt;0;&quot;L&quot;; IF([.A7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1]=0; &quot;&quot; ;([.H71]/(([.I71]*60)+[.J71])*600))">
            <text:p/>
          </table:table-cell>
          <table:table-cell table:style-name="ce100"/>
          <table:table-cell table:style-name="ce4" table:formula="of:=[.L71]+[.M70]" office:value-type="float" office:value="0" calcext:value-type="float">
            <text:p>0</text:p>
          </table:table-cell>
          <table:table-cell table:style-name="ce112" table:formula="of:=IF([.L71]&gt;0;[.M71]/(ROW([.N7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1]=0; &quot;&quot; ;([.L71]/(([.I71]*60)+[.J71])*600))">
            <text:p/>
          </table:table-cell>
          <table:table-cell table:style-name="ce155" table:content-validation-name="val17" table:formula="of:=IF([.L71]=0;&quot;&quot;;TIME(0;[.I71];[.J71])/[.L71])">
            <text:p/>
          </table:table-cell>
          <table:table-cell table:style-name="ce148" table:formula="of:=IF([.$A71]&lt;&gt;&quot;&quot;; IF([.Z71]=&quot;&quot;;NOW(); [.Z71]); &quot;&quot;)">
            <text:p/>
          </table:table-cell>
          <table:table-cell table:style-name="ce149" table:formula="of:=IF([.Z71]&lt;&gt;&quot;&quot;;[.Z71];&quot;&quot;)">
            <text:p/>
          </table:table-cell>
          <table:table-cell table:style-name="ce150" table:formula="of:=IF([.AA71]&lt;&gt;&quot;&quot;;[.AA71];&quot;&quot;)">
            <text:p/>
          </table:table-cell>
          <table:table-cell table:style-name="ce152" table:formula="of:=IF([.AB71]&lt;&gt;&quot;&quot;;[.AB7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2]&lt;&gt;0;[.A72]-[.A7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2]&gt;0;&quot;W&quot;;IF([.B72]&lt;0;&quot;L&quot;; IF([.A7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2]=0; &quot;&quot; ;([.H72]/(([.I72]*60)+[.J72])*600))">
            <text:p/>
          </table:table-cell>
          <table:table-cell table:style-name="ce100"/>
          <table:table-cell table:style-name="ce4" table:formula="of:=[.L72]+[.M71]" office:value-type="float" office:value="0" calcext:value-type="float">
            <text:p>0</text:p>
          </table:table-cell>
          <table:table-cell table:style-name="ce112" table:formula="of:=IF([.L72]&gt;0;[.M72]/(ROW([.N7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2]=0; &quot;&quot; ;([.L72]/(([.I72]*60)+[.J72])*600))">
            <text:p/>
          </table:table-cell>
          <table:table-cell table:style-name="ce155" table:content-validation-name="val17" table:formula="of:=IF([.L72]=0;&quot;&quot;;TIME(0;[.I72];[.J72])/[.L72])">
            <text:p/>
          </table:table-cell>
          <table:table-cell table:style-name="ce148" table:formula="of:=IF([.$A72]&lt;&gt;&quot;&quot;; IF([.Z72]=&quot;&quot;;NOW(); [.Z72]); &quot;&quot;)">
            <text:p/>
          </table:table-cell>
          <table:table-cell table:style-name="ce149" table:formula="of:=IF([.Z72]&lt;&gt;&quot;&quot;;[.Z72];&quot;&quot;)">
            <text:p/>
          </table:table-cell>
          <table:table-cell table:style-name="ce150" table:formula="of:=IF([.AA72]&lt;&gt;&quot;&quot;;[.AA72];&quot;&quot;)">
            <text:p/>
          </table:table-cell>
          <table:table-cell table:style-name="ce152" table:formula="of:=IF([.AB72]&lt;&gt;&quot;&quot;;[.AB7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3]&lt;&gt;0;[.A73]-[.A7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3]&gt;0;&quot;W&quot;;IF([.B73]&lt;0;&quot;L&quot;; IF([.A7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3]=0; &quot;&quot; ;([.H73]/(([.I73]*60)+[.J73])*600))">
            <text:p/>
          </table:table-cell>
          <table:table-cell table:style-name="ce100"/>
          <table:table-cell table:style-name="ce4" table:formula="of:=[.L73]+[.M72]" office:value-type="float" office:value="0" calcext:value-type="float">
            <text:p>0</text:p>
          </table:table-cell>
          <table:table-cell table:style-name="ce112" table:formula="of:=IF([.L73]&gt;0;[.M73]/(ROW([.N7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3]=0; &quot;&quot; ;([.L73]/(([.I73]*60)+[.J73])*600))">
            <text:p/>
          </table:table-cell>
          <table:table-cell table:style-name="ce155" table:content-validation-name="val17" table:formula="of:=IF([.L73]=0;&quot;&quot;;TIME(0;[.I73];[.J73])/[.L73])">
            <text:p/>
          </table:table-cell>
          <table:table-cell table:style-name="ce148" table:formula="of:=IF([.$A73]&lt;&gt;&quot;&quot;; IF([.Z73]=&quot;&quot;;NOW(); [.Z73]); &quot;&quot;)">
            <text:p/>
          </table:table-cell>
          <table:table-cell table:style-name="ce149" table:formula="of:=IF([.Z73]&lt;&gt;&quot;&quot;;[.Z73];&quot;&quot;)">
            <text:p/>
          </table:table-cell>
          <table:table-cell table:style-name="ce150" table:formula="of:=IF([.AA73]&lt;&gt;&quot;&quot;;[.AA73];&quot;&quot;)">
            <text:p/>
          </table:table-cell>
          <table:table-cell table:style-name="ce152" table:formula="of:=IF([.AB73]&lt;&gt;&quot;&quot;;[.AB7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4]&lt;&gt;0;[.A74]-[.A7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4]&gt;0;&quot;W&quot;;IF([.B74]&lt;0;&quot;L&quot;; IF([.A7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4]=0; &quot;&quot; ;([.H74]/(([.I74]*60)+[.J74])*600))">
            <text:p/>
          </table:table-cell>
          <table:table-cell table:style-name="ce100"/>
          <table:table-cell table:style-name="ce4" table:formula="of:=[.L74]+[.M73]" office:value-type="float" office:value="0" calcext:value-type="float">
            <text:p>0</text:p>
          </table:table-cell>
          <table:table-cell table:style-name="ce112" table:formula="of:=IF([.L74]&gt;0;[.M74]/(ROW([.N7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4]=0; &quot;&quot; ;([.L74]/(([.I74]*60)+[.J74])*600))">
            <text:p/>
          </table:table-cell>
          <table:table-cell table:style-name="ce155" table:content-validation-name="val17" table:formula="of:=IF([.L74]=0;&quot;&quot;;TIME(0;[.I74];[.J74])/[.L74])">
            <text:p/>
          </table:table-cell>
          <table:table-cell table:style-name="ce148" table:formula="of:=IF([.$A74]&lt;&gt;&quot;&quot;; IF([.Z74]=&quot;&quot;;NOW(); [.Z74]); &quot;&quot;)">
            <text:p/>
          </table:table-cell>
          <table:table-cell table:style-name="ce149" table:formula="of:=IF([.Z74]&lt;&gt;&quot;&quot;;[.Z74];&quot;&quot;)">
            <text:p/>
          </table:table-cell>
          <table:table-cell table:style-name="ce150" table:formula="of:=IF([.AA74]&lt;&gt;&quot;&quot;;[.AA74];&quot;&quot;)">
            <text:p/>
          </table:table-cell>
          <table:table-cell table:style-name="ce152" table:formula="of:=IF([.AB74]&lt;&gt;&quot;&quot;;[.AB7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5]&lt;&gt;0;[.A75]-[.A7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5]&gt;0;&quot;W&quot;;IF([.B75]&lt;0;&quot;L&quot;; IF([.A7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5]=0; &quot;&quot; ;([.H75]/(([.I75]*60)+[.J75])*600))">
            <text:p/>
          </table:table-cell>
          <table:table-cell table:style-name="ce100"/>
          <table:table-cell table:style-name="ce4" table:formula="of:=[.L75]+[.M74]" office:value-type="float" office:value="0" calcext:value-type="float">
            <text:p>0</text:p>
          </table:table-cell>
          <table:table-cell table:style-name="ce112" table:formula="of:=IF([.L75]&gt;0;[.M75]/(ROW([.N7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5]=0; &quot;&quot; ;([.L75]/(([.I75]*60)+[.J75])*600))">
            <text:p/>
          </table:table-cell>
          <table:table-cell table:style-name="ce155" table:content-validation-name="val17" table:formula="of:=IF([.L75]=0;&quot;&quot;;TIME(0;[.I75];[.J75])/[.L75])">
            <text:p/>
          </table:table-cell>
          <table:table-cell table:style-name="ce148" table:formula="of:=IF([.$A75]&lt;&gt;&quot;&quot;; IF([.Z75]=&quot;&quot;;NOW(); [.Z75]); &quot;&quot;)">
            <text:p/>
          </table:table-cell>
          <table:table-cell table:style-name="ce149" table:formula="of:=IF([.Z75]&lt;&gt;&quot;&quot;;[.Z75];&quot;&quot;)">
            <text:p/>
          </table:table-cell>
          <table:table-cell table:style-name="ce150" table:formula="of:=IF([.AA75]&lt;&gt;&quot;&quot;;[.AA75];&quot;&quot;)">
            <text:p/>
          </table:table-cell>
          <table:table-cell table:style-name="ce152" table:formula="of:=IF([.AB75]&lt;&gt;&quot;&quot;;[.AB7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6]&lt;&gt;0;[.A76]-[.A7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6]&gt;0;&quot;W&quot;;IF([.B76]&lt;0;&quot;L&quot;; IF([.A7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6]=0; &quot;&quot; ;([.H76]/(([.I76]*60)+[.J76])*600))">
            <text:p/>
          </table:table-cell>
          <table:table-cell table:style-name="ce100"/>
          <table:table-cell table:style-name="ce4" table:formula="of:=[.L76]+[.M75]" office:value-type="float" office:value="0" calcext:value-type="float">
            <text:p>0</text:p>
          </table:table-cell>
          <table:table-cell table:style-name="ce112" table:formula="of:=IF([.L76]&gt;0;[.M76]/(ROW([.N7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6]=0; &quot;&quot; ;([.L76]/(([.I76]*60)+[.J76])*600))">
            <text:p/>
          </table:table-cell>
          <table:table-cell table:style-name="ce155" table:content-validation-name="val17" table:formula="of:=IF([.L76]=0;&quot;&quot;;TIME(0;[.I76];[.J76])/[.L76])">
            <text:p/>
          </table:table-cell>
          <table:table-cell table:style-name="ce148" table:formula="of:=IF([.$A76]&lt;&gt;&quot;&quot;; IF([.Z76]=&quot;&quot;;NOW(); [.Z76]); &quot;&quot;)">
            <text:p/>
          </table:table-cell>
          <table:table-cell table:style-name="ce149" table:formula="of:=IF([.Z76]&lt;&gt;&quot;&quot;;[.Z76];&quot;&quot;)">
            <text:p/>
          </table:table-cell>
          <table:table-cell table:style-name="ce150" table:formula="of:=IF([.AA76]&lt;&gt;&quot;&quot;;[.AA76];&quot;&quot;)">
            <text:p/>
          </table:table-cell>
          <table:table-cell table:style-name="ce152" table:formula="of:=IF([.AB76]&lt;&gt;&quot;&quot;;[.AB7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7]&lt;&gt;0;[.A77]-[.A7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7]&gt;0;&quot;W&quot;;IF([.B77]&lt;0;&quot;L&quot;; IF([.A7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7]=0; &quot;&quot; ;([.H77]/(([.I77]*60)+[.J77])*600))">
            <text:p/>
          </table:table-cell>
          <table:table-cell table:style-name="ce100"/>
          <table:table-cell table:style-name="ce4" table:formula="of:=[.L77]+[.M76]" office:value-type="float" office:value="0" calcext:value-type="float">
            <text:p>0</text:p>
          </table:table-cell>
          <table:table-cell table:style-name="ce112" table:formula="of:=IF([.L77]&gt;0;[.M77]/(ROW([.N7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7]=0; &quot;&quot; ;([.L77]/(([.I77]*60)+[.J77])*600))">
            <text:p/>
          </table:table-cell>
          <table:table-cell table:style-name="ce155" table:content-validation-name="val17" table:formula="of:=IF([.L77]=0;&quot;&quot;;TIME(0;[.I77];[.J77])/[.L77])">
            <text:p/>
          </table:table-cell>
          <table:table-cell table:style-name="ce148" table:formula="of:=IF([.$A77]&lt;&gt;&quot;&quot;; IF([.Z77]=&quot;&quot;;NOW(); [.Z77]); &quot;&quot;)">
            <text:p/>
          </table:table-cell>
          <table:table-cell table:style-name="ce149" table:formula="of:=IF([.Z77]&lt;&gt;&quot;&quot;;[.Z77];&quot;&quot;)">
            <text:p/>
          </table:table-cell>
          <table:table-cell table:style-name="ce150" table:formula="of:=IF([.AA77]&lt;&gt;&quot;&quot;;[.AA77];&quot;&quot;)">
            <text:p/>
          </table:table-cell>
          <table:table-cell table:style-name="ce152" table:formula="of:=IF([.AB77]&lt;&gt;&quot;&quot;;[.AB7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8]&lt;&gt;0;[.A78]-[.A7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8]&gt;0;&quot;W&quot;;IF([.B78]&lt;0;&quot;L&quot;; IF([.A7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8]=0; &quot;&quot; ;([.H78]/(([.I78]*60)+[.J78])*600))">
            <text:p/>
          </table:table-cell>
          <table:table-cell table:style-name="ce100"/>
          <table:table-cell table:style-name="ce4" table:formula="of:=[.L78]+[.M77]" office:value-type="float" office:value="0" calcext:value-type="float">
            <text:p>0</text:p>
          </table:table-cell>
          <table:table-cell table:style-name="ce112" table:formula="of:=IF([.L78]&gt;0;[.M78]/(ROW([.N7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8]=0; &quot;&quot; ;([.L78]/(([.I78]*60)+[.J78])*600))">
            <text:p/>
          </table:table-cell>
          <table:table-cell table:style-name="ce155" table:content-validation-name="val17" table:formula="of:=IF([.L78]=0;&quot;&quot;;TIME(0;[.I78];[.J78])/[.L78])">
            <text:p/>
          </table:table-cell>
          <table:table-cell table:style-name="ce148" table:formula="of:=IF([.$A78]&lt;&gt;&quot;&quot;; IF([.Z78]=&quot;&quot;;NOW(); [.Z78]); &quot;&quot;)">
            <text:p/>
          </table:table-cell>
          <table:table-cell table:style-name="ce149" table:formula="of:=IF([.Z78]&lt;&gt;&quot;&quot;;[.Z78];&quot;&quot;)">
            <text:p/>
          </table:table-cell>
          <table:table-cell table:style-name="ce150" table:formula="of:=IF([.AA78]&lt;&gt;&quot;&quot;;[.AA78];&quot;&quot;)">
            <text:p/>
          </table:table-cell>
          <table:table-cell table:style-name="ce152" table:formula="of:=IF([.AB78]&lt;&gt;&quot;&quot;;[.AB7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79]&lt;&gt;0;[.A79]-[.A7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79]&gt;0;&quot;W&quot;;IF([.B79]&lt;0;&quot;L&quot;; IF([.A7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79]=0; &quot;&quot; ;([.H79]/(([.I79]*60)+[.J79])*600))">
            <text:p/>
          </table:table-cell>
          <table:table-cell table:style-name="ce100"/>
          <table:table-cell table:style-name="ce4" table:formula="of:=[.L79]+[.M78]" office:value-type="float" office:value="0" calcext:value-type="float">
            <text:p>0</text:p>
          </table:table-cell>
          <table:table-cell table:style-name="ce112" table:formula="of:=IF([.L79]&gt;0;[.M79]/(ROW([.N7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79]=0; &quot;&quot; ;([.L79]/(([.I79]*60)+[.J79])*600))">
            <text:p/>
          </table:table-cell>
          <table:table-cell table:style-name="ce155" table:content-validation-name="val17" table:formula="of:=IF([.L79]=0;&quot;&quot;;TIME(0;[.I79];[.J79])/[.L79])">
            <text:p/>
          </table:table-cell>
          <table:table-cell table:style-name="ce148" table:formula="of:=IF([.$A79]&lt;&gt;&quot;&quot;; IF([.Z79]=&quot;&quot;;NOW(); [.Z79]); &quot;&quot;)">
            <text:p/>
          </table:table-cell>
          <table:table-cell table:style-name="ce149" table:formula="of:=IF([.Z79]&lt;&gt;&quot;&quot;;[.Z79];&quot;&quot;)">
            <text:p/>
          </table:table-cell>
          <table:table-cell table:style-name="ce150" table:formula="of:=IF([.AA79]&lt;&gt;&quot;&quot;;[.AA79];&quot;&quot;)">
            <text:p/>
          </table:table-cell>
          <table:table-cell table:style-name="ce152" table:formula="of:=IF([.AB79]&lt;&gt;&quot;&quot;;[.AB7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0]&lt;&gt;0;[.A80]-[.A7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0]&gt;0;&quot;W&quot;;IF([.B80]&lt;0;&quot;L&quot;; IF([.A8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0]=0; &quot;&quot; ;([.H80]/(([.I80]*60)+[.J80])*600))">
            <text:p/>
          </table:table-cell>
          <table:table-cell table:style-name="ce100"/>
          <table:table-cell table:style-name="ce4" table:formula="of:=[.L80]+[.M79]" office:value-type="float" office:value="0" calcext:value-type="float">
            <text:p>0</text:p>
          </table:table-cell>
          <table:table-cell table:style-name="ce112" table:formula="of:=IF([.L80]&gt;0;[.M80]/(ROW([.N8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0]=0; &quot;&quot; ;([.L80]/(([.I80]*60)+[.J80])*600))">
            <text:p/>
          </table:table-cell>
          <table:table-cell table:style-name="ce155" table:content-validation-name="val17" table:formula="of:=IF([.L80]=0;&quot;&quot;;TIME(0;[.I80];[.J80])/[.L80])">
            <text:p/>
          </table:table-cell>
          <table:table-cell table:style-name="ce148" table:formula="of:=IF([.$A80]&lt;&gt;&quot;&quot;; IF([.Z80]=&quot;&quot;;NOW(); [.Z80]); &quot;&quot;)">
            <text:p/>
          </table:table-cell>
          <table:table-cell table:style-name="ce149" table:formula="of:=IF([.Z80]&lt;&gt;&quot;&quot;;[.Z80];&quot;&quot;)">
            <text:p/>
          </table:table-cell>
          <table:table-cell table:style-name="ce150" table:formula="of:=IF([.AA80]&lt;&gt;&quot;&quot;;[.AA80];&quot;&quot;)">
            <text:p/>
          </table:table-cell>
          <table:table-cell table:style-name="ce152" table:formula="of:=IF([.AB80]&lt;&gt;&quot;&quot;;[.AB8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1]&lt;&gt;0;[.A81]-[.A8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1]&gt;0;&quot;W&quot;;IF([.B81]&lt;0;&quot;L&quot;; IF([.A8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1]=0; &quot;&quot; ;([.H81]/(([.I81]*60)+[.J81])*600))">
            <text:p/>
          </table:table-cell>
          <table:table-cell table:style-name="ce100"/>
          <table:table-cell table:style-name="ce4" table:formula="of:=[.L81]+[.M80]" office:value-type="float" office:value="0" calcext:value-type="float">
            <text:p>0</text:p>
          </table:table-cell>
          <table:table-cell table:style-name="ce112" table:formula="of:=IF([.L81]&gt;0;[.M81]/(ROW([.N8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1]=0; &quot;&quot; ;([.L81]/(([.I81]*60)+[.J81])*600))">
            <text:p/>
          </table:table-cell>
          <table:table-cell table:style-name="ce155" table:content-validation-name="val17" table:formula="of:=IF([.L81]=0;&quot;&quot;;TIME(0;[.I81];[.J81])/[.L81])">
            <text:p/>
          </table:table-cell>
          <table:table-cell table:style-name="ce148" table:formula="of:=IF([.$A81]&lt;&gt;&quot;&quot;; IF([.Z81]=&quot;&quot;;NOW(); [.Z81]); &quot;&quot;)">
            <text:p/>
          </table:table-cell>
          <table:table-cell table:style-name="ce149" table:formula="of:=IF([.Z81]&lt;&gt;&quot;&quot;;[.Z81];&quot;&quot;)">
            <text:p/>
          </table:table-cell>
          <table:table-cell table:style-name="ce150" table:formula="of:=IF([.AA81]&lt;&gt;&quot;&quot;;[.AA81];&quot;&quot;)">
            <text:p/>
          </table:table-cell>
          <table:table-cell table:style-name="ce152" table:formula="of:=IF([.AB81]&lt;&gt;&quot;&quot;;[.AB8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2]&lt;&gt;0;[.A82]-[.A8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2]&gt;0;&quot;W&quot;;IF([.B82]&lt;0;&quot;L&quot;; IF([.A8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2]=0; &quot;&quot; ;([.H82]/(([.I82]*60)+[.J82])*600))">
            <text:p/>
          </table:table-cell>
          <table:table-cell table:style-name="ce100"/>
          <table:table-cell table:style-name="ce4" table:formula="of:=[.L82]+[.M81]" office:value-type="float" office:value="0" calcext:value-type="float">
            <text:p>0</text:p>
          </table:table-cell>
          <table:table-cell table:style-name="ce112" table:formula="of:=IF([.L82]&gt;0;[.M82]/(ROW([.N8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2]=0; &quot;&quot; ;([.L82]/(([.I82]*60)+[.J82])*600))">
            <text:p/>
          </table:table-cell>
          <table:table-cell table:style-name="ce155" table:content-validation-name="val17" table:formula="of:=IF([.L82]=0;&quot;&quot;;TIME(0;[.I82];[.J82])/[.L82])">
            <text:p/>
          </table:table-cell>
          <table:table-cell table:style-name="ce148" table:formula="of:=IF([.$A82]&lt;&gt;&quot;&quot;; IF([.Z82]=&quot;&quot;;NOW(); [.Z82]); &quot;&quot;)">
            <text:p/>
          </table:table-cell>
          <table:table-cell table:style-name="ce149" table:formula="of:=IF([.Z82]&lt;&gt;&quot;&quot;;[.Z82];&quot;&quot;)">
            <text:p/>
          </table:table-cell>
          <table:table-cell table:style-name="ce150" table:formula="of:=IF([.AA82]&lt;&gt;&quot;&quot;;[.AA82];&quot;&quot;)">
            <text:p/>
          </table:table-cell>
          <table:table-cell table:style-name="ce152" table:formula="of:=IF([.AB82]&lt;&gt;&quot;&quot;;[.AB8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3]&lt;&gt;0;[.A83]-[.A8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3]&gt;0;&quot;W&quot;;IF([.B83]&lt;0;&quot;L&quot;; IF([.A8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3]=0; &quot;&quot; ;([.H83]/(([.I83]*60)+[.J83])*600))">
            <text:p/>
          </table:table-cell>
          <table:table-cell table:style-name="ce100"/>
          <table:table-cell table:style-name="ce4" table:formula="of:=[.L83]+[.M82]" office:value-type="float" office:value="0" calcext:value-type="float">
            <text:p>0</text:p>
          </table:table-cell>
          <table:table-cell table:style-name="ce112" table:formula="of:=IF([.L83]&gt;0;[.M83]/(ROW([.N8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3]=0; &quot;&quot; ;([.L83]/(([.I83]*60)+[.J83])*600))">
            <text:p/>
          </table:table-cell>
          <table:table-cell table:style-name="ce155" table:content-validation-name="val17" table:formula="of:=IF([.L83]=0;&quot;&quot;;TIME(0;[.I83];[.J83])/[.L83])">
            <text:p/>
          </table:table-cell>
          <table:table-cell table:style-name="ce148" table:formula="of:=IF([.$A83]&lt;&gt;&quot;&quot;; IF([.Z83]=&quot;&quot;;NOW(); [.Z83]); &quot;&quot;)">
            <text:p/>
          </table:table-cell>
          <table:table-cell table:style-name="ce149" table:formula="of:=IF([.Z83]&lt;&gt;&quot;&quot;;[.Z83];&quot;&quot;)">
            <text:p/>
          </table:table-cell>
          <table:table-cell table:style-name="ce150" table:formula="of:=IF([.AA83]&lt;&gt;&quot;&quot;;[.AA83];&quot;&quot;)">
            <text:p/>
          </table:table-cell>
          <table:table-cell table:style-name="ce152" table:formula="of:=IF([.AB83]&lt;&gt;&quot;&quot;;[.AB8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4]&lt;&gt;0;[.A84]-[.A8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4]&gt;0;&quot;W&quot;;IF([.B84]&lt;0;&quot;L&quot;; IF([.A8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4]=0; &quot;&quot; ;([.H84]/(([.I84]*60)+[.J84])*600))">
            <text:p/>
          </table:table-cell>
          <table:table-cell table:style-name="ce100"/>
          <table:table-cell table:style-name="ce4" table:formula="of:=[.L84]+[.M83]" office:value-type="float" office:value="0" calcext:value-type="float">
            <text:p>0</text:p>
          </table:table-cell>
          <table:table-cell table:style-name="ce112" table:formula="of:=IF([.L84]&gt;0;[.M84]/(ROW([.N8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4]=0; &quot;&quot; ;([.L84]/(([.I84]*60)+[.J84])*600))">
            <text:p/>
          </table:table-cell>
          <table:table-cell table:style-name="ce155" table:content-validation-name="val17" table:formula="of:=IF([.L84]=0;&quot;&quot;;TIME(0;[.I84];[.J84])/[.L84])">
            <text:p/>
          </table:table-cell>
          <table:table-cell table:style-name="ce148" table:formula="of:=IF([.$A84]&lt;&gt;&quot;&quot;; IF([.Z84]=&quot;&quot;;NOW(); [.Z84]); &quot;&quot;)">
            <text:p/>
          </table:table-cell>
          <table:table-cell table:style-name="ce149" table:formula="of:=IF([.Z84]&lt;&gt;&quot;&quot;;[.Z84];&quot;&quot;)">
            <text:p/>
          </table:table-cell>
          <table:table-cell table:style-name="ce150" table:formula="of:=IF([.AA84]&lt;&gt;&quot;&quot;;[.AA84];&quot;&quot;)">
            <text:p/>
          </table:table-cell>
          <table:table-cell table:style-name="ce152" table:formula="of:=IF([.AB84]&lt;&gt;&quot;&quot;;[.AB8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5]&lt;&gt;0;[.A85]-[.A8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5]&gt;0;&quot;W&quot;;IF([.B85]&lt;0;&quot;L&quot;; IF([.A8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5]=0; &quot;&quot; ;([.H85]/(([.I85]*60)+[.J85])*600))">
            <text:p/>
          </table:table-cell>
          <table:table-cell table:style-name="ce100"/>
          <table:table-cell table:style-name="ce4" table:formula="of:=[.L85]+[.M84]" office:value-type="float" office:value="0" calcext:value-type="float">
            <text:p>0</text:p>
          </table:table-cell>
          <table:table-cell table:style-name="ce112" table:formula="of:=IF([.L85]&gt;0;[.M85]/(ROW([.N8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5]=0; &quot;&quot; ;([.L85]/(([.I85]*60)+[.J85])*600))">
            <text:p/>
          </table:table-cell>
          <table:table-cell table:style-name="ce155" table:content-validation-name="val17" table:formula="of:=IF([.L85]=0;&quot;&quot;;TIME(0;[.I85];[.J85])/[.L85])">
            <text:p/>
          </table:table-cell>
          <table:table-cell table:style-name="ce148" table:formula="of:=IF([.$A85]&lt;&gt;&quot;&quot;; IF([.Z85]=&quot;&quot;;NOW(); [.Z85]); &quot;&quot;)">
            <text:p/>
          </table:table-cell>
          <table:table-cell table:style-name="ce149" table:formula="of:=IF([.Z85]&lt;&gt;&quot;&quot;;[.Z85];&quot;&quot;)">
            <text:p/>
          </table:table-cell>
          <table:table-cell table:style-name="ce150" table:formula="of:=IF([.AA85]&lt;&gt;&quot;&quot;;[.AA85];&quot;&quot;)">
            <text:p/>
          </table:table-cell>
          <table:table-cell table:style-name="ce152" table:formula="of:=IF([.AB85]&lt;&gt;&quot;&quot;;[.AB8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6]&lt;&gt;0;[.A86]-[.A8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6]&gt;0;&quot;W&quot;;IF([.B86]&lt;0;&quot;L&quot;; IF([.A8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6]=0; &quot;&quot; ;([.H86]/(([.I86]*60)+[.J86])*600))">
            <text:p/>
          </table:table-cell>
          <table:table-cell table:style-name="ce100"/>
          <table:table-cell table:style-name="ce4" table:formula="of:=[.L86]+[.M85]" office:value-type="float" office:value="0" calcext:value-type="float">
            <text:p>0</text:p>
          </table:table-cell>
          <table:table-cell table:style-name="ce112" table:formula="of:=IF([.L86]&gt;0;[.M86]/(ROW([.N8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6]=0; &quot;&quot; ;([.L86]/(([.I86]*60)+[.J86])*600))">
            <text:p/>
          </table:table-cell>
          <table:table-cell table:style-name="ce155" table:content-validation-name="val17" table:formula="of:=IF([.L86]=0;&quot;&quot;;TIME(0;[.I86];[.J86])/[.L86])">
            <text:p/>
          </table:table-cell>
          <table:table-cell table:style-name="ce148" table:formula="of:=IF([.$A86]&lt;&gt;&quot;&quot;; IF([.Z86]=&quot;&quot;;NOW(); [.Z86]); &quot;&quot;)">
            <text:p/>
          </table:table-cell>
          <table:table-cell table:style-name="ce149" table:formula="of:=IF([.Z86]&lt;&gt;&quot;&quot;;[.Z86];&quot;&quot;)">
            <text:p/>
          </table:table-cell>
          <table:table-cell table:style-name="ce150" table:formula="of:=IF([.AA86]&lt;&gt;&quot;&quot;;[.AA86];&quot;&quot;)">
            <text:p/>
          </table:table-cell>
          <table:table-cell table:style-name="ce152" table:formula="of:=IF([.AB86]&lt;&gt;&quot;&quot;;[.AB8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7]&lt;&gt;0;[.A87]-[.A8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7]&gt;0;&quot;W&quot;;IF([.B87]&lt;0;&quot;L&quot;; IF([.A8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7]=0; &quot;&quot; ;([.H87]/(([.I87]*60)+[.J87])*600))">
            <text:p/>
          </table:table-cell>
          <table:table-cell table:style-name="ce100"/>
          <table:table-cell table:style-name="ce4" table:formula="of:=[.L87]+[.M86]" office:value-type="float" office:value="0" calcext:value-type="float">
            <text:p>0</text:p>
          </table:table-cell>
          <table:table-cell table:style-name="ce112" table:formula="of:=IF([.L87]&gt;0;[.M87]/(ROW([.N8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7]=0; &quot;&quot; ;([.L87]/(([.I87]*60)+[.J87])*600))">
            <text:p/>
          </table:table-cell>
          <table:table-cell table:style-name="ce155" table:content-validation-name="val17" table:formula="of:=IF([.L87]=0;&quot;&quot;;TIME(0;[.I87];[.J87])/[.L87])">
            <text:p/>
          </table:table-cell>
          <table:table-cell table:style-name="ce148" table:formula="of:=IF([.$A87]&lt;&gt;&quot;&quot;; IF([.Z87]=&quot;&quot;;NOW(); [.Z87]); &quot;&quot;)">
            <text:p/>
          </table:table-cell>
          <table:table-cell table:style-name="ce149" table:formula="of:=IF([.Z87]&lt;&gt;&quot;&quot;;[.Z87];&quot;&quot;)">
            <text:p/>
          </table:table-cell>
          <table:table-cell table:style-name="ce150" table:formula="of:=IF([.AA87]&lt;&gt;&quot;&quot;;[.AA87];&quot;&quot;)">
            <text:p/>
          </table:table-cell>
          <table:table-cell table:style-name="ce152" table:formula="of:=IF([.AB87]&lt;&gt;&quot;&quot;;[.AB8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8]&lt;&gt;0;[.A88]-[.A8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8]&gt;0;&quot;W&quot;;IF([.B88]&lt;0;&quot;L&quot;; IF([.A8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8]=0; &quot;&quot; ;([.H88]/(([.I88]*60)+[.J88])*600))">
            <text:p/>
          </table:table-cell>
          <table:table-cell table:style-name="ce100"/>
          <table:table-cell table:style-name="ce4" table:formula="of:=[.L88]+[.M87]" office:value-type="float" office:value="0" calcext:value-type="float">
            <text:p>0</text:p>
          </table:table-cell>
          <table:table-cell table:style-name="ce112" table:formula="of:=IF([.L88]&gt;0;[.M88]/(ROW([.N8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8]=0; &quot;&quot; ;([.L88]/(([.I88]*60)+[.J88])*600))">
            <text:p/>
          </table:table-cell>
          <table:table-cell table:style-name="ce155" table:content-validation-name="val17" table:formula="of:=IF([.L88]=0;&quot;&quot;;TIME(0;[.I88];[.J88])/[.L88])">
            <text:p/>
          </table:table-cell>
          <table:table-cell table:style-name="ce148" table:formula="of:=IF([.$A88]&lt;&gt;&quot;&quot;; IF([.Z88]=&quot;&quot;;NOW(); [.Z88]); &quot;&quot;)">
            <text:p/>
          </table:table-cell>
          <table:table-cell table:style-name="ce149" table:formula="of:=IF([.Z88]&lt;&gt;&quot;&quot;;[.Z88];&quot;&quot;)">
            <text:p/>
          </table:table-cell>
          <table:table-cell table:style-name="ce150" table:formula="of:=IF([.AA88]&lt;&gt;&quot;&quot;;[.AA88];&quot;&quot;)">
            <text:p/>
          </table:table-cell>
          <table:table-cell table:style-name="ce152" table:formula="of:=IF([.AB88]&lt;&gt;&quot;&quot;;[.AB8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89]&lt;&gt;0;[.A89]-[.A8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89]&gt;0;&quot;W&quot;;IF([.B89]&lt;0;&quot;L&quot;; IF([.A8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89]=0; &quot;&quot; ;([.H89]/(([.I89]*60)+[.J89])*600))">
            <text:p/>
          </table:table-cell>
          <table:table-cell table:style-name="ce100"/>
          <table:table-cell table:style-name="ce4" table:formula="of:=[.L89]+[.M88]" office:value-type="float" office:value="0" calcext:value-type="float">
            <text:p>0</text:p>
          </table:table-cell>
          <table:table-cell table:style-name="ce112" table:formula="of:=IF([.L89]&gt;0;[.M89]/(ROW([.N8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89]=0; &quot;&quot; ;([.L89]/(([.I89]*60)+[.J89])*600))">
            <text:p/>
          </table:table-cell>
          <table:table-cell table:style-name="ce155" table:content-validation-name="val17" table:formula="of:=IF([.L89]=0;&quot;&quot;;TIME(0;[.I89];[.J89])/[.L89])">
            <text:p/>
          </table:table-cell>
          <table:table-cell table:style-name="ce148" table:formula="of:=IF([.$A89]&lt;&gt;&quot;&quot;; IF([.Z89]=&quot;&quot;;NOW(); [.Z89]); &quot;&quot;)">
            <text:p/>
          </table:table-cell>
          <table:table-cell table:style-name="ce149" table:formula="of:=IF([.Z89]&lt;&gt;&quot;&quot;;[.Z89];&quot;&quot;)">
            <text:p/>
          </table:table-cell>
          <table:table-cell table:style-name="ce150" table:formula="of:=IF([.AA89]&lt;&gt;&quot;&quot;;[.AA89];&quot;&quot;)">
            <text:p/>
          </table:table-cell>
          <table:table-cell table:style-name="ce152" table:formula="of:=IF([.AB89]&lt;&gt;&quot;&quot;;[.AB8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0]&lt;&gt;0;[.A90]-[.A8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0]&gt;0;&quot;W&quot;;IF([.B90]&lt;0;&quot;L&quot;; IF([.A9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0]=0; &quot;&quot; ;([.H90]/(([.I90]*60)+[.J90])*600))">
            <text:p/>
          </table:table-cell>
          <table:table-cell table:style-name="ce100"/>
          <table:table-cell table:style-name="ce4" table:formula="of:=[.L90]+[.M89]" office:value-type="float" office:value="0" calcext:value-type="float">
            <text:p>0</text:p>
          </table:table-cell>
          <table:table-cell table:style-name="ce112" table:formula="of:=IF([.L90]&gt;0;[.M90]/(ROW([.N9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0]=0; &quot;&quot; ;([.L90]/(([.I90]*60)+[.J90])*600))">
            <text:p/>
          </table:table-cell>
          <table:table-cell table:style-name="ce155" table:content-validation-name="val17" table:formula="of:=IF([.L90]=0;&quot;&quot;;TIME(0;[.I90];[.J90])/[.L90])">
            <text:p/>
          </table:table-cell>
          <table:table-cell table:style-name="ce148" table:formula="of:=IF([.$A90]&lt;&gt;&quot;&quot;; IF([.Z90]=&quot;&quot;;NOW(); [.Z90]); &quot;&quot;)">
            <text:p/>
          </table:table-cell>
          <table:table-cell table:style-name="ce149" table:formula="of:=IF([.Z90]&lt;&gt;&quot;&quot;;[.Z90];&quot;&quot;)">
            <text:p/>
          </table:table-cell>
          <table:table-cell table:style-name="ce150" table:formula="of:=IF([.AA90]&lt;&gt;&quot;&quot;;[.AA90];&quot;&quot;)">
            <text:p/>
          </table:table-cell>
          <table:table-cell table:style-name="ce152" table:formula="of:=IF([.AB90]&lt;&gt;&quot;&quot;;[.AB9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1]&lt;&gt;0;[.A91]-[.A9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1]&gt;0;&quot;W&quot;;IF([.B91]&lt;0;&quot;L&quot;; IF([.A9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1]=0; &quot;&quot; ;([.H91]/(([.I91]*60)+[.J91])*600))">
            <text:p/>
          </table:table-cell>
          <table:table-cell table:style-name="ce100"/>
          <table:table-cell table:style-name="ce4" table:formula="of:=[.L91]+[.M90]" office:value-type="float" office:value="0" calcext:value-type="float">
            <text:p>0</text:p>
          </table:table-cell>
          <table:table-cell table:style-name="ce112" table:formula="of:=IF([.L91]&gt;0;[.M91]/(ROW([.N9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1]=0; &quot;&quot; ;([.L91]/(([.I91]*60)+[.J91])*600))">
            <text:p/>
          </table:table-cell>
          <table:table-cell table:style-name="ce155" table:content-validation-name="val17" table:formula="of:=IF([.L91]=0;&quot;&quot;;TIME(0;[.I91];[.J91])/[.L91])">
            <text:p/>
          </table:table-cell>
          <table:table-cell table:style-name="ce148" table:formula="of:=IF([.$A91]&lt;&gt;&quot;&quot;; IF([.Z91]=&quot;&quot;;NOW(); [.Z91]); &quot;&quot;)">
            <text:p/>
          </table:table-cell>
          <table:table-cell table:style-name="ce149" table:formula="of:=IF([.Z91]&lt;&gt;&quot;&quot;;[.Z91];&quot;&quot;)">
            <text:p/>
          </table:table-cell>
          <table:table-cell table:style-name="ce150" table:formula="of:=IF([.AA91]&lt;&gt;&quot;&quot;;[.AA91];&quot;&quot;)">
            <text:p/>
          </table:table-cell>
          <table:table-cell table:style-name="ce152" table:formula="of:=IF([.AB91]&lt;&gt;&quot;&quot;;[.AB9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2]&lt;&gt;0;[.A92]-[.A9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2]&gt;0;&quot;W&quot;;IF([.B92]&lt;0;&quot;L&quot;; IF([.A9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2]=0; &quot;&quot; ;([.H92]/(([.I92]*60)+[.J92])*600))">
            <text:p/>
          </table:table-cell>
          <table:table-cell table:style-name="ce100"/>
          <table:table-cell table:style-name="ce4" table:formula="of:=[.L92]+[.M91]" office:value-type="float" office:value="0" calcext:value-type="float">
            <text:p>0</text:p>
          </table:table-cell>
          <table:table-cell table:style-name="ce112" table:formula="of:=IF([.L92]&gt;0;[.M92]/(ROW([.N9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2]=0; &quot;&quot; ;([.L92]/(([.I92]*60)+[.J92])*600))">
            <text:p/>
          </table:table-cell>
          <table:table-cell table:style-name="ce155" table:content-validation-name="val17" table:formula="of:=IF([.L92]=0;&quot;&quot;;TIME(0;[.I92];[.J92])/[.L92])">
            <text:p/>
          </table:table-cell>
          <table:table-cell table:style-name="ce148" table:formula="of:=IF([.$A92]&lt;&gt;&quot;&quot;; IF([.Z92]=&quot;&quot;;NOW(); [.Z92]); &quot;&quot;)">
            <text:p/>
          </table:table-cell>
          <table:table-cell table:style-name="ce149" table:formula="of:=IF([.Z92]&lt;&gt;&quot;&quot;;[.Z92];&quot;&quot;)">
            <text:p/>
          </table:table-cell>
          <table:table-cell table:style-name="ce150" table:formula="of:=IF([.AA92]&lt;&gt;&quot;&quot;;[.AA92];&quot;&quot;)">
            <text:p/>
          </table:table-cell>
          <table:table-cell table:style-name="ce152" table:formula="of:=IF([.AB92]&lt;&gt;&quot;&quot;;[.AB9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3]&lt;&gt;0;[.A93]-[.A9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3]&gt;0;&quot;W&quot;;IF([.B93]&lt;0;&quot;L&quot;; IF([.A9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3]=0; &quot;&quot; ;([.H93]/(([.I93]*60)+[.J93])*600))">
            <text:p/>
          </table:table-cell>
          <table:table-cell table:style-name="ce100"/>
          <table:table-cell table:style-name="ce4" table:formula="of:=[.L93]+[.M92]" office:value-type="float" office:value="0" calcext:value-type="float">
            <text:p>0</text:p>
          </table:table-cell>
          <table:table-cell table:style-name="ce112" table:formula="of:=IF([.L93]&gt;0;[.M93]/(ROW([.N9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3]=0; &quot;&quot; ;([.L93]/(([.I93]*60)+[.J93])*600))">
            <text:p/>
          </table:table-cell>
          <table:table-cell table:style-name="ce155" table:content-validation-name="val17" table:formula="of:=IF([.L93]=0;&quot;&quot;;TIME(0;[.I93];[.J93])/[.L93])">
            <text:p/>
          </table:table-cell>
          <table:table-cell table:style-name="ce148" table:formula="of:=IF([.$A93]&lt;&gt;&quot;&quot;; IF([.Z93]=&quot;&quot;;NOW(); [.Z93]); &quot;&quot;)">
            <text:p/>
          </table:table-cell>
          <table:table-cell table:style-name="ce149" table:formula="of:=IF([.Z93]&lt;&gt;&quot;&quot;;[.Z93];&quot;&quot;)">
            <text:p/>
          </table:table-cell>
          <table:table-cell table:style-name="ce150" table:formula="of:=IF([.AA93]&lt;&gt;&quot;&quot;;[.AA93];&quot;&quot;)">
            <text:p/>
          </table:table-cell>
          <table:table-cell table:style-name="ce152" table:formula="of:=IF([.AB93]&lt;&gt;&quot;&quot;;[.AB9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4]&lt;&gt;0;[.A94]-[.A9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4]&gt;0;&quot;W&quot;;IF([.B94]&lt;0;&quot;L&quot;; IF([.A9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4]=0; &quot;&quot; ;([.H94]/(([.I94]*60)+[.J94])*600))">
            <text:p/>
          </table:table-cell>
          <table:table-cell table:style-name="ce100"/>
          <table:table-cell table:style-name="ce4" table:formula="of:=[.L94]+[.M93]" office:value-type="float" office:value="0" calcext:value-type="float">
            <text:p>0</text:p>
          </table:table-cell>
          <table:table-cell table:style-name="ce112" table:formula="of:=IF([.L94]&gt;0;[.M94]/(ROW([.N9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4]=0; &quot;&quot; ;([.L94]/(([.I94]*60)+[.J94])*600))">
            <text:p/>
          </table:table-cell>
          <table:table-cell table:style-name="ce155" table:content-validation-name="val17" table:formula="of:=IF([.L94]=0;&quot;&quot;;TIME(0;[.I94];[.J94])/[.L94])">
            <text:p/>
          </table:table-cell>
          <table:table-cell table:style-name="ce148" table:formula="of:=IF([.$A94]&lt;&gt;&quot;&quot;; IF([.Z94]=&quot;&quot;;NOW(); [.Z94]); &quot;&quot;)">
            <text:p/>
          </table:table-cell>
          <table:table-cell table:style-name="ce149" table:formula="of:=IF([.Z94]&lt;&gt;&quot;&quot;;[.Z94];&quot;&quot;)">
            <text:p/>
          </table:table-cell>
          <table:table-cell table:style-name="ce150" table:formula="of:=IF([.AA94]&lt;&gt;&quot;&quot;;[.AA94];&quot;&quot;)">
            <text:p/>
          </table:table-cell>
          <table:table-cell table:style-name="ce152" table:formula="of:=IF([.AB94]&lt;&gt;&quot;&quot;;[.AB9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5]&lt;&gt;0;[.A95]-[.A9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5]&gt;0;&quot;W&quot;;IF([.B95]&lt;0;&quot;L&quot;; IF([.A9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5]=0; &quot;&quot; ;([.H95]/(([.I95]*60)+[.J95])*600))">
            <text:p/>
          </table:table-cell>
          <table:table-cell table:style-name="ce100"/>
          <table:table-cell table:style-name="ce4" table:formula="of:=[.L95]+[.M94]" office:value-type="float" office:value="0" calcext:value-type="float">
            <text:p>0</text:p>
          </table:table-cell>
          <table:table-cell table:style-name="ce112" table:formula="of:=IF([.L95]&gt;0;[.M95]/(ROW([.N9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5]=0; &quot;&quot; ;([.L95]/(([.I95]*60)+[.J95])*600))">
            <text:p/>
          </table:table-cell>
          <table:table-cell table:style-name="ce155" table:content-validation-name="val17" table:formula="of:=IF([.L95]=0;&quot;&quot;;TIME(0;[.I95];[.J95])/[.L95])">
            <text:p/>
          </table:table-cell>
          <table:table-cell table:style-name="ce148" table:formula="of:=IF([.$A95]&lt;&gt;&quot;&quot;; IF([.Z95]=&quot;&quot;;NOW(); [.Z95]); &quot;&quot;)">
            <text:p/>
          </table:table-cell>
          <table:table-cell table:style-name="ce149" table:formula="of:=IF([.Z95]&lt;&gt;&quot;&quot;;[.Z95];&quot;&quot;)">
            <text:p/>
          </table:table-cell>
          <table:table-cell table:style-name="ce150" table:formula="of:=IF([.AA95]&lt;&gt;&quot;&quot;;[.AA95];&quot;&quot;)">
            <text:p/>
          </table:table-cell>
          <table:table-cell table:style-name="ce152" table:formula="of:=IF([.AB95]&lt;&gt;&quot;&quot;;[.AB9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6]&lt;&gt;0;[.A96]-[.A9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6]&gt;0;&quot;W&quot;;IF([.B96]&lt;0;&quot;L&quot;; IF([.A9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6]=0; &quot;&quot; ;([.H96]/(([.I96]*60)+[.J96])*600))">
            <text:p/>
          </table:table-cell>
          <table:table-cell table:style-name="ce100"/>
          <table:table-cell table:style-name="ce4" table:formula="of:=[.L96]+[.M95]" office:value-type="float" office:value="0" calcext:value-type="float">
            <text:p>0</text:p>
          </table:table-cell>
          <table:table-cell table:style-name="ce112" table:formula="of:=IF([.L96]&gt;0;[.M96]/(ROW([.N9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6]=0; &quot;&quot; ;([.L96]/(([.I96]*60)+[.J96])*600))">
            <text:p/>
          </table:table-cell>
          <table:table-cell table:style-name="ce155" table:content-validation-name="val17" table:formula="of:=IF([.L96]=0;&quot;&quot;;TIME(0;[.I96];[.J96])/[.L96])">
            <text:p/>
          </table:table-cell>
          <table:table-cell table:style-name="ce148" table:formula="of:=IF([.$A96]&lt;&gt;&quot;&quot;; IF([.Z96]=&quot;&quot;;NOW(); [.Z96]); &quot;&quot;)">
            <text:p/>
          </table:table-cell>
          <table:table-cell table:style-name="ce149" table:formula="of:=IF([.Z96]&lt;&gt;&quot;&quot;;[.Z96];&quot;&quot;)">
            <text:p/>
          </table:table-cell>
          <table:table-cell table:style-name="ce150" table:formula="of:=IF([.AA96]&lt;&gt;&quot;&quot;;[.AA96];&quot;&quot;)">
            <text:p/>
          </table:table-cell>
          <table:table-cell table:style-name="ce152" table:formula="of:=IF([.AB96]&lt;&gt;&quot;&quot;;[.AB9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7]&lt;&gt;0;[.A97]-[.A9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7]&gt;0;&quot;W&quot;;IF([.B97]&lt;0;&quot;L&quot;; IF([.A9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7]=0; &quot;&quot; ;([.H97]/(([.I97]*60)+[.J97])*600))">
            <text:p/>
          </table:table-cell>
          <table:table-cell table:style-name="ce100"/>
          <table:table-cell table:style-name="ce4" table:formula="of:=[.L97]+[.M96]" office:value-type="float" office:value="0" calcext:value-type="float">
            <text:p>0</text:p>
          </table:table-cell>
          <table:table-cell table:style-name="ce112" table:formula="of:=IF([.L97]&gt;0;[.M97]/(ROW([.N9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7]=0; &quot;&quot; ;([.L97]/(([.I97]*60)+[.J97])*600))">
            <text:p/>
          </table:table-cell>
          <table:table-cell table:style-name="ce155" table:content-validation-name="val17" table:formula="of:=IF([.L97]=0;&quot;&quot;;TIME(0;[.I97];[.J97])/[.L97])">
            <text:p/>
          </table:table-cell>
          <table:table-cell table:style-name="ce148" table:formula="of:=IF([.$A97]&lt;&gt;&quot;&quot;; IF([.Z97]=&quot;&quot;;NOW(); [.Z97]); &quot;&quot;)">
            <text:p/>
          </table:table-cell>
          <table:table-cell table:style-name="ce149" table:formula="of:=IF([.Z97]&lt;&gt;&quot;&quot;;[.Z97];&quot;&quot;)">
            <text:p/>
          </table:table-cell>
          <table:table-cell table:style-name="ce150" table:formula="of:=IF([.AA97]&lt;&gt;&quot;&quot;;[.AA97];&quot;&quot;)">
            <text:p/>
          </table:table-cell>
          <table:table-cell table:style-name="ce152" table:formula="of:=IF([.AB97]&lt;&gt;&quot;&quot;;[.AB9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8]&lt;&gt;0;[.A98]-[.A9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8]&gt;0;&quot;W&quot;;IF([.B98]&lt;0;&quot;L&quot;; IF([.A9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8]=0; &quot;&quot; ;([.H98]/(([.I98]*60)+[.J98])*600))">
            <text:p/>
          </table:table-cell>
          <table:table-cell table:style-name="ce100"/>
          <table:table-cell table:style-name="ce4" table:formula="of:=[.L98]+[.M97]" office:value-type="float" office:value="0" calcext:value-type="float">
            <text:p>0</text:p>
          </table:table-cell>
          <table:table-cell table:style-name="ce112" table:formula="of:=IF([.L98]&gt;0;[.M98]/(ROW([.N9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8]=0; &quot;&quot; ;([.L98]/(([.I98]*60)+[.J98])*600))">
            <text:p/>
          </table:table-cell>
          <table:table-cell table:style-name="ce155" table:content-validation-name="val17" table:formula="of:=IF([.L98]=0;&quot;&quot;;TIME(0;[.I98];[.J98])/[.L98])">
            <text:p/>
          </table:table-cell>
          <table:table-cell table:style-name="ce148" table:formula="of:=IF([.$A98]&lt;&gt;&quot;&quot;; IF([.Z98]=&quot;&quot;;NOW(); [.Z98]); &quot;&quot;)">
            <text:p/>
          </table:table-cell>
          <table:table-cell table:style-name="ce149" table:formula="of:=IF([.Z98]&lt;&gt;&quot;&quot;;[.Z98];&quot;&quot;)">
            <text:p/>
          </table:table-cell>
          <table:table-cell table:style-name="ce150" table:formula="of:=IF([.AA98]&lt;&gt;&quot;&quot;;[.AA98];&quot;&quot;)">
            <text:p/>
          </table:table-cell>
          <table:table-cell table:style-name="ce152" table:formula="of:=IF([.AB98]&lt;&gt;&quot;&quot;;[.AB9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99]&lt;&gt;0;[.A99]-[.A9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99]&gt;0;&quot;W&quot;;IF([.B99]&lt;0;&quot;L&quot;; IF([.A9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99]=0; &quot;&quot; ;([.H99]/(([.I99]*60)+[.J99])*600))">
            <text:p/>
          </table:table-cell>
          <table:table-cell table:style-name="ce100"/>
          <table:table-cell table:style-name="ce4" table:formula="of:=[.L99]+[.M98]" office:value-type="float" office:value="0" calcext:value-type="float">
            <text:p>0</text:p>
          </table:table-cell>
          <table:table-cell table:style-name="ce112" table:formula="of:=IF([.L99]&gt;0;[.M99]/(ROW([.N9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99]=0; &quot;&quot; ;([.L99]/(([.I99]*60)+[.J99])*600))">
            <text:p/>
          </table:table-cell>
          <table:table-cell table:style-name="ce155" table:content-validation-name="val17" table:formula="of:=IF([.L99]=0;&quot;&quot;;TIME(0;[.I99];[.J99])/[.L99])">
            <text:p/>
          </table:table-cell>
          <table:table-cell table:style-name="ce148" table:formula="of:=IF([.$A99]&lt;&gt;&quot;&quot;; IF([.Z99]=&quot;&quot;;NOW(); [.Z99]); &quot;&quot;)">
            <text:p/>
          </table:table-cell>
          <table:table-cell table:style-name="ce149" table:formula="of:=IF([.Z99]&lt;&gt;&quot;&quot;;[.Z99];&quot;&quot;)">
            <text:p/>
          </table:table-cell>
          <table:table-cell table:style-name="ce150" table:formula="of:=IF([.AA99]&lt;&gt;&quot;&quot;;[.AA99];&quot;&quot;)">
            <text:p/>
          </table:table-cell>
          <table:table-cell table:style-name="ce152" table:formula="of:=IF([.AB99]&lt;&gt;&quot;&quot;;[.AB9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0]&lt;&gt;0;[.A100]-[.A9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0]&gt;0;&quot;W&quot;;IF([.B100]&lt;0;&quot;L&quot;; IF([.A10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0]=0; &quot;&quot; ;([.H100]/(([.I100]*60)+[.J100])*600))">
            <text:p/>
          </table:table-cell>
          <table:table-cell table:style-name="ce100"/>
          <table:table-cell table:style-name="ce4" table:formula="of:=[.L100]+[.M99]" office:value-type="float" office:value="0" calcext:value-type="float">
            <text:p>0</text:p>
          </table:table-cell>
          <table:table-cell table:style-name="ce112" table:formula="of:=IF([.L100]&gt;0;[.M100]/(ROW([.N10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0]=0; &quot;&quot; ;([.L100]/(([.I100]*60)+[.J100])*600))">
            <text:p/>
          </table:table-cell>
          <table:table-cell table:style-name="ce155" table:content-validation-name="val17" table:formula="of:=IF([.L100]=0;&quot;&quot;;TIME(0;[.I100];[.J100])/[.L100])">
            <text:p/>
          </table:table-cell>
          <table:table-cell table:style-name="ce148" table:formula="of:=IF([.$A100]&lt;&gt;&quot;&quot;; IF([.Z100]=&quot;&quot;;NOW(); [.Z100]); &quot;&quot;)">
            <text:p/>
          </table:table-cell>
          <table:table-cell table:style-name="ce149" table:formula="of:=IF([.Z100]&lt;&gt;&quot;&quot;;[.Z100];&quot;&quot;)">
            <text:p/>
          </table:table-cell>
          <table:table-cell table:style-name="ce150" table:formula="of:=IF([.AA100]&lt;&gt;&quot;&quot;;[.AA100];&quot;&quot;)">
            <text:p/>
          </table:table-cell>
          <table:table-cell table:style-name="ce152" table:formula="of:=IF([.AB100]&lt;&gt;&quot;&quot;;[.AB10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1]&lt;&gt;0;[.A101]-[.A10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1]&gt;0;&quot;W&quot;;IF([.B101]&lt;0;&quot;L&quot;; IF([.A10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1]=0; &quot;&quot; ;([.H101]/(([.I101]*60)+[.J101])*600))">
            <text:p/>
          </table:table-cell>
          <table:table-cell table:style-name="ce100"/>
          <table:table-cell table:style-name="ce4" table:formula="of:=[.L101]+[.M100]" office:value-type="float" office:value="0" calcext:value-type="float">
            <text:p>0</text:p>
          </table:table-cell>
          <table:table-cell table:style-name="ce112" table:formula="of:=IF([.L101]&gt;0;[.M101]/(ROW([.N10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1]=0; &quot;&quot; ;([.L101]/(([.I101]*60)+[.J101])*600))">
            <text:p/>
          </table:table-cell>
          <table:table-cell table:style-name="ce155" table:content-validation-name="val17" table:formula="of:=IF([.L101]=0;&quot;&quot;;TIME(0;[.I101];[.J101])/[.L101])">
            <text:p/>
          </table:table-cell>
          <table:table-cell table:style-name="ce148" table:formula="of:=IF([.$A101]&lt;&gt;&quot;&quot;; IF([.Z101]=&quot;&quot;;NOW(); [.Z101]); &quot;&quot;)">
            <text:p/>
          </table:table-cell>
          <table:table-cell table:style-name="ce149" table:formula="of:=IF([.Z101]&lt;&gt;&quot;&quot;;[.Z101];&quot;&quot;)">
            <text:p/>
          </table:table-cell>
          <table:table-cell table:style-name="ce150" table:formula="of:=IF([.AA101]&lt;&gt;&quot;&quot;;[.AA101];&quot;&quot;)">
            <text:p/>
          </table:table-cell>
          <table:table-cell table:style-name="ce152" table:formula="of:=IF([.AB101]&lt;&gt;&quot;&quot;;[.AB10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2]&lt;&gt;0;[.A102]-[.A10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2]&gt;0;&quot;W&quot;;IF([.B102]&lt;0;&quot;L&quot;; IF([.A10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2]=0; &quot;&quot; ;([.H102]/(([.I102]*60)+[.J102])*600))">
            <text:p/>
          </table:table-cell>
          <table:table-cell table:style-name="ce100"/>
          <table:table-cell table:style-name="ce4" table:formula="of:=[.L102]+[.M101]" office:value-type="float" office:value="0" calcext:value-type="float">
            <text:p>0</text:p>
          </table:table-cell>
          <table:table-cell table:style-name="ce112" table:formula="of:=IF([.L102]&gt;0;[.M102]/(ROW([.N10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2]=0; &quot;&quot; ;([.L102]/(([.I102]*60)+[.J102])*600))">
            <text:p/>
          </table:table-cell>
          <table:table-cell table:style-name="ce155" table:content-validation-name="val17" table:formula="of:=IF([.L102]=0;&quot;&quot;;TIME(0;[.I102];[.J102])/[.L102])">
            <text:p/>
          </table:table-cell>
          <table:table-cell table:style-name="ce148" table:formula="of:=IF([.$A102]&lt;&gt;&quot;&quot;; IF([.Z102]=&quot;&quot;;NOW(); [.Z102]); &quot;&quot;)">
            <text:p/>
          </table:table-cell>
          <table:table-cell table:style-name="ce149" table:formula="of:=IF([.Z102]&lt;&gt;&quot;&quot;;[.Z102];&quot;&quot;)">
            <text:p/>
          </table:table-cell>
          <table:table-cell table:style-name="ce150" table:formula="of:=IF([.AA102]&lt;&gt;&quot;&quot;;[.AA102];&quot;&quot;)">
            <text:p/>
          </table:table-cell>
          <table:table-cell table:style-name="ce152" table:formula="of:=IF([.AB102]&lt;&gt;&quot;&quot;;[.AB10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3]&lt;&gt;0;[.A103]-[.A10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3]&gt;0;&quot;W&quot;;IF([.B103]&lt;0;&quot;L&quot;; IF([.A10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3]=0; &quot;&quot; ;([.H103]/(([.I103]*60)+[.J103])*600))">
            <text:p/>
          </table:table-cell>
          <table:table-cell table:style-name="ce100"/>
          <table:table-cell table:style-name="ce4" table:formula="of:=[.L103]+[.M102]" office:value-type="float" office:value="0" calcext:value-type="float">
            <text:p>0</text:p>
          </table:table-cell>
          <table:table-cell table:style-name="ce112" table:formula="of:=IF([.L103]&gt;0;[.M103]/(ROW([.N10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3]=0; &quot;&quot; ;([.L103]/(([.I103]*60)+[.J103])*600))">
            <text:p/>
          </table:table-cell>
          <table:table-cell table:style-name="ce155" table:content-validation-name="val17" table:formula="of:=IF([.L103]=0;&quot;&quot;;TIME(0;[.I103];[.J103])/[.L103])">
            <text:p/>
          </table:table-cell>
          <table:table-cell table:style-name="ce148" table:formula="of:=IF([.$A103]&lt;&gt;&quot;&quot;; IF([.Z103]=&quot;&quot;;NOW(); [.Z103]); &quot;&quot;)">
            <text:p/>
          </table:table-cell>
          <table:table-cell table:style-name="ce149" table:formula="of:=IF([.Z103]&lt;&gt;&quot;&quot;;[.Z103];&quot;&quot;)">
            <text:p/>
          </table:table-cell>
          <table:table-cell table:style-name="ce150" table:formula="of:=IF([.AA103]&lt;&gt;&quot;&quot;;[.AA103];&quot;&quot;)">
            <text:p/>
          </table:table-cell>
          <table:table-cell table:style-name="ce152" table:formula="of:=IF([.AB103]&lt;&gt;&quot;&quot;;[.AB10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4]&lt;&gt;0;[.A104]-[.A10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4]&gt;0;&quot;W&quot;;IF([.B104]&lt;0;&quot;L&quot;; IF([.A10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4]=0; &quot;&quot; ;([.H104]/(([.I104]*60)+[.J104])*600))">
            <text:p/>
          </table:table-cell>
          <table:table-cell table:style-name="ce100"/>
          <table:table-cell table:style-name="ce4" table:formula="of:=[.L104]+[.M103]" office:value-type="float" office:value="0" calcext:value-type="float">
            <text:p>0</text:p>
          </table:table-cell>
          <table:table-cell table:style-name="ce112" table:formula="of:=IF([.L104]&gt;0;[.M104]/(ROW([.N10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4]=0; &quot;&quot; ;([.L104]/(([.I104]*60)+[.J104])*600))">
            <text:p/>
          </table:table-cell>
          <table:table-cell table:style-name="ce155" table:content-validation-name="val17" table:formula="of:=IF([.L104]=0;&quot;&quot;;TIME(0;[.I104];[.J104])/[.L104])">
            <text:p/>
          </table:table-cell>
          <table:table-cell table:style-name="ce148" table:formula="of:=IF([.$A104]&lt;&gt;&quot;&quot;; IF([.Z104]=&quot;&quot;;NOW(); [.Z104]); &quot;&quot;)">
            <text:p/>
          </table:table-cell>
          <table:table-cell table:style-name="ce149" table:formula="of:=IF([.Z104]&lt;&gt;&quot;&quot;;[.Z104];&quot;&quot;)">
            <text:p/>
          </table:table-cell>
          <table:table-cell table:style-name="ce150" table:formula="of:=IF([.AA104]&lt;&gt;&quot;&quot;;[.AA104];&quot;&quot;)">
            <text:p/>
          </table:table-cell>
          <table:table-cell table:style-name="ce152" table:formula="of:=IF([.AB104]&lt;&gt;&quot;&quot;;[.AB10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5]&lt;&gt;0;[.A105]-[.A10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5]&gt;0;&quot;W&quot;;IF([.B105]&lt;0;&quot;L&quot;; IF([.A10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5]=0; &quot;&quot; ;([.H105]/(([.I105]*60)+[.J105])*600))">
            <text:p/>
          </table:table-cell>
          <table:table-cell table:style-name="ce100"/>
          <table:table-cell table:style-name="ce4" table:formula="of:=[.L105]+[.M104]" office:value-type="float" office:value="0" calcext:value-type="float">
            <text:p>0</text:p>
          </table:table-cell>
          <table:table-cell table:style-name="ce112" table:formula="of:=IF([.L105]&gt;0;[.M105]/(ROW([.N10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5]=0; &quot;&quot; ;([.L105]/(([.I105]*60)+[.J105])*600))">
            <text:p/>
          </table:table-cell>
          <table:table-cell table:style-name="ce155" table:content-validation-name="val17" table:formula="of:=IF([.L105]=0;&quot;&quot;;TIME(0;[.I105];[.J105])/[.L105])">
            <text:p/>
          </table:table-cell>
          <table:table-cell table:style-name="ce148" table:formula="of:=IF([.$A105]&lt;&gt;&quot;&quot;; IF([.Z105]=&quot;&quot;;NOW(); [.Z105]); &quot;&quot;)">
            <text:p/>
          </table:table-cell>
          <table:table-cell table:style-name="ce149" table:formula="of:=IF([.Z105]&lt;&gt;&quot;&quot;;[.Z105];&quot;&quot;)">
            <text:p/>
          </table:table-cell>
          <table:table-cell table:style-name="ce150" table:formula="of:=IF([.AA105]&lt;&gt;&quot;&quot;;[.AA105];&quot;&quot;)">
            <text:p/>
          </table:table-cell>
          <table:table-cell table:style-name="ce152" table:formula="of:=IF([.AB105]&lt;&gt;&quot;&quot;;[.AB10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6]&lt;&gt;0;[.A106]-[.A10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6]&gt;0;&quot;W&quot;;IF([.B106]&lt;0;&quot;L&quot;; IF([.A10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6]=0; &quot;&quot; ;([.H106]/(([.I106]*60)+[.J106])*600))">
            <text:p/>
          </table:table-cell>
          <table:table-cell table:style-name="ce100"/>
          <table:table-cell table:style-name="ce4" table:formula="of:=[.L106]+[.M105]" office:value-type="float" office:value="0" calcext:value-type="float">
            <text:p>0</text:p>
          </table:table-cell>
          <table:table-cell table:style-name="ce112" table:formula="of:=IF([.L106]&gt;0;[.M106]/(ROW([.N10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6]=0; &quot;&quot; ;([.L106]/(([.I106]*60)+[.J106])*600))">
            <text:p/>
          </table:table-cell>
          <table:table-cell table:style-name="ce155" table:content-validation-name="val17" table:formula="of:=IF([.L106]=0;&quot;&quot;;TIME(0;[.I106];[.J106])/[.L106])">
            <text:p/>
          </table:table-cell>
          <table:table-cell table:style-name="ce148" table:formula="of:=IF([.$A106]&lt;&gt;&quot;&quot;; IF([.Z106]=&quot;&quot;;NOW(); [.Z106]); &quot;&quot;)">
            <text:p/>
          </table:table-cell>
          <table:table-cell table:style-name="ce149" table:formula="of:=IF([.Z106]&lt;&gt;&quot;&quot;;[.Z106];&quot;&quot;)">
            <text:p/>
          </table:table-cell>
          <table:table-cell table:style-name="ce150" table:formula="of:=IF([.AA106]&lt;&gt;&quot;&quot;;[.AA106];&quot;&quot;)">
            <text:p/>
          </table:table-cell>
          <table:table-cell table:style-name="ce152" table:formula="of:=IF([.AB106]&lt;&gt;&quot;&quot;;[.AB10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7]&lt;&gt;0;[.A107]-[.A10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7]&gt;0;&quot;W&quot;;IF([.B107]&lt;0;&quot;L&quot;; IF([.A10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7]=0; &quot;&quot; ;([.H107]/(([.I107]*60)+[.J107])*600))">
            <text:p/>
          </table:table-cell>
          <table:table-cell table:style-name="ce100"/>
          <table:table-cell table:style-name="ce4" table:formula="of:=[.L107]+[.M106]" office:value-type="float" office:value="0" calcext:value-type="float">
            <text:p>0</text:p>
          </table:table-cell>
          <table:table-cell table:style-name="ce112" table:formula="of:=IF([.L107]&gt;0;[.M107]/(ROW([.N10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7]=0; &quot;&quot; ;([.L107]/(([.I107]*60)+[.J107])*600))">
            <text:p/>
          </table:table-cell>
          <table:table-cell table:style-name="ce155" table:content-validation-name="val17" table:formula="of:=IF([.L107]=0;&quot;&quot;;TIME(0;[.I107];[.J107])/[.L107])">
            <text:p/>
          </table:table-cell>
          <table:table-cell table:style-name="ce148" table:formula="of:=IF([.$A107]&lt;&gt;&quot;&quot;; IF([.Z107]=&quot;&quot;;NOW(); [.Z107]); &quot;&quot;)">
            <text:p/>
          </table:table-cell>
          <table:table-cell table:style-name="ce149" table:formula="of:=IF([.Z107]&lt;&gt;&quot;&quot;;[.Z107];&quot;&quot;)">
            <text:p/>
          </table:table-cell>
          <table:table-cell table:style-name="ce150" table:formula="of:=IF([.AA107]&lt;&gt;&quot;&quot;;[.AA107];&quot;&quot;)">
            <text:p/>
          </table:table-cell>
          <table:table-cell table:style-name="ce152" table:formula="of:=IF([.AB107]&lt;&gt;&quot;&quot;;[.AB10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8]&lt;&gt;0;[.A108]-[.A10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8]&gt;0;&quot;W&quot;;IF([.B108]&lt;0;&quot;L&quot;; IF([.A10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8]=0; &quot;&quot; ;([.H108]/(([.I108]*60)+[.J108])*600))">
            <text:p/>
          </table:table-cell>
          <table:table-cell table:style-name="ce100"/>
          <table:table-cell table:style-name="ce4" table:formula="of:=[.L108]+[.M107]" office:value-type="float" office:value="0" calcext:value-type="float">
            <text:p>0</text:p>
          </table:table-cell>
          <table:table-cell table:style-name="ce112" table:formula="of:=IF([.L108]&gt;0;[.M108]/(ROW([.N10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8]=0; &quot;&quot; ;([.L108]/(([.I108]*60)+[.J108])*600))">
            <text:p/>
          </table:table-cell>
          <table:table-cell table:style-name="ce155" table:content-validation-name="val17" table:formula="of:=IF([.L108]=0;&quot;&quot;;TIME(0;[.I108];[.J108])/[.L108])">
            <text:p/>
          </table:table-cell>
          <table:table-cell table:style-name="ce148" table:formula="of:=IF([.$A108]&lt;&gt;&quot;&quot;; IF([.Z108]=&quot;&quot;;NOW(); [.Z108]); &quot;&quot;)">
            <text:p/>
          </table:table-cell>
          <table:table-cell table:style-name="ce149" table:formula="of:=IF([.Z108]&lt;&gt;&quot;&quot;;[.Z108];&quot;&quot;)">
            <text:p/>
          </table:table-cell>
          <table:table-cell table:style-name="ce150" table:formula="of:=IF([.AA108]&lt;&gt;&quot;&quot;;[.AA108];&quot;&quot;)">
            <text:p/>
          </table:table-cell>
          <table:table-cell table:style-name="ce152" table:formula="of:=IF([.AB108]&lt;&gt;&quot;&quot;;[.AB10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09]&lt;&gt;0;[.A109]-[.A10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09]&gt;0;&quot;W&quot;;IF([.B109]&lt;0;&quot;L&quot;; IF([.A10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09]=0; &quot;&quot; ;([.H109]/(([.I109]*60)+[.J109])*600))">
            <text:p/>
          </table:table-cell>
          <table:table-cell table:style-name="ce100"/>
          <table:table-cell table:style-name="ce4" table:formula="of:=[.L109]+[.M108]" office:value-type="float" office:value="0" calcext:value-type="float">
            <text:p>0</text:p>
          </table:table-cell>
          <table:table-cell table:style-name="ce112" table:formula="of:=IF([.L109]&gt;0;[.M109]/(ROW([.N10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09]=0; &quot;&quot; ;([.L109]/(([.I109]*60)+[.J109])*600))">
            <text:p/>
          </table:table-cell>
          <table:table-cell table:style-name="ce155" table:content-validation-name="val17" table:formula="of:=IF([.L109]=0;&quot;&quot;;TIME(0;[.I109];[.J109])/[.L109])">
            <text:p/>
          </table:table-cell>
          <table:table-cell table:style-name="ce148" table:formula="of:=IF([.$A109]&lt;&gt;&quot;&quot;; IF([.Z109]=&quot;&quot;;NOW(); [.Z109]); &quot;&quot;)">
            <text:p/>
          </table:table-cell>
          <table:table-cell table:style-name="ce149" table:formula="of:=IF([.Z109]&lt;&gt;&quot;&quot;;[.Z109];&quot;&quot;)">
            <text:p/>
          </table:table-cell>
          <table:table-cell table:style-name="ce150" table:formula="of:=IF([.AA109]&lt;&gt;&quot;&quot;;[.AA109];&quot;&quot;)">
            <text:p/>
          </table:table-cell>
          <table:table-cell table:style-name="ce152" table:formula="of:=IF([.AB109]&lt;&gt;&quot;&quot;;[.AB10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0]&lt;&gt;0;[.A110]-[.A10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0]&gt;0;&quot;W&quot;;IF([.B110]&lt;0;&quot;L&quot;; IF([.A11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0]=0; &quot;&quot; ;([.H110]/(([.I110]*60)+[.J110])*600))">
            <text:p/>
          </table:table-cell>
          <table:table-cell table:style-name="ce100"/>
          <table:table-cell table:style-name="ce4" table:formula="of:=[.L110]+[.M109]" office:value-type="float" office:value="0" calcext:value-type="float">
            <text:p>0</text:p>
          </table:table-cell>
          <table:table-cell table:style-name="ce112" table:formula="of:=IF([.L110]&gt;0;[.M110]/(ROW([.N11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0]=0; &quot;&quot; ;([.L110]/(([.I110]*60)+[.J110])*600))">
            <text:p/>
          </table:table-cell>
          <table:table-cell table:style-name="ce155" table:content-validation-name="val17" table:formula="of:=IF([.L110]=0;&quot;&quot;;TIME(0;[.I110];[.J110])/[.L110])">
            <text:p/>
          </table:table-cell>
          <table:table-cell table:style-name="ce148" table:formula="of:=IF([.$A110]&lt;&gt;&quot;&quot;; IF([.Z110]=&quot;&quot;;NOW(); [.Z110]); &quot;&quot;)">
            <text:p/>
          </table:table-cell>
          <table:table-cell table:style-name="ce149" table:formula="of:=IF([.Z110]&lt;&gt;&quot;&quot;;[.Z110];&quot;&quot;)">
            <text:p/>
          </table:table-cell>
          <table:table-cell table:style-name="ce150" table:formula="of:=IF([.AA110]&lt;&gt;&quot;&quot;;[.AA110];&quot;&quot;)">
            <text:p/>
          </table:table-cell>
          <table:table-cell table:style-name="ce152" table:formula="of:=IF([.AB110]&lt;&gt;&quot;&quot;;[.AB11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1]&lt;&gt;0;[.A111]-[.A11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1]&gt;0;&quot;W&quot;;IF([.B111]&lt;0;&quot;L&quot;; IF([.A11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1]=0; &quot;&quot; ;([.H111]/(([.I111]*60)+[.J111])*600))">
            <text:p/>
          </table:table-cell>
          <table:table-cell table:style-name="ce100"/>
          <table:table-cell table:style-name="ce4" table:formula="of:=[.L111]+[.M110]" office:value-type="float" office:value="0" calcext:value-type="float">
            <text:p>0</text:p>
          </table:table-cell>
          <table:table-cell table:style-name="ce112" table:formula="of:=IF([.L111]&gt;0;[.M111]/(ROW([.N11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1]=0; &quot;&quot; ;([.L111]/(([.I111]*60)+[.J111])*600))">
            <text:p/>
          </table:table-cell>
          <table:table-cell table:style-name="ce155" table:content-validation-name="val17" table:formula="of:=IF([.L111]=0;&quot;&quot;;TIME(0;[.I111];[.J111])/[.L111])">
            <text:p/>
          </table:table-cell>
          <table:table-cell table:style-name="ce148" table:formula="of:=IF([.$A111]&lt;&gt;&quot;&quot;; IF([.Z111]=&quot;&quot;;NOW(); [.Z111]); &quot;&quot;)">
            <text:p/>
          </table:table-cell>
          <table:table-cell table:style-name="ce149" table:formula="of:=IF([.Z111]&lt;&gt;&quot;&quot;;[.Z111];&quot;&quot;)">
            <text:p/>
          </table:table-cell>
          <table:table-cell table:style-name="ce150" table:formula="of:=IF([.AA111]&lt;&gt;&quot;&quot;;[.AA111];&quot;&quot;)">
            <text:p/>
          </table:table-cell>
          <table:table-cell table:style-name="ce152" table:formula="of:=IF([.AB111]&lt;&gt;&quot;&quot;;[.AB11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2]&lt;&gt;0;[.A112]-[.A11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2]&gt;0;&quot;W&quot;;IF([.B112]&lt;0;&quot;L&quot;; IF([.A11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2]=0; &quot;&quot; ;([.H112]/(([.I112]*60)+[.J112])*600))">
            <text:p/>
          </table:table-cell>
          <table:table-cell table:style-name="ce100"/>
          <table:table-cell table:style-name="ce4" table:formula="of:=[.L112]+[.M111]" office:value-type="float" office:value="0" calcext:value-type="float">
            <text:p>0</text:p>
          </table:table-cell>
          <table:table-cell table:style-name="ce112" table:formula="of:=IF([.L112]&gt;0;[.M112]/(ROW([.N11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2]=0; &quot;&quot; ;([.L112]/(([.I112]*60)+[.J112])*600))">
            <text:p/>
          </table:table-cell>
          <table:table-cell table:style-name="ce155" table:content-validation-name="val17" table:formula="of:=IF([.L112]=0;&quot;&quot;;TIME(0;[.I112];[.J112])/[.L112])">
            <text:p/>
          </table:table-cell>
          <table:table-cell table:style-name="ce148" table:formula="of:=IF([.$A112]&lt;&gt;&quot;&quot;; IF([.Z112]=&quot;&quot;;NOW(); [.Z112]); &quot;&quot;)">
            <text:p/>
          </table:table-cell>
          <table:table-cell table:style-name="ce149" table:formula="of:=IF([.Z112]&lt;&gt;&quot;&quot;;[.Z112];&quot;&quot;)">
            <text:p/>
          </table:table-cell>
          <table:table-cell table:style-name="ce150" table:formula="of:=IF([.AA112]&lt;&gt;&quot;&quot;;[.AA112];&quot;&quot;)">
            <text:p/>
          </table:table-cell>
          <table:table-cell table:style-name="ce152" table:formula="of:=IF([.AB112]&lt;&gt;&quot;&quot;;[.AB11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3]&lt;&gt;0;[.A113]-[.A11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3]&gt;0;&quot;W&quot;;IF([.B113]&lt;0;&quot;L&quot;; IF([.A11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3]=0; &quot;&quot; ;([.H113]/(([.I113]*60)+[.J113])*600))">
            <text:p/>
          </table:table-cell>
          <table:table-cell table:style-name="ce100"/>
          <table:table-cell table:style-name="ce4" table:formula="of:=[.L113]+[.M112]" office:value-type="float" office:value="0" calcext:value-type="float">
            <text:p>0</text:p>
          </table:table-cell>
          <table:table-cell table:style-name="ce112" table:formula="of:=IF([.L113]&gt;0;[.M113]/(ROW([.N11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3]=0; &quot;&quot; ;([.L113]/(([.I113]*60)+[.J113])*600))">
            <text:p/>
          </table:table-cell>
          <table:table-cell table:style-name="ce155" table:content-validation-name="val17" table:formula="of:=IF([.L113]=0;&quot;&quot;;TIME(0;[.I113];[.J113])/[.L113])">
            <text:p/>
          </table:table-cell>
          <table:table-cell table:style-name="ce148" table:formula="of:=IF([.$A113]&lt;&gt;&quot;&quot;; IF([.Z113]=&quot;&quot;;NOW(); [.Z113]); &quot;&quot;)">
            <text:p/>
          </table:table-cell>
          <table:table-cell table:style-name="ce149" table:formula="of:=IF([.Z113]&lt;&gt;&quot;&quot;;[.Z113];&quot;&quot;)">
            <text:p/>
          </table:table-cell>
          <table:table-cell table:style-name="ce150" table:formula="of:=IF([.AA113]&lt;&gt;&quot;&quot;;[.AA113];&quot;&quot;)">
            <text:p/>
          </table:table-cell>
          <table:table-cell table:style-name="ce152" table:formula="of:=IF([.AB113]&lt;&gt;&quot;&quot;;[.AB11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4]&lt;&gt;0;[.A114]-[.A11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4]&gt;0;&quot;W&quot;;IF([.B114]&lt;0;&quot;L&quot;; IF([.A11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4]=0; &quot;&quot; ;([.H114]/(([.I114]*60)+[.J114])*600))">
            <text:p/>
          </table:table-cell>
          <table:table-cell table:style-name="ce100"/>
          <table:table-cell table:style-name="ce4" table:formula="of:=[.L114]+[.M113]" office:value-type="float" office:value="0" calcext:value-type="float">
            <text:p>0</text:p>
          </table:table-cell>
          <table:table-cell table:style-name="ce112" table:formula="of:=IF([.L114]&gt;0;[.M114]/(ROW([.N11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4]=0; &quot;&quot; ;([.L114]/(([.I114]*60)+[.J114])*600))">
            <text:p/>
          </table:table-cell>
          <table:table-cell table:style-name="ce155" table:content-validation-name="val17" table:formula="of:=IF([.L114]=0;&quot;&quot;;TIME(0;[.I114];[.J114])/[.L114])">
            <text:p/>
          </table:table-cell>
          <table:table-cell table:style-name="ce148" table:formula="of:=IF([.$A114]&lt;&gt;&quot;&quot;; IF([.Z114]=&quot;&quot;;NOW(); [.Z114]); &quot;&quot;)">
            <text:p/>
          </table:table-cell>
          <table:table-cell table:style-name="ce149" table:formula="of:=IF([.Z114]&lt;&gt;&quot;&quot;;[.Z114];&quot;&quot;)">
            <text:p/>
          </table:table-cell>
          <table:table-cell table:style-name="ce150" table:formula="of:=IF([.AA114]&lt;&gt;&quot;&quot;;[.AA114];&quot;&quot;)">
            <text:p/>
          </table:table-cell>
          <table:table-cell table:style-name="ce152" table:formula="of:=IF([.AB114]&lt;&gt;&quot;&quot;;[.AB11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5]&lt;&gt;0;[.A115]-[.A11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5]&gt;0;&quot;W&quot;;IF([.B115]&lt;0;&quot;L&quot;; IF([.A11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5]=0; &quot;&quot; ;([.H115]/(([.I115]*60)+[.J115])*600))">
            <text:p/>
          </table:table-cell>
          <table:table-cell table:style-name="ce100"/>
          <table:table-cell table:style-name="ce4" table:formula="of:=[.L115]+[.M114]" office:value-type="float" office:value="0" calcext:value-type="float">
            <text:p>0</text:p>
          </table:table-cell>
          <table:table-cell table:style-name="ce112" table:formula="of:=IF([.L115]&gt;0;[.M115]/(ROW([.N11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5]=0; &quot;&quot; ;([.L115]/(([.I115]*60)+[.J115])*600))">
            <text:p/>
          </table:table-cell>
          <table:table-cell table:style-name="ce155" table:content-validation-name="val17" table:formula="of:=IF([.L115]=0;&quot;&quot;;TIME(0;[.I115];[.J115])/[.L115])">
            <text:p/>
          </table:table-cell>
          <table:table-cell table:style-name="ce148" table:formula="of:=IF([.$A115]&lt;&gt;&quot;&quot;; IF([.Z115]=&quot;&quot;;NOW(); [.Z115]); &quot;&quot;)">
            <text:p/>
          </table:table-cell>
          <table:table-cell table:style-name="ce149" table:formula="of:=IF([.Z115]&lt;&gt;&quot;&quot;;[.Z115];&quot;&quot;)">
            <text:p/>
          </table:table-cell>
          <table:table-cell table:style-name="ce150" table:formula="of:=IF([.AA115]&lt;&gt;&quot;&quot;;[.AA115];&quot;&quot;)">
            <text:p/>
          </table:table-cell>
          <table:table-cell table:style-name="ce152" table:formula="of:=IF([.AB115]&lt;&gt;&quot;&quot;;[.AB11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6]&lt;&gt;0;[.A116]-[.A11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6]&gt;0;&quot;W&quot;;IF([.B116]&lt;0;&quot;L&quot;; IF([.A11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6]=0; &quot;&quot; ;([.H116]/(([.I116]*60)+[.J116])*600))">
            <text:p/>
          </table:table-cell>
          <table:table-cell table:style-name="ce100"/>
          <table:table-cell table:style-name="ce4" table:formula="of:=[.L116]+[.M115]" office:value-type="float" office:value="0" calcext:value-type="float">
            <text:p>0</text:p>
          </table:table-cell>
          <table:table-cell table:style-name="ce112" table:formula="of:=IF([.L116]&gt;0;[.M116]/(ROW([.N11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6]=0; &quot;&quot; ;([.L116]/(([.I116]*60)+[.J116])*600))">
            <text:p/>
          </table:table-cell>
          <table:table-cell table:style-name="ce155" table:content-validation-name="val17" table:formula="of:=IF([.L116]=0;&quot;&quot;;TIME(0;[.I116];[.J116])/[.L116])">
            <text:p/>
          </table:table-cell>
          <table:table-cell table:style-name="ce148" table:formula="of:=IF([.$A116]&lt;&gt;&quot;&quot;; IF([.Z116]=&quot;&quot;;NOW(); [.Z116]); &quot;&quot;)">
            <text:p/>
          </table:table-cell>
          <table:table-cell table:style-name="ce149" table:formula="of:=IF([.Z116]&lt;&gt;&quot;&quot;;[.Z116];&quot;&quot;)">
            <text:p/>
          </table:table-cell>
          <table:table-cell table:style-name="ce150" table:formula="of:=IF([.AA116]&lt;&gt;&quot;&quot;;[.AA116];&quot;&quot;)">
            <text:p/>
          </table:table-cell>
          <table:table-cell table:style-name="ce152" table:formula="of:=IF([.AB116]&lt;&gt;&quot;&quot;;[.AB11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7]&lt;&gt;0;[.A117]-[.A11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7]&gt;0;&quot;W&quot;;IF([.B117]&lt;0;&quot;L&quot;; IF([.A11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7]=0; &quot;&quot; ;([.H117]/(([.I117]*60)+[.J117])*600))">
            <text:p/>
          </table:table-cell>
          <table:table-cell table:style-name="ce100"/>
          <table:table-cell table:style-name="ce4" table:formula="of:=[.L117]+[.M116]" office:value-type="float" office:value="0" calcext:value-type="float">
            <text:p>0</text:p>
          </table:table-cell>
          <table:table-cell table:style-name="ce112" table:formula="of:=IF([.L117]&gt;0;[.M117]/(ROW([.N11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7]=0; &quot;&quot; ;([.L117]/(([.I117]*60)+[.J117])*600))">
            <text:p/>
          </table:table-cell>
          <table:table-cell table:style-name="ce155" table:content-validation-name="val17" table:formula="of:=IF([.L117]=0;&quot;&quot;;TIME(0;[.I117];[.J117])/[.L117])">
            <text:p/>
          </table:table-cell>
          <table:table-cell table:style-name="ce148" table:formula="of:=IF([.$A117]&lt;&gt;&quot;&quot;; IF([.Z117]=&quot;&quot;;NOW(); [.Z117]); &quot;&quot;)">
            <text:p/>
          </table:table-cell>
          <table:table-cell table:style-name="ce149" table:formula="of:=IF([.Z117]&lt;&gt;&quot;&quot;;[.Z117];&quot;&quot;)">
            <text:p/>
          </table:table-cell>
          <table:table-cell table:style-name="ce150" table:formula="of:=IF([.AA117]&lt;&gt;&quot;&quot;;[.AA117];&quot;&quot;)">
            <text:p/>
          </table:table-cell>
          <table:table-cell table:style-name="ce152" table:formula="of:=IF([.AB117]&lt;&gt;&quot;&quot;;[.AB11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8]&lt;&gt;0;[.A118]-[.A11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8]&gt;0;&quot;W&quot;;IF([.B118]&lt;0;&quot;L&quot;; IF([.A11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8]=0; &quot;&quot; ;([.H118]/(([.I118]*60)+[.J118])*600))">
            <text:p/>
          </table:table-cell>
          <table:table-cell table:style-name="ce100"/>
          <table:table-cell table:style-name="ce4" table:formula="of:=[.L118]+[.M117]" office:value-type="float" office:value="0" calcext:value-type="float">
            <text:p>0</text:p>
          </table:table-cell>
          <table:table-cell table:style-name="ce112" table:formula="of:=IF([.L118]&gt;0;[.M118]/(ROW([.N11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8]=0; &quot;&quot; ;([.L118]/(([.I118]*60)+[.J118])*600))">
            <text:p/>
          </table:table-cell>
          <table:table-cell table:style-name="ce155" table:content-validation-name="val17" table:formula="of:=IF([.L118]=0;&quot;&quot;;TIME(0;[.I118];[.J118])/[.L118])">
            <text:p/>
          </table:table-cell>
          <table:table-cell table:style-name="ce148" table:formula="of:=IF([.$A118]&lt;&gt;&quot;&quot;; IF([.Z118]=&quot;&quot;;NOW(); [.Z118]); &quot;&quot;)">
            <text:p/>
          </table:table-cell>
          <table:table-cell table:style-name="ce149" table:formula="of:=IF([.Z118]&lt;&gt;&quot;&quot;;[.Z118];&quot;&quot;)">
            <text:p/>
          </table:table-cell>
          <table:table-cell table:style-name="ce150" table:formula="of:=IF([.AA118]&lt;&gt;&quot;&quot;;[.AA118];&quot;&quot;)">
            <text:p/>
          </table:table-cell>
          <table:table-cell table:style-name="ce152" table:formula="of:=IF([.AB118]&lt;&gt;&quot;&quot;;[.AB11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19]&lt;&gt;0;[.A119]-[.A11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19]&gt;0;&quot;W&quot;;IF([.B119]&lt;0;&quot;L&quot;; IF([.A11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19]=0; &quot;&quot; ;([.H119]/(([.I119]*60)+[.J119])*600))">
            <text:p/>
          </table:table-cell>
          <table:table-cell table:style-name="ce100"/>
          <table:table-cell table:style-name="ce4" table:formula="of:=[.L119]+[.M118]" office:value-type="float" office:value="0" calcext:value-type="float">
            <text:p>0</text:p>
          </table:table-cell>
          <table:table-cell table:style-name="ce112" table:formula="of:=IF([.L119]&gt;0;[.M119]/(ROW([.N11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19]=0; &quot;&quot; ;([.L119]/(([.I119]*60)+[.J119])*600))">
            <text:p/>
          </table:table-cell>
          <table:table-cell table:style-name="ce155" table:content-validation-name="val17" table:formula="of:=IF([.L119]=0;&quot;&quot;;TIME(0;[.I119];[.J119])/[.L119])">
            <text:p/>
          </table:table-cell>
          <table:table-cell table:style-name="ce148" table:formula="of:=IF([.$A119]&lt;&gt;&quot;&quot;; IF([.Z119]=&quot;&quot;;NOW(); [.Z119]); &quot;&quot;)">
            <text:p/>
          </table:table-cell>
          <table:table-cell table:style-name="ce149" table:formula="of:=IF([.Z119]&lt;&gt;&quot;&quot;;[.Z119];&quot;&quot;)">
            <text:p/>
          </table:table-cell>
          <table:table-cell table:style-name="ce150" table:formula="of:=IF([.AA119]&lt;&gt;&quot;&quot;;[.AA119];&quot;&quot;)">
            <text:p/>
          </table:table-cell>
          <table:table-cell table:style-name="ce152" table:formula="of:=IF([.AB119]&lt;&gt;&quot;&quot;;[.AB11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0]&lt;&gt;0;[.A120]-[.A11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0]&gt;0;&quot;W&quot;;IF([.B120]&lt;0;&quot;L&quot;; IF([.A12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0]=0; &quot;&quot; ;([.H120]/(([.I120]*60)+[.J120])*600))">
            <text:p/>
          </table:table-cell>
          <table:table-cell table:style-name="ce100"/>
          <table:table-cell table:style-name="ce4" table:formula="of:=[.L120]+[.M119]" office:value-type="float" office:value="0" calcext:value-type="float">
            <text:p>0</text:p>
          </table:table-cell>
          <table:table-cell table:style-name="ce112" table:formula="of:=IF([.L120]&gt;0;[.M120]/(ROW([.N12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20]=0; &quot;&quot; ;([.L120]/(([.I120]*60)+[.J120])*600))">
            <text:p/>
          </table:table-cell>
          <table:table-cell table:style-name="ce155" table:content-validation-name="val17" table:formula="of:=IF([.L120]=0;&quot;&quot;;TIME(0;[.I120];[.J120])/[.L120])">
            <text:p/>
          </table:table-cell>
          <table:table-cell table:style-name="ce148" table:formula="of:=IF([.$A120]&lt;&gt;&quot;&quot;; IF([.Z120]=&quot;&quot;;NOW(); [.Z120]); &quot;&quot;)">
            <text:p/>
          </table:table-cell>
          <table:table-cell table:style-name="ce149" table:formula="of:=IF([.Z120]&lt;&gt;&quot;&quot;;[.Z120];&quot;&quot;)">
            <text:p/>
          </table:table-cell>
          <table:table-cell table:style-name="ce150" table:formula="of:=IF([.AA120]&lt;&gt;&quot;&quot;;[.AA120];&quot;&quot;)">
            <text:p/>
          </table:table-cell>
          <table:table-cell table:style-name="ce152" table:formula="of:=IF([.AB120]&lt;&gt;&quot;&quot;;[.AB12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1]&lt;&gt;0;[.A121]-[.A12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1]&gt;0;&quot;W&quot;;IF([.B121]&lt;0;&quot;L&quot;; IF([.A12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1]=0; &quot;&quot; ;([.H121]/(([.I121]*60)+[.J121])*600))">
            <text:p/>
          </table:table-cell>
          <table:table-cell table:style-name="ce100"/>
          <table:table-cell table:style-name="ce4" table:formula="of:=[.L121]+[.M120]" office:value-type="float" office:value="0" calcext:value-type="float">
            <text:p>0</text:p>
          </table:table-cell>
          <table:table-cell table:style-name="ce112" table:formula="of:=IF([.L121]&gt;0;[.M121]/(ROW([.N12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21]=0; &quot;&quot; ;([.L121]/(([.I121]*60)+[.J121])*600))">
            <text:p/>
          </table:table-cell>
          <table:table-cell table:style-name="ce155" table:content-validation-name="val17" table:formula="of:=IF([.L121]=0;&quot;&quot;;TIME(0;[.I121];[.J121])/[.L121])">
            <text:p/>
          </table:table-cell>
          <table:table-cell table:style-name="ce148" table:formula="of:=IF([.$A121]&lt;&gt;&quot;&quot;; IF([.Z121]=&quot;&quot;;NOW(); [.Z121]); &quot;&quot;)">
            <text:p/>
          </table:table-cell>
          <table:table-cell table:style-name="ce149" table:formula="of:=IF([.Z121]&lt;&gt;&quot;&quot;;[.Z121];&quot;&quot;)">
            <text:p/>
          </table:table-cell>
          <table:table-cell table:style-name="ce150" table:formula="of:=IF([.AA121]&lt;&gt;&quot;&quot;;[.AA121];&quot;&quot;)">
            <text:p/>
          </table:table-cell>
          <table:table-cell table:style-name="ce152" table:formula="of:=IF([.AB121]&lt;&gt;&quot;&quot;;[.AB12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2]&lt;&gt;0;[.A122]-[.A12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2]&gt;0;&quot;W&quot;;IF([.B122]&lt;0;&quot;L&quot;; IF([.A12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2]=0; &quot;&quot; ;([.H122]/(([.I122]*60)+[.J122])*600))">
            <text:p/>
          </table:table-cell>
          <table:table-cell table:style-name="ce100"/>
          <table:table-cell table:style-name="ce4" table:formula="of:=[.L122]+[.M121]" office:value-type="float" office:value="0" calcext:value-type="float">
            <text:p>0</text:p>
          </table:table-cell>
          <table:table-cell table:style-name="ce112" table:formula="of:=IF([.L122]&gt;0;[.M122]/(ROW([.N12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22]=0; &quot;&quot; ;([.L122]/(([.I122]*60)+[.J122])*600))">
            <text:p/>
          </table:table-cell>
          <table:table-cell table:style-name="ce155" table:content-validation-name="val17" table:formula="of:=IF([.L122]=0;&quot;&quot;;TIME(0;[.I122];[.J122])/[.L122])">
            <text:p/>
          </table:table-cell>
          <table:table-cell table:style-name="ce148" table:formula="of:=IF([.$A122]&lt;&gt;&quot;&quot;; IF([.Z122]=&quot;&quot;;NOW(); [.Z122]); &quot;&quot;)">
            <text:p/>
          </table:table-cell>
          <table:table-cell table:style-name="ce149" table:formula="of:=IF([.Z122]&lt;&gt;&quot;&quot;;[.Z122];&quot;&quot;)">
            <text:p/>
          </table:table-cell>
          <table:table-cell table:style-name="ce150" table:formula="of:=IF([.AA122]&lt;&gt;&quot;&quot;;[.AA122];&quot;&quot;)">
            <text:p/>
          </table:table-cell>
          <table:table-cell table:style-name="ce152" table:formula="of:=IF([.AB122]&lt;&gt;&quot;&quot;;[.AB12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3]&lt;&gt;0;[.A123]-[.A12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3]&gt;0;&quot;W&quot;;IF([.B123]&lt;0;&quot;L&quot;; IF([.A12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3]=0; &quot;&quot; ;([.H123]/(([.I123]*60)+[.J123])*600))">
            <text:p/>
          </table:table-cell>
          <table:table-cell table:style-name="ce100"/>
          <table:table-cell table:style-name="ce4" table:formula="of:=[.L123]+[.M122]" office:value-type="float" office:value="0" calcext:value-type="float">
            <text:p>0</text:p>
          </table:table-cell>
          <table:table-cell table:style-name="ce112" table:formula="of:=IF([.L123]&gt;0;[.M123]/(ROW([.N12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23]=0; &quot;&quot; ;([.L123]/(([.I123]*60)+[.J123])*600))">
            <text:p/>
          </table:table-cell>
          <table:table-cell table:style-name="ce155" table:content-validation-name="val17" table:formula="of:=IF([.L123]=0;&quot;&quot;;TIME(0;[.I123];[.J123])/[.L123])">
            <text:p/>
          </table:table-cell>
          <table:table-cell table:style-name="ce148" table:formula="of:=IF([.$A123]&lt;&gt;&quot;&quot;; IF([.Z123]=&quot;&quot;;NOW(); [.Z123]); &quot;&quot;)">
            <text:p/>
          </table:table-cell>
          <table:table-cell table:style-name="ce149" table:formula="of:=IF([.Z123]&lt;&gt;&quot;&quot;;[.Z123];&quot;&quot;)">
            <text:p/>
          </table:table-cell>
          <table:table-cell table:style-name="ce150" table:formula="of:=IF([.AA123]&lt;&gt;&quot;&quot;;[.AA123];&quot;&quot;)">
            <text:p/>
          </table:table-cell>
          <table:table-cell table:style-name="ce152" table:formula="of:=IF([.AB123]&lt;&gt;&quot;&quot;;[.AB12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4]&lt;&gt;0;[.A124]-[.A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4]&gt;0;&quot;W&quot;;IF([.B124]&lt;0;&quot;L&quot;; IF([.A12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4]=0; &quot;&quot; ;([.H124]/(([.I124]*60)+[.J124])*600))">
            <text:p/>
          </table:table-cell>
          <table:table-cell table:style-name="ce100"/>
          <table:table-cell table:style-name="ce4" table:formula="of:=[.L124]+[.M123]" office:value-type="float" office:value="0" calcext:value-type="float">
            <text:p>0</text:p>
          </table:table-cell>
          <table:table-cell table:style-name="ce112" table:formula="of:=IF([.L124]&gt;0;[.M124]/(ROW([.N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24]=0; &quot;&quot; ;([.L124]/(([.I124]*60)+[.J124])*600))">
            <text:p/>
          </table:table-cell>
          <table:table-cell table:style-name="ce155" table:content-validation-name="val17" table:formula="of:=IF([.L124]=0;&quot;&quot;;TIME(0;[.I124];[.J124])/[.L124])">
            <text:p/>
          </table:table-cell>
          <table:table-cell table:style-name="ce148" table:formula="of:=IF([.$A124]&lt;&gt;&quot;&quot;; IF([.Z124]=&quot;&quot;;NOW(); [.Z124]); &quot;&quot;)">
            <text:p/>
          </table:table-cell>
          <table:table-cell table:style-name="ce149" table:formula="of:=IF([.Z124]&lt;&gt;&quot;&quot;;[.Z124];&quot;&quot;)">
            <text:p/>
          </table:table-cell>
          <table:table-cell table:style-name="ce150" table:formula="of:=IF([.AA124]&lt;&gt;&quot;&quot;;[.AA124];&quot;&quot;)">
            <text:p/>
          </table:table-cell>
          <table:table-cell table:style-name="ce152" table:formula="of:=IF([.AB124]&lt;&gt;&quot;&quot;;[.AB124];&quot;&quot;)">
            <text:p/>
          </table:table-cell>
          <table:table-cell table:style-name="ce54"/>
          <table:table-cell table:style-name="ce36" table:formula="of:=IF([.AD124]&lt;&gt;0;[.AD124]-[.AD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E124]&gt;0;&quot;W&quot;;IF([.AE124]&lt;0;&quot;L&quot;; IF([.AD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L124]=0; &quot;&quot; ;([.AK124]/(([.AL124]*60)+[.AM124])*600))">
            <text:p/>
          </table:table-cell>
          <table:table-cell table:style-name="ce74"/>
          <table:table-cell table:style-name="ce4" table:formula="of:=[.AO124]+[.AP123]" office:value-type="float" office:value="0" calcext:value-type="float">
            <text:p>0</text:p>
          </table:table-cell>
          <table:table-cell table:style-name="ce112" table:formula="of:=IF([.AO124]&gt;0;[.AP124]/(ROW([.AQ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BC124]=&quot;&quot;;NOW(); [.BC124]); &quot;&quot;)">
            <text:p/>
          </table:table-cell>
          <table:table-cell table:style-name="ce149" table:formula="of:=IF([.BC124]&lt;&gt;&quot;&quot;;[.BC124];&quot;&quot;)">
            <text:p/>
          </table:table-cell>
          <table:table-cell table:style-name="ce150" table:formula="of:=IF([.BD124]&lt;&gt;&quot;&quot;;[.BD124];&quot;&quot;)">
            <text:p/>
          </table:table-cell>
          <table:table-cell table:style-name="ce152" table:formula="of:=IF([.BE124]&lt;&gt;&quot;&quot;;[.BE124];&quot;&quot;)">
            <text:p/>
          </table:table-cell>
          <table:table-cell table:style-name="ce54"/>
          <table:table-cell table:style-name="ce36" table:formula="of:=IF([.BG124]&lt;&gt;0;[.BG124]-[.BG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BH124]&gt;0;&quot;W&quot;;IF([.BH124]&lt;0;&quot;L&quot;; IF([.BG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BO124]=0; &quot;&quot; ;([.BN124]/(([.BO124]*60)+[.BP124])*600))">
            <text:p/>
          </table:table-cell>
          <table:table-cell table:style-name="ce74"/>
          <table:table-cell table:style-name="ce4" table:formula="of:=[.BR124]+[.BS123]" office:value-type="float" office:value="0" calcext:value-type="float">
            <text:p>0</text:p>
          </table:table-cell>
          <table:table-cell table:style-name="ce112" table:formula="of:=IF([.BR124]&gt;0;[.BS124]/(ROW([.BT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CF124]=&quot;&quot;;NOW(); [.CF124]); &quot;&quot;)">
            <text:p/>
          </table:table-cell>
          <table:table-cell table:style-name="ce149" table:formula="of:=IF([.CF124]&lt;&gt;&quot;&quot;;[.CF124];&quot;&quot;)">
            <text:p/>
          </table:table-cell>
          <table:table-cell table:style-name="ce150" table:formula="of:=IF([.CG124]&lt;&gt;&quot;&quot;;[.CG124];&quot;&quot;)">
            <text:p/>
          </table:table-cell>
          <table:table-cell table:style-name="ce152" table:formula="of:=IF([.CH124]&lt;&gt;&quot;&quot;;[.CH124];&quot;&quot;)">
            <text:p/>
          </table:table-cell>
          <table:table-cell table:style-name="ce54"/>
          <table:table-cell table:style-name="ce36" table:formula="of:=IF([.CJ124]&lt;&gt;0;[.CJ124]-[.CJ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CK124]&gt;0;&quot;W&quot;;IF([.CK124]&lt;0;&quot;L&quot;; IF([.CJ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CR124]=0; &quot;&quot; ;([.CQ124]/(([.CR124]*60)+[.CS124])*600))">
            <text:p/>
          </table:table-cell>
          <table:table-cell table:style-name="ce74"/>
          <table:table-cell table:style-name="ce4" table:formula="of:=[.CU124]+[.CV123]" office:value-type="float" office:value="0" calcext:value-type="float">
            <text:p>0</text:p>
          </table:table-cell>
          <table:table-cell table:style-name="ce112" table:formula="of:=IF([.CU124]&gt;0;[.CV124]/(ROW([.CW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DI124]=&quot;&quot;;NOW(); [.DI124]); &quot;&quot;)">
            <text:p/>
          </table:table-cell>
          <table:table-cell table:style-name="ce149" table:formula="of:=IF([.DI124]&lt;&gt;&quot;&quot;;[.DI124];&quot;&quot;)">
            <text:p/>
          </table:table-cell>
          <table:table-cell table:style-name="ce150" table:formula="of:=IF([.DJ124]&lt;&gt;&quot;&quot;;[.DJ124];&quot;&quot;)">
            <text:p/>
          </table:table-cell>
          <table:table-cell table:style-name="ce152" table:formula="of:=IF([.DK124]&lt;&gt;&quot;&quot;;[.DK124];&quot;&quot;)">
            <text:p/>
          </table:table-cell>
          <table:table-cell table:style-name="ce54"/>
          <table:table-cell table:style-name="ce36" table:formula="of:=IF([.DM124]&lt;&gt;0;[.DM124]-[.DM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DN124]&gt;0;&quot;W&quot;;IF([.DN124]&lt;0;&quot;L&quot;; IF([.DM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DU124]=0; &quot;&quot; ;([.DT124]/(([.DU124]*60)+[.DV124])*600))">
            <text:p/>
          </table:table-cell>
          <table:table-cell table:style-name="ce74"/>
          <table:table-cell table:style-name="ce4" table:formula="of:=[.DX124]+[.DY123]" office:value-type="float" office:value="0" calcext:value-type="float">
            <text:p>0</text:p>
          </table:table-cell>
          <table:table-cell table:style-name="ce112" table:formula="of:=IF([.DX124]&gt;0;[.DY124]/(ROW([.DZ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EL124]=&quot;&quot;;NOW(); [.EL124]); &quot;&quot;)">
            <text:p/>
          </table:table-cell>
          <table:table-cell table:style-name="ce149" table:formula="of:=IF([.EL124]&lt;&gt;&quot;&quot;;[.EL124];&quot;&quot;)">
            <text:p/>
          </table:table-cell>
          <table:table-cell table:style-name="ce150" table:formula="of:=IF([.EM124]&lt;&gt;&quot;&quot;;[.EM124];&quot;&quot;)">
            <text:p/>
          </table:table-cell>
          <table:table-cell table:style-name="ce152" table:formula="of:=IF([.EN124]&lt;&gt;&quot;&quot;;[.EN124];&quot;&quot;)">
            <text:p/>
          </table:table-cell>
          <table:table-cell table:style-name="ce54"/>
          <table:table-cell table:style-name="ce36" table:formula="of:=IF([.EP124]&lt;&gt;0;[.EP124]-[.EP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EQ124]&gt;0;&quot;W&quot;;IF([.EQ124]&lt;0;&quot;L&quot;; IF([.EP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EX124]=0; &quot;&quot; ;([.EW124]/(([.EX124]*60)+[.EY124])*600))">
            <text:p/>
          </table:table-cell>
          <table:table-cell table:style-name="ce74"/>
          <table:table-cell table:style-name="ce4" table:formula="of:=[.FA124]+[.FB123]" office:value-type="float" office:value="0" calcext:value-type="float">
            <text:p>0</text:p>
          </table:table-cell>
          <table:table-cell table:style-name="ce112" table:formula="of:=IF([.FA124]&gt;0;[.FB124]/(ROW([.FC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FO124]=&quot;&quot;;NOW(); [.FO124]); &quot;&quot;)">
            <text:p/>
          </table:table-cell>
          <table:table-cell table:style-name="ce149" table:formula="of:=IF([.FO124]&lt;&gt;&quot;&quot;;[.FO124];&quot;&quot;)">
            <text:p/>
          </table:table-cell>
          <table:table-cell table:style-name="ce150" table:formula="of:=IF([.FP124]&lt;&gt;&quot;&quot;;[.FP124];&quot;&quot;)">
            <text:p/>
          </table:table-cell>
          <table:table-cell table:style-name="ce152" table:formula="of:=IF([.FQ124]&lt;&gt;&quot;&quot;;[.FQ124];&quot;&quot;)">
            <text:p/>
          </table:table-cell>
          <table:table-cell table:style-name="ce54"/>
          <table:table-cell table:style-name="ce36" table:formula="of:=IF([.FS124]&lt;&gt;0;[.FS124]-[.FS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FT124]&gt;0;&quot;W&quot;;IF([.FT124]&lt;0;&quot;L&quot;; IF([.FS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GA124]=0; &quot;&quot; ;([.FZ124]/(([.GA124]*60)+[.GB124])*600))">
            <text:p/>
          </table:table-cell>
          <table:table-cell table:style-name="ce74"/>
          <table:table-cell table:style-name="ce4" table:formula="of:=[.GD124]+[.GE123]" office:value-type="float" office:value="0" calcext:value-type="float">
            <text:p>0</text:p>
          </table:table-cell>
          <table:table-cell table:style-name="ce112" table:formula="of:=IF([.GD124]&gt;0;[.GE124]/(ROW([.GF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GR124]=&quot;&quot;;NOW(); [.GR124]); &quot;&quot;)">
            <text:p/>
          </table:table-cell>
          <table:table-cell table:style-name="ce149" table:formula="of:=IF([.GR124]&lt;&gt;&quot;&quot;;[.GR124];&quot;&quot;)">
            <text:p/>
          </table:table-cell>
          <table:table-cell table:style-name="ce150" table:formula="of:=IF([.GS124]&lt;&gt;&quot;&quot;;[.GS124];&quot;&quot;)">
            <text:p/>
          </table:table-cell>
          <table:table-cell table:style-name="ce152" table:formula="of:=IF([.GT124]&lt;&gt;&quot;&quot;;[.GT124];&quot;&quot;)">
            <text:p/>
          </table:table-cell>
          <table:table-cell table:style-name="ce54"/>
          <table:table-cell table:style-name="ce36" table:formula="of:=IF([.GV124]&lt;&gt;0;[.GV124]-[.GV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GW124]&gt;0;&quot;W&quot;;IF([.GW124]&lt;0;&quot;L&quot;; IF([.GV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HD124]=0; &quot;&quot; ;([.HC124]/(([.HD124]*60)+[.HE124])*600))">
            <text:p/>
          </table:table-cell>
          <table:table-cell table:style-name="ce74"/>
          <table:table-cell table:style-name="ce4" table:formula="of:=[.HG124]+[.HH123]" office:value-type="float" office:value="0" calcext:value-type="float">
            <text:p>0</text:p>
          </table:table-cell>
          <table:table-cell table:style-name="ce112" table:formula="of:=IF([.HG124]&gt;0;[.HH124]/(ROW([.HI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HU124]=&quot;&quot;;NOW(); [.HU124]); &quot;&quot;)">
            <text:p/>
          </table:table-cell>
          <table:table-cell table:style-name="ce149" table:formula="of:=IF([.HU124]&lt;&gt;&quot;&quot;;[.HU124];&quot;&quot;)">
            <text:p/>
          </table:table-cell>
          <table:table-cell table:style-name="ce150" table:formula="of:=IF([.HV124]&lt;&gt;&quot;&quot;;[.HV124];&quot;&quot;)">
            <text:p/>
          </table:table-cell>
          <table:table-cell table:style-name="ce152" table:formula="of:=IF([.HW124]&lt;&gt;&quot;&quot;;[.HW124];&quot;&quot;)">
            <text:p/>
          </table:table-cell>
          <table:table-cell table:style-name="ce54"/>
          <table:table-cell table:style-name="ce36" table:formula="of:=IF([.HY124]&lt;&gt;0;[.HY124]-[.HY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HZ124]&gt;0;&quot;W&quot;;IF([.HZ124]&lt;0;&quot;L&quot;; IF([.HY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IG124]=0; &quot;&quot; ;([.IF124]/(([.IG124]*60)+[.IH124])*600))">
            <text:p/>
          </table:table-cell>
          <table:table-cell table:style-name="ce74"/>
          <table:table-cell table:style-name="ce4" table:formula="of:=[.IJ124]+[.IK123]" office:value-type="float" office:value="0" calcext:value-type="float">
            <text:p>0</text:p>
          </table:table-cell>
          <table:table-cell table:style-name="ce112" table:formula="of:=IF([.IJ124]&gt;0;[.IK124]/(ROW([.IL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IX124]=&quot;&quot;;NOW(); [.IX124]); &quot;&quot;)">
            <text:p/>
          </table:table-cell>
          <table:table-cell table:style-name="ce149" table:formula="of:=IF([.IX124]&lt;&gt;&quot;&quot;;[.IX124];&quot;&quot;)">
            <text:p/>
          </table:table-cell>
          <table:table-cell table:style-name="ce150" table:formula="of:=IF([.IY124]&lt;&gt;&quot;&quot;;[.IY124];&quot;&quot;)">
            <text:p/>
          </table:table-cell>
          <table:table-cell table:style-name="ce152" table:formula="of:=IF([.IZ124]&lt;&gt;&quot;&quot;;[.IZ124];&quot;&quot;)">
            <text:p/>
          </table:table-cell>
          <table:table-cell table:style-name="ce54"/>
          <table:table-cell table:style-name="ce36" table:formula="of:=IF([.JB124]&lt;&gt;0;[.JB124]-[.JB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JC124]&gt;0;&quot;W&quot;;IF([.JC124]&lt;0;&quot;L&quot;; IF([.JB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JJ124]=0; &quot;&quot; ;([.JI124]/(([.JJ124]*60)+[.JK124])*600))">
            <text:p/>
          </table:table-cell>
          <table:table-cell table:style-name="ce74"/>
          <table:table-cell table:style-name="ce4" table:formula="of:=[.JM124]+[.JN123]" office:value-type="float" office:value="0" calcext:value-type="float">
            <text:p>0</text:p>
          </table:table-cell>
          <table:table-cell table:style-name="ce112" table:formula="of:=IF([.JM124]&gt;0;[.JN124]/(ROW([.JO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KA124]=&quot;&quot;;NOW(); [.KA124]); &quot;&quot;)">
            <text:p/>
          </table:table-cell>
          <table:table-cell table:style-name="ce149" table:formula="of:=IF([.KA124]&lt;&gt;&quot;&quot;;[.KA124];&quot;&quot;)">
            <text:p/>
          </table:table-cell>
          <table:table-cell table:style-name="ce150" table:formula="of:=IF([.KB124]&lt;&gt;&quot;&quot;;[.KB124];&quot;&quot;)">
            <text:p/>
          </table:table-cell>
          <table:table-cell table:style-name="ce152" table:formula="of:=IF([.KC124]&lt;&gt;&quot;&quot;;[.KC124];&quot;&quot;)">
            <text:p/>
          </table:table-cell>
          <table:table-cell table:style-name="ce54"/>
          <table:table-cell table:style-name="ce36" table:formula="of:=IF([.KE124]&lt;&gt;0;[.KE124]-[.KE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KF124]&gt;0;&quot;W&quot;;IF([.KF124]&lt;0;&quot;L&quot;; IF([.KE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KM124]=0; &quot;&quot; ;([.KL124]/(([.KM124]*60)+[.KN124])*600))">
            <text:p/>
          </table:table-cell>
          <table:table-cell table:style-name="ce74"/>
          <table:table-cell table:style-name="ce4" table:formula="of:=[.KP124]+[.KQ123]" office:value-type="float" office:value="0" calcext:value-type="float">
            <text:p>0</text:p>
          </table:table-cell>
          <table:table-cell table:style-name="ce112" table:formula="of:=IF([.KP124]&gt;0;[.KQ124]/(ROW([.KR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LD124]=&quot;&quot;;NOW(); [.LD124]); &quot;&quot;)">
            <text:p/>
          </table:table-cell>
          <table:table-cell table:style-name="ce149" table:formula="of:=IF([.LD124]&lt;&gt;&quot;&quot;;[.LD124];&quot;&quot;)">
            <text:p/>
          </table:table-cell>
          <table:table-cell table:style-name="ce150" table:formula="of:=IF([.LE124]&lt;&gt;&quot;&quot;;[.LE124];&quot;&quot;)">
            <text:p/>
          </table:table-cell>
          <table:table-cell table:style-name="ce152" table:formula="of:=IF([.LF124]&lt;&gt;&quot;&quot;;[.LF124];&quot;&quot;)">
            <text:p/>
          </table:table-cell>
          <table:table-cell table:style-name="ce54"/>
          <table:table-cell table:style-name="ce36" table:formula="of:=IF([.LH124]&lt;&gt;0;[.LH124]-[.LH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LI124]&gt;0;&quot;W&quot;;IF([.LI124]&lt;0;&quot;L&quot;; IF([.LH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LP124]=0; &quot;&quot; ;([.LO124]/(([.LP124]*60)+[.LQ124])*600))">
            <text:p/>
          </table:table-cell>
          <table:table-cell table:style-name="ce74"/>
          <table:table-cell table:style-name="ce4" table:formula="of:=[.LS124]+[.LT123]" office:value-type="float" office:value="0" calcext:value-type="float">
            <text:p>0</text:p>
          </table:table-cell>
          <table:table-cell table:style-name="ce112" table:formula="of:=IF([.LS124]&gt;0;[.LT124]/(ROW([.LU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MG124]=&quot;&quot;;NOW(); [.MG124]); &quot;&quot;)">
            <text:p/>
          </table:table-cell>
          <table:table-cell table:style-name="ce149" table:formula="of:=IF([.MG124]&lt;&gt;&quot;&quot;;[.MG124];&quot;&quot;)">
            <text:p/>
          </table:table-cell>
          <table:table-cell table:style-name="ce150" table:formula="of:=IF([.MH124]&lt;&gt;&quot;&quot;;[.MH124];&quot;&quot;)">
            <text:p/>
          </table:table-cell>
          <table:table-cell table:style-name="ce152" table:formula="of:=IF([.MI124]&lt;&gt;&quot;&quot;;[.MI124];&quot;&quot;)">
            <text:p/>
          </table:table-cell>
          <table:table-cell table:style-name="ce54"/>
          <table:table-cell table:style-name="ce36" table:formula="of:=IF([.MK124]&lt;&gt;0;[.MK124]-[.MK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ML124]&gt;0;&quot;W&quot;;IF([.ML124]&lt;0;&quot;L&quot;; IF([.MK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MS124]=0; &quot;&quot; ;([.MR124]/(([.MS124]*60)+[.MT124])*600))">
            <text:p/>
          </table:table-cell>
          <table:table-cell table:style-name="ce74"/>
          <table:table-cell table:style-name="ce4" table:formula="of:=[.MV124]+[.MW123]" office:value-type="float" office:value="0" calcext:value-type="float">
            <text:p>0</text:p>
          </table:table-cell>
          <table:table-cell table:style-name="ce112" table:formula="of:=IF([.MV124]&gt;0;[.MW124]/(ROW([.MX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NJ124]=&quot;&quot;;NOW(); [.NJ124]); &quot;&quot;)">
            <text:p/>
          </table:table-cell>
          <table:table-cell table:style-name="ce149" table:formula="of:=IF([.NJ124]&lt;&gt;&quot;&quot;;[.NJ124];&quot;&quot;)">
            <text:p/>
          </table:table-cell>
          <table:table-cell table:style-name="ce150" table:formula="of:=IF([.NK124]&lt;&gt;&quot;&quot;;[.NK124];&quot;&quot;)">
            <text:p/>
          </table:table-cell>
          <table:table-cell table:style-name="ce152" table:formula="of:=IF([.NL124]&lt;&gt;&quot;&quot;;[.NL124];&quot;&quot;)">
            <text:p/>
          </table:table-cell>
          <table:table-cell table:style-name="ce54"/>
          <table:table-cell table:style-name="ce36" table:formula="of:=IF([.NN124]&lt;&gt;0;[.NN124]-[.NN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NO124]&gt;0;&quot;W&quot;;IF([.NO124]&lt;0;&quot;L&quot;; IF([.NN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NV124]=0; &quot;&quot; ;([.NU124]/(([.NV124]*60)+[.NW124])*600))">
            <text:p/>
          </table:table-cell>
          <table:table-cell table:style-name="ce74"/>
          <table:table-cell table:style-name="ce4" table:formula="of:=[.NY124]+[.NZ123]" office:value-type="float" office:value="0" calcext:value-type="float">
            <text:p>0</text:p>
          </table:table-cell>
          <table:table-cell table:style-name="ce112" table:formula="of:=IF([.NY124]&gt;0;[.NZ124]/(ROW([.OA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OM124]=&quot;&quot;;NOW(); [.OM124]); &quot;&quot;)">
            <text:p/>
          </table:table-cell>
          <table:table-cell table:style-name="ce149" table:formula="of:=IF([.OM124]&lt;&gt;&quot;&quot;;[.OM124];&quot;&quot;)">
            <text:p/>
          </table:table-cell>
          <table:table-cell table:style-name="ce150" table:formula="of:=IF([.ON124]&lt;&gt;&quot;&quot;;[.ON124];&quot;&quot;)">
            <text:p/>
          </table:table-cell>
          <table:table-cell table:style-name="ce152" table:formula="of:=IF([.OO124]&lt;&gt;&quot;&quot;;[.OO124];&quot;&quot;)">
            <text:p/>
          </table:table-cell>
          <table:table-cell table:style-name="ce54"/>
          <table:table-cell table:style-name="ce36" table:formula="of:=IF([.OQ124]&lt;&gt;0;[.OQ124]-[.OQ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OR124]&gt;0;&quot;W&quot;;IF([.OR124]&lt;0;&quot;L&quot;; IF([.OQ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OY124]=0; &quot;&quot; ;([.OX124]/(([.OY124]*60)+[.OZ124])*600))">
            <text:p/>
          </table:table-cell>
          <table:table-cell table:style-name="ce74"/>
          <table:table-cell table:style-name="ce4" table:formula="of:=[.PB124]+[.PC123]" office:value-type="float" office:value="0" calcext:value-type="float">
            <text:p>0</text:p>
          </table:table-cell>
          <table:table-cell table:style-name="ce112" table:formula="of:=IF([.PB124]&gt;0;[.PC124]/(ROW([.PD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PP124]=&quot;&quot;;NOW(); [.PP124]); &quot;&quot;)">
            <text:p/>
          </table:table-cell>
          <table:table-cell table:style-name="ce149" table:formula="of:=IF([.PP124]&lt;&gt;&quot;&quot;;[.PP124];&quot;&quot;)">
            <text:p/>
          </table:table-cell>
          <table:table-cell table:style-name="ce150" table:formula="of:=IF([.PQ124]&lt;&gt;&quot;&quot;;[.PQ124];&quot;&quot;)">
            <text:p/>
          </table:table-cell>
          <table:table-cell table:style-name="ce152" table:formula="of:=IF([.PR124]&lt;&gt;&quot;&quot;;[.PR124];&quot;&quot;)">
            <text:p/>
          </table:table-cell>
          <table:table-cell table:style-name="ce54"/>
          <table:table-cell table:style-name="ce36" table:formula="of:=IF([.PT124]&lt;&gt;0;[.PT124]-[.PT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PU124]&gt;0;&quot;W&quot;;IF([.PU124]&lt;0;&quot;L&quot;; IF([.PT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QB124]=0; &quot;&quot; ;([.QA124]/(([.QB124]*60)+[.QC124])*600))">
            <text:p/>
          </table:table-cell>
          <table:table-cell table:style-name="ce74"/>
          <table:table-cell table:style-name="ce4" table:formula="of:=[.QE124]+[.QF123]" office:value-type="float" office:value="0" calcext:value-type="float">
            <text:p>0</text:p>
          </table:table-cell>
          <table:table-cell table:style-name="ce112" table:formula="of:=IF([.QE124]&gt;0;[.QF124]/(ROW([.QG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QS124]=&quot;&quot;;NOW(); [.QS124]); &quot;&quot;)">
            <text:p/>
          </table:table-cell>
          <table:table-cell table:style-name="ce149" table:formula="of:=IF([.QS124]&lt;&gt;&quot;&quot;;[.QS124];&quot;&quot;)">
            <text:p/>
          </table:table-cell>
          <table:table-cell table:style-name="ce150" table:formula="of:=IF([.QT124]&lt;&gt;&quot;&quot;;[.QT124];&quot;&quot;)">
            <text:p/>
          </table:table-cell>
          <table:table-cell table:style-name="ce152" table:formula="of:=IF([.QU124]&lt;&gt;&quot;&quot;;[.QU124];&quot;&quot;)">
            <text:p/>
          </table:table-cell>
          <table:table-cell table:style-name="ce54"/>
          <table:table-cell table:style-name="ce36" table:formula="of:=IF([.QW124]&lt;&gt;0;[.QW124]-[.QW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QX124]&gt;0;&quot;W&quot;;IF([.QX124]&lt;0;&quot;L&quot;; IF([.QW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RE124]=0; &quot;&quot; ;([.RD124]/(([.RE124]*60)+[.RF124])*600))">
            <text:p/>
          </table:table-cell>
          <table:table-cell table:style-name="ce74"/>
          <table:table-cell table:style-name="ce4" table:formula="of:=[.RH124]+[.RI123]" office:value-type="float" office:value="0" calcext:value-type="float">
            <text:p>0</text:p>
          </table:table-cell>
          <table:table-cell table:style-name="ce112" table:formula="of:=IF([.RH124]&gt;0;[.RI124]/(ROW([.RJ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RV124]=&quot;&quot;;NOW(); [.RV124]); &quot;&quot;)">
            <text:p/>
          </table:table-cell>
          <table:table-cell table:style-name="ce149" table:formula="of:=IF([.RV124]&lt;&gt;&quot;&quot;;[.RV124];&quot;&quot;)">
            <text:p/>
          </table:table-cell>
          <table:table-cell table:style-name="ce150" table:formula="of:=IF([.RW124]&lt;&gt;&quot;&quot;;[.RW124];&quot;&quot;)">
            <text:p/>
          </table:table-cell>
          <table:table-cell table:style-name="ce152" table:formula="of:=IF([.RX124]&lt;&gt;&quot;&quot;;[.RX124];&quot;&quot;)">
            <text:p/>
          </table:table-cell>
          <table:table-cell table:style-name="ce54"/>
          <table:table-cell table:style-name="ce36" table:formula="of:=IF([.RZ124]&lt;&gt;0;[.RZ124]-[.RZ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SA124]&gt;0;&quot;W&quot;;IF([.SA124]&lt;0;&quot;L&quot;; IF([.RZ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SH124]=0; &quot;&quot; ;([.SG124]/(([.SH124]*60)+[.SI124])*600))">
            <text:p/>
          </table:table-cell>
          <table:table-cell table:style-name="ce74"/>
          <table:table-cell table:style-name="ce4" table:formula="of:=[.SK124]+[.SL123]" office:value-type="float" office:value="0" calcext:value-type="float">
            <text:p>0</text:p>
          </table:table-cell>
          <table:table-cell table:style-name="ce112" table:formula="of:=IF([.SK124]&gt;0;[.SL124]/(ROW([.SM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SY124]=&quot;&quot;;NOW(); [.SY124]); &quot;&quot;)">
            <text:p/>
          </table:table-cell>
          <table:table-cell table:style-name="ce149" table:formula="of:=IF([.SY124]&lt;&gt;&quot;&quot;;[.SY124];&quot;&quot;)">
            <text:p/>
          </table:table-cell>
          <table:table-cell table:style-name="ce150" table:formula="of:=IF([.SZ124]&lt;&gt;&quot;&quot;;[.SZ124];&quot;&quot;)">
            <text:p/>
          </table:table-cell>
          <table:table-cell table:style-name="ce152" table:formula="of:=IF([.TA124]&lt;&gt;&quot;&quot;;[.TA124];&quot;&quot;)">
            <text:p/>
          </table:table-cell>
          <table:table-cell table:style-name="ce54"/>
          <table:table-cell table:style-name="ce36" table:formula="of:=IF([.TC124]&lt;&gt;0;[.TC124]-[.TC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TD124]&gt;0;&quot;W&quot;;IF([.TD124]&lt;0;&quot;L&quot;; IF([.TC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TK124]=0; &quot;&quot; ;([.TJ124]/(([.TK124]*60)+[.TL124])*600))">
            <text:p/>
          </table:table-cell>
          <table:table-cell table:style-name="ce74"/>
          <table:table-cell table:style-name="ce4" table:formula="of:=[.TN124]+[.TO123]" office:value-type="float" office:value="0" calcext:value-type="float">
            <text:p>0</text:p>
          </table:table-cell>
          <table:table-cell table:style-name="ce112" table:formula="of:=IF([.TN124]&gt;0;[.TO124]/(ROW([.TP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UB124]=&quot;&quot;;NOW(); [.UB124]); &quot;&quot;)">
            <text:p/>
          </table:table-cell>
          <table:table-cell table:style-name="ce149" table:formula="of:=IF([.UB124]&lt;&gt;&quot;&quot;;[.UB124];&quot;&quot;)">
            <text:p/>
          </table:table-cell>
          <table:table-cell table:style-name="ce150" table:formula="of:=IF([.UC124]&lt;&gt;&quot;&quot;;[.UC124];&quot;&quot;)">
            <text:p/>
          </table:table-cell>
          <table:table-cell table:style-name="ce152" table:formula="of:=IF([.UD124]&lt;&gt;&quot;&quot;;[.UD124];&quot;&quot;)">
            <text:p/>
          </table:table-cell>
          <table:table-cell table:style-name="ce54"/>
          <table:table-cell table:style-name="ce36" table:formula="of:=IF([.UF124]&lt;&gt;0;[.UF124]-[.UF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UG124]&gt;0;&quot;W&quot;;IF([.UG124]&lt;0;&quot;L&quot;; IF([.UF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UN124]=0; &quot;&quot; ;([.UM124]/(([.UN124]*60)+[.UO124])*600))">
            <text:p/>
          </table:table-cell>
          <table:table-cell table:style-name="ce74"/>
          <table:table-cell table:style-name="ce4" table:formula="of:=[.UQ124]+[.UR123]" office:value-type="float" office:value="0" calcext:value-type="float">
            <text:p>0</text:p>
          </table:table-cell>
          <table:table-cell table:style-name="ce112" table:formula="of:=IF([.UQ124]&gt;0;[.UR124]/(ROW([.US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VE124]=&quot;&quot;;NOW(); [.VE124]); &quot;&quot;)">
            <text:p/>
          </table:table-cell>
          <table:table-cell table:style-name="ce149" table:formula="of:=IF([.VE124]&lt;&gt;&quot;&quot;;[.VE124];&quot;&quot;)">
            <text:p/>
          </table:table-cell>
          <table:table-cell table:style-name="ce150" table:formula="of:=IF([.VF124]&lt;&gt;&quot;&quot;;[.VF124];&quot;&quot;)">
            <text:p/>
          </table:table-cell>
          <table:table-cell table:style-name="ce152" table:formula="of:=IF([.VG124]&lt;&gt;&quot;&quot;;[.VG124];&quot;&quot;)">
            <text:p/>
          </table:table-cell>
          <table:table-cell table:style-name="ce54"/>
          <table:table-cell table:style-name="ce36" table:formula="of:=IF([.VI124]&lt;&gt;0;[.VI124]-[.VI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VJ124]&gt;0;&quot;W&quot;;IF([.VJ124]&lt;0;&quot;L&quot;; IF([.VI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VQ124]=0; &quot;&quot; ;([.VP124]/(([.VQ124]*60)+[.VR124])*600))">
            <text:p/>
          </table:table-cell>
          <table:table-cell table:style-name="ce74"/>
          <table:table-cell table:style-name="ce4" table:formula="of:=[.VT124]+[.VU123]" office:value-type="float" office:value="0" calcext:value-type="float">
            <text:p>0</text:p>
          </table:table-cell>
          <table:table-cell table:style-name="ce112" table:formula="of:=IF([.VT124]&gt;0;[.VU124]/(ROW([.VV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WH124]=&quot;&quot;;NOW(); [.WH124]); &quot;&quot;)">
            <text:p/>
          </table:table-cell>
          <table:table-cell table:style-name="ce149" table:formula="of:=IF([.WH124]&lt;&gt;&quot;&quot;;[.WH124];&quot;&quot;)">
            <text:p/>
          </table:table-cell>
          <table:table-cell table:style-name="ce150" table:formula="of:=IF([.WI124]&lt;&gt;&quot;&quot;;[.WI124];&quot;&quot;)">
            <text:p/>
          </table:table-cell>
          <table:table-cell table:style-name="ce152" table:formula="of:=IF([.WJ124]&lt;&gt;&quot;&quot;;[.WJ124];&quot;&quot;)">
            <text:p/>
          </table:table-cell>
          <table:table-cell table:style-name="ce54"/>
          <table:table-cell table:style-name="ce36" table:formula="of:=IF([.WL124]&lt;&gt;0;[.WL124]-[.WL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WM124]&gt;0;&quot;W&quot;;IF([.WM124]&lt;0;&quot;L&quot;; IF([.WL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WT124]=0; &quot;&quot; ;([.WS124]/(([.WT124]*60)+[.WU124])*600))">
            <text:p/>
          </table:table-cell>
          <table:table-cell table:style-name="ce74"/>
          <table:table-cell table:style-name="ce4" table:formula="of:=[.WW124]+[.WX123]" office:value-type="float" office:value="0" calcext:value-type="float">
            <text:p>0</text:p>
          </table:table-cell>
          <table:table-cell table:style-name="ce112" table:formula="of:=IF([.WW124]&gt;0;[.WX124]/(ROW([.WY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XK124]=&quot;&quot;;NOW(); [.XK124]); &quot;&quot;)">
            <text:p/>
          </table:table-cell>
          <table:table-cell table:style-name="ce149" table:formula="of:=IF([.XK124]&lt;&gt;&quot;&quot;;[.XK124];&quot;&quot;)">
            <text:p/>
          </table:table-cell>
          <table:table-cell table:style-name="ce150" table:formula="of:=IF([.XL124]&lt;&gt;&quot;&quot;;[.XL124];&quot;&quot;)">
            <text:p/>
          </table:table-cell>
          <table:table-cell table:style-name="ce152" table:formula="of:=IF([.XM124]&lt;&gt;&quot;&quot;;[.XM124];&quot;&quot;)">
            <text:p/>
          </table:table-cell>
          <table:table-cell table:style-name="ce54"/>
          <table:table-cell table:style-name="ce36" table:formula="of:=IF([.XO124]&lt;&gt;0;[.XO124]-[.XO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XP124]&gt;0;&quot;W&quot;;IF([.XP124]&lt;0;&quot;L&quot;; IF([.XO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XW124]=0; &quot;&quot; ;([.XV124]/(([.XW124]*60)+[.XX124])*600))">
            <text:p/>
          </table:table-cell>
          <table:table-cell table:style-name="ce74"/>
          <table:table-cell table:style-name="ce4" table:formula="of:=[.XZ124]+[.YA123]" office:value-type="float" office:value="0" calcext:value-type="float">
            <text:p>0</text:p>
          </table:table-cell>
          <table:table-cell table:style-name="ce112" table:formula="of:=IF([.XZ124]&gt;0;[.YA124]/(ROW([.YB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YN124]=&quot;&quot;;NOW(); [.YN124]); &quot;&quot;)">
            <text:p/>
          </table:table-cell>
          <table:table-cell table:style-name="ce149" table:formula="of:=IF([.YN124]&lt;&gt;&quot;&quot;;[.YN124];&quot;&quot;)">
            <text:p/>
          </table:table-cell>
          <table:table-cell table:style-name="ce150" table:formula="of:=IF([.YO124]&lt;&gt;&quot;&quot;;[.YO124];&quot;&quot;)">
            <text:p/>
          </table:table-cell>
          <table:table-cell table:style-name="ce152" table:formula="of:=IF([.YP124]&lt;&gt;&quot;&quot;;[.YP124];&quot;&quot;)">
            <text:p/>
          </table:table-cell>
          <table:table-cell table:style-name="ce54"/>
          <table:table-cell table:style-name="ce36" table:formula="of:=IF([.YR124]&lt;&gt;0;[.YR124]-[.YR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YS124]&gt;0;&quot;W&quot;;IF([.YS124]&lt;0;&quot;L&quot;; IF([.YR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YZ124]=0; &quot;&quot; ;([.YY124]/(([.YZ124]*60)+[.ZA124])*600))">
            <text:p/>
          </table:table-cell>
          <table:table-cell table:style-name="ce74"/>
          <table:table-cell table:style-name="ce4" table:formula="of:=[.ZC124]+[.ZD123]" office:value-type="float" office:value="0" calcext:value-type="float">
            <text:p>0</text:p>
          </table:table-cell>
          <table:table-cell table:style-name="ce112" table:formula="of:=IF([.ZC124]&gt;0;[.ZD124]/(ROW([.ZE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ZQ124]=&quot;&quot;;NOW(); [.ZQ124]); &quot;&quot;)">
            <text:p/>
          </table:table-cell>
          <table:table-cell table:style-name="ce149" table:formula="of:=IF([.ZQ124]&lt;&gt;&quot;&quot;;[.ZQ124];&quot;&quot;)">
            <text:p/>
          </table:table-cell>
          <table:table-cell table:style-name="ce150" table:formula="of:=IF([.ZR124]&lt;&gt;&quot;&quot;;[.ZR124];&quot;&quot;)">
            <text:p/>
          </table:table-cell>
          <table:table-cell table:style-name="ce152" table:formula="of:=IF([.ZS124]&lt;&gt;&quot;&quot;;[.ZS124];&quot;&quot;)">
            <text:p/>
          </table:table-cell>
          <table:table-cell table:style-name="ce54"/>
          <table:table-cell table:style-name="ce36" table:formula="of:=IF([.ZU124]&lt;&gt;0;[.ZU124]-[.ZU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ZV124]&gt;0;&quot;W&quot;;IF([.ZV124]&lt;0;&quot;L&quot;; IF([.ZU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AC124]=0; &quot;&quot; ;([.AAB124]/(([.AAC124]*60)+[.AAD124])*600))">
            <text:p/>
          </table:table-cell>
          <table:table-cell table:style-name="ce74"/>
          <table:table-cell table:style-name="ce4" table:formula="of:=[.AAF124]+[.AAG123]" office:value-type="float" office:value="0" calcext:value-type="float">
            <text:p>0</text:p>
          </table:table-cell>
          <table:table-cell table:style-name="ce112" table:formula="of:=IF([.AAF124]&gt;0;[.AAG124]/(ROW([.AAH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AT124]=&quot;&quot;;NOW(); [.AAT124]); &quot;&quot;)">
            <text:p/>
          </table:table-cell>
          <table:table-cell table:style-name="ce149" table:formula="of:=IF([.AAT124]&lt;&gt;&quot;&quot;;[.AAT124];&quot;&quot;)">
            <text:p/>
          </table:table-cell>
          <table:table-cell table:style-name="ce150" table:formula="of:=IF([.AAU124]&lt;&gt;&quot;&quot;;[.AAU124];&quot;&quot;)">
            <text:p/>
          </table:table-cell>
          <table:table-cell table:style-name="ce152" table:formula="of:=IF([.AAV124]&lt;&gt;&quot;&quot;;[.AAV124];&quot;&quot;)">
            <text:p/>
          </table:table-cell>
          <table:table-cell table:style-name="ce54"/>
          <table:table-cell table:style-name="ce36" table:formula="of:=IF([.AAX124]&lt;&gt;0;[.AAX124]-[.AAX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AY124]&gt;0;&quot;W&quot;;IF([.AAY124]&lt;0;&quot;L&quot;; IF([.AAX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BF124]=0; &quot;&quot; ;([.ABE124]/(([.ABF124]*60)+[.ABG124])*600))">
            <text:p/>
          </table:table-cell>
          <table:table-cell table:style-name="ce74"/>
          <table:table-cell table:style-name="ce4" table:formula="of:=[.ABI124]+[.ABJ123]" office:value-type="float" office:value="0" calcext:value-type="float">
            <text:p>0</text:p>
          </table:table-cell>
          <table:table-cell table:style-name="ce112" table:formula="of:=IF([.ABI124]&gt;0;[.ABJ124]/(ROW([.ABK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BW124]=&quot;&quot;;NOW(); [.ABW124]); &quot;&quot;)">
            <text:p/>
          </table:table-cell>
          <table:table-cell table:style-name="ce149" table:formula="of:=IF([.ABW124]&lt;&gt;&quot;&quot;;[.ABW124];&quot;&quot;)">
            <text:p/>
          </table:table-cell>
          <table:table-cell table:style-name="ce150" table:formula="of:=IF([.ABX124]&lt;&gt;&quot;&quot;;[.ABX124];&quot;&quot;)">
            <text:p/>
          </table:table-cell>
          <table:table-cell table:style-name="ce152" table:formula="of:=IF([.ABY124]&lt;&gt;&quot;&quot;;[.ABY124];&quot;&quot;)">
            <text:p/>
          </table:table-cell>
          <table:table-cell table:style-name="ce54"/>
          <table:table-cell table:style-name="ce36" table:formula="of:=IF([.ACA124]&lt;&gt;0;[.ACA124]-[.ACA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CB124]&gt;0;&quot;W&quot;;IF([.ACB124]&lt;0;&quot;L&quot;; IF([.ACA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CI124]=0; &quot;&quot; ;([.ACH124]/(([.ACI124]*60)+[.ACJ124])*600))">
            <text:p/>
          </table:table-cell>
          <table:table-cell table:style-name="ce74"/>
          <table:table-cell table:style-name="ce4" table:formula="of:=[.ACL124]+[.ACM123]" office:value-type="float" office:value="0" calcext:value-type="float">
            <text:p>0</text:p>
          </table:table-cell>
          <table:table-cell table:style-name="ce112" table:formula="of:=IF([.ACL124]&gt;0;[.ACM124]/(ROW([.ACN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CZ124]=&quot;&quot;;NOW(); [.ACZ124]); &quot;&quot;)">
            <text:p/>
          </table:table-cell>
          <table:table-cell table:style-name="ce149" table:formula="of:=IF([.ACZ124]&lt;&gt;&quot;&quot;;[.ACZ124];&quot;&quot;)">
            <text:p/>
          </table:table-cell>
          <table:table-cell table:style-name="ce150" table:formula="of:=IF([.ADA124]&lt;&gt;&quot;&quot;;[.ADA124];&quot;&quot;)">
            <text:p/>
          </table:table-cell>
          <table:table-cell table:style-name="ce152" table:formula="of:=IF([.ADB124]&lt;&gt;&quot;&quot;;[.ADB124];&quot;&quot;)">
            <text:p/>
          </table:table-cell>
          <table:table-cell table:style-name="ce54"/>
          <table:table-cell table:style-name="ce36" table:formula="of:=IF([.ADD124]&lt;&gt;0;[.ADD124]-[.ADD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DE124]&gt;0;&quot;W&quot;;IF([.ADE124]&lt;0;&quot;L&quot;; IF([.ADD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DL124]=0; &quot;&quot; ;([.ADK124]/(([.ADL124]*60)+[.ADM124])*600))">
            <text:p/>
          </table:table-cell>
          <table:table-cell table:style-name="ce74"/>
          <table:table-cell table:style-name="ce4" table:formula="of:=[.ADO124]+[.ADP123]" office:value-type="float" office:value="0" calcext:value-type="float">
            <text:p>0</text:p>
          </table:table-cell>
          <table:table-cell table:style-name="ce112" table:formula="of:=IF([.ADO124]&gt;0;[.ADP124]/(ROW([.ADQ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EC124]=&quot;&quot;;NOW(); [.AEC124]); &quot;&quot;)">
            <text:p/>
          </table:table-cell>
          <table:table-cell table:style-name="ce149" table:formula="of:=IF([.AEC124]&lt;&gt;&quot;&quot;;[.AEC124];&quot;&quot;)">
            <text:p/>
          </table:table-cell>
          <table:table-cell table:style-name="ce150" table:formula="of:=IF([.AED124]&lt;&gt;&quot;&quot;;[.AED124];&quot;&quot;)">
            <text:p/>
          </table:table-cell>
          <table:table-cell table:style-name="ce152" table:formula="of:=IF([.AEE124]&lt;&gt;&quot;&quot;;[.AEE124];&quot;&quot;)">
            <text:p/>
          </table:table-cell>
          <table:table-cell table:style-name="ce54"/>
          <table:table-cell table:style-name="ce36" table:formula="of:=IF([.AEG124]&lt;&gt;0;[.AEG124]-[.AEG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EH124]&gt;0;&quot;W&quot;;IF([.AEH124]&lt;0;&quot;L&quot;; IF([.AEG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EO124]=0; &quot;&quot; ;([.AEN124]/(([.AEO124]*60)+[.AEP124])*600))">
            <text:p/>
          </table:table-cell>
          <table:table-cell table:style-name="ce74"/>
          <table:table-cell table:style-name="ce4" table:formula="of:=[.AER124]+[.AES123]" office:value-type="float" office:value="0" calcext:value-type="float">
            <text:p>0</text:p>
          </table:table-cell>
          <table:table-cell table:style-name="ce112" table:formula="of:=IF([.AER124]&gt;0;[.AES124]/(ROW([.AET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FF124]=&quot;&quot;;NOW(); [.AFF124]); &quot;&quot;)">
            <text:p/>
          </table:table-cell>
          <table:table-cell table:style-name="ce149" table:formula="of:=IF([.AFF124]&lt;&gt;&quot;&quot;;[.AFF124];&quot;&quot;)">
            <text:p/>
          </table:table-cell>
          <table:table-cell table:style-name="ce150" table:formula="of:=IF([.AFG124]&lt;&gt;&quot;&quot;;[.AFG124];&quot;&quot;)">
            <text:p/>
          </table:table-cell>
          <table:table-cell table:style-name="ce152" table:formula="of:=IF([.AFH124]&lt;&gt;&quot;&quot;;[.AFH124];&quot;&quot;)">
            <text:p/>
          </table:table-cell>
          <table:table-cell table:style-name="ce54"/>
          <table:table-cell table:style-name="ce36" table:formula="of:=IF([.AFJ124]&lt;&gt;0;[.AFJ124]-[.AFJ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FK124]&gt;0;&quot;W&quot;;IF([.AFK124]&lt;0;&quot;L&quot;; IF([.AFJ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FR124]=0; &quot;&quot; ;([.AFQ124]/(([.AFR124]*60)+[.AFS124])*600))">
            <text:p/>
          </table:table-cell>
          <table:table-cell table:style-name="ce74"/>
          <table:table-cell table:style-name="ce4" table:formula="of:=[.AFU124]+[.AFV123]" office:value-type="float" office:value="0" calcext:value-type="float">
            <text:p>0</text:p>
          </table:table-cell>
          <table:table-cell table:style-name="ce112" table:formula="of:=IF([.AFU124]&gt;0;[.AFV124]/(ROW([.AFW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GI124]=&quot;&quot;;NOW(); [.AGI124]); &quot;&quot;)">
            <text:p/>
          </table:table-cell>
          <table:table-cell table:style-name="ce149" table:formula="of:=IF([.AGI124]&lt;&gt;&quot;&quot;;[.AGI124];&quot;&quot;)">
            <text:p/>
          </table:table-cell>
          <table:table-cell table:style-name="ce150" table:formula="of:=IF([.AGJ124]&lt;&gt;&quot;&quot;;[.AGJ124];&quot;&quot;)">
            <text:p/>
          </table:table-cell>
          <table:table-cell table:style-name="ce152" table:formula="of:=IF([.AGK124]&lt;&gt;&quot;&quot;;[.AGK124];&quot;&quot;)">
            <text:p/>
          </table:table-cell>
          <table:table-cell table:style-name="ce54"/>
          <table:table-cell table:style-name="ce36" table:formula="of:=IF([.AGM124]&lt;&gt;0;[.AGM124]-[.AGM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GN124]&gt;0;&quot;W&quot;;IF([.AGN124]&lt;0;&quot;L&quot;; IF([.AGM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GU124]=0; &quot;&quot; ;([.AGT124]/(([.AGU124]*60)+[.AGV124])*600))">
            <text:p/>
          </table:table-cell>
          <table:table-cell table:style-name="ce74"/>
          <table:table-cell table:style-name="ce4" table:formula="of:=[.AGX124]+[.AGY123]" office:value-type="float" office:value="0" calcext:value-type="float">
            <text:p>0</text:p>
          </table:table-cell>
          <table:table-cell table:style-name="ce112" table:formula="of:=IF([.AGX124]&gt;0;[.AGY124]/(ROW([.AGZ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HL124]=&quot;&quot;;NOW(); [.AHL124]); &quot;&quot;)">
            <text:p/>
          </table:table-cell>
          <table:table-cell table:style-name="ce149" table:formula="of:=IF([.AHL124]&lt;&gt;&quot;&quot;;[.AHL124];&quot;&quot;)">
            <text:p/>
          </table:table-cell>
          <table:table-cell table:style-name="ce150" table:formula="of:=IF([.AHM124]&lt;&gt;&quot;&quot;;[.AHM124];&quot;&quot;)">
            <text:p/>
          </table:table-cell>
          <table:table-cell table:style-name="ce152" table:formula="of:=IF([.AHN124]&lt;&gt;&quot;&quot;;[.AHN124];&quot;&quot;)">
            <text:p/>
          </table:table-cell>
          <table:table-cell table:style-name="ce54"/>
          <table:table-cell table:style-name="ce36" table:formula="of:=IF([.AHP124]&lt;&gt;0;[.AHP124]-[.AHP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HQ124]&gt;0;&quot;W&quot;;IF([.AHQ124]&lt;0;&quot;L&quot;; IF([.AHP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HX124]=0; &quot;&quot; ;([.AHW124]/(([.AHX124]*60)+[.AHY124])*600))">
            <text:p/>
          </table:table-cell>
          <table:table-cell table:style-name="ce74"/>
          <table:table-cell table:style-name="ce4" table:formula="of:=[.AIA124]+[.AIB123]" office:value-type="float" office:value="0" calcext:value-type="float">
            <text:p>0</text:p>
          </table:table-cell>
          <table:table-cell table:style-name="ce112" table:formula="of:=IF([.AIA124]&gt;0;[.AIB124]/(ROW([.AIC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IO124]=&quot;&quot;;NOW(); [.AIO124]); &quot;&quot;)">
            <text:p/>
          </table:table-cell>
          <table:table-cell table:style-name="ce149" table:formula="of:=IF([.AIO124]&lt;&gt;&quot;&quot;;[.AIO124];&quot;&quot;)">
            <text:p/>
          </table:table-cell>
          <table:table-cell table:style-name="ce150" table:formula="of:=IF([.AIP124]&lt;&gt;&quot;&quot;;[.AIP124];&quot;&quot;)">
            <text:p/>
          </table:table-cell>
          <table:table-cell table:style-name="ce152" table:formula="of:=IF([.AIQ124]&lt;&gt;&quot;&quot;;[.AIQ124];&quot;&quot;)">
            <text:p/>
          </table:table-cell>
          <table:table-cell table:style-name="ce54"/>
          <table:table-cell table:style-name="ce36" table:formula="of:=IF([.AIS124]&lt;&gt;0;[.AIS124]-[.AIS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IT124]&gt;0;&quot;W&quot;;IF([.AIT124]&lt;0;&quot;L&quot;; IF([.AIS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JA124]=0; &quot;&quot; ;([.AIZ124]/(([.AJA124]*60)+[.AJB124])*600))">
            <text:p/>
          </table:table-cell>
          <table:table-cell table:style-name="ce74"/>
          <table:table-cell table:style-name="ce4" table:formula="of:=[.AJD124]+[.AJE123]" office:value-type="float" office:value="0" calcext:value-type="float">
            <text:p>0</text:p>
          </table:table-cell>
          <table:table-cell table:style-name="ce112" table:formula="of:=IF([.AJD124]&gt;0;[.AJE124]/(ROW([.AJF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JR124]=&quot;&quot;;NOW(); [.AJR124]); &quot;&quot;)">
            <text:p/>
          </table:table-cell>
          <table:table-cell table:style-name="ce149" table:formula="of:=IF([.AJR124]&lt;&gt;&quot;&quot;;[.AJR124];&quot;&quot;)">
            <text:p/>
          </table:table-cell>
          <table:table-cell table:style-name="ce150" table:formula="of:=IF([.AJS124]&lt;&gt;&quot;&quot;;[.AJS124];&quot;&quot;)">
            <text:p/>
          </table:table-cell>
          <table:table-cell table:style-name="ce152" table:formula="of:=IF([.AJT124]&lt;&gt;&quot;&quot;;[.AJT124];&quot;&quot;)">
            <text:p/>
          </table:table-cell>
          <table:table-cell table:style-name="ce54"/>
          <table:table-cell table:style-name="ce36" table:formula="of:=IF([.AJV124]&lt;&gt;0;[.AJV124]-[.AJV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JW124]&gt;0;&quot;W&quot;;IF([.AJW124]&lt;0;&quot;L&quot;; IF([.AJV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KD124]=0; &quot;&quot; ;([.AKC124]/(([.AKD124]*60)+[.AKE124])*600))">
            <text:p/>
          </table:table-cell>
          <table:table-cell table:style-name="ce74"/>
          <table:table-cell table:style-name="ce4" table:formula="of:=[.AKG124]+[.AKH123]" office:value-type="float" office:value="0" calcext:value-type="float">
            <text:p>0</text:p>
          </table:table-cell>
          <table:table-cell table:style-name="ce112" table:formula="of:=IF([.AKG124]&gt;0;[.AKH124]/(ROW([.AKI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KU124]=&quot;&quot;;NOW(); [.AKU124]); &quot;&quot;)">
            <text:p/>
          </table:table-cell>
          <table:table-cell table:style-name="ce149" table:formula="of:=IF([.AKU124]&lt;&gt;&quot;&quot;;[.AKU124];&quot;&quot;)">
            <text:p/>
          </table:table-cell>
          <table:table-cell table:style-name="ce150" table:formula="of:=IF([.AKV124]&lt;&gt;&quot;&quot;;[.AKV124];&quot;&quot;)">
            <text:p/>
          </table:table-cell>
          <table:table-cell table:style-name="ce152" table:formula="of:=IF([.AKW124]&lt;&gt;&quot;&quot;;[.AKW124];&quot;&quot;)">
            <text:p/>
          </table:table-cell>
          <table:table-cell table:style-name="ce54"/>
          <table:table-cell table:style-name="ce36" table:formula="of:=IF([.AKY124]&lt;&gt;0;[.AKY124]-[.AKY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KZ124]&gt;0;&quot;W&quot;;IF([.AKZ124]&lt;0;&quot;L&quot;; IF([.AKY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  <table:table-cell table:style-name="ce68"/>
          <table:table-cell table:style-name="ce97" table:formula="of:=IF([.ALG124]=0; &quot;&quot; ;([.ALF124]/(([.ALG124]*60)+[.ALH124])*600))">
            <text:p/>
          </table:table-cell>
          <table:table-cell table:style-name="ce74"/>
          <table:table-cell table:style-name="ce4" table:formula="of:=[.ALJ124]+[.ALK123]" office:value-type="float" office:value="0" calcext:value-type="float">
            <text:p>0</text:p>
          </table:table-cell>
          <table:table-cell table:style-name="ce112" table:formula="of:=IF([.ALJ124]&gt;0;[.ALK124]/(ROW([.ALL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LX124]=&quot;&quot;;NOW(); [.ALX124]); &quot;&quot;)">
            <text:p/>
          </table:table-cell>
          <table:table-cell table:style-name="ce149" table:formula="of:=IF([.ALX124]&lt;&gt;&quot;&quot;;[.ALX124];&quot;&quot;)">
            <text:p/>
          </table:table-cell>
          <table:table-cell table:style-name="ce150" table:formula="of:=IF([.ALY124]&lt;&gt;&quot;&quot;;[.ALY124];&quot;&quot;)">
            <text:p/>
          </table:table-cell>
          <table:table-cell table:style-name="ce152" table:formula="of:=IF([.ALZ124]&lt;&gt;&quot;&quot;;[.ALZ124];&quot;&quot;)">
            <text:p/>
          </table:table-cell>
          <table:table-cell table:style-name="ce54"/>
          <table:table-cell table:style-name="ce36" table:formula="of:=IF([.AMB124]&lt;&gt;0;[.AMB124]-[.AMB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61" table:formula="of:=IF([.AMC124]&gt;0;&quot;W&quot;;IF([.AMC124]&lt;0;&quot;L&quot;; IF([.AMB124]=&quot;&quot;;&quot;&quot;; &quot;D&quot;)))">
            <text:p/>
          </table:table-cell>
          <table:table-cell table:style-name="ce54" table:content-validation-name="val15"/>
          <table:table-cell table:style-name="ce64" table:content-validation-name="val15"/>
          <table:table-cell table:style-name="ce66"/>
          <table:table-cell table:style-name="ce67"/>
        </table:table-row>
        <table:table-row table:style-name="ro1">
          <table:table-cell table:style-name="ce54"/>
          <table:table-cell table:style-name="ce36" table:formula="of:=IF([.A125]&lt;&gt;0;[.A125]-[.A12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5]&gt;0;&quot;W&quot;;IF([.B125]&lt;0;&quot;L&quot;; IF([.A12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5]=0; &quot;&quot; ;([.H125]/(([.I125]*60)+[.J125])*600))">
            <text:p/>
          </table:table-cell>
          <table:table-cell table:style-name="ce100"/>
          <table:table-cell table:style-name="ce4" table:formula="of:=[.L125]+[.M124]" office:value-type="float" office:value="0" calcext:value-type="float">
            <text:p>0</text:p>
          </table:table-cell>
          <table:table-cell table:style-name="ce112" table:formula="of:=IF([.L125]&gt;0;[.M125]/(ROW([.N12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25]=0; &quot;&quot; ;([.L125]/(([.I125]*60)+[.J125])*600))">
            <text:p/>
          </table:table-cell>
          <table:table-cell table:style-name="ce155" table:content-validation-name="val17" table:formula="of:=IF([.L125]=0;&quot;&quot;;TIME(0;[.I125];[.J125])/[.L125])">
            <text:p/>
          </table:table-cell>
          <table:table-cell table:style-name="ce148" table:formula="of:=IF([.$A125]&lt;&gt;&quot;&quot;; IF([.Z125]=&quot;&quot;;NOW(); [.Z125]); &quot;&quot;)">
            <text:p/>
          </table:table-cell>
          <table:table-cell table:style-name="ce149" table:formula="of:=IF([.Z125]&lt;&gt;&quot;&quot;;[.Z125];&quot;&quot;)">
            <text:p/>
          </table:table-cell>
          <table:table-cell table:style-name="ce150" table:formula="of:=IF([.AA125]&lt;&gt;&quot;&quot;;[.AA125];&quot;&quot;)">
            <text:p/>
          </table:table-cell>
          <table:table-cell table:style-name="ce152" table:formula="of:=IF([.AB125]&lt;&gt;&quot;&quot;;[.AB12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6]&lt;&gt;0;[.A126]-[.A12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6]&gt;0;&quot;W&quot;;IF([.B126]&lt;0;&quot;L&quot;; IF([.A12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6]=0; &quot;&quot; ;([.H126]/(([.I126]*60)+[.J126])*600))">
            <text:p/>
          </table:table-cell>
          <table:table-cell table:style-name="ce100"/>
          <table:table-cell table:style-name="ce4" table:formula="of:=[.L126]+[.M125]" office:value-type="float" office:value="0" calcext:value-type="float">
            <text:p>0</text:p>
          </table:table-cell>
          <table:table-cell table:style-name="ce112" table:formula="of:=IF([.L126]&gt;0;[.M126]/(ROW([.N12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47" table:content-validation-name="val16" table:formula="of:=IF([.I126]=0; &quot;&quot; ;([.L126]/(([.I126]*60)+[.J126])*600))">
            <text:p/>
          </table:table-cell>
          <table:table-cell table:style-name="ce155" table:content-validation-name="val17" table:formula="of:=IF([.L126]=0;&quot;&quot;;TIME(0;[.I126];[.J126])/[.L126])">
            <text:p/>
          </table:table-cell>
          <table:table-cell table:style-name="ce148" table:formula="of:=IF([.$A126]&lt;&gt;&quot;&quot;; IF([.Z126]=&quot;&quot;;NOW(); [.Z126]); &quot;&quot;)">
            <text:p/>
          </table:table-cell>
          <table:table-cell table:style-name="ce149" table:formula="of:=IF([.Z126]&lt;&gt;&quot;&quot;;[.Z126];&quot;&quot;)">
            <text:p/>
          </table:table-cell>
          <table:table-cell table:style-name="ce150" table:formula="of:=IF([.AA126]&lt;&gt;&quot;&quot;;[.AA126];&quot;&quot;)">
            <text:p/>
          </table:table-cell>
          <table:table-cell table:style-name="ce152" table:formula="of:=IF([.AB126]&lt;&gt;&quot;&quot;;[.AB12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7]&lt;&gt;0;[.A127]-[.A12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7]&gt;0;&quot;W&quot;;IF([.B127]&lt;0;&quot;L&quot;; IF([.A12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7]=0; &quot;&quot; ;([.H127]/(([.I127]*60)+[.J127])*600))">
            <text:p/>
          </table:table-cell>
          <table:table-cell table:style-name="ce100"/>
          <table:table-cell table:style-name="ce4" table:formula="of:=[.L127]+[.M126]" office:value-type="float" office:value="0" calcext:value-type="float">
            <text:p>0</text:p>
          </table:table-cell>
          <table:table-cell table:style-name="ce112" table:formula="of:=IF([.L127]&gt;0;[.M127]/(ROW([.N12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27]=0; &quot;&quot; ;([.L127]/(([.I127]*60)+[.J127])*600))">
            <text:p/>
          </table:table-cell>
          <table:table-cell table:style-name="ce155" table:content-validation-name="val17" table:formula="of:=IF([.L127]=0;&quot;&quot;;TIME(0;[.I127];[.J127])/[.L127])">
            <text:p/>
          </table:table-cell>
          <table:table-cell table:style-name="ce148" table:formula="of:=IF([.$A127]&lt;&gt;&quot;&quot;; IF([.Z127]=&quot;&quot;;NOW(); [.Z127]); &quot;&quot;)">
            <text:p/>
          </table:table-cell>
          <table:table-cell table:style-name="ce149" table:formula="of:=IF([.Z127]&lt;&gt;&quot;&quot;;[.Z127];&quot;&quot;)">
            <text:p/>
          </table:table-cell>
          <table:table-cell table:style-name="ce150" table:formula="of:=IF([.AA127]&lt;&gt;&quot;&quot;;[.AA127];&quot;&quot;)">
            <text:p/>
          </table:table-cell>
          <table:table-cell table:style-name="ce152" table:formula="of:=IF([.AB127]&lt;&gt;&quot;&quot;;[.AB12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8]&lt;&gt;0;[.A128]-[.A12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8]&gt;0;&quot;W&quot;;IF([.B128]&lt;0;&quot;L&quot;; IF([.A12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8]=0; &quot;&quot; ;([.H128]/(([.I128]*60)+[.J128])*600))">
            <text:p/>
          </table:table-cell>
          <table:table-cell table:style-name="ce100"/>
          <table:table-cell table:style-name="ce4" table:formula="of:=[.L128]+[.M127]" office:value-type="float" office:value="0" calcext:value-type="float">
            <text:p>0</text:p>
          </table:table-cell>
          <table:table-cell table:style-name="ce112" table:formula="of:=IF([.L128]&gt;0;[.M128]/(ROW([.N12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28]=0; &quot;&quot; ;([.L128]/(([.I128]*60)+[.J128])*600))">
            <text:p/>
          </table:table-cell>
          <table:table-cell table:style-name="ce155" table:content-validation-name="val17" table:formula="of:=IF([.L128]=0;&quot;&quot;;TIME(0;[.I128];[.J128])/[.L128])">
            <text:p/>
          </table:table-cell>
          <table:table-cell table:style-name="ce148" table:formula="of:=IF([.$A128]&lt;&gt;&quot;&quot;; IF([.Z128]=&quot;&quot;;NOW(); [.Z128]); &quot;&quot;)">
            <text:p/>
          </table:table-cell>
          <table:table-cell table:style-name="ce149" table:formula="of:=IF([.Z128]&lt;&gt;&quot;&quot;;[.Z128];&quot;&quot;)">
            <text:p/>
          </table:table-cell>
          <table:table-cell table:style-name="ce150" table:formula="of:=IF([.AA128]&lt;&gt;&quot;&quot;;[.AA128];&quot;&quot;)">
            <text:p/>
          </table:table-cell>
          <table:table-cell table:style-name="ce152" table:formula="of:=IF([.AB128]&lt;&gt;&quot;&quot;;[.AB12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29]&lt;&gt;0;[.A129]-[.A12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29]&gt;0;&quot;W&quot;;IF([.B129]&lt;0;&quot;L&quot;; IF([.A12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29]=0; &quot;&quot; ;([.H129]/(([.I129]*60)+[.J129])*600))">
            <text:p/>
          </table:table-cell>
          <table:table-cell table:style-name="ce100"/>
          <table:table-cell table:style-name="ce4" table:formula="of:=[.L129]+[.M128]" office:value-type="float" office:value="0" calcext:value-type="float">
            <text:p>0</text:p>
          </table:table-cell>
          <table:table-cell table:style-name="ce112" table:formula="of:=IF([.L129]&gt;0;[.M129]/(ROW([.N12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29]=0; &quot;&quot; ;([.L129]/(([.I129]*60)+[.J129])*600))">
            <text:p/>
          </table:table-cell>
          <table:table-cell table:style-name="ce155" table:content-validation-name="val17" table:formula="of:=IF([.L129]=0;&quot;&quot;;TIME(0;[.I129];[.J129])/[.L129])">
            <text:p/>
          </table:table-cell>
          <table:table-cell table:style-name="ce148" table:formula="of:=IF([.$A129]&lt;&gt;&quot;&quot;; IF([.Z129]=&quot;&quot;;NOW(); [.Z129]); &quot;&quot;)">
            <text:p/>
          </table:table-cell>
          <table:table-cell table:style-name="ce149" table:formula="of:=IF([.Z129]&lt;&gt;&quot;&quot;;[.Z129];&quot;&quot;)">
            <text:p/>
          </table:table-cell>
          <table:table-cell table:style-name="ce150" table:formula="of:=IF([.AA129]&lt;&gt;&quot;&quot;;[.AA129];&quot;&quot;)">
            <text:p/>
          </table:table-cell>
          <table:table-cell table:style-name="ce152" table:formula="of:=IF([.AB129]&lt;&gt;&quot;&quot;;[.AB12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0]&lt;&gt;0;[.A130]-[.A12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0]&gt;0;&quot;W&quot;;IF([.B130]&lt;0;&quot;L&quot;; IF([.A13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0]=0; &quot;&quot; ;([.H130]/(([.I130]*60)+[.J130])*600))">
            <text:p/>
          </table:table-cell>
          <table:table-cell table:style-name="ce100"/>
          <table:table-cell table:style-name="ce4" table:formula="of:=[.L130]+[.M129]" office:value-type="float" office:value="0" calcext:value-type="float">
            <text:p>0</text:p>
          </table:table-cell>
          <table:table-cell table:style-name="ce112" table:formula="of:=IF([.L130]&gt;0;[.M130]/(ROW([.N13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0]=0; &quot;&quot; ;([.L130]/(([.I130]*60)+[.J130])*600))">
            <text:p/>
          </table:table-cell>
          <table:table-cell table:style-name="ce155" table:content-validation-name="val17" table:formula="of:=IF([.L130]=0;&quot;&quot;;TIME(0;[.I130];[.J130])/[.L130])">
            <text:p/>
          </table:table-cell>
          <table:table-cell table:style-name="ce148" table:formula="of:=IF([.$A130]&lt;&gt;&quot;&quot;; IF([.Z130]=&quot;&quot;;NOW(); [.Z130]); &quot;&quot;)">
            <text:p/>
          </table:table-cell>
          <table:table-cell table:style-name="ce149" table:formula="of:=IF([.Z130]&lt;&gt;&quot;&quot;;[.Z130];&quot;&quot;)">
            <text:p/>
          </table:table-cell>
          <table:table-cell table:style-name="ce150" table:formula="of:=IF([.AA130]&lt;&gt;&quot;&quot;;[.AA130];&quot;&quot;)">
            <text:p/>
          </table:table-cell>
          <table:table-cell table:style-name="ce152" table:formula="of:=IF([.AB130]&lt;&gt;&quot;&quot;;[.AB13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1]&lt;&gt;0;[.A131]-[.A13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1]&gt;0;&quot;W&quot;;IF([.B131]&lt;0;&quot;L&quot;; IF([.A13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1]=0; &quot;&quot; ;([.H131]/(([.I131]*60)+[.J131])*600))">
            <text:p/>
          </table:table-cell>
          <table:table-cell table:style-name="ce100"/>
          <table:table-cell table:style-name="ce4" table:formula="of:=[.L131]+[.M130]" office:value-type="float" office:value="0" calcext:value-type="float">
            <text:p>0</text:p>
          </table:table-cell>
          <table:table-cell table:style-name="ce112" table:formula="of:=IF([.L131]&gt;0;[.M131]/(ROW([.N13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1]=0; &quot;&quot; ;([.L131]/(([.I131]*60)+[.J131])*600))">
            <text:p/>
          </table:table-cell>
          <table:table-cell table:style-name="ce155" table:content-validation-name="val17" table:formula="of:=IF([.L131]=0;&quot;&quot;;TIME(0;[.I131];[.J131])/[.L131])">
            <text:p/>
          </table:table-cell>
          <table:table-cell table:style-name="ce148" table:formula="of:=IF([.$A131]&lt;&gt;&quot;&quot;; IF([.Z131]=&quot;&quot;;NOW(); [.Z131]); &quot;&quot;)">
            <text:p/>
          </table:table-cell>
          <table:table-cell table:style-name="ce149" table:formula="of:=IF([.Z131]&lt;&gt;&quot;&quot;;[.Z131];&quot;&quot;)">
            <text:p/>
          </table:table-cell>
          <table:table-cell table:style-name="ce150" table:formula="of:=IF([.AA131]&lt;&gt;&quot;&quot;;[.AA131];&quot;&quot;)">
            <text:p/>
          </table:table-cell>
          <table:table-cell table:style-name="ce152" table:formula="of:=IF([.AB131]&lt;&gt;&quot;&quot;;[.AB13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2]&lt;&gt;0;[.A132]-[.A13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2]&gt;0;&quot;W&quot;;IF([.B132]&lt;0;&quot;L&quot;; IF([.A13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2]=0; &quot;&quot; ;([.H132]/(([.I132]*60)+[.J132])*600))">
            <text:p/>
          </table:table-cell>
          <table:table-cell table:style-name="ce100"/>
          <table:table-cell table:style-name="ce4" table:formula="of:=[.L132]+[.M131]" office:value-type="float" office:value="0" calcext:value-type="float">
            <text:p>0</text:p>
          </table:table-cell>
          <table:table-cell table:style-name="ce112" table:formula="of:=IF([.L132]&gt;0;[.M132]/(ROW([.N13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2]=0; &quot;&quot; ;([.L132]/(([.I132]*60)+[.J132])*600))">
            <text:p/>
          </table:table-cell>
          <table:table-cell table:style-name="ce155" table:content-validation-name="val17" table:formula="of:=IF([.L132]=0;&quot;&quot;;TIME(0;[.I132];[.J132])/[.L132])">
            <text:p/>
          </table:table-cell>
          <table:table-cell table:style-name="ce148" table:formula="of:=IF([.$A132]&lt;&gt;&quot;&quot;; IF([.Z132]=&quot;&quot;;NOW(); [.Z132]); &quot;&quot;)">
            <text:p/>
          </table:table-cell>
          <table:table-cell table:style-name="ce149" table:formula="of:=IF([.Z132]&lt;&gt;&quot;&quot;;[.Z132];&quot;&quot;)">
            <text:p/>
          </table:table-cell>
          <table:table-cell table:style-name="ce150" table:formula="of:=IF([.AA132]&lt;&gt;&quot;&quot;;[.AA132];&quot;&quot;)">
            <text:p/>
          </table:table-cell>
          <table:table-cell table:style-name="ce152" table:formula="of:=IF([.AB132]&lt;&gt;&quot;&quot;;[.AB13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3]&lt;&gt;0;[.A133]-[.A13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3]&gt;0;&quot;W&quot;;IF([.B133]&lt;0;&quot;L&quot;; IF([.A13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3]=0; &quot;&quot; ;([.H133]/(([.I133]*60)+[.J133])*600))">
            <text:p/>
          </table:table-cell>
          <table:table-cell table:style-name="ce100"/>
          <table:table-cell table:style-name="ce4" table:formula="of:=[.L133]+[.M132]" office:value-type="float" office:value="0" calcext:value-type="float">
            <text:p>0</text:p>
          </table:table-cell>
          <table:table-cell table:style-name="ce112" table:formula="of:=IF([.L133]&gt;0;[.M133]/(ROW([.N13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3]=0; &quot;&quot; ;([.L133]/(([.I133]*60)+[.J133])*600))">
            <text:p/>
          </table:table-cell>
          <table:table-cell table:style-name="ce155" table:content-validation-name="val17" table:formula="of:=IF([.L133]=0;&quot;&quot;;TIME(0;[.I133];[.J133])/[.L133])">
            <text:p/>
          </table:table-cell>
          <table:table-cell table:style-name="ce148" table:formula="of:=IF([.$A133]&lt;&gt;&quot;&quot;; IF([.Z133]=&quot;&quot;;NOW(); [.Z133]); &quot;&quot;)">
            <text:p/>
          </table:table-cell>
          <table:table-cell table:style-name="ce149" table:formula="of:=IF([.Z133]&lt;&gt;&quot;&quot;;[.Z133];&quot;&quot;)">
            <text:p/>
          </table:table-cell>
          <table:table-cell table:style-name="ce150" table:formula="of:=IF([.AA133]&lt;&gt;&quot;&quot;;[.AA133];&quot;&quot;)">
            <text:p/>
          </table:table-cell>
          <table:table-cell table:style-name="ce152" table:formula="of:=IF([.AB133]&lt;&gt;&quot;&quot;;[.AB13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4]&lt;&gt;0;[.A134]-[.A13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4]&gt;0;&quot;W&quot;;IF([.B134]&lt;0;&quot;L&quot;; IF([.A13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4]=0; &quot;&quot; ;([.H134]/(([.I134]*60)+[.J134])*600))">
            <text:p/>
          </table:table-cell>
          <table:table-cell table:style-name="ce100"/>
          <table:table-cell table:style-name="ce4" table:formula="of:=[.L134]+[.M133]" office:value-type="float" office:value="0" calcext:value-type="float">
            <text:p>0</text:p>
          </table:table-cell>
          <table:table-cell table:style-name="ce112" table:formula="of:=IF([.L134]&gt;0;[.M134]/(ROW([.N13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4]=0; &quot;&quot; ;([.L134]/(([.I134]*60)+[.J134])*600))">
            <text:p/>
          </table:table-cell>
          <table:table-cell table:style-name="ce155" table:content-validation-name="val17" table:formula="of:=IF([.L134]=0;&quot;&quot;;TIME(0;[.I134];[.J134])/[.L134])">
            <text:p/>
          </table:table-cell>
          <table:table-cell table:style-name="ce148" table:formula="of:=IF([.$A134]&lt;&gt;&quot;&quot;; IF([.Z134]=&quot;&quot;;NOW(); [.Z134]); &quot;&quot;)">
            <text:p/>
          </table:table-cell>
          <table:table-cell table:style-name="ce149" table:formula="of:=IF([.Z134]&lt;&gt;&quot;&quot;;[.Z134];&quot;&quot;)">
            <text:p/>
          </table:table-cell>
          <table:table-cell table:style-name="ce150" table:formula="of:=IF([.AA134]&lt;&gt;&quot;&quot;;[.AA134];&quot;&quot;)">
            <text:p/>
          </table:table-cell>
          <table:table-cell table:style-name="ce152" table:formula="of:=IF([.AB134]&lt;&gt;&quot;&quot;;[.AB13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5]&lt;&gt;0;[.A135]-[.A13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5]&gt;0;&quot;W&quot;;IF([.B135]&lt;0;&quot;L&quot;; IF([.A13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5]=0; &quot;&quot; ;([.H135]/(([.I135]*60)+[.J135])*600))">
            <text:p/>
          </table:table-cell>
          <table:table-cell table:style-name="ce100"/>
          <table:table-cell table:style-name="ce4" table:formula="of:=[.L135]+[.M134]" office:value-type="float" office:value="0" calcext:value-type="float">
            <text:p>0</text:p>
          </table:table-cell>
          <table:table-cell table:style-name="ce112" table:formula="of:=IF([.L135]&gt;0;[.M135]/(ROW([.N13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5]=0; &quot;&quot; ;([.L135]/(([.I135]*60)+[.J135])*600))">
            <text:p/>
          </table:table-cell>
          <table:table-cell table:style-name="ce155" table:content-validation-name="val17" table:formula="of:=IF([.L135]=0;&quot;&quot;;TIME(0;[.I135];[.J135])/[.L135])">
            <text:p/>
          </table:table-cell>
          <table:table-cell table:style-name="ce148" table:formula="of:=IF([.$A135]&lt;&gt;&quot;&quot;; IF([.Z135]=&quot;&quot;;NOW(); [.Z135]); &quot;&quot;)">
            <text:p/>
          </table:table-cell>
          <table:table-cell table:style-name="ce149" table:formula="of:=IF([.Z135]&lt;&gt;&quot;&quot;;[.Z135];&quot;&quot;)">
            <text:p/>
          </table:table-cell>
          <table:table-cell table:style-name="ce150" table:formula="of:=IF([.AA135]&lt;&gt;&quot;&quot;;[.AA135];&quot;&quot;)">
            <text:p/>
          </table:table-cell>
          <table:table-cell table:style-name="ce152" table:formula="of:=IF([.AB135]&lt;&gt;&quot;&quot;;[.AB13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6]&lt;&gt;0;[.A136]-[.A13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6]&gt;0;&quot;W&quot;;IF([.B136]&lt;0;&quot;L&quot;; IF([.A13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6]=0; &quot;&quot; ;([.H136]/(([.I136]*60)+[.J136])*600))">
            <text:p/>
          </table:table-cell>
          <table:table-cell table:style-name="ce100"/>
          <table:table-cell table:style-name="ce4" table:formula="of:=[.L136]+[.M135]" office:value-type="float" office:value="0" calcext:value-type="float">
            <text:p>0</text:p>
          </table:table-cell>
          <table:table-cell table:style-name="ce112" table:formula="of:=IF([.L136]&gt;0;[.M136]/(ROW([.N13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6]=0; &quot;&quot; ;([.L136]/(([.I136]*60)+[.J136])*600))">
            <text:p/>
          </table:table-cell>
          <table:table-cell table:style-name="ce155" table:content-validation-name="val17" table:formula="of:=IF([.L136]=0;&quot;&quot;;TIME(0;[.I136];[.J136])/[.L136])">
            <text:p/>
          </table:table-cell>
          <table:table-cell table:style-name="ce148" table:formula="of:=IF([.$A136]&lt;&gt;&quot;&quot;; IF([.Z136]=&quot;&quot;;NOW(); [.Z136]); &quot;&quot;)">
            <text:p/>
          </table:table-cell>
          <table:table-cell table:style-name="ce149" table:formula="of:=IF([.Z136]&lt;&gt;&quot;&quot;;[.Z136];&quot;&quot;)">
            <text:p/>
          </table:table-cell>
          <table:table-cell table:style-name="ce150" table:formula="of:=IF([.AA136]&lt;&gt;&quot;&quot;;[.AA136];&quot;&quot;)">
            <text:p/>
          </table:table-cell>
          <table:table-cell table:style-name="ce152" table:formula="of:=IF([.AB136]&lt;&gt;&quot;&quot;;[.AB13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7]&lt;&gt;0;[.A137]-[.A13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7]&gt;0;&quot;W&quot;;IF([.B137]&lt;0;&quot;L&quot;; IF([.A13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7]=0; &quot;&quot; ;([.H137]/(([.I137]*60)+[.J137])*600))">
            <text:p/>
          </table:table-cell>
          <table:table-cell table:style-name="ce100"/>
          <table:table-cell table:style-name="ce4" table:formula="of:=[.L137]+[.M136]" office:value-type="float" office:value="0" calcext:value-type="float">
            <text:p>0</text:p>
          </table:table-cell>
          <table:table-cell table:style-name="ce112" table:formula="of:=IF([.L137]&gt;0;[.M137]/(ROW([.N13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7]=0; &quot;&quot; ;([.L137]/(([.I137]*60)+[.J137])*600))">
            <text:p/>
          </table:table-cell>
          <table:table-cell table:style-name="ce155" table:content-validation-name="val17" table:formula="of:=IF([.L137]=0;&quot;&quot;;TIME(0;[.I137];[.J137])/[.L137])">
            <text:p/>
          </table:table-cell>
          <table:table-cell table:style-name="ce148" table:formula="of:=IF([.$A137]&lt;&gt;&quot;&quot;; IF([.Z137]=&quot;&quot;;NOW(); [.Z137]); &quot;&quot;)">
            <text:p/>
          </table:table-cell>
          <table:table-cell table:style-name="ce149" table:formula="of:=IF([.Z137]&lt;&gt;&quot;&quot;;[.Z137];&quot;&quot;)">
            <text:p/>
          </table:table-cell>
          <table:table-cell table:style-name="ce150" table:formula="of:=IF([.AA137]&lt;&gt;&quot;&quot;;[.AA137];&quot;&quot;)">
            <text:p/>
          </table:table-cell>
          <table:table-cell table:style-name="ce152" table:formula="of:=IF([.AB137]&lt;&gt;&quot;&quot;;[.AB13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8]&lt;&gt;0;[.A138]-[.A13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8]&gt;0;&quot;W&quot;;IF([.B138]&lt;0;&quot;L&quot;; IF([.A13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8]=0; &quot;&quot; ;([.H138]/(([.I138]*60)+[.J138])*600))">
            <text:p/>
          </table:table-cell>
          <table:table-cell table:style-name="ce100"/>
          <table:table-cell table:style-name="ce4" table:formula="of:=[.L138]+[.M137]" office:value-type="float" office:value="0" calcext:value-type="float">
            <text:p>0</text:p>
          </table:table-cell>
          <table:table-cell table:style-name="ce112" table:formula="of:=IF([.L138]&gt;0;[.M138]/(ROW([.N13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8]=0; &quot;&quot; ;([.L138]/(([.I138]*60)+[.J138])*600))">
            <text:p/>
          </table:table-cell>
          <table:table-cell table:style-name="ce155" table:content-validation-name="val17" table:formula="of:=IF([.L138]=0;&quot;&quot;;TIME(0;[.I138];[.J138])/[.L138])">
            <text:p/>
          </table:table-cell>
          <table:table-cell table:style-name="ce148" table:formula="of:=IF([.$A138]&lt;&gt;&quot;&quot;; IF([.Z138]=&quot;&quot;;NOW(); [.Z138]); &quot;&quot;)">
            <text:p/>
          </table:table-cell>
          <table:table-cell table:style-name="ce149" table:formula="of:=IF([.Z138]&lt;&gt;&quot;&quot;;[.Z138];&quot;&quot;)">
            <text:p/>
          </table:table-cell>
          <table:table-cell table:style-name="ce150" table:formula="of:=IF([.AA138]&lt;&gt;&quot;&quot;;[.AA138];&quot;&quot;)">
            <text:p/>
          </table:table-cell>
          <table:table-cell table:style-name="ce152" table:formula="of:=IF([.AB138]&lt;&gt;&quot;&quot;;[.AB13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39]&lt;&gt;0;[.A139]-[.A13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39]&gt;0;&quot;W&quot;;IF([.B139]&lt;0;&quot;L&quot;; IF([.A13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39]=0; &quot;&quot; ;([.H139]/(([.I139]*60)+[.J139])*600))">
            <text:p/>
          </table:table-cell>
          <table:table-cell table:style-name="ce100"/>
          <table:table-cell table:style-name="ce4" table:formula="of:=[.L139]+[.M138]" office:value-type="float" office:value="0" calcext:value-type="float">
            <text:p>0</text:p>
          </table:table-cell>
          <table:table-cell table:style-name="ce112" table:formula="of:=IF([.L139]&gt;0;[.M139]/(ROW([.N13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39]=0; &quot;&quot; ;([.L139]/(([.I139]*60)+[.J139])*600))">
            <text:p/>
          </table:table-cell>
          <table:table-cell table:style-name="ce155" table:content-validation-name="val17" table:formula="of:=IF([.L139]=0;&quot;&quot;;TIME(0;[.I139];[.J139])/[.L139])">
            <text:p/>
          </table:table-cell>
          <table:table-cell table:style-name="ce148" table:formula="of:=IF([.$A139]&lt;&gt;&quot;&quot;; IF([.Z139]=&quot;&quot;;NOW(); [.Z139]); &quot;&quot;)">
            <text:p/>
          </table:table-cell>
          <table:table-cell table:style-name="ce149" table:formula="of:=IF([.Z139]&lt;&gt;&quot;&quot;;[.Z139];&quot;&quot;)">
            <text:p/>
          </table:table-cell>
          <table:table-cell table:style-name="ce150" table:formula="of:=IF([.AA139]&lt;&gt;&quot;&quot;;[.AA139];&quot;&quot;)">
            <text:p/>
          </table:table-cell>
          <table:table-cell table:style-name="ce152" table:formula="of:=IF([.AB139]&lt;&gt;&quot;&quot;;[.AB13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0]&lt;&gt;0;[.A140]-[.A13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0]&gt;0;&quot;W&quot;;IF([.B140]&lt;0;&quot;L&quot;; IF([.A14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0]=0; &quot;&quot; ;([.H140]/(([.I140]*60)+[.J140])*600))">
            <text:p/>
          </table:table-cell>
          <table:table-cell table:style-name="ce100"/>
          <table:table-cell table:style-name="ce4" table:formula="of:=[.L140]+[.M139]" office:value-type="float" office:value="0" calcext:value-type="float">
            <text:p>0</text:p>
          </table:table-cell>
          <table:table-cell table:style-name="ce112" table:formula="of:=IF([.L140]&gt;0;[.M140]/(ROW([.N14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0]=0; &quot;&quot; ;([.L140]/(([.I140]*60)+[.J140])*600))">
            <text:p/>
          </table:table-cell>
          <table:table-cell table:style-name="ce155" table:content-validation-name="val17" table:formula="of:=IF([.L140]=0;&quot;&quot;;TIME(0;[.I140];[.J140])/[.L140])">
            <text:p/>
          </table:table-cell>
          <table:table-cell table:style-name="ce148" table:formula="of:=IF([.$A140]&lt;&gt;&quot;&quot;; IF([.Z140]=&quot;&quot;;NOW(); [.Z140]); &quot;&quot;)">
            <text:p/>
          </table:table-cell>
          <table:table-cell table:style-name="ce149" table:formula="of:=IF([.Z140]&lt;&gt;&quot;&quot;;[.Z140];&quot;&quot;)">
            <text:p/>
          </table:table-cell>
          <table:table-cell table:style-name="ce150" table:formula="of:=IF([.AA140]&lt;&gt;&quot;&quot;;[.AA140];&quot;&quot;)">
            <text:p/>
          </table:table-cell>
          <table:table-cell table:style-name="ce152" table:formula="of:=IF([.AB140]&lt;&gt;&quot;&quot;;[.AB14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1]&lt;&gt;0;[.A141]-[.A14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1]&gt;0;&quot;W&quot;;IF([.B141]&lt;0;&quot;L&quot;; IF([.A14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1]=0; &quot;&quot; ;([.H141]/(([.I141]*60)+[.J141])*600))">
            <text:p/>
          </table:table-cell>
          <table:table-cell table:style-name="ce100"/>
          <table:table-cell table:style-name="ce4" table:formula="of:=[.L141]+[.M140]" office:value-type="float" office:value="0" calcext:value-type="float">
            <text:p>0</text:p>
          </table:table-cell>
          <table:table-cell table:style-name="ce112" table:formula="of:=IF([.L141]&gt;0;[.M141]/(ROW([.N14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1]=0; &quot;&quot; ;([.L141]/(([.I141]*60)+[.J141])*600))">
            <text:p/>
          </table:table-cell>
          <table:table-cell table:style-name="ce155" table:content-validation-name="val17" table:formula="of:=IF([.L141]=0;&quot;&quot;;TIME(0;[.I141];[.J141])/[.L141])">
            <text:p/>
          </table:table-cell>
          <table:table-cell table:style-name="ce148" table:formula="of:=IF([.$A141]&lt;&gt;&quot;&quot;; IF([.Z141]=&quot;&quot;;NOW(); [.Z141]); &quot;&quot;)">
            <text:p/>
          </table:table-cell>
          <table:table-cell table:style-name="ce149" table:formula="of:=IF([.Z141]&lt;&gt;&quot;&quot;;[.Z141];&quot;&quot;)">
            <text:p/>
          </table:table-cell>
          <table:table-cell table:style-name="ce150" table:formula="of:=IF([.AA141]&lt;&gt;&quot;&quot;;[.AA141];&quot;&quot;)">
            <text:p/>
          </table:table-cell>
          <table:table-cell table:style-name="ce152" table:formula="of:=IF([.AB141]&lt;&gt;&quot;&quot;;[.AB14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2]&lt;&gt;0;[.A142]-[.A14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2]&gt;0;&quot;W&quot;;IF([.B142]&lt;0;&quot;L&quot;; IF([.A14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2]=0; &quot;&quot; ;([.H142]/(([.I142]*60)+[.J142])*600))">
            <text:p/>
          </table:table-cell>
          <table:table-cell table:style-name="ce100"/>
          <table:table-cell table:style-name="ce4" table:formula="of:=[.L142]+[.M141]" office:value-type="float" office:value="0" calcext:value-type="float">
            <text:p>0</text:p>
          </table:table-cell>
          <table:table-cell table:style-name="ce112" table:formula="of:=IF([.L142]&gt;0;[.M142]/(ROW([.N14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2]=0; &quot;&quot; ;([.L142]/(([.I142]*60)+[.J142])*600))">
            <text:p/>
          </table:table-cell>
          <table:table-cell table:style-name="ce155" table:content-validation-name="val17" table:formula="of:=IF([.L142]=0;&quot;&quot;;TIME(0;[.I142];[.J142])/[.L142])">
            <text:p/>
          </table:table-cell>
          <table:table-cell table:style-name="ce148" table:formula="of:=IF([.$A142]&lt;&gt;&quot;&quot;; IF([.Z142]=&quot;&quot;;NOW(); [.Z142]); &quot;&quot;)">
            <text:p/>
          </table:table-cell>
          <table:table-cell table:style-name="ce149" table:formula="of:=IF([.Z142]&lt;&gt;&quot;&quot;;[.Z142];&quot;&quot;)">
            <text:p/>
          </table:table-cell>
          <table:table-cell table:style-name="ce150" table:formula="of:=IF([.AA142]&lt;&gt;&quot;&quot;;[.AA142];&quot;&quot;)">
            <text:p/>
          </table:table-cell>
          <table:table-cell table:style-name="ce152" table:formula="of:=IF([.AB142]&lt;&gt;&quot;&quot;;[.AB14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3]&lt;&gt;0;[.A143]-[.A14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3]&gt;0;&quot;W&quot;;IF([.B143]&lt;0;&quot;L&quot;; IF([.A14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3]=0; &quot;&quot; ;([.H143]/(([.I143]*60)+[.J143])*600))">
            <text:p/>
          </table:table-cell>
          <table:table-cell table:style-name="ce100"/>
          <table:table-cell table:style-name="ce4" table:formula="of:=[.L143]+[.M142]" office:value-type="float" office:value="0" calcext:value-type="float">
            <text:p>0</text:p>
          </table:table-cell>
          <table:table-cell table:style-name="ce112" table:formula="of:=IF([.L143]&gt;0;[.M143]/(ROW([.N14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3]=0; &quot;&quot; ;([.L143]/(([.I143]*60)+[.J143])*600))">
            <text:p/>
          </table:table-cell>
          <table:table-cell table:style-name="ce155" table:content-validation-name="val17" table:formula="of:=IF([.L143]=0;&quot;&quot;;TIME(0;[.I143];[.J143])/[.L143])">
            <text:p/>
          </table:table-cell>
          <table:table-cell table:style-name="ce148" table:formula="of:=IF([.$A143]&lt;&gt;&quot;&quot;; IF([.Z143]=&quot;&quot;;NOW(); [.Z143]); &quot;&quot;)">
            <text:p/>
          </table:table-cell>
          <table:table-cell table:style-name="ce149" table:formula="of:=IF([.Z143]&lt;&gt;&quot;&quot;;[.Z143];&quot;&quot;)">
            <text:p/>
          </table:table-cell>
          <table:table-cell table:style-name="ce150" table:formula="of:=IF([.AA143]&lt;&gt;&quot;&quot;;[.AA143];&quot;&quot;)">
            <text:p/>
          </table:table-cell>
          <table:table-cell table:style-name="ce152" table:formula="of:=IF([.AB143]&lt;&gt;&quot;&quot;;[.AB14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4]&lt;&gt;0;[.A144]-[.A14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4]&gt;0;&quot;W&quot;;IF([.B144]&lt;0;&quot;L&quot;; IF([.A14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4]=0; &quot;&quot; ;([.H144]/(([.I144]*60)+[.J144])*600))">
            <text:p/>
          </table:table-cell>
          <table:table-cell table:style-name="ce100"/>
          <table:table-cell table:style-name="ce4" table:formula="of:=[.L144]+[.M143]" office:value-type="float" office:value="0" calcext:value-type="float">
            <text:p>0</text:p>
          </table:table-cell>
          <table:table-cell table:style-name="ce112" table:formula="of:=IF([.L144]&gt;0;[.M144]/(ROW([.N14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4]=0; &quot;&quot; ;([.L144]/(([.I144]*60)+[.J144])*600))">
            <text:p/>
          </table:table-cell>
          <table:table-cell table:style-name="ce155" table:content-validation-name="val17" table:formula="of:=IF([.L144]=0;&quot;&quot;;TIME(0;[.I144];[.J144])/[.L144])">
            <text:p/>
          </table:table-cell>
          <table:table-cell table:style-name="ce148" table:formula="of:=IF([.$A144]&lt;&gt;&quot;&quot;; IF([.Z144]=&quot;&quot;;NOW(); [.Z144]); &quot;&quot;)">
            <text:p/>
          </table:table-cell>
          <table:table-cell table:style-name="ce149" table:formula="of:=IF([.Z144]&lt;&gt;&quot;&quot;;[.Z144];&quot;&quot;)">
            <text:p/>
          </table:table-cell>
          <table:table-cell table:style-name="ce150" table:formula="of:=IF([.AA144]&lt;&gt;&quot;&quot;;[.AA144];&quot;&quot;)">
            <text:p/>
          </table:table-cell>
          <table:table-cell table:style-name="ce152" table:formula="of:=IF([.AB144]&lt;&gt;&quot;&quot;;[.AB14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5]&lt;&gt;0;[.A145]-[.A14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5]&gt;0;&quot;W&quot;;IF([.B145]&lt;0;&quot;L&quot;; IF([.A14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5]=0; &quot;&quot; ;([.H145]/(([.I145]*60)+[.J145])*600))">
            <text:p/>
          </table:table-cell>
          <table:table-cell table:style-name="ce100"/>
          <table:table-cell table:style-name="ce4" table:formula="of:=[.L145]+[.M144]" office:value-type="float" office:value="0" calcext:value-type="float">
            <text:p>0</text:p>
          </table:table-cell>
          <table:table-cell table:style-name="ce112" table:formula="of:=IF([.L145]&gt;0;[.M145]/(ROW([.N14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5]=0; &quot;&quot; ;([.L145]/(([.I145]*60)+[.J145])*600))">
            <text:p/>
          </table:table-cell>
          <table:table-cell table:style-name="ce155" table:content-validation-name="val17" table:formula="of:=IF([.L145]=0;&quot;&quot;;TIME(0;[.I145];[.J145])/[.L145])">
            <text:p/>
          </table:table-cell>
          <table:table-cell table:style-name="ce148" table:formula="of:=IF([.$A145]&lt;&gt;&quot;&quot;; IF([.Z145]=&quot;&quot;;NOW(); [.Z145]); &quot;&quot;)">
            <text:p/>
          </table:table-cell>
          <table:table-cell table:style-name="ce149" table:formula="of:=IF([.Z145]&lt;&gt;&quot;&quot;;[.Z145];&quot;&quot;)">
            <text:p/>
          </table:table-cell>
          <table:table-cell table:style-name="ce150" table:formula="of:=IF([.AA145]&lt;&gt;&quot;&quot;;[.AA145];&quot;&quot;)">
            <text:p/>
          </table:table-cell>
          <table:table-cell table:style-name="ce152" table:formula="of:=IF([.AB145]&lt;&gt;&quot;&quot;;[.AB14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6]&lt;&gt;0;[.A146]-[.A14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6]&gt;0;&quot;W&quot;;IF([.B146]&lt;0;&quot;L&quot;; IF([.A14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6]=0; &quot;&quot; ;([.H146]/(([.I146]*60)+[.J146])*600))">
            <text:p/>
          </table:table-cell>
          <table:table-cell table:style-name="ce100"/>
          <table:table-cell table:style-name="ce4" table:formula="of:=[.L146]+[.M145]" office:value-type="float" office:value="0" calcext:value-type="float">
            <text:p>0</text:p>
          </table:table-cell>
          <table:table-cell table:style-name="ce112" table:formula="of:=IF([.L146]&gt;0;[.M146]/(ROW([.N14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6]=0; &quot;&quot; ;([.L146]/(([.I146]*60)+[.J146])*600))">
            <text:p/>
          </table:table-cell>
          <table:table-cell table:style-name="ce155" table:content-validation-name="val17" table:formula="of:=IF([.L146]=0;&quot;&quot;;TIME(0;[.I146];[.J146])/[.L146])">
            <text:p/>
          </table:table-cell>
          <table:table-cell table:style-name="ce148" table:formula="of:=IF([.$A146]&lt;&gt;&quot;&quot;; IF([.Z146]=&quot;&quot;;NOW(); [.Z146]); &quot;&quot;)">
            <text:p/>
          </table:table-cell>
          <table:table-cell table:style-name="ce149" table:formula="of:=IF([.Z146]&lt;&gt;&quot;&quot;;[.Z146];&quot;&quot;)">
            <text:p/>
          </table:table-cell>
          <table:table-cell table:style-name="ce150" table:formula="of:=IF([.AA146]&lt;&gt;&quot;&quot;;[.AA146];&quot;&quot;)">
            <text:p/>
          </table:table-cell>
          <table:table-cell table:style-name="ce152" table:formula="of:=IF([.AB146]&lt;&gt;&quot;&quot;;[.AB14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7]&lt;&gt;0;[.A147]-[.A14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7]&gt;0;&quot;W&quot;;IF([.B147]&lt;0;&quot;L&quot;; IF([.A14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7]=0; &quot;&quot; ;([.H147]/(([.I147]*60)+[.J147])*600))">
            <text:p/>
          </table:table-cell>
          <table:table-cell table:style-name="ce100"/>
          <table:table-cell table:style-name="ce4" table:formula="of:=[.L147]+[.M146]" office:value-type="float" office:value="0" calcext:value-type="float">
            <text:p>0</text:p>
          </table:table-cell>
          <table:table-cell table:style-name="ce112" table:formula="of:=IF([.L147]&gt;0;[.M147]/(ROW([.N14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7]=0; &quot;&quot; ;([.L147]/(([.I147]*60)+[.J147])*600))">
            <text:p/>
          </table:table-cell>
          <table:table-cell table:style-name="ce155" table:content-validation-name="val17" table:formula="of:=IF([.L147]=0;&quot;&quot;;TIME(0;[.I147];[.J147])/[.L147])">
            <text:p/>
          </table:table-cell>
          <table:table-cell table:style-name="ce148" table:formula="of:=IF([.$A147]&lt;&gt;&quot;&quot;; IF([.Z147]=&quot;&quot;;NOW(); [.Z147]); &quot;&quot;)">
            <text:p/>
          </table:table-cell>
          <table:table-cell table:style-name="ce149" table:formula="of:=IF([.Z147]&lt;&gt;&quot;&quot;;[.Z147];&quot;&quot;)">
            <text:p/>
          </table:table-cell>
          <table:table-cell table:style-name="ce150" table:formula="of:=IF([.AA147]&lt;&gt;&quot;&quot;;[.AA147];&quot;&quot;)">
            <text:p/>
          </table:table-cell>
          <table:table-cell table:style-name="ce152" table:formula="of:=IF([.AB147]&lt;&gt;&quot;&quot;;[.AB14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8]&lt;&gt;0;[.A148]-[.A14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8]&gt;0;&quot;W&quot;;IF([.B148]&lt;0;&quot;L&quot;; IF([.A14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8]=0; &quot;&quot; ;([.H148]/(([.I148]*60)+[.J148])*600))">
            <text:p/>
          </table:table-cell>
          <table:table-cell table:style-name="ce100"/>
          <table:table-cell table:style-name="ce4" table:formula="of:=[.L148]+[.M147]" office:value-type="float" office:value="0" calcext:value-type="float">
            <text:p>0</text:p>
          </table:table-cell>
          <table:table-cell table:style-name="ce112" table:formula="of:=IF([.L148]&gt;0;[.M148]/(ROW([.N14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8]=0; &quot;&quot; ;([.L148]/(([.I148]*60)+[.J148])*600))">
            <text:p/>
          </table:table-cell>
          <table:table-cell table:style-name="ce155" table:content-validation-name="val17" table:formula="of:=IF([.L148]=0;&quot;&quot;;TIME(0;[.I148];[.J148])/[.L148])">
            <text:p/>
          </table:table-cell>
          <table:table-cell table:style-name="ce148" table:formula="of:=IF([.$A148]&lt;&gt;&quot;&quot;; IF([.Z148]=&quot;&quot;;NOW(); [.Z148]); &quot;&quot;)">
            <text:p/>
          </table:table-cell>
          <table:table-cell table:style-name="ce149" table:formula="of:=IF([.Z148]&lt;&gt;&quot;&quot;;[.Z148];&quot;&quot;)">
            <text:p/>
          </table:table-cell>
          <table:table-cell table:style-name="ce150" table:formula="of:=IF([.AA148]&lt;&gt;&quot;&quot;;[.AA148];&quot;&quot;)">
            <text:p/>
          </table:table-cell>
          <table:table-cell table:style-name="ce152" table:formula="of:=IF([.AB148]&lt;&gt;&quot;&quot;;[.AB14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49]&lt;&gt;0;[.A149]-[.A14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49]&gt;0;&quot;W&quot;;IF([.B149]&lt;0;&quot;L&quot;; IF([.A14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49]=0; &quot;&quot; ;([.H149]/(([.I149]*60)+[.J149])*600))">
            <text:p/>
          </table:table-cell>
          <table:table-cell table:style-name="ce100"/>
          <table:table-cell table:style-name="ce4" table:formula="of:=[.L149]+[.M148]" office:value-type="float" office:value="0" calcext:value-type="float">
            <text:p>0</text:p>
          </table:table-cell>
          <table:table-cell table:style-name="ce112" table:formula="of:=IF([.L149]&gt;0;[.M149]/(ROW([.N14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49]=0; &quot;&quot; ;([.L149]/(([.I149]*60)+[.J149])*600))">
            <text:p/>
          </table:table-cell>
          <table:table-cell table:style-name="ce155" table:content-validation-name="val17" table:formula="of:=IF([.L149]=0;&quot;&quot;;TIME(0;[.I149];[.J149])/[.L149])">
            <text:p/>
          </table:table-cell>
          <table:table-cell table:style-name="ce148" table:formula="of:=IF([.$A149]&lt;&gt;&quot;&quot;; IF([.Z149]=&quot;&quot;;NOW(); [.Z149]); &quot;&quot;)">
            <text:p/>
          </table:table-cell>
          <table:table-cell table:style-name="ce149" table:formula="of:=IF([.Z149]&lt;&gt;&quot;&quot;;[.Z149];&quot;&quot;)">
            <text:p/>
          </table:table-cell>
          <table:table-cell table:style-name="ce150" table:formula="of:=IF([.AA149]&lt;&gt;&quot;&quot;;[.AA149];&quot;&quot;)">
            <text:p/>
          </table:table-cell>
          <table:table-cell table:style-name="ce152" table:formula="of:=IF([.AB149]&lt;&gt;&quot;&quot;;[.AB14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0]&lt;&gt;0;[.A150]-[.A14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0]&gt;0;&quot;W&quot;;IF([.B150]&lt;0;&quot;L&quot;; IF([.A15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0]=0; &quot;&quot; ;([.H150]/(([.I150]*60)+[.J150])*600))">
            <text:p/>
          </table:table-cell>
          <table:table-cell table:style-name="ce100"/>
          <table:table-cell table:style-name="ce4" table:formula="of:=[.L150]+[.M149]" office:value-type="float" office:value="0" calcext:value-type="float">
            <text:p>0</text:p>
          </table:table-cell>
          <table:table-cell table:style-name="ce112" table:formula="of:=IF([.L150]&gt;0;[.M150]/(ROW([.N15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0]=0; &quot;&quot; ;([.L150]/(([.I150]*60)+[.J150])*600))">
            <text:p/>
          </table:table-cell>
          <table:table-cell table:style-name="ce155" table:content-validation-name="val17" table:formula="of:=IF([.L150]=0;&quot;&quot;;TIME(0;[.I150];[.J150])/[.L150])">
            <text:p/>
          </table:table-cell>
          <table:table-cell table:style-name="ce148" table:formula="of:=IF([.$A150]&lt;&gt;&quot;&quot;; IF([.Z150]=&quot;&quot;;NOW(); [.Z150]); &quot;&quot;)">
            <text:p/>
          </table:table-cell>
          <table:table-cell table:style-name="ce149" table:formula="of:=IF([.Z150]&lt;&gt;&quot;&quot;;[.Z150];&quot;&quot;)">
            <text:p/>
          </table:table-cell>
          <table:table-cell table:style-name="ce150" table:formula="of:=IF([.AA150]&lt;&gt;&quot;&quot;;[.AA150];&quot;&quot;)">
            <text:p/>
          </table:table-cell>
          <table:table-cell table:style-name="ce152" table:formula="of:=IF([.AB150]&lt;&gt;&quot;&quot;;[.AB15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1]&lt;&gt;0;[.A151]-[.A15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1]&gt;0;&quot;W&quot;;IF([.B151]&lt;0;&quot;L&quot;; IF([.A15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1]=0; &quot;&quot; ;([.H151]/(([.I151]*60)+[.J151])*600))">
            <text:p/>
          </table:table-cell>
          <table:table-cell table:style-name="ce100"/>
          <table:table-cell table:style-name="ce4" table:formula="of:=[.L151]+[.M150]" office:value-type="float" office:value="0" calcext:value-type="float">
            <text:p>0</text:p>
          </table:table-cell>
          <table:table-cell table:style-name="ce112" table:formula="of:=IF([.L151]&gt;0;[.M151]/(ROW([.N15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1]=0; &quot;&quot; ;([.L151]/(([.I151]*60)+[.J151])*600))">
            <text:p/>
          </table:table-cell>
          <table:table-cell table:style-name="ce155" table:content-validation-name="val17" table:formula="of:=IF([.L151]=0;&quot;&quot;;TIME(0;[.I151];[.J151])/[.L151])">
            <text:p/>
          </table:table-cell>
          <table:table-cell table:style-name="ce148" table:formula="of:=IF([.$A151]&lt;&gt;&quot;&quot;; IF([.Z151]=&quot;&quot;;NOW(); [.Z151]); &quot;&quot;)">
            <text:p/>
          </table:table-cell>
          <table:table-cell table:style-name="ce149" table:formula="of:=IF([.Z151]&lt;&gt;&quot;&quot;;[.Z151];&quot;&quot;)">
            <text:p/>
          </table:table-cell>
          <table:table-cell table:style-name="ce150" table:formula="of:=IF([.AA151]&lt;&gt;&quot;&quot;;[.AA151];&quot;&quot;)">
            <text:p/>
          </table:table-cell>
          <table:table-cell table:style-name="ce152" table:formula="of:=IF([.AB151]&lt;&gt;&quot;&quot;;[.AB15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2]&lt;&gt;0;[.A152]-[.A15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2]&gt;0;&quot;W&quot;;IF([.B152]&lt;0;&quot;L&quot;; IF([.A15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2]=0; &quot;&quot; ;([.H152]/(([.I152]*60)+[.J152])*600))">
            <text:p/>
          </table:table-cell>
          <table:table-cell table:style-name="ce100"/>
          <table:table-cell table:style-name="ce4" table:formula="of:=[.L152]+[.M151]" office:value-type="float" office:value="0" calcext:value-type="float">
            <text:p>0</text:p>
          </table:table-cell>
          <table:table-cell table:style-name="ce112" table:formula="of:=IF([.L152]&gt;0;[.M152]/(ROW([.N15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2]=0; &quot;&quot; ;([.L152]/(([.I152]*60)+[.J152])*600))">
            <text:p/>
          </table:table-cell>
          <table:table-cell table:style-name="ce155" table:content-validation-name="val17" table:formula="of:=IF([.L152]=0;&quot;&quot;;TIME(0;[.I152];[.J152])/[.L152])">
            <text:p/>
          </table:table-cell>
          <table:table-cell table:style-name="ce148" table:formula="of:=IF([.$A152]&lt;&gt;&quot;&quot;; IF([.Z152]=&quot;&quot;;NOW(); [.Z152]); &quot;&quot;)">
            <text:p/>
          </table:table-cell>
          <table:table-cell table:style-name="ce149" table:formula="of:=IF([.Z152]&lt;&gt;&quot;&quot;;[.Z152];&quot;&quot;)">
            <text:p/>
          </table:table-cell>
          <table:table-cell table:style-name="ce150" table:formula="of:=IF([.AA152]&lt;&gt;&quot;&quot;;[.AA152];&quot;&quot;)">
            <text:p/>
          </table:table-cell>
          <table:table-cell table:style-name="ce152" table:formula="of:=IF([.AB152]&lt;&gt;&quot;&quot;;[.AB15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3]&lt;&gt;0;[.A153]-[.A15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3]&gt;0;&quot;W&quot;;IF([.B153]&lt;0;&quot;L&quot;; IF([.A15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3]=0; &quot;&quot; ;([.H153]/(([.I153]*60)+[.J153])*600))">
            <text:p/>
          </table:table-cell>
          <table:table-cell table:style-name="ce100"/>
          <table:table-cell table:style-name="ce4" table:formula="of:=[.L153]+[.M152]" office:value-type="float" office:value="0" calcext:value-type="float">
            <text:p>0</text:p>
          </table:table-cell>
          <table:table-cell table:style-name="ce112" table:formula="of:=IF([.L153]&gt;0;[.M153]/(ROW([.N15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3]=0; &quot;&quot; ;([.L153]/(([.I153]*60)+[.J153])*600))">
            <text:p/>
          </table:table-cell>
          <table:table-cell table:style-name="ce155" table:content-validation-name="val17" table:formula="of:=IF([.L153]=0;&quot;&quot;;TIME(0;[.I153];[.J153])/[.L153])">
            <text:p/>
          </table:table-cell>
          <table:table-cell table:style-name="ce148" table:formula="of:=IF([.$A153]&lt;&gt;&quot;&quot;; IF([.Z153]=&quot;&quot;;NOW(); [.Z153]); &quot;&quot;)">
            <text:p/>
          </table:table-cell>
          <table:table-cell table:style-name="ce149" table:formula="of:=IF([.Z153]&lt;&gt;&quot;&quot;;[.Z153];&quot;&quot;)">
            <text:p/>
          </table:table-cell>
          <table:table-cell table:style-name="ce150" table:formula="of:=IF([.AA153]&lt;&gt;&quot;&quot;;[.AA153];&quot;&quot;)">
            <text:p/>
          </table:table-cell>
          <table:table-cell table:style-name="ce152" table:formula="of:=IF([.AB153]&lt;&gt;&quot;&quot;;[.AB15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4]&lt;&gt;0;[.A154]-[.A15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4]&gt;0;&quot;W&quot;;IF([.B154]&lt;0;&quot;L&quot;; IF([.A15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4]=0; &quot;&quot; ;([.H154]/(([.I154]*60)+[.J154])*600))">
            <text:p/>
          </table:table-cell>
          <table:table-cell table:style-name="ce100"/>
          <table:table-cell table:style-name="ce4" table:formula="of:=[.L154]+[.M153]" office:value-type="float" office:value="0" calcext:value-type="float">
            <text:p>0</text:p>
          </table:table-cell>
          <table:table-cell table:style-name="ce112" table:formula="of:=IF([.L154]&gt;0;[.M154]/(ROW([.N15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4]=0; &quot;&quot; ;([.L154]/(([.I154]*60)+[.J154])*600))">
            <text:p/>
          </table:table-cell>
          <table:table-cell table:style-name="ce155" table:content-validation-name="val17" table:formula="of:=IF([.L154]=0;&quot;&quot;;TIME(0;[.I154];[.J154])/[.L154])">
            <text:p/>
          </table:table-cell>
          <table:table-cell table:style-name="ce148" table:formula="of:=IF([.$A154]&lt;&gt;&quot;&quot;; IF([.Z154]=&quot;&quot;;NOW(); [.Z154]); &quot;&quot;)">
            <text:p/>
          </table:table-cell>
          <table:table-cell table:style-name="ce149" table:formula="of:=IF([.Z154]&lt;&gt;&quot;&quot;;[.Z154];&quot;&quot;)">
            <text:p/>
          </table:table-cell>
          <table:table-cell table:style-name="ce150" table:formula="of:=IF([.AA154]&lt;&gt;&quot;&quot;;[.AA154];&quot;&quot;)">
            <text:p/>
          </table:table-cell>
          <table:table-cell table:style-name="ce152" table:formula="of:=IF([.AB154]&lt;&gt;&quot;&quot;;[.AB15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5]&lt;&gt;0;[.A155]-[.A15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5]&gt;0;&quot;W&quot;;IF([.B155]&lt;0;&quot;L&quot;; IF([.A15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5]=0; &quot;&quot; ;([.H155]/(([.I155]*60)+[.J155])*600))">
            <text:p/>
          </table:table-cell>
          <table:table-cell table:style-name="ce100"/>
          <table:table-cell table:style-name="ce4" table:formula="of:=[.L155]+[.M154]" office:value-type="float" office:value="0" calcext:value-type="float">
            <text:p>0</text:p>
          </table:table-cell>
          <table:table-cell table:style-name="ce112" table:formula="of:=IF([.L155]&gt;0;[.M155]/(ROW([.N15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5]=0; &quot;&quot; ;([.L155]/(([.I155]*60)+[.J155])*600))">
            <text:p/>
          </table:table-cell>
          <table:table-cell table:style-name="ce155" table:content-validation-name="val17" table:formula="of:=IF([.L155]=0;&quot;&quot;;TIME(0;[.I155];[.J155])/[.L155])">
            <text:p/>
          </table:table-cell>
          <table:table-cell table:style-name="ce148" table:formula="of:=IF([.$A155]&lt;&gt;&quot;&quot;; IF([.Z155]=&quot;&quot;;NOW(); [.Z155]); &quot;&quot;)">
            <text:p/>
          </table:table-cell>
          <table:table-cell table:style-name="ce149" table:formula="of:=IF([.Z155]&lt;&gt;&quot;&quot;;[.Z155];&quot;&quot;)">
            <text:p/>
          </table:table-cell>
          <table:table-cell table:style-name="ce150" table:formula="of:=IF([.AA155]&lt;&gt;&quot;&quot;;[.AA155];&quot;&quot;)">
            <text:p/>
          </table:table-cell>
          <table:table-cell table:style-name="ce152" table:formula="of:=IF([.AB155]&lt;&gt;&quot;&quot;;[.AB15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6]&lt;&gt;0;[.A156]-[.A15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6]&gt;0;&quot;W&quot;;IF([.B156]&lt;0;&quot;L&quot;; IF([.A15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6]=0; &quot;&quot; ;([.H156]/(([.I156]*60)+[.J156])*600))">
            <text:p/>
          </table:table-cell>
          <table:table-cell table:style-name="ce100"/>
          <table:table-cell table:style-name="ce4" table:formula="of:=[.L156]+[.M155]" office:value-type="float" office:value="0" calcext:value-type="float">
            <text:p>0</text:p>
          </table:table-cell>
          <table:table-cell table:style-name="ce112" table:formula="of:=IF([.L156]&gt;0;[.M156]/(ROW([.N15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6]=0; &quot;&quot; ;([.L156]/(([.I156]*60)+[.J156])*600))">
            <text:p/>
          </table:table-cell>
          <table:table-cell table:style-name="ce155" table:content-validation-name="val17" table:formula="of:=IF([.L156]=0;&quot;&quot;;TIME(0;[.I156];[.J156])/[.L156])">
            <text:p/>
          </table:table-cell>
          <table:table-cell table:style-name="ce148" table:formula="of:=IF([.$A156]&lt;&gt;&quot;&quot;; IF([.Z156]=&quot;&quot;;NOW(); [.Z156]); &quot;&quot;)">
            <text:p/>
          </table:table-cell>
          <table:table-cell table:style-name="ce149" table:formula="of:=IF([.Z156]&lt;&gt;&quot;&quot;;[.Z156];&quot;&quot;)">
            <text:p/>
          </table:table-cell>
          <table:table-cell table:style-name="ce150" table:formula="of:=IF([.AA156]&lt;&gt;&quot;&quot;;[.AA156];&quot;&quot;)">
            <text:p/>
          </table:table-cell>
          <table:table-cell table:style-name="ce152" table:formula="of:=IF([.AB156]&lt;&gt;&quot;&quot;;[.AB15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7]&lt;&gt;0;[.A157]-[.A15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7]&gt;0;&quot;W&quot;;IF([.B157]&lt;0;&quot;L&quot;; IF([.A15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7]=0; &quot;&quot; ;([.H157]/(([.I157]*60)+[.J157])*600))">
            <text:p/>
          </table:table-cell>
          <table:table-cell table:style-name="ce100"/>
          <table:table-cell table:style-name="ce4" table:formula="of:=[.L157]+[.M156]" office:value-type="float" office:value="0" calcext:value-type="float">
            <text:p>0</text:p>
          </table:table-cell>
          <table:table-cell table:style-name="ce112" table:formula="of:=IF([.L157]&gt;0;[.M157]/(ROW([.N15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7]=0; &quot;&quot; ;([.L157]/(([.I157]*60)+[.J157])*600))">
            <text:p/>
          </table:table-cell>
          <table:table-cell table:style-name="ce155" table:content-validation-name="val17" table:formula="of:=IF([.L157]=0;&quot;&quot;;TIME(0;[.I157];[.J157])/[.L157])">
            <text:p/>
          </table:table-cell>
          <table:table-cell table:style-name="ce148" table:formula="of:=IF([.$A157]&lt;&gt;&quot;&quot;; IF([.Z157]=&quot;&quot;;NOW(); [.Z157]); &quot;&quot;)">
            <text:p/>
          </table:table-cell>
          <table:table-cell table:style-name="ce149" table:formula="of:=IF([.Z157]&lt;&gt;&quot;&quot;;[.Z157];&quot;&quot;)">
            <text:p/>
          </table:table-cell>
          <table:table-cell table:style-name="ce150" table:formula="of:=IF([.AA157]&lt;&gt;&quot;&quot;;[.AA157];&quot;&quot;)">
            <text:p/>
          </table:table-cell>
          <table:table-cell table:style-name="ce152" table:formula="of:=IF([.AB157]&lt;&gt;&quot;&quot;;[.AB15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8]&lt;&gt;0;[.A158]-[.A15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8]&gt;0;&quot;W&quot;;IF([.B158]&lt;0;&quot;L&quot;; IF([.A15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8]=0; &quot;&quot; ;([.H158]/(([.I158]*60)+[.J158])*600))">
            <text:p/>
          </table:table-cell>
          <table:table-cell table:style-name="ce100"/>
          <table:table-cell table:style-name="ce4" table:formula="of:=[.L158]+[.M157]" office:value-type="float" office:value="0" calcext:value-type="float">
            <text:p>0</text:p>
          </table:table-cell>
          <table:table-cell table:style-name="ce112" table:formula="of:=IF([.L158]&gt;0;[.M158]/(ROW([.N15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8]=0; &quot;&quot; ;([.L158]/(([.I158]*60)+[.J158])*600))">
            <text:p/>
          </table:table-cell>
          <table:table-cell table:style-name="ce155" table:content-validation-name="val17" table:formula="of:=IF([.L158]=0;&quot;&quot;;TIME(0;[.I158];[.J158])/[.L158])">
            <text:p/>
          </table:table-cell>
          <table:table-cell table:style-name="ce148" table:formula="of:=IF([.$A158]&lt;&gt;&quot;&quot;; IF([.Z158]=&quot;&quot;;NOW(); [.Z158]); &quot;&quot;)">
            <text:p/>
          </table:table-cell>
          <table:table-cell table:style-name="ce149" table:formula="of:=IF([.Z158]&lt;&gt;&quot;&quot;;[.Z158];&quot;&quot;)">
            <text:p/>
          </table:table-cell>
          <table:table-cell table:style-name="ce150" table:formula="of:=IF([.AA158]&lt;&gt;&quot;&quot;;[.AA158];&quot;&quot;)">
            <text:p/>
          </table:table-cell>
          <table:table-cell table:style-name="ce152" table:formula="of:=IF([.AB158]&lt;&gt;&quot;&quot;;[.AB15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59]&lt;&gt;0;[.A159]-[.A15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59]&gt;0;&quot;W&quot;;IF([.B159]&lt;0;&quot;L&quot;; IF([.A15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59]=0; &quot;&quot; ;([.H159]/(([.I159]*60)+[.J159])*600))">
            <text:p/>
          </table:table-cell>
          <table:table-cell table:style-name="ce100"/>
          <table:table-cell table:style-name="ce4" table:formula="of:=[.L159]+[.M158]" office:value-type="float" office:value="0" calcext:value-type="float">
            <text:p>0</text:p>
          </table:table-cell>
          <table:table-cell table:style-name="ce112" table:formula="of:=IF([.L159]&gt;0;[.M159]/(ROW([.N15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59]=0; &quot;&quot; ;([.L159]/(([.I159]*60)+[.J159])*600))">
            <text:p/>
          </table:table-cell>
          <table:table-cell table:style-name="ce155" table:content-validation-name="val17" table:formula="of:=IF([.L159]=0;&quot;&quot;;TIME(0;[.I159];[.J159])/[.L159])">
            <text:p/>
          </table:table-cell>
          <table:table-cell table:style-name="ce148" table:formula="of:=IF([.$A159]&lt;&gt;&quot;&quot;; IF([.Z159]=&quot;&quot;;NOW(); [.Z159]); &quot;&quot;)">
            <text:p/>
          </table:table-cell>
          <table:table-cell table:style-name="ce149" table:formula="of:=IF([.Z159]&lt;&gt;&quot;&quot;;[.Z159];&quot;&quot;)">
            <text:p/>
          </table:table-cell>
          <table:table-cell table:style-name="ce150" table:formula="of:=IF([.AA159]&lt;&gt;&quot;&quot;;[.AA159];&quot;&quot;)">
            <text:p/>
          </table:table-cell>
          <table:table-cell table:style-name="ce152" table:formula="of:=IF([.AB159]&lt;&gt;&quot;&quot;;[.AB15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0]&lt;&gt;0;[.A160]-[.A15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0]&gt;0;&quot;W&quot;;IF([.B160]&lt;0;&quot;L&quot;; IF([.A16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0]=0; &quot;&quot; ;([.H160]/(([.I160]*60)+[.J160])*600))">
            <text:p/>
          </table:table-cell>
          <table:table-cell table:style-name="ce100"/>
          <table:table-cell table:style-name="ce4" table:formula="of:=[.L160]+[.M159]" office:value-type="float" office:value="0" calcext:value-type="float">
            <text:p>0</text:p>
          </table:table-cell>
          <table:table-cell table:style-name="ce112" table:formula="of:=IF([.L160]&gt;0;[.M160]/(ROW([.N16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0]=0; &quot;&quot; ;([.L160]/(([.I160]*60)+[.J160])*600))">
            <text:p/>
          </table:table-cell>
          <table:table-cell table:style-name="ce155" table:content-validation-name="val17" table:formula="of:=IF([.L160]=0;&quot;&quot;;TIME(0;[.I160];[.J160])/[.L160])">
            <text:p/>
          </table:table-cell>
          <table:table-cell table:style-name="ce148" table:formula="of:=IF([.$A160]&lt;&gt;&quot;&quot;; IF([.Z160]=&quot;&quot;;NOW(); [.Z160]); &quot;&quot;)">
            <text:p/>
          </table:table-cell>
          <table:table-cell table:style-name="ce149" table:formula="of:=IF([.Z160]&lt;&gt;&quot;&quot;;[.Z160];&quot;&quot;)">
            <text:p/>
          </table:table-cell>
          <table:table-cell table:style-name="ce150" table:formula="of:=IF([.AA160]&lt;&gt;&quot;&quot;;[.AA160];&quot;&quot;)">
            <text:p/>
          </table:table-cell>
          <table:table-cell table:style-name="ce152" table:formula="of:=IF([.AB160]&lt;&gt;&quot;&quot;;[.AB16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1]&lt;&gt;0;[.A161]-[.A16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1]&gt;0;&quot;W&quot;;IF([.B161]&lt;0;&quot;L&quot;; IF([.A16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90"/>
          <table:table-cell table:style-name="ce85"/>
          <table:table-cell table:style-name="ce68"/>
          <table:table-cell table:style-name="ce97" table:formula="of:=IF([.I161]=0; &quot;&quot; ;([.H161]/(([.I161]*60)+[.J161])*600))">
            <text:p/>
          </table:table-cell>
          <table:table-cell table:style-name="ce100"/>
          <table:table-cell table:style-name="ce4" table:formula="of:=[.L161]+[.M160]" office:value-type="float" office:value="0" calcext:value-type="float">
            <text:p>0</text:p>
          </table:table-cell>
          <table:table-cell table:style-name="ce112" table:formula="of:=IF([.L161]&gt;0;[.M161]/(ROW([.N16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1]=0; &quot;&quot; ;([.L161]/(([.I161]*60)+[.J161])*600))">
            <text:p/>
          </table:table-cell>
          <table:table-cell table:style-name="ce155" table:content-validation-name="val17" table:formula="of:=IF([.L161]=0;&quot;&quot;;TIME(0;[.I161];[.J161])/[.L161])">
            <text:p/>
          </table:table-cell>
          <table:table-cell table:style-name="ce148" table:formula="of:=IF([.$A161]&lt;&gt;&quot;&quot;; IF([.Z161]=&quot;&quot;;NOW(); [.Z161]); &quot;&quot;)">
            <text:p/>
          </table:table-cell>
          <table:table-cell table:style-name="ce149" table:formula="of:=IF([.Z161]&lt;&gt;&quot;&quot;;[.Z161];&quot;&quot;)">
            <text:p/>
          </table:table-cell>
          <table:table-cell table:style-name="ce150" table:formula="of:=IF([.AA161]&lt;&gt;&quot;&quot;;[.AA161];&quot;&quot;)">
            <text:p/>
          </table:table-cell>
          <table:table-cell table:style-name="ce152" table:formula="of:=IF([.AB161]&lt;&gt;&quot;&quot;;[.AB16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2]&lt;&gt;0;[.A162]-[.A16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2]&gt;0;&quot;W&quot;;IF([.B162]&lt;0;&quot;L&quot;; IF([.A16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2]=0; &quot;&quot; ;([.H162]/(([.I162]*60)+[.J162])*600))">
            <text:p/>
          </table:table-cell>
          <table:table-cell table:style-name="ce100"/>
          <table:table-cell table:style-name="ce4" table:formula="of:=[.L162]+[.M161]" office:value-type="float" office:value="0" calcext:value-type="float">
            <text:p>0</text:p>
          </table:table-cell>
          <table:table-cell table:style-name="ce112" table:formula="of:=IF([.L162]&gt;0;[.M162]/(ROW([.N16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2]=0; &quot;&quot; ;([.L162]/(([.I162]*60)+[.J162])*600))">
            <text:p/>
          </table:table-cell>
          <table:table-cell table:style-name="ce155" table:content-validation-name="val17" table:formula="of:=IF([.L162]=0;&quot;&quot;;TIME(0;[.I162];[.J162])/[.L162])">
            <text:p/>
          </table:table-cell>
          <table:table-cell table:style-name="ce148" table:formula="of:=IF([.$A162]&lt;&gt;&quot;&quot;; IF([.Z162]=&quot;&quot;;NOW(); [.Z162]); &quot;&quot;)">
            <text:p/>
          </table:table-cell>
          <table:table-cell table:style-name="ce149" table:formula="of:=IF([.Z162]&lt;&gt;&quot;&quot;;[.Z162];&quot;&quot;)">
            <text:p/>
          </table:table-cell>
          <table:table-cell table:style-name="ce150" table:formula="of:=IF([.AA162]&lt;&gt;&quot;&quot;;[.AA162];&quot;&quot;)">
            <text:p/>
          </table:table-cell>
          <table:table-cell table:style-name="ce152" table:formula="of:=IF([.AB162]&lt;&gt;&quot;&quot;;[.AB16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3]&lt;&gt;0;[.A163]-[.A16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3]&gt;0;&quot;W&quot;;IF([.B163]&lt;0;&quot;L&quot;; IF([.A16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3]=0; &quot;&quot; ;([.H163]/(([.I163]*60)+[.J163])*600))">
            <text:p/>
          </table:table-cell>
          <table:table-cell table:style-name="ce100"/>
          <table:table-cell table:style-name="ce4" table:formula="of:=[.L163]+[.M162]" office:value-type="float" office:value="0" calcext:value-type="float">
            <text:p>0</text:p>
          </table:table-cell>
          <table:table-cell table:style-name="ce112" table:formula="of:=IF([.L163]&gt;0;[.M163]/(ROW([.N16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3]=0; &quot;&quot; ;([.L163]/(([.I163]*60)+[.J163])*600))">
            <text:p/>
          </table:table-cell>
          <table:table-cell table:style-name="ce155" table:content-validation-name="val17" table:formula="of:=IF([.L163]=0;&quot;&quot;;TIME(0;[.I163];[.J163])/[.L163])">
            <text:p/>
          </table:table-cell>
          <table:table-cell table:style-name="ce148" table:formula="of:=IF([.$A163]&lt;&gt;&quot;&quot;; IF([.Z163]=&quot;&quot;;NOW(); [.Z163]); &quot;&quot;)">
            <text:p/>
          </table:table-cell>
          <table:table-cell table:style-name="ce149" table:formula="of:=IF([.Z163]&lt;&gt;&quot;&quot;;[.Z163];&quot;&quot;)">
            <text:p/>
          </table:table-cell>
          <table:table-cell table:style-name="ce150" table:formula="of:=IF([.AA163]&lt;&gt;&quot;&quot;;[.AA163];&quot;&quot;)">
            <text:p/>
          </table:table-cell>
          <table:table-cell table:style-name="ce152" table:formula="of:=IF([.AB163]&lt;&gt;&quot;&quot;;[.AB16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4]&lt;&gt;0;[.A164]-[.A16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4]&gt;0;&quot;W&quot;;IF([.B164]&lt;0;&quot;L&quot;; IF([.A16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4]=0; &quot;&quot; ;([.H164]/(([.I164]*60)+[.J164])*600))">
            <text:p/>
          </table:table-cell>
          <table:table-cell table:style-name="ce100"/>
          <table:table-cell table:style-name="ce4" table:formula="of:=[.L164]+[.M163]" office:value-type="float" office:value="0" calcext:value-type="float">
            <text:p>0</text:p>
          </table:table-cell>
          <table:table-cell table:style-name="ce112" table:formula="of:=IF([.L164]&gt;0;[.M164]/(ROW([.N16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4]=0; &quot;&quot; ;([.L164]/(([.I164]*60)+[.J164])*600))">
            <text:p/>
          </table:table-cell>
          <table:table-cell table:style-name="ce155" table:content-validation-name="val17" table:formula="of:=IF([.L164]=0;&quot;&quot;;TIME(0;[.I164];[.J164])/[.L164])">
            <text:p/>
          </table:table-cell>
          <table:table-cell table:style-name="ce148" table:formula="of:=IF([.$A164]&lt;&gt;&quot;&quot;; IF([.Z164]=&quot;&quot;;NOW(); [.Z164]); &quot;&quot;)">
            <text:p/>
          </table:table-cell>
          <table:table-cell table:style-name="ce149" table:formula="of:=IF([.Z164]&lt;&gt;&quot;&quot;;[.Z164];&quot;&quot;)">
            <text:p/>
          </table:table-cell>
          <table:table-cell table:style-name="ce150" table:formula="of:=IF([.AA164]&lt;&gt;&quot;&quot;;[.AA164];&quot;&quot;)">
            <text:p/>
          </table:table-cell>
          <table:table-cell table:style-name="ce152" table:formula="of:=IF([.AB164]&lt;&gt;&quot;&quot;;[.AB16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5]&lt;&gt;0;[.A165]-[.A16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5]&gt;0;&quot;W&quot;;IF([.B165]&lt;0;&quot;L&quot;; IF([.A16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5]=0; &quot;&quot; ;([.H165]/(([.I165]*60)+[.J165])*600))">
            <text:p/>
          </table:table-cell>
          <table:table-cell table:style-name="ce100"/>
          <table:table-cell table:style-name="ce4" table:formula="of:=[.L165]+[.M164]" office:value-type="float" office:value="0" calcext:value-type="float">
            <text:p>0</text:p>
          </table:table-cell>
          <table:table-cell table:style-name="ce112" table:formula="of:=IF([.L165]&gt;0;[.M165]/(ROW([.N16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5]=0; &quot;&quot; ;([.L165]/(([.I165]*60)+[.J165])*600))">
            <text:p/>
          </table:table-cell>
          <table:table-cell table:style-name="ce155" table:content-validation-name="val17" table:formula="of:=IF([.L165]=0;&quot;&quot;;TIME(0;[.I165];[.J165])/[.L165])">
            <text:p/>
          </table:table-cell>
          <table:table-cell table:style-name="ce148" table:formula="of:=IF([.$A165]&lt;&gt;&quot;&quot;; IF([.Z165]=&quot;&quot;;NOW(); [.Z165]); &quot;&quot;)">
            <text:p/>
          </table:table-cell>
          <table:table-cell table:style-name="ce149" table:formula="of:=IF([.Z165]&lt;&gt;&quot;&quot;;[.Z165];&quot;&quot;)">
            <text:p/>
          </table:table-cell>
          <table:table-cell table:style-name="ce150" table:formula="of:=IF([.AA165]&lt;&gt;&quot;&quot;;[.AA165];&quot;&quot;)">
            <text:p/>
          </table:table-cell>
          <table:table-cell table:style-name="ce152" table:formula="of:=IF([.AB165]&lt;&gt;&quot;&quot;;[.AB16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6]&lt;&gt;0;[.A166]-[.A16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6]&gt;0;&quot;W&quot;;IF([.B166]&lt;0;&quot;L&quot;; IF([.A16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6]=0; &quot;&quot; ;([.H166]/(([.I166]*60)+[.J166])*600))">
            <text:p/>
          </table:table-cell>
          <table:table-cell table:style-name="ce100"/>
          <table:table-cell table:style-name="ce4" table:formula="of:=[.L166]+[.M165]" office:value-type="float" office:value="0" calcext:value-type="float">
            <text:p>0</text:p>
          </table:table-cell>
          <table:table-cell table:style-name="ce112" table:formula="of:=IF([.L166]&gt;0;[.M166]/(ROW([.N16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6]=0; &quot;&quot; ;([.L166]/(([.I166]*60)+[.J166])*600))">
            <text:p/>
          </table:table-cell>
          <table:table-cell table:style-name="ce155" table:content-validation-name="val17" table:formula="of:=IF([.L166]=0;&quot;&quot;;TIME(0;[.I166];[.J166])/[.L166])">
            <text:p/>
          </table:table-cell>
          <table:table-cell table:style-name="ce148" table:formula="of:=IF([.$A166]&lt;&gt;&quot;&quot;; IF([.Z166]=&quot;&quot;;NOW(); [.Z166]); &quot;&quot;)">
            <text:p/>
          </table:table-cell>
          <table:table-cell table:style-name="ce149" table:formula="of:=IF([.Z166]&lt;&gt;&quot;&quot;;[.Z166];&quot;&quot;)">
            <text:p/>
          </table:table-cell>
          <table:table-cell table:style-name="ce150" table:formula="of:=IF([.AA166]&lt;&gt;&quot;&quot;;[.AA166];&quot;&quot;)">
            <text:p/>
          </table:table-cell>
          <table:table-cell table:style-name="ce152" table:formula="of:=IF([.AB166]&lt;&gt;&quot;&quot;;[.AB16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7]&lt;&gt;0;[.A167]-[.A16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7]&gt;0;&quot;W&quot;;IF([.B167]&lt;0;&quot;L&quot;; IF([.A16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7]=0; &quot;&quot; ;([.H167]/(([.I167]*60)+[.J167])*600))">
            <text:p/>
          </table:table-cell>
          <table:table-cell table:style-name="ce100"/>
          <table:table-cell table:style-name="ce4" table:formula="of:=[.L167]+[.M166]" office:value-type="float" office:value="0" calcext:value-type="float">
            <text:p>0</text:p>
          </table:table-cell>
          <table:table-cell table:style-name="ce112" table:formula="of:=IF([.L167]&gt;0;[.M167]/(ROW([.N16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7]=0; &quot;&quot; ;([.L167]/(([.I167]*60)+[.J167])*600))">
            <text:p/>
          </table:table-cell>
          <table:table-cell table:style-name="ce155" table:content-validation-name="val17" table:formula="of:=IF([.L167]=0;&quot;&quot;;TIME(0;[.I167];[.J167])/[.L167])">
            <text:p/>
          </table:table-cell>
          <table:table-cell table:style-name="ce148" table:formula="of:=IF([.$A167]&lt;&gt;&quot;&quot;; IF([.Z167]=&quot;&quot;;NOW(); [.Z167]); &quot;&quot;)">
            <text:p/>
          </table:table-cell>
          <table:table-cell table:style-name="ce149" table:formula="of:=IF([.Z167]&lt;&gt;&quot;&quot;;[.Z167];&quot;&quot;)">
            <text:p/>
          </table:table-cell>
          <table:table-cell table:style-name="ce150" table:formula="of:=IF([.AA167]&lt;&gt;&quot;&quot;;[.AA167];&quot;&quot;)">
            <text:p/>
          </table:table-cell>
          <table:table-cell table:style-name="ce152" table:formula="of:=IF([.AB167]&lt;&gt;&quot;&quot;;[.AB16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8]&lt;&gt;0;[.A168]-[.A16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8]&gt;0;&quot;W&quot;;IF([.B168]&lt;0;&quot;L&quot;; IF([.A16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8]=0; &quot;&quot; ;([.H168]/(([.I168]*60)+[.J168])*600))">
            <text:p/>
          </table:table-cell>
          <table:table-cell table:style-name="ce100"/>
          <table:table-cell table:style-name="ce4" table:formula="of:=[.L168]+[.M167]" office:value-type="float" office:value="0" calcext:value-type="float">
            <text:p>0</text:p>
          </table:table-cell>
          <table:table-cell table:style-name="ce112" table:formula="of:=IF([.L168]&gt;0;[.M168]/(ROW([.N16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8]=0; &quot;&quot; ;([.L168]/(([.I168]*60)+[.J168])*600))">
            <text:p/>
          </table:table-cell>
          <table:table-cell table:style-name="ce155" table:content-validation-name="val17" table:formula="of:=IF([.L168]=0;&quot;&quot;;TIME(0;[.I168];[.J168])/[.L168])">
            <text:p/>
          </table:table-cell>
          <table:table-cell table:style-name="ce148" table:formula="of:=IF([.$A168]&lt;&gt;&quot;&quot;; IF([.Z168]=&quot;&quot;;NOW(); [.Z168]); &quot;&quot;)">
            <text:p/>
          </table:table-cell>
          <table:table-cell table:style-name="ce149" table:formula="of:=IF([.Z168]&lt;&gt;&quot;&quot;;[.Z168];&quot;&quot;)">
            <text:p/>
          </table:table-cell>
          <table:table-cell table:style-name="ce150" table:formula="of:=IF([.AA168]&lt;&gt;&quot;&quot;;[.AA168];&quot;&quot;)">
            <text:p/>
          </table:table-cell>
          <table:table-cell table:style-name="ce152" table:formula="of:=IF([.AB168]&lt;&gt;&quot;&quot;;[.AB16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69]&lt;&gt;0;[.A169]-[.A16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69]&gt;0;&quot;W&quot;;IF([.B169]&lt;0;&quot;L&quot;; IF([.A16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69]=0; &quot;&quot; ;([.H169]/(([.I169]*60)+[.J169])*600))">
            <text:p/>
          </table:table-cell>
          <table:table-cell table:style-name="ce100"/>
          <table:table-cell table:style-name="ce4" table:formula="of:=[.L169]+[.M168]" office:value-type="float" office:value="0" calcext:value-type="float">
            <text:p>0</text:p>
          </table:table-cell>
          <table:table-cell table:style-name="ce112" table:formula="of:=IF([.L169]&gt;0;[.M169]/(ROW([.N16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69]=0; &quot;&quot; ;([.L169]/(([.I169]*60)+[.J169])*600))">
            <text:p/>
          </table:table-cell>
          <table:table-cell table:style-name="ce155" table:content-validation-name="val17" table:formula="of:=IF([.L169]=0;&quot;&quot;;TIME(0;[.I169];[.J169])/[.L169])">
            <text:p/>
          </table:table-cell>
          <table:table-cell table:style-name="ce148" table:formula="of:=IF([.$A169]&lt;&gt;&quot;&quot;; IF([.Z169]=&quot;&quot;;NOW(); [.Z169]); &quot;&quot;)">
            <text:p/>
          </table:table-cell>
          <table:table-cell table:style-name="ce149" table:formula="of:=IF([.Z169]&lt;&gt;&quot;&quot;;[.Z169];&quot;&quot;)">
            <text:p/>
          </table:table-cell>
          <table:table-cell table:style-name="ce150" table:formula="of:=IF([.AA169]&lt;&gt;&quot;&quot;;[.AA169];&quot;&quot;)">
            <text:p/>
          </table:table-cell>
          <table:table-cell table:style-name="ce152" table:formula="of:=IF([.AB169]&lt;&gt;&quot;&quot;;[.AB16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0]&lt;&gt;0;[.A170]-[.A16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0]&gt;0;&quot;W&quot;;IF([.B170]&lt;0;&quot;L&quot;; IF([.A17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0]=0; &quot;&quot; ;([.H170]/(([.I170]*60)+[.J170])*600))">
            <text:p/>
          </table:table-cell>
          <table:table-cell table:style-name="ce100"/>
          <table:table-cell table:style-name="ce4" table:formula="of:=[.L170]+[.M169]" office:value-type="float" office:value="0" calcext:value-type="float">
            <text:p>0</text:p>
          </table:table-cell>
          <table:table-cell table:style-name="ce112" table:formula="of:=IF([.L170]&gt;0;[.M170]/(ROW([.N17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0]=0; &quot;&quot; ;([.L170]/(([.I170]*60)+[.J170])*600))">
            <text:p/>
          </table:table-cell>
          <table:table-cell table:style-name="ce155" table:content-validation-name="val17" table:formula="of:=IF([.L170]=0;&quot;&quot;;TIME(0;[.I170];[.J170])/[.L170])">
            <text:p/>
          </table:table-cell>
          <table:table-cell table:style-name="ce148" table:formula="of:=IF([.$A170]&lt;&gt;&quot;&quot;; IF([.Z170]=&quot;&quot;;NOW(); [.Z170]); &quot;&quot;)">
            <text:p/>
          </table:table-cell>
          <table:table-cell table:style-name="ce149" table:formula="of:=IF([.Z170]&lt;&gt;&quot;&quot;;[.Z170];&quot;&quot;)">
            <text:p/>
          </table:table-cell>
          <table:table-cell table:style-name="ce150" table:formula="of:=IF([.AA170]&lt;&gt;&quot;&quot;;[.AA170];&quot;&quot;)">
            <text:p/>
          </table:table-cell>
          <table:table-cell table:style-name="ce152" table:formula="of:=IF([.AB170]&lt;&gt;&quot;&quot;;[.AB17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1]&lt;&gt;0;[.A171]-[.A17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1]&gt;0;&quot;W&quot;;IF([.B171]&lt;0;&quot;L&quot;; IF([.A17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1]=0; &quot;&quot; ;([.H171]/(([.I171]*60)+[.J171])*600))">
            <text:p/>
          </table:table-cell>
          <table:table-cell table:style-name="ce100"/>
          <table:table-cell table:style-name="ce4" table:formula="of:=[.L171]+[.M170]" office:value-type="float" office:value="0" calcext:value-type="float">
            <text:p>0</text:p>
          </table:table-cell>
          <table:table-cell table:style-name="ce112" table:formula="of:=IF([.L171]&gt;0;[.M171]/(ROW([.N17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1]=0; &quot;&quot; ;([.L171]/(([.I171]*60)+[.J171])*600))">
            <text:p/>
          </table:table-cell>
          <table:table-cell table:style-name="ce155" table:content-validation-name="val17" table:formula="of:=IF([.L171]=0;&quot;&quot;;TIME(0;[.I171];[.J171])/[.L171])">
            <text:p/>
          </table:table-cell>
          <table:table-cell table:style-name="ce148" table:formula="of:=IF([.$A171]&lt;&gt;&quot;&quot;; IF([.Z171]=&quot;&quot;;NOW(); [.Z171]); &quot;&quot;)">
            <text:p/>
          </table:table-cell>
          <table:table-cell table:style-name="ce149" table:formula="of:=IF([.Z171]&lt;&gt;&quot;&quot;;[.Z171];&quot;&quot;)">
            <text:p/>
          </table:table-cell>
          <table:table-cell table:style-name="ce150" table:formula="of:=IF([.AA171]&lt;&gt;&quot;&quot;;[.AA171];&quot;&quot;)">
            <text:p/>
          </table:table-cell>
          <table:table-cell table:style-name="ce152" table:formula="of:=IF([.AB171]&lt;&gt;&quot;&quot;;[.AB17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2]&lt;&gt;0;[.A172]-[.A17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2]&gt;0;&quot;W&quot;;IF([.B172]&lt;0;&quot;L&quot;; IF([.A17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2]=0; &quot;&quot; ;([.H172]/(([.I172]*60)+[.J172])*600))">
            <text:p/>
          </table:table-cell>
          <table:table-cell table:style-name="ce100"/>
          <table:table-cell table:style-name="ce4" table:formula="of:=[.L172]+[.M171]" office:value-type="float" office:value="0" calcext:value-type="float">
            <text:p>0</text:p>
          </table:table-cell>
          <table:table-cell table:style-name="ce112" table:formula="of:=IF([.L172]&gt;0;[.M172]/(ROW([.N17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2]=0; &quot;&quot; ;([.L172]/(([.I172]*60)+[.J172])*600))">
            <text:p/>
          </table:table-cell>
          <table:table-cell table:style-name="ce155" table:content-validation-name="val17" table:formula="of:=IF([.L172]=0;&quot;&quot;;TIME(0;[.I172];[.J172])/[.L172])">
            <text:p/>
          </table:table-cell>
          <table:table-cell table:style-name="ce148" table:formula="of:=IF([.$A172]&lt;&gt;&quot;&quot;; IF([.Z172]=&quot;&quot;;NOW(); [.Z172]); &quot;&quot;)">
            <text:p/>
          </table:table-cell>
          <table:table-cell table:style-name="ce149" table:formula="of:=IF([.Z172]&lt;&gt;&quot;&quot;;[.Z172];&quot;&quot;)">
            <text:p/>
          </table:table-cell>
          <table:table-cell table:style-name="ce150" table:formula="of:=IF([.AA172]&lt;&gt;&quot;&quot;;[.AA172];&quot;&quot;)">
            <text:p/>
          </table:table-cell>
          <table:table-cell table:style-name="ce152" table:formula="of:=IF([.AB172]&lt;&gt;&quot;&quot;;[.AB17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3]&lt;&gt;0;[.A173]-[.A17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3]&gt;0;&quot;W&quot;;IF([.B173]&lt;0;&quot;L&quot;; IF([.A17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3]=0; &quot;&quot; ;([.H173]/(([.I173]*60)+[.J173])*600))">
            <text:p/>
          </table:table-cell>
          <table:table-cell table:style-name="ce100"/>
          <table:table-cell table:style-name="ce4" table:formula="of:=[.L173]+[.M172]" office:value-type="float" office:value="0" calcext:value-type="float">
            <text:p>0</text:p>
          </table:table-cell>
          <table:table-cell table:style-name="ce112" table:formula="of:=IF([.L173]&gt;0;[.M173]/(ROW([.N17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3]=0; &quot;&quot; ;([.L173]/(([.I173]*60)+[.J173])*600))">
            <text:p/>
          </table:table-cell>
          <table:table-cell table:style-name="ce155" table:content-validation-name="val17" table:formula="of:=IF([.L173]=0;&quot;&quot;;TIME(0;[.I173];[.J173])/[.L173])">
            <text:p/>
          </table:table-cell>
          <table:table-cell table:style-name="ce148" table:formula="of:=IF([.$A173]&lt;&gt;&quot;&quot;; IF([.Z173]=&quot;&quot;;NOW(); [.Z173]); &quot;&quot;)">
            <text:p/>
          </table:table-cell>
          <table:table-cell table:style-name="ce149" table:formula="of:=IF([.Z173]&lt;&gt;&quot;&quot;;[.Z173];&quot;&quot;)">
            <text:p/>
          </table:table-cell>
          <table:table-cell table:style-name="ce150" table:formula="of:=IF([.AA173]&lt;&gt;&quot;&quot;;[.AA173];&quot;&quot;)">
            <text:p/>
          </table:table-cell>
          <table:table-cell table:style-name="ce152" table:formula="of:=IF([.AB173]&lt;&gt;&quot;&quot;;[.AB17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4]&lt;&gt;0;[.A174]-[.A17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4]&gt;0;&quot;W&quot;;IF([.B174]&lt;0;&quot;L&quot;; IF([.A17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4]=0; &quot;&quot; ;([.H174]/(([.I174]*60)+[.J174])*600))">
            <text:p/>
          </table:table-cell>
          <table:table-cell table:style-name="ce100"/>
          <table:table-cell table:style-name="ce4" table:formula="of:=[.L174]+[.M173]" office:value-type="float" office:value="0" calcext:value-type="float">
            <text:p>0</text:p>
          </table:table-cell>
          <table:table-cell table:style-name="ce112" table:formula="of:=IF([.L174]&gt;0;[.M174]/(ROW([.N17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4]=0; &quot;&quot; ;([.L174]/(([.I174]*60)+[.J174])*600))">
            <text:p/>
          </table:table-cell>
          <table:table-cell table:style-name="ce155" table:content-validation-name="val17" table:formula="of:=IF([.L174]=0;&quot;&quot;;TIME(0;[.I174];[.J174])/[.L174])">
            <text:p/>
          </table:table-cell>
          <table:table-cell table:style-name="ce148" table:formula="of:=IF([.$A174]&lt;&gt;&quot;&quot;; IF([.Z174]=&quot;&quot;;NOW(); [.Z174]); &quot;&quot;)">
            <text:p/>
          </table:table-cell>
          <table:table-cell table:style-name="ce149" table:formula="of:=IF([.Z174]&lt;&gt;&quot;&quot;;[.Z174];&quot;&quot;)">
            <text:p/>
          </table:table-cell>
          <table:table-cell table:style-name="ce150" table:formula="of:=IF([.AA174]&lt;&gt;&quot;&quot;;[.AA174];&quot;&quot;)">
            <text:p/>
          </table:table-cell>
          <table:table-cell table:style-name="ce152" table:formula="of:=IF([.AB174]&lt;&gt;&quot;&quot;;[.AB17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5]&lt;&gt;0;[.A175]-[.A17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5]&gt;0;&quot;W&quot;;IF([.B175]&lt;0;&quot;L&quot;; IF([.A17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5]=0; &quot;&quot; ;([.H175]/(([.I175]*60)+[.J175])*600))">
            <text:p/>
          </table:table-cell>
          <table:table-cell table:style-name="ce100"/>
          <table:table-cell table:style-name="ce4" table:formula="of:=[.L175]+[.M174]" office:value-type="float" office:value="0" calcext:value-type="float">
            <text:p>0</text:p>
          </table:table-cell>
          <table:table-cell table:style-name="ce112" table:formula="of:=IF([.L175]&gt;0;[.M175]/(ROW([.N17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5]=0; &quot;&quot; ;([.L175]/(([.I175]*60)+[.J175])*600))">
            <text:p/>
          </table:table-cell>
          <table:table-cell table:style-name="ce155" table:content-validation-name="val17" table:formula="of:=IF([.L175]=0;&quot;&quot;;TIME(0;[.I175];[.J175])/[.L175])">
            <text:p/>
          </table:table-cell>
          <table:table-cell table:style-name="ce148" table:formula="of:=IF([.$A175]&lt;&gt;&quot;&quot;; IF([.Z175]=&quot;&quot;;NOW(); [.Z175]); &quot;&quot;)">
            <text:p/>
          </table:table-cell>
          <table:table-cell table:style-name="ce149" table:formula="of:=IF([.Z175]&lt;&gt;&quot;&quot;;[.Z175];&quot;&quot;)">
            <text:p/>
          </table:table-cell>
          <table:table-cell table:style-name="ce150" table:formula="of:=IF([.AA175]&lt;&gt;&quot;&quot;;[.AA175];&quot;&quot;)">
            <text:p/>
          </table:table-cell>
          <table:table-cell table:style-name="ce152" table:formula="of:=IF([.AB175]&lt;&gt;&quot;&quot;;[.AB17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6]&lt;&gt;0;[.A176]-[.A17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6]&gt;0;&quot;W&quot;;IF([.B176]&lt;0;&quot;L&quot;; IF([.A17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6]=0; &quot;&quot; ;([.H176]/(([.I176]*60)+[.J176])*600))">
            <text:p/>
          </table:table-cell>
          <table:table-cell table:style-name="ce100"/>
          <table:table-cell table:style-name="ce4" table:formula="of:=[.L176]+[.M175]" office:value-type="float" office:value="0" calcext:value-type="float">
            <text:p>0</text:p>
          </table:table-cell>
          <table:table-cell table:style-name="ce112" table:formula="of:=IF([.L176]&gt;0;[.M176]/(ROW([.N17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6]=0; &quot;&quot; ;([.L176]/(([.I176]*60)+[.J176])*600))">
            <text:p/>
          </table:table-cell>
          <table:table-cell table:style-name="ce155" table:content-validation-name="val17" table:formula="of:=IF([.L176]=0;&quot;&quot;;TIME(0;[.I176];[.J176])/[.L176])">
            <text:p/>
          </table:table-cell>
          <table:table-cell table:style-name="ce148" table:formula="of:=IF([.$A176]&lt;&gt;&quot;&quot;; IF([.Z176]=&quot;&quot;;NOW(); [.Z176]); &quot;&quot;)">
            <text:p/>
          </table:table-cell>
          <table:table-cell table:style-name="ce149" table:formula="of:=IF([.Z176]&lt;&gt;&quot;&quot;;[.Z176];&quot;&quot;)">
            <text:p/>
          </table:table-cell>
          <table:table-cell table:style-name="ce150" table:formula="of:=IF([.AA176]&lt;&gt;&quot;&quot;;[.AA176];&quot;&quot;)">
            <text:p/>
          </table:table-cell>
          <table:table-cell table:style-name="ce152" table:formula="of:=IF([.AB176]&lt;&gt;&quot;&quot;;[.AB17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7]&lt;&gt;0;[.A177]-[.A17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7]&gt;0;&quot;W&quot;;IF([.B177]&lt;0;&quot;L&quot;; IF([.A17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7]=0; &quot;&quot; ;([.H177]/(([.I177]*60)+[.J177])*600))">
            <text:p/>
          </table:table-cell>
          <table:table-cell table:style-name="ce100"/>
          <table:table-cell table:style-name="ce4" table:formula="of:=[.L177]+[.M176]" office:value-type="float" office:value="0" calcext:value-type="float">
            <text:p>0</text:p>
          </table:table-cell>
          <table:table-cell table:style-name="ce112" table:formula="of:=IF([.L177]&gt;0;[.M177]/(ROW([.N17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7]=0; &quot;&quot; ;([.L177]/(([.I177]*60)+[.J177])*600))">
            <text:p/>
          </table:table-cell>
          <table:table-cell table:style-name="ce155" table:content-validation-name="val17" table:formula="of:=IF([.L177]=0;&quot;&quot;;TIME(0;[.I177];[.J177])/[.L177])">
            <text:p/>
          </table:table-cell>
          <table:table-cell table:style-name="ce148" table:formula="of:=IF([.$A177]&lt;&gt;&quot;&quot;; IF([.Z177]=&quot;&quot;;NOW(); [.Z177]); &quot;&quot;)">
            <text:p/>
          </table:table-cell>
          <table:table-cell table:style-name="ce149" table:formula="of:=IF([.Z177]&lt;&gt;&quot;&quot;;[.Z177];&quot;&quot;)">
            <text:p/>
          </table:table-cell>
          <table:table-cell table:style-name="ce150" table:formula="of:=IF([.AA177]&lt;&gt;&quot;&quot;;[.AA177];&quot;&quot;)">
            <text:p/>
          </table:table-cell>
          <table:table-cell table:style-name="ce152" table:formula="of:=IF([.AB177]&lt;&gt;&quot;&quot;;[.AB17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8]&lt;&gt;0;[.A178]-[.A17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8]&gt;0;&quot;W&quot;;IF([.B178]&lt;0;&quot;L&quot;; IF([.A17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8]=0; &quot;&quot; ;([.H178]/(([.I178]*60)+[.J178])*600))">
            <text:p/>
          </table:table-cell>
          <table:table-cell table:style-name="ce100"/>
          <table:table-cell table:style-name="ce4" table:formula="of:=[.L178]+[.M177]" office:value-type="float" office:value="0" calcext:value-type="float">
            <text:p>0</text:p>
          </table:table-cell>
          <table:table-cell table:style-name="ce112" table:formula="of:=IF([.L178]&gt;0;[.M178]/(ROW([.N17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8]=0; &quot;&quot; ;([.L178]/(([.I178]*60)+[.J178])*600))">
            <text:p/>
          </table:table-cell>
          <table:table-cell table:style-name="ce155" table:content-validation-name="val17" table:formula="of:=IF([.L178]=0;&quot;&quot;;TIME(0;[.I178];[.J178])/[.L178])">
            <text:p/>
          </table:table-cell>
          <table:table-cell table:style-name="ce148" table:formula="of:=IF([.$A178]&lt;&gt;&quot;&quot;; IF([.Z178]=&quot;&quot;;NOW(); [.Z178]); &quot;&quot;)">
            <text:p/>
          </table:table-cell>
          <table:table-cell table:style-name="ce149" table:formula="of:=IF([.Z178]&lt;&gt;&quot;&quot;;[.Z178];&quot;&quot;)">
            <text:p/>
          </table:table-cell>
          <table:table-cell table:style-name="ce150" table:formula="of:=IF([.AA178]&lt;&gt;&quot;&quot;;[.AA178];&quot;&quot;)">
            <text:p/>
          </table:table-cell>
          <table:table-cell table:style-name="ce152" table:formula="of:=IF([.AB178]&lt;&gt;&quot;&quot;;[.AB17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79]&lt;&gt;0;[.A179]-[.A17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79]&gt;0;&quot;W&quot;;IF([.B179]&lt;0;&quot;L&quot;; IF([.A17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79]=0; &quot;&quot; ;([.H179]/(([.I179]*60)+[.J179])*600))">
            <text:p/>
          </table:table-cell>
          <table:table-cell table:style-name="ce100"/>
          <table:table-cell table:style-name="ce4" table:formula="of:=[.L179]+[.M178]" office:value-type="float" office:value="0" calcext:value-type="float">
            <text:p>0</text:p>
          </table:table-cell>
          <table:table-cell table:style-name="ce112" table:formula="of:=IF([.L179]&gt;0;[.M179]/(ROW([.N17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79]=0; &quot;&quot; ;([.L179]/(([.I179]*60)+[.J179])*600))">
            <text:p/>
          </table:table-cell>
          <table:table-cell table:style-name="ce155" table:content-validation-name="val17" table:formula="of:=IF([.L179]=0;&quot;&quot;;TIME(0;[.I179];[.J179])/[.L179])">
            <text:p/>
          </table:table-cell>
          <table:table-cell table:style-name="ce148" table:formula="of:=IF([.$A179]&lt;&gt;&quot;&quot;; IF([.Z179]=&quot;&quot;;NOW(); [.Z179]); &quot;&quot;)">
            <text:p/>
          </table:table-cell>
          <table:table-cell table:style-name="ce149" table:formula="of:=IF([.Z179]&lt;&gt;&quot;&quot;;[.Z179];&quot;&quot;)">
            <text:p/>
          </table:table-cell>
          <table:table-cell table:style-name="ce150" table:formula="of:=IF([.AA179]&lt;&gt;&quot;&quot;;[.AA179];&quot;&quot;)">
            <text:p/>
          </table:table-cell>
          <table:table-cell table:style-name="ce152" table:formula="of:=IF([.AB179]&lt;&gt;&quot;&quot;;[.AB17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0]&lt;&gt;0;[.A180]-[.A17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0]&gt;0;&quot;W&quot;;IF([.B180]&lt;0;&quot;L&quot;; IF([.A18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0]=0; &quot;&quot; ;([.H180]/(([.I180]*60)+[.J180])*600))">
            <text:p/>
          </table:table-cell>
          <table:table-cell table:style-name="ce100"/>
          <table:table-cell table:style-name="ce4" table:formula="of:=[.L180]+[.M179]" office:value-type="float" office:value="0" calcext:value-type="float">
            <text:p>0</text:p>
          </table:table-cell>
          <table:table-cell table:style-name="ce112" table:formula="of:=IF([.L180]&gt;0;[.M180]/(ROW([.N18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0]=0; &quot;&quot; ;([.L180]/(([.I180]*60)+[.J180])*600))">
            <text:p/>
          </table:table-cell>
          <table:table-cell table:style-name="ce155" table:content-validation-name="val17" table:formula="of:=IF([.L180]=0;&quot;&quot;;TIME(0;[.I180];[.J180])/[.L180])">
            <text:p/>
          </table:table-cell>
          <table:table-cell table:style-name="ce148" table:formula="of:=IF([.$A180]&lt;&gt;&quot;&quot;; IF([.Z180]=&quot;&quot;;NOW(); [.Z180]); &quot;&quot;)">
            <text:p/>
          </table:table-cell>
          <table:table-cell table:style-name="ce149" table:formula="of:=IF([.Z180]&lt;&gt;&quot;&quot;;[.Z180];&quot;&quot;)">
            <text:p/>
          </table:table-cell>
          <table:table-cell table:style-name="ce150" table:formula="of:=IF([.AA180]&lt;&gt;&quot;&quot;;[.AA180];&quot;&quot;)">
            <text:p/>
          </table:table-cell>
          <table:table-cell table:style-name="ce152" table:formula="of:=IF([.AB180]&lt;&gt;&quot;&quot;;[.AB18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1]&lt;&gt;0;[.A181]-[.A18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1]&gt;0;&quot;W&quot;;IF([.B181]&lt;0;&quot;L&quot;; IF([.A18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1]=0; &quot;&quot; ;([.H181]/(([.I181]*60)+[.J181])*600))">
            <text:p/>
          </table:table-cell>
          <table:table-cell table:style-name="ce100"/>
          <table:table-cell table:style-name="ce4" table:formula="of:=[.L181]+[.M180]" office:value-type="float" office:value="0" calcext:value-type="float">
            <text:p>0</text:p>
          </table:table-cell>
          <table:table-cell table:style-name="ce112" table:formula="of:=IF([.L181]&gt;0;[.M181]/(ROW([.N18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1]=0; &quot;&quot; ;([.L181]/(([.I181]*60)+[.J181])*600))">
            <text:p/>
          </table:table-cell>
          <table:table-cell table:style-name="ce155" table:content-validation-name="val17" table:formula="of:=IF([.L181]=0;&quot;&quot;;TIME(0;[.I181];[.J181])/[.L181])">
            <text:p/>
          </table:table-cell>
          <table:table-cell table:style-name="ce148" table:formula="of:=IF([.$A181]&lt;&gt;&quot;&quot;; IF([.Z181]=&quot;&quot;;NOW(); [.Z181]); &quot;&quot;)">
            <text:p/>
          </table:table-cell>
          <table:table-cell table:style-name="ce149" table:formula="of:=IF([.Z181]&lt;&gt;&quot;&quot;;[.Z181];&quot;&quot;)">
            <text:p/>
          </table:table-cell>
          <table:table-cell table:style-name="ce150" table:formula="of:=IF([.AA181]&lt;&gt;&quot;&quot;;[.AA181];&quot;&quot;)">
            <text:p/>
          </table:table-cell>
          <table:table-cell table:style-name="ce152" table:formula="of:=IF([.AB181]&lt;&gt;&quot;&quot;;[.AB18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2]&lt;&gt;0;[.A182]-[.A18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2]&gt;0;&quot;W&quot;;IF([.B182]&lt;0;&quot;L&quot;; IF([.A18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2]=0; &quot;&quot; ;([.H182]/(([.I182]*60)+[.J182])*600))">
            <text:p/>
          </table:table-cell>
          <table:table-cell table:style-name="ce100"/>
          <table:table-cell table:style-name="ce4" table:formula="of:=[.L182]+[.M181]" office:value-type="float" office:value="0" calcext:value-type="float">
            <text:p>0</text:p>
          </table:table-cell>
          <table:table-cell table:style-name="ce112" table:formula="of:=IF([.L182]&gt;0;[.M182]/(ROW([.N18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2]=0; &quot;&quot; ;([.L182]/(([.I182]*60)+[.J182])*600))">
            <text:p/>
          </table:table-cell>
          <table:table-cell table:style-name="ce155" table:content-validation-name="val17" table:formula="of:=IF([.L182]=0;&quot;&quot;;TIME(0;[.I182];[.J182])/[.L182])">
            <text:p/>
          </table:table-cell>
          <table:table-cell table:style-name="ce148" table:formula="of:=IF([.$A182]&lt;&gt;&quot;&quot;; IF([.Z182]=&quot;&quot;;NOW(); [.Z182]); &quot;&quot;)">
            <text:p/>
          </table:table-cell>
          <table:table-cell table:style-name="ce149" table:formula="of:=IF([.Z182]&lt;&gt;&quot;&quot;;[.Z182];&quot;&quot;)">
            <text:p/>
          </table:table-cell>
          <table:table-cell table:style-name="ce150" table:formula="of:=IF([.AA182]&lt;&gt;&quot;&quot;;[.AA182];&quot;&quot;)">
            <text:p/>
          </table:table-cell>
          <table:table-cell table:style-name="ce152" table:formula="of:=IF([.AB182]&lt;&gt;&quot;&quot;;[.AB18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3]&lt;&gt;0;[.A183]-[.A18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3]&gt;0;&quot;W&quot;;IF([.B183]&lt;0;&quot;L&quot;; IF([.A18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3]=0; &quot;&quot; ;([.H183]/(([.I183]*60)+[.J183])*600))">
            <text:p/>
          </table:table-cell>
          <table:table-cell table:style-name="ce100"/>
          <table:table-cell table:style-name="ce4" table:formula="of:=[.L183]+[.M182]" office:value-type="float" office:value="0" calcext:value-type="float">
            <text:p>0</text:p>
          </table:table-cell>
          <table:table-cell table:style-name="ce112" table:formula="of:=IF([.L183]&gt;0;[.M183]/(ROW([.N18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3]=0; &quot;&quot; ;([.L183]/(([.I183]*60)+[.J183])*600))">
            <text:p/>
          </table:table-cell>
          <table:table-cell table:style-name="ce155" table:content-validation-name="val17" table:formula="of:=IF([.L183]=0;&quot;&quot;;TIME(0;[.I183];[.J183])/[.L183])">
            <text:p/>
          </table:table-cell>
          <table:table-cell table:style-name="ce148" table:formula="of:=IF([.$A183]&lt;&gt;&quot;&quot;; IF([.Z183]=&quot;&quot;;NOW(); [.Z183]); &quot;&quot;)">
            <text:p/>
          </table:table-cell>
          <table:table-cell table:style-name="ce149" table:formula="of:=IF([.Z183]&lt;&gt;&quot;&quot;;[.Z183];&quot;&quot;)">
            <text:p/>
          </table:table-cell>
          <table:table-cell table:style-name="ce150" table:formula="of:=IF([.AA183]&lt;&gt;&quot;&quot;;[.AA183];&quot;&quot;)">
            <text:p/>
          </table:table-cell>
          <table:table-cell table:style-name="ce152" table:formula="of:=IF([.AB183]&lt;&gt;&quot;&quot;;[.AB18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4]&lt;&gt;0;[.A184]-[.A18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4]&gt;0;&quot;W&quot;;IF([.B184]&lt;0;&quot;L&quot;; IF([.A18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4]=0; &quot;&quot; ;([.H184]/(([.I184]*60)+[.J184])*600))">
            <text:p/>
          </table:table-cell>
          <table:table-cell table:style-name="ce100"/>
          <table:table-cell table:style-name="ce4" table:formula="of:=[.L184]+[.M183]" office:value-type="float" office:value="0" calcext:value-type="float">
            <text:p>0</text:p>
          </table:table-cell>
          <table:table-cell table:style-name="ce112" table:formula="of:=IF([.L184]&gt;0;[.M184]/(ROW([.N18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4]=0; &quot;&quot; ;([.L184]/(([.I184]*60)+[.J184])*600))">
            <text:p/>
          </table:table-cell>
          <table:table-cell table:style-name="ce155" table:content-validation-name="val17" table:formula="of:=IF([.L184]=0;&quot;&quot;;TIME(0;[.I184];[.J184])/[.L184])">
            <text:p/>
          </table:table-cell>
          <table:table-cell table:style-name="ce148" table:formula="of:=IF([.$A184]&lt;&gt;&quot;&quot;; IF([.Z184]=&quot;&quot;;NOW(); [.Z184]); &quot;&quot;)">
            <text:p/>
          </table:table-cell>
          <table:table-cell table:style-name="ce149" table:formula="of:=IF([.Z184]&lt;&gt;&quot;&quot;;[.Z184];&quot;&quot;)">
            <text:p/>
          </table:table-cell>
          <table:table-cell table:style-name="ce150" table:formula="of:=IF([.AA184]&lt;&gt;&quot;&quot;;[.AA184];&quot;&quot;)">
            <text:p/>
          </table:table-cell>
          <table:table-cell table:style-name="ce152" table:formula="of:=IF([.AB184]&lt;&gt;&quot;&quot;;[.AB18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5]&lt;&gt;0;[.A185]-[.A18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5]&gt;0;&quot;W&quot;;IF([.B185]&lt;0;&quot;L&quot;; IF([.A18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5]=0; &quot;&quot; ;([.H185]/(([.I185]*60)+[.J185])*600))">
            <text:p/>
          </table:table-cell>
          <table:table-cell table:style-name="ce100"/>
          <table:table-cell table:style-name="ce4" table:formula="of:=[.L185]+[.M184]" office:value-type="float" office:value="0" calcext:value-type="float">
            <text:p>0</text:p>
          </table:table-cell>
          <table:table-cell table:style-name="ce112" table:formula="of:=IF([.L185]&gt;0;[.M185]/(ROW([.N18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5]=0; &quot;&quot; ;([.L185]/(([.I185]*60)+[.J185])*600))">
            <text:p/>
          </table:table-cell>
          <table:table-cell table:style-name="ce155" table:content-validation-name="val17" table:formula="of:=IF([.L185]=0;&quot;&quot;;TIME(0;[.I185];[.J185])/[.L185])">
            <text:p/>
          </table:table-cell>
          <table:table-cell table:style-name="ce148" table:formula="of:=IF([.$A185]&lt;&gt;&quot;&quot;; IF([.Z185]=&quot;&quot;;NOW(); [.Z185]); &quot;&quot;)">
            <text:p/>
          </table:table-cell>
          <table:table-cell table:style-name="ce149" table:formula="of:=IF([.Z185]&lt;&gt;&quot;&quot;;[.Z185];&quot;&quot;)">
            <text:p/>
          </table:table-cell>
          <table:table-cell table:style-name="ce150" table:formula="of:=IF([.AA185]&lt;&gt;&quot;&quot;;[.AA185];&quot;&quot;)">
            <text:p/>
          </table:table-cell>
          <table:table-cell table:style-name="ce152" table:formula="of:=IF([.AB185]&lt;&gt;&quot;&quot;;[.AB18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6]&lt;&gt;0;[.A186]-[.A18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6]&gt;0;&quot;W&quot;;IF([.B186]&lt;0;&quot;L&quot;; IF([.A18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6]=0; &quot;&quot; ;([.H186]/(([.I186]*60)+[.J186])*600))">
            <text:p/>
          </table:table-cell>
          <table:table-cell table:style-name="ce100"/>
          <table:table-cell table:style-name="ce4" table:formula="of:=[.L186]+[.M185]" office:value-type="float" office:value="0" calcext:value-type="float">
            <text:p>0</text:p>
          </table:table-cell>
          <table:table-cell table:style-name="ce112" table:formula="of:=IF([.L186]&gt;0;[.M186]/(ROW([.N18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6]=0; &quot;&quot; ;([.L186]/(([.I186]*60)+[.J186])*600))">
            <text:p/>
          </table:table-cell>
          <table:table-cell table:style-name="ce155" table:content-validation-name="val17" table:formula="of:=IF([.L186]=0;&quot;&quot;;TIME(0;[.I186];[.J186])/[.L186])">
            <text:p/>
          </table:table-cell>
          <table:table-cell table:style-name="ce148" table:formula="of:=IF([.$A186]&lt;&gt;&quot;&quot;; IF([.Z186]=&quot;&quot;;NOW(); [.Z186]); &quot;&quot;)">
            <text:p/>
          </table:table-cell>
          <table:table-cell table:style-name="ce149" table:formula="of:=IF([.Z186]&lt;&gt;&quot;&quot;;[.Z186];&quot;&quot;)">
            <text:p/>
          </table:table-cell>
          <table:table-cell table:style-name="ce150" table:formula="of:=IF([.AA186]&lt;&gt;&quot;&quot;;[.AA186];&quot;&quot;)">
            <text:p/>
          </table:table-cell>
          <table:table-cell table:style-name="ce152" table:formula="of:=IF([.AB186]&lt;&gt;&quot;&quot;;[.AB18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7]&lt;&gt;0;[.A187]-[.A18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7]&gt;0;&quot;W&quot;;IF([.B187]&lt;0;&quot;L&quot;; IF([.A18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7]=0; &quot;&quot; ;([.H187]/(([.I187]*60)+[.J187])*600))">
            <text:p/>
          </table:table-cell>
          <table:table-cell table:style-name="ce100"/>
          <table:table-cell table:style-name="ce4" table:formula="of:=[.L187]+[.M186]" office:value-type="float" office:value="0" calcext:value-type="float">
            <text:p>0</text:p>
          </table:table-cell>
          <table:table-cell table:style-name="ce112" table:formula="of:=IF([.L187]&gt;0;[.M187]/(ROW([.N18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7]=0; &quot;&quot; ;([.L187]/(([.I187]*60)+[.J187])*600))">
            <text:p/>
          </table:table-cell>
          <table:table-cell table:style-name="ce155" table:content-validation-name="val17" table:formula="of:=IF([.L187]=0;&quot;&quot;;TIME(0;[.I187];[.J187])/[.L187])">
            <text:p/>
          </table:table-cell>
          <table:table-cell table:style-name="ce148" table:formula="of:=IF([.$A187]&lt;&gt;&quot;&quot;; IF([.Z187]=&quot;&quot;;NOW(); [.Z187]); &quot;&quot;)">
            <text:p/>
          </table:table-cell>
          <table:table-cell table:style-name="ce149" table:formula="of:=IF([.Z187]&lt;&gt;&quot;&quot;;[.Z187];&quot;&quot;)">
            <text:p/>
          </table:table-cell>
          <table:table-cell table:style-name="ce150" table:formula="of:=IF([.AA187]&lt;&gt;&quot;&quot;;[.AA187];&quot;&quot;)">
            <text:p/>
          </table:table-cell>
          <table:table-cell table:style-name="ce152" table:formula="of:=IF([.AB187]&lt;&gt;&quot;&quot;;[.AB18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8]&lt;&gt;0;[.A188]-[.A18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8]&gt;0;&quot;W&quot;;IF([.B188]&lt;0;&quot;L&quot;; IF([.A18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8]=0; &quot;&quot; ;([.H188]/(([.I188]*60)+[.J188])*600))">
            <text:p/>
          </table:table-cell>
          <table:table-cell table:style-name="ce100"/>
          <table:table-cell table:style-name="ce4" table:formula="of:=[.L188]+[.M187]" office:value-type="float" office:value="0" calcext:value-type="float">
            <text:p>0</text:p>
          </table:table-cell>
          <table:table-cell table:style-name="ce112" table:formula="of:=IF([.L188]&gt;0;[.M188]/(ROW([.N18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8]=0; &quot;&quot; ;([.L188]/(([.I188]*60)+[.J188])*600))">
            <text:p/>
          </table:table-cell>
          <table:table-cell table:style-name="ce155" table:content-validation-name="val17" table:formula="of:=IF([.L188]=0;&quot;&quot;;TIME(0;[.I188];[.J188])/[.L188])">
            <text:p/>
          </table:table-cell>
          <table:table-cell table:style-name="ce148" table:formula="of:=IF([.$A188]&lt;&gt;&quot;&quot;; IF([.Z188]=&quot;&quot;;NOW(); [.Z188]); &quot;&quot;)">
            <text:p/>
          </table:table-cell>
          <table:table-cell table:style-name="ce149" table:formula="of:=IF([.Z188]&lt;&gt;&quot;&quot;;[.Z188];&quot;&quot;)">
            <text:p/>
          </table:table-cell>
          <table:table-cell table:style-name="ce150" table:formula="of:=IF([.AA188]&lt;&gt;&quot;&quot;;[.AA188];&quot;&quot;)">
            <text:p/>
          </table:table-cell>
          <table:table-cell table:style-name="ce152" table:formula="of:=IF([.AB188]&lt;&gt;&quot;&quot;;[.AB18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89]&lt;&gt;0;[.A189]-[.A18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89]&gt;0;&quot;W&quot;;IF([.B189]&lt;0;&quot;L&quot;; IF([.A18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89]=0; &quot;&quot; ;([.H189]/(([.I189]*60)+[.J189])*600))">
            <text:p/>
          </table:table-cell>
          <table:table-cell table:style-name="ce100"/>
          <table:table-cell table:style-name="ce4" table:formula="of:=[.L189]+[.M188]" office:value-type="float" office:value="0" calcext:value-type="float">
            <text:p>0</text:p>
          </table:table-cell>
          <table:table-cell table:style-name="ce112" table:formula="of:=IF([.L189]&gt;0;[.M189]/(ROW([.N18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89]=0; &quot;&quot; ;([.L189]/(([.I189]*60)+[.J189])*600))">
            <text:p/>
          </table:table-cell>
          <table:table-cell table:style-name="ce155" table:content-validation-name="val17" table:formula="of:=IF([.L189]=0;&quot;&quot;;TIME(0;[.I189];[.J189])/[.L189])">
            <text:p/>
          </table:table-cell>
          <table:table-cell table:style-name="ce148" table:formula="of:=IF([.$A189]&lt;&gt;&quot;&quot;; IF([.Z189]=&quot;&quot;;NOW(); [.Z189]); &quot;&quot;)">
            <text:p/>
          </table:table-cell>
          <table:table-cell table:style-name="ce149" table:formula="of:=IF([.Z189]&lt;&gt;&quot;&quot;;[.Z189];&quot;&quot;)">
            <text:p/>
          </table:table-cell>
          <table:table-cell table:style-name="ce150" table:formula="of:=IF([.AA189]&lt;&gt;&quot;&quot;;[.AA189];&quot;&quot;)">
            <text:p/>
          </table:table-cell>
          <table:table-cell table:style-name="ce152" table:formula="of:=IF([.AB189]&lt;&gt;&quot;&quot;;[.AB18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0]&lt;&gt;0;[.A190]-[.A18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0]&gt;0;&quot;W&quot;;IF([.B190]&lt;0;&quot;L&quot;; IF([.A19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0]=0; &quot;&quot; ;([.H190]/(([.I190]*60)+[.J190])*600))">
            <text:p/>
          </table:table-cell>
          <table:table-cell table:style-name="ce100"/>
          <table:table-cell table:style-name="ce4" table:formula="of:=[.L190]+[.M189]" office:value-type="float" office:value="0" calcext:value-type="float">
            <text:p>0</text:p>
          </table:table-cell>
          <table:table-cell table:style-name="ce112" table:formula="of:=IF([.L190]&gt;0;[.M190]/(ROW([.N19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0]=0; &quot;&quot; ;([.L190]/(([.I190]*60)+[.J190])*600))">
            <text:p/>
          </table:table-cell>
          <table:table-cell table:style-name="ce155" table:content-validation-name="val17" table:formula="of:=IF([.L190]=0;&quot;&quot;;TIME(0;[.I190];[.J190])/[.L190])">
            <text:p/>
          </table:table-cell>
          <table:table-cell table:style-name="ce148" table:formula="of:=IF([.$A190]&lt;&gt;&quot;&quot;; IF([.Z190]=&quot;&quot;;NOW(); [.Z190]); &quot;&quot;)">
            <text:p/>
          </table:table-cell>
          <table:table-cell table:style-name="ce149" table:formula="of:=IF([.Z190]&lt;&gt;&quot;&quot;;[.Z190];&quot;&quot;)">
            <text:p/>
          </table:table-cell>
          <table:table-cell table:style-name="ce150" table:formula="of:=IF([.AA190]&lt;&gt;&quot;&quot;;[.AA190];&quot;&quot;)">
            <text:p/>
          </table:table-cell>
          <table:table-cell table:style-name="ce152" table:formula="of:=IF([.AB190]&lt;&gt;&quot;&quot;;[.AB19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1]&lt;&gt;0;[.A191]-[.A19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1]&gt;0;&quot;W&quot;;IF([.B191]&lt;0;&quot;L&quot;; IF([.A191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1]=0; &quot;&quot; ;([.H191]/(([.I191]*60)+[.J191])*600))">
            <text:p/>
          </table:table-cell>
          <table:table-cell table:style-name="ce100"/>
          <table:table-cell table:style-name="ce4" table:formula="of:=[.L191]+[.M190]" office:value-type="float" office:value="0" calcext:value-type="float">
            <text:p>0</text:p>
          </table:table-cell>
          <table:table-cell table:style-name="ce112" table:formula="of:=IF([.L191]&gt;0;[.M191]/(ROW([.N19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1]=0; &quot;&quot; ;([.L191]/(([.I191]*60)+[.J191])*600))">
            <text:p/>
          </table:table-cell>
          <table:table-cell table:style-name="ce155" table:content-validation-name="val17" table:formula="of:=IF([.L191]=0;&quot;&quot;;TIME(0;[.I191];[.J191])/[.L191])">
            <text:p/>
          </table:table-cell>
          <table:table-cell table:style-name="ce148" table:formula="of:=IF([.$A191]&lt;&gt;&quot;&quot;; IF([.Z191]=&quot;&quot;;NOW(); [.Z191]); &quot;&quot;)">
            <text:p/>
          </table:table-cell>
          <table:table-cell table:style-name="ce149" table:formula="of:=IF([.Z191]&lt;&gt;&quot;&quot;;[.Z191];&quot;&quot;)">
            <text:p/>
          </table:table-cell>
          <table:table-cell table:style-name="ce150" table:formula="of:=IF([.AA191]&lt;&gt;&quot;&quot;;[.AA191];&quot;&quot;)">
            <text:p/>
          </table:table-cell>
          <table:table-cell table:style-name="ce152" table:formula="of:=IF([.AB191]&lt;&gt;&quot;&quot;;[.AB19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2]&lt;&gt;0;[.A192]-[.A19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2]&gt;0;&quot;W&quot;;IF([.B192]&lt;0;&quot;L&quot;; IF([.A192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2]=0; &quot;&quot; ;([.H192]/(([.I192]*60)+[.J192])*600))">
            <text:p/>
          </table:table-cell>
          <table:table-cell table:style-name="ce100"/>
          <table:table-cell table:style-name="ce4" table:formula="of:=[.L192]+[.M191]" office:value-type="float" office:value="0" calcext:value-type="float">
            <text:p>0</text:p>
          </table:table-cell>
          <table:table-cell table:style-name="ce112" table:formula="of:=IF([.L192]&gt;0;[.M192]/(ROW([.N19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2]=0; &quot;&quot; ;([.L192]/(([.I192]*60)+[.J192])*600))">
            <text:p/>
          </table:table-cell>
          <table:table-cell table:style-name="ce155" table:content-validation-name="val17" table:formula="of:=IF([.L192]=0;&quot;&quot;;TIME(0;[.I192];[.J192])/[.L192])">
            <text:p/>
          </table:table-cell>
          <table:table-cell table:style-name="ce148" table:formula="of:=IF([.$A192]&lt;&gt;&quot;&quot;; IF([.Z192]=&quot;&quot;;NOW(); [.Z192]); &quot;&quot;)">
            <text:p/>
          </table:table-cell>
          <table:table-cell table:style-name="ce149" table:formula="of:=IF([.Z192]&lt;&gt;&quot;&quot;;[.Z192];&quot;&quot;)">
            <text:p/>
          </table:table-cell>
          <table:table-cell table:style-name="ce150" table:formula="of:=IF([.AA192]&lt;&gt;&quot;&quot;;[.AA192];&quot;&quot;)">
            <text:p/>
          </table:table-cell>
          <table:table-cell table:style-name="ce152" table:formula="of:=IF([.AB192]&lt;&gt;&quot;&quot;;[.AB19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3]&lt;&gt;0;[.A193]-[.A19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3]&gt;0;&quot;W&quot;;IF([.B193]&lt;0;&quot;L&quot;; IF([.A193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3]=0; &quot;&quot; ;([.H193]/(([.I193]*60)+[.J193])*600))">
            <text:p/>
          </table:table-cell>
          <table:table-cell table:style-name="ce100"/>
          <table:table-cell table:style-name="ce4" table:formula="of:=[.L193]+[.M192]" office:value-type="float" office:value="0" calcext:value-type="float">
            <text:p>0</text:p>
          </table:table-cell>
          <table:table-cell table:style-name="ce112" table:formula="of:=IF([.L193]&gt;0;[.M193]/(ROW([.N19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3]=0; &quot;&quot; ;([.L193]/(([.I193]*60)+[.J193])*600))">
            <text:p/>
          </table:table-cell>
          <table:table-cell table:style-name="ce155" table:content-validation-name="val17" table:formula="of:=IF([.L193]=0;&quot;&quot;;TIME(0;[.I193];[.J193])/[.L193])">
            <text:p/>
          </table:table-cell>
          <table:table-cell table:style-name="ce148" table:formula="of:=IF([.$A193]&lt;&gt;&quot;&quot;; IF([.Z193]=&quot;&quot;;NOW(); [.Z193]); &quot;&quot;)">
            <text:p/>
          </table:table-cell>
          <table:table-cell table:style-name="ce149" table:formula="of:=IF([.Z193]&lt;&gt;&quot;&quot;;[.Z193];&quot;&quot;)">
            <text:p/>
          </table:table-cell>
          <table:table-cell table:style-name="ce150" table:formula="of:=IF([.AA193]&lt;&gt;&quot;&quot;;[.AA193];&quot;&quot;)">
            <text:p/>
          </table:table-cell>
          <table:table-cell table:style-name="ce152" table:formula="of:=IF([.AB193]&lt;&gt;&quot;&quot;;[.AB19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4]&lt;&gt;0;[.A194]-[.A19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4]&gt;0;&quot;W&quot;;IF([.B194]&lt;0;&quot;L&quot;; IF([.A194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4]=0; &quot;&quot; ;([.H194]/(([.I194]*60)+[.J194])*600))">
            <text:p/>
          </table:table-cell>
          <table:table-cell table:style-name="ce100"/>
          <table:table-cell table:style-name="ce4" table:formula="of:=[.L194]+[.M193]" office:value-type="float" office:value="0" calcext:value-type="float">
            <text:p>0</text:p>
          </table:table-cell>
          <table:table-cell table:style-name="ce112" table:formula="of:=IF([.L194]&gt;0;[.M194]/(ROW([.N19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4]=0; &quot;&quot; ;([.L194]/(([.I194]*60)+[.J194])*600))">
            <text:p/>
          </table:table-cell>
          <table:table-cell table:style-name="ce155" table:content-validation-name="val17" table:formula="of:=IF([.L194]=0;&quot;&quot;;TIME(0;[.I194];[.J194])/[.L194])">
            <text:p/>
          </table:table-cell>
          <table:table-cell table:style-name="ce148" table:formula="of:=IF([.$A194]&lt;&gt;&quot;&quot;; IF([.Z194]=&quot;&quot;;NOW(); [.Z194]); &quot;&quot;)">
            <text:p/>
          </table:table-cell>
          <table:table-cell table:style-name="ce149" table:formula="of:=IF([.Z194]&lt;&gt;&quot;&quot;;[.Z194];&quot;&quot;)">
            <text:p/>
          </table:table-cell>
          <table:table-cell table:style-name="ce150" table:formula="of:=IF([.AA194]&lt;&gt;&quot;&quot;;[.AA194];&quot;&quot;)">
            <text:p/>
          </table:table-cell>
          <table:table-cell table:style-name="ce152" table:formula="of:=IF([.AB194]&lt;&gt;&quot;&quot;;[.AB19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5]&lt;&gt;0;[.A195]-[.A19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5]&gt;0;&quot;W&quot;;IF([.B195]&lt;0;&quot;L&quot;; IF([.A195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5]=0; &quot;&quot; ;([.H195]/(([.I195]*60)+[.J195])*600))">
            <text:p/>
          </table:table-cell>
          <table:table-cell table:style-name="ce100"/>
          <table:table-cell table:style-name="ce4" table:formula="of:=[.L195]+[.M194]" office:value-type="float" office:value="0" calcext:value-type="float">
            <text:p>0</text:p>
          </table:table-cell>
          <table:table-cell table:style-name="ce112" table:formula="of:=IF([.L195]&gt;0;[.M195]/(ROW([.N19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5]=0; &quot;&quot; ;([.L195]/(([.I195]*60)+[.J195])*600))">
            <text:p/>
          </table:table-cell>
          <table:table-cell table:style-name="ce155" table:content-validation-name="val17" table:formula="of:=IF([.L195]=0;&quot;&quot;;TIME(0;[.I195];[.J195])/[.L195])">
            <text:p/>
          </table:table-cell>
          <table:table-cell table:style-name="ce148" table:formula="of:=IF([.$A195]&lt;&gt;&quot;&quot;; IF([.Z195]=&quot;&quot;;NOW(); [.Z195]); &quot;&quot;)">
            <text:p/>
          </table:table-cell>
          <table:table-cell table:style-name="ce149" table:formula="of:=IF([.Z195]&lt;&gt;&quot;&quot;;[.Z195];&quot;&quot;)">
            <text:p/>
          </table:table-cell>
          <table:table-cell table:style-name="ce150" table:formula="of:=IF([.AA195]&lt;&gt;&quot;&quot;;[.AA195];&quot;&quot;)">
            <text:p/>
          </table:table-cell>
          <table:table-cell table:style-name="ce152" table:formula="of:=IF([.AB195]&lt;&gt;&quot;&quot;;[.AB19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6]&lt;&gt;0;[.A196]-[.A19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6]&gt;0;&quot;W&quot;;IF([.B196]&lt;0;&quot;L&quot;; IF([.A196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6]=0; &quot;&quot; ;([.H196]/(([.I196]*60)+[.J196])*600))">
            <text:p/>
          </table:table-cell>
          <table:table-cell table:style-name="ce100"/>
          <table:table-cell table:style-name="ce4" table:formula="of:=[.L196]+[.M195]" office:value-type="float" office:value="0" calcext:value-type="float">
            <text:p>0</text:p>
          </table:table-cell>
          <table:table-cell table:style-name="ce112" table:formula="of:=IF([.L196]&gt;0;[.M196]/(ROW([.N19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6]=0; &quot;&quot; ;([.L196]/(([.I196]*60)+[.J196])*600))">
            <text:p/>
          </table:table-cell>
          <table:table-cell table:style-name="ce155" table:content-validation-name="val17" table:formula="of:=IF([.L196]=0;&quot;&quot;;TIME(0;[.I196];[.J196])/[.L196])">
            <text:p/>
          </table:table-cell>
          <table:table-cell table:style-name="ce148" table:formula="of:=IF([.$A196]&lt;&gt;&quot;&quot;; IF([.Z196]=&quot;&quot;;NOW(); [.Z196]); &quot;&quot;)">
            <text:p/>
          </table:table-cell>
          <table:table-cell table:style-name="ce149" table:formula="of:=IF([.Z196]&lt;&gt;&quot;&quot;;[.Z196];&quot;&quot;)">
            <text:p/>
          </table:table-cell>
          <table:table-cell table:style-name="ce150" table:formula="of:=IF([.AA196]&lt;&gt;&quot;&quot;;[.AA196];&quot;&quot;)">
            <text:p/>
          </table:table-cell>
          <table:table-cell table:style-name="ce152" table:formula="of:=IF([.AB196]&lt;&gt;&quot;&quot;;[.AB19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7]&lt;&gt;0;[.A197]-[.A19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7]&gt;0;&quot;W&quot;;IF([.B197]&lt;0;&quot;L&quot;; IF([.A197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7]=0; &quot;&quot; ;([.H197]/(([.I197]*60)+[.J197])*600))">
            <text:p/>
          </table:table-cell>
          <table:table-cell table:style-name="ce100"/>
          <table:table-cell table:style-name="ce4" table:formula="of:=[.L197]+[.M196]" office:value-type="float" office:value="0" calcext:value-type="float">
            <text:p>0</text:p>
          </table:table-cell>
          <table:table-cell table:style-name="ce112" table:formula="of:=IF([.L197]&gt;0;[.M197]/(ROW([.N19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7]=0; &quot;&quot; ;([.L197]/(([.I197]*60)+[.J197])*600))">
            <text:p/>
          </table:table-cell>
          <table:table-cell table:style-name="ce155" table:content-validation-name="val17" table:formula="of:=IF([.L197]=0;&quot;&quot;;TIME(0;[.I197];[.J197])/[.L197])">
            <text:p/>
          </table:table-cell>
          <table:table-cell table:style-name="ce148" table:formula="of:=IF([.$A197]&lt;&gt;&quot;&quot;; IF([.Z197]=&quot;&quot;;NOW(); [.Z197]); &quot;&quot;)">
            <text:p/>
          </table:table-cell>
          <table:table-cell table:style-name="ce149" table:formula="of:=IF([.Z197]&lt;&gt;&quot;&quot;;[.Z197];&quot;&quot;)">
            <text:p/>
          </table:table-cell>
          <table:table-cell table:style-name="ce150" table:formula="of:=IF([.AA197]&lt;&gt;&quot;&quot;;[.AA197];&quot;&quot;)">
            <text:p/>
          </table:table-cell>
          <table:table-cell table:style-name="ce152" table:formula="of:=IF([.AB197]&lt;&gt;&quot;&quot;;[.AB19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8]&lt;&gt;0;[.A198]-[.A19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8]&gt;0;&quot;W&quot;;IF([.B198]&lt;0;&quot;L&quot;; IF([.A198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8]=0; &quot;&quot; ;([.H198]/(([.I198]*60)+[.J198])*600))">
            <text:p/>
          </table:table-cell>
          <table:table-cell table:style-name="ce100"/>
          <table:table-cell table:style-name="ce4" table:formula="of:=[.L198]+[.M194]" office:value-type="float" office:value="0" calcext:value-type="float">
            <text:p>0</text:p>
          </table:table-cell>
          <table:table-cell table:style-name="ce112" table:formula="of:=IF([.L198]&gt;0;[.M198]/(ROW([.N19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8]=0; &quot;&quot; ;([.L198]/(([.I198]*60)+[.J198])*600))">
            <text:p/>
          </table:table-cell>
          <table:table-cell table:style-name="ce155" table:content-validation-name="val17" table:formula="of:=IF([.L198]=0;&quot;&quot;;TIME(0;[.I198];[.J198])/[.L198])">
            <text:p/>
          </table:table-cell>
          <table:table-cell table:style-name="ce148" table:formula="of:=IF([.$A198]&lt;&gt;&quot;&quot;; IF([.Z198]=&quot;&quot;;NOW(); [.Z198]); &quot;&quot;)">
            <text:p/>
          </table:table-cell>
          <table:table-cell table:style-name="ce149" table:formula="of:=IF([.Z198]&lt;&gt;&quot;&quot;;[.Z198];&quot;&quot;)">
            <text:p/>
          </table:table-cell>
          <table:table-cell table:style-name="ce150" table:formula="of:=IF([.AA198]&lt;&gt;&quot;&quot;;[.AA198];&quot;&quot;)">
            <text:p/>
          </table:table-cell>
          <table:table-cell table:style-name="ce152" table:formula="of:=IF([.AB198]&lt;&gt;&quot;&quot;;[.AB19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199]&lt;&gt;0;[.A199]-[.A19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199]&gt;0;&quot;W&quot;;IF([.B199]&lt;0;&quot;L&quot;; IF([.A199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199]=0; &quot;&quot; ;([.H199]/(([.I199]*60)+[.J199])*600))">
            <text:p/>
          </table:table-cell>
          <table:table-cell table:style-name="ce100"/>
          <table:table-cell table:style-name="ce4" table:formula="of:=[.L199]+[.M198]" office:value-type="float" office:value="0" calcext:value-type="float">
            <text:p>0</text:p>
          </table:table-cell>
          <table:table-cell table:style-name="ce112" table:formula="of:=IF([.L199]&gt;0;[.M199]/(ROW([.N19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199]=0; &quot;&quot; ;([.L199]/(([.I199]*60)+[.J199])*600))">
            <text:p/>
          </table:table-cell>
          <table:table-cell table:style-name="ce155" table:content-validation-name="val17" table:formula="of:=IF([.L199]=0;&quot;&quot;;TIME(0;[.I199];[.J199])/[.L199])">
            <text:p/>
          </table:table-cell>
          <table:table-cell table:style-name="ce148" table:formula="of:=IF([.$A199]&lt;&gt;&quot;&quot;; IF([.Z199]=&quot;&quot;;NOW(); [.Z199]); &quot;&quot;)">
            <text:p/>
          </table:table-cell>
          <table:table-cell table:style-name="ce149" table:formula="of:=IF([.Z199]&lt;&gt;&quot;&quot;;[.Z199];&quot;&quot;)">
            <text:p/>
          </table:table-cell>
          <table:table-cell table:style-name="ce150" table:formula="of:=IF([.AA199]&lt;&gt;&quot;&quot;;[.AA199];&quot;&quot;)">
            <text:p/>
          </table:table-cell>
          <table:table-cell table:style-name="ce152" table:formula="of:=IF([.AB199]&lt;&gt;&quot;&quot;;[.AB19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36" table:formula="of:=IF([.A200]&lt;&gt;0;[.A200]-[.A19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61" table:formula="of:=IF([.B200]&gt;0;&quot;W&quot;;IF([.B200]&lt;0;&quot;L&quot;; IF([.A200]=&quot;&quot;;&quot;&quot;; &quot;D&quot;)))">
            <text:p/>
          </table:table-cell>
          <table:table-cell table:style-name="ce54" table:content-validation-name="val15"/>
          <table:table-cell table:style-name="ce78" table:content-validation-name="val15"/>
          <table:table-cell table:style-name="ce66"/>
          <table:table-cell table:style-name="ce85"/>
          <table:table-cell table:style-name="ce68"/>
          <table:table-cell table:style-name="ce97" table:formula="of:=IF([.I200]=0; &quot;&quot; ;([.H200]/(([.I200]*60)+[.J200])*600))">
            <text:p/>
          </table:table-cell>
          <table:table-cell table:style-name="ce100"/>
          <table:table-cell table:style-name="ce4" table:formula="of:=[.L200]+[.M199]" office:value-type="float" office:value="0" calcext:value-type="float">
            <text:p>0</text:p>
          </table:table-cell>
          <table:table-cell table:style-name="ce112" table:formula="of:=IF([.L200]&gt;0;[.M200]/(ROW([.N20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54" table:content-validation-name="val17" table:formula="of:=IF([.I200]=0; &quot;&quot; ;([.L200]/(([.I200]*60)+[.J200])*600))">
            <text:p/>
          </table:table-cell>
          <table:table-cell table:style-name="ce155" table:content-validation-name="val17" table:formula="of:=IF([.L200]=0;&quot;&quot;;TIME(0;[.I200];[.J200])/[.L200])">
            <text:p/>
          </table:table-cell>
          <table:table-cell table:style-name="ce148" table:formula="of:=IF([.$A200]&lt;&gt;&quot;&quot;; IF([.Z200]=&quot;&quot;;NOW(); [.Z200]); &quot;&quot;)">
            <text:p/>
          </table:table-cell>
          <table:table-cell table:style-name="ce149" table:formula="of:=IF([.Z200]&lt;&gt;&quot;&quot;;[.Z200];&quot;&quot;)">
            <text:p/>
          </table:table-cell>
          <table:table-cell table:style-name="ce150" table:formula="of:=IF([.AA200]&lt;&gt;&quot;&quot;;[.AA200];&quot;&quot;)">
            <text:p/>
          </table:table-cell>
          <table:table-cell table:style-name="ce152" table:formula="of:=IF([.AB200]&lt;&gt;&quot;&quot;;[.AB200];&quot;&quot;)">
            <text:p/>
          </table:table-cell>
          <table:table-cell table:number-columns-repeated="995"/>
        </table:table-row>
        <table:table-row table:style-name="ro1">
          <table:table-cell table:formula="of:=[.A2]+[.B201]" office:value-type="float" office:value="1234" calcext:value-type="float">
            <text:p>1234</text:p>
          </table:table-cell>
          <table:table-cell table:style-name="ce36" table:formula="of:=SUM([.$B$3:.$B$200])" office:value-type="float" office:value="0" calcext:value-type="float">
            <text:p>0</text:p>
          </table:table-cell>
          <table:table-cell/>
          <table:table-cell office:value-type="string" calcext:value-type="string">
            <text:p>Wins</text:p>
          </table:table-cell>
          <table:table-cell table:formula="of:=COUNTIF([.$E$3:.$E$200];&quot;W&quot;)" office:value-type="float" office:value="0" calcext:value-type="float">
            <text:p>0</text:p>
          </table:table-cell>
          <table:table-cell table:number-columns-repeated="3"/>
          <table:table-cell table:formula="of:=SUM([.I3:.I200])" office:value-type="float" office:value="0" calcext:value-type="float">
            <text:p>0</text:p>
          </table:table-cell>
          <table:table-cell table:number-columns-repeated="7"/>
          <table:table-cell table:style-name="ce127" table:number-columns-repeated="7"/>
          <table:table-cell table:style-name="ce6" table:formula="of:=AVERAGE([.X3:.X200])" office:value-type="string" office:string-value="" calcext:value-type="error">
            <text:p>#DIV/0!</text:p>
          </table:table-cell>
          <table:table-cell table:style-name="ce156" table:formula="of:=AVERAGE([.Y3:.Y200])" office:value-type="string" office:string-value="" calcext:value-type="error">
            <text:p>#DIV/0!</text:p>
          </table:table-cell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Losses</text:p>
          </table:table-cell>
          <table:table-cell table:formula="of:=COUNTIF([.$E$3:.$E$200];&quot;L&quot;)" office:value-type="float" office:value="0" calcext:value-type="float">
            <text:p>0</text:p>
          </table:table-cell>
          <table:table-cell table:number-columns-repeated="11"/>
          <table:table-cell table:style-name="ce127" table:number-columns-repeated="7"/>
          <table:table-cell table:style-name="ce6" table:formula="of:=[.X201]*1.1" office:value-type="string" office:string-value="" calcext:value-type="error">
            <text:p>#DIV/0!</text:p>
          </table:table-cell>
          <table:table-cell table:style-name="ce156" table:formula="of:=[.Y201]+0.01%" office:value-type="string" office:string-value="" calcext:value-type="error">
            <text:p>#DIV/0!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alGain</text:p>
          </table:table-cell>
          <table:table-cell table:formula="of:=SUMIF([.$B$3:.$B$200];&quot;&gt;0&quot;)" office:value-type="float" office:value="0" calcext:value-type="float">
            <text:p>0</text:p>
          </table:table-cell>
          <table:table-cell/>
          <table:table-cell office:value-type="string" calcext:value-type="string">
            <text:p>Draw</text:p>
          </table:table-cell>
          <table:table-cell table:formula="of:=COUNTIF([.$E$3:.$E$200];&quot;D&quot;)" office:value-type="float" office:value="0" calcext:value-type="float">
            <text:p>0</text:p>
          </table:table-cell>
          <table:table-cell table:number-columns-repeated="11"/>
          <table:table-cell table:style-name="ce127" table:number-columns-repeated="7"/>
          <table:table-cell table:style-name="ce6" table:formula="of:=[.X201]*0.9" office:value-type="string" office:string-value="" calcext:value-type="error">
            <text:p>#DIV/0!</text:p>
          </table:table-cell>
          <table:table-cell table:style-name="ce156" table:formula="of:=[.Y201]-0.01%" office:value-type="string" office:string-value="" calcext:value-type="error">
            <text:p>#DIV/0!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alLoss</text:p>
          </table:table-cell>
          <table:table-cell table:formula="of:=SUMIF([.$B$3:.$B$200];&quot;&lt;0&quot;)" office:value-type="float" office:value="0" calcext:value-type="float">
            <text:p>0</text:p>
          </table:table-cell>
          <table:table-cell/>
          <table:table-cell office:value-type="string" calcext:value-type="string">
            <text:p>Total</text:p>
          </table:table-cell>
          <table:table-cell table:formula="of:=[.E201]+[.E202]+[.E203]" office:value-type="float" office:value="0" calcext:value-type="float">
            <text:p>0</text:p>
          </table:table-cell>
          <table:table-cell table:number-columns-repeated="11"/>
          <table:table-cell table:style-name="ce127" table:number-columns-repeated="7"/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WinRate</text:p>
          </table:table-cell>
          <table:table-cell table:style-name="ce21" table:formula="of:=[.E201]/([.E204]-[.E203])" office:value-type="string" office:string-value="" calcext:value-type="error">
            <text:p>#DIV/0!</text:p>
          </table:table-cell>
          <table:table-cell table:number-columns-repeated="11"/>
          <table:table-cell table:style-name="ce127" table:number-columns-repeated="7"/>
          <table:table-cell table:number-columns-repeated="1001"/>
        </table:table-row>
        <table:table-row table:style-name="ro1" table:number-rows-repeated="11">
          <table:table-cell table:number-columns-repeated="16"/>
          <table:table-cell table:style-name="ce127" table:number-columns-repeated="7"/>
          <table:table-cell table:number-columns-repeated="1001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upport.S2:Support.S2 Support.S6:Support.S6 Support.AE124:Support.AE124 Support.BH124:Support.BH124 Support.CK124:Support.CK124 Support.DN124:Support.DN124 Support.EQ124:Support.EQ124 Support.FT124:Support.FT124 Support.GW124:Support.GW124 Support.HZ124:Support.HZ124 Support.JC124:Support.JC124 Support.KF124:Support.KF124 Support.LI124:Support.LI124 Support.ML124:Support.ML124 Support.NO124:Support.NO124 Support.OR124:Support.OR124 Support.PU124:Support.PU124 Support.QX124:Support.QX124 Support.SA124:Support.SA124 Support.TD124:Support.TD124 Support.UG124:Support.UG124 Support.VJ124:Support.VJ124 Support.WM124:Support.WM124 Support.XP124:Support.XP124 Support.YS124:Support.YS124 Support.ZV124:Support.ZV124 Support.AAY124:Support.AAY124 Support.ACB124:Support.ACB124 Support.ADE124:Support.ADE124 Support.AEH124:Support.AEH124 Support.AFK124:Support.AFK124 Support.AGN124:Support.AGN124 Support.AHQ124:Support.AHQ124 Support.AIT124:Support.AIT124 Support.AJW124:Support.AJW124 Support.AKZ124:Support.AKZ124 Support.AMC124:Support.AMC124 Support.B2:Support.B201">
            <calcext:condition calcext:apply-style-name="Green Back" calcext:value="&gt;0" calcext:base-cell-address="Support.B2"/>
            <calcext:condition calcext:apply-style-name="Red Back" calcext:value="&lt;0" calcext:base-cell-address="Support.B2"/>
          </calcext:conditional-format>
          <calcext:conditional-format calcext:target-range-address="Support.AH124:Support.AH124 Support.BK124:Support.BK124 Support.CN124:Support.CN124 Support.DQ124:Support.DQ124 Support.ET124:Support.ET124 Support.FW124:Support.FW124 Support.GZ124:Support.GZ124 Support.IC124:Support.IC124 Support.JF124:Support.JF124 Support.KI124:Support.KI124 Support.LL124:Support.LL124 Support.MO124:Support.MO124 Support.NR124:Support.NR124 Support.OU124:Support.OU124 Support.PX124:Support.PX124 Support.RA124:Support.RA124 Support.SD124:Support.SD124 Support.TG124:Support.TG124 Support.UJ124:Support.UJ124 Support.VM124:Support.VM124 Support.WP124:Support.WP124 Support.XS124:Support.XS124 Support.YV124:Support.YV124 Support.ZY124:Support.ZY124 Support.ABB124:Support.ABB124 Support.ACE124:Support.ACE124 Support.ADH124:Support.ADH124 Support.AEK124:Support.AEK124 Support.AFN124:Support.AFN124 Support.AGQ124:Support.AGQ124 Support.AHT124:Support.AHT124 Support.AIW124:Support.AIW124 Support.AJZ124:Support.AJZ124 Support.ALC124:Support.ALC124 Support.AMF124:Support.AMF124 Support.E2:Support.E200">
            <calcext:condition calcext:apply-style-name="Green Back" calcext:value="=&quot;W&quot;" calcext:base-cell-address="Support.E2"/>
            <calcext:condition calcext:apply-style-name="Red Back" calcext:value="=&quot;L&quot;" calcext:base-cell-address="Support.E2"/>
            <calcext:condition calcext:apply-style-name="Amber Back" calcext:value="=&quot;D&quot;" calcext:base-cell-address="Support.E2"/>
          </calcext:conditional-format>
          <calcext:conditional-format calcext:target-range-address="Support.AJ124:Support.AN124 Support.BM124:Support.BQ124 Support.CP124:Support.CT124 Support.DS124:Support.DW124 Support.EV124:Support.EZ124 Support.FY124:Support.GC124 Support.HB124:Support.HF124 Support.IE124:Support.II124 Support.JH124:Support.JL124 Support.KK124:Support.KO124 Support.LN124:Support.LR124 Support.MQ124:Support.MU124 Support.NT124:Support.NX124 Support.OW124:Support.PA124 Support.PZ124:Support.QD124 Support.RC124:Support.RG124 Support.SF124:Support.SJ124 Support.TI124:Support.TM124 Support.UL124:Support.UP124 Support.VO124:Support.VS124 Support.WR124:Support.WV124 Support.XU124:Support.XY124 Support.YX124:Support.ZB124 Support.AAA124:Support.AAE124 Support.ABD124:Support.ABH124 Support.ACG124:Support.ACK124 Support.ADJ124:Support.ADN124 Support.AEM124:Support.AEQ124 Support.AFP124:Support.AFT124 Support.AGS124:Support.AGW124 Support.AHV124:Support.AHZ124 Support.AIY124:Support.AJC124 Support.AKB124:Support.AKF124 Support.ALE124:Support.ALI124 Support.AMH124:Support.AMJ124 Support.G2:Support.K200">
            <calcext:condition calcext:apply-style-name="Amber Back" calcext:value="=&quot;GOLD&quot;" calcext:base-cell-address="Support.G2"/>
            <calcext:condition calcext:apply-style-name="Silver Back" calcext:value="=&quot;SILVER&quot;" calcext:base-cell-address="Support.G2"/>
            <calcext:condition calcext:apply-style-name="Bronze Back" calcext:value="=&quot;BRONZE&quot;" calcext:base-cell-address="Support.G2"/>
          </calcext:conditional-format>
          <calcext:conditional-format calcext:target-range-address="Support.S3:Support.S3 Support.W13:Support.W28">
            <calcext:condition calcext:apply-style-name="Green Back" calcext:value="&gt;=0.5" calcext:base-cell-address="Support.S3"/>
            <calcext:condition calcext:apply-style-name="Red Back" calcext:value="&lt;0.5" calcext:base-cell-address="Support.S3"/>
          </calcext:conditional-format>
          <calcext:conditional-format calcext:target-range-address="Support.Y3:Support.Y200">
            <calcext:condition calcext:apply-style-name="Red Back" calcext:value="&lt;[$Support.$Y$203]" calcext:base-cell-address="Support.Y3"/>
            <calcext:condition calcext:apply-style-name="Green Back" calcext:value="&gt;[$Support.$Y$202]" calcext:base-cell-address="Support.Y3"/>
            <calcext:condition calcext:apply-style-name="Bad" calcext:value="between([$Support.$Y$203],[$Support.$Y$201])" calcext:base-cell-address="Support.Y3"/>
            <calcext:condition calcext:apply-style-name="Good" calcext:value="between([$Support.$Y$201],[$Support.$Y$202])" calcext:base-cell-address="Support.Y3"/>
          </calcext:conditional-format>
          <calcext:conditional-format calcext:target-range-address="Support.X3:Support.X200">
            <calcext:condition calcext:apply-style-name="Good" calcext:value="between([$Support.$X$203],[$Support.$X$201])" calcext:base-cell-address="Support.X3"/>
            <calcext:condition calcext:apply-style-name="Bad" calcext:value="between([$Support.$X$201],[$Support.$X$202])" calcext:base-cell-address="Support.X3"/>
            <calcext:condition calcext:apply-style-name="Red Back" calcext:value="&gt;[$Support.$X$202]" calcext:base-cell-address="Support.X3"/>
            <calcext:condition calcext:apply-style-name="Green Back" calcext:value="&lt;[$Support.$X$203]" calcext:base-cell-address="Support.X3"/>
          </calcext:conditional-format>
        </calcext:conditional-formats>
      </table:table>
      <table:table table:name="Support_2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ce82"/>
        <table:table-column table:style-name="co30" table:default-cell-style-name="ce82"/>
        <table:table-column table:style-name="co31" table:default-cell-style-name="ce82"/>
        <table:table-column table:style-name="co32" table:default-cell-style-name="ce82"/>
        <table:table-column table:style-name="co33" table:default-cell-style-name="Default"/>
        <table:table-column table:style-name="co34" table:default-cell-style-name="Default"/>
        <table:table-column table:style-name="co5" table:number-columns-repeated="993" table:default-cell-style-name="Default"/>
        <table:table-row table:style-name="ro2">
          <table:table-cell table:style-name="ce52" office:value-type="string" calcext:value-type="string" table:number-columns-spanned="2" table:number-rows-spanned="1">
            <text:p>SR</text:p>
          </table:table-cell>
          <table:covered-table-cell table:style-name="ce55"/>
          <table:table-cell table:style-name="ce37" table:number-columns-repeated="4"/>
          <table:table-cell table:style-name="ce73" table:number-columns-spanned="5" table:number-rows-spanned="1"/>
          <table:covered-table-cell table:number-columns-repeated="4" table:style-name="ce37"/>
          <table:table-cell table:style-name="ce89"/>
          <table:table-cell table:style-name="ce37"/>
          <table:table-cell table:style-name="ce105" table:number-columns-repeated="3"/>
          <table:table-cell table:style-name="ce127" table:number-columns-repeated="7"/>
          <table:table-cell table:style-name="ce81" table:number-columns-repeated="2"/>
          <table:table-cell table:number-columns-repeated="999"/>
        </table:table-row>
        <table:table-row table:style-name="ro3">
          <table:table-cell table:style-name="ce33" table:formula="of:=[$Support.A201]" office:value-type="float" office:value="1234" calcext:value-type="float">
            <text:p>1234</text:p>
          </table:table-cell>
          <table:table-cell table:style-name="ce145" office:value-type="string" calcext:value-type="string">
            <text:p>Diff</text:p>
          </table:table-cell>
          <table:table-cell table:style-name="ce51" office:value-type="string" calcext:value-type="string">
            <text:p>MAP</text:p>
          </table:table-cell>
          <table:table-cell table:style-name="ce51" office:value-type="string" calcext:value-type="string">
            <text:p>Score</text:p>
          </table:table-cell>
          <table:table-cell table:style-name="ce159" office:value-type="string" calcext:value-type="string">
            <text:p>Result</text:p>
          </table:table-cell>
          <table:table-cell table:style-name="ce51" office:value-type="string" calcext:value-type="string">
            <text:p>Hero 1</text:p>
          </table:table-cell>
          <table:table-cell table:style-name="ce161" office:value-type="string" calcext:value-type="string">
            <text:p>Hero 2</text:p>
          </table:table-cell>
          <table:table-cell table:style-name="ce163" office:value-type="string" calcext:value-type="string">
            <text:p>Total Healing</text:p>
          </table:table-cell>
          <table:table-cell table:style-name="ce163" office:value-type="string" calcext:value-type="string">
            <text:p>Game Mins</text:p>
          </table:table-cell>
          <table:table-cell table:style-name="ce163" office:value-type="string" calcext:value-type="string">
            <text:p>Game Sec</text:p>
          </table:table-cell>
          <table:table-cell table:style-name="ce163" office:value-type="string" calcext:value-type="string">
            <text:p>Heal per 10 Min</text:p>
          </table:table-cell>
          <table:table-cell table:style-name="ce91" office:value-type="string" calcext:value-type="string">
            <text:p>Deaths</text:p>
          </table:table-cell>
          <table:table-cell table:style-name="ce98" office:value-type="string" calcext:value-type="string">
            <text:p>TotalDeaths</text:p>
          </table:table-cell>
          <table:table-cell table:style-name="ce104" office:value-type="string" calcext:value-type="string">
            <text:p>S19 Av. Deaths</text:p>
          </table:table-cell>
          <table:table-cell table:style-name="ce122" office:value-type="string" calcext:value-type="string">
            <text:p>My Team SR</text:p>
          </table:table-cell>
          <table:table-cell table:style-name="ce122" office:value-type="string" calcext:value-type="string">
            <text:p>Enemy Team SR</text:p>
          </table:table-cell>
          <table:table-cell table:style-name="ce127"/>
          <table:table-cell table:style-name="ce128" office:value-type="string" calcext:value-type="string">
            <text:p>SR Diff</text:p>
          </table:table-cell>
          <table:table-cell table:style-name="ce158" table:formula="of:=[.B201]" office:value-type="float" office:value="0" calcext:value-type="float">
            <text:p>0</text:p>
          </table:table-cell>
          <table:table-cell table:style-name="ce127" table:number-columns-repeated="4"/>
          <table:table-cell table:style-name="ce146" office:value-type="string" calcext:value-type="string">
            <text:p>Deaths Per 10 Min</text:p>
          </table:table-cell>
          <table:table-cell table:style-name="ce146" office:value-type="string" calcext:value-type="string">
            <text:p>Time Between Death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table:number-columns-repeated="995"/>
        </table:table-row>
        <table:table-row table:style-name="ro1">
          <table:table-cell table:style-name="ce54"/>
          <table:table-cell table:style-name="ce157" table:formula="of:=IF([.A3]&lt;&gt;0;[.A3]-[.A2];0)" office:value-type="float" office:value="0" calcext:value-type="float">
            <text:p>0</text:p>
          </table:table-cell>
          <table:table-cell table:style-name="ce54" table:content-validation-name="val2"/>
          <table:table-cell table:style-name="ce65"/>
          <table:table-cell table:style-name="ce160" table:formula="of:=IF([.B3]&gt;0;&quot;W&quot;;IF([.B3]&lt;0;&quot;L&quot;; IF([.A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3]=0; &quot;&quot; ;([.H3]/(([.I3]*60)+[.J3])*600))">
            <text:p/>
          </table:table-cell>
          <table:table-cell table:style-name="ce96"/>
          <table:table-cell table:formula="of:=[.L3]" office:value-type="float" office:value="0" calcext:value-type="float">
            <text:p>0</text:p>
          </table:table-cell>
          <table:table-cell table:style-name="ce112" table:formula="of:=IF([.L3]&gt;0;[.M3]/(ROW([.N3])-2);0)" office:value-type="float" office:value="0" calcext:value-type="float">
            <text:p>0.0</text:p>
          </table:table-cell>
          <table:table-cell table:style-name="ce107" table:content-validation-name="val16" office:value-type="float" office:value="1213" calcext:value-type="float">
            <text:p>1213</text:p>
          </table:table-cell>
          <table:table-cell table:style-name="ce108" table:content-validation-name="val16" office:value-type="float" office:value="1323" calcext:value-type="float">
            <text:p>1323</text:p>
          </table:table-cell>
          <table:table-cell/>
          <table:table-cell table:style-name="ce2" office:value-type="string" calcext:value-type="string">
            <text:p>Win Rate</text:p>
          </table:table-cell>
          <table:table-cell table:style-name="ce169" table:content-validation-name="val1" table:formula="of:=[.E205]" office:value-type="string" office:string-value="" calcext:value-type="error">
            <text:p>#DIV/0!</text:p>
          </table:table-cell>
          <table:table-cell table:style-name="ce127" table:number-columns-repeated="4"/>
          <table:table-cell table:style-name="ce172" table:content-validation-name="val16" table:formula="of:=IF([.I3]=0; &quot;&quot; ;([.L3]/(([.I3]*60)+[.J3])*600))">
            <text:p/>
          </table:table-cell>
          <table:table-cell table:style-name="ce174" table:content-validation-name="val17" table:formula="of:=IF([.L3]=0;&quot;&quot;;TIME(0;[.I3];[.J3])/[.L3])">
            <text:p/>
          </table:table-cell>
          <table:table-cell table:style-name="ce148" table:formula="of:=IF([.$A3]&lt;&gt;&quot;&quot;; IF([.Z3]=&quot;&quot;;NOW(); [.Z3]); &quot;&quot;)">
            <text:p/>
          </table:table-cell>
          <table:table-cell table:style-name="ce149" table:formula="of:=IF([.Z3]&lt;&gt;&quot;&quot;;[.Z3];&quot;&quot;)">
            <text:p/>
          </table:table-cell>
          <table:table-cell table:style-name="ce150" table:formula="of:=IF([.AA3]&lt;&gt;&quot;&quot;;[.AA3];&quot;&quot;)">
            <text:p/>
          </table:table-cell>
          <table:table-cell table:style-name="ce151" table:formula="of:=IF([.AB3]&lt;&gt;&quot;&quot;;[.AB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7" table:formula="of:=IF([.A4]&lt;&gt;0;[.A4]-[.A3];0)" office:value-type="float" office:value="0" calcext:value-type="float">
            <text:p>0</text:p>
          </table:table-cell>
          <table:table-cell table:style-name="ce54" table:content-validation-name="val3"/>
          <table:table-cell table:style-name="ce65"/>
          <table:table-cell table:style-name="ce160" table:formula="of:=IF([.B4]&gt;0;&quot;W&quot;;IF([.B4]&lt;0;&quot;L&quot;; IF([.A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4]=0; &quot;&quot; ;([.H4]/(([.I4]*60)+[.J4])*600))">
            <text:p/>
          </table:table-cell>
          <table:table-cell table:style-name="ce96"/>
          <table:table-cell table:style-name="ce4" table:formula="of:=[.L4]+[.M3]" office:value-type="float" office:value="0" calcext:value-type="float">
            <text:p>0</text:p>
          </table:table-cell>
          <table:table-cell table:style-name="ce112" table:formula="of:=IF([.L4]&gt;0;[.M4]/(ROW([.N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Avg SR Win</text:p>
          </table:table-cell>
          <table:table-cell table:style-name="ce6" table:formula="of:=[.B203]/[.E201]" office:value-type="string" office:string-value="" calcext:value-type="error">
            <text:p>#DIV/0!</text:p>
          </table:table-cell>
          <table:table-cell table:style-name="ce127" table:number-columns-repeated="4"/>
          <table:table-cell table:style-name="ce172" table:content-validation-name="val16" table:formula="of:=IF([.I4]=0; &quot;&quot; ;([.L4]/(([.I4]*60)+[.J4])*600))">
            <text:p/>
          </table:table-cell>
          <table:table-cell table:style-name="ce174" table:content-validation-name="val17" table:formula="of:=IF([.L4]=0;&quot;&quot;;TIME(0;[.I4];[.J4])/[.L4])">
            <text:p/>
          </table:table-cell>
          <table:table-cell table:style-name="ce148" table:formula="of:=IF([.$A4]&lt;&gt;&quot;&quot;; IF([.Z4]=&quot;&quot;;NOW(); [.Z4]); &quot;&quot;)">
            <text:p/>
          </table:table-cell>
          <table:table-cell table:style-name="ce149" table:formula="of:=IF([.Z4]&lt;&gt;&quot;&quot;;[.Z4];&quot;&quot;)">
            <text:p/>
          </table:table-cell>
          <table:table-cell table:style-name="ce150" table:formula="of:=IF([.AA4]&lt;&gt;&quot;&quot;;[.AA4];&quot;&quot;)">
            <text:p/>
          </table:table-cell>
          <table:table-cell table:style-name="ce152" table:formula="of:=IF([.AB4]&lt;&gt;&quot;&quot;;[.AB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5]&lt;&gt;0;[.A5]-[.A4];0)" office:value-type="float" office:value="0" calcext:value-type="float">
            <text:p>0</text:p>
          </table:table-cell>
          <table:table-cell table:style-name="ce54" table:content-validation-name="val4"/>
          <table:table-cell table:style-name="ce65"/>
          <table:table-cell table:style-name="ce160" table:formula="of:=IF([.B5]&gt;0;&quot;W&quot;;IF([.B5]&lt;0;&quot;L&quot;; IF([.A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5]=0; &quot;&quot; ;([.H5]/(([.I5]*60)+[.J5])*600))">
            <text:p/>
          </table:table-cell>
          <table:table-cell table:style-name="ce96"/>
          <table:table-cell table:style-name="ce4" table:formula="of:=[.L5]+[.M4]" office:value-type="float" office:value="0" calcext:value-type="float">
            <text:p>0</text:p>
          </table:table-cell>
          <table:table-cell table:style-name="ce112" table:formula="of:=IF([.L5]&gt;0;[.M5]/(ROW([.N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Avg SR Loss</text:p>
          </table:table-cell>
          <table:table-cell table:style-name="ce6" table:formula="of:=[.B204]/[.E202]" office:value-type="string" office:string-value="" calcext:value-type="error">
            <text:p>#DIV/0!</text:p>
          </table:table-cell>
          <table:table-cell table:style-name="ce127" table:number-columns-repeated="4"/>
          <table:table-cell table:style-name="ce172" table:content-validation-name="val16" table:formula="of:=IF([.I5]=0; &quot;&quot; ;([.L5]/(([.I5]*60)+[.J5])*600))">
            <text:p/>
          </table:table-cell>
          <table:table-cell table:style-name="ce174" table:content-validation-name="val17" table:formula="of:=IF([.L5]=0;&quot;&quot;;TIME(0;[.I5];[.J5])/[.L5])">
            <text:p/>
          </table:table-cell>
          <table:table-cell table:style-name="ce148" table:formula="of:=IF([.$A5]&lt;&gt;&quot;&quot;; IF([.Z5]=&quot;&quot;;NOW(); [.Z5]); &quot;&quot;)">
            <text:p/>
          </table:table-cell>
          <table:table-cell table:style-name="ce149" table:formula="of:=IF([.Z5]&lt;&gt;&quot;&quot;;[.Z5];&quot;&quot;)">
            <text:p/>
          </table:table-cell>
          <table:table-cell table:style-name="ce150" table:formula="of:=IF([.AA5]&lt;&gt;&quot;&quot;;[.AA5];&quot;&quot;)">
            <text:p/>
          </table:table-cell>
          <table:table-cell table:style-name="ce152" table:formula="of:=IF([.AB5]&lt;&gt;&quot;&quot;;[.AB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6]&lt;&gt;0;[.A6]-[.A5];0)" office:value-type="float" office:value="0" calcext:value-type="float">
            <text:p>0</text:p>
          </table:table-cell>
          <table:table-cell table:style-name="ce54" table:content-validation-name="val5"/>
          <table:table-cell table:style-name="ce65"/>
          <table:table-cell table:style-name="ce160" table:formula="of:=IF([.B6]&gt;0;&quot;W&quot;;IF([.B6]&lt;0;&quot;L&quot;; IF([.A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6]=0; &quot;&quot; ;([.H6]/(([.I6]*60)+[.J6])*600))">
            <text:p/>
          </table:table-cell>
          <table:table-cell table:style-name="ce96"/>
          <table:table-cell table:style-name="ce4" table:formula="of:=[.L6]+[.M5]" office:value-type="float" office:value="0" calcext:value-type="float">
            <text:p>0</text:p>
          </table:table-cell>
          <table:table-cell table:style-name="ce112" table:formula="of:=IF([.L6]&gt;0;[.M6]/(ROW([.N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Avg SR Change</text:p>
          </table:table-cell>
          <table:table-cell table:style-name="ce170" table:formula="of:=[.S2]/([.E204]-[.E203])" office:value-type="string" office:string-value="" calcext:value-type="error">
            <text:p>#DIV/0!</text:p>
          </table:table-cell>
          <table:table-cell table:style-name="ce127" table:formula="of:=MAX([.R13:.R24])" office:value-type="float" office:value="0" calcext:value-type="float">
            <text:p>0</text:p>
          </table:table-cell>
          <table:table-cell table:style-name="ce127" table:number-columns-repeated="3"/>
          <table:table-cell table:style-name="ce172" table:content-validation-name="val16" table:formula="of:=IF([.I6]=0; &quot;&quot; ;([.L6]/(([.I6]*60)+[.J6])*600))">
            <text:p/>
          </table:table-cell>
          <table:table-cell table:style-name="ce174" table:content-validation-name="val17" table:formula="of:=IF([.L6]=0;&quot;&quot;;TIME(0;[.I6];[.J6])/[.L6])">
            <text:p/>
          </table:table-cell>
          <table:table-cell table:style-name="ce148" table:formula="of:=IF([.$A6]&lt;&gt;&quot;&quot;; IF([.Z6]=&quot;&quot;;NOW(); [.Z6]); &quot;&quot;)">
            <text:p/>
          </table:table-cell>
          <table:table-cell table:style-name="ce149" table:formula="of:=IF([.Z6]&lt;&gt;&quot;&quot;;[.Z6];&quot;&quot;)">
            <text:p/>
          </table:table-cell>
          <table:table-cell table:style-name="ce150" table:formula="of:=IF([.AA6]&lt;&gt;&quot;&quot;;[.AA6];&quot;&quot;)">
            <text:p/>
          </table:table-cell>
          <table:table-cell table:style-name="ce152" table:formula="of:=IF([.AB6]&lt;&gt;&quot;&quot;;[.AB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7]&lt;&gt;0;[.A7]-[.A6];0)" office:value-type="float" office:value="0" calcext:value-type="float">
            <text:p>0</text:p>
          </table:table-cell>
          <table:table-cell table:style-name="ce54" table:content-validation-name="val6"/>
          <table:table-cell table:style-name="ce65"/>
          <table:table-cell table:style-name="ce160" table:formula="of:=IF([.B7]&gt;0;&quot;W&quot;;IF([.B7]&lt;0;&quot;L&quot;; IF([.A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7]=0; &quot;&quot; ;([.H7]/(([.I7]*60)+[.J7])*600))">
            <text:p/>
          </table:table-cell>
          <table:table-cell table:style-name="ce96"/>
          <table:table-cell table:style-name="ce4" table:formula="of:=[.L7]+[.M6]" office:value-type="float" office:value="0" calcext:value-type="float">
            <text:p>0</text:p>
          </table:table-cell>
          <table:table-cell table:style-name="ce112" table:formula="of:=IF([.L7]&gt;0;[.M7]/(ROW([.N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Most Freq. Map</text:p>
          </table:table-cell>
          <table:table-cell table:formula="of:=VLOOKUP([.T6];[.R13:.S24];2)" office:value-type="string" office:string-value="Busan" calcext:value-type="string">
            <text:p>Busan</text:p>
          </table:table-cell>
          <table:table-cell table:style-name="ce127" table:number-columns-repeated="2"/>
          <table:table-cell table:style-name="ce139"/>
          <table:table-cell table:style-name="ce140"/>
          <table:table-cell table:style-name="ce172" table:content-validation-name="val16" table:formula="of:=IF([.I7]=0; &quot;&quot; ;([.L7]/(([.I7]*60)+[.J7])*600))">
            <text:p/>
          </table:table-cell>
          <table:table-cell table:style-name="ce174" table:content-validation-name="val17" table:formula="of:=IF([.L7]=0;&quot;&quot;;TIME(0;[.I7];[.J7])/[.L7])">
            <text:p/>
          </table:table-cell>
          <table:table-cell table:style-name="ce148" table:formula="of:=IF([.$A7]&lt;&gt;&quot;&quot;; IF([.Z7]=&quot;&quot;;NOW(); [.Z7]); &quot;&quot;)">
            <text:p/>
          </table:table-cell>
          <table:table-cell table:style-name="ce149" table:formula="of:=IF([.Z7]&lt;&gt;&quot;&quot;;[.Z7];&quot;&quot;)">
            <text:p/>
          </table:table-cell>
          <table:table-cell table:style-name="ce150" table:formula="of:=IF([.AA7]&lt;&gt;&quot;&quot;;[.AA7];&quot;&quot;)">
            <text:p/>
          </table:table-cell>
          <table:table-cell table:style-name="ce152" table:formula="of:=IF([.AB7]&lt;&gt;&quot;&quot;;[.AB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8]&lt;&gt;0;[.A8]-[.A7];0)" office:value-type="float" office:value="0" calcext:value-type="float">
            <text:p>0</text:p>
          </table:table-cell>
          <table:table-cell table:style-name="ce54" table:content-validation-name="val7"/>
          <table:table-cell table:style-name="ce65"/>
          <table:table-cell table:style-name="ce160" table:formula="of:=IF([.B8]&gt;0;&quot;W&quot;;IF([.B8]&lt;0;&quot;L&quot;; IF([.A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8]=0; &quot;&quot; ;([.H8]/(([.I8]*60)+[.J8])*600))">
            <text:p/>
          </table:table-cell>
          <table:table-cell table:style-name="ce100"/>
          <table:table-cell table:style-name="ce4" table:formula="of:=[.L8]+[.M7]" office:value-type="float" office:value="0" calcext:value-type="float">
            <text:p>0</text:p>
          </table:table-cell>
          <table:table-cell table:style-name="ce112" table:formula="of:=IF([.L8]&gt;0;[.M8]/(ROW([.N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/>
          <table:table-cell table:style-name="ce2" office:value-type="string" calcext:value-type="string">
            <text:p>Map Type</text:p>
          </table:table-cell>
          <table:table-cell table:formula="of:=VLOOKUP(MAX([.R25:.R28]);[.R25:.S28];2)" office:value-type="string" office:string-value="Control" calcext:value-type="string">
            <text:p>Control</text:p>
          </table:table-cell>
          <table:table-cell table:style-name="ce127" table:number-columns-repeated="2"/>
          <table:table-cell table:style-name="ce139"/>
          <table:table-cell table:style-name="ce140"/>
          <table:table-cell table:style-name="ce172" table:content-validation-name="val16" table:formula="of:=IF([.I8]=0; &quot;&quot; ;([.L8]/(([.I8]*60)+[.J8])*600))">
            <text:p/>
          </table:table-cell>
          <table:table-cell table:style-name="ce174" table:content-validation-name="val17" table:formula="of:=IF([.L8]=0;&quot;&quot;;TIME(0;[.I8];[.J8])/[.L8])">
            <text:p/>
          </table:table-cell>
          <table:table-cell table:style-name="ce148" table:formula="of:=IF([.$A8]&lt;&gt;&quot;&quot;; IF([.Z8]=&quot;&quot;;NOW(); [.Z8]); &quot;&quot;)">
            <text:p/>
          </table:table-cell>
          <table:table-cell table:style-name="ce149" table:formula="of:=IF([.Z8]&lt;&gt;&quot;&quot;;[.Z8];&quot;&quot;)">
            <text:p/>
          </table:table-cell>
          <table:table-cell table:style-name="ce150" table:formula="of:=IF([.AA8]&lt;&gt;&quot;&quot;;[.AA8];&quot;&quot;)">
            <text:p/>
          </table:table-cell>
          <table:table-cell table:style-name="ce152" table:formula="of:=IF([.AB8]&lt;&gt;&quot;&quot;;[.AB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9]&lt;&gt;0;[.A9]-[.A8];0)" office:value-type="float" office:value="0" calcext:value-type="float">
            <text:p>0</text:p>
          </table:table-cell>
          <table:table-cell table:style-name="ce54" table:content-validation-name="val8"/>
          <table:table-cell table:style-name="ce65"/>
          <table:table-cell table:style-name="ce160" table:formula="of:=IF([.B9]&gt;0;&quot;W&quot;;IF([.B9]&lt;0;&quot;L&quot;; IF([.A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9]=0; &quot;&quot; ;([.H9]/(([.I9]*60)+[.J9])*600))">
            <text:p/>
          </table:table-cell>
          <table:table-cell table:style-name="ce100"/>
          <table:table-cell table:style-name="ce4" table:formula="of:=[.L9]+[.M8]" office:value-type="float" office:value="0" calcext:value-type="float">
            <text:p>0</text:p>
          </table:table-cell>
          <table:table-cell table:style-name="ce112" table:formula="of:=IF([.L9]&gt;0;[.M9]/(ROW([.N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5"/>
          <table:table-cell table:style-name="ce139"/>
          <table:table-cell table:style-name="ce140"/>
          <table:table-cell table:style-name="ce172" table:content-validation-name="val16" table:formula="of:=IF([.I9]=0; &quot;&quot; ;([.L9]/(([.I9]*60)+[.J9])*600))">
            <text:p/>
          </table:table-cell>
          <table:table-cell table:style-name="ce174" table:content-validation-name="val17" table:formula="of:=IF([.L9]=0;&quot;&quot;;TIME(0;[.I9];[.J9])/[.L9])">
            <text:p/>
          </table:table-cell>
          <table:table-cell table:style-name="ce148" table:formula="of:=IF([.$A9]&lt;&gt;&quot;&quot;; IF([.Z9]=&quot;&quot;;NOW(); [.Z9]); &quot;&quot;)">
            <text:p/>
          </table:table-cell>
          <table:table-cell table:style-name="ce149" table:formula="of:=IF([.Z9]&lt;&gt;&quot;&quot;;[.Z9];&quot;&quot;)">
            <text:p/>
          </table:table-cell>
          <table:table-cell table:style-name="ce150" table:formula="of:=IF([.AA9]&lt;&gt;&quot;&quot;;[.AA9];&quot;&quot;)">
            <text:p/>
          </table:table-cell>
          <table:table-cell table:style-name="ce152" table:formula="of:=IF([.AB9]&lt;&gt;&quot;&quot;;[.AB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0]&lt;&gt;0;[.A10]-[.A9];0)" office:value-type="float" office:value="0" calcext:value-type="float">
            <text:p>0</text:p>
          </table:table-cell>
          <table:table-cell table:style-name="ce54" table:content-validation-name="val9"/>
          <table:table-cell table:style-name="ce65"/>
          <table:table-cell table:style-name="ce160" table:formula="of:=IF([.B10]&gt;0;&quot;W&quot;;IF([.B10]&lt;0;&quot;L&quot;; IF([.A1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0]=0; &quot;&quot; ;([.H10]/(([.I10]*60)+[.J10])*600))">
            <text:p/>
          </table:table-cell>
          <table:table-cell table:style-name="ce100"/>
          <table:table-cell table:style-name="ce4" table:formula="of:=[.L10]+[.M9]" office:value-type="float" office:value="0" calcext:value-type="float">
            <text:p>0</text:p>
          </table:table-cell>
          <table:table-cell table:style-name="ce112" table:formula="of:=IF([.L10]&gt;0;[.M10]/(ROW([.N1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5"/>
          <table:table-cell table:style-name="ce139"/>
          <table:table-cell table:style-name="ce140"/>
          <table:table-cell table:style-name="ce172" table:content-validation-name="val16" table:formula="of:=IF([.I10]=0; &quot;&quot; ;([.L10]/(([.I10]*60)+[.J10])*600))">
            <text:p/>
          </table:table-cell>
          <table:table-cell table:style-name="ce174" table:content-validation-name="val17" table:formula="of:=IF([.L10]=0;&quot;&quot;;TIME(0;[.I10];[.J10])/[.L10])">
            <text:p/>
          </table:table-cell>
          <table:table-cell table:style-name="ce148" table:formula="of:=IF([.$A10]&lt;&gt;&quot;&quot;; IF([.Z10]=&quot;&quot;;NOW(); [.Z10]); &quot;&quot;)">
            <text:p/>
          </table:table-cell>
          <table:table-cell table:style-name="ce149" table:formula="of:=IF([.Z10]&lt;&gt;&quot;&quot;;[.Z10];&quot;&quot;)">
            <text:p/>
          </table:table-cell>
          <table:table-cell table:style-name="ce150" table:formula="of:=IF([.AA10]&lt;&gt;&quot;&quot;;[.AA10];&quot;&quot;)">
            <text:p/>
          </table:table-cell>
          <table:table-cell table:style-name="ce152" table:formula="of:=IF([.AB10]&lt;&gt;&quot;&quot;;[.AB1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1]&lt;&gt;0;[.A11]-[.A10];0)" office:value-type="float" office:value="0" calcext:value-type="float">
            <text:p>0</text:p>
          </table:table-cell>
          <table:table-cell table:style-name="ce54" table:content-validation-name="val10"/>
          <table:table-cell table:style-name="ce65"/>
          <table:table-cell table:style-name="ce160" table:formula="of:=IF([.B11]&gt;0;&quot;W&quot;;IF([.B11]&lt;0;&quot;L&quot;; IF([.A11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1]=0; &quot;&quot; ;([.H11]/(([.I11]*60)+[.J11])*600))">
            <text:p/>
          </table:table-cell>
          <table:table-cell table:style-name="ce100"/>
          <table:table-cell table:style-name="ce4" table:formula="of:=[.L11]+[.M10]" office:value-type="float" office:value="0" calcext:value-type="float">
            <text:p>0</text:p>
          </table:table-cell>
          <table:table-cell table:style-name="ce112" table:formula="of:=IF([.L11]&gt;0;[.M11]/(ROW([.N1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5"/>
          <table:table-cell table:style-name="ce139"/>
          <table:table-cell table:style-name="ce140"/>
          <table:table-cell table:style-name="ce172" table:content-validation-name="val16" table:formula="of:=IF([.I11]=0; &quot;&quot; ;([.L11]/(([.I11]*60)+[.J11])*600))">
            <text:p/>
          </table:table-cell>
          <table:table-cell table:style-name="ce174" table:content-validation-name="val17" table:formula="of:=IF([.L11]=0;&quot;&quot;;TIME(0;[.I11];[.J11])/[.L11])">
            <text:p/>
          </table:table-cell>
          <table:table-cell table:style-name="ce148" table:formula="of:=IF([.$A11]&lt;&gt;&quot;&quot;; IF([.Z11]=&quot;&quot;;NOW(); [.Z11]); &quot;&quot;)">
            <text:p/>
          </table:table-cell>
          <table:table-cell table:style-name="ce149" table:formula="of:=IF([.Z11]&lt;&gt;&quot;&quot;;[.Z11];&quot;&quot;)">
            <text:p/>
          </table:table-cell>
          <table:table-cell table:style-name="ce150" table:formula="of:=IF([.AA11]&lt;&gt;&quot;&quot;;[.AA11];&quot;&quot;)">
            <text:p/>
          </table:table-cell>
          <table:table-cell table:style-name="ce152" table:formula="of:=IF([.AB11]&lt;&gt;&quot;&quot;;[.AB1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2]&lt;&gt;0;[.A12]-[.A11];0)" office:value-type="float" office:value="0" calcext:value-type="float">
            <text:p>0</text:p>
          </table:table-cell>
          <table:table-cell table:style-name="ce54" table:content-validation-name="val11"/>
          <table:table-cell table:style-name="ce65"/>
          <table:table-cell table:style-name="ce160" table:formula="of:=IF([.B12]&gt;0;&quot;W&quot;;IF([.B12]&lt;0;&quot;L&quot;; IF([.A12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2]=0; &quot;&quot; ;([.H12]/(([.I12]*60)+[.J12])*600))">
            <text:p/>
          </table:table-cell>
          <table:table-cell table:style-name="ce100"/>
          <table:table-cell table:style-name="ce4" table:formula="of:=[.L12]+[.M11]" office:value-type="float" office:value="0" calcext:value-type="float">
            <text:p>0</text:p>
          </table:table-cell>
          <table:table-cell table:style-name="ce112" table:formula="of:=IF([.L12]&gt;0;[.M12]/(ROW([.N1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3" office:value-type="string" calcext:value-type="string">
            <text:p>MAP</text:p>
          </table:table-cell>
          <table:table-cell table:style-name="ce123" office:value-type="string" calcext:value-type="string">
            <text:p>Count</text:p>
          </table:table-cell>
          <table:table-cell table:style-name="ce123" office:value-type="string" calcext:value-type="string">
            <text:p>Map</text:p>
          </table:table-cell>
          <table:table-cell table:style-name="ce123" office:value-type="string" calcext:value-type="string">
            <text:p>Wins</text:p>
          </table:table-cell>
          <table:table-cell table:style-name="ce123" office:value-type="string" calcext:value-type="string">
            <text:p>Loss</text:p>
          </table:table-cell>
          <table:table-cell table:style-name="ce123" office:value-type="string" calcext:value-type="string">
            <text:p>Draw</text:p>
          </table:table-cell>
          <table:table-cell table:style-name="ce123" office:value-type="string" calcext:value-type="string">
            <text:p>Winrate</text:p>
          </table:table-cell>
          <table:table-cell table:style-name="ce172" table:content-validation-name="val16" table:formula="of:=IF([.I12]=0; &quot;&quot; ;([.L12]/(([.I12]*60)+[.J12])*600))">
            <text:p/>
          </table:table-cell>
          <table:table-cell table:style-name="ce174" table:content-validation-name="val17" table:formula="of:=IF([.L12]=0;&quot;&quot;;TIME(0;[.I12];[.J12])/[.L12])">
            <text:p/>
          </table:table-cell>
          <table:table-cell table:style-name="ce148" table:formula="of:=IF([.$A12]&lt;&gt;&quot;&quot;; IF([.Z12]=&quot;&quot;;NOW(); [.Z12]); &quot;&quot;)">
            <text:p/>
          </table:table-cell>
          <table:table-cell table:style-name="ce149" table:formula="of:=IF([.Z12]&lt;&gt;&quot;&quot;;[.Z12];&quot;&quot;)">
            <text:p/>
          </table:table-cell>
          <table:table-cell table:style-name="ce150" table:formula="of:=IF([.AA12]&lt;&gt;&quot;&quot;;[.AA12];&quot;&quot;)">
            <text:p/>
          </table:table-cell>
          <table:table-cell table:style-name="ce152" table:formula="of:=IF([.AB12]&lt;&gt;&quot;&quot;;[.AB1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3]&lt;&gt;0;[.A13]-[.A12];0)" office:value-type="float" office:value="0" calcext:value-type="float">
            <text:p>0</text:p>
          </table:table-cell>
          <table:table-cell table:style-name="ce54" table:content-validation-name="val12"/>
          <table:table-cell table:style-name="ce65"/>
          <table:table-cell table:style-name="ce160" table:formula="of:=IF([.B13]&gt;0;&quot;W&quot;;IF([.B13]&lt;0;&quot;L&quot;; IF([.A1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3]=0; &quot;&quot; ;([.H13]/(([.I13]*60)+[.J13])*600))">
            <text:p/>
          </table:table-cell>
          <table:table-cell table:style-name="ce100"/>
          <table:table-cell table:style-name="ce4" table:formula="of:=[.L13]+[.M12]" office:value-type="float" office:value="0" calcext:value-type="float">
            <text:p>0</text:p>
          </table:table-cell>
          <table:table-cell table:style-name="ce112" table:formula="of:=IF([.L13]&gt;0;[.M13]/(ROW([.N1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Temple of Anubis</text:p>
          </table:table-cell>
          <table:table-cell table:style-name="ce130" table:formula="of:=COUNTIF([.$C$3:.$C$200];[.Q13])" office:value-type="float" office:value="0" calcext:value-type="float">
            <text:p>0</text:p>
          </table:table-cell>
          <table:table-cell table:style-name="ce133" office:value-type="string" calcext:value-type="string">
            <text:p>Temple of Anubis</text:p>
          </table:table-cell>
          <table:table-cell table:style-name="ce126" table:formula="of:=COUNTIFS([.$C$3:.$C$200];[.$S13];[.$E$3:.$E$200];&quot;W&quot;)" office:value-type="float" office:value="0" calcext:value-type="float">
            <text:p>0</text:p>
          </table:table-cell>
          <table:table-cell table:style-name="ce126" table:formula="of:=COUNTIFS([.$C$3:.$C$200];[.$S13];[.$E$3:.$E$200];&quot;L&quot;)" office:value-type="float" office:value="0" calcext:value-type="float">
            <text:p>0</text:p>
          </table:table-cell>
          <table:table-cell table:style-name="ce126" table:formula="of:=COUNTIFS([.$C$3:.$C$200];[.$S13];[.$E$3:.$E$200];&quot;D&quot;)" office:value-type="float" office:value="0" calcext:value-type="float">
            <text:p>0</text:p>
          </table:table-cell>
          <table:table-cell table:style-name="ce171" table:content-validation-name="val1" table:formula="of:=[.$T13]/([.$R13]-[.V13])" office:value-type="string" office:string-value="" calcext:value-type="error">
            <text:p>#DIV/0!</text:p>
          </table:table-cell>
          <table:table-cell table:style-name="ce172" table:content-validation-name="val16" table:formula="of:=IF([.I13]=0; &quot;&quot; ;([.L13]/(([.I13]*60)+[.J13])*600))">
            <text:p/>
          </table:table-cell>
          <table:table-cell table:style-name="ce174" table:content-validation-name="val17" table:formula="of:=IF([.L13]=0;&quot;&quot;;TIME(0;[.I13];[.J13])/[.L13])">
            <text:p/>
          </table:table-cell>
          <table:table-cell table:style-name="ce148" table:formula="of:=IF([.$A13]&lt;&gt;&quot;&quot;; IF([.Z13]=&quot;&quot;;NOW(); [.Z13]); &quot;&quot;)">
            <text:p/>
          </table:table-cell>
          <table:table-cell table:style-name="ce149" table:formula="of:=IF([.Z13]&lt;&gt;&quot;&quot;;[.Z13];&quot;&quot;)">
            <text:p/>
          </table:table-cell>
          <table:table-cell table:style-name="ce150" table:formula="of:=IF([.AA13]&lt;&gt;&quot;&quot;;[.AA13];&quot;&quot;)">
            <text:p/>
          </table:table-cell>
          <table:table-cell table:style-name="ce152" table:formula="of:=IF([.AB13]&lt;&gt;&quot;&quot;;[.AB1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4]&lt;&gt;0;[.A14]-[.A13];0)" office:value-type="float" office:value="0" calcext:value-type="float">
            <text:p>0</text:p>
          </table:table-cell>
          <table:table-cell table:style-name="ce62" table:content-validation-name="val13"/>
          <table:table-cell table:style-name="ce65"/>
          <table:table-cell table:style-name="ce160" table:formula="of:=IF([.B14]&gt;0;&quot;W&quot;;IF([.B14]&lt;0;&quot;L&quot;; IF([.A1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4]=0; &quot;&quot; ;([.H14]/(([.I14]*60)+[.J14])*600))">
            <text:p/>
          </table:table-cell>
          <table:table-cell table:style-name="ce100"/>
          <table:table-cell table:style-name="ce4" table:formula="of:=[.L14]+[.M13]" office:value-type="float" office:value="0" calcext:value-type="float">
            <text:p>0</text:p>
          </table:table-cell>
          <table:table-cell table:style-name="ce112" table:formula="of:=IF([.L14]&gt;0;[.M14]/(ROW([.N1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Hanamura</text:p>
          </table:table-cell>
          <table:table-cell table:style-name="ce130" table:formula="of:=COUNTIF([.$C$3:.$C$200];[.Q14])" office:value-type="float" office:value="0" calcext:value-type="float">
            <text:p>0</text:p>
          </table:table-cell>
          <table:table-cell table:style-name="ce133" office:value-type="string" calcext:value-type="string">
            <text:p>Hanamura</text:p>
          </table:table-cell>
          <table:table-cell table:style-name="ce126" table:formula="of:=COUNTIFS([.$C$3:.$C$200];[.$S14];[.$E$3:.$E$200];&quot;W&quot;)" office:value-type="float" office:value="0" calcext:value-type="float">
            <text:p>0</text:p>
          </table:table-cell>
          <table:table-cell table:style-name="ce126" table:formula="of:=COUNTIFS([.$C$3:.$C$200];[.$S14];[.$E$3:.$E$200];&quot;L&quot;)" office:value-type="float" office:value="0" calcext:value-type="float">
            <text:p>0</text:p>
          </table:table-cell>
          <table:table-cell table:style-name="ce126" table:formula="of:=COUNTIFS([.$C$3:.$C$200];[.$S14];[.$E$3:.$E$200];&quot;D&quot;)" office:value-type="float" office:value="0" calcext:value-type="float">
            <text:p>0</text:p>
          </table:table-cell>
          <table:table-cell table:style-name="ce171" table:content-validation-name="val1" table:formula="of:=[.$T14]/([.$R14]-[.V14])" office:value-type="string" office:string-value="" calcext:value-type="error">
            <text:p>#DIV/0!</text:p>
          </table:table-cell>
          <table:table-cell table:style-name="ce172" table:content-validation-name="val16" table:formula="of:=IF([.I14]=0; &quot;&quot; ;([.L14]/(([.I14]*60)+[.J14])*600))">
            <text:p/>
          </table:table-cell>
          <table:table-cell table:style-name="ce174" table:content-validation-name="val17" table:formula="of:=IF([.L14]=0;&quot;&quot;;TIME(0;[.I14];[.J14])/[.L14])">
            <text:p/>
          </table:table-cell>
          <table:table-cell table:style-name="ce148" table:formula="of:=IF([.$A14]&lt;&gt;&quot;&quot;; IF([.Z14]=&quot;&quot;;NOW(); [.Z14]); &quot;&quot;)">
            <text:p/>
          </table:table-cell>
          <table:table-cell table:style-name="ce149" table:formula="of:=IF([.Z14]&lt;&gt;&quot;&quot;;[.Z14];&quot;&quot;)">
            <text:p/>
          </table:table-cell>
          <table:table-cell table:style-name="ce150" table:formula="of:=IF([.AA14]&lt;&gt;&quot;&quot;;[.AA14];&quot;&quot;)">
            <text:p/>
          </table:table-cell>
          <table:table-cell table:style-name="ce152" table:formula="of:=IF([.AB14]&lt;&gt;&quot;&quot;;[.AB1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5]&lt;&gt;0;[.A15]-[.A1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5]&gt;0;&quot;W&quot;;IF([.B15]&lt;0;&quot;L&quot;; IF([.A1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5]=0; &quot;&quot; ;([.H15]/(([.I15]*60)+[.J15])*600))">
            <text:p/>
          </table:table-cell>
          <table:table-cell table:style-name="ce100"/>
          <table:table-cell table:style-name="ce4" table:formula="of:=[.L15]+[.M14]" office:value-type="float" office:value="0" calcext:value-type="float">
            <text:p>0</text:p>
          </table:table-cell>
          <table:table-cell table:style-name="ce112" table:formula="of:=IF([.L15]&gt;0;[.M15]/(ROW([.N1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Volskaya Industries</text:p>
          </table:table-cell>
          <table:table-cell table:style-name="ce130" table:formula="of:=COUNTIF([.$C$3:.$C$200];[.Q15])" office:value-type="float" office:value="0" calcext:value-type="float">
            <text:p>0</text:p>
          </table:table-cell>
          <table:table-cell table:style-name="ce133" office:value-type="string" calcext:value-type="string">
            <text:p>Volskaya Industries</text:p>
          </table:table-cell>
          <table:table-cell table:style-name="ce126" table:formula="of:=COUNTIFS([.$C$3:.$C$200];[.$S15];[.$E$3:.$E$200];&quot;W&quot;)" office:value-type="float" office:value="0" calcext:value-type="float">
            <text:p>0</text:p>
          </table:table-cell>
          <table:table-cell table:style-name="ce126" table:formula="of:=COUNTIFS([.$C$3:.$C$200];[.$S15];[.$E$3:.$E$200];&quot;L&quot;)" office:value-type="float" office:value="0" calcext:value-type="float">
            <text:p>0</text:p>
          </table:table-cell>
          <table:table-cell table:style-name="ce126" table:formula="of:=COUNTIFS([.$C$3:.$C$200];[.$S15];[.$E$3:.$E$200];&quot;D&quot;)" office:value-type="float" office:value="0" calcext:value-type="float">
            <text:p>0</text:p>
          </table:table-cell>
          <table:table-cell table:style-name="ce171" table:content-validation-name="val1" table:formula="of:=[.$T15]/([.$R15]-[.V15])" office:value-type="string" office:string-value="" calcext:value-type="error">
            <text:p>#DIV/0!</text:p>
          </table:table-cell>
          <table:table-cell table:style-name="ce172" table:content-validation-name="val16" table:formula="of:=IF([.I15]=0; &quot;&quot; ;([.L15]/(([.I15]*60)+[.J15])*600))">
            <text:p/>
          </table:table-cell>
          <table:table-cell table:style-name="ce174" table:content-validation-name="val17" table:formula="of:=IF([.L15]=0;&quot;&quot;;TIME(0;[.I15];[.J15])/[.L15])">
            <text:p/>
          </table:table-cell>
          <table:table-cell table:style-name="ce148" table:formula="of:=IF([.$A15]&lt;&gt;&quot;&quot;; IF([.Z15]=&quot;&quot;;NOW(); [.Z15]); &quot;&quot;)">
            <text:p/>
          </table:table-cell>
          <table:table-cell table:style-name="ce149" table:formula="of:=IF([.Z15]&lt;&gt;&quot;&quot;;[.Z15];&quot;&quot;)">
            <text:p/>
          </table:table-cell>
          <table:table-cell table:style-name="ce150" table:formula="of:=IF([.AA15]&lt;&gt;&quot;&quot;;[.AA15];&quot;&quot;)">
            <text:p/>
          </table:table-cell>
          <table:table-cell table:style-name="ce152" table:formula="of:=IF([.AB15]&lt;&gt;&quot;&quot;;[.AB1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6]&lt;&gt;0;[.A16]-[.A1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6]&gt;0;&quot;W&quot;;IF([.B16]&lt;0;&quot;L&quot;; IF([.A1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6]=0; &quot;&quot; ;([.H16]/(([.I16]*60)+[.J16])*600))">
            <text:p/>
          </table:table-cell>
          <table:table-cell table:style-name="ce100"/>
          <table:table-cell table:style-name="ce4" table:formula="of:=[.L16]+[.M15]" office:value-type="float" office:value="0" calcext:value-type="float">
            <text:p>0</text:p>
          </table:table-cell>
          <table:table-cell table:style-name="ce112" table:formula="of:=IF([.L16]&gt;0;[.M16]/(ROW([.N1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Dorado</text:p>
          </table:table-cell>
          <table:table-cell table:style-name="ce130" table:formula="of:=COUNTIF([.$C$3:.$C$200];[.Q16])" office:value-type="float" office:value="0" calcext:value-type="float">
            <text:p>0</text:p>
          </table:table-cell>
          <table:table-cell table:style-name="ce133" office:value-type="string" calcext:value-type="string">
            <text:p>Dorado</text:p>
          </table:table-cell>
          <table:table-cell table:style-name="ce126" table:formula="of:=COUNTIFS([.$C$3:.$C$200];[.$S16];[.$E$3:.$E$200];&quot;W&quot;)" office:value-type="float" office:value="0" calcext:value-type="float">
            <text:p>0</text:p>
          </table:table-cell>
          <table:table-cell table:style-name="ce126" table:formula="of:=COUNTIFS([.$C$3:.$C$200];[.$S16];[.$E$3:.$E$200];&quot;L&quot;)" office:value-type="float" office:value="0" calcext:value-type="float">
            <text:p>0</text:p>
          </table:table-cell>
          <table:table-cell table:style-name="ce126" table:formula="of:=COUNTIFS([.$C$3:.$C$200];[.$S16];[.$E$3:.$E$200];&quot;D&quot;)" office:value-type="float" office:value="0" calcext:value-type="float">
            <text:p>0</text:p>
          </table:table-cell>
          <table:table-cell table:style-name="ce171" table:content-validation-name="val1" table:formula="of:=[.$T16]/([.$R16]-[.V16])" office:value-type="string" office:string-value="" calcext:value-type="error">
            <text:p>#DIV/0!</text:p>
          </table:table-cell>
          <table:table-cell table:style-name="ce172" table:content-validation-name="val16" table:formula="of:=IF([.I16]=0; &quot;&quot; ;([.L16]/(([.I16]*60)+[.J16])*600))">
            <text:p/>
          </table:table-cell>
          <table:table-cell table:style-name="ce174" table:content-validation-name="val17" table:formula="of:=IF([.L16]=0;&quot;&quot;;TIME(0;[.I16];[.J16])/[.L16])">
            <text:p/>
          </table:table-cell>
          <table:table-cell table:style-name="ce148" table:formula="of:=IF([.$A16]&lt;&gt;&quot;&quot;; IF([.Z16]=&quot;&quot;;NOW(); [.Z16]); &quot;&quot;)">
            <text:p/>
          </table:table-cell>
          <table:table-cell table:style-name="ce149" table:formula="of:=IF([.Z16]&lt;&gt;&quot;&quot;;[.Z16];&quot;&quot;)">
            <text:p/>
          </table:table-cell>
          <table:table-cell table:style-name="ce150" table:formula="of:=IF([.AA16]&lt;&gt;&quot;&quot;;[.AA16];&quot;&quot;)">
            <text:p/>
          </table:table-cell>
          <table:table-cell table:style-name="ce152" table:formula="of:=IF([.AB16]&lt;&gt;&quot;&quot;;[.AB1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7]&lt;&gt;0;[.A17]-[.A1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7]&gt;0;&quot;W&quot;;IF([.B17]&lt;0;&quot;L&quot;; IF([.A1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7]=0; &quot;&quot; ;([.H17]/(([.I17]*60)+[.J17])*600))">
            <text:p/>
          </table:table-cell>
          <table:table-cell table:style-name="ce100"/>
          <table:table-cell table:style-name="ce4" table:formula="of:=[.L17]+[.M16]" office:value-type="float" office:value="0" calcext:value-type="float">
            <text:p>0</text:p>
          </table:table-cell>
          <table:table-cell table:style-name="ce112" table:formula="of:=IF([.L17]&gt;0;[.M17]/(ROW([.N1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Rialto</text:p>
          </table:table-cell>
          <table:table-cell table:style-name="ce130" table:formula="of:=COUNTIF([.$C$3:.$C$200];[.Q17])" office:value-type="float" office:value="0" calcext:value-type="float">
            <text:p>0</text:p>
          </table:table-cell>
          <table:table-cell table:style-name="ce133" office:value-type="string" calcext:value-type="string">
            <text:p>Rialto</text:p>
          </table:table-cell>
          <table:table-cell table:style-name="ce126" table:formula="of:=COUNTIFS([.$C$3:.$C$200];[.$S17];[.$E$3:.$E$200];&quot;W&quot;)" office:value-type="float" office:value="0" calcext:value-type="float">
            <text:p>0</text:p>
          </table:table-cell>
          <table:table-cell table:style-name="ce126" table:formula="of:=COUNTIFS([.$C$3:.$C$200];[.$S17];[.$E$3:.$E$200];&quot;L&quot;)" office:value-type="float" office:value="0" calcext:value-type="float">
            <text:p>0</text:p>
          </table:table-cell>
          <table:table-cell table:style-name="ce126" table:formula="of:=COUNTIFS([.$C$3:.$C$200];[.$S17];[.$E$3:.$E$200];&quot;D&quot;)" office:value-type="float" office:value="0" calcext:value-type="float">
            <text:p>0</text:p>
          </table:table-cell>
          <table:table-cell table:style-name="ce171" table:content-validation-name="val1" table:formula="of:=[.$T17]/([.$R17]-[.V17])" office:value-type="string" office:string-value="" calcext:value-type="error">
            <text:p>#DIV/0!</text:p>
          </table:table-cell>
          <table:table-cell table:style-name="ce172" table:content-validation-name="val16" table:formula="of:=IF([.I17]=0; &quot;&quot; ;([.L17]/(([.I17]*60)+[.J17])*600))">
            <text:p/>
          </table:table-cell>
          <table:table-cell table:style-name="ce174" table:content-validation-name="val17" table:formula="of:=IF([.L17]=0;&quot;&quot;;TIME(0;[.I17];[.J17])/[.L17])">
            <text:p/>
          </table:table-cell>
          <table:table-cell table:style-name="ce148" table:formula="of:=IF([.$A17]&lt;&gt;&quot;&quot;; IF([.Z17]=&quot;&quot;;NOW(); [.Z17]); &quot;&quot;)">
            <text:p/>
          </table:table-cell>
          <table:table-cell table:style-name="ce149" table:formula="of:=IF([.Z17]&lt;&gt;&quot;&quot;;[.Z17];&quot;&quot;)">
            <text:p/>
          </table:table-cell>
          <table:table-cell table:style-name="ce150" table:formula="of:=IF([.AA17]&lt;&gt;&quot;&quot;;[.AA17];&quot;&quot;)">
            <text:p/>
          </table:table-cell>
          <table:table-cell table:style-name="ce152" table:formula="of:=IF([.AB17]&lt;&gt;&quot;&quot;;[.AB1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8]&lt;&gt;0;[.A18]-[.A1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8]&gt;0;&quot;W&quot;;IF([.B18]&lt;0;&quot;L&quot;; IF([.A1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8]=0; &quot;&quot; ;([.H18]/(([.I18]*60)+[.J18])*600))">
            <text:p/>
          </table:table-cell>
          <table:table-cell table:style-name="ce100"/>
          <table:table-cell table:style-name="ce4" table:formula="of:=[.L18]+[.M17]" office:value-type="float" office:value="0" calcext:value-type="float">
            <text:p>0</text:p>
          </table:table-cell>
          <table:table-cell table:style-name="ce112" table:formula="of:=IF([.L18]&gt;0;[.M18]/(ROW([.N1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Havana</text:p>
          </table:table-cell>
          <table:table-cell table:style-name="ce130" table:formula="of:=COUNTIF([.$C$3:.$C$200];[.Q18])" office:value-type="float" office:value="0" calcext:value-type="float">
            <text:p>0</text:p>
          </table:table-cell>
          <table:table-cell table:style-name="ce133" office:value-type="string" calcext:value-type="string">
            <text:p>Havana</text:p>
          </table:table-cell>
          <table:table-cell table:style-name="ce126" table:formula="of:=COUNTIFS([.$C$3:.$C$200];[.$S18];[.$E$3:.$E$200];&quot;W&quot;)" office:value-type="float" office:value="0" calcext:value-type="float">
            <text:p>0</text:p>
          </table:table-cell>
          <table:table-cell table:style-name="ce126" table:formula="of:=COUNTIFS([.$C$3:.$C$200];[.$S18];[.$E$3:.$E$200];&quot;L&quot;)" office:value-type="float" office:value="0" calcext:value-type="float">
            <text:p>0</text:p>
          </table:table-cell>
          <table:table-cell table:style-name="ce126" table:formula="of:=COUNTIFS([.$C$3:.$C$200];[.$S18];[.$E$3:.$E$200];&quot;D&quot;)" office:value-type="float" office:value="0" calcext:value-type="float">
            <text:p>0</text:p>
          </table:table-cell>
          <table:table-cell table:style-name="ce171" table:content-validation-name="val1" table:formula="of:=[.$T18]/([.$R18]-[.V18])" office:value-type="string" office:string-value="" calcext:value-type="error">
            <text:p>#DIV/0!</text:p>
          </table:table-cell>
          <table:table-cell table:style-name="ce172" table:content-validation-name="val16" table:formula="of:=IF([.I18]=0; &quot;&quot; ;([.L18]/(([.I18]*60)+[.J18])*600))">
            <text:p/>
          </table:table-cell>
          <table:table-cell table:style-name="ce174" table:content-validation-name="val17" table:formula="of:=IF([.L18]=0;&quot;&quot;;TIME(0;[.I18];[.J18])/[.L18])">
            <text:p/>
          </table:table-cell>
          <table:table-cell table:style-name="ce148" table:formula="of:=IF([.$A18]&lt;&gt;&quot;&quot;; IF([.Z18]=&quot;&quot;;NOW(); [.Z18]); &quot;&quot;)">
            <text:p/>
          </table:table-cell>
          <table:table-cell table:style-name="ce149" table:formula="of:=IF([.Z18]&lt;&gt;&quot;&quot;;[.Z18];&quot;&quot;)">
            <text:p/>
          </table:table-cell>
          <table:table-cell table:style-name="ce150" table:formula="of:=IF([.AA18]&lt;&gt;&quot;&quot;;[.AA18];&quot;&quot;)">
            <text:p/>
          </table:table-cell>
          <table:table-cell table:style-name="ce152" table:formula="of:=IF([.AB18]&lt;&gt;&quot;&quot;;[.AB1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9]&lt;&gt;0;[.A19]-[.A1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9]&gt;0;&quot;W&quot;;IF([.B19]&lt;0;&quot;L&quot;; IF([.A1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9]=0; &quot;&quot; ;([.H19]/(([.I19]*60)+[.J19])*600))">
            <text:p/>
          </table:table-cell>
          <table:table-cell table:style-name="ce100"/>
          <table:table-cell table:style-name="ce4" table:formula="of:=[.L19]+[.M18]" office:value-type="float" office:value="0" calcext:value-type="float">
            <text:p>0</text:p>
          </table:table-cell>
          <table:table-cell table:style-name="ce112" table:formula="of:=IF([.L19]&gt;0;[.M19]/(ROW([.N1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King’s Row</text:p>
          </table:table-cell>
          <table:table-cell table:style-name="ce130" table:formula="of:=COUNTIF([.$C$3:.$C$200];[.Q19])" office:value-type="float" office:value="0" calcext:value-type="float">
            <text:p>0</text:p>
          </table:table-cell>
          <table:table-cell table:style-name="ce133" office:value-type="string" calcext:value-type="string">
            <text:p>King’s Row</text:p>
          </table:table-cell>
          <table:table-cell table:style-name="ce126" table:formula="of:=COUNTIFS([.$C$3:.$C$200];[.$S19];[.$E$3:.$E$200];&quot;W&quot;)" office:value-type="float" office:value="0" calcext:value-type="float">
            <text:p>0</text:p>
          </table:table-cell>
          <table:table-cell table:style-name="ce126" table:formula="of:=COUNTIFS([.$C$3:.$C$200];[.$S19];[.$E$3:.$E$200];&quot;L&quot;)" office:value-type="float" office:value="0" calcext:value-type="float">
            <text:p>0</text:p>
          </table:table-cell>
          <table:table-cell table:style-name="ce126" table:formula="of:=COUNTIFS([.$C$3:.$C$200];[.$S19];[.$E$3:.$E$200];&quot;D&quot;)" office:value-type="float" office:value="0" calcext:value-type="float">
            <text:p>0</text:p>
          </table:table-cell>
          <table:table-cell table:style-name="ce171" table:content-validation-name="val1" table:formula="of:=[.$T19]/([.$R19]-[.V19])" office:value-type="string" office:string-value="" calcext:value-type="error">
            <text:p>#DIV/0!</text:p>
          </table:table-cell>
          <table:table-cell table:style-name="ce172" table:content-validation-name="val16" table:formula="of:=IF([.I19]=0; &quot;&quot; ;([.L19]/(([.I19]*60)+[.J19])*600))">
            <text:p/>
          </table:table-cell>
          <table:table-cell table:style-name="ce174" table:content-validation-name="val17" table:formula="of:=IF([.L19]=0;&quot;&quot;;TIME(0;[.I19];[.J19])/[.L19])">
            <text:p/>
          </table:table-cell>
          <table:table-cell table:style-name="ce148" table:formula="of:=IF([.$A19]&lt;&gt;&quot;&quot;; IF([.Z19]=&quot;&quot;;NOW(); [.Z19]); &quot;&quot;)">
            <text:p/>
          </table:table-cell>
          <table:table-cell table:style-name="ce149" table:formula="of:=IF([.Z19]&lt;&gt;&quot;&quot;;[.Z19];&quot;&quot;)">
            <text:p/>
          </table:table-cell>
          <table:table-cell table:style-name="ce150" table:formula="of:=IF([.AA19]&lt;&gt;&quot;&quot;;[.AA19];&quot;&quot;)">
            <text:p/>
          </table:table-cell>
          <table:table-cell table:style-name="ce152" table:formula="of:=IF([.AB19]&lt;&gt;&quot;&quot;;[.AB1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20]&lt;&gt;0;[.A20]-[.A1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20]&gt;0;&quot;W&quot;;IF([.B20]&lt;0;&quot;L&quot;; IF([.A2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20]=0; &quot;&quot; ;([.H20]/(([.I20]*60)+[.J20])*600))">
            <text:p/>
          </table:table-cell>
          <table:table-cell table:style-name="ce100"/>
          <table:table-cell table:style-name="ce4" table:formula="of:=[.L20]+[.M19]" office:value-type="float" office:value="0" calcext:value-type="float">
            <text:p>0</text:p>
          </table:table-cell>
          <table:table-cell table:style-name="ce112" table:formula="of:=IF([.L20]&gt;0;[.M20]/(ROW([.N2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Numbani</text:p>
          </table:table-cell>
          <table:table-cell table:style-name="ce130" table:formula="of:=COUNTIF([.$C$3:.$C$200];[.Q20])" office:value-type="float" office:value="0" calcext:value-type="float">
            <text:p>0</text:p>
          </table:table-cell>
          <table:table-cell table:style-name="ce133" office:value-type="string" calcext:value-type="string">
            <text:p>Numbani</text:p>
          </table:table-cell>
          <table:table-cell table:style-name="ce126" table:formula="of:=COUNTIFS([.$C$3:.$C$200];[.$S20];[.$E$3:.$E$200];&quot;W&quot;)" office:value-type="float" office:value="0" calcext:value-type="float">
            <text:p>0</text:p>
          </table:table-cell>
          <table:table-cell table:style-name="ce126" table:formula="of:=COUNTIFS([.$C$3:.$C$200];[.$S20];[.$E$3:.$E$200];&quot;L&quot;)" office:value-type="float" office:value="0" calcext:value-type="float">
            <text:p>0</text:p>
          </table:table-cell>
          <table:table-cell table:style-name="ce126" table:formula="of:=COUNTIFS([.$C$3:.$C$200];[.$S20];[.$E$3:.$E$200];&quot;D&quot;)" office:value-type="float" office:value="0" calcext:value-type="float">
            <text:p>0</text:p>
          </table:table-cell>
          <table:table-cell table:style-name="ce171" table:content-validation-name="val1" table:formula="of:=[.$T20]/([.$R20]-[.V20])" office:value-type="string" office:string-value="" calcext:value-type="error">
            <text:p>#DIV/0!</text:p>
          </table:table-cell>
          <table:table-cell table:style-name="ce172" table:content-validation-name="val16" table:formula="of:=IF([.I20]=0; &quot;&quot; ;([.L20]/(([.I20]*60)+[.J20])*600))">
            <text:p/>
          </table:table-cell>
          <table:table-cell table:style-name="ce174" table:content-validation-name="val17" table:formula="of:=IF([.L20]=0;&quot;&quot;;TIME(0;[.I20];[.J20])/[.L20])">
            <text:p/>
          </table:table-cell>
          <table:table-cell table:style-name="ce148" table:formula="of:=IF([.$A20]&lt;&gt;&quot;&quot;; IF([.Z20]=&quot;&quot;;NOW(); [.Z20]); &quot;&quot;)">
            <text:p/>
          </table:table-cell>
          <table:table-cell table:style-name="ce149" table:formula="of:=IF([.Z20]&lt;&gt;&quot;&quot;;[.Z20];&quot;&quot;)">
            <text:p/>
          </table:table-cell>
          <table:table-cell table:style-name="ce150" table:formula="of:=IF([.AA20]&lt;&gt;&quot;&quot;;[.AA20];&quot;&quot;)">
            <text:p/>
          </table:table-cell>
          <table:table-cell table:style-name="ce152" table:formula="of:=IF([.AB20]&lt;&gt;&quot;&quot;;[.AB2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21]&lt;&gt;0;[.A21]-[.A2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21]&gt;0;&quot;W&quot;;IF([.B21]&lt;0;&quot;L&quot;; IF([.A21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21]=0; &quot;&quot; ;([.H21]/(([.I21]*60)+[.J21])*600))">
            <text:p/>
          </table:table-cell>
          <table:table-cell table:style-name="ce100"/>
          <table:table-cell table:style-name="ce4" table:formula="of:=[.L21]+[.M20]" office:value-type="float" office:value="0" calcext:value-type="float">
            <text:p>0</text:p>
          </table:table-cell>
          <table:table-cell table:style-name="ce112" table:formula="of:=IF([.L21]&gt;0;[.M21]/(ROW([.N2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Eichenwalde</text:p>
          </table:table-cell>
          <table:table-cell table:style-name="ce130" table:formula="of:=COUNTIF([.$C$3:.$C$200];[.Q21])" office:value-type="float" office:value="0" calcext:value-type="float">
            <text:p>0</text:p>
          </table:table-cell>
          <table:table-cell table:style-name="ce133" office:value-type="string" calcext:value-type="string">
            <text:p>Eichenwalde</text:p>
          </table:table-cell>
          <table:table-cell table:style-name="ce126" table:formula="of:=COUNTIFS([.$C$3:.$C$200];[.$S21];[.$E$3:.$E$200];&quot;W&quot;)" office:value-type="float" office:value="0" calcext:value-type="float">
            <text:p>0</text:p>
          </table:table-cell>
          <table:table-cell table:style-name="ce126" table:formula="of:=COUNTIFS([.$C$3:.$C$200];[.$S21];[.$E$3:.$E$200];&quot;L&quot;)" office:value-type="float" office:value="0" calcext:value-type="float">
            <text:p>0</text:p>
          </table:table-cell>
          <table:table-cell table:style-name="ce126" table:formula="of:=COUNTIFS([.$C$3:.$C$200];[.$S21];[.$E$3:.$E$200];&quot;D&quot;)" office:value-type="float" office:value="0" calcext:value-type="float">
            <text:p>0</text:p>
          </table:table-cell>
          <table:table-cell table:style-name="ce171" table:content-validation-name="val1" table:formula="of:=[.$T21]/([.$R21]-[.V21])" office:value-type="string" office:string-value="" calcext:value-type="error">
            <text:p>#DIV/0!</text:p>
          </table:table-cell>
          <table:table-cell table:style-name="ce172" table:content-validation-name="val16" table:formula="of:=IF([.I21]=0; &quot;&quot; ;([.L21]/(([.I21]*60)+[.J21])*600))">
            <text:p/>
          </table:table-cell>
          <table:table-cell table:style-name="ce174" table:content-validation-name="val17" table:formula="of:=IF([.L21]=0;&quot;&quot;;TIME(0;[.I21];[.J21])/[.L21])">
            <text:p/>
          </table:table-cell>
          <table:table-cell table:style-name="ce148" table:formula="of:=IF([.$A21]&lt;&gt;&quot;&quot;; IF([.Z21]=&quot;&quot;;NOW(); [.Z21]); &quot;&quot;)">
            <text:p/>
          </table:table-cell>
          <table:table-cell table:style-name="ce149" table:formula="of:=IF([.Z21]&lt;&gt;&quot;&quot;;[.Z21];&quot;&quot;)">
            <text:p/>
          </table:table-cell>
          <table:table-cell table:style-name="ce150" table:formula="of:=IF([.AA21]&lt;&gt;&quot;&quot;;[.AA21];&quot;&quot;)">
            <text:p/>
          </table:table-cell>
          <table:table-cell table:style-name="ce153" table:formula="of:=IF([.AB21]&lt;&gt;&quot;&quot;;[.AB21];&quot;&quot;)">
            <text:p/>
          </table:table-cell>
          <table:table-cell table:style-name="ce10"/>
          <table:table-cell table:number-columns-repeated="994"/>
        </table:table-row>
        <table:table-row table:style-name="ro1">
          <table:table-cell table:style-name="ce54"/>
          <table:table-cell table:style-name="ce158" table:formula="of:=IF([.A22]&lt;&gt;0;[.A22]-[.A2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22]&gt;0;&quot;W&quot;;IF([.B22]&lt;0;&quot;L&quot;; IF([.A22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22]=0; &quot;&quot; ;([.H22]/(([.I22]*60)+[.J22])*600))">
            <text:p/>
          </table:table-cell>
          <table:table-cell table:style-name="ce100"/>
          <table:table-cell table:style-name="ce4" table:formula="of:=[.L22]+[.M21]" office:value-type="float" office:value="0" calcext:value-type="float">
            <text:p>0</text:p>
          </table:table-cell>
          <table:table-cell table:style-name="ce112" table:formula="of:=IF([.L22]&gt;0;[.M22]/(ROW([.N2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Ilios</text:p>
          </table:table-cell>
          <table:table-cell table:style-name="ce130" table:formula="of:=COUNTIF([.$C$3:.$C$200];[.Q22])" office:value-type="float" office:value="0" calcext:value-type="float">
            <text:p>0</text:p>
          </table:table-cell>
          <table:table-cell table:style-name="ce133" office:value-type="string" calcext:value-type="string">
            <text:p>Ilios</text:p>
          </table:table-cell>
          <table:table-cell table:style-name="ce126" table:formula="of:=COUNTIFS([.$C$3:.$C$200];[.$S22];[.$E$3:.$E$200];&quot;W&quot;)" office:value-type="float" office:value="0" calcext:value-type="float">
            <text:p>0</text:p>
          </table:table-cell>
          <table:table-cell table:style-name="ce126" table:formula="of:=COUNTIFS([.$C$3:.$C$200];[.$S22];[.$E$3:.$E$200];&quot;L&quot;)" office:value-type="float" office:value="0" calcext:value-type="float">
            <text:p>0</text:p>
          </table:table-cell>
          <table:table-cell table:style-name="ce126" table:formula="of:=COUNTIFS([.$C$3:.$C$200];[.$S22];[.$E$3:.$E$200];&quot;D&quot;)" office:value-type="float" office:value="0" calcext:value-type="float">
            <text:p>0</text:p>
          </table:table-cell>
          <table:table-cell table:style-name="ce171" table:content-validation-name="val1" table:formula="of:=[.$T22]/([.$R22]-[.V22])" office:value-type="string" office:string-value="" calcext:value-type="error">
            <text:p>#DIV/0!</text:p>
          </table:table-cell>
          <table:table-cell table:style-name="ce172" table:content-validation-name="val16" table:formula="of:=IF([.I22]=0; &quot;&quot; ;([.L22]/(([.I22]*60)+[.J22])*600))">
            <text:p/>
          </table:table-cell>
          <table:table-cell table:style-name="ce174" table:content-validation-name="val17" table:formula="of:=IF([.L22]=0;&quot;&quot;;TIME(0;[.I22];[.J22])/[.L22])">
            <text:p/>
          </table:table-cell>
          <table:table-cell table:style-name="ce148" table:formula="of:=IF([.$A22]&lt;&gt;&quot;&quot;; IF([.Z22]=&quot;&quot;;NOW(); [.Z22]); &quot;&quot;)">
            <text:p/>
          </table:table-cell>
          <table:table-cell table:style-name="ce149" table:formula="of:=IF([.Z22]&lt;&gt;&quot;&quot;;[.Z22];&quot;&quot;)">
            <text:p/>
          </table:table-cell>
          <table:table-cell table:style-name="ce150" table:formula="of:=IF([.AA22]&lt;&gt;&quot;&quot;;[.AA22];&quot;&quot;)">
            <text:p/>
          </table:table-cell>
          <table:table-cell table:style-name="ce152" table:formula="of:=IF([.AB22]&lt;&gt;&quot;&quot;;[.AB2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23]&lt;&gt;0;[.A23]-[.A2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23]&gt;0;&quot;W&quot;;IF([.B23]&lt;0;&quot;L&quot;; IF([.A2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23]=0; &quot;&quot; ;([.H23]/(([.I23]*60)+[.J23])*600))">
            <text:p/>
          </table:table-cell>
          <table:table-cell table:style-name="ce100"/>
          <table:table-cell table:style-name="ce4" table:formula="of:=[.L23]+[.M22]" office:value-type="float" office:value="0" calcext:value-type="float">
            <text:p>0</text:p>
          </table:table-cell>
          <table:table-cell table:style-name="ce112" table:formula="of:=IF([.L23]&gt;0;[.M23]/(ROW([.N2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Oasis</text:p>
          </table:table-cell>
          <table:table-cell table:style-name="ce130" table:formula="of:=COUNTIF([.$C$3:.$C$200];[.Q23])" office:value-type="float" office:value="0" calcext:value-type="float">
            <text:p>0</text:p>
          </table:table-cell>
          <table:table-cell table:style-name="ce133" office:value-type="string" calcext:value-type="string">
            <text:p>Oasis</text:p>
          </table:table-cell>
          <table:table-cell table:style-name="ce126" table:formula="of:=COUNTIFS([.$C$3:.$C$200];[.$S23];[.$E$3:.$E$200];&quot;W&quot;)" office:value-type="float" office:value="0" calcext:value-type="float">
            <text:p>0</text:p>
          </table:table-cell>
          <table:table-cell table:style-name="ce126" table:formula="of:=COUNTIFS([.$C$3:.$C$200];[.$S23];[.$E$3:.$E$200];&quot;L&quot;)" office:value-type="float" office:value="0" calcext:value-type="float">
            <text:p>0</text:p>
          </table:table-cell>
          <table:table-cell table:style-name="ce126" table:formula="of:=COUNTIFS([.$C$3:.$C$200];[.$S23];[.$E$3:.$E$200];&quot;D&quot;)" office:value-type="float" office:value="0" calcext:value-type="float">
            <text:p>0</text:p>
          </table:table-cell>
          <table:table-cell table:style-name="ce171" table:content-validation-name="val1" table:formula="of:=[.$T23]/([.$R23]-[.V23])" office:value-type="string" office:string-value="" calcext:value-type="error">
            <text:p>#DIV/0!</text:p>
          </table:table-cell>
          <table:table-cell table:style-name="ce172" table:content-validation-name="val16" table:formula="of:=IF([.I23]=0; &quot;&quot; ;([.L23]/(([.I23]*60)+[.J23])*600))">
            <text:p/>
          </table:table-cell>
          <table:table-cell table:style-name="ce174" table:content-validation-name="val17" table:formula="of:=IF([.L23]=0;&quot;&quot;;TIME(0;[.I23];[.J23])/[.L23])">
            <text:p/>
          </table:table-cell>
          <table:table-cell table:style-name="ce148" table:formula="of:=IF([.$A23]&lt;&gt;&quot;&quot;; IF([.Z23]=&quot;&quot;;NOW(); [.Z23]); &quot;&quot;)">
            <text:p/>
          </table:table-cell>
          <table:table-cell table:style-name="ce149" table:formula="of:=IF([.Z23]&lt;&gt;&quot;&quot;;[.Z23];&quot;&quot;)">
            <text:p/>
          </table:table-cell>
          <table:table-cell table:style-name="ce150" table:formula="of:=IF([.AA23]&lt;&gt;&quot;&quot;;[.AA23];&quot;&quot;)">
            <text:p/>
          </table:table-cell>
          <table:table-cell table:style-name="ce152" table:formula="of:=IF([.AB23]&lt;&gt;&quot;&quot;;[.AB2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24]&lt;&gt;0;[.A24]-[.A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24]&gt;0;&quot;W&quot;;IF([.B24]&lt;0;&quot;L&quot;; IF([.A2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24]=0; &quot;&quot; ;([.H24]/(([.I24]*60)+[.J24])*600))">
            <text:p/>
          </table:table-cell>
          <table:table-cell table:style-name="ce100"/>
          <table:table-cell table:style-name="ce4" table:formula="of:=[.L24]+[.M23]" office:value-type="float" office:value="0" calcext:value-type="float">
            <text:p>0</text:p>
          </table:table-cell>
          <table:table-cell table:style-name="ce112" table:formula="of:=IF([.L24]&gt;0;[.M24]/(ROW([.N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4" office:value-type="string" calcext:value-type="string">
            <text:p>Busan</text:p>
          </table:table-cell>
          <table:table-cell table:style-name="ce130" table:formula="of:=COUNTIF([.$C$3:.$C$200];[.S24])" office:value-type="float" office:value="0" calcext:value-type="float">
            <text:p>0</text:p>
          </table:table-cell>
          <table:table-cell table:style-name="ce133" office:value-type="string" calcext:value-type="string">
            <text:p>Busan</text:p>
          </table:table-cell>
          <table:table-cell table:style-name="ce126" table:formula="of:=COUNTIFS([.$C$3:.$C$200];[.$S24];[.$E$3:.$E$200];&quot;W&quot;)" office:value-type="float" office:value="0" calcext:value-type="float">
            <text:p>0</text:p>
          </table:table-cell>
          <table:table-cell table:style-name="ce126" table:formula="of:=COUNTIFS([.$C$3:.$C$200];[.$S24];[.$E$3:.$E$200];&quot;L&quot;)" office:value-type="float" office:value="0" calcext:value-type="float">
            <text:p>0</text:p>
          </table:table-cell>
          <table:table-cell table:style-name="ce126" table:formula="of:=COUNTIFS([.$C$3:.$C$200];[.$S24];[.$E$3:.$E$200];&quot;D&quot;)" office:value-type="float" office:value="0" calcext:value-type="float">
            <text:p>0</text:p>
          </table:table-cell>
          <table:table-cell table:style-name="ce171" table:content-validation-name="val1" table:formula="of:=[.$T24]/([.$R24]-[.V24])" office:value-type="string" office:string-value="" calcext:value-type="error">
            <text:p>#DIV/0!</text:p>
          </table:table-cell>
          <table:table-cell table:style-name="ce172" table:content-validation-name="val16" table:formula="of:=IF([.I24]=0; &quot;&quot; ;([.L24]/(([.I24]*60)+[.J24])*600))">
            <text:p/>
          </table:table-cell>
          <table:table-cell table:style-name="ce174" table:content-validation-name="val17" table:formula="of:=IF([.L24]=0;&quot;&quot;;TIME(0;[.I24];[.J24])/[.L24])">
            <text:p/>
          </table:table-cell>
          <table:table-cell table:style-name="ce148" table:formula="of:=IF([.$A24]&lt;&gt;&quot;&quot;; IF([.Z24]=&quot;&quot;;NOW(); [.Z24]); &quot;&quot;)">
            <text:p/>
          </table:table-cell>
          <table:table-cell table:style-name="ce149" table:formula="of:=IF([.Z24]&lt;&gt;&quot;&quot;;[.Z24];&quot;&quot;)">
            <text:p/>
          </table:table-cell>
          <table:table-cell table:style-name="ce150" table:formula="of:=IF([.AA24]&lt;&gt;&quot;&quot;;[.AA24];&quot;&quot;)">
            <text:p/>
          </table:table-cell>
          <table:table-cell table:style-name="ce152" table:formula="of:=IF([.AB24]&lt;&gt;&quot;&quot;;[.AB2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25]&lt;&gt;0;[.A25]-[.A2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25]&gt;0;&quot;W&quot;;IF([.B25]&lt;0;&quot;L&quot;; IF([.A2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25]=0; &quot;&quot; ;([.H25]/(([.I25]*60)+[.J25])*600))">
            <text:p/>
          </table:table-cell>
          <table:table-cell table:style-name="ce100"/>
          <table:table-cell table:style-name="ce4" table:formula="of:=[.L25]+[.M24]" office:value-type="float" office:value="0" calcext:value-type="float">
            <text:p>0</text:p>
          </table:table-cell>
          <table:table-cell table:style-name="ce112" table:formula="of:=IF([.L25]&gt;0;[.M25]/(ROW([.N2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6" office:value-type="string" calcext:value-type="string">
            <text:p>Two CP</text:p>
          </table:table-cell>
          <table:table-cell table:style-name="ce126" table:formula="of:=SUM([.R13:.R15])" office:value-type="float" office:value="0" calcext:value-type="float">
            <text:p>0</text:p>
          </table:table-cell>
          <table:table-cell table:style-name="ce126" office:value-type="string" calcext:value-type="string">
            <text:p>Two CP</text:p>
          </table:table-cell>
          <table:table-cell table:style-name="ce126" table:formula="of:=SUM([.T13:.T15])" office:value-type="float" office:value="0" calcext:value-type="float">
            <text:p>0</text:p>
          </table:table-cell>
          <table:table-cell table:style-name="ce126" table:formula="of:=SUM([.U13:.U15])" office:value-type="float" office:value="0" calcext:value-type="float">
            <text:p>0</text:p>
          </table:table-cell>
          <table:table-cell table:style-name="ce126" table:formula="of:=SUM([.V13:.V15])" office:value-type="float" office:value="0" calcext:value-type="float">
            <text:p>0</text:p>
          </table:table-cell>
          <table:table-cell table:style-name="ce171" table:content-validation-name="val1" table:formula="of:=[.$T25]/([.$R25]-[.V25])" office:value-type="string" office:string-value="" calcext:value-type="error">
            <text:p>#DIV/0!</text:p>
          </table:table-cell>
          <table:table-cell table:style-name="ce172" table:content-validation-name="val16" table:formula="of:=IF([.I25]=0; &quot;&quot; ;([.L25]/(([.I25]*60)+[.J25])*600))">
            <text:p/>
          </table:table-cell>
          <table:table-cell table:style-name="ce174" table:content-validation-name="val17" table:formula="of:=IF([.L25]=0;&quot;&quot;;TIME(0;[.I25];[.J25])/[.L25])">
            <text:p/>
          </table:table-cell>
          <table:table-cell table:style-name="ce148" table:formula="of:=IF([.$A25]&lt;&gt;&quot;&quot;; IF([.Z25]=&quot;&quot;;NOW(); [.Z25]); &quot;&quot;)">
            <text:p/>
          </table:table-cell>
          <table:table-cell table:style-name="ce149" table:formula="of:=IF([.Z25]&lt;&gt;&quot;&quot;;[.Z25];&quot;&quot;)">
            <text:p/>
          </table:table-cell>
          <table:table-cell table:style-name="ce150" table:formula="of:=IF([.AA25]&lt;&gt;&quot;&quot;;[.AA25];&quot;&quot;)">
            <text:p/>
          </table:table-cell>
          <table:table-cell table:style-name="ce152" table:formula="of:=IF([.AB25]&lt;&gt;&quot;&quot;;[.AB2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26]&lt;&gt;0;[.A26]-[.A2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26]&gt;0;&quot;W&quot;;IF([.B26]&lt;0;&quot;L&quot;; IF([.A2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26]=0; &quot;&quot; ;([.H26]/(([.I26]*60)+[.J26])*600))">
            <text:p/>
          </table:table-cell>
          <table:table-cell table:style-name="ce100"/>
          <table:table-cell table:style-name="ce4" table:formula="of:=[.L26]+[.M25]" office:value-type="float" office:value="0" calcext:value-type="float">
            <text:p>0</text:p>
          </table:table-cell>
          <table:table-cell table:style-name="ce112" table:formula="of:=IF([.L26]&gt;0;[.M26]/(ROW([.N2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6" office:value-type="string" calcext:value-type="string">
            <text:p>Escort</text:p>
          </table:table-cell>
          <table:table-cell table:style-name="ce126" table:formula="of:=SUM([.R16:.R18])" office:value-type="float" office:value="0" calcext:value-type="float">
            <text:p>0</text:p>
          </table:table-cell>
          <table:table-cell table:style-name="ce126" office:value-type="string" calcext:value-type="string">
            <text:p>Escort</text:p>
          </table:table-cell>
          <table:table-cell table:style-name="ce126" table:formula="of:=SUM([.T16:.T18])" office:value-type="float" office:value="0" calcext:value-type="float">
            <text:p>0</text:p>
          </table:table-cell>
          <table:table-cell table:style-name="ce126" table:formula="of:=SUM([.U16:.U18])" office:value-type="float" office:value="0" calcext:value-type="float">
            <text:p>0</text:p>
          </table:table-cell>
          <table:table-cell table:style-name="ce126" table:formula="of:=SUM([.V16:.V18])" office:value-type="float" office:value="0" calcext:value-type="float">
            <text:p>0</text:p>
          </table:table-cell>
          <table:table-cell table:style-name="ce171" table:content-validation-name="val1" table:formula="of:=[.$T26]/([.$R26]-[.V26])" office:value-type="string" office:string-value="" calcext:value-type="error">
            <text:p>#DIV/0!</text:p>
          </table:table-cell>
          <table:table-cell table:style-name="ce172" table:content-validation-name="val16" table:formula="of:=IF([.I26]=0; &quot;&quot; ;([.L26]/(([.I26]*60)+[.J26])*600))">
            <text:p/>
          </table:table-cell>
          <table:table-cell table:style-name="ce174" table:content-validation-name="val17" table:formula="of:=IF([.L26]=0;&quot;&quot;;TIME(0;[.I26];[.J26])/[.L26])">
            <text:p/>
          </table:table-cell>
          <table:table-cell table:style-name="ce148" table:formula="of:=IF([.$A26]&lt;&gt;&quot;&quot;; IF([.Z26]=&quot;&quot;;NOW(); [.Z26]); &quot;&quot;)">
            <text:p/>
          </table:table-cell>
          <table:table-cell table:style-name="ce149" table:formula="of:=IF([.Z26]&lt;&gt;&quot;&quot;;[.Z26];&quot;&quot;)">
            <text:p/>
          </table:table-cell>
          <table:table-cell table:style-name="ce150" table:formula="of:=IF([.AA26]&lt;&gt;&quot;&quot;;[.AA26];&quot;&quot;)">
            <text:p/>
          </table:table-cell>
          <table:table-cell table:style-name="ce152" table:formula="of:=IF([.AB26]&lt;&gt;&quot;&quot;;[.AB2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27]&lt;&gt;0;[.A27]-[.A2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27]&gt;0;&quot;W&quot;;IF([.B27]&lt;0;&quot;L&quot;; IF([.A2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27]=0; &quot;&quot; ;([.H27]/(([.I27]*60)+[.J27])*600))">
            <text:p/>
          </table:table-cell>
          <table:table-cell table:style-name="ce100"/>
          <table:table-cell table:style-name="ce4" table:formula="of:=[.L27]+[.M26]" office:value-type="float" office:value="0" calcext:value-type="float">
            <text:p>0</text:p>
          </table:table-cell>
          <table:table-cell table:style-name="ce112" table:formula="of:=IF([.L27]&gt;0;[.M27]/(ROW([.N2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6" office:value-type="string" calcext:value-type="string">
            <text:p>Hybrid</text:p>
          </table:table-cell>
          <table:table-cell table:style-name="ce126" table:formula="of:=SUM([.R19:.R21])" office:value-type="float" office:value="0" calcext:value-type="float">
            <text:p>0</text:p>
          </table:table-cell>
          <table:table-cell table:style-name="ce126" office:value-type="string" calcext:value-type="string">
            <text:p>Hybrid</text:p>
          </table:table-cell>
          <table:table-cell table:style-name="ce126" table:formula="of:=SUM([.T19:.T21])" office:value-type="float" office:value="0" calcext:value-type="float">
            <text:p>0</text:p>
          </table:table-cell>
          <table:table-cell table:style-name="ce126" table:formula="of:=SUM([.U19:.U21])" office:value-type="float" office:value="0" calcext:value-type="float">
            <text:p>0</text:p>
          </table:table-cell>
          <table:table-cell table:style-name="ce126" table:formula="of:=SUM([.V19:.V21])" office:value-type="float" office:value="0" calcext:value-type="float">
            <text:p>0</text:p>
          </table:table-cell>
          <table:table-cell table:style-name="ce171" table:content-validation-name="val1" table:formula="of:=[.$T27]/([.$R27]-[.V27])" office:value-type="string" office:string-value="" calcext:value-type="error">
            <text:p>#DIV/0!</text:p>
          </table:table-cell>
          <table:table-cell table:style-name="ce172" table:content-validation-name="val16" table:formula="of:=IF([.I27]=0; &quot;&quot; ;([.L27]/(([.I27]*60)+[.J27])*600))">
            <text:p/>
          </table:table-cell>
          <table:table-cell table:style-name="ce174" table:content-validation-name="val17" table:formula="of:=IF([.L27]=0;&quot;&quot;;TIME(0;[.I27];[.J27])/[.L27])">
            <text:p/>
          </table:table-cell>
          <table:table-cell table:style-name="ce148" table:formula="of:=IF([.$A27]&lt;&gt;&quot;&quot;; IF([.Z27]=&quot;&quot;;NOW(); [.Z27]); &quot;&quot;)">
            <text:p/>
          </table:table-cell>
          <table:table-cell table:style-name="ce149" table:formula="of:=IF([.Z27]&lt;&gt;&quot;&quot;;[.Z27];&quot;&quot;)">
            <text:p/>
          </table:table-cell>
          <table:table-cell table:style-name="ce150" table:formula="of:=IF([.AA27]&lt;&gt;&quot;&quot;;[.AA27];&quot;&quot;)">
            <text:p/>
          </table:table-cell>
          <table:table-cell table:style-name="ce152" table:formula="of:=IF([.AB27]&lt;&gt;&quot;&quot;;[.AB2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28]&lt;&gt;0;[.A28]-[.A2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28]&gt;0;&quot;W&quot;;IF([.B28]&lt;0;&quot;L&quot;; IF([.A2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28]=0; &quot;&quot; ;([.H28]/(([.I28]*60)+[.J28])*600))">
            <text:p/>
          </table:table-cell>
          <table:table-cell table:style-name="ce100"/>
          <table:table-cell table:style-name="ce4" table:formula="of:=[.L28]+[.M27]" office:value-type="float" office:value="0" calcext:value-type="float">
            <text:p>0</text:p>
          </table:table-cell>
          <table:table-cell table:style-name="ce112" table:formula="of:=IF([.L28]&gt;0;[.M28]/(ROW([.N2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6" office:value-type="string" calcext:value-type="string">
            <text:p>Control</text:p>
          </table:table-cell>
          <table:table-cell table:style-name="ce126" table:formula="of:=SUM([.R22:.R24])" office:value-type="float" office:value="0" calcext:value-type="float">
            <text:p>0</text:p>
          </table:table-cell>
          <table:table-cell table:style-name="ce126" office:value-type="string" calcext:value-type="string">
            <text:p>Control</text:p>
          </table:table-cell>
          <table:table-cell table:style-name="ce126" table:formula="of:=SUM([.T22:.T24])" office:value-type="float" office:value="0" calcext:value-type="float">
            <text:p>0</text:p>
          </table:table-cell>
          <table:table-cell table:style-name="ce126" table:formula="of:=SUM([.U22:.U24])" office:value-type="float" office:value="0" calcext:value-type="float">
            <text:p>0</text:p>
          </table:table-cell>
          <table:table-cell table:style-name="ce126" table:formula="of:=SUM([.V22:.V24])" office:value-type="float" office:value="0" calcext:value-type="float">
            <text:p>0</text:p>
          </table:table-cell>
          <table:table-cell table:style-name="ce171" table:content-validation-name="val1" table:formula="of:=[.$T28]/([.$R28]-[.V28])" office:value-type="string" office:string-value="" calcext:value-type="error">
            <text:p>#DIV/0!</text:p>
          </table:table-cell>
          <table:table-cell table:style-name="ce172" table:content-validation-name="val16" table:formula="of:=IF([.I28]=0; &quot;&quot; ;([.L28]/(([.I28]*60)+[.J28])*600))">
            <text:p/>
          </table:table-cell>
          <table:table-cell table:style-name="ce174" table:content-validation-name="val17" table:formula="of:=IF([.L28]=0;&quot;&quot;;TIME(0;[.I28];[.J28])/[.L28])">
            <text:p/>
          </table:table-cell>
          <table:table-cell table:style-name="ce148" table:formula="of:=IF([.$A28]&lt;&gt;&quot;&quot;; IF([.Z28]=&quot;&quot;;NOW(); [.Z28]); &quot;&quot;)">
            <text:p/>
          </table:table-cell>
          <table:table-cell table:style-name="ce149" table:formula="of:=IF([.Z28]&lt;&gt;&quot;&quot;;[.Z28];&quot;&quot;)">
            <text:p/>
          </table:table-cell>
          <table:table-cell table:style-name="ce150" table:formula="of:=IF([.AA28]&lt;&gt;&quot;&quot;;[.AA28];&quot;&quot;)">
            <text:p/>
          </table:table-cell>
          <table:table-cell table:style-name="ce152" table:formula="of:=IF([.AB28]&lt;&gt;&quot;&quot;;[.AB2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29]&lt;&gt;0;[.A29]-[.A2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29]&gt;0;&quot;W&quot;;IF([.B29]&lt;0;&quot;L&quot;; IF([.A2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29]=0; &quot;&quot; ;([.H29]/(([.I29]*60)+[.J29])*600))">
            <text:p/>
          </table:table-cell>
          <table:table-cell table:style-name="ce100"/>
          <table:table-cell table:style-name="ce4" table:formula="of:=[.L29]+[.M28]" office:value-type="float" office:value="0" calcext:value-type="float">
            <text:p>0</text:p>
          </table:table-cell>
          <table:table-cell table:style-name="ce112" table:formula="of:=IF([.L29]&gt;0;[.M29]/(ROW([.N2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29]=0; &quot;&quot; ;([.L29]/(([.I29]*60)+[.J29])*600))">
            <text:p/>
          </table:table-cell>
          <table:table-cell table:style-name="ce174" table:content-validation-name="val17" table:formula="of:=IF([.L29]=0;&quot;&quot;;TIME(0;[.I29];[.J29])/[.L29])">
            <text:p/>
          </table:table-cell>
          <table:table-cell table:style-name="ce148" table:formula="of:=IF([.$A29]&lt;&gt;&quot;&quot;; IF([.Z29]=&quot;&quot;;NOW(); [.Z29]); &quot;&quot;)">
            <text:p/>
          </table:table-cell>
          <table:table-cell table:style-name="ce149" table:formula="of:=IF([.Z29]&lt;&gt;&quot;&quot;;[.Z29];&quot;&quot;)">
            <text:p/>
          </table:table-cell>
          <table:table-cell table:style-name="ce150" table:formula="of:=IF([.AA29]&lt;&gt;&quot;&quot;;[.AA29];&quot;&quot;)">
            <text:p/>
          </table:table-cell>
          <table:table-cell table:style-name="ce152" table:formula="of:=IF([.AB29]&lt;&gt;&quot;&quot;;[.AB2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30]&lt;&gt;0;[.A30]-[.A2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30]&gt;0;&quot;W&quot;;IF([.B30]&lt;0;&quot;L&quot;; IF([.A3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30]=0; &quot;&quot; ;([.H30]/(([.I30]*60)+[.J30])*600))">
            <text:p/>
          </table:table-cell>
          <table:table-cell table:style-name="ce100"/>
          <table:table-cell table:style-name="ce4" table:formula="of:=[.L30]+[.M29]" office:value-type="float" office:value="0" calcext:value-type="float">
            <text:p>0</text:p>
          </table:table-cell>
          <table:table-cell table:style-name="ce112" table:formula="of:=IF([.L30]&gt;0;[.M30]/(ROW([.N3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30]=0; &quot;&quot; ;([.L30]/(([.I30]*60)+[.J30])*600))">
            <text:p/>
          </table:table-cell>
          <table:table-cell table:style-name="ce174" table:content-validation-name="val17" table:formula="of:=IF([.L30]=0;&quot;&quot;;TIME(0;[.I30];[.J30])/[.L30])">
            <text:p/>
          </table:table-cell>
          <table:table-cell table:style-name="ce148" table:formula="of:=IF([.$A30]&lt;&gt;&quot;&quot;; IF([.Z30]=&quot;&quot;;NOW(); [.Z30]); &quot;&quot;)">
            <text:p/>
          </table:table-cell>
          <table:table-cell table:style-name="ce149" table:formula="of:=IF([.Z30]&lt;&gt;&quot;&quot;;[.Z30];&quot;&quot;)">
            <text:p/>
          </table:table-cell>
          <table:table-cell table:style-name="ce150" table:formula="of:=IF([.AA30]&lt;&gt;&quot;&quot;;[.AA30];&quot;&quot;)">
            <text:p/>
          </table:table-cell>
          <table:table-cell table:style-name="ce152" table:formula="of:=IF([.AB30]&lt;&gt;&quot;&quot;;[.AB3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31]&lt;&gt;0;[.A31]-[.A3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31]&gt;0;&quot;W&quot;;IF([.B31]&lt;0;&quot;L&quot;; IF([.A31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31]=0; &quot;&quot; ;([.H31]/(([.I31]*60)+[.J31])*600))">
            <text:p/>
          </table:table-cell>
          <table:table-cell table:style-name="ce100"/>
          <table:table-cell table:style-name="ce4" table:formula="of:=[.L31]+[.M30]" office:value-type="float" office:value="0" calcext:value-type="float">
            <text:p>0</text:p>
          </table:table-cell>
          <table:table-cell table:style-name="ce112" table:formula="of:=IF([.L31]&gt;0;[.M31]/(ROW([.N3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31]=0; &quot;&quot; ;([.L31]/(([.I31]*60)+[.J31])*600))">
            <text:p/>
          </table:table-cell>
          <table:table-cell table:style-name="ce174" table:content-validation-name="val17" table:formula="of:=IF([.L31]=0;&quot;&quot;;TIME(0;[.I31];[.J31])/[.L31])">
            <text:p/>
          </table:table-cell>
          <table:table-cell table:style-name="ce148" table:formula="of:=IF([.$A31]&lt;&gt;&quot;&quot;; IF([.Z31]=&quot;&quot;;NOW(); [.Z31]); &quot;&quot;)">
            <text:p/>
          </table:table-cell>
          <table:table-cell table:style-name="ce149" table:formula="of:=IF([.Z31]&lt;&gt;&quot;&quot;;[.Z31];&quot;&quot;)">
            <text:p/>
          </table:table-cell>
          <table:table-cell table:style-name="ce150" table:formula="of:=IF([.AA31]&lt;&gt;&quot;&quot;;[.AA31];&quot;&quot;)">
            <text:p/>
          </table:table-cell>
          <table:table-cell table:style-name="ce152" table:formula="of:=IF([.AB31]&lt;&gt;&quot;&quot;;[.AB3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32]&lt;&gt;0;[.A32]-[.A3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32]&gt;0;&quot;W&quot;;IF([.B32]&lt;0;&quot;L&quot;; IF([.A32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32]=0; &quot;&quot; ;([.H32]/(([.I32]*60)+[.J32])*600))">
            <text:p/>
          </table:table-cell>
          <table:table-cell table:style-name="ce100"/>
          <table:table-cell table:style-name="ce4" table:formula="of:=[.L32]+[.M31]" office:value-type="float" office:value="0" calcext:value-type="float">
            <text:p>0</text:p>
          </table:table-cell>
          <table:table-cell table:style-name="ce112" table:formula="of:=IF([.L32]&gt;0;[.M32]/(ROW([.N3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32]=0; &quot;&quot; ;([.L32]/(([.I32]*60)+[.J32])*600))">
            <text:p/>
          </table:table-cell>
          <table:table-cell table:style-name="ce174" table:content-validation-name="val17" table:formula="of:=IF([.L32]=0;&quot;&quot;;TIME(0;[.I32];[.J32])/[.L32])">
            <text:p/>
          </table:table-cell>
          <table:table-cell table:style-name="ce148" table:formula="of:=IF([.$A32]&lt;&gt;&quot;&quot;; IF([.Z32]=&quot;&quot;;NOW(); [.Z32]); &quot;&quot;)">
            <text:p/>
          </table:table-cell>
          <table:table-cell table:style-name="ce149" table:formula="of:=IF([.Z32]&lt;&gt;&quot;&quot;;[.Z32];&quot;&quot;)">
            <text:p/>
          </table:table-cell>
          <table:table-cell table:style-name="ce150" table:formula="of:=IF([.AA32]&lt;&gt;&quot;&quot;;[.AA32];&quot;&quot;)">
            <text:p/>
          </table:table-cell>
          <table:table-cell table:style-name="ce152" table:formula="of:=IF([.AB32]&lt;&gt;&quot;&quot;;[.AB3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33]&lt;&gt;0;[.A33]-[.A3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33]&gt;0;&quot;W&quot;;IF([.B33]&lt;0;&quot;L&quot;; IF([.A3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33]=0; &quot;&quot; ;([.H33]/(([.I33]*60)+[.J33])*600))">
            <text:p/>
          </table:table-cell>
          <table:table-cell table:style-name="ce100"/>
          <table:table-cell table:style-name="ce4" table:formula="of:=[.L33]+[.M32]" office:value-type="float" office:value="0" calcext:value-type="float">
            <text:p>0</text:p>
          </table:table-cell>
          <table:table-cell table:style-name="ce112" table:formula="of:=IF([.L33]&gt;0;[.M33]/(ROW([.N3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33]=0; &quot;&quot; ;([.L33]/(([.I33]*60)+[.J33])*600))">
            <text:p/>
          </table:table-cell>
          <table:table-cell table:style-name="ce174" table:content-validation-name="val17" table:formula="of:=IF([.L33]=0;&quot;&quot;;TIME(0;[.I33];[.J33])/[.L33])">
            <text:p/>
          </table:table-cell>
          <table:table-cell table:style-name="ce148" table:formula="of:=IF([.$A33]&lt;&gt;&quot;&quot;; IF([.Z33]=&quot;&quot;;NOW(); [.Z33]); &quot;&quot;)">
            <text:p/>
          </table:table-cell>
          <table:table-cell table:style-name="ce149" table:formula="of:=IF([.Z33]&lt;&gt;&quot;&quot;;[.Z33];&quot;&quot;)">
            <text:p/>
          </table:table-cell>
          <table:table-cell table:style-name="ce150" table:formula="of:=IF([.AA33]&lt;&gt;&quot;&quot;;[.AA33];&quot;&quot;)">
            <text:p/>
          </table:table-cell>
          <table:table-cell table:style-name="ce152" table:formula="of:=IF([.AB33]&lt;&gt;&quot;&quot;;[.AB3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34]&lt;&gt;0;[.A34]-[.A3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34]&gt;0;&quot;W&quot;;IF([.B34]&lt;0;&quot;L&quot;; IF([.A3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34]=0; &quot;&quot; ;([.H34]/(([.I34]*60)+[.J34])*600))">
            <text:p/>
          </table:table-cell>
          <table:table-cell table:style-name="ce100"/>
          <table:table-cell table:style-name="ce4" table:formula="of:=[.L34]+[.M33]" office:value-type="float" office:value="0" calcext:value-type="float">
            <text:p>0</text:p>
          </table:table-cell>
          <table:table-cell table:style-name="ce112" table:formula="of:=IF([.L34]&gt;0;[.M34]/(ROW([.N3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34]=0; &quot;&quot; ;([.L34]/(([.I34]*60)+[.J34])*600))">
            <text:p/>
          </table:table-cell>
          <table:table-cell table:style-name="ce174" table:content-validation-name="val17" table:formula="of:=IF([.L34]=0;&quot;&quot;;TIME(0;[.I34];[.J34])/[.L34])">
            <text:p/>
          </table:table-cell>
          <table:table-cell table:style-name="ce148" table:formula="of:=IF([.$A34]&lt;&gt;&quot;&quot;; IF([.Z34]=&quot;&quot;;NOW(); [.Z34]); &quot;&quot;)">
            <text:p/>
          </table:table-cell>
          <table:table-cell table:style-name="ce149" table:formula="of:=IF([.Z34]&lt;&gt;&quot;&quot;;[.Z34];&quot;&quot;)">
            <text:p/>
          </table:table-cell>
          <table:table-cell table:style-name="ce150" table:formula="of:=IF([.AA34]&lt;&gt;&quot;&quot;;[.AA34];&quot;&quot;)">
            <text:p/>
          </table:table-cell>
          <table:table-cell table:style-name="ce152" table:formula="of:=IF([.AB34]&lt;&gt;&quot;&quot;;[.AB3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35]&lt;&gt;0;[.A35]-[.A3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35]&gt;0;&quot;W&quot;;IF([.B35]&lt;0;&quot;L&quot;; IF([.A3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35]=0; &quot;&quot; ;([.H35]/(([.I35]*60)+[.J35])*600))">
            <text:p/>
          </table:table-cell>
          <table:table-cell table:style-name="ce100"/>
          <table:table-cell table:style-name="ce4" table:formula="of:=[.L35]+[.M34]" office:value-type="float" office:value="0" calcext:value-type="float">
            <text:p>0</text:p>
          </table:table-cell>
          <table:table-cell table:style-name="ce112" table:formula="of:=IF([.L35]&gt;0;[.M35]/(ROW([.N3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35]=0; &quot;&quot; ;([.L35]/(([.I35]*60)+[.J35])*600))">
            <text:p/>
          </table:table-cell>
          <table:table-cell table:style-name="ce174" table:content-validation-name="val17" table:formula="of:=IF([.L35]=0;&quot;&quot;;TIME(0;[.I35];[.J35])/[.L35])">
            <text:p/>
          </table:table-cell>
          <table:table-cell table:style-name="ce148" table:formula="of:=IF([.$A35]&lt;&gt;&quot;&quot;; IF([.Z35]=&quot;&quot;;NOW(); [.Z35]); &quot;&quot;)">
            <text:p/>
          </table:table-cell>
          <table:table-cell table:style-name="ce149" table:formula="of:=IF([.Z35]&lt;&gt;&quot;&quot;;[.Z35];&quot;&quot;)">
            <text:p/>
          </table:table-cell>
          <table:table-cell table:style-name="ce150" table:formula="of:=IF([.AA35]&lt;&gt;&quot;&quot;;[.AA35];&quot;&quot;)">
            <text:p/>
          </table:table-cell>
          <table:table-cell table:style-name="ce152" table:formula="of:=IF([.AB35]&lt;&gt;&quot;&quot;;[.AB3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36]&lt;&gt;0;[.A36]-[.A3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36]&gt;0;&quot;W&quot;;IF([.B36]&lt;0;&quot;L&quot;; IF([.A3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36]=0; &quot;&quot; ;([.H36]/(([.I36]*60)+[.J36])*600))">
            <text:p/>
          </table:table-cell>
          <table:table-cell table:style-name="ce100"/>
          <table:table-cell table:style-name="ce4" table:formula="of:=[.L36]+[.M35]" office:value-type="float" office:value="0" calcext:value-type="float">
            <text:p>0</text:p>
          </table:table-cell>
          <table:table-cell table:style-name="ce112" table:formula="of:=IF([.L36]&gt;0;[.M36]/(ROW([.N3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36]=0; &quot;&quot; ;([.L36]/(([.I36]*60)+[.J36])*600))">
            <text:p/>
          </table:table-cell>
          <table:table-cell table:style-name="ce174" table:content-validation-name="val17" table:formula="of:=IF([.L36]=0;&quot;&quot;;TIME(0;[.I36];[.J36])/[.L36])">
            <text:p/>
          </table:table-cell>
          <table:table-cell table:style-name="ce148" table:formula="of:=IF([.$A36]&lt;&gt;&quot;&quot;; IF([.Z36]=&quot;&quot;;NOW(); [.Z36]); &quot;&quot;)">
            <text:p/>
          </table:table-cell>
          <table:table-cell table:style-name="ce149" table:formula="of:=IF([.Z36]&lt;&gt;&quot;&quot;;[.Z36];&quot;&quot;)">
            <text:p/>
          </table:table-cell>
          <table:table-cell table:style-name="ce150" table:formula="of:=IF([.AA36]&lt;&gt;&quot;&quot;;[.AA36];&quot;&quot;)">
            <text:p/>
          </table:table-cell>
          <table:table-cell table:style-name="ce152" table:formula="of:=IF([.AB36]&lt;&gt;&quot;&quot;;[.AB3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37]&lt;&gt;0;[.A37]-[.A3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37]&gt;0;&quot;W&quot;;IF([.B37]&lt;0;&quot;L&quot;; IF([.A3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37]=0; &quot;&quot; ;([.H37]/(([.I37]*60)+[.J37])*600))">
            <text:p/>
          </table:table-cell>
          <table:table-cell table:style-name="ce100"/>
          <table:table-cell table:style-name="ce4" table:formula="of:=[.L37]+[.M36]" office:value-type="float" office:value="0" calcext:value-type="float">
            <text:p>0</text:p>
          </table:table-cell>
          <table:table-cell table:style-name="ce112" table:formula="of:=IF([.L37]&gt;0;[.M37]/(ROW([.N3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37]=0; &quot;&quot; ;([.L37]/(([.I37]*60)+[.J37])*600))">
            <text:p/>
          </table:table-cell>
          <table:table-cell table:style-name="ce174" table:content-validation-name="val17" table:formula="of:=IF([.L37]=0;&quot;&quot;;TIME(0;[.I37];[.J37])/[.L37])">
            <text:p/>
          </table:table-cell>
          <table:table-cell table:style-name="ce148" table:formula="of:=IF([.$A37]&lt;&gt;&quot;&quot;; IF([.Z37]=&quot;&quot;;NOW(); [.Z37]); &quot;&quot;)">
            <text:p/>
          </table:table-cell>
          <table:table-cell table:style-name="ce149" table:formula="of:=IF([.Z37]&lt;&gt;&quot;&quot;;[.Z37];&quot;&quot;)">
            <text:p/>
          </table:table-cell>
          <table:table-cell table:style-name="ce150" table:formula="of:=IF([.AA37]&lt;&gt;&quot;&quot;;[.AA37];&quot;&quot;)">
            <text:p/>
          </table:table-cell>
          <table:table-cell table:style-name="ce152" table:formula="of:=IF([.AB37]&lt;&gt;&quot;&quot;;[.AB3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38]&lt;&gt;0;[.A38]-[.A3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38]&gt;0;&quot;W&quot;;IF([.B38]&lt;0;&quot;L&quot;; IF([.A3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38]=0; &quot;&quot; ;([.H38]/(([.I38]*60)+[.J38])*600))">
            <text:p/>
          </table:table-cell>
          <table:table-cell table:style-name="ce100"/>
          <table:table-cell table:style-name="ce4" table:formula="of:=[.L38]+[.M37]" office:value-type="float" office:value="0" calcext:value-type="float">
            <text:p>0</text:p>
          </table:table-cell>
          <table:table-cell table:style-name="ce112" table:formula="of:=IF([.L38]&gt;0;[.M38]/(ROW([.N3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38]=0; &quot;&quot; ;([.L38]/(([.I38]*60)+[.J38])*600))">
            <text:p/>
          </table:table-cell>
          <table:table-cell table:style-name="ce174" table:content-validation-name="val17" table:formula="of:=IF([.L38]=0;&quot;&quot;;TIME(0;[.I38];[.J38])/[.L38])">
            <text:p/>
          </table:table-cell>
          <table:table-cell table:style-name="ce148" table:formula="of:=IF([.$A38]&lt;&gt;&quot;&quot;; IF([.Z38]=&quot;&quot;;NOW(); [.Z38]); &quot;&quot;)">
            <text:p/>
          </table:table-cell>
          <table:table-cell table:style-name="ce149" table:formula="of:=IF([.Z38]&lt;&gt;&quot;&quot;;[.Z38];&quot;&quot;)">
            <text:p/>
          </table:table-cell>
          <table:table-cell table:style-name="ce150" table:formula="of:=IF([.AA38]&lt;&gt;&quot;&quot;;[.AA38];&quot;&quot;)">
            <text:p/>
          </table:table-cell>
          <table:table-cell table:style-name="ce152" table:formula="of:=IF([.AB38]&lt;&gt;&quot;&quot;;[.AB3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39]&lt;&gt;0;[.A39]-[.A3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39]&gt;0;&quot;W&quot;;IF([.B39]&lt;0;&quot;L&quot;; IF([.A3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39]=0; &quot;&quot; ;([.H39]/(([.I39]*60)+[.J39])*600))">
            <text:p/>
          </table:table-cell>
          <table:table-cell table:style-name="ce100"/>
          <table:table-cell table:style-name="ce4" table:formula="of:=[.L39]+[.M38]" office:value-type="float" office:value="0" calcext:value-type="float">
            <text:p>0</text:p>
          </table:table-cell>
          <table:table-cell table:style-name="ce112" table:formula="of:=IF([.L39]&gt;0;[.M39]/(ROW([.N3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39]=0; &quot;&quot; ;([.L39]/(([.I39]*60)+[.J39])*600))">
            <text:p/>
          </table:table-cell>
          <table:table-cell table:style-name="ce174" table:content-validation-name="val17" table:formula="of:=IF([.L39]=0;&quot;&quot;;TIME(0;[.I39];[.J39])/[.L39])">
            <text:p/>
          </table:table-cell>
          <table:table-cell table:style-name="ce148" table:formula="of:=IF([.$A39]&lt;&gt;&quot;&quot;; IF([.Z39]=&quot;&quot;;NOW(); [.Z39]); &quot;&quot;)">
            <text:p/>
          </table:table-cell>
          <table:table-cell table:style-name="ce149" table:formula="of:=IF([.Z39]&lt;&gt;&quot;&quot;;[.Z39];&quot;&quot;)">
            <text:p/>
          </table:table-cell>
          <table:table-cell table:style-name="ce150" table:formula="of:=IF([.AA39]&lt;&gt;&quot;&quot;;[.AA39];&quot;&quot;)">
            <text:p/>
          </table:table-cell>
          <table:table-cell table:style-name="ce152" table:formula="of:=IF([.AB39]&lt;&gt;&quot;&quot;;[.AB3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40]&lt;&gt;0;[.A40]-[.A3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40]&gt;0;&quot;W&quot;;IF([.B40]&lt;0;&quot;L&quot;; IF([.A4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40]=0; &quot;&quot; ;([.H40]/(([.I40]*60)+[.J40])*600))">
            <text:p/>
          </table:table-cell>
          <table:table-cell table:style-name="ce100"/>
          <table:table-cell table:style-name="ce4" table:formula="of:=[.L40]+[.M39]" office:value-type="float" office:value="0" calcext:value-type="float">
            <text:p>0</text:p>
          </table:table-cell>
          <table:table-cell table:style-name="ce112" table:formula="of:=IF([.L40]&gt;0;[.M40]/(ROW([.N4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40]=0; &quot;&quot; ;([.L40]/(([.I40]*60)+[.J40])*600))">
            <text:p/>
          </table:table-cell>
          <table:table-cell table:style-name="ce174" table:content-validation-name="val17" table:formula="of:=IF([.L40]=0;&quot;&quot;;TIME(0;[.I40];[.J40])/[.L40])">
            <text:p/>
          </table:table-cell>
          <table:table-cell table:style-name="ce148" table:formula="of:=IF([.$A40]&lt;&gt;&quot;&quot;; IF([.Z40]=&quot;&quot;;NOW(); [.Z40]); &quot;&quot;)">
            <text:p/>
          </table:table-cell>
          <table:table-cell table:style-name="ce149" table:formula="of:=IF([.Z40]&lt;&gt;&quot;&quot;;[.Z40];&quot;&quot;)">
            <text:p/>
          </table:table-cell>
          <table:table-cell table:style-name="ce150" table:formula="of:=IF([.AA40]&lt;&gt;&quot;&quot;;[.AA40];&quot;&quot;)">
            <text:p/>
          </table:table-cell>
          <table:table-cell table:style-name="ce152" table:formula="of:=IF([.AB40]&lt;&gt;&quot;&quot;;[.AB4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41]&lt;&gt;0;[.A41]-[.A4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41]&gt;0;&quot;W&quot;;IF([.B41]&lt;0;&quot;L&quot;; IF([.A41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41]=0; &quot;&quot; ;([.H41]/(([.I41]*60)+[.J41])*600))">
            <text:p/>
          </table:table-cell>
          <table:table-cell table:style-name="ce100"/>
          <table:table-cell table:style-name="ce4" table:formula="of:=[.L41]+[.M40]" office:value-type="float" office:value="0" calcext:value-type="float">
            <text:p>0</text:p>
          </table:table-cell>
          <table:table-cell table:style-name="ce112" table:formula="of:=IF([.L41]&gt;0;[.M41]/(ROW([.N4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41]=0; &quot;&quot; ;([.L41]/(([.I41]*60)+[.J41])*600))">
            <text:p/>
          </table:table-cell>
          <table:table-cell table:style-name="ce174" table:content-validation-name="val17" table:formula="of:=IF([.L41]=0;&quot;&quot;;TIME(0;[.I41];[.J41])/[.L41])">
            <text:p/>
          </table:table-cell>
          <table:table-cell table:style-name="ce148" table:formula="of:=IF([.$A41]&lt;&gt;&quot;&quot;; IF([.Z41]=&quot;&quot;;NOW(); [.Z41]); &quot;&quot;)">
            <text:p/>
          </table:table-cell>
          <table:table-cell table:style-name="ce149" table:formula="of:=IF([.Z41]&lt;&gt;&quot;&quot;;[.Z41];&quot;&quot;)">
            <text:p/>
          </table:table-cell>
          <table:table-cell table:style-name="ce150" table:formula="of:=IF([.AA41]&lt;&gt;&quot;&quot;;[.AA41];&quot;&quot;)">
            <text:p/>
          </table:table-cell>
          <table:table-cell table:style-name="ce152" table:formula="of:=IF([.AB41]&lt;&gt;&quot;&quot;;[.AB4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42]&lt;&gt;0;[.A42]-[.A4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42]&gt;0;&quot;W&quot;;IF([.B42]&lt;0;&quot;L&quot;; IF([.A42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42]=0; &quot;&quot; ;([.H42]/(([.I42]*60)+[.J42])*600))">
            <text:p/>
          </table:table-cell>
          <table:table-cell table:style-name="ce100"/>
          <table:table-cell table:style-name="ce4" table:formula="of:=[.L42]+[.M41]" office:value-type="float" office:value="0" calcext:value-type="float">
            <text:p>0</text:p>
          </table:table-cell>
          <table:table-cell table:style-name="ce112" table:formula="of:=IF([.L42]&gt;0;[.M42]/(ROW([.N4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42]=0; &quot;&quot; ;([.L42]/(([.I42]*60)+[.J42])*600))">
            <text:p/>
          </table:table-cell>
          <table:table-cell table:style-name="ce174" table:content-validation-name="val17" table:formula="of:=IF([.L42]=0;&quot;&quot;;TIME(0;[.I42];[.J42])/[.L42])">
            <text:p/>
          </table:table-cell>
          <table:table-cell table:style-name="ce148" table:formula="of:=IF([.$A42]&lt;&gt;&quot;&quot;; IF([.Z42]=&quot;&quot;;NOW(); [.Z42]); &quot;&quot;)">
            <text:p/>
          </table:table-cell>
          <table:table-cell table:style-name="ce149" table:formula="of:=IF([.Z42]&lt;&gt;&quot;&quot;;[.Z42];&quot;&quot;)">
            <text:p/>
          </table:table-cell>
          <table:table-cell table:style-name="ce150" table:formula="of:=IF([.AA42]&lt;&gt;&quot;&quot;;[.AA42];&quot;&quot;)">
            <text:p/>
          </table:table-cell>
          <table:table-cell table:style-name="ce152" table:formula="of:=IF([.AB42]&lt;&gt;&quot;&quot;;[.AB4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43]&lt;&gt;0;[.A43]-[.A4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43]&gt;0;&quot;W&quot;;IF([.B43]&lt;0;&quot;L&quot;; IF([.A4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43]=0; &quot;&quot; ;([.H43]/(([.I43]*60)+[.J43])*600))">
            <text:p/>
          </table:table-cell>
          <table:table-cell table:style-name="ce100"/>
          <table:table-cell table:style-name="ce4" table:formula="of:=[.L43]+[.M42]" office:value-type="float" office:value="0" calcext:value-type="float">
            <text:p>0</text:p>
          </table:table-cell>
          <table:table-cell table:style-name="ce112" table:formula="of:=IF([.L43]&gt;0;[.M43]/(ROW([.N4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43]=0; &quot;&quot; ;([.L43]/(([.I43]*60)+[.J43])*600))">
            <text:p/>
          </table:table-cell>
          <table:table-cell table:style-name="ce174" table:content-validation-name="val17" table:formula="of:=IF([.L43]=0;&quot;&quot;;TIME(0;[.I43];[.J43])/[.L43])">
            <text:p/>
          </table:table-cell>
          <table:table-cell table:style-name="ce148" table:formula="of:=IF([.$A43]&lt;&gt;&quot;&quot;; IF([.Z43]=&quot;&quot;;NOW(); [.Z43]); &quot;&quot;)">
            <text:p/>
          </table:table-cell>
          <table:table-cell table:style-name="ce149" table:formula="of:=IF([.Z43]&lt;&gt;&quot;&quot;;[.Z43];&quot;&quot;)">
            <text:p/>
          </table:table-cell>
          <table:table-cell table:style-name="ce150" table:formula="of:=IF([.AA43]&lt;&gt;&quot;&quot;;[.AA43];&quot;&quot;)">
            <text:p/>
          </table:table-cell>
          <table:table-cell table:style-name="ce152" table:formula="of:=IF([.AB43]&lt;&gt;&quot;&quot;;[.AB4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44]&lt;&gt;0;[.A44]-[.A4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44]&gt;0;&quot;W&quot;;IF([.B44]&lt;0;&quot;L&quot;; IF([.A4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44]=0; &quot;&quot; ;([.H44]/(([.I44]*60)+[.J44])*600))">
            <text:p/>
          </table:table-cell>
          <table:table-cell table:style-name="ce100"/>
          <table:table-cell table:style-name="ce4" table:formula="of:=[.L44]+[.M43]" office:value-type="float" office:value="0" calcext:value-type="float">
            <text:p>0</text:p>
          </table:table-cell>
          <table:table-cell table:style-name="ce112" table:formula="of:=IF([.L44]&gt;0;[.M44]/(ROW([.N4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44]=0; &quot;&quot; ;([.L44]/(([.I44]*60)+[.J44])*600))">
            <text:p/>
          </table:table-cell>
          <table:table-cell table:style-name="ce174" table:content-validation-name="val17" table:formula="of:=IF([.L44]=0;&quot;&quot;;TIME(0;[.I44];[.J44])/[.L44])">
            <text:p/>
          </table:table-cell>
          <table:table-cell table:style-name="ce148" table:formula="of:=IF([.$A44]&lt;&gt;&quot;&quot;; IF([.Z44]=&quot;&quot;;NOW(); [.Z44]); &quot;&quot;)">
            <text:p/>
          </table:table-cell>
          <table:table-cell table:style-name="ce149" table:formula="of:=IF([.Z44]&lt;&gt;&quot;&quot;;[.Z44];&quot;&quot;)">
            <text:p/>
          </table:table-cell>
          <table:table-cell table:style-name="ce150" table:formula="of:=IF([.AA44]&lt;&gt;&quot;&quot;;[.AA44];&quot;&quot;)">
            <text:p/>
          </table:table-cell>
          <table:table-cell table:style-name="ce152" table:formula="of:=IF([.AB44]&lt;&gt;&quot;&quot;;[.AB4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45]&lt;&gt;0;[.A45]-[.A4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45]&gt;0;&quot;W&quot;;IF([.B45]&lt;0;&quot;L&quot;; IF([.A4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45]=0; &quot;&quot; ;([.H45]/(([.I45]*60)+[.J45])*600))">
            <text:p/>
          </table:table-cell>
          <table:table-cell table:style-name="ce100"/>
          <table:table-cell table:style-name="ce4" table:formula="of:=[.L45]+[.M44]" office:value-type="float" office:value="0" calcext:value-type="float">
            <text:p>0</text:p>
          </table:table-cell>
          <table:table-cell table:style-name="ce112" table:formula="of:=IF([.L45]&gt;0;[.M45]/(ROW([.N4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45]=0; &quot;&quot; ;([.L45]/(([.I45]*60)+[.J45])*600))">
            <text:p/>
          </table:table-cell>
          <table:table-cell table:style-name="ce174" table:content-validation-name="val17" table:formula="of:=IF([.L45]=0;&quot;&quot;;TIME(0;[.I45];[.J45])/[.L45])">
            <text:p/>
          </table:table-cell>
          <table:table-cell table:style-name="ce148" table:formula="of:=IF([.$A45]&lt;&gt;&quot;&quot;; IF([.Z45]=&quot;&quot;;NOW(); [.Z45]); &quot;&quot;)">
            <text:p/>
          </table:table-cell>
          <table:table-cell table:style-name="ce149" table:formula="of:=IF([.Z45]&lt;&gt;&quot;&quot;;[.Z45];&quot;&quot;)">
            <text:p/>
          </table:table-cell>
          <table:table-cell table:style-name="ce150" table:formula="of:=IF([.AA45]&lt;&gt;&quot;&quot;;[.AA45];&quot;&quot;)">
            <text:p/>
          </table:table-cell>
          <table:table-cell table:style-name="ce152" table:formula="of:=IF([.AB45]&lt;&gt;&quot;&quot;;[.AB4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46]&lt;&gt;0;[.A46]-[.A4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46]&gt;0;&quot;W&quot;;IF([.B46]&lt;0;&quot;L&quot;; IF([.A4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46]=0; &quot;&quot; ;([.H46]/(([.I46]*60)+[.J46])*600))">
            <text:p/>
          </table:table-cell>
          <table:table-cell table:style-name="ce100"/>
          <table:table-cell table:style-name="ce4" table:formula="of:=[.L46]+[.M45]" office:value-type="float" office:value="0" calcext:value-type="float">
            <text:p>0</text:p>
          </table:table-cell>
          <table:table-cell table:style-name="ce112" table:formula="of:=IF([.L46]&gt;0;[.M46]/(ROW([.N4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46]=0; &quot;&quot; ;([.L46]/(([.I46]*60)+[.J46])*600))">
            <text:p/>
          </table:table-cell>
          <table:table-cell table:style-name="ce174" table:content-validation-name="val17" table:formula="of:=IF([.L46]=0;&quot;&quot;;TIME(0;[.I46];[.J46])/[.L46])">
            <text:p/>
          </table:table-cell>
          <table:table-cell table:style-name="ce148" table:formula="of:=IF([.$A46]&lt;&gt;&quot;&quot;; IF([.Z46]=&quot;&quot;;NOW(); [.Z46]); &quot;&quot;)">
            <text:p/>
          </table:table-cell>
          <table:table-cell table:style-name="ce149" table:formula="of:=IF([.Z46]&lt;&gt;&quot;&quot;;[.Z46];&quot;&quot;)">
            <text:p/>
          </table:table-cell>
          <table:table-cell table:style-name="ce150" table:formula="of:=IF([.AA46]&lt;&gt;&quot;&quot;;[.AA46];&quot;&quot;)">
            <text:p/>
          </table:table-cell>
          <table:table-cell table:style-name="ce152" table:formula="of:=IF([.AB46]&lt;&gt;&quot;&quot;;[.AB4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47]&lt;&gt;0;[.A47]-[.A4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47]&gt;0;&quot;W&quot;;IF([.B47]&lt;0;&quot;L&quot;; IF([.A4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47]=0; &quot;&quot; ;([.H47]/(([.I47]*60)+[.J47])*600))">
            <text:p/>
          </table:table-cell>
          <table:table-cell table:style-name="ce100"/>
          <table:table-cell table:style-name="ce4" table:formula="of:=[.L47]+[.M46]" office:value-type="float" office:value="0" calcext:value-type="float">
            <text:p>0</text:p>
          </table:table-cell>
          <table:table-cell table:style-name="ce112" table:formula="of:=IF([.L47]&gt;0;[.M47]/(ROW([.N4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47]=0; &quot;&quot; ;([.L47]/(([.I47]*60)+[.J47])*600))">
            <text:p/>
          </table:table-cell>
          <table:table-cell table:style-name="ce174" table:content-validation-name="val17" table:formula="of:=IF([.L47]=0;&quot;&quot;;TIME(0;[.I47];[.J47])/[.L47])">
            <text:p/>
          </table:table-cell>
          <table:table-cell table:style-name="ce148" table:formula="of:=IF([.$A47]&lt;&gt;&quot;&quot;; IF([.Z47]=&quot;&quot;;NOW(); [.Z47]); &quot;&quot;)">
            <text:p/>
          </table:table-cell>
          <table:table-cell table:style-name="ce149" table:formula="of:=IF([.Z47]&lt;&gt;&quot;&quot;;[.Z47];&quot;&quot;)">
            <text:p/>
          </table:table-cell>
          <table:table-cell table:style-name="ce150" table:formula="of:=IF([.AA47]&lt;&gt;&quot;&quot;;[.AA47];&quot;&quot;)">
            <text:p/>
          </table:table-cell>
          <table:table-cell table:style-name="ce152" table:formula="of:=IF([.AB47]&lt;&gt;&quot;&quot;;[.AB4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48]&lt;&gt;0;[.A48]-[.A4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48]&gt;0;&quot;W&quot;;IF([.B48]&lt;0;&quot;L&quot;; IF([.A4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48]=0; &quot;&quot; ;([.H48]/(([.I48]*60)+[.J48])*600))">
            <text:p/>
          </table:table-cell>
          <table:table-cell table:style-name="ce100"/>
          <table:table-cell table:style-name="ce4" table:formula="of:=[.L48]+[.M47]" office:value-type="float" office:value="0" calcext:value-type="float">
            <text:p>0</text:p>
          </table:table-cell>
          <table:table-cell table:style-name="ce112" table:formula="of:=IF([.L48]&gt;0;[.M48]/(ROW([.N4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48]=0; &quot;&quot; ;([.L48]/(([.I48]*60)+[.J48])*600))">
            <text:p/>
          </table:table-cell>
          <table:table-cell table:style-name="ce174" table:content-validation-name="val17" table:formula="of:=IF([.L48]=0;&quot;&quot;;TIME(0;[.I48];[.J48])/[.L48])">
            <text:p/>
          </table:table-cell>
          <table:table-cell table:style-name="ce148" table:formula="of:=IF([.$A48]&lt;&gt;&quot;&quot;; IF([.Z48]=&quot;&quot;;NOW(); [.Z48]); &quot;&quot;)">
            <text:p/>
          </table:table-cell>
          <table:table-cell table:style-name="ce149" table:formula="of:=IF([.Z48]&lt;&gt;&quot;&quot;;[.Z48];&quot;&quot;)">
            <text:p/>
          </table:table-cell>
          <table:table-cell table:style-name="ce150" table:formula="of:=IF([.AA48]&lt;&gt;&quot;&quot;;[.AA48];&quot;&quot;)">
            <text:p/>
          </table:table-cell>
          <table:table-cell table:style-name="ce152" table:formula="of:=IF([.AB48]&lt;&gt;&quot;&quot;;[.AB4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49]&lt;&gt;0;[.A49]-[.A4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49]&gt;0;&quot;W&quot;;IF([.B49]&lt;0;&quot;L&quot;; IF([.A4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49]=0; &quot;&quot; ;([.H49]/(([.I49]*60)+[.J49])*600))">
            <text:p/>
          </table:table-cell>
          <table:table-cell table:style-name="ce100"/>
          <table:table-cell table:style-name="ce4" table:formula="of:=[.L49]+[.M48]" office:value-type="float" office:value="0" calcext:value-type="float">
            <text:p>0</text:p>
          </table:table-cell>
          <table:table-cell table:style-name="ce112" table:formula="of:=IF([.L49]&gt;0;[.M49]/(ROW([.N4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49]=0; &quot;&quot; ;([.L49]/(([.I49]*60)+[.J49])*600))">
            <text:p/>
          </table:table-cell>
          <table:table-cell table:style-name="ce174" table:content-validation-name="val17" table:formula="of:=IF([.L49]=0;&quot;&quot;;TIME(0;[.I49];[.J49])/[.L49])">
            <text:p/>
          </table:table-cell>
          <table:table-cell table:style-name="ce148" table:formula="of:=IF([.$A49]&lt;&gt;&quot;&quot;; IF([.Z49]=&quot;&quot;;NOW(); [.Z49]); &quot;&quot;)">
            <text:p/>
          </table:table-cell>
          <table:table-cell table:style-name="ce149" table:formula="of:=IF([.Z49]&lt;&gt;&quot;&quot;;[.Z49];&quot;&quot;)">
            <text:p/>
          </table:table-cell>
          <table:table-cell table:style-name="ce150" table:formula="of:=IF([.AA49]&lt;&gt;&quot;&quot;;[.AA49];&quot;&quot;)">
            <text:p/>
          </table:table-cell>
          <table:table-cell table:style-name="ce152" table:formula="of:=IF([.AB49]&lt;&gt;&quot;&quot;;[.AB4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50]&lt;&gt;0;[.A50]-[.A4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50]&gt;0;&quot;W&quot;;IF([.B50]&lt;0;&quot;L&quot;; IF([.A5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50]=0; &quot;&quot; ;([.H50]/(([.I50]*60)+[.J50])*600))">
            <text:p/>
          </table:table-cell>
          <table:table-cell table:style-name="ce100"/>
          <table:table-cell table:style-name="ce4" table:formula="of:=[.L50]+[.M49]" office:value-type="float" office:value="0" calcext:value-type="float">
            <text:p>0</text:p>
          </table:table-cell>
          <table:table-cell table:style-name="ce112" table:formula="of:=IF([.L50]&gt;0;[.M50]/(ROW([.N5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50]=0; &quot;&quot; ;([.L50]/(([.I50]*60)+[.J50])*600))">
            <text:p/>
          </table:table-cell>
          <table:table-cell table:style-name="ce174" table:content-validation-name="val17" table:formula="of:=IF([.L50]=0;&quot;&quot;;TIME(0;[.I50];[.J50])/[.L50])">
            <text:p/>
          </table:table-cell>
          <table:table-cell table:style-name="ce148" table:formula="of:=IF([.$A50]&lt;&gt;&quot;&quot;; IF([.Z50]=&quot;&quot;;NOW(); [.Z50]); &quot;&quot;)">
            <text:p/>
          </table:table-cell>
          <table:table-cell table:style-name="ce149" table:formula="of:=IF([.Z50]&lt;&gt;&quot;&quot;;[.Z50];&quot;&quot;)">
            <text:p/>
          </table:table-cell>
          <table:table-cell table:style-name="ce150" table:formula="of:=IF([.AA50]&lt;&gt;&quot;&quot;;[.AA50];&quot;&quot;)">
            <text:p/>
          </table:table-cell>
          <table:table-cell table:style-name="ce152" table:formula="of:=IF([.AB50]&lt;&gt;&quot;&quot;;[.AB5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51]&lt;&gt;0;[.A51]-[.A5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51]&gt;0;&quot;W&quot;;IF([.B51]&lt;0;&quot;L&quot;; IF([.A51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51]=0; &quot;&quot; ;([.H51]/(([.I51]*60)+[.J51])*600))">
            <text:p/>
          </table:table-cell>
          <table:table-cell table:style-name="ce100"/>
          <table:table-cell table:style-name="ce4" table:formula="of:=[.L51]+[.M50]" office:value-type="float" office:value="0" calcext:value-type="float">
            <text:p>0</text:p>
          </table:table-cell>
          <table:table-cell table:style-name="ce112" table:formula="of:=IF([.L51]&gt;0;[.M51]/(ROW([.N5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51]=0; &quot;&quot; ;([.L51]/(([.I51]*60)+[.J51])*600))">
            <text:p/>
          </table:table-cell>
          <table:table-cell table:style-name="ce174" table:content-validation-name="val17" table:formula="of:=IF([.L51]=0;&quot;&quot;;TIME(0;[.I51];[.J51])/[.L51])">
            <text:p/>
          </table:table-cell>
          <table:table-cell table:style-name="ce148" table:formula="of:=IF([.$A51]&lt;&gt;&quot;&quot;; IF([.Z51]=&quot;&quot;;NOW(); [.Z51]); &quot;&quot;)">
            <text:p/>
          </table:table-cell>
          <table:table-cell table:style-name="ce149" table:formula="of:=IF([.Z51]&lt;&gt;&quot;&quot;;[.Z51];&quot;&quot;)">
            <text:p/>
          </table:table-cell>
          <table:table-cell table:style-name="ce150" table:formula="of:=IF([.AA51]&lt;&gt;&quot;&quot;;[.AA51];&quot;&quot;)">
            <text:p/>
          </table:table-cell>
          <table:table-cell table:style-name="ce152" table:formula="of:=IF([.AB51]&lt;&gt;&quot;&quot;;[.AB5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52]&lt;&gt;0;[.A52]-[.A5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52]&gt;0;&quot;W&quot;;IF([.B52]&lt;0;&quot;L&quot;; IF([.A52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52]=0; &quot;&quot; ;([.H52]/(([.I52]*60)+[.J52])*600))">
            <text:p/>
          </table:table-cell>
          <table:table-cell table:style-name="ce100"/>
          <table:table-cell table:style-name="ce4" table:formula="of:=[.L52]+[.M51]" office:value-type="float" office:value="0" calcext:value-type="float">
            <text:p>0</text:p>
          </table:table-cell>
          <table:table-cell table:style-name="ce112" table:formula="of:=IF([.L52]&gt;0;[.M52]/(ROW([.N5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52]=0; &quot;&quot; ;([.L52]/(([.I52]*60)+[.J52])*600))">
            <text:p/>
          </table:table-cell>
          <table:table-cell table:style-name="ce174" table:content-validation-name="val17" table:formula="of:=IF([.L52]=0;&quot;&quot;;TIME(0;[.I52];[.J52])/[.L52])">
            <text:p/>
          </table:table-cell>
          <table:table-cell table:style-name="ce148" table:formula="of:=IF([.$A52]&lt;&gt;&quot;&quot;; IF([.Z52]=&quot;&quot;;NOW(); [.Z52]); &quot;&quot;)">
            <text:p/>
          </table:table-cell>
          <table:table-cell table:style-name="ce149" table:formula="of:=IF([.Z52]&lt;&gt;&quot;&quot;;[.Z52];&quot;&quot;)">
            <text:p/>
          </table:table-cell>
          <table:table-cell table:style-name="ce150" table:formula="of:=IF([.AA52]&lt;&gt;&quot;&quot;;[.AA52];&quot;&quot;)">
            <text:p/>
          </table:table-cell>
          <table:table-cell table:style-name="ce152" table:formula="of:=IF([.AB52]&lt;&gt;&quot;&quot;;[.AB5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53]&lt;&gt;0;[.A53]-[.A5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53]&gt;0;&quot;W&quot;;IF([.B53]&lt;0;&quot;L&quot;; IF([.A5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53]=0; &quot;&quot; ;([.H53]/(([.I53]*60)+[.J53])*600))">
            <text:p/>
          </table:table-cell>
          <table:table-cell table:style-name="ce100"/>
          <table:table-cell table:style-name="ce4" table:formula="of:=[.L53]+[.M52]" office:value-type="float" office:value="0" calcext:value-type="float">
            <text:p>0</text:p>
          </table:table-cell>
          <table:table-cell table:style-name="ce112" table:formula="of:=IF([.L53]&gt;0;[.M53]/(ROW([.N5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53]=0; &quot;&quot; ;([.L53]/(([.I53]*60)+[.J53])*600))">
            <text:p/>
          </table:table-cell>
          <table:table-cell table:style-name="ce174" table:content-validation-name="val17" table:formula="of:=IF([.L53]=0;&quot;&quot;;TIME(0;[.I53];[.J53])/[.L53])">
            <text:p/>
          </table:table-cell>
          <table:table-cell table:style-name="ce148" table:formula="of:=IF([.$A53]&lt;&gt;&quot;&quot;; IF([.Z53]=&quot;&quot;;NOW(); [.Z53]); &quot;&quot;)">
            <text:p/>
          </table:table-cell>
          <table:table-cell table:style-name="ce149" table:formula="of:=IF([.Z53]&lt;&gt;&quot;&quot;;[.Z53];&quot;&quot;)">
            <text:p/>
          </table:table-cell>
          <table:table-cell table:style-name="ce150" table:formula="of:=IF([.AA53]&lt;&gt;&quot;&quot;;[.AA53];&quot;&quot;)">
            <text:p/>
          </table:table-cell>
          <table:table-cell table:style-name="ce152" table:formula="of:=IF([.AB53]&lt;&gt;&quot;&quot;;[.AB5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54]&lt;&gt;0;[.A54]-[.A5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54]&gt;0;&quot;W&quot;;IF([.B54]&lt;0;&quot;L&quot;; IF([.A5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54]=0; &quot;&quot; ;([.H54]/(([.I54]*60)+[.J54])*600))">
            <text:p/>
          </table:table-cell>
          <table:table-cell table:style-name="ce100"/>
          <table:table-cell table:style-name="ce4" table:formula="of:=[.L54]+[.M53]" office:value-type="float" office:value="0" calcext:value-type="float">
            <text:p>0</text:p>
          </table:table-cell>
          <table:table-cell table:style-name="ce112" table:formula="of:=IF([.L54]&gt;0;[.M54]/(ROW([.N5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54]=0; &quot;&quot; ;([.L54]/(([.I54]*60)+[.J54])*600))">
            <text:p/>
          </table:table-cell>
          <table:table-cell table:style-name="ce174" table:content-validation-name="val17" table:formula="of:=IF([.L54]=0;&quot;&quot;;TIME(0;[.I54];[.J54])/[.L54])">
            <text:p/>
          </table:table-cell>
          <table:table-cell table:style-name="ce148" table:formula="of:=IF([.$A54]&lt;&gt;&quot;&quot;; IF([.Z54]=&quot;&quot;;NOW(); [.Z54]); &quot;&quot;)">
            <text:p/>
          </table:table-cell>
          <table:table-cell table:style-name="ce149" table:formula="of:=IF([.Z54]&lt;&gt;&quot;&quot;;[.Z54];&quot;&quot;)">
            <text:p/>
          </table:table-cell>
          <table:table-cell table:style-name="ce150" table:formula="of:=IF([.AA54]&lt;&gt;&quot;&quot;;[.AA54];&quot;&quot;)">
            <text:p/>
          </table:table-cell>
          <table:table-cell table:style-name="ce152" table:formula="of:=IF([.AB54]&lt;&gt;&quot;&quot;;[.AB5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55]&lt;&gt;0;[.A55]-[.A5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55]&gt;0;&quot;W&quot;;IF([.B55]&lt;0;&quot;L&quot;; IF([.A5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55]=0; &quot;&quot; ;([.H55]/(([.I55]*60)+[.J55])*600))">
            <text:p/>
          </table:table-cell>
          <table:table-cell table:style-name="ce100"/>
          <table:table-cell table:style-name="ce4" table:formula="of:=[.L55]+[.M54]" office:value-type="float" office:value="0" calcext:value-type="float">
            <text:p>0</text:p>
          </table:table-cell>
          <table:table-cell table:style-name="ce112" table:formula="of:=IF([.L55]&gt;0;[.M55]/(ROW([.N5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55]=0; &quot;&quot; ;([.L55]/(([.I55]*60)+[.J55])*600))">
            <text:p/>
          </table:table-cell>
          <table:table-cell table:style-name="ce174" table:content-validation-name="val17" table:formula="of:=IF([.L55]=0;&quot;&quot;;TIME(0;[.I55];[.J55])/[.L55])">
            <text:p/>
          </table:table-cell>
          <table:table-cell table:style-name="ce148" table:formula="of:=IF([.$A55]&lt;&gt;&quot;&quot;; IF([.Z55]=&quot;&quot;;NOW(); [.Z55]); &quot;&quot;)">
            <text:p/>
          </table:table-cell>
          <table:table-cell table:style-name="ce149" table:formula="of:=IF([.Z55]&lt;&gt;&quot;&quot;;[.Z55];&quot;&quot;)">
            <text:p/>
          </table:table-cell>
          <table:table-cell table:style-name="ce150" table:formula="of:=IF([.AA55]&lt;&gt;&quot;&quot;;[.AA55];&quot;&quot;)">
            <text:p/>
          </table:table-cell>
          <table:table-cell table:style-name="ce152" table:formula="of:=IF([.AB55]&lt;&gt;&quot;&quot;;[.AB5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56]&lt;&gt;0;[.A56]-[.A5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56]&gt;0;&quot;W&quot;;IF([.B56]&lt;0;&quot;L&quot;; IF([.A5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56]=0; &quot;&quot; ;([.H56]/(([.I56]*60)+[.J56])*600))">
            <text:p/>
          </table:table-cell>
          <table:table-cell table:style-name="ce100"/>
          <table:table-cell table:style-name="ce4" table:formula="of:=[.L56]+[.M55]" office:value-type="float" office:value="0" calcext:value-type="float">
            <text:p>0</text:p>
          </table:table-cell>
          <table:table-cell table:style-name="ce112" table:formula="of:=IF([.L56]&gt;0;[.M56]/(ROW([.N5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56]=0; &quot;&quot; ;([.L56]/(([.I56]*60)+[.J56])*600))">
            <text:p/>
          </table:table-cell>
          <table:table-cell table:style-name="ce174" table:content-validation-name="val17" table:formula="of:=IF([.L56]=0;&quot;&quot;;TIME(0;[.I56];[.J56])/[.L56])">
            <text:p/>
          </table:table-cell>
          <table:table-cell table:style-name="ce148" table:formula="of:=IF([.$A56]&lt;&gt;&quot;&quot;; IF([.Z56]=&quot;&quot;;NOW(); [.Z56]); &quot;&quot;)">
            <text:p/>
          </table:table-cell>
          <table:table-cell table:style-name="ce149" table:formula="of:=IF([.Z56]&lt;&gt;&quot;&quot;;[.Z56];&quot;&quot;)">
            <text:p/>
          </table:table-cell>
          <table:table-cell table:style-name="ce150" table:formula="of:=IF([.AA56]&lt;&gt;&quot;&quot;;[.AA56];&quot;&quot;)">
            <text:p/>
          </table:table-cell>
          <table:table-cell table:style-name="ce152" table:formula="of:=IF([.AB56]&lt;&gt;&quot;&quot;;[.AB5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57]&lt;&gt;0;[.A57]-[.A5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57]&gt;0;&quot;W&quot;;IF([.B57]&lt;0;&quot;L&quot;; IF([.A5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57]=0; &quot;&quot; ;([.H57]/(([.I57]*60)+[.J57])*600))">
            <text:p/>
          </table:table-cell>
          <table:table-cell table:style-name="ce100"/>
          <table:table-cell table:style-name="ce4" table:formula="of:=[.L57]+[.M56]" office:value-type="float" office:value="0" calcext:value-type="float">
            <text:p>0</text:p>
          </table:table-cell>
          <table:table-cell table:style-name="ce112" table:formula="of:=IF([.L57]&gt;0;[.M57]/(ROW([.N5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57]=0; &quot;&quot; ;([.L57]/(([.I57]*60)+[.J57])*600))">
            <text:p/>
          </table:table-cell>
          <table:table-cell table:style-name="ce174" table:content-validation-name="val17" table:formula="of:=IF([.L57]=0;&quot;&quot;;TIME(0;[.I57];[.J57])/[.L57])">
            <text:p/>
          </table:table-cell>
          <table:table-cell table:style-name="ce148" table:formula="of:=IF([.$A57]&lt;&gt;&quot;&quot;; IF([.Z57]=&quot;&quot;;NOW(); [.Z57]); &quot;&quot;)">
            <text:p/>
          </table:table-cell>
          <table:table-cell table:style-name="ce149" table:formula="of:=IF([.Z57]&lt;&gt;&quot;&quot;;[.Z57];&quot;&quot;)">
            <text:p/>
          </table:table-cell>
          <table:table-cell table:style-name="ce150" table:formula="of:=IF([.AA57]&lt;&gt;&quot;&quot;;[.AA57];&quot;&quot;)">
            <text:p/>
          </table:table-cell>
          <table:table-cell table:style-name="ce152" table:formula="of:=IF([.AB57]&lt;&gt;&quot;&quot;;[.AB5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58]&lt;&gt;0;[.A58]-[.A5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58]&gt;0;&quot;W&quot;;IF([.B58]&lt;0;&quot;L&quot;; IF([.A5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58]=0; &quot;&quot; ;([.H58]/(([.I58]*60)+[.J58])*600))">
            <text:p/>
          </table:table-cell>
          <table:table-cell table:style-name="ce100"/>
          <table:table-cell table:style-name="ce4" table:formula="of:=[.L58]+[.M57]" office:value-type="float" office:value="0" calcext:value-type="float">
            <text:p>0</text:p>
          </table:table-cell>
          <table:table-cell table:style-name="ce112" table:formula="of:=IF([.L58]&gt;0;[.M58]/(ROW([.N5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58]=0; &quot;&quot; ;([.L58]/(([.I58]*60)+[.J58])*600))">
            <text:p/>
          </table:table-cell>
          <table:table-cell table:style-name="ce174" table:content-validation-name="val17" table:formula="of:=IF([.L58]=0;&quot;&quot;;TIME(0;[.I58];[.J58])/[.L58])">
            <text:p/>
          </table:table-cell>
          <table:table-cell table:style-name="ce148" table:formula="of:=IF([.$A58]&lt;&gt;&quot;&quot;; IF([.Z58]=&quot;&quot;;NOW(); [.Z58]); &quot;&quot;)">
            <text:p/>
          </table:table-cell>
          <table:table-cell table:style-name="ce149" table:formula="of:=IF([.Z58]&lt;&gt;&quot;&quot;;[.Z58];&quot;&quot;)">
            <text:p/>
          </table:table-cell>
          <table:table-cell table:style-name="ce150" table:formula="of:=IF([.AA58]&lt;&gt;&quot;&quot;;[.AA58];&quot;&quot;)">
            <text:p/>
          </table:table-cell>
          <table:table-cell table:style-name="ce152" table:formula="of:=IF([.AB58]&lt;&gt;&quot;&quot;;[.AB5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59]&lt;&gt;0;[.A59]-[.A5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59]&gt;0;&quot;W&quot;;IF([.B59]&lt;0;&quot;L&quot;; IF([.A5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59]=0; &quot;&quot; ;([.H59]/(([.I59]*60)+[.J59])*600))">
            <text:p/>
          </table:table-cell>
          <table:table-cell table:style-name="ce100"/>
          <table:table-cell table:style-name="ce4" table:formula="of:=[.L59]+[.M58]" office:value-type="float" office:value="0" calcext:value-type="float">
            <text:p>0</text:p>
          </table:table-cell>
          <table:table-cell table:style-name="ce112" table:formula="of:=IF([.L59]&gt;0;[.M59]/(ROW([.N5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59]=0; &quot;&quot; ;([.L59]/(([.I59]*60)+[.J59])*600))">
            <text:p/>
          </table:table-cell>
          <table:table-cell table:style-name="ce174" table:content-validation-name="val17" table:formula="of:=IF([.L59]=0;&quot;&quot;;TIME(0;[.I59];[.J59])/[.L59])">
            <text:p/>
          </table:table-cell>
          <table:table-cell table:style-name="ce148" table:formula="of:=IF([.$A59]&lt;&gt;&quot;&quot;; IF([.Z59]=&quot;&quot;;NOW(); [.Z59]); &quot;&quot;)">
            <text:p/>
          </table:table-cell>
          <table:table-cell table:style-name="ce149" table:formula="of:=IF([.Z59]&lt;&gt;&quot;&quot;;[.Z59];&quot;&quot;)">
            <text:p/>
          </table:table-cell>
          <table:table-cell table:style-name="ce150" table:formula="of:=IF([.AA59]&lt;&gt;&quot;&quot;;[.AA59];&quot;&quot;)">
            <text:p/>
          </table:table-cell>
          <table:table-cell table:style-name="ce152" table:formula="of:=IF([.AB59]&lt;&gt;&quot;&quot;;[.AB5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60]&lt;&gt;0;[.A60]-[.A5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60]&gt;0;&quot;W&quot;;IF([.B60]&lt;0;&quot;L&quot;; IF([.A6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60]=0; &quot;&quot; ;([.H60]/(([.I60]*60)+[.J60])*600))">
            <text:p/>
          </table:table-cell>
          <table:table-cell table:style-name="ce100"/>
          <table:table-cell table:style-name="ce4" table:formula="of:=[.L60]+[.M59]" office:value-type="float" office:value="0" calcext:value-type="float">
            <text:p>0</text:p>
          </table:table-cell>
          <table:table-cell table:style-name="ce112" table:formula="of:=IF([.L60]&gt;0;[.M60]/(ROW([.N6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60]=0; &quot;&quot; ;([.L60]/(([.I60]*60)+[.J60])*600))">
            <text:p/>
          </table:table-cell>
          <table:table-cell table:style-name="ce174" table:content-validation-name="val17" table:formula="of:=IF([.L60]=0;&quot;&quot;;TIME(0;[.I60];[.J60])/[.L60])">
            <text:p/>
          </table:table-cell>
          <table:table-cell table:style-name="ce148" table:formula="of:=IF([.$A60]&lt;&gt;&quot;&quot;; IF([.Z60]=&quot;&quot;;NOW(); [.Z60]); &quot;&quot;)">
            <text:p/>
          </table:table-cell>
          <table:table-cell table:style-name="ce149" table:formula="of:=IF([.Z60]&lt;&gt;&quot;&quot;;[.Z60];&quot;&quot;)">
            <text:p/>
          </table:table-cell>
          <table:table-cell table:style-name="ce150" table:formula="of:=IF([.AA60]&lt;&gt;&quot;&quot;;[.AA60];&quot;&quot;)">
            <text:p/>
          </table:table-cell>
          <table:table-cell table:style-name="ce152" table:formula="of:=IF([.AB60]&lt;&gt;&quot;&quot;;[.AB6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61]&lt;&gt;0;[.A61]-[.A6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61]&gt;0;&quot;W&quot;;IF([.B61]&lt;0;&quot;L&quot;; IF([.A61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61]=0; &quot;&quot; ;([.H61]/(([.I61]*60)+[.J61])*600))">
            <text:p/>
          </table:table-cell>
          <table:table-cell table:style-name="ce100"/>
          <table:table-cell table:style-name="ce4" table:formula="of:=[.L61]+[.M60]" office:value-type="float" office:value="0" calcext:value-type="float">
            <text:p>0</text:p>
          </table:table-cell>
          <table:table-cell table:style-name="ce112" table:formula="of:=IF([.L61]&gt;0;[.M61]/(ROW([.N6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61]=0; &quot;&quot; ;([.L61]/(([.I61]*60)+[.J61])*600))">
            <text:p/>
          </table:table-cell>
          <table:table-cell table:style-name="ce174" table:content-validation-name="val17" table:formula="of:=IF([.L61]=0;&quot;&quot;;TIME(0;[.I61];[.J61])/[.L61])">
            <text:p/>
          </table:table-cell>
          <table:table-cell table:style-name="ce148" table:formula="of:=IF([.$A61]&lt;&gt;&quot;&quot;; IF([.Z61]=&quot;&quot;;NOW(); [.Z61]); &quot;&quot;)">
            <text:p/>
          </table:table-cell>
          <table:table-cell table:style-name="ce149" table:formula="of:=IF([.Z61]&lt;&gt;&quot;&quot;;[.Z61];&quot;&quot;)">
            <text:p/>
          </table:table-cell>
          <table:table-cell table:style-name="ce150" table:formula="of:=IF([.AA61]&lt;&gt;&quot;&quot;;[.AA61];&quot;&quot;)">
            <text:p/>
          </table:table-cell>
          <table:table-cell table:style-name="ce152" table:formula="of:=IF([.AB61]&lt;&gt;&quot;&quot;;[.AB6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62]&lt;&gt;0;[.A62]-[.A6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62]&gt;0;&quot;W&quot;;IF([.B62]&lt;0;&quot;L&quot;; IF([.A62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62]=0; &quot;&quot; ;([.H62]/(([.I62]*60)+[.J62])*600))">
            <text:p/>
          </table:table-cell>
          <table:table-cell table:style-name="ce100"/>
          <table:table-cell table:style-name="ce4" table:formula="of:=[.L62]+[.M61]" office:value-type="float" office:value="0" calcext:value-type="float">
            <text:p>0</text:p>
          </table:table-cell>
          <table:table-cell table:style-name="ce112" table:formula="of:=IF([.L62]&gt;0;[.M62]/(ROW([.N6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62]=0; &quot;&quot; ;([.L62]/(([.I62]*60)+[.J62])*600))">
            <text:p/>
          </table:table-cell>
          <table:table-cell table:style-name="ce174" table:content-validation-name="val17" table:formula="of:=IF([.L62]=0;&quot;&quot;;TIME(0;[.I62];[.J62])/[.L62])">
            <text:p/>
          </table:table-cell>
          <table:table-cell table:style-name="ce148" table:formula="of:=IF([.$A62]&lt;&gt;&quot;&quot;; IF([.Z62]=&quot;&quot;;NOW(); [.Z62]); &quot;&quot;)">
            <text:p/>
          </table:table-cell>
          <table:table-cell table:style-name="ce149" table:formula="of:=IF([.Z62]&lt;&gt;&quot;&quot;;[.Z62];&quot;&quot;)">
            <text:p/>
          </table:table-cell>
          <table:table-cell table:style-name="ce150" table:formula="of:=IF([.AA62]&lt;&gt;&quot;&quot;;[.AA62];&quot;&quot;)">
            <text:p/>
          </table:table-cell>
          <table:table-cell table:style-name="ce152" table:formula="of:=IF([.AB62]&lt;&gt;&quot;&quot;;[.AB6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63]&lt;&gt;0;[.A63]-[.A6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63]&gt;0;&quot;W&quot;;IF([.B63]&lt;0;&quot;L&quot;; IF([.A6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63]=0; &quot;&quot; ;([.H63]/(([.I63]*60)+[.J63])*600))">
            <text:p/>
          </table:table-cell>
          <table:table-cell table:style-name="ce100"/>
          <table:table-cell table:style-name="ce4" table:formula="of:=[.L63]+[.M62]" office:value-type="float" office:value="0" calcext:value-type="float">
            <text:p>0</text:p>
          </table:table-cell>
          <table:table-cell table:style-name="ce112" table:formula="of:=IF([.L63]&gt;0;[.M63]/(ROW([.N6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63]=0; &quot;&quot; ;([.L63]/(([.I63]*60)+[.J63])*600))">
            <text:p/>
          </table:table-cell>
          <table:table-cell table:style-name="ce174" table:content-validation-name="val17" table:formula="of:=IF([.L63]=0;&quot;&quot;;TIME(0;[.I63];[.J63])/[.L63])">
            <text:p/>
          </table:table-cell>
          <table:table-cell table:style-name="ce148" table:formula="of:=IF([.$A63]&lt;&gt;&quot;&quot;; IF([.Z63]=&quot;&quot;;NOW(); [.Z63]); &quot;&quot;)">
            <text:p/>
          </table:table-cell>
          <table:table-cell table:style-name="ce149" table:formula="of:=IF([.Z63]&lt;&gt;&quot;&quot;;[.Z63];&quot;&quot;)">
            <text:p/>
          </table:table-cell>
          <table:table-cell table:style-name="ce150" table:formula="of:=IF([.AA63]&lt;&gt;&quot;&quot;;[.AA63];&quot;&quot;)">
            <text:p/>
          </table:table-cell>
          <table:table-cell table:style-name="ce152" table:formula="of:=IF([.AB63]&lt;&gt;&quot;&quot;;[.AB6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64]&lt;&gt;0;[.A64]-[.A6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64]&gt;0;&quot;W&quot;;IF([.B64]&lt;0;&quot;L&quot;; IF([.A6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64]=0; &quot;&quot; ;([.H64]/(([.I64]*60)+[.J64])*600))">
            <text:p/>
          </table:table-cell>
          <table:table-cell table:style-name="ce100"/>
          <table:table-cell table:style-name="ce4" table:formula="of:=[.L64]+[.M63]" office:value-type="float" office:value="0" calcext:value-type="float">
            <text:p>0</text:p>
          </table:table-cell>
          <table:table-cell table:style-name="ce112" table:formula="of:=IF([.L64]&gt;0;[.M64]/(ROW([.N6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64]=0; &quot;&quot; ;([.L64]/(([.I64]*60)+[.J64])*600))">
            <text:p/>
          </table:table-cell>
          <table:table-cell table:style-name="ce174" table:content-validation-name="val17" table:formula="of:=IF([.L64]=0;&quot;&quot;;TIME(0;[.I64];[.J64])/[.L64])">
            <text:p/>
          </table:table-cell>
          <table:table-cell table:style-name="ce148" table:formula="of:=IF([.$A64]&lt;&gt;&quot;&quot;; IF([.Z64]=&quot;&quot;;NOW(); [.Z64]); &quot;&quot;)">
            <text:p/>
          </table:table-cell>
          <table:table-cell table:style-name="ce149" table:formula="of:=IF([.Z64]&lt;&gt;&quot;&quot;;[.Z64];&quot;&quot;)">
            <text:p/>
          </table:table-cell>
          <table:table-cell table:style-name="ce150" table:formula="of:=IF([.AA64]&lt;&gt;&quot;&quot;;[.AA64];&quot;&quot;)">
            <text:p/>
          </table:table-cell>
          <table:table-cell table:style-name="ce152" table:formula="of:=IF([.AB64]&lt;&gt;&quot;&quot;;[.AB6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65]&lt;&gt;0;[.A65]-[.A6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65]&gt;0;&quot;W&quot;;IF([.B65]&lt;0;&quot;L&quot;; IF([.A6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65]=0; &quot;&quot; ;([.H65]/(([.I65]*60)+[.J65])*600))">
            <text:p/>
          </table:table-cell>
          <table:table-cell table:style-name="ce100"/>
          <table:table-cell table:style-name="ce4" table:formula="of:=[.L65]+[.M64]" office:value-type="float" office:value="0" calcext:value-type="float">
            <text:p>0</text:p>
          </table:table-cell>
          <table:table-cell table:style-name="ce112" table:formula="of:=IF([.L65]&gt;0;[.M65]/(ROW([.N6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65]=0; &quot;&quot; ;([.L65]/(([.I65]*60)+[.J65])*600))">
            <text:p/>
          </table:table-cell>
          <table:table-cell table:style-name="ce174" table:content-validation-name="val17" table:formula="of:=IF([.L65]=0;&quot;&quot;;TIME(0;[.I65];[.J65])/[.L65])">
            <text:p/>
          </table:table-cell>
          <table:table-cell table:style-name="ce148" table:formula="of:=IF([.$A65]&lt;&gt;&quot;&quot;; IF([.Z65]=&quot;&quot;;NOW(); [.Z65]); &quot;&quot;)">
            <text:p/>
          </table:table-cell>
          <table:table-cell table:style-name="ce149" table:formula="of:=IF([.Z65]&lt;&gt;&quot;&quot;;[.Z65];&quot;&quot;)">
            <text:p/>
          </table:table-cell>
          <table:table-cell table:style-name="ce150" table:formula="of:=IF([.AA65]&lt;&gt;&quot;&quot;;[.AA65];&quot;&quot;)">
            <text:p/>
          </table:table-cell>
          <table:table-cell table:style-name="ce152" table:formula="of:=IF([.AB65]&lt;&gt;&quot;&quot;;[.AB6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66]&lt;&gt;0;[.A66]-[.A6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66]&gt;0;&quot;W&quot;;IF([.B66]&lt;0;&quot;L&quot;; IF([.A6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66]=0; &quot;&quot; ;([.H66]/(([.I66]*60)+[.J66])*600))">
            <text:p/>
          </table:table-cell>
          <table:table-cell table:style-name="ce100"/>
          <table:table-cell table:style-name="ce4" table:formula="of:=[.L66]+[.M65]" office:value-type="float" office:value="0" calcext:value-type="float">
            <text:p>0</text:p>
          </table:table-cell>
          <table:table-cell table:style-name="ce112" table:formula="of:=IF([.L66]&gt;0;[.M66]/(ROW([.N6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66]=0; &quot;&quot; ;([.L66]/(([.I66]*60)+[.J66])*600))">
            <text:p/>
          </table:table-cell>
          <table:table-cell table:style-name="ce174" table:content-validation-name="val17" table:formula="of:=IF([.L66]=0;&quot;&quot;;TIME(0;[.I66];[.J66])/[.L66])">
            <text:p/>
          </table:table-cell>
          <table:table-cell table:style-name="ce148" table:formula="of:=IF([.$A66]&lt;&gt;&quot;&quot;; IF([.Z66]=&quot;&quot;;NOW(); [.Z66]); &quot;&quot;)">
            <text:p/>
          </table:table-cell>
          <table:table-cell table:style-name="ce149" table:formula="of:=IF([.Z66]&lt;&gt;&quot;&quot;;[.Z66];&quot;&quot;)">
            <text:p/>
          </table:table-cell>
          <table:table-cell table:style-name="ce150" table:formula="of:=IF([.AA66]&lt;&gt;&quot;&quot;;[.AA66];&quot;&quot;)">
            <text:p/>
          </table:table-cell>
          <table:table-cell table:style-name="ce152" table:formula="of:=IF([.AB66]&lt;&gt;&quot;&quot;;[.AB6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67]&lt;&gt;0;[.A67]-[.A6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67]&gt;0;&quot;W&quot;;IF([.B67]&lt;0;&quot;L&quot;; IF([.A6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67]=0; &quot;&quot; ;([.H67]/(([.I67]*60)+[.J67])*600))">
            <text:p/>
          </table:table-cell>
          <table:table-cell table:style-name="ce100"/>
          <table:table-cell table:style-name="ce4" table:formula="of:=[.L67]+[.M66]" office:value-type="float" office:value="0" calcext:value-type="float">
            <text:p>0</text:p>
          </table:table-cell>
          <table:table-cell table:style-name="ce112" table:formula="of:=IF([.L67]&gt;0;[.M67]/(ROW([.N6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67]=0; &quot;&quot; ;([.L67]/(([.I67]*60)+[.J67])*600))">
            <text:p/>
          </table:table-cell>
          <table:table-cell table:style-name="ce174" table:content-validation-name="val17" table:formula="of:=IF([.L67]=0;&quot;&quot;;TIME(0;[.I67];[.J67])/[.L67])">
            <text:p/>
          </table:table-cell>
          <table:table-cell table:style-name="ce148" table:formula="of:=IF([.$A67]&lt;&gt;&quot;&quot;; IF([.Z67]=&quot;&quot;;NOW(); [.Z67]); &quot;&quot;)">
            <text:p/>
          </table:table-cell>
          <table:table-cell table:style-name="ce149" table:formula="of:=IF([.Z67]&lt;&gt;&quot;&quot;;[.Z67];&quot;&quot;)">
            <text:p/>
          </table:table-cell>
          <table:table-cell table:style-name="ce150" table:formula="of:=IF([.AA67]&lt;&gt;&quot;&quot;;[.AA67];&quot;&quot;)">
            <text:p/>
          </table:table-cell>
          <table:table-cell table:style-name="ce152" table:formula="of:=IF([.AB67]&lt;&gt;&quot;&quot;;[.AB6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68]&lt;&gt;0;[.A68]-[.A6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68]&gt;0;&quot;W&quot;;IF([.B68]&lt;0;&quot;L&quot;; IF([.A6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68]=0; &quot;&quot; ;([.H68]/(([.I68]*60)+[.J68])*600))">
            <text:p/>
          </table:table-cell>
          <table:table-cell table:style-name="ce100"/>
          <table:table-cell table:style-name="ce4" table:formula="of:=[.L68]+[.M67]" office:value-type="float" office:value="0" calcext:value-type="float">
            <text:p>0</text:p>
          </table:table-cell>
          <table:table-cell table:style-name="ce112" table:formula="of:=IF([.L68]&gt;0;[.M68]/(ROW([.N6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68]=0; &quot;&quot; ;([.L68]/(([.I68]*60)+[.J68])*600))">
            <text:p/>
          </table:table-cell>
          <table:table-cell table:style-name="ce174" table:content-validation-name="val17" table:formula="of:=IF([.L68]=0;&quot;&quot;;TIME(0;[.I68];[.J68])/[.L68])">
            <text:p/>
          </table:table-cell>
          <table:table-cell table:style-name="ce148" table:formula="of:=IF([.$A68]&lt;&gt;&quot;&quot;; IF([.Z68]=&quot;&quot;;NOW(); [.Z68]); &quot;&quot;)">
            <text:p/>
          </table:table-cell>
          <table:table-cell table:style-name="ce149" table:formula="of:=IF([.Z68]&lt;&gt;&quot;&quot;;[.Z68];&quot;&quot;)">
            <text:p/>
          </table:table-cell>
          <table:table-cell table:style-name="ce150" table:formula="of:=IF([.AA68]&lt;&gt;&quot;&quot;;[.AA68];&quot;&quot;)">
            <text:p/>
          </table:table-cell>
          <table:table-cell table:style-name="ce152" table:formula="of:=IF([.AB68]&lt;&gt;&quot;&quot;;[.AB6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69]&lt;&gt;0;[.A69]-[.A6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69]&gt;0;&quot;W&quot;;IF([.B69]&lt;0;&quot;L&quot;; IF([.A6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69]=0; &quot;&quot; ;([.H69]/(([.I69]*60)+[.J69])*600))">
            <text:p/>
          </table:table-cell>
          <table:table-cell table:style-name="ce100"/>
          <table:table-cell table:style-name="ce4" table:formula="of:=[.L69]+[.M68]" office:value-type="float" office:value="0" calcext:value-type="float">
            <text:p>0</text:p>
          </table:table-cell>
          <table:table-cell table:style-name="ce112" table:formula="of:=IF([.L69]&gt;0;[.M69]/(ROW([.N6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69]=0; &quot;&quot; ;([.L69]/(([.I69]*60)+[.J69])*600))">
            <text:p/>
          </table:table-cell>
          <table:table-cell table:style-name="ce174" table:content-validation-name="val17" table:formula="of:=IF([.L69]=0;&quot;&quot;;TIME(0;[.I69];[.J69])/[.L69])">
            <text:p/>
          </table:table-cell>
          <table:table-cell table:style-name="ce148" table:formula="of:=IF([.$A69]&lt;&gt;&quot;&quot;; IF([.Z69]=&quot;&quot;;NOW(); [.Z69]); &quot;&quot;)">
            <text:p/>
          </table:table-cell>
          <table:table-cell table:style-name="ce149" table:formula="of:=IF([.Z69]&lt;&gt;&quot;&quot;;[.Z69];&quot;&quot;)">
            <text:p/>
          </table:table-cell>
          <table:table-cell table:style-name="ce150" table:formula="of:=IF([.AA69]&lt;&gt;&quot;&quot;;[.AA69];&quot;&quot;)">
            <text:p/>
          </table:table-cell>
          <table:table-cell table:style-name="ce152" table:formula="of:=IF([.AB69]&lt;&gt;&quot;&quot;;[.AB6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70]&lt;&gt;0;[.A70]-[.A6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70]&gt;0;&quot;W&quot;;IF([.B70]&lt;0;&quot;L&quot;; IF([.A7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70]=0; &quot;&quot; ;([.H70]/(([.I70]*60)+[.J70])*600))">
            <text:p/>
          </table:table-cell>
          <table:table-cell table:style-name="ce100"/>
          <table:table-cell table:style-name="ce4" table:formula="of:=[.L70]+[.M69]" office:value-type="float" office:value="0" calcext:value-type="float">
            <text:p>0</text:p>
          </table:table-cell>
          <table:table-cell table:style-name="ce112" table:formula="of:=IF([.L70]&gt;0;[.M70]/(ROW([.N7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70]=0; &quot;&quot; ;([.L70]/(([.I70]*60)+[.J70])*600))">
            <text:p/>
          </table:table-cell>
          <table:table-cell table:style-name="ce174" table:content-validation-name="val17" table:formula="of:=IF([.L70]=0;&quot;&quot;;TIME(0;[.I70];[.J70])/[.L70])">
            <text:p/>
          </table:table-cell>
          <table:table-cell table:style-name="ce148" table:formula="of:=IF([.$A70]&lt;&gt;&quot;&quot;; IF([.Z70]=&quot;&quot;;NOW(); [.Z70]); &quot;&quot;)">
            <text:p/>
          </table:table-cell>
          <table:table-cell table:style-name="ce149" table:formula="of:=IF([.Z70]&lt;&gt;&quot;&quot;;[.Z70];&quot;&quot;)">
            <text:p/>
          </table:table-cell>
          <table:table-cell table:style-name="ce150" table:formula="of:=IF([.AA70]&lt;&gt;&quot;&quot;;[.AA70];&quot;&quot;)">
            <text:p/>
          </table:table-cell>
          <table:table-cell table:style-name="ce152" table:formula="of:=IF([.AB70]&lt;&gt;&quot;&quot;;[.AB7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71]&lt;&gt;0;[.A71]-[.A7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71]&gt;0;&quot;W&quot;;IF([.B71]&lt;0;&quot;L&quot;; IF([.A71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71]=0; &quot;&quot; ;([.H71]/(([.I71]*60)+[.J71])*600))">
            <text:p/>
          </table:table-cell>
          <table:table-cell table:style-name="ce100"/>
          <table:table-cell table:style-name="ce4" table:formula="of:=[.L71]+[.M70]" office:value-type="float" office:value="0" calcext:value-type="float">
            <text:p>0</text:p>
          </table:table-cell>
          <table:table-cell table:style-name="ce112" table:formula="of:=IF([.L71]&gt;0;[.M71]/(ROW([.N7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71]=0; &quot;&quot; ;([.L71]/(([.I71]*60)+[.J71])*600))">
            <text:p/>
          </table:table-cell>
          <table:table-cell table:style-name="ce174" table:content-validation-name="val17" table:formula="of:=IF([.L71]=0;&quot;&quot;;TIME(0;[.I71];[.J71])/[.L71])">
            <text:p/>
          </table:table-cell>
          <table:table-cell table:style-name="ce148" table:formula="of:=IF([.$A71]&lt;&gt;&quot;&quot;; IF([.Z71]=&quot;&quot;;NOW(); [.Z71]); &quot;&quot;)">
            <text:p/>
          </table:table-cell>
          <table:table-cell table:style-name="ce149" table:formula="of:=IF([.Z71]&lt;&gt;&quot;&quot;;[.Z71];&quot;&quot;)">
            <text:p/>
          </table:table-cell>
          <table:table-cell table:style-name="ce150" table:formula="of:=IF([.AA71]&lt;&gt;&quot;&quot;;[.AA71];&quot;&quot;)">
            <text:p/>
          </table:table-cell>
          <table:table-cell table:style-name="ce152" table:formula="of:=IF([.AB71]&lt;&gt;&quot;&quot;;[.AB7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72]&lt;&gt;0;[.A72]-[.A7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72]&gt;0;&quot;W&quot;;IF([.B72]&lt;0;&quot;L&quot;; IF([.A72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72]=0; &quot;&quot; ;([.H72]/(([.I72]*60)+[.J72])*600))">
            <text:p/>
          </table:table-cell>
          <table:table-cell table:style-name="ce100"/>
          <table:table-cell table:style-name="ce4" table:formula="of:=[.L72]+[.M71]" office:value-type="float" office:value="0" calcext:value-type="float">
            <text:p>0</text:p>
          </table:table-cell>
          <table:table-cell table:style-name="ce112" table:formula="of:=IF([.L72]&gt;0;[.M72]/(ROW([.N7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72]=0; &quot;&quot; ;([.L72]/(([.I72]*60)+[.J72])*600))">
            <text:p/>
          </table:table-cell>
          <table:table-cell table:style-name="ce174" table:content-validation-name="val17" table:formula="of:=IF([.L72]=0;&quot;&quot;;TIME(0;[.I72];[.J72])/[.L72])">
            <text:p/>
          </table:table-cell>
          <table:table-cell table:style-name="ce148" table:formula="of:=IF([.$A72]&lt;&gt;&quot;&quot;; IF([.Z72]=&quot;&quot;;NOW(); [.Z72]); &quot;&quot;)">
            <text:p/>
          </table:table-cell>
          <table:table-cell table:style-name="ce149" table:formula="of:=IF([.Z72]&lt;&gt;&quot;&quot;;[.Z72];&quot;&quot;)">
            <text:p/>
          </table:table-cell>
          <table:table-cell table:style-name="ce150" table:formula="of:=IF([.AA72]&lt;&gt;&quot;&quot;;[.AA72];&quot;&quot;)">
            <text:p/>
          </table:table-cell>
          <table:table-cell table:style-name="ce152" table:formula="of:=IF([.AB72]&lt;&gt;&quot;&quot;;[.AB7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73]&lt;&gt;0;[.A73]-[.A7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73]&gt;0;&quot;W&quot;;IF([.B73]&lt;0;&quot;L&quot;; IF([.A7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73]=0; &quot;&quot; ;([.H73]/(([.I73]*60)+[.J73])*600))">
            <text:p/>
          </table:table-cell>
          <table:table-cell table:style-name="ce100"/>
          <table:table-cell table:style-name="ce4" table:formula="of:=[.L73]+[.M72]" office:value-type="float" office:value="0" calcext:value-type="float">
            <text:p>0</text:p>
          </table:table-cell>
          <table:table-cell table:style-name="ce112" table:formula="of:=IF([.L73]&gt;0;[.M73]/(ROW([.N7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73]=0; &quot;&quot; ;([.L73]/(([.I73]*60)+[.J73])*600))">
            <text:p/>
          </table:table-cell>
          <table:table-cell table:style-name="ce174" table:content-validation-name="val17" table:formula="of:=IF([.L73]=0;&quot;&quot;;TIME(0;[.I73];[.J73])/[.L73])">
            <text:p/>
          </table:table-cell>
          <table:table-cell table:style-name="ce148" table:formula="of:=IF([.$A73]&lt;&gt;&quot;&quot;; IF([.Z73]=&quot;&quot;;NOW(); [.Z73]); &quot;&quot;)">
            <text:p/>
          </table:table-cell>
          <table:table-cell table:style-name="ce149" table:formula="of:=IF([.Z73]&lt;&gt;&quot;&quot;;[.Z73];&quot;&quot;)">
            <text:p/>
          </table:table-cell>
          <table:table-cell table:style-name="ce150" table:formula="of:=IF([.AA73]&lt;&gt;&quot;&quot;;[.AA73];&quot;&quot;)">
            <text:p/>
          </table:table-cell>
          <table:table-cell table:style-name="ce152" table:formula="of:=IF([.AB73]&lt;&gt;&quot;&quot;;[.AB7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74]&lt;&gt;0;[.A74]-[.A7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74]&gt;0;&quot;W&quot;;IF([.B74]&lt;0;&quot;L&quot;; IF([.A7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74]=0; &quot;&quot; ;([.H74]/(([.I74]*60)+[.J74])*600))">
            <text:p/>
          </table:table-cell>
          <table:table-cell table:style-name="ce100"/>
          <table:table-cell table:style-name="ce4" table:formula="of:=[.L74]+[.M73]" office:value-type="float" office:value="0" calcext:value-type="float">
            <text:p>0</text:p>
          </table:table-cell>
          <table:table-cell table:style-name="ce112" table:formula="of:=IF([.L74]&gt;0;[.M74]/(ROW([.N7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74]=0; &quot;&quot; ;([.L74]/(([.I74]*60)+[.J74])*600))">
            <text:p/>
          </table:table-cell>
          <table:table-cell table:style-name="ce174" table:content-validation-name="val17" table:formula="of:=IF([.L74]=0;&quot;&quot;;TIME(0;[.I74];[.J74])/[.L74])">
            <text:p/>
          </table:table-cell>
          <table:table-cell table:style-name="ce148" table:formula="of:=IF([.$A74]&lt;&gt;&quot;&quot;; IF([.Z74]=&quot;&quot;;NOW(); [.Z74]); &quot;&quot;)">
            <text:p/>
          </table:table-cell>
          <table:table-cell table:style-name="ce149" table:formula="of:=IF([.Z74]&lt;&gt;&quot;&quot;;[.Z74];&quot;&quot;)">
            <text:p/>
          </table:table-cell>
          <table:table-cell table:style-name="ce150" table:formula="of:=IF([.AA74]&lt;&gt;&quot;&quot;;[.AA74];&quot;&quot;)">
            <text:p/>
          </table:table-cell>
          <table:table-cell table:style-name="ce152" table:formula="of:=IF([.AB74]&lt;&gt;&quot;&quot;;[.AB7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75]&lt;&gt;0;[.A75]-[.A7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75]&gt;0;&quot;W&quot;;IF([.B75]&lt;0;&quot;L&quot;; IF([.A7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75]=0; &quot;&quot; ;([.H75]/(([.I75]*60)+[.J75])*600))">
            <text:p/>
          </table:table-cell>
          <table:table-cell table:style-name="ce100"/>
          <table:table-cell table:style-name="ce4" table:formula="of:=[.L75]+[.M74]" office:value-type="float" office:value="0" calcext:value-type="float">
            <text:p>0</text:p>
          </table:table-cell>
          <table:table-cell table:style-name="ce112" table:formula="of:=IF([.L75]&gt;0;[.M75]/(ROW([.N7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75]=0; &quot;&quot; ;([.L75]/(([.I75]*60)+[.J75])*600))">
            <text:p/>
          </table:table-cell>
          <table:table-cell table:style-name="ce174" table:content-validation-name="val17" table:formula="of:=IF([.L75]=0;&quot;&quot;;TIME(0;[.I75];[.J75])/[.L75])">
            <text:p/>
          </table:table-cell>
          <table:table-cell table:style-name="ce148" table:formula="of:=IF([.$A75]&lt;&gt;&quot;&quot;; IF([.Z75]=&quot;&quot;;NOW(); [.Z75]); &quot;&quot;)">
            <text:p/>
          </table:table-cell>
          <table:table-cell table:style-name="ce149" table:formula="of:=IF([.Z75]&lt;&gt;&quot;&quot;;[.Z75];&quot;&quot;)">
            <text:p/>
          </table:table-cell>
          <table:table-cell table:style-name="ce150" table:formula="of:=IF([.AA75]&lt;&gt;&quot;&quot;;[.AA75];&quot;&quot;)">
            <text:p/>
          </table:table-cell>
          <table:table-cell table:style-name="ce152" table:formula="of:=IF([.AB75]&lt;&gt;&quot;&quot;;[.AB7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76]&lt;&gt;0;[.A76]-[.A7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76]&gt;0;&quot;W&quot;;IF([.B76]&lt;0;&quot;L&quot;; IF([.A7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76]=0; &quot;&quot; ;([.H76]/(([.I76]*60)+[.J76])*600))">
            <text:p/>
          </table:table-cell>
          <table:table-cell table:style-name="ce100"/>
          <table:table-cell table:style-name="ce4" table:formula="of:=[.L76]+[.M75]" office:value-type="float" office:value="0" calcext:value-type="float">
            <text:p>0</text:p>
          </table:table-cell>
          <table:table-cell table:style-name="ce112" table:formula="of:=IF([.L76]&gt;0;[.M76]/(ROW([.N7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76]=0; &quot;&quot; ;([.L76]/(([.I76]*60)+[.J76])*600))">
            <text:p/>
          </table:table-cell>
          <table:table-cell table:style-name="ce174" table:content-validation-name="val17" table:formula="of:=IF([.L76]=0;&quot;&quot;;TIME(0;[.I76];[.J76])/[.L76])">
            <text:p/>
          </table:table-cell>
          <table:table-cell table:style-name="ce148" table:formula="of:=IF([.$A76]&lt;&gt;&quot;&quot;; IF([.Z76]=&quot;&quot;;NOW(); [.Z76]); &quot;&quot;)">
            <text:p/>
          </table:table-cell>
          <table:table-cell table:style-name="ce149" table:formula="of:=IF([.Z76]&lt;&gt;&quot;&quot;;[.Z76];&quot;&quot;)">
            <text:p/>
          </table:table-cell>
          <table:table-cell table:style-name="ce150" table:formula="of:=IF([.AA76]&lt;&gt;&quot;&quot;;[.AA76];&quot;&quot;)">
            <text:p/>
          </table:table-cell>
          <table:table-cell table:style-name="ce152" table:formula="of:=IF([.AB76]&lt;&gt;&quot;&quot;;[.AB7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77]&lt;&gt;0;[.A77]-[.A7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77]&gt;0;&quot;W&quot;;IF([.B77]&lt;0;&quot;L&quot;; IF([.A7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77]=0; &quot;&quot; ;([.H77]/(([.I77]*60)+[.J77])*600))">
            <text:p/>
          </table:table-cell>
          <table:table-cell table:style-name="ce100"/>
          <table:table-cell table:style-name="ce4" table:formula="of:=[.L77]+[.M76]" office:value-type="float" office:value="0" calcext:value-type="float">
            <text:p>0</text:p>
          </table:table-cell>
          <table:table-cell table:style-name="ce112" table:formula="of:=IF([.L77]&gt;0;[.M77]/(ROW([.N7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77]=0; &quot;&quot; ;([.L77]/(([.I77]*60)+[.J77])*600))">
            <text:p/>
          </table:table-cell>
          <table:table-cell table:style-name="ce174" table:content-validation-name="val17" table:formula="of:=IF([.L77]=0;&quot;&quot;;TIME(0;[.I77];[.J77])/[.L77])">
            <text:p/>
          </table:table-cell>
          <table:table-cell table:style-name="ce148" table:formula="of:=IF([.$A77]&lt;&gt;&quot;&quot;; IF([.Z77]=&quot;&quot;;NOW(); [.Z77]); &quot;&quot;)">
            <text:p/>
          </table:table-cell>
          <table:table-cell table:style-name="ce149" table:formula="of:=IF([.Z77]&lt;&gt;&quot;&quot;;[.Z77];&quot;&quot;)">
            <text:p/>
          </table:table-cell>
          <table:table-cell table:style-name="ce150" table:formula="of:=IF([.AA77]&lt;&gt;&quot;&quot;;[.AA77];&quot;&quot;)">
            <text:p/>
          </table:table-cell>
          <table:table-cell table:style-name="ce152" table:formula="of:=IF([.AB77]&lt;&gt;&quot;&quot;;[.AB7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78]&lt;&gt;0;[.A78]-[.A7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78]&gt;0;&quot;W&quot;;IF([.B78]&lt;0;&quot;L&quot;; IF([.A7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78]=0; &quot;&quot; ;([.H78]/(([.I78]*60)+[.J78])*600))">
            <text:p/>
          </table:table-cell>
          <table:table-cell table:style-name="ce100"/>
          <table:table-cell table:style-name="ce4" table:formula="of:=[.L78]+[.M77]" office:value-type="float" office:value="0" calcext:value-type="float">
            <text:p>0</text:p>
          </table:table-cell>
          <table:table-cell table:style-name="ce112" table:formula="of:=IF([.L78]&gt;0;[.M78]/(ROW([.N7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78]=0; &quot;&quot; ;([.L78]/(([.I78]*60)+[.J78])*600))">
            <text:p/>
          </table:table-cell>
          <table:table-cell table:style-name="ce174" table:content-validation-name="val17" table:formula="of:=IF([.L78]=0;&quot;&quot;;TIME(0;[.I78];[.J78])/[.L78])">
            <text:p/>
          </table:table-cell>
          <table:table-cell table:style-name="ce148" table:formula="of:=IF([.$A78]&lt;&gt;&quot;&quot;; IF([.Z78]=&quot;&quot;;NOW(); [.Z78]); &quot;&quot;)">
            <text:p/>
          </table:table-cell>
          <table:table-cell table:style-name="ce149" table:formula="of:=IF([.Z78]&lt;&gt;&quot;&quot;;[.Z78];&quot;&quot;)">
            <text:p/>
          </table:table-cell>
          <table:table-cell table:style-name="ce150" table:formula="of:=IF([.AA78]&lt;&gt;&quot;&quot;;[.AA78];&quot;&quot;)">
            <text:p/>
          </table:table-cell>
          <table:table-cell table:style-name="ce152" table:formula="of:=IF([.AB78]&lt;&gt;&quot;&quot;;[.AB7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79]&lt;&gt;0;[.A79]-[.A7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79]&gt;0;&quot;W&quot;;IF([.B79]&lt;0;&quot;L&quot;; IF([.A7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79]=0; &quot;&quot; ;([.H79]/(([.I79]*60)+[.J79])*600))">
            <text:p/>
          </table:table-cell>
          <table:table-cell table:style-name="ce100"/>
          <table:table-cell table:style-name="ce4" table:formula="of:=[.L79]+[.M78]" office:value-type="float" office:value="0" calcext:value-type="float">
            <text:p>0</text:p>
          </table:table-cell>
          <table:table-cell table:style-name="ce112" table:formula="of:=IF([.L79]&gt;0;[.M79]/(ROW([.N7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79]=0; &quot;&quot; ;([.L79]/(([.I79]*60)+[.J79])*600))">
            <text:p/>
          </table:table-cell>
          <table:table-cell table:style-name="ce174" table:content-validation-name="val17" table:formula="of:=IF([.L79]=0;&quot;&quot;;TIME(0;[.I79];[.J79])/[.L79])">
            <text:p/>
          </table:table-cell>
          <table:table-cell table:style-name="ce148" table:formula="of:=IF([.$A79]&lt;&gt;&quot;&quot;; IF([.Z79]=&quot;&quot;;NOW(); [.Z79]); &quot;&quot;)">
            <text:p/>
          </table:table-cell>
          <table:table-cell table:style-name="ce149" table:formula="of:=IF([.Z79]&lt;&gt;&quot;&quot;;[.Z79];&quot;&quot;)">
            <text:p/>
          </table:table-cell>
          <table:table-cell table:style-name="ce150" table:formula="of:=IF([.AA79]&lt;&gt;&quot;&quot;;[.AA79];&quot;&quot;)">
            <text:p/>
          </table:table-cell>
          <table:table-cell table:style-name="ce152" table:formula="of:=IF([.AB79]&lt;&gt;&quot;&quot;;[.AB7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80]&lt;&gt;0;[.A80]-[.A7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80]&gt;0;&quot;W&quot;;IF([.B80]&lt;0;&quot;L&quot;; IF([.A8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80]=0; &quot;&quot; ;([.H80]/(([.I80]*60)+[.J80])*600))">
            <text:p/>
          </table:table-cell>
          <table:table-cell table:style-name="ce100"/>
          <table:table-cell table:style-name="ce4" table:formula="of:=[.L80]+[.M79]" office:value-type="float" office:value="0" calcext:value-type="float">
            <text:p>0</text:p>
          </table:table-cell>
          <table:table-cell table:style-name="ce112" table:formula="of:=IF([.L80]&gt;0;[.M80]/(ROW([.N8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80]=0; &quot;&quot; ;([.L80]/(([.I80]*60)+[.J80])*600))">
            <text:p/>
          </table:table-cell>
          <table:table-cell table:style-name="ce174" table:content-validation-name="val17" table:formula="of:=IF([.L80]=0;&quot;&quot;;TIME(0;[.I80];[.J80])/[.L80])">
            <text:p/>
          </table:table-cell>
          <table:table-cell table:style-name="ce148" table:formula="of:=IF([.$A80]&lt;&gt;&quot;&quot;; IF([.Z80]=&quot;&quot;;NOW(); [.Z80]); &quot;&quot;)">
            <text:p/>
          </table:table-cell>
          <table:table-cell table:style-name="ce149" table:formula="of:=IF([.Z80]&lt;&gt;&quot;&quot;;[.Z80];&quot;&quot;)">
            <text:p/>
          </table:table-cell>
          <table:table-cell table:style-name="ce150" table:formula="of:=IF([.AA80]&lt;&gt;&quot;&quot;;[.AA80];&quot;&quot;)">
            <text:p/>
          </table:table-cell>
          <table:table-cell table:style-name="ce152" table:formula="of:=IF([.AB80]&lt;&gt;&quot;&quot;;[.AB8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81]&lt;&gt;0;[.A81]-[.A8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81]&gt;0;&quot;W&quot;;IF([.B81]&lt;0;&quot;L&quot;; IF([.A81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81]=0; &quot;&quot; ;([.H81]/(([.I81]*60)+[.J81])*600))">
            <text:p/>
          </table:table-cell>
          <table:table-cell table:style-name="ce100"/>
          <table:table-cell table:style-name="ce4" table:formula="of:=[.L81]+[.M80]" office:value-type="float" office:value="0" calcext:value-type="float">
            <text:p>0</text:p>
          </table:table-cell>
          <table:table-cell table:style-name="ce112" table:formula="of:=IF([.L81]&gt;0;[.M81]/(ROW([.N8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81]=0; &quot;&quot; ;([.L81]/(([.I81]*60)+[.J81])*600))">
            <text:p/>
          </table:table-cell>
          <table:table-cell table:style-name="ce174" table:content-validation-name="val17" table:formula="of:=IF([.L81]=0;&quot;&quot;;TIME(0;[.I81];[.J81])/[.L81])">
            <text:p/>
          </table:table-cell>
          <table:table-cell table:style-name="ce148" table:formula="of:=IF([.$A81]&lt;&gt;&quot;&quot;; IF([.Z81]=&quot;&quot;;NOW(); [.Z81]); &quot;&quot;)">
            <text:p/>
          </table:table-cell>
          <table:table-cell table:style-name="ce149" table:formula="of:=IF([.Z81]&lt;&gt;&quot;&quot;;[.Z81];&quot;&quot;)">
            <text:p/>
          </table:table-cell>
          <table:table-cell table:style-name="ce150" table:formula="of:=IF([.AA81]&lt;&gt;&quot;&quot;;[.AA81];&quot;&quot;)">
            <text:p/>
          </table:table-cell>
          <table:table-cell table:style-name="ce152" table:formula="of:=IF([.AB81]&lt;&gt;&quot;&quot;;[.AB8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82]&lt;&gt;0;[.A82]-[.A8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82]&gt;0;&quot;W&quot;;IF([.B82]&lt;0;&quot;L&quot;; IF([.A82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82]=0; &quot;&quot; ;([.H82]/(([.I82]*60)+[.J82])*600))">
            <text:p/>
          </table:table-cell>
          <table:table-cell table:style-name="ce100"/>
          <table:table-cell table:style-name="ce4" table:formula="of:=[.L82]+[.M81]" office:value-type="float" office:value="0" calcext:value-type="float">
            <text:p>0</text:p>
          </table:table-cell>
          <table:table-cell table:style-name="ce112" table:formula="of:=IF([.L82]&gt;0;[.M82]/(ROW([.N8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82]=0; &quot;&quot; ;([.L82]/(([.I82]*60)+[.J82])*600))">
            <text:p/>
          </table:table-cell>
          <table:table-cell table:style-name="ce174" table:content-validation-name="val17" table:formula="of:=IF([.L82]=0;&quot;&quot;;TIME(0;[.I82];[.J82])/[.L82])">
            <text:p/>
          </table:table-cell>
          <table:table-cell table:style-name="ce148" table:formula="of:=IF([.$A82]&lt;&gt;&quot;&quot;; IF([.Z82]=&quot;&quot;;NOW(); [.Z82]); &quot;&quot;)">
            <text:p/>
          </table:table-cell>
          <table:table-cell table:style-name="ce149" table:formula="of:=IF([.Z82]&lt;&gt;&quot;&quot;;[.Z82];&quot;&quot;)">
            <text:p/>
          </table:table-cell>
          <table:table-cell table:style-name="ce150" table:formula="of:=IF([.AA82]&lt;&gt;&quot;&quot;;[.AA82];&quot;&quot;)">
            <text:p/>
          </table:table-cell>
          <table:table-cell table:style-name="ce152" table:formula="of:=IF([.AB82]&lt;&gt;&quot;&quot;;[.AB8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83]&lt;&gt;0;[.A83]-[.A8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83]&gt;0;&quot;W&quot;;IF([.B83]&lt;0;&quot;L&quot;; IF([.A8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83]=0; &quot;&quot; ;([.H83]/(([.I83]*60)+[.J83])*600))">
            <text:p/>
          </table:table-cell>
          <table:table-cell table:style-name="ce100"/>
          <table:table-cell table:style-name="ce4" table:formula="of:=[.L83]+[.M82]" office:value-type="float" office:value="0" calcext:value-type="float">
            <text:p>0</text:p>
          </table:table-cell>
          <table:table-cell table:style-name="ce112" table:formula="of:=IF([.L83]&gt;0;[.M83]/(ROW([.N8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83]=0; &quot;&quot; ;([.L83]/(([.I83]*60)+[.J83])*600))">
            <text:p/>
          </table:table-cell>
          <table:table-cell table:style-name="ce174" table:content-validation-name="val17" table:formula="of:=IF([.L83]=0;&quot;&quot;;TIME(0;[.I83];[.J83])/[.L83])">
            <text:p/>
          </table:table-cell>
          <table:table-cell table:style-name="ce148" table:formula="of:=IF([.$A83]&lt;&gt;&quot;&quot;; IF([.Z83]=&quot;&quot;;NOW(); [.Z83]); &quot;&quot;)">
            <text:p/>
          </table:table-cell>
          <table:table-cell table:style-name="ce149" table:formula="of:=IF([.Z83]&lt;&gt;&quot;&quot;;[.Z83];&quot;&quot;)">
            <text:p/>
          </table:table-cell>
          <table:table-cell table:style-name="ce150" table:formula="of:=IF([.AA83]&lt;&gt;&quot;&quot;;[.AA83];&quot;&quot;)">
            <text:p/>
          </table:table-cell>
          <table:table-cell table:style-name="ce152" table:formula="of:=IF([.AB83]&lt;&gt;&quot;&quot;;[.AB8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84]&lt;&gt;0;[.A84]-[.A8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84]&gt;0;&quot;W&quot;;IF([.B84]&lt;0;&quot;L&quot;; IF([.A8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84]=0; &quot;&quot; ;([.H84]/(([.I84]*60)+[.J84])*600))">
            <text:p/>
          </table:table-cell>
          <table:table-cell table:style-name="ce100"/>
          <table:table-cell table:style-name="ce4" table:formula="of:=[.L84]+[.M83]" office:value-type="float" office:value="0" calcext:value-type="float">
            <text:p>0</text:p>
          </table:table-cell>
          <table:table-cell table:style-name="ce112" table:formula="of:=IF([.L84]&gt;0;[.M84]/(ROW([.N8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84]=0; &quot;&quot; ;([.L84]/(([.I84]*60)+[.J84])*600))">
            <text:p/>
          </table:table-cell>
          <table:table-cell table:style-name="ce174" table:content-validation-name="val17" table:formula="of:=IF([.L84]=0;&quot;&quot;;TIME(0;[.I84];[.J84])/[.L84])">
            <text:p/>
          </table:table-cell>
          <table:table-cell table:style-name="ce148" table:formula="of:=IF([.$A84]&lt;&gt;&quot;&quot;; IF([.Z84]=&quot;&quot;;NOW(); [.Z84]); &quot;&quot;)">
            <text:p/>
          </table:table-cell>
          <table:table-cell table:style-name="ce149" table:formula="of:=IF([.Z84]&lt;&gt;&quot;&quot;;[.Z84];&quot;&quot;)">
            <text:p/>
          </table:table-cell>
          <table:table-cell table:style-name="ce150" table:formula="of:=IF([.AA84]&lt;&gt;&quot;&quot;;[.AA84];&quot;&quot;)">
            <text:p/>
          </table:table-cell>
          <table:table-cell table:style-name="ce152" table:formula="of:=IF([.AB84]&lt;&gt;&quot;&quot;;[.AB8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85]&lt;&gt;0;[.A85]-[.A8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85]&gt;0;&quot;W&quot;;IF([.B85]&lt;0;&quot;L&quot;; IF([.A8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85]=0; &quot;&quot; ;([.H85]/(([.I85]*60)+[.J85])*600))">
            <text:p/>
          </table:table-cell>
          <table:table-cell table:style-name="ce100"/>
          <table:table-cell table:style-name="ce4" table:formula="of:=[.L85]+[.M84]" office:value-type="float" office:value="0" calcext:value-type="float">
            <text:p>0</text:p>
          </table:table-cell>
          <table:table-cell table:style-name="ce112" table:formula="of:=IF([.L85]&gt;0;[.M85]/(ROW([.N8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85]=0; &quot;&quot; ;([.L85]/(([.I85]*60)+[.J85])*600))">
            <text:p/>
          </table:table-cell>
          <table:table-cell table:style-name="ce174" table:content-validation-name="val17" table:formula="of:=IF([.L85]=0;&quot;&quot;;TIME(0;[.I85];[.J85])/[.L85])">
            <text:p/>
          </table:table-cell>
          <table:table-cell table:style-name="ce148" table:formula="of:=IF([.$A85]&lt;&gt;&quot;&quot;; IF([.Z85]=&quot;&quot;;NOW(); [.Z85]); &quot;&quot;)">
            <text:p/>
          </table:table-cell>
          <table:table-cell table:style-name="ce149" table:formula="of:=IF([.Z85]&lt;&gt;&quot;&quot;;[.Z85];&quot;&quot;)">
            <text:p/>
          </table:table-cell>
          <table:table-cell table:style-name="ce150" table:formula="of:=IF([.AA85]&lt;&gt;&quot;&quot;;[.AA85];&quot;&quot;)">
            <text:p/>
          </table:table-cell>
          <table:table-cell table:style-name="ce152" table:formula="of:=IF([.AB85]&lt;&gt;&quot;&quot;;[.AB8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86]&lt;&gt;0;[.A86]-[.A8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86]&gt;0;&quot;W&quot;;IF([.B86]&lt;0;&quot;L&quot;; IF([.A8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86]=0; &quot;&quot; ;([.H86]/(([.I86]*60)+[.J86])*600))">
            <text:p/>
          </table:table-cell>
          <table:table-cell table:style-name="ce100"/>
          <table:table-cell table:style-name="ce4" table:formula="of:=[.L86]+[.M85]" office:value-type="float" office:value="0" calcext:value-type="float">
            <text:p>0</text:p>
          </table:table-cell>
          <table:table-cell table:style-name="ce112" table:formula="of:=IF([.L86]&gt;0;[.M86]/(ROW([.N8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86]=0; &quot;&quot; ;([.L86]/(([.I86]*60)+[.J86])*600))">
            <text:p/>
          </table:table-cell>
          <table:table-cell table:style-name="ce174" table:content-validation-name="val17" table:formula="of:=IF([.L86]=0;&quot;&quot;;TIME(0;[.I86];[.J86])/[.L86])">
            <text:p/>
          </table:table-cell>
          <table:table-cell table:style-name="ce148" table:formula="of:=IF([.$A86]&lt;&gt;&quot;&quot;; IF([.Z86]=&quot;&quot;;NOW(); [.Z86]); &quot;&quot;)">
            <text:p/>
          </table:table-cell>
          <table:table-cell table:style-name="ce149" table:formula="of:=IF([.Z86]&lt;&gt;&quot;&quot;;[.Z86];&quot;&quot;)">
            <text:p/>
          </table:table-cell>
          <table:table-cell table:style-name="ce150" table:formula="of:=IF([.AA86]&lt;&gt;&quot;&quot;;[.AA86];&quot;&quot;)">
            <text:p/>
          </table:table-cell>
          <table:table-cell table:style-name="ce152" table:formula="of:=IF([.AB86]&lt;&gt;&quot;&quot;;[.AB8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87]&lt;&gt;0;[.A87]-[.A8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87]&gt;0;&quot;W&quot;;IF([.B87]&lt;0;&quot;L&quot;; IF([.A8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87]=0; &quot;&quot; ;([.H87]/(([.I87]*60)+[.J87])*600))">
            <text:p/>
          </table:table-cell>
          <table:table-cell table:style-name="ce100"/>
          <table:table-cell table:style-name="ce4" table:formula="of:=[.L87]+[.M86]" office:value-type="float" office:value="0" calcext:value-type="float">
            <text:p>0</text:p>
          </table:table-cell>
          <table:table-cell table:style-name="ce112" table:formula="of:=IF([.L87]&gt;0;[.M87]/(ROW([.N8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87]=0; &quot;&quot; ;([.L87]/(([.I87]*60)+[.J87])*600))">
            <text:p/>
          </table:table-cell>
          <table:table-cell table:style-name="ce174" table:content-validation-name="val17" table:formula="of:=IF([.L87]=0;&quot;&quot;;TIME(0;[.I87];[.J87])/[.L87])">
            <text:p/>
          </table:table-cell>
          <table:table-cell table:style-name="ce148" table:formula="of:=IF([.$A87]&lt;&gt;&quot;&quot;; IF([.Z87]=&quot;&quot;;NOW(); [.Z87]); &quot;&quot;)">
            <text:p/>
          </table:table-cell>
          <table:table-cell table:style-name="ce149" table:formula="of:=IF([.Z87]&lt;&gt;&quot;&quot;;[.Z87];&quot;&quot;)">
            <text:p/>
          </table:table-cell>
          <table:table-cell table:style-name="ce150" table:formula="of:=IF([.AA87]&lt;&gt;&quot;&quot;;[.AA87];&quot;&quot;)">
            <text:p/>
          </table:table-cell>
          <table:table-cell table:style-name="ce152" table:formula="of:=IF([.AB87]&lt;&gt;&quot;&quot;;[.AB8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88]&lt;&gt;0;[.A88]-[.A8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88]&gt;0;&quot;W&quot;;IF([.B88]&lt;0;&quot;L&quot;; IF([.A8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88]=0; &quot;&quot; ;([.H88]/(([.I88]*60)+[.J88])*600))">
            <text:p/>
          </table:table-cell>
          <table:table-cell table:style-name="ce100"/>
          <table:table-cell table:style-name="ce4" table:formula="of:=[.L88]+[.M87]" office:value-type="float" office:value="0" calcext:value-type="float">
            <text:p>0</text:p>
          </table:table-cell>
          <table:table-cell table:style-name="ce112" table:formula="of:=IF([.L88]&gt;0;[.M88]/(ROW([.N8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88]=0; &quot;&quot; ;([.L88]/(([.I88]*60)+[.J88])*600))">
            <text:p/>
          </table:table-cell>
          <table:table-cell table:style-name="ce174" table:content-validation-name="val17" table:formula="of:=IF([.L88]=0;&quot;&quot;;TIME(0;[.I88];[.J88])/[.L88])">
            <text:p/>
          </table:table-cell>
          <table:table-cell table:style-name="ce148" table:formula="of:=IF([.$A88]&lt;&gt;&quot;&quot;; IF([.Z88]=&quot;&quot;;NOW(); [.Z88]); &quot;&quot;)">
            <text:p/>
          </table:table-cell>
          <table:table-cell table:style-name="ce149" table:formula="of:=IF([.Z88]&lt;&gt;&quot;&quot;;[.Z88];&quot;&quot;)">
            <text:p/>
          </table:table-cell>
          <table:table-cell table:style-name="ce150" table:formula="of:=IF([.AA88]&lt;&gt;&quot;&quot;;[.AA88];&quot;&quot;)">
            <text:p/>
          </table:table-cell>
          <table:table-cell table:style-name="ce152" table:formula="of:=IF([.AB88]&lt;&gt;&quot;&quot;;[.AB8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89]&lt;&gt;0;[.A89]-[.A8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89]&gt;0;&quot;W&quot;;IF([.B89]&lt;0;&quot;L&quot;; IF([.A8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89]=0; &quot;&quot; ;([.H89]/(([.I89]*60)+[.J89])*600))">
            <text:p/>
          </table:table-cell>
          <table:table-cell table:style-name="ce100"/>
          <table:table-cell table:style-name="ce4" table:formula="of:=[.L89]+[.M88]" office:value-type="float" office:value="0" calcext:value-type="float">
            <text:p>0</text:p>
          </table:table-cell>
          <table:table-cell table:style-name="ce112" table:formula="of:=IF([.L89]&gt;0;[.M89]/(ROW([.N8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89]=0; &quot;&quot; ;([.L89]/(([.I89]*60)+[.J89])*600))">
            <text:p/>
          </table:table-cell>
          <table:table-cell table:style-name="ce174" table:content-validation-name="val17" table:formula="of:=IF([.L89]=0;&quot;&quot;;TIME(0;[.I89];[.J89])/[.L89])">
            <text:p/>
          </table:table-cell>
          <table:table-cell table:style-name="ce148" table:formula="of:=IF([.$A89]&lt;&gt;&quot;&quot;; IF([.Z89]=&quot;&quot;;NOW(); [.Z89]); &quot;&quot;)">
            <text:p/>
          </table:table-cell>
          <table:table-cell table:style-name="ce149" table:formula="of:=IF([.Z89]&lt;&gt;&quot;&quot;;[.Z89];&quot;&quot;)">
            <text:p/>
          </table:table-cell>
          <table:table-cell table:style-name="ce150" table:formula="of:=IF([.AA89]&lt;&gt;&quot;&quot;;[.AA89];&quot;&quot;)">
            <text:p/>
          </table:table-cell>
          <table:table-cell table:style-name="ce152" table:formula="of:=IF([.AB89]&lt;&gt;&quot;&quot;;[.AB8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90]&lt;&gt;0;[.A90]-[.A8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90]&gt;0;&quot;W&quot;;IF([.B90]&lt;0;&quot;L&quot;; IF([.A9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90]=0; &quot;&quot; ;([.H90]/(([.I90]*60)+[.J90])*600))">
            <text:p/>
          </table:table-cell>
          <table:table-cell table:style-name="ce100"/>
          <table:table-cell table:style-name="ce4" table:formula="of:=[.L90]+[.M89]" office:value-type="float" office:value="0" calcext:value-type="float">
            <text:p>0</text:p>
          </table:table-cell>
          <table:table-cell table:style-name="ce112" table:formula="of:=IF([.L90]&gt;0;[.M90]/(ROW([.N9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90]=0; &quot;&quot; ;([.L90]/(([.I90]*60)+[.J90])*600))">
            <text:p/>
          </table:table-cell>
          <table:table-cell table:style-name="ce174" table:content-validation-name="val17" table:formula="of:=IF([.L90]=0;&quot;&quot;;TIME(0;[.I90];[.J90])/[.L90])">
            <text:p/>
          </table:table-cell>
          <table:table-cell table:style-name="ce148" table:formula="of:=IF([.$A90]&lt;&gt;&quot;&quot;; IF([.Z90]=&quot;&quot;;NOW(); [.Z90]); &quot;&quot;)">
            <text:p/>
          </table:table-cell>
          <table:table-cell table:style-name="ce149" table:formula="of:=IF([.Z90]&lt;&gt;&quot;&quot;;[.Z90];&quot;&quot;)">
            <text:p/>
          </table:table-cell>
          <table:table-cell table:style-name="ce150" table:formula="of:=IF([.AA90]&lt;&gt;&quot;&quot;;[.AA90];&quot;&quot;)">
            <text:p/>
          </table:table-cell>
          <table:table-cell table:style-name="ce152" table:formula="of:=IF([.AB90]&lt;&gt;&quot;&quot;;[.AB9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91]&lt;&gt;0;[.A91]-[.A9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91]&gt;0;&quot;W&quot;;IF([.B91]&lt;0;&quot;L&quot;; IF([.A91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91]=0; &quot;&quot; ;([.H91]/(([.I91]*60)+[.J91])*600))">
            <text:p/>
          </table:table-cell>
          <table:table-cell table:style-name="ce100"/>
          <table:table-cell table:style-name="ce4" table:formula="of:=[.L91]+[.M90]" office:value-type="float" office:value="0" calcext:value-type="float">
            <text:p>0</text:p>
          </table:table-cell>
          <table:table-cell table:style-name="ce112" table:formula="of:=IF([.L91]&gt;0;[.M91]/(ROW([.N9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91]=0; &quot;&quot; ;([.L91]/(([.I91]*60)+[.J91])*600))">
            <text:p/>
          </table:table-cell>
          <table:table-cell table:style-name="ce174" table:content-validation-name="val17" table:formula="of:=IF([.L91]=0;&quot;&quot;;TIME(0;[.I91];[.J91])/[.L91])">
            <text:p/>
          </table:table-cell>
          <table:table-cell table:style-name="ce148" table:formula="of:=IF([.$A91]&lt;&gt;&quot;&quot;; IF([.Z91]=&quot;&quot;;NOW(); [.Z91]); &quot;&quot;)">
            <text:p/>
          </table:table-cell>
          <table:table-cell table:style-name="ce149" table:formula="of:=IF([.Z91]&lt;&gt;&quot;&quot;;[.Z91];&quot;&quot;)">
            <text:p/>
          </table:table-cell>
          <table:table-cell table:style-name="ce150" table:formula="of:=IF([.AA91]&lt;&gt;&quot;&quot;;[.AA91];&quot;&quot;)">
            <text:p/>
          </table:table-cell>
          <table:table-cell table:style-name="ce152" table:formula="of:=IF([.AB91]&lt;&gt;&quot;&quot;;[.AB9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92]&lt;&gt;0;[.A92]-[.A9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92]&gt;0;&quot;W&quot;;IF([.B92]&lt;0;&quot;L&quot;; IF([.A92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92]=0; &quot;&quot; ;([.H92]/(([.I92]*60)+[.J92])*600))">
            <text:p/>
          </table:table-cell>
          <table:table-cell table:style-name="ce100"/>
          <table:table-cell table:style-name="ce4" table:formula="of:=[.L92]+[.M91]" office:value-type="float" office:value="0" calcext:value-type="float">
            <text:p>0</text:p>
          </table:table-cell>
          <table:table-cell table:style-name="ce112" table:formula="of:=IF([.L92]&gt;0;[.M92]/(ROW([.N9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92]=0; &quot;&quot; ;([.L92]/(([.I92]*60)+[.J92])*600))">
            <text:p/>
          </table:table-cell>
          <table:table-cell table:style-name="ce174" table:content-validation-name="val17" table:formula="of:=IF([.L92]=0;&quot;&quot;;TIME(0;[.I92];[.J92])/[.L92])">
            <text:p/>
          </table:table-cell>
          <table:table-cell table:style-name="ce148" table:formula="of:=IF([.$A92]&lt;&gt;&quot;&quot;; IF([.Z92]=&quot;&quot;;NOW(); [.Z92]); &quot;&quot;)">
            <text:p/>
          </table:table-cell>
          <table:table-cell table:style-name="ce149" table:formula="of:=IF([.Z92]&lt;&gt;&quot;&quot;;[.Z92];&quot;&quot;)">
            <text:p/>
          </table:table-cell>
          <table:table-cell table:style-name="ce150" table:formula="of:=IF([.AA92]&lt;&gt;&quot;&quot;;[.AA92];&quot;&quot;)">
            <text:p/>
          </table:table-cell>
          <table:table-cell table:style-name="ce152" table:formula="of:=IF([.AB92]&lt;&gt;&quot;&quot;;[.AB9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93]&lt;&gt;0;[.A93]-[.A9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93]&gt;0;&quot;W&quot;;IF([.B93]&lt;0;&quot;L&quot;; IF([.A9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93]=0; &quot;&quot; ;([.H93]/(([.I93]*60)+[.J93])*600))">
            <text:p/>
          </table:table-cell>
          <table:table-cell table:style-name="ce100"/>
          <table:table-cell table:style-name="ce4" table:formula="of:=[.L93]+[.M92]" office:value-type="float" office:value="0" calcext:value-type="float">
            <text:p>0</text:p>
          </table:table-cell>
          <table:table-cell table:style-name="ce112" table:formula="of:=IF([.L93]&gt;0;[.M93]/(ROW([.N9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93]=0; &quot;&quot; ;([.L93]/(([.I93]*60)+[.J93])*600))">
            <text:p/>
          </table:table-cell>
          <table:table-cell table:style-name="ce174" table:content-validation-name="val17" table:formula="of:=IF([.L93]=0;&quot;&quot;;TIME(0;[.I93];[.J93])/[.L93])">
            <text:p/>
          </table:table-cell>
          <table:table-cell table:style-name="ce148" table:formula="of:=IF([.$A93]&lt;&gt;&quot;&quot;; IF([.Z93]=&quot;&quot;;NOW(); [.Z93]); &quot;&quot;)">
            <text:p/>
          </table:table-cell>
          <table:table-cell table:style-name="ce149" table:formula="of:=IF([.Z93]&lt;&gt;&quot;&quot;;[.Z93];&quot;&quot;)">
            <text:p/>
          </table:table-cell>
          <table:table-cell table:style-name="ce150" table:formula="of:=IF([.AA93]&lt;&gt;&quot;&quot;;[.AA93];&quot;&quot;)">
            <text:p/>
          </table:table-cell>
          <table:table-cell table:style-name="ce152" table:formula="of:=IF([.AB93]&lt;&gt;&quot;&quot;;[.AB9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94]&lt;&gt;0;[.A94]-[.A9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94]&gt;0;&quot;W&quot;;IF([.B94]&lt;0;&quot;L&quot;; IF([.A9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94]=0; &quot;&quot; ;([.H94]/(([.I94]*60)+[.J94])*600))">
            <text:p/>
          </table:table-cell>
          <table:table-cell table:style-name="ce100"/>
          <table:table-cell table:style-name="ce4" table:formula="of:=[.L94]+[.M93]" office:value-type="float" office:value="0" calcext:value-type="float">
            <text:p>0</text:p>
          </table:table-cell>
          <table:table-cell table:style-name="ce112" table:formula="of:=IF([.L94]&gt;0;[.M94]/(ROW([.N9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94]=0; &quot;&quot; ;([.L94]/(([.I94]*60)+[.J94])*600))">
            <text:p/>
          </table:table-cell>
          <table:table-cell table:style-name="ce174" table:content-validation-name="val17" table:formula="of:=IF([.L94]=0;&quot;&quot;;TIME(0;[.I94];[.J94])/[.L94])">
            <text:p/>
          </table:table-cell>
          <table:table-cell table:style-name="ce148" table:formula="of:=IF([.$A94]&lt;&gt;&quot;&quot;; IF([.Z94]=&quot;&quot;;NOW(); [.Z94]); &quot;&quot;)">
            <text:p/>
          </table:table-cell>
          <table:table-cell table:style-name="ce149" table:formula="of:=IF([.Z94]&lt;&gt;&quot;&quot;;[.Z94];&quot;&quot;)">
            <text:p/>
          </table:table-cell>
          <table:table-cell table:style-name="ce150" table:formula="of:=IF([.AA94]&lt;&gt;&quot;&quot;;[.AA94];&quot;&quot;)">
            <text:p/>
          </table:table-cell>
          <table:table-cell table:style-name="ce152" table:formula="of:=IF([.AB94]&lt;&gt;&quot;&quot;;[.AB9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95]&lt;&gt;0;[.A95]-[.A9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95]&gt;0;&quot;W&quot;;IF([.B95]&lt;0;&quot;L&quot;; IF([.A9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95]=0; &quot;&quot; ;([.H95]/(([.I95]*60)+[.J95])*600))">
            <text:p/>
          </table:table-cell>
          <table:table-cell table:style-name="ce100"/>
          <table:table-cell table:style-name="ce4" table:formula="of:=[.L95]+[.M94]" office:value-type="float" office:value="0" calcext:value-type="float">
            <text:p>0</text:p>
          </table:table-cell>
          <table:table-cell table:style-name="ce112" table:formula="of:=IF([.L95]&gt;0;[.M95]/(ROW([.N9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95]=0; &quot;&quot; ;([.L95]/(([.I95]*60)+[.J95])*600))">
            <text:p/>
          </table:table-cell>
          <table:table-cell table:style-name="ce174" table:content-validation-name="val17" table:formula="of:=IF([.L95]=0;&quot;&quot;;TIME(0;[.I95];[.J95])/[.L95])">
            <text:p/>
          </table:table-cell>
          <table:table-cell table:style-name="ce148" table:formula="of:=IF([.$A95]&lt;&gt;&quot;&quot;; IF([.Z95]=&quot;&quot;;NOW(); [.Z95]); &quot;&quot;)">
            <text:p/>
          </table:table-cell>
          <table:table-cell table:style-name="ce149" table:formula="of:=IF([.Z95]&lt;&gt;&quot;&quot;;[.Z95];&quot;&quot;)">
            <text:p/>
          </table:table-cell>
          <table:table-cell table:style-name="ce150" table:formula="of:=IF([.AA95]&lt;&gt;&quot;&quot;;[.AA95];&quot;&quot;)">
            <text:p/>
          </table:table-cell>
          <table:table-cell table:style-name="ce152" table:formula="of:=IF([.AB95]&lt;&gt;&quot;&quot;;[.AB9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96]&lt;&gt;0;[.A96]-[.A9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96]&gt;0;&quot;W&quot;;IF([.B96]&lt;0;&quot;L&quot;; IF([.A9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96]=0; &quot;&quot; ;([.H96]/(([.I96]*60)+[.J96])*600))">
            <text:p/>
          </table:table-cell>
          <table:table-cell table:style-name="ce100"/>
          <table:table-cell table:style-name="ce4" table:formula="of:=[.L96]+[.M95]" office:value-type="float" office:value="0" calcext:value-type="float">
            <text:p>0</text:p>
          </table:table-cell>
          <table:table-cell table:style-name="ce112" table:formula="of:=IF([.L96]&gt;0;[.M96]/(ROW([.N9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96]=0; &quot;&quot; ;([.L96]/(([.I96]*60)+[.J96])*600))">
            <text:p/>
          </table:table-cell>
          <table:table-cell table:style-name="ce174" table:content-validation-name="val17" table:formula="of:=IF([.L96]=0;&quot;&quot;;TIME(0;[.I96];[.J96])/[.L96])">
            <text:p/>
          </table:table-cell>
          <table:table-cell table:style-name="ce148" table:formula="of:=IF([.$A96]&lt;&gt;&quot;&quot;; IF([.Z96]=&quot;&quot;;NOW(); [.Z96]); &quot;&quot;)">
            <text:p/>
          </table:table-cell>
          <table:table-cell table:style-name="ce149" table:formula="of:=IF([.Z96]&lt;&gt;&quot;&quot;;[.Z96];&quot;&quot;)">
            <text:p/>
          </table:table-cell>
          <table:table-cell table:style-name="ce150" table:formula="of:=IF([.AA96]&lt;&gt;&quot;&quot;;[.AA96];&quot;&quot;)">
            <text:p/>
          </table:table-cell>
          <table:table-cell table:style-name="ce152" table:formula="of:=IF([.AB96]&lt;&gt;&quot;&quot;;[.AB9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97]&lt;&gt;0;[.A97]-[.A9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97]&gt;0;&quot;W&quot;;IF([.B97]&lt;0;&quot;L&quot;; IF([.A9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97]=0; &quot;&quot; ;([.H97]/(([.I97]*60)+[.J97])*600))">
            <text:p/>
          </table:table-cell>
          <table:table-cell table:style-name="ce100"/>
          <table:table-cell table:style-name="ce4" table:formula="of:=[.L97]+[.M96]" office:value-type="float" office:value="0" calcext:value-type="float">
            <text:p>0</text:p>
          </table:table-cell>
          <table:table-cell table:style-name="ce112" table:formula="of:=IF([.L97]&gt;0;[.M97]/(ROW([.N9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97]=0; &quot;&quot; ;([.L97]/(([.I97]*60)+[.J97])*600))">
            <text:p/>
          </table:table-cell>
          <table:table-cell table:style-name="ce174" table:content-validation-name="val17" table:formula="of:=IF([.L97]=0;&quot;&quot;;TIME(0;[.I97];[.J97])/[.L97])">
            <text:p/>
          </table:table-cell>
          <table:table-cell table:style-name="ce148" table:formula="of:=IF([.$A97]&lt;&gt;&quot;&quot;; IF([.Z97]=&quot;&quot;;NOW(); [.Z97]); &quot;&quot;)">
            <text:p/>
          </table:table-cell>
          <table:table-cell table:style-name="ce149" table:formula="of:=IF([.Z97]&lt;&gt;&quot;&quot;;[.Z97];&quot;&quot;)">
            <text:p/>
          </table:table-cell>
          <table:table-cell table:style-name="ce150" table:formula="of:=IF([.AA97]&lt;&gt;&quot;&quot;;[.AA97];&quot;&quot;)">
            <text:p/>
          </table:table-cell>
          <table:table-cell table:style-name="ce152" table:formula="of:=IF([.AB97]&lt;&gt;&quot;&quot;;[.AB9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98]&lt;&gt;0;[.A98]-[.A9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98]&gt;0;&quot;W&quot;;IF([.B98]&lt;0;&quot;L&quot;; IF([.A9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98]=0; &quot;&quot; ;([.H98]/(([.I98]*60)+[.J98])*600))">
            <text:p/>
          </table:table-cell>
          <table:table-cell table:style-name="ce100"/>
          <table:table-cell table:style-name="ce4" table:formula="of:=[.L98]+[.M97]" office:value-type="float" office:value="0" calcext:value-type="float">
            <text:p>0</text:p>
          </table:table-cell>
          <table:table-cell table:style-name="ce112" table:formula="of:=IF([.L98]&gt;0;[.M98]/(ROW([.N9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98]=0; &quot;&quot; ;([.L98]/(([.I98]*60)+[.J98])*600))">
            <text:p/>
          </table:table-cell>
          <table:table-cell table:style-name="ce174" table:content-validation-name="val17" table:formula="of:=IF([.L98]=0;&quot;&quot;;TIME(0;[.I98];[.J98])/[.L98])">
            <text:p/>
          </table:table-cell>
          <table:table-cell table:style-name="ce148" table:formula="of:=IF([.$A98]&lt;&gt;&quot;&quot;; IF([.Z98]=&quot;&quot;;NOW(); [.Z98]); &quot;&quot;)">
            <text:p/>
          </table:table-cell>
          <table:table-cell table:style-name="ce149" table:formula="of:=IF([.Z98]&lt;&gt;&quot;&quot;;[.Z98];&quot;&quot;)">
            <text:p/>
          </table:table-cell>
          <table:table-cell table:style-name="ce150" table:formula="of:=IF([.AA98]&lt;&gt;&quot;&quot;;[.AA98];&quot;&quot;)">
            <text:p/>
          </table:table-cell>
          <table:table-cell table:style-name="ce152" table:formula="of:=IF([.AB98]&lt;&gt;&quot;&quot;;[.AB9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99]&lt;&gt;0;[.A99]-[.A9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99]&gt;0;&quot;W&quot;;IF([.B99]&lt;0;&quot;L&quot;; IF([.A9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99]=0; &quot;&quot; ;([.H99]/(([.I99]*60)+[.J99])*600))">
            <text:p/>
          </table:table-cell>
          <table:table-cell table:style-name="ce100"/>
          <table:table-cell table:style-name="ce4" table:formula="of:=[.L99]+[.M98]" office:value-type="float" office:value="0" calcext:value-type="float">
            <text:p>0</text:p>
          </table:table-cell>
          <table:table-cell table:style-name="ce112" table:formula="of:=IF([.L99]&gt;0;[.M99]/(ROW([.N9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99]=0; &quot;&quot; ;([.L99]/(([.I99]*60)+[.J99])*600))">
            <text:p/>
          </table:table-cell>
          <table:table-cell table:style-name="ce174" table:content-validation-name="val17" table:formula="of:=IF([.L99]=0;&quot;&quot;;TIME(0;[.I99];[.J99])/[.L99])">
            <text:p/>
          </table:table-cell>
          <table:table-cell table:style-name="ce148" table:formula="of:=IF([.$A99]&lt;&gt;&quot;&quot;; IF([.Z99]=&quot;&quot;;NOW(); [.Z99]); &quot;&quot;)">
            <text:p/>
          </table:table-cell>
          <table:table-cell table:style-name="ce149" table:formula="of:=IF([.Z99]&lt;&gt;&quot;&quot;;[.Z99];&quot;&quot;)">
            <text:p/>
          </table:table-cell>
          <table:table-cell table:style-name="ce150" table:formula="of:=IF([.AA99]&lt;&gt;&quot;&quot;;[.AA99];&quot;&quot;)">
            <text:p/>
          </table:table-cell>
          <table:table-cell table:style-name="ce152" table:formula="of:=IF([.AB99]&lt;&gt;&quot;&quot;;[.AB9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00]&lt;&gt;0;[.A100]-[.A9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00]&gt;0;&quot;W&quot;;IF([.B100]&lt;0;&quot;L&quot;; IF([.A10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00]=0; &quot;&quot; ;([.H100]/(([.I100]*60)+[.J100])*600))">
            <text:p/>
          </table:table-cell>
          <table:table-cell table:style-name="ce100"/>
          <table:table-cell table:style-name="ce4" table:formula="of:=[.L100]+[.M99]" office:value-type="float" office:value="0" calcext:value-type="float">
            <text:p>0</text:p>
          </table:table-cell>
          <table:table-cell table:style-name="ce112" table:formula="of:=IF([.L100]&gt;0;[.M100]/(ROW([.N10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00]=0; &quot;&quot; ;([.L100]/(([.I100]*60)+[.J100])*600))">
            <text:p/>
          </table:table-cell>
          <table:table-cell table:style-name="ce174" table:content-validation-name="val17" table:formula="of:=IF([.L100]=0;&quot;&quot;;TIME(0;[.I100];[.J100])/[.L100])">
            <text:p/>
          </table:table-cell>
          <table:table-cell table:style-name="ce148" table:formula="of:=IF([.$A100]&lt;&gt;&quot;&quot;; IF([.Z100]=&quot;&quot;;NOW(); [.Z100]); &quot;&quot;)">
            <text:p/>
          </table:table-cell>
          <table:table-cell table:style-name="ce149" table:formula="of:=IF([.Z100]&lt;&gt;&quot;&quot;;[.Z100];&quot;&quot;)">
            <text:p/>
          </table:table-cell>
          <table:table-cell table:style-name="ce150" table:formula="of:=IF([.AA100]&lt;&gt;&quot;&quot;;[.AA100];&quot;&quot;)">
            <text:p/>
          </table:table-cell>
          <table:table-cell table:style-name="ce152" table:formula="of:=IF([.AB100]&lt;&gt;&quot;&quot;;[.AB10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01]&lt;&gt;0;[.A101]-[.A10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01]&gt;0;&quot;W&quot;;IF([.B101]&lt;0;&quot;L&quot;; IF([.A101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01]=0; &quot;&quot; ;([.H101]/(([.I101]*60)+[.J101])*600))">
            <text:p/>
          </table:table-cell>
          <table:table-cell table:style-name="ce100"/>
          <table:table-cell table:style-name="ce4" table:formula="of:=[.L101]+[.M100]" office:value-type="float" office:value="0" calcext:value-type="float">
            <text:p>0</text:p>
          </table:table-cell>
          <table:table-cell table:style-name="ce112" table:formula="of:=IF([.L101]&gt;0;[.M101]/(ROW([.N10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01]=0; &quot;&quot; ;([.L101]/(([.I101]*60)+[.J101])*600))">
            <text:p/>
          </table:table-cell>
          <table:table-cell table:style-name="ce174" table:content-validation-name="val17" table:formula="of:=IF([.L101]=0;&quot;&quot;;TIME(0;[.I101];[.J101])/[.L101])">
            <text:p/>
          </table:table-cell>
          <table:table-cell table:style-name="ce148" table:formula="of:=IF([.$A101]&lt;&gt;&quot;&quot;; IF([.Z101]=&quot;&quot;;NOW(); [.Z101]); &quot;&quot;)">
            <text:p/>
          </table:table-cell>
          <table:table-cell table:style-name="ce149" table:formula="of:=IF([.Z101]&lt;&gt;&quot;&quot;;[.Z101];&quot;&quot;)">
            <text:p/>
          </table:table-cell>
          <table:table-cell table:style-name="ce150" table:formula="of:=IF([.AA101]&lt;&gt;&quot;&quot;;[.AA101];&quot;&quot;)">
            <text:p/>
          </table:table-cell>
          <table:table-cell table:style-name="ce152" table:formula="of:=IF([.AB101]&lt;&gt;&quot;&quot;;[.AB10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02]&lt;&gt;0;[.A102]-[.A10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02]&gt;0;&quot;W&quot;;IF([.B102]&lt;0;&quot;L&quot;; IF([.A102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02]=0; &quot;&quot; ;([.H102]/(([.I102]*60)+[.J102])*600))">
            <text:p/>
          </table:table-cell>
          <table:table-cell table:style-name="ce100"/>
          <table:table-cell table:style-name="ce4" table:formula="of:=[.L102]+[.M101]" office:value-type="float" office:value="0" calcext:value-type="float">
            <text:p>0</text:p>
          </table:table-cell>
          <table:table-cell table:style-name="ce112" table:formula="of:=IF([.L102]&gt;0;[.M102]/(ROW([.N10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02]=0; &quot;&quot; ;([.L102]/(([.I102]*60)+[.J102])*600))">
            <text:p/>
          </table:table-cell>
          <table:table-cell table:style-name="ce174" table:content-validation-name="val17" table:formula="of:=IF([.L102]=0;&quot;&quot;;TIME(0;[.I102];[.J102])/[.L102])">
            <text:p/>
          </table:table-cell>
          <table:table-cell table:style-name="ce148" table:formula="of:=IF([.$A102]&lt;&gt;&quot;&quot;; IF([.Z102]=&quot;&quot;;NOW(); [.Z102]); &quot;&quot;)">
            <text:p/>
          </table:table-cell>
          <table:table-cell table:style-name="ce149" table:formula="of:=IF([.Z102]&lt;&gt;&quot;&quot;;[.Z102];&quot;&quot;)">
            <text:p/>
          </table:table-cell>
          <table:table-cell table:style-name="ce150" table:formula="of:=IF([.AA102]&lt;&gt;&quot;&quot;;[.AA102];&quot;&quot;)">
            <text:p/>
          </table:table-cell>
          <table:table-cell table:style-name="ce152" table:formula="of:=IF([.AB102]&lt;&gt;&quot;&quot;;[.AB10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03]&lt;&gt;0;[.A103]-[.A10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03]&gt;0;&quot;W&quot;;IF([.B103]&lt;0;&quot;L&quot;; IF([.A10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03]=0; &quot;&quot; ;([.H103]/(([.I103]*60)+[.J103])*600))">
            <text:p/>
          </table:table-cell>
          <table:table-cell table:style-name="ce100"/>
          <table:table-cell table:style-name="ce4" table:formula="of:=[.L103]+[.M102]" office:value-type="float" office:value="0" calcext:value-type="float">
            <text:p>0</text:p>
          </table:table-cell>
          <table:table-cell table:style-name="ce112" table:formula="of:=IF([.L103]&gt;0;[.M103]/(ROW([.N10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03]=0; &quot;&quot; ;([.L103]/(([.I103]*60)+[.J103])*600))">
            <text:p/>
          </table:table-cell>
          <table:table-cell table:style-name="ce174" table:content-validation-name="val17" table:formula="of:=IF([.L103]=0;&quot;&quot;;TIME(0;[.I103];[.J103])/[.L103])">
            <text:p/>
          </table:table-cell>
          <table:table-cell table:style-name="ce148" table:formula="of:=IF([.$A103]&lt;&gt;&quot;&quot;; IF([.Z103]=&quot;&quot;;NOW(); [.Z103]); &quot;&quot;)">
            <text:p/>
          </table:table-cell>
          <table:table-cell table:style-name="ce149" table:formula="of:=IF([.Z103]&lt;&gt;&quot;&quot;;[.Z103];&quot;&quot;)">
            <text:p/>
          </table:table-cell>
          <table:table-cell table:style-name="ce150" table:formula="of:=IF([.AA103]&lt;&gt;&quot;&quot;;[.AA103];&quot;&quot;)">
            <text:p/>
          </table:table-cell>
          <table:table-cell table:style-name="ce152" table:formula="of:=IF([.AB103]&lt;&gt;&quot;&quot;;[.AB10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04]&lt;&gt;0;[.A104]-[.A10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04]&gt;0;&quot;W&quot;;IF([.B104]&lt;0;&quot;L&quot;; IF([.A10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04]=0; &quot;&quot; ;([.H104]/(([.I104]*60)+[.J104])*600))">
            <text:p/>
          </table:table-cell>
          <table:table-cell table:style-name="ce100"/>
          <table:table-cell table:style-name="ce4" table:formula="of:=[.L104]+[.M103]" office:value-type="float" office:value="0" calcext:value-type="float">
            <text:p>0</text:p>
          </table:table-cell>
          <table:table-cell table:style-name="ce112" table:formula="of:=IF([.L104]&gt;0;[.M104]/(ROW([.N10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04]=0; &quot;&quot; ;([.L104]/(([.I104]*60)+[.J104])*600))">
            <text:p/>
          </table:table-cell>
          <table:table-cell table:style-name="ce174" table:content-validation-name="val17" table:formula="of:=IF([.L104]=0;&quot;&quot;;TIME(0;[.I104];[.J104])/[.L104])">
            <text:p/>
          </table:table-cell>
          <table:table-cell table:style-name="ce148" table:formula="of:=IF([.$A104]&lt;&gt;&quot;&quot;; IF([.Z104]=&quot;&quot;;NOW(); [.Z104]); &quot;&quot;)">
            <text:p/>
          </table:table-cell>
          <table:table-cell table:style-name="ce149" table:formula="of:=IF([.Z104]&lt;&gt;&quot;&quot;;[.Z104];&quot;&quot;)">
            <text:p/>
          </table:table-cell>
          <table:table-cell table:style-name="ce150" table:formula="of:=IF([.AA104]&lt;&gt;&quot;&quot;;[.AA104];&quot;&quot;)">
            <text:p/>
          </table:table-cell>
          <table:table-cell table:style-name="ce152" table:formula="of:=IF([.AB104]&lt;&gt;&quot;&quot;;[.AB10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05]&lt;&gt;0;[.A105]-[.A10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05]&gt;0;&quot;W&quot;;IF([.B105]&lt;0;&quot;L&quot;; IF([.A10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05]=0; &quot;&quot; ;([.H105]/(([.I105]*60)+[.J105])*600))">
            <text:p/>
          </table:table-cell>
          <table:table-cell table:style-name="ce100"/>
          <table:table-cell table:style-name="ce4" table:formula="of:=[.L105]+[.M104]" office:value-type="float" office:value="0" calcext:value-type="float">
            <text:p>0</text:p>
          </table:table-cell>
          <table:table-cell table:style-name="ce112" table:formula="of:=IF([.L105]&gt;0;[.M105]/(ROW([.N10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05]=0; &quot;&quot; ;([.L105]/(([.I105]*60)+[.J105])*600))">
            <text:p/>
          </table:table-cell>
          <table:table-cell table:style-name="ce174" table:content-validation-name="val17" table:formula="of:=IF([.L105]=0;&quot;&quot;;TIME(0;[.I105];[.J105])/[.L105])">
            <text:p/>
          </table:table-cell>
          <table:table-cell table:style-name="ce148" table:formula="of:=IF([.$A105]&lt;&gt;&quot;&quot;; IF([.Z105]=&quot;&quot;;NOW(); [.Z105]); &quot;&quot;)">
            <text:p/>
          </table:table-cell>
          <table:table-cell table:style-name="ce149" table:formula="of:=IF([.Z105]&lt;&gt;&quot;&quot;;[.Z105];&quot;&quot;)">
            <text:p/>
          </table:table-cell>
          <table:table-cell table:style-name="ce150" table:formula="of:=IF([.AA105]&lt;&gt;&quot;&quot;;[.AA105];&quot;&quot;)">
            <text:p/>
          </table:table-cell>
          <table:table-cell table:style-name="ce152" table:formula="of:=IF([.AB105]&lt;&gt;&quot;&quot;;[.AB10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06]&lt;&gt;0;[.A106]-[.A10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06]&gt;0;&quot;W&quot;;IF([.B106]&lt;0;&quot;L&quot;; IF([.A10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06]=0; &quot;&quot; ;([.H106]/(([.I106]*60)+[.J106])*600))">
            <text:p/>
          </table:table-cell>
          <table:table-cell table:style-name="ce100"/>
          <table:table-cell table:style-name="ce4" table:formula="of:=[.L106]+[.M105]" office:value-type="float" office:value="0" calcext:value-type="float">
            <text:p>0</text:p>
          </table:table-cell>
          <table:table-cell table:style-name="ce112" table:formula="of:=IF([.L106]&gt;0;[.M106]/(ROW([.N10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06]=0; &quot;&quot; ;([.L106]/(([.I106]*60)+[.J106])*600))">
            <text:p/>
          </table:table-cell>
          <table:table-cell table:style-name="ce174" table:content-validation-name="val17" table:formula="of:=IF([.L106]=0;&quot;&quot;;TIME(0;[.I106];[.J106])/[.L106])">
            <text:p/>
          </table:table-cell>
          <table:table-cell table:style-name="ce148" table:formula="of:=IF([.$A106]&lt;&gt;&quot;&quot;; IF([.Z106]=&quot;&quot;;NOW(); [.Z106]); &quot;&quot;)">
            <text:p/>
          </table:table-cell>
          <table:table-cell table:style-name="ce149" table:formula="of:=IF([.Z106]&lt;&gt;&quot;&quot;;[.Z106];&quot;&quot;)">
            <text:p/>
          </table:table-cell>
          <table:table-cell table:style-name="ce150" table:formula="of:=IF([.AA106]&lt;&gt;&quot;&quot;;[.AA106];&quot;&quot;)">
            <text:p/>
          </table:table-cell>
          <table:table-cell table:style-name="ce152" table:formula="of:=IF([.AB106]&lt;&gt;&quot;&quot;;[.AB10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07]&lt;&gt;0;[.A107]-[.A10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07]&gt;0;&quot;W&quot;;IF([.B107]&lt;0;&quot;L&quot;; IF([.A10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07]=0; &quot;&quot; ;([.H107]/(([.I107]*60)+[.J107])*600))">
            <text:p/>
          </table:table-cell>
          <table:table-cell table:style-name="ce100"/>
          <table:table-cell table:style-name="ce4" table:formula="of:=[.L107]+[.M106]" office:value-type="float" office:value="0" calcext:value-type="float">
            <text:p>0</text:p>
          </table:table-cell>
          <table:table-cell table:style-name="ce112" table:formula="of:=IF([.L107]&gt;0;[.M107]/(ROW([.N10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07]=0; &quot;&quot; ;([.L107]/(([.I107]*60)+[.J107])*600))">
            <text:p/>
          </table:table-cell>
          <table:table-cell table:style-name="ce174" table:content-validation-name="val17" table:formula="of:=IF([.L107]=0;&quot;&quot;;TIME(0;[.I107];[.J107])/[.L107])">
            <text:p/>
          </table:table-cell>
          <table:table-cell table:style-name="ce148" table:formula="of:=IF([.$A107]&lt;&gt;&quot;&quot;; IF([.Z107]=&quot;&quot;;NOW(); [.Z107]); &quot;&quot;)">
            <text:p/>
          </table:table-cell>
          <table:table-cell table:style-name="ce149" table:formula="of:=IF([.Z107]&lt;&gt;&quot;&quot;;[.Z107];&quot;&quot;)">
            <text:p/>
          </table:table-cell>
          <table:table-cell table:style-name="ce150" table:formula="of:=IF([.AA107]&lt;&gt;&quot;&quot;;[.AA107];&quot;&quot;)">
            <text:p/>
          </table:table-cell>
          <table:table-cell table:style-name="ce152" table:formula="of:=IF([.AB107]&lt;&gt;&quot;&quot;;[.AB10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08]&lt;&gt;0;[.A108]-[.A10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08]&gt;0;&quot;W&quot;;IF([.B108]&lt;0;&quot;L&quot;; IF([.A10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08]=0; &quot;&quot; ;([.H108]/(([.I108]*60)+[.J108])*600))">
            <text:p/>
          </table:table-cell>
          <table:table-cell table:style-name="ce100"/>
          <table:table-cell table:style-name="ce4" table:formula="of:=[.L108]+[.M107]" office:value-type="float" office:value="0" calcext:value-type="float">
            <text:p>0</text:p>
          </table:table-cell>
          <table:table-cell table:style-name="ce112" table:formula="of:=IF([.L108]&gt;0;[.M108]/(ROW([.N10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08]=0; &quot;&quot; ;([.L108]/(([.I108]*60)+[.J108])*600))">
            <text:p/>
          </table:table-cell>
          <table:table-cell table:style-name="ce174" table:content-validation-name="val17" table:formula="of:=IF([.L108]=0;&quot;&quot;;TIME(0;[.I108];[.J108])/[.L108])">
            <text:p/>
          </table:table-cell>
          <table:table-cell table:style-name="ce148" table:formula="of:=IF([.$A108]&lt;&gt;&quot;&quot;; IF([.Z108]=&quot;&quot;;NOW(); [.Z108]); &quot;&quot;)">
            <text:p/>
          </table:table-cell>
          <table:table-cell table:style-name="ce149" table:formula="of:=IF([.Z108]&lt;&gt;&quot;&quot;;[.Z108];&quot;&quot;)">
            <text:p/>
          </table:table-cell>
          <table:table-cell table:style-name="ce150" table:formula="of:=IF([.AA108]&lt;&gt;&quot;&quot;;[.AA108];&quot;&quot;)">
            <text:p/>
          </table:table-cell>
          <table:table-cell table:style-name="ce152" table:formula="of:=IF([.AB108]&lt;&gt;&quot;&quot;;[.AB10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09]&lt;&gt;0;[.A109]-[.A10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09]&gt;0;&quot;W&quot;;IF([.B109]&lt;0;&quot;L&quot;; IF([.A10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09]=0; &quot;&quot; ;([.H109]/(([.I109]*60)+[.J109])*600))">
            <text:p/>
          </table:table-cell>
          <table:table-cell table:style-name="ce100"/>
          <table:table-cell table:style-name="ce4" table:formula="of:=[.L109]+[.M108]" office:value-type="float" office:value="0" calcext:value-type="float">
            <text:p>0</text:p>
          </table:table-cell>
          <table:table-cell table:style-name="ce112" table:formula="of:=IF([.L109]&gt;0;[.M109]/(ROW([.N10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09]=0; &quot;&quot; ;([.L109]/(([.I109]*60)+[.J109])*600))">
            <text:p/>
          </table:table-cell>
          <table:table-cell table:style-name="ce174" table:content-validation-name="val17" table:formula="of:=IF([.L109]=0;&quot;&quot;;TIME(0;[.I109];[.J109])/[.L109])">
            <text:p/>
          </table:table-cell>
          <table:table-cell table:style-name="ce148" table:formula="of:=IF([.$A109]&lt;&gt;&quot;&quot;; IF([.Z109]=&quot;&quot;;NOW(); [.Z109]); &quot;&quot;)">
            <text:p/>
          </table:table-cell>
          <table:table-cell table:style-name="ce149" table:formula="of:=IF([.Z109]&lt;&gt;&quot;&quot;;[.Z109];&quot;&quot;)">
            <text:p/>
          </table:table-cell>
          <table:table-cell table:style-name="ce150" table:formula="of:=IF([.AA109]&lt;&gt;&quot;&quot;;[.AA109];&quot;&quot;)">
            <text:p/>
          </table:table-cell>
          <table:table-cell table:style-name="ce152" table:formula="of:=IF([.AB109]&lt;&gt;&quot;&quot;;[.AB10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10]&lt;&gt;0;[.A110]-[.A10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10]&gt;0;&quot;W&quot;;IF([.B110]&lt;0;&quot;L&quot;; IF([.A11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10]=0; &quot;&quot; ;([.H110]/(([.I110]*60)+[.J110])*600))">
            <text:p/>
          </table:table-cell>
          <table:table-cell table:style-name="ce100"/>
          <table:table-cell table:style-name="ce4" table:formula="of:=[.L110]+[.M109]" office:value-type="float" office:value="0" calcext:value-type="float">
            <text:p>0</text:p>
          </table:table-cell>
          <table:table-cell table:style-name="ce112" table:formula="of:=IF([.L110]&gt;0;[.M110]/(ROW([.N11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10]=0; &quot;&quot; ;([.L110]/(([.I110]*60)+[.J110])*600))">
            <text:p/>
          </table:table-cell>
          <table:table-cell table:style-name="ce174" table:content-validation-name="val17" table:formula="of:=IF([.L110]=0;&quot;&quot;;TIME(0;[.I110];[.J110])/[.L110])">
            <text:p/>
          </table:table-cell>
          <table:table-cell table:style-name="ce148" table:formula="of:=IF([.$A110]&lt;&gt;&quot;&quot;; IF([.Z110]=&quot;&quot;;NOW(); [.Z110]); &quot;&quot;)">
            <text:p/>
          </table:table-cell>
          <table:table-cell table:style-name="ce149" table:formula="of:=IF([.Z110]&lt;&gt;&quot;&quot;;[.Z110];&quot;&quot;)">
            <text:p/>
          </table:table-cell>
          <table:table-cell table:style-name="ce150" table:formula="of:=IF([.AA110]&lt;&gt;&quot;&quot;;[.AA110];&quot;&quot;)">
            <text:p/>
          </table:table-cell>
          <table:table-cell table:style-name="ce152" table:formula="of:=IF([.AB110]&lt;&gt;&quot;&quot;;[.AB11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11]&lt;&gt;0;[.A111]-[.A11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11]&gt;0;&quot;W&quot;;IF([.B111]&lt;0;&quot;L&quot;; IF([.A111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11]=0; &quot;&quot; ;([.H111]/(([.I111]*60)+[.J111])*600))">
            <text:p/>
          </table:table-cell>
          <table:table-cell table:style-name="ce100"/>
          <table:table-cell table:style-name="ce4" table:formula="of:=[.L111]+[.M110]" office:value-type="float" office:value="0" calcext:value-type="float">
            <text:p>0</text:p>
          </table:table-cell>
          <table:table-cell table:style-name="ce112" table:formula="of:=IF([.L111]&gt;0;[.M111]/(ROW([.N11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11]=0; &quot;&quot; ;([.L111]/(([.I111]*60)+[.J111])*600))">
            <text:p/>
          </table:table-cell>
          <table:table-cell table:style-name="ce174" table:content-validation-name="val17" table:formula="of:=IF([.L111]=0;&quot;&quot;;TIME(0;[.I111];[.J111])/[.L111])">
            <text:p/>
          </table:table-cell>
          <table:table-cell table:style-name="ce148" table:formula="of:=IF([.$A111]&lt;&gt;&quot;&quot;; IF([.Z111]=&quot;&quot;;NOW(); [.Z111]); &quot;&quot;)">
            <text:p/>
          </table:table-cell>
          <table:table-cell table:style-name="ce149" table:formula="of:=IF([.Z111]&lt;&gt;&quot;&quot;;[.Z111];&quot;&quot;)">
            <text:p/>
          </table:table-cell>
          <table:table-cell table:style-name="ce150" table:formula="of:=IF([.AA111]&lt;&gt;&quot;&quot;;[.AA111];&quot;&quot;)">
            <text:p/>
          </table:table-cell>
          <table:table-cell table:style-name="ce152" table:formula="of:=IF([.AB111]&lt;&gt;&quot;&quot;;[.AB11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12]&lt;&gt;0;[.A112]-[.A11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12]&gt;0;&quot;W&quot;;IF([.B112]&lt;0;&quot;L&quot;; IF([.A112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12]=0; &quot;&quot; ;([.H112]/(([.I112]*60)+[.J112])*600))">
            <text:p/>
          </table:table-cell>
          <table:table-cell table:style-name="ce100"/>
          <table:table-cell table:style-name="ce4" table:formula="of:=[.L112]+[.M111]" office:value-type="float" office:value="0" calcext:value-type="float">
            <text:p>0</text:p>
          </table:table-cell>
          <table:table-cell table:style-name="ce112" table:formula="of:=IF([.L112]&gt;0;[.M112]/(ROW([.N11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12]=0; &quot;&quot; ;([.L112]/(([.I112]*60)+[.J112])*600))">
            <text:p/>
          </table:table-cell>
          <table:table-cell table:style-name="ce174" table:content-validation-name="val17" table:formula="of:=IF([.L112]=0;&quot;&quot;;TIME(0;[.I112];[.J112])/[.L112])">
            <text:p/>
          </table:table-cell>
          <table:table-cell table:style-name="ce148" table:formula="of:=IF([.$A112]&lt;&gt;&quot;&quot;; IF([.Z112]=&quot;&quot;;NOW(); [.Z112]); &quot;&quot;)">
            <text:p/>
          </table:table-cell>
          <table:table-cell table:style-name="ce149" table:formula="of:=IF([.Z112]&lt;&gt;&quot;&quot;;[.Z112];&quot;&quot;)">
            <text:p/>
          </table:table-cell>
          <table:table-cell table:style-name="ce150" table:formula="of:=IF([.AA112]&lt;&gt;&quot;&quot;;[.AA112];&quot;&quot;)">
            <text:p/>
          </table:table-cell>
          <table:table-cell table:style-name="ce152" table:formula="of:=IF([.AB112]&lt;&gt;&quot;&quot;;[.AB11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13]&lt;&gt;0;[.A113]-[.A11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13]&gt;0;&quot;W&quot;;IF([.B113]&lt;0;&quot;L&quot;; IF([.A11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13]=0; &quot;&quot; ;([.H113]/(([.I113]*60)+[.J113])*600))">
            <text:p/>
          </table:table-cell>
          <table:table-cell table:style-name="ce100"/>
          <table:table-cell table:style-name="ce4" table:formula="of:=[.L113]+[.M112]" office:value-type="float" office:value="0" calcext:value-type="float">
            <text:p>0</text:p>
          </table:table-cell>
          <table:table-cell table:style-name="ce112" table:formula="of:=IF([.L113]&gt;0;[.M113]/(ROW([.N11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13]=0; &quot;&quot; ;([.L113]/(([.I113]*60)+[.J113])*600))">
            <text:p/>
          </table:table-cell>
          <table:table-cell table:style-name="ce174" table:content-validation-name="val17" table:formula="of:=IF([.L113]=0;&quot;&quot;;TIME(0;[.I113];[.J113])/[.L113])">
            <text:p/>
          </table:table-cell>
          <table:table-cell table:style-name="ce148" table:formula="of:=IF([.$A113]&lt;&gt;&quot;&quot;; IF([.Z113]=&quot;&quot;;NOW(); [.Z113]); &quot;&quot;)">
            <text:p/>
          </table:table-cell>
          <table:table-cell table:style-name="ce149" table:formula="of:=IF([.Z113]&lt;&gt;&quot;&quot;;[.Z113];&quot;&quot;)">
            <text:p/>
          </table:table-cell>
          <table:table-cell table:style-name="ce150" table:formula="of:=IF([.AA113]&lt;&gt;&quot;&quot;;[.AA113];&quot;&quot;)">
            <text:p/>
          </table:table-cell>
          <table:table-cell table:style-name="ce152" table:formula="of:=IF([.AB113]&lt;&gt;&quot;&quot;;[.AB11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14]&lt;&gt;0;[.A114]-[.A11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14]&gt;0;&quot;W&quot;;IF([.B114]&lt;0;&quot;L&quot;; IF([.A11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14]=0; &quot;&quot; ;([.H114]/(([.I114]*60)+[.J114])*600))">
            <text:p/>
          </table:table-cell>
          <table:table-cell table:style-name="ce100"/>
          <table:table-cell table:style-name="ce4" table:formula="of:=[.L114]+[.M113]" office:value-type="float" office:value="0" calcext:value-type="float">
            <text:p>0</text:p>
          </table:table-cell>
          <table:table-cell table:style-name="ce112" table:formula="of:=IF([.L114]&gt;0;[.M114]/(ROW([.N11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14]=0; &quot;&quot; ;([.L114]/(([.I114]*60)+[.J114])*600))">
            <text:p/>
          </table:table-cell>
          <table:table-cell table:style-name="ce174" table:content-validation-name="val17" table:formula="of:=IF([.L114]=0;&quot;&quot;;TIME(0;[.I114];[.J114])/[.L114])">
            <text:p/>
          </table:table-cell>
          <table:table-cell table:style-name="ce148" table:formula="of:=IF([.$A114]&lt;&gt;&quot;&quot;; IF([.Z114]=&quot;&quot;;NOW(); [.Z114]); &quot;&quot;)">
            <text:p/>
          </table:table-cell>
          <table:table-cell table:style-name="ce149" table:formula="of:=IF([.Z114]&lt;&gt;&quot;&quot;;[.Z114];&quot;&quot;)">
            <text:p/>
          </table:table-cell>
          <table:table-cell table:style-name="ce150" table:formula="of:=IF([.AA114]&lt;&gt;&quot;&quot;;[.AA114];&quot;&quot;)">
            <text:p/>
          </table:table-cell>
          <table:table-cell table:style-name="ce152" table:formula="of:=IF([.AB114]&lt;&gt;&quot;&quot;;[.AB11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15]&lt;&gt;0;[.A115]-[.A11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15]&gt;0;&quot;W&quot;;IF([.B115]&lt;0;&quot;L&quot;; IF([.A11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15]=0; &quot;&quot; ;([.H115]/(([.I115]*60)+[.J115])*600))">
            <text:p/>
          </table:table-cell>
          <table:table-cell table:style-name="ce100"/>
          <table:table-cell table:style-name="ce4" table:formula="of:=[.L115]+[.M114]" office:value-type="float" office:value="0" calcext:value-type="float">
            <text:p>0</text:p>
          </table:table-cell>
          <table:table-cell table:style-name="ce112" table:formula="of:=IF([.L115]&gt;0;[.M115]/(ROW([.N11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15]=0; &quot;&quot; ;([.L115]/(([.I115]*60)+[.J115])*600))">
            <text:p/>
          </table:table-cell>
          <table:table-cell table:style-name="ce174" table:content-validation-name="val17" table:formula="of:=IF([.L115]=0;&quot;&quot;;TIME(0;[.I115];[.J115])/[.L115])">
            <text:p/>
          </table:table-cell>
          <table:table-cell table:style-name="ce148" table:formula="of:=IF([.$A115]&lt;&gt;&quot;&quot;; IF([.Z115]=&quot;&quot;;NOW(); [.Z115]); &quot;&quot;)">
            <text:p/>
          </table:table-cell>
          <table:table-cell table:style-name="ce149" table:formula="of:=IF([.Z115]&lt;&gt;&quot;&quot;;[.Z115];&quot;&quot;)">
            <text:p/>
          </table:table-cell>
          <table:table-cell table:style-name="ce150" table:formula="of:=IF([.AA115]&lt;&gt;&quot;&quot;;[.AA115];&quot;&quot;)">
            <text:p/>
          </table:table-cell>
          <table:table-cell table:style-name="ce152" table:formula="of:=IF([.AB115]&lt;&gt;&quot;&quot;;[.AB11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16]&lt;&gt;0;[.A116]-[.A11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16]&gt;0;&quot;W&quot;;IF([.B116]&lt;0;&quot;L&quot;; IF([.A11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16]=0; &quot;&quot; ;([.H116]/(([.I116]*60)+[.J116])*600))">
            <text:p/>
          </table:table-cell>
          <table:table-cell table:style-name="ce100"/>
          <table:table-cell table:style-name="ce4" table:formula="of:=[.L116]+[.M115]" office:value-type="float" office:value="0" calcext:value-type="float">
            <text:p>0</text:p>
          </table:table-cell>
          <table:table-cell table:style-name="ce112" table:formula="of:=IF([.L116]&gt;0;[.M116]/(ROW([.N11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16]=0; &quot;&quot; ;([.L116]/(([.I116]*60)+[.J116])*600))">
            <text:p/>
          </table:table-cell>
          <table:table-cell table:style-name="ce174" table:content-validation-name="val17" table:formula="of:=IF([.L116]=0;&quot;&quot;;TIME(0;[.I116];[.J116])/[.L116])">
            <text:p/>
          </table:table-cell>
          <table:table-cell table:style-name="ce148" table:formula="of:=IF([.$A116]&lt;&gt;&quot;&quot;; IF([.Z116]=&quot;&quot;;NOW(); [.Z116]); &quot;&quot;)">
            <text:p/>
          </table:table-cell>
          <table:table-cell table:style-name="ce149" table:formula="of:=IF([.Z116]&lt;&gt;&quot;&quot;;[.Z116];&quot;&quot;)">
            <text:p/>
          </table:table-cell>
          <table:table-cell table:style-name="ce150" table:formula="of:=IF([.AA116]&lt;&gt;&quot;&quot;;[.AA116];&quot;&quot;)">
            <text:p/>
          </table:table-cell>
          <table:table-cell table:style-name="ce152" table:formula="of:=IF([.AB116]&lt;&gt;&quot;&quot;;[.AB11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17]&lt;&gt;0;[.A117]-[.A11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17]&gt;0;&quot;W&quot;;IF([.B117]&lt;0;&quot;L&quot;; IF([.A11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17]=0; &quot;&quot; ;([.H117]/(([.I117]*60)+[.J117])*600))">
            <text:p/>
          </table:table-cell>
          <table:table-cell table:style-name="ce100"/>
          <table:table-cell table:style-name="ce4" table:formula="of:=[.L117]+[.M116]" office:value-type="float" office:value="0" calcext:value-type="float">
            <text:p>0</text:p>
          </table:table-cell>
          <table:table-cell table:style-name="ce112" table:formula="of:=IF([.L117]&gt;0;[.M117]/(ROW([.N11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17]=0; &quot;&quot; ;([.L117]/(([.I117]*60)+[.J117])*600))">
            <text:p/>
          </table:table-cell>
          <table:table-cell table:style-name="ce174" table:content-validation-name="val17" table:formula="of:=IF([.L117]=0;&quot;&quot;;TIME(0;[.I117];[.J117])/[.L117])">
            <text:p/>
          </table:table-cell>
          <table:table-cell table:style-name="ce148" table:formula="of:=IF([.$A117]&lt;&gt;&quot;&quot;; IF([.Z117]=&quot;&quot;;NOW(); [.Z117]); &quot;&quot;)">
            <text:p/>
          </table:table-cell>
          <table:table-cell table:style-name="ce149" table:formula="of:=IF([.Z117]&lt;&gt;&quot;&quot;;[.Z117];&quot;&quot;)">
            <text:p/>
          </table:table-cell>
          <table:table-cell table:style-name="ce150" table:formula="of:=IF([.AA117]&lt;&gt;&quot;&quot;;[.AA117];&quot;&quot;)">
            <text:p/>
          </table:table-cell>
          <table:table-cell table:style-name="ce152" table:formula="of:=IF([.AB117]&lt;&gt;&quot;&quot;;[.AB11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18]&lt;&gt;0;[.A118]-[.A11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18]&gt;0;&quot;W&quot;;IF([.B118]&lt;0;&quot;L&quot;; IF([.A11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18]=0; &quot;&quot; ;([.H118]/(([.I118]*60)+[.J118])*600))">
            <text:p/>
          </table:table-cell>
          <table:table-cell table:style-name="ce100"/>
          <table:table-cell table:style-name="ce4" table:formula="of:=[.L118]+[.M117]" office:value-type="float" office:value="0" calcext:value-type="float">
            <text:p>0</text:p>
          </table:table-cell>
          <table:table-cell table:style-name="ce112" table:formula="of:=IF([.L118]&gt;0;[.M118]/(ROW([.N11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18]=0; &quot;&quot; ;([.L118]/(([.I118]*60)+[.J118])*600))">
            <text:p/>
          </table:table-cell>
          <table:table-cell table:style-name="ce174" table:content-validation-name="val17" table:formula="of:=IF([.L118]=0;&quot;&quot;;TIME(0;[.I118];[.J118])/[.L118])">
            <text:p/>
          </table:table-cell>
          <table:table-cell table:style-name="ce148" table:formula="of:=IF([.$A118]&lt;&gt;&quot;&quot;; IF([.Z118]=&quot;&quot;;NOW(); [.Z118]); &quot;&quot;)">
            <text:p/>
          </table:table-cell>
          <table:table-cell table:style-name="ce149" table:formula="of:=IF([.Z118]&lt;&gt;&quot;&quot;;[.Z118];&quot;&quot;)">
            <text:p/>
          </table:table-cell>
          <table:table-cell table:style-name="ce150" table:formula="of:=IF([.AA118]&lt;&gt;&quot;&quot;;[.AA118];&quot;&quot;)">
            <text:p/>
          </table:table-cell>
          <table:table-cell table:style-name="ce152" table:formula="of:=IF([.AB118]&lt;&gt;&quot;&quot;;[.AB11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19]&lt;&gt;0;[.A119]-[.A11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19]&gt;0;&quot;W&quot;;IF([.B119]&lt;0;&quot;L&quot;; IF([.A11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19]=0; &quot;&quot; ;([.H119]/(([.I119]*60)+[.J119])*600))">
            <text:p/>
          </table:table-cell>
          <table:table-cell table:style-name="ce100"/>
          <table:table-cell table:style-name="ce4" table:formula="of:=[.L119]+[.M118]" office:value-type="float" office:value="0" calcext:value-type="float">
            <text:p>0</text:p>
          </table:table-cell>
          <table:table-cell table:style-name="ce112" table:formula="of:=IF([.L119]&gt;0;[.M119]/(ROW([.N11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19]=0; &quot;&quot; ;([.L119]/(([.I119]*60)+[.J119])*600))">
            <text:p/>
          </table:table-cell>
          <table:table-cell table:style-name="ce174" table:content-validation-name="val17" table:formula="of:=IF([.L119]=0;&quot;&quot;;TIME(0;[.I119];[.J119])/[.L119])">
            <text:p/>
          </table:table-cell>
          <table:table-cell table:style-name="ce148" table:formula="of:=IF([.$A119]&lt;&gt;&quot;&quot;; IF([.Z119]=&quot;&quot;;NOW(); [.Z119]); &quot;&quot;)">
            <text:p/>
          </table:table-cell>
          <table:table-cell table:style-name="ce149" table:formula="of:=IF([.Z119]&lt;&gt;&quot;&quot;;[.Z119];&quot;&quot;)">
            <text:p/>
          </table:table-cell>
          <table:table-cell table:style-name="ce150" table:formula="of:=IF([.AA119]&lt;&gt;&quot;&quot;;[.AA119];&quot;&quot;)">
            <text:p/>
          </table:table-cell>
          <table:table-cell table:style-name="ce152" table:formula="of:=IF([.AB119]&lt;&gt;&quot;&quot;;[.AB11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20]&lt;&gt;0;[.A120]-[.A11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20]&gt;0;&quot;W&quot;;IF([.B120]&lt;0;&quot;L&quot;; IF([.A12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20]=0; &quot;&quot; ;([.H120]/(([.I120]*60)+[.J120])*600))">
            <text:p/>
          </table:table-cell>
          <table:table-cell table:style-name="ce100"/>
          <table:table-cell table:style-name="ce4" table:formula="of:=[.L120]+[.M119]" office:value-type="float" office:value="0" calcext:value-type="float">
            <text:p>0</text:p>
          </table:table-cell>
          <table:table-cell table:style-name="ce112" table:formula="of:=IF([.L120]&gt;0;[.M120]/(ROW([.N12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20]=0; &quot;&quot; ;([.L120]/(([.I120]*60)+[.J120])*600))">
            <text:p/>
          </table:table-cell>
          <table:table-cell table:style-name="ce174" table:content-validation-name="val17" table:formula="of:=IF([.L120]=0;&quot;&quot;;TIME(0;[.I120];[.J120])/[.L120])">
            <text:p/>
          </table:table-cell>
          <table:table-cell table:style-name="ce148" table:formula="of:=IF([.$A120]&lt;&gt;&quot;&quot;; IF([.Z120]=&quot;&quot;;NOW(); [.Z120]); &quot;&quot;)">
            <text:p/>
          </table:table-cell>
          <table:table-cell table:style-name="ce149" table:formula="of:=IF([.Z120]&lt;&gt;&quot;&quot;;[.Z120];&quot;&quot;)">
            <text:p/>
          </table:table-cell>
          <table:table-cell table:style-name="ce150" table:formula="of:=IF([.AA120]&lt;&gt;&quot;&quot;;[.AA120];&quot;&quot;)">
            <text:p/>
          </table:table-cell>
          <table:table-cell table:style-name="ce152" table:formula="of:=IF([.AB120]&lt;&gt;&quot;&quot;;[.AB12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21]&lt;&gt;0;[.A121]-[.A12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21]&gt;0;&quot;W&quot;;IF([.B121]&lt;0;&quot;L&quot;; IF([.A121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21]=0; &quot;&quot; ;([.H121]/(([.I121]*60)+[.J121])*600))">
            <text:p/>
          </table:table-cell>
          <table:table-cell table:style-name="ce100"/>
          <table:table-cell table:style-name="ce4" table:formula="of:=[.L121]+[.M120]" office:value-type="float" office:value="0" calcext:value-type="float">
            <text:p>0</text:p>
          </table:table-cell>
          <table:table-cell table:style-name="ce112" table:formula="of:=IF([.L121]&gt;0;[.M121]/(ROW([.N12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21]=0; &quot;&quot; ;([.L121]/(([.I121]*60)+[.J121])*600))">
            <text:p/>
          </table:table-cell>
          <table:table-cell table:style-name="ce174" table:content-validation-name="val17" table:formula="of:=IF([.L121]=0;&quot;&quot;;TIME(0;[.I121];[.J121])/[.L121])">
            <text:p/>
          </table:table-cell>
          <table:table-cell table:style-name="ce148" table:formula="of:=IF([.$A121]&lt;&gt;&quot;&quot;; IF([.Z121]=&quot;&quot;;NOW(); [.Z121]); &quot;&quot;)">
            <text:p/>
          </table:table-cell>
          <table:table-cell table:style-name="ce149" table:formula="of:=IF([.Z121]&lt;&gt;&quot;&quot;;[.Z121];&quot;&quot;)">
            <text:p/>
          </table:table-cell>
          <table:table-cell table:style-name="ce150" table:formula="of:=IF([.AA121]&lt;&gt;&quot;&quot;;[.AA121];&quot;&quot;)">
            <text:p/>
          </table:table-cell>
          <table:table-cell table:style-name="ce152" table:formula="of:=IF([.AB121]&lt;&gt;&quot;&quot;;[.AB12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22]&lt;&gt;0;[.A122]-[.A12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22]&gt;0;&quot;W&quot;;IF([.B122]&lt;0;&quot;L&quot;; IF([.A122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22]=0; &quot;&quot; ;([.H122]/(([.I122]*60)+[.J122])*600))">
            <text:p/>
          </table:table-cell>
          <table:table-cell table:style-name="ce100"/>
          <table:table-cell table:style-name="ce4" table:formula="of:=[.L122]+[.M121]" office:value-type="float" office:value="0" calcext:value-type="float">
            <text:p>0</text:p>
          </table:table-cell>
          <table:table-cell table:style-name="ce112" table:formula="of:=IF([.L122]&gt;0;[.M122]/(ROW([.N12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22]=0; &quot;&quot; ;([.L122]/(([.I122]*60)+[.J122])*600))">
            <text:p/>
          </table:table-cell>
          <table:table-cell table:style-name="ce174" table:content-validation-name="val17" table:formula="of:=IF([.L122]=0;&quot;&quot;;TIME(0;[.I122];[.J122])/[.L122])">
            <text:p/>
          </table:table-cell>
          <table:table-cell table:style-name="ce148" table:formula="of:=IF([.$A122]&lt;&gt;&quot;&quot;; IF([.Z122]=&quot;&quot;;NOW(); [.Z122]); &quot;&quot;)">
            <text:p/>
          </table:table-cell>
          <table:table-cell table:style-name="ce149" table:formula="of:=IF([.Z122]&lt;&gt;&quot;&quot;;[.Z122];&quot;&quot;)">
            <text:p/>
          </table:table-cell>
          <table:table-cell table:style-name="ce150" table:formula="of:=IF([.AA122]&lt;&gt;&quot;&quot;;[.AA122];&quot;&quot;)">
            <text:p/>
          </table:table-cell>
          <table:table-cell table:style-name="ce152" table:formula="of:=IF([.AB122]&lt;&gt;&quot;&quot;;[.AB12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23]&lt;&gt;0;[.A123]-[.A12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23]&gt;0;&quot;W&quot;;IF([.B123]&lt;0;&quot;L&quot;; IF([.A12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23]=0; &quot;&quot; ;([.H123]/(([.I123]*60)+[.J123])*600))">
            <text:p/>
          </table:table-cell>
          <table:table-cell table:style-name="ce100"/>
          <table:table-cell table:style-name="ce4" table:formula="of:=[.L123]+[.M122]" office:value-type="float" office:value="0" calcext:value-type="float">
            <text:p>0</text:p>
          </table:table-cell>
          <table:table-cell table:style-name="ce112" table:formula="of:=IF([.L123]&gt;0;[.M123]/(ROW([.N12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23]=0; &quot;&quot; ;([.L123]/(([.I123]*60)+[.J123])*600))">
            <text:p/>
          </table:table-cell>
          <table:table-cell table:style-name="ce174" table:content-validation-name="val17" table:formula="of:=IF([.L123]=0;&quot;&quot;;TIME(0;[.I123];[.J123])/[.L123])">
            <text:p/>
          </table:table-cell>
          <table:table-cell table:style-name="ce148" table:formula="of:=IF([.$A123]&lt;&gt;&quot;&quot;; IF([.Z123]=&quot;&quot;;NOW(); [.Z123]); &quot;&quot;)">
            <text:p/>
          </table:table-cell>
          <table:table-cell table:style-name="ce149" table:formula="of:=IF([.Z123]&lt;&gt;&quot;&quot;;[.Z123];&quot;&quot;)">
            <text:p/>
          </table:table-cell>
          <table:table-cell table:style-name="ce150" table:formula="of:=IF([.AA123]&lt;&gt;&quot;&quot;;[.AA123];&quot;&quot;)">
            <text:p/>
          </table:table-cell>
          <table:table-cell table:style-name="ce152" table:formula="of:=IF([.AB123]&lt;&gt;&quot;&quot;;[.AB12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24]&lt;&gt;0;[.A124]-[.A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24]&gt;0;&quot;W&quot;;IF([.B124]&lt;0;&quot;L&quot;; IF([.A12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24]=0; &quot;&quot; ;([.H124]/(([.I124]*60)+[.J124])*600))">
            <text:p/>
          </table:table-cell>
          <table:table-cell table:style-name="ce100"/>
          <table:table-cell table:style-name="ce4" table:formula="of:=[.L124]+[.M123]" office:value-type="float" office:value="0" calcext:value-type="float">
            <text:p>0</text:p>
          </table:table-cell>
          <table:table-cell table:style-name="ce112" table:formula="of:=IF([.L124]&gt;0;[.M124]/(ROW([.N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24]=0; &quot;&quot; ;([.L124]/(([.I124]*60)+[.J124])*600))">
            <text:p/>
          </table:table-cell>
          <table:table-cell table:style-name="ce174" table:content-validation-name="val17" table:formula="of:=IF([.L124]=0;&quot;&quot;;TIME(0;[.I124];[.J124])/[.L124])">
            <text:p/>
          </table:table-cell>
          <table:table-cell table:style-name="ce148" table:formula="of:=IF([.$A124]&lt;&gt;&quot;&quot;; IF([.Z124]=&quot;&quot;;NOW(); [.Z124]); &quot;&quot;)">
            <text:p/>
          </table:table-cell>
          <table:table-cell table:style-name="ce149" table:formula="of:=IF([.Z124]&lt;&gt;&quot;&quot;;[.Z124];&quot;&quot;)">
            <text:p/>
          </table:table-cell>
          <table:table-cell table:style-name="ce150" table:formula="of:=IF([.AA124]&lt;&gt;&quot;&quot;;[.AA124];&quot;&quot;)">
            <text:p/>
          </table:table-cell>
          <table:table-cell table:style-name="ce152" table:formula="of:=IF([.AB124]&lt;&gt;&quot;&quot;;[.AB124];&quot;&quot;)">
            <text:p/>
          </table:table-cell>
          <table:table-cell table:style-name="ce54"/>
          <table:table-cell table:style-name="ce158" table:formula="of:=IF([.AD124]&lt;&gt;0;[.AD124]-[.AD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AE124]&gt;0;&quot;W&quot;;IF([.AE124]&lt;0;&quot;L&quot;; IF([.AD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AL124]=0; &quot;&quot; ;([.AK124]/(([.AL124]*60)+[.AM124])*600))">
            <text:p/>
          </table:table-cell>
          <table:table-cell table:style-name="ce74"/>
          <table:table-cell table:style-name="ce4" table:formula="of:=[.AO124]+[.AP123]" office:value-type="float" office:value="0" calcext:value-type="float">
            <text:p>0</text:p>
          </table:table-cell>
          <table:table-cell table:style-name="ce112" table:formula="of:=IF([.AO124]&gt;0;[.AP124]/(ROW([.AQ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BC124]=&quot;&quot;;NOW(); [.BC124]); &quot;&quot;)">
            <text:p/>
          </table:table-cell>
          <table:table-cell table:style-name="ce149" table:formula="of:=IF([.BC124]&lt;&gt;&quot;&quot;;[.BC124];&quot;&quot;)">
            <text:p/>
          </table:table-cell>
          <table:table-cell table:style-name="ce150" table:formula="of:=IF([.BD124]&lt;&gt;&quot;&quot;;[.BD124];&quot;&quot;)">
            <text:p/>
          </table:table-cell>
          <table:table-cell table:style-name="ce152" table:formula="of:=IF([.BE124]&lt;&gt;&quot;&quot;;[.BE124];&quot;&quot;)">
            <text:p/>
          </table:table-cell>
          <table:table-cell table:style-name="ce54"/>
          <table:table-cell table:style-name="ce158" table:formula="of:=IF([.BG124]&lt;&gt;0;[.BG124]-[.BG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BH124]&gt;0;&quot;W&quot;;IF([.BH124]&lt;0;&quot;L&quot;; IF([.BG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BO124]=0; &quot;&quot; ;([.BN124]/(([.BO124]*60)+[.BP124])*600))">
            <text:p/>
          </table:table-cell>
          <table:table-cell table:style-name="ce74"/>
          <table:table-cell table:style-name="ce4" table:formula="of:=[.BR124]+[.BS123]" office:value-type="float" office:value="0" calcext:value-type="float">
            <text:p>0</text:p>
          </table:table-cell>
          <table:table-cell table:style-name="ce112" table:formula="of:=IF([.BR124]&gt;0;[.BS124]/(ROW([.BT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CF124]=&quot;&quot;;NOW(); [.CF124]); &quot;&quot;)">
            <text:p/>
          </table:table-cell>
          <table:table-cell table:style-name="ce149" table:formula="of:=IF([.CF124]&lt;&gt;&quot;&quot;;[.CF124];&quot;&quot;)">
            <text:p/>
          </table:table-cell>
          <table:table-cell table:style-name="ce150" table:formula="of:=IF([.CG124]&lt;&gt;&quot;&quot;;[.CG124];&quot;&quot;)">
            <text:p/>
          </table:table-cell>
          <table:table-cell table:style-name="ce152" table:formula="of:=IF([.CH124]&lt;&gt;&quot;&quot;;[.CH124];&quot;&quot;)">
            <text:p/>
          </table:table-cell>
          <table:table-cell table:style-name="ce54"/>
          <table:table-cell table:style-name="ce158" table:formula="of:=IF([.CJ124]&lt;&gt;0;[.CJ124]-[.CJ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CK124]&gt;0;&quot;W&quot;;IF([.CK124]&lt;0;&quot;L&quot;; IF([.CJ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CR124]=0; &quot;&quot; ;([.CQ124]/(([.CR124]*60)+[.CS124])*600))">
            <text:p/>
          </table:table-cell>
          <table:table-cell table:style-name="ce74"/>
          <table:table-cell table:style-name="ce4" table:formula="of:=[.CU124]+[.CV123]" office:value-type="float" office:value="0" calcext:value-type="float">
            <text:p>0</text:p>
          </table:table-cell>
          <table:table-cell table:style-name="ce112" table:formula="of:=IF([.CU124]&gt;0;[.CV124]/(ROW([.CW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DI124]=&quot;&quot;;NOW(); [.DI124]); &quot;&quot;)">
            <text:p/>
          </table:table-cell>
          <table:table-cell table:style-name="ce149" table:formula="of:=IF([.DI124]&lt;&gt;&quot;&quot;;[.DI124];&quot;&quot;)">
            <text:p/>
          </table:table-cell>
          <table:table-cell table:style-name="ce150" table:formula="of:=IF([.DJ124]&lt;&gt;&quot;&quot;;[.DJ124];&quot;&quot;)">
            <text:p/>
          </table:table-cell>
          <table:table-cell table:style-name="ce152" table:formula="of:=IF([.DK124]&lt;&gt;&quot;&quot;;[.DK124];&quot;&quot;)">
            <text:p/>
          </table:table-cell>
          <table:table-cell table:style-name="ce54"/>
          <table:table-cell table:style-name="ce158" table:formula="of:=IF([.DM124]&lt;&gt;0;[.DM124]-[.DM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DN124]&gt;0;&quot;W&quot;;IF([.DN124]&lt;0;&quot;L&quot;; IF([.DM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DU124]=0; &quot;&quot; ;([.DT124]/(([.DU124]*60)+[.DV124])*600))">
            <text:p/>
          </table:table-cell>
          <table:table-cell table:style-name="ce74"/>
          <table:table-cell table:style-name="ce4" table:formula="of:=[.DX124]+[.DY123]" office:value-type="float" office:value="0" calcext:value-type="float">
            <text:p>0</text:p>
          </table:table-cell>
          <table:table-cell table:style-name="ce112" table:formula="of:=IF([.DX124]&gt;0;[.DY124]/(ROW([.DZ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EL124]=&quot;&quot;;NOW(); [.EL124]); &quot;&quot;)">
            <text:p/>
          </table:table-cell>
          <table:table-cell table:style-name="ce149" table:formula="of:=IF([.EL124]&lt;&gt;&quot;&quot;;[.EL124];&quot;&quot;)">
            <text:p/>
          </table:table-cell>
          <table:table-cell table:style-name="ce150" table:formula="of:=IF([.EM124]&lt;&gt;&quot;&quot;;[.EM124];&quot;&quot;)">
            <text:p/>
          </table:table-cell>
          <table:table-cell table:style-name="ce152" table:formula="of:=IF([.EN124]&lt;&gt;&quot;&quot;;[.EN124];&quot;&quot;)">
            <text:p/>
          </table:table-cell>
          <table:table-cell table:style-name="ce54"/>
          <table:table-cell table:style-name="ce158" table:formula="of:=IF([.EP124]&lt;&gt;0;[.EP124]-[.EP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EQ124]&gt;0;&quot;W&quot;;IF([.EQ124]&lt;0;&quot;L&quot;; IF([.EP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EX124]=0; &quot;&quot; ;([.EW124]/(([.EX124]*60)+[.EY124])*600))">
            <text:p/>
          </table:table-cell>
          <table:table-cell table:style-name="ce74"/>
          <table:table-cell table:style-name="ce4" table:formula="of:=[.FA124]+[.FB123]" office:value-type="float" office:value="0" calcext:value-type="float">
            <text:p>0</text:p>
          </table:table-cell>
          <table:table-cell table:style-name="ce112" table:formula="of:=IF([.FA124]&gt;0;[.FB124]/(ROW([.FC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FO124]=&quot;&quot;;NOW(); [.FO124]); &quot;&quot;)">
            <text:p/>
          </table:table-cell>
          <table:table-cell table:style-name="ce149" table:formula="of:=IF([.FO124]&lt;&gt;&quot;&quot;;[.FO124];&quot;&quot;)">
            <text:p/>
          </table:table-cell>
          <table:table-cell table:style-name="ce150" table:formula="of:=IF([.FP124]&lt;&gt;&quot;&quot;;[.FP124];&quot;&quot;)">
            <text:p/>
          </table:table-cell>
          <table:table-cell table:style-name="ce152" table:formula="of:=IF([.FQ124]&lt;&gt;&quot;&quot;;[.FQ124];&quot;&quot;)">
            <text:p/>
          </table:table-cell>
          <table:table-cell table:style-name="ce54"/>
          <table:table-cell table:style-name="ce158" table:formula="of:=IF([.FS124]&lt;&gt;0;[.FS124]-[.FS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FT124]&gt;0;&quot;W&quot;;IF([.FT124]&lt;0;&quot;L&quot;; IF([.FS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GA124]=0; &quot;&quot; ;([.FZ124]/(([.GA124]*60)+[.GB124])*600))">
            <text:p/>
          </table:table-cell>
          <table:table-cell table:style-name="ce74"/>
          <table:table-cell table:style-name="ce4" table:formula="of:=[.GD124]+[.GE123]" office:value-type="float" office:value="0" calcext:value-type="float">
            <text:p>0</text:p>
          </table:table-cell>
          <table:table-cell table:style-name="ce112" table:formula="of:=IF([.GD124]&gt;0;[.GE124]/(ROW([.GF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GR124]=&quot;&quot;;NOW(); [.GR124]); &quot;&quot;)">
            <text:p/>
          </table:table-cell>
          <table:table-cell table:style-name="ce149" table:formula="of:=IF([.GR124]&lt;&gt;&quot;&quot;;[.GR124];&quot;&quot;)">
            <text:p/>
          </table:table-cell>
          <table:table-cell table:style-name="ce150" table:formula="of:=IF([.GS124]&lt;&gt;&quot;&quot;;[.GS124];&quot;&quot;)">
            <text:p/>
          </table:table-cell>
          <table:table-cell table:style-name="ce152" table:formula="of:=IF([.GT124]&lt;&gt;&quot;&quot;;[.GT124];&quot;&quot;)">
            <text:p/>
          </table:table-cell>
          <table:table-cell table:style-name="ce54"/>
          <table:table-cell table:style-name="ce158" table:formula="of:=IF([.GV124]&lt;&gt;0;[.GV124]-[.GV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GW124]&gt;0;&quot;W&quot;;IF([.GW124]&lt;0;&quot;L&quot;; IF([.GV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HD124]=0; &quot;&quot; ;([.HC124]/(([.HD124]*60)+[.HE124])*600))">
            <text:p/>
          </table:table-cell>
          <table:table-cell table:style-name="ce74"/>
          <table:table-cell table:style-name="ce4" table:formula="of:=[.HG124]+[.HH123]" office:value-type="float" office:value="0" calcext:value-type="float">
            <text:p>0</text:p>
          </table:table-cell>
          <table:table-cell table:style-name="ce112" table:formula="of:=IF([.HG124]&gt;0;[.HH124]/(ROW([.HI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HU124]=&quot;&quot;;NOW(); [.HU124]); &quot;&quot;)">
            <text:p/>
          </table:table-cell>
          <table:table-cell table:style-name="ce149" table:formula="of:=IF([.HU124]&lt;&gt;&quot;&quot;;[.HU124];&quot;&quot;)">
            <text:p/>
          </table:table-cell>
          <table:table-cell table:style-name="ce150" table:formula="of:=IF([.HV124]&lt;&gt;&quot;&quot;;[.HV124];&quot;&quot;)">
            <text:p/>
          </table:table-cell>
          <table:table-cell table:style-name="ce152" table:formula="of:=IF([.HW124]&lt;&gt;&quot;&quot;;[.HW124];&quot;&quot;)">
            <text:p/>
          </table:table-cell>
          <table:table-cell table:style-name="ce54"/>
          <table:table-cell table:style-name="ce158" table:formula="of:=IF([.HY124]&lt;&gt;0;[.HY124]-[.HY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HZ124]&gt;0;&quot;W&quot;;IF([.HZ124]&lt;0;&quot;L&quot;; IF([.HY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IG124]=0; &quot;&quot; ;([.IF124]/(([.IG124]*60)+[.IH124])*600))">
            <text:p/>
          </table:table-cell>
          <table:table-cell table:style-name="ce74"/>
          <table:table-cell table:style-name="ce4" table:formula="of:=[.IJ124]+[.IK123]" office:value-type="float" office:value="0" calcext:value-type="float">
            <text:p>0</text:p>
          </table:table-cell>
          <table:table-cell table:style-name="ce112" table:formula="of:=IF([.IJ124]&gt;0;[.IK124]/(ROW([.IL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IX124]=&quot;&quot;;NOW(); [.IX124]); &quot;&quot;)">
            <text:p/>
          </table:table-cell>
          <table:table-cell table:style-name="ce149" table:formula="of:=IF([.IX124]&lt;&gt;&quot;&quot;;[.IX124];&quot;&quot;)">
            <text:p/>
          </table:table-cell>
          <table:table-cell table:style-name="ce150" table:formula="of:=IF([.IY124]&lt;&gt;&quot;&quot;;[.IY124];&quot;&quot;)">
            <text:p/>
          </table:table-cell>
          <table:table-cell table:style-name="ce152" table:formula="of:=IF([.IZ124]&lt;&gt;&quot;&quot;;[.IZ124];&quot;&quot;)">
            <text:p/>
          </table:table-cell>
          <table:table-cell table:style-name="ce54"/>
          <table:table-cell table:style-name="ce158" table:formula="of:=IF([.JB124]&lt;&gt;0;[.JB124]-[.JB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JC124]&gt;0;&quot;W&quot;;IF([.JC124]&lt;0;&quot;L&quot;; IF([.JB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JJ124]=0; &quot;&quot; ;([.JI124]/(([.JJ124]*60)+[.JK124])*600))">
            <text:p/>
          </table:table-cell>
          <table:table-cell table:style-name="ce74"/>
          <table:table-cell table:style-name="ce4" table:formula="of:=[.JM124]+[.JN123]" office:value-type="float" office:value="0" calcext:value-type="float">
            <text:p>0</text:p>
          </table:table-cell>
          <table:table-cell table:style-name="ce112" table:formula="of:=IF([.JM124]&gt;0;[.JN124]/(ROW([.JO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KA124]=&quot;&quot;;NOW(); [.KA124]); &quot;&quot;)">
            <text:p/>
          </table:table-cell>
          <table:table-cell table:style-name="ce149" table:formula="of:=IF([.KA124]&lt;&gt;&quot;&quot;;[.KA124];&quot;&quot;)">
            <text:p/>
          </table:table-cell>
          <table:table-cell table:style-name="ce150" table:formula="of:=IF([.KB124]&lt;&gt;&quot;&quot;;[.KB124];&quot;&quot;)">
            <text:p/>
          </table:table-cell>
          <table:table-cell table:style-name="ce152" table:formula="of:=IF([.KC124]&lt;&gt;&quot;&quot;;[.KC124];&quot;&quot;)">
            <text:p/>
          </table:table-cell>
          <table:table-cell table:style-name="ce54"/>
          <table:table-cell table:style-name="ce158" table:formula="of:=IF([.KE124]&lt;&gt;0;[.KE124]-[.KE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KF124]&gt;0;&quot;W&quot;;IF([.KF124]&lt;0;&quot;L&quot;; IF([.KE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KM124]=0; &quot;&quot; ;([.KL124]/(([.KM124]*60)+[.KN124])*600))">
            <text:p/>
          </table:table-cell>
          <table:table-cell table:style-name="ce74"/>
          <table:table-cell table:style-name="ce4" table:formula="of:=[.KP124]+[.KQ123]" office:value-type="float" office:value="0" calcext:value-type="float">
            <text:p>0</text:p>
          </table:table-cell>
          <table:table-cell table:style-name="ce112" table:formula="of:=IF([.KP124]&gt;0;[.KQ124]/(ROW([.KR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LD124]=&quot;&quot;;NOW(); [.LD124]); &quot;&quot;)">
            <text:p/>
          </table:table-cell>
          <table:table-cell table:style-name="ce149" table:formula="of:=IF([.LD124]&lt;&gt;&quot;&quot;;[.LD124];&quot;&quot;)">
            <text:p/>
          </table:table-cell>
          <table:table-cell table:style-name="ce150" table:formula="of:=IF([.LE124]&lt;&gt;&quot;&quot;;[.LE124];&quot;&quot;)">
            <text:p/>
          </table:table-cell>
          <table:table-cell table:style-name="ce152" table:formula="of:=IF([.LF124]&lt;&gt;&quot;&quot;;[.LF124];&quot;&quot;)">
            <text:p/>
          </table:table-cell>
          <table:table-cell table:style-name="ce54"/>
          <table:table-cell table:style-name="ce158" table:formula="of:=IF([.LH124]&lt;&gt;0;[.LH124]-[.LH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LI124]&gt;0;&quot;W&quot;;IF([.LI124]&lt;0;&quot;L&quot;; IF([.LH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LP124]=0; &quot;&quot; ;([.LO124]/(([.LP124]*60)+[.LQ124])*600))">
            <text:p/>
          </table:table-cell>
          <table:table-cell table:style-name="ce74"/>
          <table:table-cell table:style-name="ce4" table:formula="of:=[.LS124]+[.LT123]" office:value-type="float" office:value="0" calcext:value-type="float">
            <text:p>0</text:p>
          </table:table-cell>
          <table:table-cell table:style-name="ce112" table:formula="of:=IF([.LS124]&gt;0;[.LT124]/(ROW([.LU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MG124]=&quot;&quot;;NOW(); [.MG124]); &quot;&quot;)">
            <text:p/>
          </table:table-cell>
          <table:table-cell table:style-name="ce149" table:formula="of:=IF([.MG124]&lt;&gt;&quot;&quot;;[.MG124];&quot;&quot;)">
            <text:p/>
          </table:table-cell>
          <table:table-cell table:style-name="ce150" table:formula="of:=IF([.MH124]&lt;&gt;&quot;&quot;;[.MH124];&quot;&quot;)">
            <text:p/>
          </table:table-cell>
          <table:table-cell table:style-name="ce152" table:formula="of:=IF([.MI124]&lt;&gt;&quot;&quot;;[.MI124];&quot;&quot;)">
            <text:p/>
          </table:table-cell>
          <table:table-cell table:style-name="ce54"/>
          <table:table-cell table:style-name="ce158" table:formula="of:=IF([.MK124]&lt;&gt;0;[.MK124]-[.MK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ML124]&gt;0;&quot;W&quot;;IF([.ML124]&lt;0;&quot;L&quot;; IF([.MK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MS124]=0; &quot;&quot; ;([.MR124]/(([.MS124]*60)+[.MT124])*600))">
            <text:p/>
          </table:table-cell>
          <table:table-cell table:style-name="ce74"/>
          <table:table-cell table:style-name="ce4" table:formula="of:=[.MV124]+[.MW123]" office:value-type="float" office:value="0" calcext:value-type="float">
            <text:p>0</text:p>
          </table:table-cell>
          <table:table-cell table:style-name="ce112" table:formula="of:=IF([.MV124]&gt;0;[.MW124]/(ROW([.MX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NJ124]=&quot;&quot;;NOW(); [.NJ124]); &quot;&quot;)">
            <text:p/>
          </table:table-cell>
          <table:table-cell table:style-name="ce149" table:formula="of:=IF([.NJ124]&lt;&gt;&quot;&quot;;[.NJ124];&quot;&quot;)">
            <text:p/>
          </table:table-cell>
          <table:table-cell table:style-name="ce150" table:formula="of:=IF([.NK124]&lt;&gt;&quot;&quot;;[.NK124];&quot;&quot;)">
            <text:p/>
          </table:table-cell>
          <table:table-cell table:style-name="ce152" table:formula="of:=IF([.NL124]&lt;&gt;&quot;&quot;;[.NL124];&quot;&quot;)">
            <text:p/>
          </table:table-cell>
          <table:table-cell table:style-name="ce54"/>
          <table:table-cell table:style-name="ce158" table:formula="of:=IF([.NN124]&lt;&gt;0;[.NN124]-[.NN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NO124]&gt;0;&quot;W&quot;;IF([.NO124]&lt;0;&quot;L&quot;; IF([.NN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NV124]=0; &quot;&quot; ;([.NU124]/(([.NV124]*60)+[.NW124])*600))">
            <text:p/>
          </table:table-cell>
          <table:table-cell table:style-name="ce74"/>
          <table:table-cell table:style-name="ce4" table:formula="of:=[.NY124]+[.NZ123]" office:value-type="float" office:value="0" calcext:value-type="float">
            <text:p>0</text:p>
          </table:table-cell>
          <table:table-cell table:style-name="ce112" table:formula="of:=IF([.NY124]&gt;0;[.NZ124]/(ROW([.OA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OM124]=&quot;&quot;;NOW(); [.OM124]); &quot;&quot;)">
            <text:p/>
          </table:table-cell>
          <table:table-cell table:style-name="ce149" table:formula="of:=IF([.OM124]&lt;&gt;&quot;&quot;;[.OM124];&quot;&quot;)">
            <text:p/>
          </table:table-cell>
          <table:table-cell table:style-name="ce150" table:formula="of:=IF([.ON124]&lt;&gt;&quot;&quot;;[.ON124];&quot;&quot;)">
            <text:p/>
          </table:table-cell>
          <table:table-cell table:style-name="ce152" table:formula="of:=IF([.OO124]&lt;&gt;&quot;&quot;;[.OO124];&quot;&quot;)">
            <text:p/>
          </table:table-cell>
          <table:table-cell table:style-name="ce54"/>
          <table:table-cell table:style-name="ce158" table:formula="of:=IF([.OQ124]&lt;&gt;0;[.OQ124]-[.OQ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OR124]&gt;0;&quot;W&quot;;IF([.OR124]&lt;0;&quot;L&quot;; IF([.OQ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OY124]=0; &quot;&quot; ;([.OX124]/(([.OY124]*60)+[.OZ124])*600))">
            <text:p/>
          </table:table-cell>
          <table:table-cell table:style-name="ce74"/>
          <table:table-cell table:style-name="ce4" table:formula="of:=[.PB124]+[.PC123]" office:value-type="float" office:value="0" calcext:value-type="float">
            <text:p>0</text:p>
          </table:table-cell>
          <table:table-cell table:style-name="ce112" table:formula="of:=IF([.PB124]&gt;0;[.PC124]/(ROW([.PD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PP124]=&quot;&quot;;NOW(); [.PP124]); &quot;&quot;)">
            <text:p/>
          </table:table-cell>
          <table:table-cell table:style-name="ce149" table:formula="of:=IF([.PP124]&lt;&gt;&quot;&quot;;[.PP124];&quot;&quot;)">
            <text:p/>
          </table:table-cell>
          <table:table-cell table:style-name="ce150" table:formula="of:=IF([.PQ124]&lt;&gt;&quot;&quot;;[.PQ124];&quot;&quot;)">
            <text:p/>
          </table:table-cell>
          <table:table-cell table:style-name="ce152" table:formula="of:=IF([.PR124]&lt;&gt;&quot;&quot;;[.PR124];&quot;&quot;)">
            <text:p/>
          </table:table-cell>
          <table:table-cell table:style-name="ce54"/>
          <table:table-cell table:style-name="ce158" table:formula="of:=IF([.PT124]&lt;&gt;0;[.PT124]-[.PT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PU124]&gt;0;&quot;W&quot;;IF([.PU124]&lt;0;&quot;L&quot;; IF([.PT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QB124]=0; &quot;&quot; ;([.QA124]/(([.QB124]*60)+[.QC124])*600))">
            <text:p/>
          </table:table-cell>
          <table:table-cell table:style-name="ce74"/>
          <table:table-cell table:style-name="ce4" table:formula="of:=[.QE124]+[.QF123]" office:value-type="float" office:value="0" calcext:value-type="float">
            <text:p>0</text:p>
          </table:table-cell>
          <table:table-cell table:style-name="ce112" table:formula="of:=IF([.QE124]&gt;0;[.QF124]/(ROW([.QG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QS124]=&quot;&quot;;NOW(); [.QS124]); &quot;&quot;)">
            <text:p/>
          </table:table-cell>
          <table:table-cell table:style-name="ce149" table:formula="of:=IF([.QS124]&lt;&gt;&quot;&quot;;[.QS124];&quot;&quot;)">
            <text:p/>
          </table:table-cell>
          <table:table-cell table:style-name="ce150" table:formula="of:=IF([.QT124]&lt;&gt;&quot;&quot;;[.QT124];&quot;&quot;)">
            <text:p/>
          </table:table-cell>
          <table:table-cell table:style-name="ce152" table:formula="of:=IF([.QU124]&lt;&gt;&quot;&quot;;[.QU124];&quot;&quot;)">
            <text:p/>
          </table:table-cell>
          <table:table-cell table:style-name="ce54"/>
          <table:table-cell table:style-name="ce158" table:formula="of:=IF([.QW124]&lt;&gt;0;[.QW124]-[.QW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QX124]&gt;0;&quot;W&quot;;IF([.QX124]&lt;0;&quot;L&quot;; IF([.QW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RE124]=0; &quot;&quot; ;([.RD124]/(([.RE124]*60)+[.RF124])*600))">
            <text:p/>
          </table:table-cell>
          <table:table-cell table:style-name="ce74"/>
          <table:table-cell table:style-name="ce4" table:formula="of:=[.RH124]+[.RI123]" office:value-type="float" office:value="0" calcext:value-type="float">
            <text:p>0</text:p>
          </table:table-cell>
          <table:table-cell table:style-name="ce112" table:formula="of:=IF([.RH124]&gt;0;[.RI124]/(ROW([.RJ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RV124]=&quot;&quot;;NOW(); [.RV124]); &quot;&quot;)">
            <text:p/>
          </table:table-cell>
          <table:table-cell table:style-name="ce149" table:formula="of:=IF([.RV124]&lt;&gt;&quot;&quot;;[.RV124];&quot;&quot;)">
            <text:p/>
          </table:table-cell>
          <table:table-cell table:style-name="ce150" table:formula="of:=IF([.RW124]&lt;&gt;&quot;&quot;;[.RW124];&quot;&quot;)">
            <text:p/>
          </table:table-cell>
          <table:table-cell table:style-name="ce152" table:formula="of:=IF([.RX124]&lt;&gt;&quot;&quot;;[.RX124];&quot;&quot;)">
            <text:p/>
          </table:table-cell>
          <table:table-cell table:style-name="ce54"/>
          <table:table-cell table:style-name="ce158" table:formula="of:=IF([.RZ124]&lt;&gt;0;[.RZ124]-[.RZ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SA124]&gt;0;&quot;W&quot;;IF([.SA124]&lt;0;&quot;L&quot;; IF([.RZ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SH124]=0; &quot;&quot; ;([.SG124]/(([.SH124]*60)+[.SI124])*600))">
            <text:p/>
          </table:table-cell>
          <table:table-cell table:style-name="ce74"/>
          <table:table-cell table:style-name="ce4" table:formula="of:=[.SK124]+[.SL123]" office:value-type="float" office:value="0" calcext:value-type="float">
            <text:p>0</text:p>
          </table:table-cell>
          <table:table-cell table:style-name="ce112" table:formula="of:=IF([.SK124]&gt;0;[.SL124]/(ROW([.SM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SY124]=&quot;&quot;;NOW(); [.SY124]); &quot;&quot;)">
            <text:p/>
          </table:table-cell>
          <table:table-cell table:style-name="ce149" table:formula="of:=IF([.SY124]&lt;&gt;&quot;&quot;;[.SY124];&quot;&quot;)">
            <text:p/>
          </table:table-cell>
          <table:table-cell table:style-name="ce150" table:formula="of:=IF([.SZ124]&lt;&gt;&quot;&quot;;[.SZ124];&quot;&quot;)">
            <text:p/>
          </table:table-cell>
          <table:table-cell table:style-name="ce152" table:formula="of:=IF([.TA124]&lt;&gt;&quot;&quot;;[.TA124];&quot;&quot;)">
            <text:p/>
          </table:table-cell>
          <table:table-cell table:style-name="ce54"/>
          <table:table-cell table:style-name="ce158" table:formula="of:=IF([.TC124]&lt;&gt;0;[.TC124]-[.TC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TD124]&gt;0;&quot;W&quot;;IF([.TD124]&lt;0;&quot;L&quot;; IF([.TC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TK124]=0; &quot;&quot; ;([.TJ124]/(([.TK124]*60)+[.TL124])*600))">
            <text:p/>
          </table:table-cell>
          <table:table-cell table:style-name="ce74"/>
          <table:table-cell table:style-name="ce4" table:formula="of:=[.TN124]+[.TO123]" office:value-type="float" office:value="0" calcext:value-type="float">
            <text:p>0</text:p>
          </table:table-cell>
          <table:table-cell table:style-name="ce112" table:formula="of:=IF([.TN124]&gt;0;[.TO124]/(ROW([.TP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UB124]=&quot;&quot;;NOW(); [.UB124]); &quot;&quot;)">
            <text:p/>
          </table:table-cell>
          <table:table-cell table:style-name="ce149" table:formula="of:=IF([.UB124]&lt;&gt;&quot;&quot;;[.UB124];&quot;&quot;)">
            <text:p/>
          </table:table-cell>
          <table:table-cell table:style-name="ce150" table:formula="of:=IF([.UC124]&lt;&gt;&quot;&quot;;[.UC124];&quot;&quot;)">
            <text:p/>
          </table:table-cell>
          <table:table-cell table:style-name="ce152" table:formula="of:=IF([.UD124]&lt;&gt;&quot;&quot;;[.UD124];&quot;&quot;)">
            <text:p/>
          </table:table-cell>
          <table:table-cell table:style-name="ce54"/>
          <table:table-cell table:style-name="ce158" table:formula="of:=IF([.UF124]&lt;&gt;0;[.UF124]-[.UF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UG124]&gt;0;&quot;W&quot;;IF([.UG124]&lt;0;&quot;L&quot;; IF([.UF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UN124]=0; &quot;&quot; ;([.UM124]/(([.UN124]*60)+[.UO124])*600))">
            <text:p/>
          </table:table-cell>
          <table:table-cell table:style-name="ce74"/>
          <table:table-cell table:style-name="ce4" table:formula="of:=[.UQ124]+[.UR123]" office:value-type="float" office:value="0" calcext:value-type="float">
            <text:p>0</text:p>
          </table:table-cell>
          <table:table-cell table:style-name="ce112" table:formula="of:=IF([.UQ124]&gt;0;[.UR124]/(ROW([.US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VE124]=&quot;&quot;;NOW(); [.VE124]); &quot;&quot;)">
            <text:p/>
          </table:table-cell>
          <table:table-cell table:style-name="ce149" table:formula="of:=IF([.VE124]&lt;&gt;&quot;&quot;;[.VE124];&quot;&quot;)">
            <text:p/>
          </table:table-cell>
          <table:table-cell table:style-name="ce150" table:formula="of:=IF([.VF124]&lt;&gt;&quot;&quot;;[.VF124];&quot;&quot;)">
            <text:p/>
          </table:table-cell>
          <table:table-cell table:style-name="ce152" table:formula="of:=IF([.VG124]&lt;&gt;&quot;&quot;;[.VG124];&quot;&quot;)">
            <text:p/>
          </table:table-cell>
          <table:table-cell table:style-name="ce54"/>
          <table:table-cell table:style-name="ce158" table:formula="of:=IF([.VI124]&lt;&gt;0;[.VI124]-[.VI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VJ124]&gt;0;&quot;W&quot;;IF([.VJ124]&lt;0;&quot;L&quot;; IF([.VI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VQ124]=0; &quot;&quot; ;([.VP124]/(([.VQ124]*60)+[.VR124])*600))">
            <text:p/>
          </table:table-cell>
          <table:table-cell table:style-name="ce74"/>
          <table:table-cell table:style-name="ce4" table:formula="of:=[.VT124]+[.VU123]" office:value-type="float" office:value="0" calcext:value-type="float">
            <text:p>0</text:p>
          </table:table-cell>
          <table:table-cell table:style-name="ce112" table:formula="of:=IF([.VT124]&gt;0;[.VU124]/(ROW([.VV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WH124]=&quot;&quot;;NOW(); [.WH124]); &quot;&quot;)">
            <text:p/>
          </table:table-cell>
          <table:table-cell table:style-name="ce149" table:formula="of:=IF([.WH124]&lt;&gt;&quot;&quot;;[.WH124];&quot;&quot;)">
            <text:p/>
          </table:table-cell>
          <table:table-cell table:style-name="ce150" table:formula="of:=IF([.WI124]&lt;&gt;&quot;&quot;;[.WI124];&quot;&quot;)">
            <text:p/>
          </table:table-cell>
          <table:table-cell table:style-name="ce152" table:formula="of:=IF([.WJ124]&lt;&gt;&quot;&quot;;[.WJ124];&quot;&quot;)">
            <text:p/>
          </table:table-cell>
          <table:table-cell table:style-name="ce54"/>
          <table:table-cell table:style-name="ce158" table:formula="of:=IF([.WL124]&lt;&gt;0;[.WL124]-[.WL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WM124]&gt;0;&quot;W&quot;;IF([.WM124]&lt;0;&quot;L&quot;; IF([.WL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WT124]=0; &quot;&quot; ;([.WS124]/(([.WT124]*60)+[.WU124])*600))">
            <text:p/>
          </table:table-cell>
          <table:table-cell table:style-name="ce74"/>
          <table:table-cell table:style-name="ce4" table:formula="of:=[.WW124]+[.WX123]" office:value-type="float" office:value="0" calcext:value-type="float">
            <text:p>0</text:p>
          </table:table-cell>
          <table:table-cell table:style-name="ce112" table:formula="of:=IF([.WW124]&gt;0;[.WX124]/(ROW([.WY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XK124]=&quot;&quot;;NOW(); [.XK124]); &quot;&quot;)">
            <text:p/>
          </table:table-cell>
          <table:table-cell table:style-name="ce149" table:formula="of:=IF([.XK124]&lt;&gt;&quot;&quot;;[.XK124];&quot;&quot;)">
            <text:p/>
          </table:table-cell>
          <table:table-cell table:style-name="ce150" table:formula="of:=IF([.XL124]&lt;&gt;&quot;&quot;;[.XL124];&quot;&quot;)">
            <text:p/>
          </table:table-cell>
          <table:table-cell table:style-name="ce152" table:formula="of:=IF([.XM124]&lt;&gt;&quot;&quot;;[.XM124];&quot;&quot;)">
            <text:p/>
          </table:table-cell>
          <table:table-cell table:style-name="ce54"/>
          <table:table-cell table:style-name="ce158" table:formula="of:=IF([.XO124]&lt;&gt;0;[.XO124]-[.XO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XP124]&gt;0;&quot;W&quot;;IF([.XP124]&lt;0;&quot;L&quot;; IF([.XO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XW124]=0; &quot;&quot; ;([.XV124]/(([.XW124]*60)+[.XX124])*600))">
            <text:p/>
          </table:table-cell>
          <table:table-cell table:style-name="ce74"/>
          <table:table-cell table:style-name="ce4" table:formula="of:=[.XZ124]+[.YA123]" office:value-type="float" office:value="0" calcext:value-type="float">
            <text:p>0</text:p>
          </table:table-cell>
          <table:table-cell table:style-name="ce112" table:formula="of:=IF([.XZ124]&gt;0;[.YA124]/(ROW([.YB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YN124]=&quot;&quot;;NOW(); [.YN124]); &quot;&quot;)">
            <text:p/>
          </table:table-cell>
          <table:table-cell table:style-name="ce149" table:formula="of:=IF([.YN124]&lt;&gt;&quot;&quot;;[.YN124];&quot;&quot;)">
            <text:p/>
          </table:table-cell>
          <table:table-cell table:style-name="ce150" table:formula="of:=IF([.YO124]&lt;&gt;&quot;&quot;;[.YO124];&quot;&quot;)">
            <text:p/>
          </table:table-cell>
          <table:table-cell table:style-name="ce152" table:formula="of:=IF([.YP124]&lt;&gt;&quot;&quot;;[.YP124];&quot;&quot;)">
            <text:p/>
          </table:table-cell>
          <table:table-cell table:style-name="ce54"/>
          <table:table-cell table:style-name="ce158" table:formula="of:=IF([.YR124]&lt;&gt;0;[.YR124]-[.YR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YS124]&gt;0;&quot;W&quot;;IF([.YS124]&lt;0;&quot;L&quot;; IF([.YR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YZ124]=0; &quot;&quot; ;([.YY124]/(([.YZ124]*60)+[.ZA124])*600))">
            <text:p/>
          </table:table-cell>
          <table:table-cell table:style-name="ce74"/>
          <table:table-cell table:style-name="ce4" table:formula="of:=[.ZC124]+[.ZD123]" office:value-type="float" office:value="0" calcext:value-type="float">
            <text:p>0</text:p>
          </table:table-cell>
          <table:table-cell table:style-name="ce112" table:formula="of:=IF([.ZC124]&gt;0;[.ZD124]/(ROW([.ZE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ZQ124]=&quot;&quot;;NOW(); [.ZQ124]); &quot;&quot;)">
            <text:p/>
          </table:table-cell>
          <table:table-cell table:style-name="ce149" table:formula="of:=IF([.ZQ124]&lt;&gt;&quot;&quot;;[.ZQ124];&quot;&quot;)">
            <text:p/>
          </table:table-cell>
          <table:table-cell table:style-name="ce150" table:formula="of:=IF([.ZR124]&lt;&gt;&quot;&quot;;[.ZR124];&quot;&quot;)">
            <text:p/>
          </table:table-cell>
          <table:table-cell table:style-name="ce152" table:formula="of:=IF([.ZS124]&lt;&gt;&quot;&quot;;[.ZS124];&quot;&quot;)">
            <text:p/>
          </table:table-cell>
          <table:table-cell table:style-name="ce54"/>
          <table:table-cell table:style-name="ce158" table:formula="of:=IF([.ZU124]&lt;&gt;0;[.ZU124]-[.ZU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ZV124]&gt;0;&quot;W&quot;;IF([.ZV124]&lt;0;&quot;L&quot;; IF([.ZU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AAC124]=0; &quot;&quot; ;([.AAB124]/(([.AAC124]*60)+[.AAD124])*600))">
            <text:p/>
          </table:table-cell>
          <table:table-cell table:style-name="ce74"/>
          <table:table-cell table:style-name="ce4" table:formula="of:=[.AAF124]+[.AAG123]" office:value-type="float" office:value="0" calcext:value-type="float">
            <text:p>0</text:p>
          </table:table-cell>
          <table:table-cell table:style-name="ce112" table:formula="of:=IF([.AAF124]&gt;0;[.AAG124]/(ROW([.AAH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AT124]=&quot;&quot;;NOW(); [.AAT124]); &quot;&quot;)">
            <text:p/>
          </table:table-cell>
          <table:table-cell table:style-name="ce149" table:formula="of:=IF([.AAT124]&lt;&gt;&quot;&quot;;[.AAT124];&quot;&quot;)">
            <text:p/>
          </table:table-cell>
          <table:table-cell table:style-name="ce150" table:formula="of:=IF([.AAU124]&lt;&gt;&quot;&quot;;[.AAU124];&quot;&quot;)">
            <text:p/>
          </table:table-cell>
          <table:table-cell table:style-name="ce152" table:formula="of:=IF([.AAV124]&lt;&gt;&quot;&quot;;[.AAV124];&quot;&quot;)">
            <text:p/>
          </table:table-cell>
          <table:table-cell table:style-name="ce54"/>
          <table:table-cell table:style-name="ce158" table:formula="of:=IF([.AAX124]&lt;&gt;0;[.AAX124]-[.AAX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AAY124]&gt;0;&quot;W&quot;;IF([.AAY124]&lt;0;&quot;L&quot;; IF([.AAX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ABF124]=0; &quot;&quot; ;([.ABE124]/(([.ABF124]*60)+[.ABG124])*600))">
            <text:p/>
          </table:table-cell>
          <table:table-cell table:style-name="ce74"/>
          <table:table-cell table:style-name="ce4" table:formula="of:=[.ABI124]+[.ABJ123]" office:value-type="float" office:value="0" calcext:value-type="float">
            <text:p>0</text:p>
          </table:table-cell>
          <table:table-cell table:style-name="ce112" table:formula="of:=IF([.ABI124]&gt;0;[.ABJ124]/(ROW([.ABK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BW124]=&quot;&quot;;NOW(); [.ABW124]); &quot;&quot;)">
            <text:p/>
          </table:table-cell>
          <table:table-cell table:style-name="ce149" table:formula="of:=IF([.ABW124]&lt;&gt;&quot;&quot;;[.ABW124];&quot;&quot;)">
            <text:p/>
          </table:table-cell>
          <table:table-cell table:style-name="ce150" table:formula="of:=IF([.ABX124]&lt;&gt;&quot;&quot;;[.ABX124];&quot;&quot;)">
            <text:p/>
          </table:table-cell>
          <table:table-cell table:style-name="ce152" table:formula="of:=IF([.ABY124]&lt;&gt;&quot;&quot;;[.ABY124];&quot;&quot;)">
            <text:p/>
          </table:table-cell>
          <table:table-cell table:style-name="ce54"/>
          <table:table-cell table:style-name="ce158" table:formula="of:=IF([.ACA124]&lt;&gt;0;[.ACA124]-[.ACA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ACB124]&gt;0;&quot;W&quot;;IF([.ACB124]&lt;0;&quot;L&quot;; IF([.ACA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ACI124]=0; &quot;&quot; ;([.ACH124]/(([.ACI124]*60)+[.ACJ124])*600))">
            <text:p/>
          </table:table-cell>
          <table:table-cell table:style-name="ce74"/>
          <table:table-cell table:style-name="ce4" table:formula="of:=[.ACL124]+[.ACM123]" office:value-type="float" office:value="0" calcext:value-type="float">
            <text:p>0</text:p>
          </table:table-cell>
          <table:table-cell table:style-name="ce112" table:formula="of:=IF([.ACL124]&gt;0;[.ACM124]/(ROW([.ACN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CZ124]=&quot;&quot;;NOW(); [.ACZ124]); &quot;&quot;)">
            <text:p/>
          </table:table-cell>
          <table:table-cell table:style-name="ce149" table:formula="of:=IF([.ACZ124]&lt;&gt;&quot;&quot;;[.ACZ124];&quot;&quot;)">
            <text:p/>
          </table:table-cell>
          <table:table-cell table:style-name="ce150" table:formula="of:=IF([.ADA124]&lt;&gt;&quot;&quot;;[.ADA124];&quot;&quot;)">
            <text:p/>
          </table:table-cell>
          <table:table-cell table:style-name="ce152" table:formula="of:=IF([.ADB124]&lt;&gt;&quot;&quot;;[.ADB124];&quot;&quot;)">
            <text:p/>
          </table:table-cell>
          <table:table-cell table:style-name="ce54"/>
          <table:table-cell table:style-name="ce158" table:formula="of:=IF([.ADD124]&lt;&gt;0;[.ADD124]-[.ADD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ADE124]&gt;0;&quot;W&quot;;IF([.ADE124]&lt;0;&quot;L&quot;; IF([.ADD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ADL124]=0; &quot;&quot; ;([.ADK124]/(([.ADL124]*60)+[.ADM124])*600))">
            <text:p/>
          </table:table-cell>
          <table:table-cell table:style-name="ce74"/>
          <table:table-cell table:style-name="ce4" table:formula="of:=[.ADO124]+[.ADP123]" office:value-type="float" office:value="0" calcext:value-type="float">
            <text:p>0</text:p>
          </table:table-cell>
          <table:table-cell table:style-name="ce112" table:formula="of:=IF([.ADO124]&gt;0;[.ADP124]/(ROW([.ADQ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EC124]=&quot;&quot;;NOW(); [.AEC124]); &quot;&quot;)">
            <text:p/>
          </table:table-cell>
          <table:table-cell table:style-name="ce149" table:formula="of:=IF([.AEC124]&lt;&gt;&quot;&quot;;[.AEC124];&quot;&quot;)">
            <text:p/>
          </table:table-cell>
          <table:table-cell table:style-name="ce150" table:formula="of:=IF([.AED124]&lt;&gt;&quot;&quot;;[.AED124];&quot;&quot;)">
            <text:p/>
          </table:table-cell>
          <table:table-cell table:style-name="ce152" table:formula="of:=IF([.AEE124]&lt;&gt;&quot;&quot;;[.AEE124];&quot;&quot;)">
            <text:p/>
          </table:table-cell>
          <table:table-cell table:style-name="ce54"/>
          <table:table-cell table:style-name="ce158" table:formula="of:=IF([.AEG124]&lt;&gt;0;[.AEG124]-[.AEG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AEH124]&gt;0;&quot;W&quot;;IF([.AEH124]&lt;0;&quot;L&quot;; IF([.AEG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AEO124]=0; &quot;&quot; ;([.AEN124]/(([.AEO124]*60)+[.AEP124])*600))">
            <text:p/>
          </table:table-cell>
          <table:table-cell table:style-name="ce74"/>
          <table:table-cell table:style-name="ce4" table:formula="of:=[.AER124]+[.AES123]" office:value-type="float" office:value="0" calcext:value-type="float">
            <text:p>0</text:p>
          </table:table-cell>
          <table:table-cell table:style-name="ce112" table:formula="of:=IF([.AER124]&gt;0;[.AES124]/(ROW([.AET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FF124]=&quot;&quot;;NOW(); [.AFF124]); &quot;&quot;)">
            <text:p/>
          </table:table-cell>
          <table:table-cell table:style-name="ce149" table:formula="of:=IF([.AFF124]&lt;&gt;&quot;&quot;;[.AFF124];&quot;&quot;)">
            <text:p/>
          </table:table-cell>
          <table:table-cell table:style-name="ce150" table:formula="of:=IF([.AFG124]&lt;&gt;&quot;&quot;;[.AFG124];&quot;&quot;)">
            <text:p/>
          </table:table-cell>
          <table:table-cell table:style-name="ce152" table:formula="of:=IF([.AFH124]&lt;&gt;&quot;&quot;;[.AFH124];&quot;&quot;)">
            <text:p/>
          </table:table-cell>
          <table:table-cell table:style-name="ce54"/>
          <table:table-cell table:style-name="ce158" table:formula="of:=IF([.AFJ124]&lt;&gt;0;[.AFJ124]-[.AFJ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AFK124]&gt;0;&quot;W&quot;;IF([.AFK124]&lt;0;&quot;L&quot;; IF([.AFJ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AFR124]=0; &quot;&quot; ;([.AFQ124]/(([.AFR124]*60)+[.AFS124])*600))">
            <text:p/>
          </table:table-cell>
          <table:table-cell table:style-name="ce74"/>
          <table:table-cell table:style-name="ce4" table:formula="of:=[.AFU124]+[.AFV123]" office:value-type="float" office:value="0" calcext:value-type="float">
            <text:p>0</text:p>
          </table:table-cell>
          <table:table-cell table:style-name="ce112" table:formula="of:=IF([.AFU124]&gt;0;[.AFV124]/(ROW([.AFW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GI124]=&quot;&quot;;NOW(); [.AGI124]); &quot;&quot;)">
            <text:p/>
          </table:table-cell>
          <table:table-cell table:style-name="ce149" table:formula="of:=IF([.AGI124]&lt;&gt;&quot;&quot;;[.AGI124];&quot;&quot;)">
            <text:p/>
          </table:table-cell>
          <table:table-cell table:style-name="ce150" table:formula="of:=IF([.AGJ124]&lt;&gt;&quot;&quot;;[.AGJ124];&quot;&quot;)">
            <text:p/>
          </table:table-cell>
          <table:table-cell table:style-name="ce152" table:formula="of:=IF([.AGK124]&lt;&gt;&quot;&quot;;[.AGK124];&quot;&quot;)">
            <text:p/>
          </table:table-cell>
          <table:table-cell table:style-name="ce54"/>
          <table:table-cell table:style-name="ce158" table:formula="of:=IF([.AGM124]&lt;&gt;0;[.AGM124]-[.AGM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AGN124]&gt;0;&quot;W&quot;;IF([.AGN124]&lt;0;&quot;L&quot;; IF([.AGM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AGU124]=0; &quot;&quot; ;([.AGT124]/(([.AGU124]*60)+[.AGV124])*600))">
            <text:p/>
          </table:table-cell>
          <table:table-cell table:style-name="ce74"/>
          <table:table-cell table:style-name="ce4" table:formula="of:=[.AGX124]+[.AGY123]" office:value-type="float" office:value="0" calcext:value-type="float">
            <text:p>0</text:p>
          </table:table-cell>
          <table:table-cell table:style-name="ce112" table:formula="of:=IF([.AGX124]&gt;0;[.AGY124]/(ROW([.AGZ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HL124]=&quot;&quot;;NOW(); [.AHL124]); &quot;&quot;)">
            <text:p/>
          </table:table-cell>
          <table:table-cell table:style-name="ce149" table:formula="of:=IF([.AHL124]&lt;&gt;&quot;&quot;;[.AHL124];&quot;&quot;)">
            <text:p/>
          </table:table-cell>
          <table:table-cell table:style-name="ce150" table:formula="of:=IF([.AHM124]&lt;&gt;&quot;&quot;;[.AHM124];&quot;&quot;)">
            <text:p/>
          </table:table-cell>
          <table:table-cell table:style-name="ce152" table:formula="of:=IF([.AHN124]&lt;&gt;&quot;&quot;;[.AHN124];&quot;&quot;)">
            <text:p/>
          </table:table-cell>
          <table:table-cell table:style-name="ce54"/>
          <table:table-cell table:style-name="ce158" table:formula="of:=IF([.AHP124]&lt;&gt;0;[.AHP124]-[.AHP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AHQ124]&gt;0;&quot;W&quot;;IF([.AHQ124]&lt;0;&quot;L&quot;; IF([.AHP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AHX124]=0; &quot;&quot; ;([.AHW124]/(([.AHX124]*60)+[.AHY124])*600))">
            <text:p/>
          </table:table-cell>
          <table:table-cell table:style-name="ce74"/>
          <table:table-cell table:style-name="ce4" table:formula="of:=[.AIA124]+[.AIB123]" office:value-type="float" office:value="0" calcext:value-type="float">
            <text:p>0</text:p>
          </table:table-cell>
          <table:table-cell table:style-name="ce112" table:formula="of:=IF([.AIA124]&gt;0;[.AIB124]/(ROW([.AIC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IO124]=&quot;&quot;;NOW(); [.AIO124]); &quot;&quot;)">
            <text:p/>
          </table:table-cell>
          <table:table-cell table:style-name="ce149" table:formula="of:=IF([.AIO124]&lt;&gt;&quot;&quot;;[.AIO124];&quot;&quot;)">
            <text:p/>
          </table:table-cell>
          <table:table-cell table:style-name="ce150" table:formula="of:=IF([.AIP124]&lt;&gt;&quot;&quot;;[.AIP124];&quot;&quot;)">
            <text:p/>
          </table:table-cell>
          <table:table-cell table:style-name="ce152" table:formula="of:=IF([.AIQ124]&lt;&gt;&quot;&quot;;[.AIQ124];&quot;&quot;)">
            <text:p/>
          </table:table-cell>
          <table:table-cell table:style-name="ce54"/>
          <table:table-cell table:style-name="ce158" table:formula="of:=IF([.AIS124]&lt;&gt;0;[.AIS124]-[.AIS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AIT124]&gt;0;&quot;W&quot;;IF([.AIT124]&lt;0;&quot;L&quot;; IF([.AIS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AJA124]=0; &quot;&quot; ;([.AIZ124]/(([.AJA124]*60)+[.AJB124])*600))">
            <text:p/>
          </table:table-cell>
          <table:table-cell table:style-name="ce74"/>
          <table:table-cell table:style-name="ce4" table:formula="of:=[.AJD124]+[.AJE123]" office:value-type="float" office:value="0" calcext:value-type="float">
            <text:p>0</text:p>
          </table:table-cell>
          <table:table-cell table:style-name="ce112" table:formula="of:=IF([.AJD124]&gt;0;[.AJE124]/(ROW([.AJF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JR124]=&quot;&quot;;NOW(); [.AJR124]); &quot;&quot;)">
            <text:p/>
          </table:table-cell>
          <table:table-cell table:style-name="ce149" table:formula="of:=IF([.AJR124]&lt;&gt;&quot;&quot;;[.AJR124];&quot;&quot;)">
            <text:p/>
          </table:table-cell>
          <table:table-cell table:style-name="ce150" table:formula="of:=IF([.AJS124]&lt;&gt;&quot;&quot;;[.AJS124];&quot;&quot;)">
            <text:p/>
          </table:table-cell>
          <table:table-cell table:style-name="ce152" table:formula="of:=IF([.AJT124]&lt;&gt;&quot;&quot;;[.AJT124];&quot;&quot;)">
            <text:p/>
          </table:table-cell>
          <table:table-cell table:style-name="ce54"/>
          <table:table-cell table:style-name="ce158" table:formula="of:=IF([.AJV124]&lt;&gt;0;[.AJV124]-[.AJV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AJW124]&gt;0;&quot;W&quot;;IF([.AJW124]&lt;0;&quot;L&quot;; IF([.AJV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AKD124]=0; &quot;&quot; ;([.AKC124]/(([.AKD124]*60)+[.AKE124])*600))">
            <text:p/>
          </table:table-cell>
          <table:table-cell table:style-name="ce74"/>
          <table:table-cell table:style-name="ce4" table:formula="of:=[.AKG124]+[.AKH123]" office:value-type="float" office:value="0" calcext:value-type="float">
            <text:p>0</text:p>
          </table:table-cell>
          <table:table-cell table:style-name="ce112" table:formula="of:=IF([.AKG124]&gt;0;[.AKH124]/(ROW([.AKI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KU124]=&quot;&quot;;NOW(); [.AKU124]); &quot;&quot;)">
            <text:p/>
          </table:table-cell>
          <table:table-cell table:style-name="ce149" table:formula="of:=IF([.AKU124]&lt;&gt;&quot;&quot;;[.AKU124];&quot;&quot;)">
            <text:p/>
          </table:table-cell>
          <table:table-cell table:style-name="ce150" table:formula="of:=IF([.AKV124]&lt;&gt;&quot;&quot;;[.AKV124];&quot;&quot;)">
            <text:p/>
          </table:table-cell>
          <table:table-cell table:style-name="ce152" table:formula="of:=IF([.AKW124]&lt;&gt;&quot;&quot;;[.AKW124];&quot;&quot;)">
            <text:p/>
          </table:table-cell>
          <table:table-cell table:style-name="ce54"/>
          <table:table-cell table:style-name="ce158" table:formula="of:=IF([.AKY124]&lt;&gt;0;[.AKY124]-[.AKY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AKZ124]&gt;0;&quot;W&quot;;IF([.AKZ124]&lt;0;&quot;L&quot;; IF([.AKY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  <table:table-cell table:style-name="ce167"/>
          <table:table-cell table:style-name="ce168" table:formula="of:=IF([.ALG124]=0; &quot;&quot; ;([.ALF124]/(([.ALG124]*60)+[.ALH124])*600))">
            <text:p/>
          </table:table-cell>
          <table:table-cell table:style-name="ce74"/>
          <table:table-cell table:style-name="ce4" table:formula="of:=[.ALJ124]+[.ALK123]" office:value-type="float" office:value="0" calcext:value-type="float">
            <text:p>0</text:p>
          </table:table-cell>
          <table:table-cell table:style-name="ce112" table:formula="of:=IF([.ALJ124]&gt;0;[.ALK124]/(ROW([.ALL12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16" table:content-validation-name="val16"/>
          <table:table-cell table:style-name="ce118" table:content-validation-name="val16"/>
          <table:table-cell table:style-name="ce148" table:formula="of:=IF([.$A124]&lt;&gt;&quot;&quot;; IF([.ALX124]=&quot;&quot;;NOW(); [.ALX124]); &quot;&quot;)">
            <text:p/>
          </table:table-cell>
          <table:table-cell table:style-name="ce149" table:formula="of:=IF([.ALX124]&lt;&gt;&quot;&quot;;[.ALX124];&quot;&quot;)">
            <text:p/>
          </table:table-cell>
          <table:table-cell table:style-name="ce150" table:formula="of:=IF([.ALY124]&lt;&gt;&quot;&quot;;[.ALY124];&quot;&quot;)">
            <text:p/>
          </table:table-cell>
          <table:table-cell table:style-name="ce152" table:formula="of:=IF([.ALZ124]&lt;&gt;&quot;&quot;;[.ALZ124];&quot;&quot;)">
            <text:p/>
          </table:table-cell>
          <table:table-cell table:style-name="ce54"/>
          <table:table-cell table:style-name="ce158" table:formula="of:=IF([.AMB124]&lt;&gt;0;[.AMB124]-[.AMB12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0"/>
          <table:table-cell table:style-name="ce160" table:formula="of:=IF([.AMC124]&gt;0;&quot;W&quot;;IF([.AMC124]&lt;0;&quot;L&quot;; IF([.AMB124]=&quot;&quot;;&quot;&quot;; &quot;D&quot;)))">
            <text:p/>
          </table:table-cell>
          <table:table-cell table:style-name="ce54" table:content-validation-name="val15"/>
          <table:table-cell table:style-name="ce175" table:content-validation-name="val15"/>
          <table:table-cell table:style-name="ce164"/>
          <table:table-cell table:style-name="ce176"/>
        </table:table-row>
        <table:table-row table:style-name="ro1">
          <table:table-cell table:style-name="ce54"/>
          <table:table-cell table:style-name="ce158" table:formula="of:=IF([.A125]&lt;&gt;0;[.A125]-[.A12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25]&gt;0;&quot;W&quot;;IF([.B125]&lt;0;&quot;L&quot;; IF([.A12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25]=0; &quot;&quot; ;([.H125]/(([.I125]*60)+[.J125])*600))">
            <text:p/>
          </table:table-cell>
          <table:table-cell table:style-name="ce100"/>
          <table:table-cell table:style-name="ce4" table:formula="of:=[.L125]+[.M124]" office:value-type="float" office:value="0" calcext:value-type="float">
            <text:p>0</text:p>
          </table:table-cell>
          <table:table-cell table:style-name="ce112" table:formula="of:=IF([.L125]&gt;0;[.M125]/(ROW([.N12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25]=0; &quot;&quot; ;([.L125]/(([.I125]*60)+[.J125])*600))">
            <text:p/>
          </table:table-cell>
          <table:table-cell table:style-name="ce174" table:content-validation-name="val17" table:formula="of:=IF([.L125]=0;&quot;&quot;;TIME(0;[.I125];[.J125])/[.L125])">
            <text:p/>
          </table:table-cell>
          <table:table-cell table:style-name="ce148" table:formula="of:=IF([.$A125]&lt;&gt;&quot;&quot;; IF([.Z125]=&quot;&quot;;NOW(); [.Z125]); &quot;&quot;)">
            <text:p/>
          </table:table-cell>
          <table:table-cell table:style-name="ce149" table:formula="of:=IF([.Z125]&lt;&gt;&quot;&quot;;[.Z125];&quot;&quot;)">
            <text:p/>
          </table:table-cell>
          <table:table-cell table:style-name="ce150" table:formula="of:=IF([.AA125]&lt;&gt;&quot;&quot;;[.AA125];&quot;&quot;)">
            <text:p/>
          </table:table-cell>
          <table:table-cell table:style-name="ce152" table:formula="of:=IF([.AB125]&lt;&gt;&quot;&quot;;[.AB12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26]&lt;&gt;0;[.A126]-[.A12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26]&gt;0;&quot;W&quot;;IF([.B126]&lt;0;&quot;L&quot;; IF([.A12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26]=0; &quot;&quot; ;([.H126]/(([.I126]*60)+[.J126])*600))">
            <text:p/>
          </table:table-cell>
          <table:table-cell table:style-name="ce100"/>
          <table:table-cell table:style-name="ce4" table:formula="of:=[.L126]+[.M125]" office:value-type="float" office:value="0" calcext:value-type="float">
            <text:p>0</text:p>
          </table:table-cell>
          <table:table-cell table:style-name="ce112" table:formula="of:=IF([.L126]&gt;0;[.M126]/(ROW([.N12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2" table:content-validation-name="val16" table:formula="of:=IF([.I126]=0; &quot;&quot; ;([.L126]/(([.I126]*60)+[.J126])*600))">
            <text:p/>
          </table:table-cell>
          <table:table-cell table:style-name="ce174" table:content-validation-name="val17" table:formula="of:=IF([.L126]=0;&quot;&quot;;TIME(0;[.I126];[.J126])/[.L126])">
            <text:p/>
          </table:table-cell>
          <table:table-cell table:style-name="ce148" table:formula="of:=IF([.$A126]&lt;&gt;&quot;&quot;; IF([.Z126]=&quot;&quot;;NOW(); [.Z126]); &quot;&quot;)">
            <text:p/>
          </table:table-cell>
          <table:table-cell table:style-name="ce149" table:formula="of:=IF([.Z126]&lt;&gt;&quot;&quot;;[.Z126];&quot;&quot;)">
            <text:p/>
          </table:table-cell>
          <table:table-cell table:style-name="ce150" table:formula="of:=IF([.AA126]&lt;&gt;&quot;&quot;;[.AA126];&quot;&quot;)">
            <text:p/>
          </table:table-cell>
          <table:table-cell table:style-name="ce152" table:formula="of:=IF([.AB126]&lt;&gt;&quot;&quot;;[.AB12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27]&lt;&gt;0;[.A127]-[.A12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27]&gt;0;&quot;W&quot;;IF([.B127]&lt;0;&quot;L&quot;; IF([.A12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27]=0; &quot;&quot; ;([.H127]/(([.I127]*60)+[.J127])*600))">
            <text:p/>
          </table:table-cell>
          <table:table-cell table:style-name="ce100"/>
          <table:table-cell table:style-name="ce4" table:formula="of:=[.L127]+[.M126]" office:value-type="float" office:value="0" calcext:value-type="float">
            <text:p>0</text:p>
          </table:table-cell>
          <table:table-cell table:style-name="ce112" table:formula="of:=IF([.L127]&gt;0;[.M127]/(ROW([.N12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27]=0; &quot;&quot; ;([.L127]/(([.I127]*60)+[.J127])*600))">
            <text:p/>
          </table:table-cell>
          <table:table-cell table:style-name="ce174" table:content-validation-name="val17" table:formula="of:=IF([.L127]=0;&quot;&quot;;TIME(0;[.I127];[.J127])/[.L127])">
            <text:p/>
          </table:table-cell>
          <table:table-cell table:style-name="ce148" table:formula="of:=IF([.$A127]&lt;&gt;&quot;&quot;; IF([.Z127]=&quot;&quot;;NOW(); [.Z127]); &quot;&quot;)">
            <text:p/>
          </table:table-cell>
          <table:table-cell table:style-name="ce149" table:formula="of:=IF([.Z127]&lt;&gt;&quot;&quot;;[.Z127];&quot;&quot;)">
            <text:p/>
          </table:table-cell>
          <table:table-cell table:style-name="ce150" table:formula="of:=IF([.AA127]&lt;&gt;&quot;&quot;;[.AA127];&quot;&quot;)">
            <text:p/>
          </table:table-cell>
          <table:table-cell table:style-name="ce152" table:formula="of:=IF([.AB127]&lt;&gt;&quot;&quot;;[.AB12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28]&lt;&gt;0;[.A128]-[.A12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28]&gt;0;&quot;W&quot;;IF([.B128]&lt;0;&quot;L&quot;; IF([.A12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28]=0; &quot;&quot; ;([.H128]/(([.I128]*60)+[.J128])*600))">
            <text:p/>
          </table:table-cell>
          <table:table-cell table:style-name="ce100"/>
          <table:table-cell table:style-name="ce4" table:formula="of:=[.L128]+[.M127]" office:value-type="float" office:value="0" calcext:value-type="float">
            <text:p>0</text:p>
          </table:table-cell>
          <table:table-cell table:style-name="ce112" table:formula="of:=IF([.L128]&gt;0;[.M128]/(ROW([.N12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28]=0; &quot;&quot; ;([.L128]/(([.I128]*60)+[.J128])*600))">
            <text:p/>
          </table:table-cell>
          <table:table-cell table:style-name="ce174" table:content-validation-name="val17" table:formula="of:=IF([.L128]=0;&quot;&quot;;TIME(0;[.I128];[.J128])/[.L128])">
            <text:p/>
          </table:table-cell>
          <table:table-cell table:style-name="ce148" table:formula="of:=IF([.$A128]&lt;&gt;&quot;&quot;; IF([.Z128]=&quot;&quot;;NOW(); [.Z128]); &quot;&quot;)">
            <text:p/>
          </table:table-cell>
          <table:table-cell table:style-name="ce149" table:formula="of:=IF([.Z128]&lt;&gt;&quot;&quot;;[.Z128];&quot;&quot;)">
            <text:p/>
          </table:table-cell>
          <table:table-cell table:style-name="ce150" table:formula="of:=IF([.AA128]&lt;&gt;&quot;&quot;;[.AA128];&quot;&quot;)">
            <text:p/>
          </table:table-cell>
          <table:table-cell table:style-name="ce152" table:formula="of:=IF([.AB128]&lt;&gt;&quot;&quot;;[.AB12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29]&lt;&gt;0;[.A129]-[.A12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29]&gt;0;&quot;W&quot;;IF([.B129]&lt;0;&quot;L&quot;; IF([.A12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29]=0; &quot;&quot; ;([.H129]/(([.I129]*60)+[.J129])*600))">
            <text:p/>
          </table:table-cell>
          <table:table-cell table:style-name="ce100"/>
          <table:table-cell table:style-name="ce4" table:formula="of:=[.L129]+[.M128]" office:value-type="float" office:value="0" calcext:value-type="float">
            <text:p>0</text:p>
          </table:table-cell>
          <table:table-cell table:style-name="ce112" table:formula="of:=IF([.L129]&gt;0;[.M129]/(ROW([.N12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29]=0; &quot;&quot; ;([.L129]/(([.I129]*60)+[.J129])*600))">
            <text:p/>
          </table:table-cell>
          <table:table-cell table:style-name="ce174" table:content-validation-name="val17" table:formula="of:=IF([.L129]=0;&quot;&quot;;TIME(0;[.I129];[.J129])/[.L129])">
            <text:p/>
          </table:table-cell>
          <table:table-cell table:style-name="ce148" table:formula="of:=IF([.$A129]&lt;&gt;&quot;&quot;; IF([.Z129]=&quot;&quot;;NOW(); [.Z129]); &quot;&quot;)">
            <text:p/>
          </table:table-cell>
          <table:table-cell table:style-name="ce149" table:formula="of:=IF([.Z129]&lt;&gt;&quot;&quot;;[.Z129];&quot;&quot;)">
            <text:p/>
          </table:table-cell>
          <table:table-cell table:style-name="ce150" table:formula="of:=IF([.AA129]&lt;&gt;&quot;&quot;;[.AA129];&quot;&quot;)">
            <text:p/>
          </table:table-cell>
          <table:table-cell table:style-name="ce152" table:formula="of:=IF([.AB129]&lt;&gt;&quot;&quot;;[.AB12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30]&lt;&gt;0;[.A130]-[.A12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30]&gt;0;&quot;W&quot;;IF([.B130]&lt;0;&quot;L&quot;; IF([.A13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30]=0; &quot;&quot; ;([.H130]/(([.I130]*60)+[.J130])*600))">
            <text:p/>
          </table:table-cell>
          <table:table-cell table:style-name="ce100"/>
          <table:table-cell table:style-name="ce4" table:formula="of:=[.L130]+[.M129]" office:value-type="float" office:value="0" calcext:value-type="float">
            <text:p>0</text:p>
          </table:table-cell>
          <table:table-cell table:style-name="ce112" table:formula="of:=IF([.L130]&gt;0;[.M130]/(ROW([.N13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30]=0; &quot;&quot; ;([.L130]/(([.I130]*60)+[.J130])*600))">
            <text:p/>
          </table:table-cell>
          <table:table-cell table:style-name="ce174" table:content-validation-name="val17" table:formula="of:=IF([.L130]=0;&quot;&quot;;TIME(0;[.I130];[.J130])/[.L130])">
            <text:p/>
          </table:table-cell>
          <table:table-cell table:style-name="ce148" table:formula="of:=IF([.$A130]&lt;&gt;&quot;&quot;; IF([.Z130]=&quot;&quot;;NOW(); [.Z130]); &quot;&quot;)">
            <text:p/>
          </table:table-cell>
          <table:table-cell table:style-name="ce149" table:formula="of:=IF([.Z130]&lt;&gt;&quot;&quot;;[.Z130];&quot;&quot;)">
            <text:p/>
          </table:table-cell>
          <table:table-cell table:style-name="ce150" table:formula="of:=IF([.AA130]&lt;&gt;&quot;&quot;;[.AA130];&quot;&quot;)">
            <text:p/>
          </table:table-cell>
          <table:table-cell table:style-name="ce152" table:formula="of:=IF([.AB130]&lt;&gt;&quot;&quot;;[.AB13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31]&lt;&gt;0;[.A131]-[.A13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31]&gt;0;&quot;W&quot;;IF([.B131]&lt;0;&quot;L&quot;; IF([.A131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31]=0; &quot;&quot; ;([.H131]/(([.I131]*60)+[.J131])*600))">
            <text:p/>
          </table:table-cell>
          <table:table-cell table:style-name="ce100"/>
          <table:table-cell table:style-name="ce4" table:formula="of:=[.L131]+[.M130]" office:value-type="float" office:value="0" calcext:value-type="float">
            <text:p>0</text:p>
          </table:table-cell>
          <table:table-cell table:style-name="ce112" table:formula="of:=IF([.L131]&gt;0;[.M131]/(ROW([.N13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31]=0; &quot;&quot; ;([.L131]/(([.I131]*60)+[.J131])*600))">
            <text:p/>
          </table:table-cell>
          <table:table-cell table:style-name="ce174" table:content-validation-name="val17" table:formula="of:=IF([.L131]=0;&quot;&quot;;TIME(0;[.I131];[.J131])/[.L131])">
            <text:p/>
          </table:table-cell>
          <table:table-cell table:style-name="ce148" table:formula="of:=IF([.$A131]&lt;&gt;&quot;&quot;; IF([.Z131]=&quot;&quot;;NOW(); [.Z131]); &quot;&quot;)">
            <text:p/>
          </table:table-cell>
          <table:table-cell table:style-name="ce149" table:formula="of:=IF([.Z131]&lt;&gt;&quot;&quot;;[.Z131];&quot;&quot;)">
            <text:p/>
          </table:table-cell>
          <table:table-cell table:style-name="ce150" table:formula="of:=IF([.AA131]&lt;&gt;&quot;&quot;;[.AA131];&quot;&quot;)">
            <text:p/>
          </table:table-cell>
          <table:table-cell table:style-name="ce152" table:formula="of:=IF([.AB131]&lt;&gt;&quot;&quot;;[.AB13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32]&lt;&gt;0;[.A132]-[.A13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32]&gt;0;&quot;W&quot;;IF([.B132]&lt;0;&quot;L&quot;; IF([.A132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32]=0; &quot;&quot; ;([.H132]/(([.I132]*60)+[.J132])*600))">
            <text:p/>
          </table:table-cell>
          <table:table-cell table:style-name="ce100"/>
          <table:table-cell table:style-name="ce4" table:formula="of:=[.L132]+[.M131]" office:value-type="float" office:value="0" calcext:value-type="float">
            <text:p>0</text:p>
          </table:table-cell>
          <table:table-cell table:style-name="ce112" table:formula="of:=IF([.L132]&gt;0;[.M132]/(ROW([.N13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32]=0; &quot;&quot; ;([.L132]/(([.I132]*60)+[.J132])*600))">
            <text:p/>
          </table:table-cell>
          <table:table-cell table:style-name="ce174" table:content-validation-name="val17" table:formula="of:=IF([.L132]=0;&quot;&quot;;TIME(0;[.I132];[.J132])/[.L132])">
            <text:p/>
          </table:table-cell>
          <table:table-cell table:style-name="ce148" table:formula="of:=IF([.$A132]&lt;&gt;&quot;&quot;; IF([.Z132]=&quot;&quot;;NOW(); [.Z132]); &quot;&quot;)">
            <text:p/>
          </table:table-cell>
          <table:table-cell table:style-name="ce149" table:formula="of:=IF([.Z132]&lt;&gt;&quot;&quot;;[.Z132];&quot;&quot;)">
            <text:p/>
          </table:table-cell>
          <table:table-cell table:style-name="ce150" table:formula="of:=IF([.AA132]&lt;&gt;&quot;&quot;;[.AA132];&quot;&quot;)">
            <text:p/>
          </table:table-cell>
          <table:table-cell table:style-name="ce152" table:formula="of:=IF([.AB132]&lt;&gt;&quot;&quot;;[.AB13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33]&lt;&gt;0;[.A133]-[.A13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33]&gt;0;&quot;W&quot;;IF([.B133]&lt;0;&quot;L&quot;; IF([.A13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33]=0; &quot;&quot; ;([.H133]/(([.I133]*60)+[.J133])*600))">
            <text:p/>
          </table:table-cell>
          <table:table-cell table:style-name="ce100"/>
          <table:table-cell table:style-name="ce4" table:formula="of:=[.L133]+[.M132]" office:value-type="float" office:value="0" calcext:value-type="float">
            <text:p>0</text:p>
          </table:table-cell>
          <table:table-cell table:style-name="ce112" table:formula="of:=IF([.L133]&gt;0;[.M133]/(ROW([.N13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33]=0; &quot;&quot; ;([.L133]/(([.I133]*60)+[.J133])*600))">
            <text:p/>
          </table:table-cell>
          <table:table-cell table:style-name="ce174" table:content-validation-name="val17" table:formula="of:=IF([.L133]=0;&quot;&quot;;TIME(0;[.I133];[.J133])/[.L133])">
            <text:p/>
          </table:table-cell>
          <table:table-cell table:style-name="ce148" table:formula="of:=IF([.$A133]&lt;&gt;&quot;&quot;; IF([.Z133]=&quot;&quot;;NOW(); [.Z133]); &quot;&quot;)">
            <text:p/>
          </table:table-cell>
          <table:table-cell table:style-name="ce149" table:formula="of:=IF([.Z133]&lt;&gt;&quot;&quot;;[.Z133];&quot;&quot;)">
            <text:p/>
          </table:table-cell>
          <table:table-cell table:style-name="ce150" table:formula="of:=IF([.AA133]&lt;&gt;&quot;&quot;;[.AA133];&quot;&quot;)">
            <text:p/>
          </table:table-cell>
          <table:table-cell table:style-name="ce152" table:formula="of:=IF([.AB133]&lt;&gt;&quot;&quot;;[.AB13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34]&lt;&gt;0;[.A134]-[.A13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34]&gt;0;&quot;W&quot;;IF([.B134]&lt;0;&quot;L&quot;; IF([.A13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34]=0; &quot;&quot; ;([.H134]/(([.I134]*60)+[.J134])*600))">
            <text:p/>
          </table:table-cell>
          <table:table-cell table:style-name="ce100"/>
          <table:table-cell table:style-name="ce4" table:formula="of:=[.L134]+[.M133]" office:value-type="float" office:value="0" calcext:value-type="float">
            <text:p>0</text:p>
          </table:table-cell>
          <table:table-cell table:style-name="ce112" table:formula="of:=IF([.L134]&gt;0;[.M134]/(ROW([.N13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34]=0; &quot;&quot; ;([.L134]/(([.I134]*60)+[.J134])*600))">
            <text:p/>
          </table:table-cell>
          <table:table-cell table:style-name="ce174" table:content-validation-name="val17" table:formula="of:=IF([.L134]=0;&quot;&quot;;TIME(0;[.I134];[.J134])/[.L134])">
            <text:p/>
          </table:table-cell>
          <table:table-cell table:style-name="ce148" table:formula="of:=IF([.$A134]&lt;&gt;&quot;&quot;; IF([.Z134]=&quot;&quot;;NOW(); [.Z134]); &quot;&quot;)">
            <text:p/>
          </table:table-cell>
          <table:table-cell table:style-name="ce149" table:formula="of:=IF([.Z134]&lt;&gt;&quot;&quot;;[.Z134];&quot;&quot;)">
            <text:p/>
          </table:table-cell>
          <table:table-cell table:style-name="ce150" table:formula="of:=IF([.AA134]&lt;&gt;&quot;&quot;;[.AA134];&quot;&quot;)">
            <text:p/>
          </table:table-cell>
          <table:table-cell table:style-name="ce152" table:formula="of:=IF([.AB134]&lt;&gt;&quot;&quot;;[.AB13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35]&lt;&gt;0;[.A135]-[.A13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35]&gt;0;&quot;W&quot;;IF([.B135]&lt;0;&quot;L&quot;; IF([.A13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35]=0; &quot;&quot; ;([.H135]/(([.I135]*60)+[.J135])*600))">
            <text:p/>
          </table:table-cell>
          <table:table-cell table:style-name="ce100"/>
          <table:table-cell table:style-name="ce4" table:formula="of:=[.L135]+[.M134]" office:value-type="float" office:value="0" calcext:value-type="float">
            <text:p>0</text:p>
          </table:table-cell>
          <table:table-cell table:style-name="ce112" table:formula="of:=IF([.L135]&gt;0;[.M135]/(ROW([.N13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35]=0; &quot;&quot; ;([.L135]/(([.I135]*60)+[.J135])*600))">
            <text:p/>
          </table:table-cell>
          <table:table-cell table:style-name="ce174" table:content-validation-name="val17" table:formula="of:=IF([.L135]=0;&quot;&quot;;TIME(0;[.I135];[.J135])/[.L135])">
            <text:p/>
          </table:table-cell>
          <table:table-cell table:style-name="ce148" table:formula="of:=IF([.$A135]&lt;&gt;&quot;&quot;; IF([.Z135]=&quot;&quot;;NOW(); [.Z135]); &quot;&quot;)">
            <text:p/>
          </table:table-cell>
          <table:table-cell table:style-name="ce149" table:formula="of:=IF([.Z135]&lt;&gt;&quot;&quot;;[.Z135];&quot;&quot;)">
            <text:p/>
          </table:table-cell>
          <table:table-cell table:style-name="ce150" table:formula="of:=IF([.AA135]&lt;&gt;&quot;&quot;;[.AA135];&quot;&quot;)">
            <text:p/>
          </table:table-cell>
          <table:table-cell table:style-name="ce152" table:formula="of:=IF([.AB135]&lt;&gt;&quot;&quot;;[.AB13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36]&lt;&gt;0;[.A136]-[.A13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36]&gt;0;&quot;W&quot;;IF([.B136]&lt;0;&quot;L&quot;; IF([.A13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36]=0; &quot;&quot; ;([.H136]/(([.I136]*60)+[.J136])*600))">
            <text:p/>
          </table:table-cell>
          <table:table-cell table:style-name="ce100"/>
          <table:table-cell table:style-name="ce4" table:formula="of:=[.L136]+[.M135]" office:value-type="float" office:value="0" calcext:value-type="float">
            <text:p>0</text:p>
          </table:table-cell>
          <table:table-cell table:style-name="ce112" table:formula="of:=IF([.L136]&gt;0;[.M136]/(ROW([.N13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36]=0; &quot;&quot; ;([.L136]/(([.I136]*60)+[.J136])*600))">
            <text:p/>
          </table:table-cell>
          <table:table-cell table:style-name="ce174" table:content-validation-name="val17" table:formula="of:=IF([.L136]=0;&quot;&quot;;TIME(0;[.I136];[.J136])/[.L136])">
            <text:p/>
          </table:table-cell>
          <table:table-cell table:style-name="ce148" table:formula="of:=IF([.$A136]&lt;&gt;&quot;&quot;; IF([.Z136]=&quot;&quot;;NOW(); [.Z136]); &quot;&quot;)">
            <text:p/>
          </table:table-cell>
          <table:table-cell table:style-name="ce149" table:formula="of:=IF([.Z136]&lt;&gt;&quot;&quot;;[.Z136];&quot;&quot;)">
            <text:p/>
          </table:table-cell>
          <table:table-cell table:style-name="ce150" table:formula="of:=IF([.AA136]&lt;&gt;&quot;&quot;;[.AA136];&quot;&quot;)">
            <text:p/>
          </table:table-cell>
          <table:table-cell table:style-name="ce152" table:formula="of:=IF([.AB136]&lt;&gt;&quot;&quot;;[.AB13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37]&lt;&gt;0;[.A137]-[.A13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37]&gt;0;&quot;W&quot;;IF([.B137]&lt;0;&quot;L&quot;; IF([.A13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37]=0; &quot;&quot; ;([.H137]/(([.I137]*60)+[.J137])*600))">
            <text:p/>
          </table:table-cell>
          <table:table-cell table:style-name="ce100"/>
          <table:table-cell table:style-name="ce4" table:formula="of:=[.L137]+[.M136]" office:value-type="float" office:value="0" calcext:value-type="float">
            <text:p>0</text:p>
          </table:table-cell>
          <table:table-cell table:style-name="ce112" table:formula="of:=IF([.L137]&gt;0;[.M137]/(ROW([.N13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37]=0; &quot;&quot; ;([.L137]/(([.I137]*60)+[.J137])*600))">
            <text:p/>
          </table:table-cell>
          <table:table-cell table:style-name="ce174" table:content-validation-name="val17" table:formula="of:=IF([.L137]=0;&quot;&quot;;TIME(0;[.I137];[.J137])/[.L137])">
            <text:p/>
          </table:table-cell>
          <table:table-cell table:style-name="ce148" table:formula="of:=IF([.$A137]&lt;&gt;&quot;&quot;; IF([.Z137]=&quot;&quot;;NOW(); [.Z137]); &quot;&quot;)">
            <text:p/>
          </table:table-cell>
          <table:table-cell table:style-name="ce149" table:formula="of:=IF([.Z137]&lt;&gt;&quot;&quot;;[.Z137];&quot;&quot;)">
            <text:p/>
          </table:table-cell>
          <table:table-cell table:style-name="ce150" table:formula="of:=IF([.AA137]&lt;&gt;&quot;&quot;;[.AA137];&quot;&quot;)">
            <text:p/>
          </table:table-cell>
          <table:table-cell table:style-name="ce152" table:formula="of:=IF([.AB137]&lt;&gt;&quot;&quot;;[.AB13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38]&lt;&gt;0;[.A138]-[.A13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38]&gt;0;&quot;W&quot;;IF([.B138]&lt;0;&quot;L&quot;; IF([.A13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38]=0; &quot;&quot; ;([.H138]/(([.I138]*60)+[.J138])*600))">
            <text:p/>
          </table:table-cell>
          <table:table-cell table:style-name="ce100"/>
          <table:table-cell table:style-name="ce4" table:formula="of:=[.L138]+[.M137]" office:value-type="float" office:value="0" calcext:value-type="float">
            <text:p>0</text:p>
          </table:table-cell>
          <table:table-cell table:style-name="ce112" table:formula="of:=IF([.L138]&gt;0;[.M138]/(ROW([.N13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38]=0; &quot;&quot; ;([.L138]/(([.I138]*60)+[.J138])*600))">
            <text:p/>
          </table:table-cell>
          <table:table-cell table:style-name="ce174" table:content-validation-name="val17" table:formula="of:=IF([.L138]=0;&quot;&quot;;TIME(0;[.I138];[.J138])/[.L138])">
            <text:p/>
          </table:table-cell>
          <table:table-cell table:style-name="ce148" table:formula="of:=IF([.$A138]&lt;&gt;&quot;&quot;; IF([.Z138]=&quot;&quot;;NOW(); [.Z138]); &quot;&quot;)">
            <text:p/>
          </table:table-cell>
          <table:table-cell table:style-name="ce149" table:formula="of:=IF([.Z138]&lt;&gt;&quot;&quot;;[.Z138];&quot;&quot;)">
            <text:p/>
          </table:table-cell>
          <table:table-cell table:style-name="ce150" table:formula="of:=IF([.AA138]&lt;&gt;&quot;&quot;;[.AA138];&quot;&quot;)">
            <text:p/>
          </table:table-cell>
          <table:table-cell table:style-name="ce152" table:formula="of:=IF([.AB138]&lt;&gt;&quot;&quot;;[.AB13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39]&lt;&gt;0;[.A139]-[.A13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39]&gt;0;&quot;W&quot;;IF([.B139]&lt;0;&quot;L&quot;; IF([.A13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39]=0; &quot;&quot; ;([.H139]/(([.I139]*60)+[.J139])*600))">
            <text:p/>
          </table:table-cell>
          <table:table-cell table:style-name="ce100"/>
          <table:table-cell table:style-name="ce4" table:formula="of:=[.L139]+[.M138]" office:value-type="float" office:value="0" calcext:value-type="float">
            <text:p>0</text:p>
          </table:table-cell>
          <table:table-cell table:style-name="ce112" table:formula="of:=IF([.L139]&gt;0;[.M139]/(ROW([.N13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39]=0; &quot;&quot; ;([.L139]/(([.I139]*60)+[.J139])*600))">
            <text:p/>
          </table:table-cell>
          <table:table-cell table:style-name="ce174" table:content-validation-name="val17" table:formula="of:=IF([.L139]=0;&quot;&quot;;TIME(0;[.I139];[.J139])/[.L139])">
            <text:p/>
          </table:table-cell>
          <table:table-cell table:style-name="ce148" table:formula="of:=IF([.$A139]&lt;&gt;&quot;&quot;; IF([.Z139]=&quot;&quot;;NOW(); [.Z139]); &quot;&quot;)">
            <text:p/>
          </table:table-cell>
          <table:table-cell table:style-name="ce149" table:formula="of:=IF([.Z139]&lt;&gt;&quot;&quot;;[.Z139];&quot;&quot;)">
            <text:p/>
          </table:table-cell>
          <table:table-cell table:style-name="ce150" table:formula="of:=IF([.AA139]&lt;&gt;&quot;&quot;;[.AA139];&quot;&quot;)">
            <text:p/>
          </table:table-cell>
          <table:table-cell table:style-name="ce152" table:formula="of:=IF([.AB139]&lt;&gt;&quot;&quot;;[.AB13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40]&lt;&gt;0;[.A140]-[.A13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40]&gt;0;&quot;W&quot;;IF([.B140]&lt;0;&quot;L&quot;; IF([.A14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40]=0; &quot;&quot; ;([.H140]/(([.I140]*60)+[.J140])*600))">
            <text:p/>
          </table:table-cell>
          <table:table-cell table:style-name="ce100"/>
          <table:table-cell table:style-name="ce4" table:formula="of:=[.L140]+[.M139]" office:value-type="float" office:value="0" calcext:value-type="float">
            <text:p>0</text:p>
          </table:table-cell>
          <table:table-cell table:style-name="ce112" table:formula="of:=IF([.L140]&gt;0;[.M140]/(ROW([.N14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40]=0; &quot;&quot; ;([.L140]/(([.I140]*60)+[.J140])*600))">
            <text:p/>
          </table:table-cell>
          <table:table-cell table:style-name="ce174" table:content-validation-name="val17" table:formula="of:=IF([.L140]=0;&quot;&quot;;TIME(0;[.I140];[.J140])/[.L140])">
            <text:p/>
          </table:table-cell>
          <table:table-cell table:style-name="ce148" table:formula="of:=IF([.$A140]&lt;&gt;&quot;&quot;; IF([.Z140]=&quot;&quot;;NOW(); [.Z140]); &quot;&quot;)">
            <text:p/>
          </table:table-cell>
          <table:table-cell table:style-name="ce149" table:formula="of:=IF([.Z140]&lt;&gt;&quot;&quot;;[.Z140];&quot;&quot;)">
            <text:p/>
          </table:table-cell>
          <table:table-cell table:style-name="ce150" table:formula="of:=IF([.AA140]&lt;&gt;&quot;&quot;;[.AA140];&quot;&quot;)">
            <text:p/>
          </table:table-cell>
          <table:table-cell table:style-name="ce152" table:formula="of:=IF([.AB140]&lt;&gt;&quot;&quot;;[.AB14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41]&lt;&gt;0;[.A141]-[.A14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41]&gt;0;&quot;W&quot;;IF([.B141]&lt;0;&quot;L&quot;; IF([.A141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41]=0; &quot;&quot; ;([.H141]/(([.I141]*60)+[.J141])*600))">
            <text:p/>
          </table:table-cell>
          <table:table-cell table:style-name="ce100"/>
          <table:table-cell table:style-name="ce4" table:formula="of:=[.L141]+[.M140]" office:value-type="float" office:value="0" calcext:value-type="float">
            <text:p>0</text:p>
          </table:table-cell>
          <table:table-cell table:style-name="ce112" table:formula="of:=IF([.L141]&gt;0;[.M141]/(ROW([.N14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41]=0; &quot;&quot; ;([.L141]/(([.I141]*60)+[.J141])*600))">
            <text:p/>
          </table:table-cell>
          <table:table-cell table:style-name="ce174" table:content-validation-name="val17" table:formula="of:=IF([.L141]=0;&quot;&quot;;TIME(0;[.I141];[.J141])/[.L141])">
            <text:p/>
          </table:table-cell>
          <table:table-cell table:style-name="ce148" table:formula="of:=IF([.$A141]&lt;&gt;&quot;&quot;; IF([.Z141]=&quot;&quot;;NOW(); [.Z141]); &quot;&quot;)">
            <text:p/>
          </table:table-cell>
          <table:table-cell table:style-name="ce149" table:formula="of:=IF([.Z141]&lt;&gt;&quot;&quot;;[.Z141];&quot;&quot;)">
            <text:p/>
          </table:table-cell>
          <table:table-cell table:style-name="ce150" table:formula="of:=IF([.AA141]&lt;&gt;&quot;&quot;;[.AA141];&quot;&quot;)">
            <text:p/>
          </table:table-cell>
          <table:table-cell table:style-name="ce152" table:formula="of:=IF([.AB141]&lt;&gt;&quot;&quot;;[.AB14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42]&lt;&gt;0;[.A142]-[.A14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42]&gt;0;&quot;W&quot;;IF([.B142]&lt;0;&quot;L&quot;; IF([.A142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42]=0; &quot;&quot; ;([.H142]/(([.I142]*60)+[.J142])*600))">
            <text:p/>
          </table:table-cell>
          <table:table-cell table:style-name="ce100"/>
          <table:table-cell table:style-name="ce4" table:formula="of:=[.L142]+[.M141]" office:value-type="float" office:value="0" calcext:value-type="float">
            <text:p>0</text:p>
          </table:table-cell>
          <table:table-cell table:style-name="ce112" table:formula="of:=IF([.L142]&gt;0;[.M142]/(ROW([.N14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42]=0; &quot;&quot; ;([.L142]/(([.I142]*60)+[.J142])*600))">
            <text:p/>
          </table:table-cell>
          <table:table-cell table:style-name="ce174" table:content-validation-name="val17" table:formula="of:=IF([.L142]=0;&quot;&quot;;TIME(0;[.I142];[.J142])/[.L142])">
            <text:p/>
          </table:table-cell>
          <table:table-cell table:style-name="ce148" table:formula="of:=IF([.$A142]&lt;&gt;&quot;&quot;; IF([.Z142]=&quot;&quot;;NOW(); [.Z142]); &quot;&quot;)">
            <text:p/>
          </table:table-cell>
          <table:table-cell table:style-name="ce149" table:formula="of:=IF([.Z142]&lt;&gt;&quot;&quot;;[.Z142];&quot;&quot;)">
            <text:p/>
          </table:table-cell>
          <table:table-cell table:style-name="ce150" table:formula="of:=IF([.AA142]&lt;&gt;&quot;&quot;;[.AA142];&quot;&quot;)">
            <text:p/>
          </table:table-cell>
          <table:table-cell table:style-name="ce152" table:formula="of:=IF([.AB142]&lt;&gt;&quot;&quot;;[.AB14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43]&lt;&gt;0;[.A143]-[.A14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43]&gt;0;&quot;W&quot;;IF([.B143]&lt;0;&quot;L&quot;; IF([.A14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43]=0; &quot;&quot; ;([.H143]/(([.I143]*60)+[.J143])*600))">
            <text:p/>
          </table:table-cell>
          <table:table-cell table:style-name="ce100"/>
          <table:table-cell table:style-name="ce4" table:formula="of:=[.L143]+[.M142]" office:value-type="float" office:value="0" calcext:value-type="float">
            <text:p>0</text:p>
          </table:table-cell>
          <table:table-cell table:style-name="ce112" table:formula="of:=IF([.L143]&gt;0;[.M143]/(ROW([.N14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43]=0; &quot;&quot; ;([.L143]/(([.I143]*60)+[.J143])*600))">
            <text:p/>
          </table:table-cell>
          <table:table-cell table:style-name="ce174" table:content-validation-name="val17" table:formula="of:=IF([.L143]=0;&quot;&quot;;TIME(0;[.I143];[.J143])/[.L143])">
            <text:p/>
          </table:table-cell>
          <table:table-cell table:style-name="ce148" table:formula="of:=IF([.$A143]&lt;&gt;&quot;&quot;; IF([.Z143]=&quot;&quot;;NOW(); [.Z143]); &quot;&quot;)">
            <text:p/>
          </table:table-cell>
          <table:table-cell table:style-name="ce149" table:formula="of:=IF([.Z143]&lt;&gt;&quot;&quot;;[.Z143];&quot;&quot;)">
            <text:p/>
          </table:table-cell>
          <table:table-cell table:style-name="ce150" table:formula="of:=IF([.AA143]&lt;&gt;&quot;&quot;;[.AA143];&quot;&quot;)">
            <text:p/>
          </table:table-cell>
          <table:table-cell table:style-name="ce152" table:formula="of:=IF([.AB143]&lt;&gt;&quot;&quot;;[.AB14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44]&lt;&gt;0;[.A144]-[.A14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44]&gt;0;&quot;W&quot;;IF([.B144]&lt;0;&quot;L&quot;; IF([.A14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44]=0; &quot;&quot; ;([.H144]/(([.I144]*60)+[.J144])*600))">
            <text:p/>
          </table:table-cell>
          <table:table-cell table:style-name="ce100"/>
          <table:table-cell table:style-name="ce4" table:formula="of:=[.L144]+[.M143]" office:value-type="float" office:value="0" calcext:value-type="float">
            <text:p>0</text:p>
          </table:table-cell>
          <table:table-cell table:style-name="ce112" table:formula="of:=IF([.L144]&gt;0;[.M144]/(ROW([.N14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44]=0; &quot;&quot; ;([.L144]/(([.I144]*60)+[.J144])*600))">
            <text:p/>
          </table:table-cell>
          <table:table-cell table:style-name="ce174" table:content-validation-name="val17" table:formula="of:=IF([.L144]=0;&quot;&quot;;TIME(0;[.I144];[.J144])/[.L144])">
            <text:p/>
          </table:table-cell>
          <table:table-cell table:style-name="ce148" table:formula="of:=IF([.$A144]&lt;&gt;&quot;&quot;; IF([.Z144]=&quot;&quot;;NOW(); [.Z144]); &quot;&quot;)">
            <text:p/>
          </table:table-cell>
          <table:table-cell table:style-name="ce149" table:formula="of:=IF([.Z144]&lt;&gt;&quot;&quot;;[.Z144];&quot;&quot;)">
            <text:p/>
          </table:table-cell>
          <table:table-cell table:style-name="ce150" table:formula="of:=IF([.AA144]&lt;&gt;&quot;&quot;;[.AA144];&quot;&quot;)">
            <text:p/>
          </table:table-cell>
          <table:table-cell table:style-name="ce152" table:formula="of:=IF([.AB144]&lt;&gt;&quot;&quot;;[.AB14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45]&lt;&gt;0;[.A145]-[.A14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45]&gt;0;&quot;W&quot;;IF([.B145]&lt;0;&quot;L&quot;; IF([.A14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45]=0; &quot;&quot; ;([.H145]/(([.I145]*60)+[.J145])*600))">
            <text:p/>
          </table:table-cell>
          <table:table-cell table:style-name="ce100"/>
          <table:table-cell table:style-name="ce4" table:formula="of:=[.L145]+[.M144]" office:value-type="float" office:value="0" calcext:value-type="float">
            <text:p>0</text:p>
          </table:table-cell>
          <table:table-cell table:style-name="ce112" table:formula="of:=IF([.L145]&gt;0;[.M145]/(ROW([.N14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45]=0; &quot;&quot; ;([.L145]/(([.I145]*60)+[.J145])*600))">
            <text:p/>
          </table:table-cell>
          <table:table-cell table:style-name="ce174" table:content-validation-name="val17" table:formula="of:=IF([.L145]=0;&quot;&quot;;TIME(0;[.I145];[.J145])/[.L145])">
            <text:p/>
          </table:table-cell>
          <table:table-cell table:style-name="ce148" table:formula="of:=IF([.$A145]&lt;&gt;&quot;&quot;; IF([.Z145]=&quot;&quot;;NOW(); [.Z145]); &quot;&quot;)">
            <text:p/>
          </table:table-cell>
          <table:table-cell table:style-name="ce149" table:formula="of:=IF([.Z145]&lt;&gt;&quot;&quot;;[.Z145];&quot;&quot;)">
            <text:p/>
          </table:table-cell>
          <table:table-cell table:style-name="ce150" table:formula="of:=IF([.AA145]&lt;&gt;&quot;&quot;;[.AA145];&quot;&quot;)">
            <text:p/>
          </table:table-cell>
          <table:table-cell table:style-name="ce152" table:formula="of:=IF([.AB145]&lt;&gt;&quot;&quot;;[.AB14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46]&lt;&gt;0;[.A146]-[.A14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46]&gt;0;&quot;W&quot;;IF([.B146]&lt;0;&quot;L&quot;; IF([.A14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46]=0; &quot;&quot; ;([.H146]/(([.I146]*60)+[.J146])*600))">
            <text:p/>
          </table:table-cell>
          <table:table-cell table:style-name="ce100"/>
          <table:table-cell table:style-name="ce4" table:formula="of:=[.L146]+[.M145]" office:value-type="float" office:value="0" calcext:value-type="float">
            <text:p>0</text:p>
          </table:table-cell>
          <table:table-cell table:style-name="ce112" table:formula="of:=IF([.L146]&gt;0;[.M146]/(ROW([.N14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46]=0; &quot;&quot; ;([.L146]/(([.I146]*60)+[.J146])*600))">
            <text:p/>
          </table:table-cell>
          <table:table-cell table:style-name="ce174" table:content-validation-name="val17" table:formula="of:=IF([.L146]=0;&quot;&quot;;TIME(0;[.I146];[.J146])/[.L146])">
            <text:p/>
          </table:table-cell>
          <table:table-cell table:style-name="ce148" table:formula="of:=IF([.$A146]&lt;&gt;&quot;&quot;; IF([.Z146]=&quot;&quot;;NOW(); [.Z146]); &quot;&quot;)">
            <text:p/>
          </table:table-cell>
          <table:table-cell table:style-name="ce149" table:formula="of:=IF([.Z146]&lt;&gt;&quot;&quot;;[.Z146];&quot;&quot;)">
            <text:p/>
          </table:table-cell>
          <table:table-cell table:style-name="ce150" table:formula="of:=IF([.AA146]&lt;&gt;&quot;&quot;;[.AA146];&quot;&quot;)">
            <text:p/>
          </table:table-cell>
          <table:table-cell table:style-name="ce152" table:formula="of:=IF([.AB146]&lt;&gt;&quot;&quot;;[.AB14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47]&lt;&gt;0;[.A147]-[.A14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47]&gt;0;&quot;W&quot;;IF([.B147]&lt;0;&quot;L&quot;; IF([.A14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47]=0; &quot;&quot; ;([.H147]/(([.I147]*60)+[.J147])*600))">
            <text:p/>
          </table:table-cell>
          <table:table-cell table:style-name="ce100"/>
          <table:table-cell table:style-name="ce4" table:formula="of:=[.L147]+[.M146]" office:value-type="float" office:value="0" calcext:value-type="float">
            <text:p>0</text:p>
          </table:table-cell>
          <table:table-cell table:style-name="ce112" table:formula="of:=IF([.L147]&gt;0;[.M147]/(ROW([.N14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47]=0; &quot;&quot; ;([.L147]/(([.I147]*60)+[.J147])*600))">
            <text:p/>
          </table:table-cell>
          <table:table-cell table:style-name="ce174" table:content-validation-name="val17" table:formula="of:=IF([.L147]=0;&quot;&quot;;TIME(0;[.I147];[.J147])/[.L147])">
            <text:p/>
          </table:table-cell>
          <table:table-cell table:style-name="ce148" table:formula="of:=IF([.$A147]&lt;&gt;&quot;&quot;; IF([.Z147]=&quot;&quot;;NOW(); [.Z147]); &quot;&quot;)">
            <text:p/>
          </table:table-cell>
          <table:table-cell table:style-name="ce149" table:formula="of:=IF([.Z147]&lt;&gt;&quot;&quot;;[.Z147];&quot;&quot;)">
            <text:p/>
          </table:table-cell>
          <table:table-cell table:style-name="ce150" table:formula="of:=IF([.AA147]&lt;&gt;&quot;&quot;;[.AA147];&quot;&quot;)">
            <text:p/>
          </table:table-cell>
          <table:table-cell table:style-name="ce152" table:formula="of:=IF([.AB147]&lt;&gt;&quot;&quot;;[.AB14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48]&lt;&gt;0;[.A148]-[.A14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48]&gt;0;&quot;W&quot;;IF([.B148]&lt;0;&quot;L&quot;; IF([.A14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48]=0; &quot;&quot; ;([.H148]/(([.I148]*60)+[.J148])*600))">
            <text:p/>
          </table:table-cell>
          <table:table-cell table:style-name="ce100"/>
          <table:table-cell table:style-name="ce4" table:formula="of:=[.L148]+[.M147]" office:value-type="float" office:value="0" calcext:value-type="float">
            <text:p>0</text:p>
          </table:table-cell>
          <table:table-cell table:style-name="ce112" table:formula="of:=IF([.L148]&gt;0;[.M148]/(ROW([.N14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48]=0; &quot;&quot; ;([.L148]/(([.I148]*60)+[.J148])*600))">
            <text:p/>
          </table:table-cell>
          <table:table-cell table:style-name="ce174" table:content-validation-name="val17" table:formula="of:=IF([.L148]=0;&quot;&quot;;TIME(0;[.I148];[.J148])/[.L148])">
            <text:p/>
          </table:table-cell>
          <table:table-cell table:style-name="ce148" table:formula="of:=IF([.$A148]&lt;&gt;&quot;&quot;; IF([.Z148]=&quot;&quot;;NOW(); [.Z148]); &quot;&quot;)">
            <text:p/>
          </table:table-cell>
          <table:table-cell table:style-name="ce149" table:formula="of:=IF([.Z148]&lt;&gt;&quot;&quot;;[.Z148];&quot;&quot;)">
            <text:p/>
          </table:table-cell>
          <table:table-cell table:style-name="ce150" table:formula="of:=IF([.AA148]&lt;&gt;&quot;&quot;;[.AA148];&quot;&quot;)">
            <text:p/>
          </table:table-cell>
          <table:table-cell table:style-name="ce152" table:formula="of:=IF([.AB148]&lt;&gt;&quot;&quot;;[.AB14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49]&lt;&gt;0;[.A149]-[.A14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49]&gt;0;&quot;W&quot;;IF([.B149]&lt;0;&quot;L&quot;; IF([.A14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49]=0; &quot;&quot; ;([.H149]/(([.I149]*60)+[.J149])*600))">
            <text:p/>
          </table:table-cell>
          <table:table-cell table:style-name="ce100"/>
          <table:table-cell table:style-name="ce4" table:formula="of:=[.L149]+[.M148]" office:value-type="float" office:value="0" calcext:value-type="float">
            <text:p>0</text:p>
          </table:table-cell>
          <table:table-cell table:style-name="ce112" table:formula="of:=IF([.L149]&gt;0;[.M149]/(ROW([.N14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49]=0; &quot;&quot; ;([.L149]/(([.I149]*60)+[.J149])*600))">
            <text:p/>
          </table:table-cell>
          <table:table-cell table:style-name="ce174" table:content-validation-name="val17" table:formula="of:=IF([.L149]=0;&quot;&quot;;TIME(0;[.I149];[.J149])/[.L149])">
            <text:p/>
          </table:table-cell>
          <table:table-cell table:style-name="ce148" table:formula="of:=IF([.$A149]&lt;&gt;&quot;&quot;; IF([.Z149]=&quot;&quot;;NOW(); [.Z149]); &quot;&quot;)">
            <text:p/>
          </table:table-cell>
          <table:table-cell table:style-name="ce149" table:formula="of:=IF([.Z149]&lt;&gt;&quot;&quot;;[.Z149];&quot;&quot;)">
            <text:p/>
          </table:table-cell>
          <table:table-cell table:style-name="ce150" table:formula="of:=IF([.AA149]&lt;&gt;&quot;&quot;;[.AA149];&quot;&quot;)">
            <text:p/>
          </table:table-cell>
          <table:table-cell table:style-name="ce152" table:formula="of:=IF([.AB149]&lt;&gt;&quot;&quot;;[.AB14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50]&lt;&gt;0;[.A150]-[.A14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50]&gt;0;&quot;W&quot;;IF([.B150]&lt;0;&quot;L&quot;; IF([.A15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50]=0; &quot;&quot; ;([.H150]/(([.I150]*60)+[.J150])*600))">
            <text:p/>
          </table:table-cell>
          <table:table-cell table:style-name="ce100"/>
          <table:table-cell table:style-name="ce4" table:formula="of:=[.L150]+[.M149]" office:value-type="float" office:value="0" calcext:value-type="float">
            <text:p>0</text:p>
          </table:table-cell>
          <table:table-cell table:style-name="ce112" table:formula="of:=IF([.L150]&gt;0;[.M150]/(ROW([.N15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50]=0; &quot;&quot; ;([.L150]/(([.I150]*60)+[.J150])*600))">
            <text:p/>
          </table:table-cell>
          <table:table-cell table:style-name="ce174" table:content-validation-name="val17" table:formula="of:=IF([.L150]=0;&quot;&quot;;TIME(0;[.I150];[.J150])/[.L150])">
            <text:p/>
          </table:table-cell>
          <table:table-cell table:style-name="ce148" table:formula="of:=IF([.$A150]&lt;&gt;&quot;&quot;; IF([.Z150]=&quot;&quot;;NOW(); [.Z150]); &quot;&quot;)">
            <text:p/>
          </table:table-cell>
          <table:table-cell table:style-name="ce149" table:formula="of:=IF([.Z150]&lt;&gt;&quot;&quot;;[.Z150];&quot;&quot;)">
            <text:p/>
          </table:table-cell>
          <table:table-cell table:style-name="ce150" table:formula="of:=IF([.AA150]&lt;&gt;&quot;&quot;;[.AA150];&quot;&quot;)">
            <text:p/>
          </table:table-cell>
          <table:table-cell table:style-name="ce152" table:formula="of:=IF([.AB150]&lt;&gt;&quot;&quot;;[.AB15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51]&lt;&gt;0;[.A151]-[.A15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51]&gt;0;&quot;W&quot;;IF([.B151]&lt;0;&quot;L&quot;; IF([.A151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51]=0; &quot;&quot; ;([.H151]/(([.I151]*60)+[.J151])*600))">
            <text:p/>
          </table:table-cell>
          <table:table-cell table:style-name="ce100"/>
          <table:table-cell table:style-name="ce4" table:formula="of:=[.L151]+[.M150]" office:value-type="float" office:value="0" calcext:value-type="float">
            <text:p>0</text:p>
          </table:table-cell>
          <table:table-cell table:style-name="ce112" table:formula="of:=IF([.L151]&gt;0;[.M151]/(ROW([.N15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51]=0; &quot;&quot; ;([.L151]/(([.I151]*60)+[.J151])*600))">
            <text:p/>
          </table:table-cell>
          <table:table-cell table:style-name="ce174" table:content-validation-name="val17" table:formula="of:=IF([.L151]=0;&quot;&quot;;TIME(0;[.I151];[.J151])/[.L151])">
            <text:p/>
          </table:table-cell>
          <table:table-cell table:style-name="ce148" table:formula="of:=IF([.$A151]&lt;&gt;&quot;&quot;; IF([.Z151]=&quot;&quot;;NOW(); [.Z151]); &quot;&quot;)">
            <text:p/>
          </table:table-cell>
          <table:table-cell table:style-name="ce149" table:formula="of:=IF([.Z151]&lt;&gt;&quot;&quot;;[.Z151];&quot;&quot;)">
            <text:p/>
          </table:table-cell>
          <table:table-cell table:style-name="ce150" table:formula="of:=IF([.AA151]&lt;&gt;&quot;&quot;;[.AA151];&quot;&quot;)">
            <text:p/>
          </table:table-cell>
          <table:table-cell table:style-name="ce152" table:formula="of:=IF([.AB151]&lt;&gt;&quot;&quot;;[.AB15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52]&lt;&gt;0;[.A152]-[.A15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52]&gt;0;&quot;W&quot;;IF([.B152]&lt;0;&quot;L&quot;; IF([.A152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52]=0; &quot;&quot; ;([.H152]/(([.I152]*60)+[.J152])*600))">
            <text:p/>
          </table:table-cell>
          <table:table-cell table:style-name="ce100"/>
          <table:table-cell table:style-name="ce4" table:formula="of:=[.L152]+[.M151]" office:value-type="float" office:value="0" calcext:value-type="float">
            <text:p>0</text:p>
          </table:table-cell>
          <table:table-cell table:style-name="ce112" table:formula="of:=IF([.L152]&gt;0;[.M152]/(ROW([.N15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52]=0; &quot;&quot; ;([.L152]/(([.I152]*60)+[.J152])*600))">
            <text:p/>
          </table:table-cell>
          <table:table-cell table:style-name="ce174" table:content-validation-name="val17" table:formula="of:=IF([.L152]=0;&quot;&quot;;TIME(0;[.I152];[.J152])/[.L152])">
            <text:p/>
          </table:table-cell>
          <table:table-cell table:style-name="ce148" table:formula="of:=IF([.$A152]&lt;&gt;&quot;&quot;; IF([.Z152]=&quot;&quot;;NOW(); [.Z152]); &quot;&quot;)">
            <text:p/>
          </table:table-cell>
          <table:table-cell table:style-name="ce149" table:formula="of:=IF([.Z152]&lt;&gt;&quot;&quot;;[.Z152];&quot;&quot;)">
            <text:p/>
          </table:table-cell>
          <table:table-cell table:style-name="ce150" table:formula="of:=IF([.AA152]&lt;&gt;&quot;&quot;;[.AA152];&quot;&quot;)">
            <text:p/>
          </table:table-cell>
          <table:table-cell table:style-name="ce152" table:formula="of:=IF([.AB152]&lt;&gt;&quot;&quot;;[.AB15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53]&lt;&gt;0;[.A153]-[.A15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53]&gt;0;&quot;W&quot;;IF([.B153]&lt;0;&quot;L&quot;; IF([.A15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53]=0; &quot;&quot; ;([.H153]/(([.I153]*60)+[.J153])*600))">
            <text:p/>
          </table:table-cell>
          <table:table-cell table:style-name="ce100"/>
          <table:table-cell table:style-name="ce4" table:formula="of:=[.L153]+[.M152]" office:value-type="float" office:value="0" calcext:value-type="float">
            <text:p>0</text:p>
          </table:table-cell>
          <table:table-cell table:style-name="ce112" table:formula="of:=IF([.L153]&gt;0;[.M153]/(ROW([.N15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53]=0; &quot;&quot; ;([.L153]/(([.I153]*60)+[.J153])*600))">
            <text:p/>
          </table:table-cell>
          <table:table-cell table:style-name="ce174" table:content-validation-name="val17" table:formula="of:=IF([.L153]=0;&quot;&quot;;TIME(0;[.I153];[.J153])/[.L153])">
            <text:p/>
          </table:table-cell>
          <table:table-cell table:style-name="ce148" table:formula="of:=IF([.$A153]&lt;&gt;&quot;&quot;; IF([.Z153]=&quot;&quot;;NOW(); [.Z153]); &quot;&quot;)">
            <text:p/>
          </table:table-cell>
          <table:table-cell table:style-name="ce149" table:formula="of:=IF([.Z153]&lt;&gt;&quot;&quot;;[.Z153];&quot;&quot;)">
            <text:p/>
          </table:table-cell>
          <table:table-cell table:style-name="ce150" table:formula="of:=IF([.AA153]&lt;&gt;&quot;&quot;;[.AA153];&quot;&quot;)">
            <text:p/>
          </table:table-cell>
          <table:table-cell table:style-name="ce152" table:formula="of:=IF([.AB153]&lt;&gt;&quot;&quot;;[.AB15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54]&lt;&gt;0;[.A154]-[.A15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54]&gt;0;&quot;W&quot;;IF([.B154]&lt;0;&quot;L&quot;; IF([.A15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54]=0; &quot;&quot; ;([.H154]/(([.I154]*60)+[.J154])*600))">
            <text:p/>
          </table:table-cell>
          <table:table-cell table:style-name="ce100"/>
          <table:table-cell table:style-name="ce4" table:formula="of:=[.L154]+[.M153]" office:value-type="float" office:value="0" calcext:value-type="float">
            <text:p>0</text:p>
          </table:table-cell>
          <table:table-cell table:style-name="ce112" table:formula="of:=IF([.L154]&gt;0;[.M154]/(ROW([.N15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54]=0; &quot;&quot; ;([.L154]/(([.I154]*60)+[.J154])*600))">
            <text:p/>
          </table:table-cell>
          <table:table-cell table:style-name="ce174" table:content-validation-name="val17" table:formula="of:=IF([.L154]=0;&quot;&quot;;TIME(0;[.I154];[.J154])/[.L154])">
            <text:p/>
          </table:table-cell>
          <table:table-cell table:style-name="ce148" table:formula="of:=IF([.$A154]&lt;&gt;&quot;&quot;; IF([.Z154]=&quot;&quot;;NOW(); [.Z154]); &quot;&quot;)">
            <text:p/>
          </table:table-cell>
          <table:table-cell table:style-name="ce149" table:formula="of:=IF([.Z154]&lt;&gt;&quot;&quot;;[.Z154];&quot;&quot;)">
            <text:p/>
          </table:table-cell>
          <table:table-cell table:style-name="ce150" table:formula="of:=IF([.AA154]&lt;&gt;&quot;&quot;;[.AA154];&quot;&quot;)">
            <text:p/>
          </table:table-cell>
          <table:table-cell table:style-name="ce152" table:formula="of:=IF([.AB154]&lt;&gt;&quot;&quot;;[.AB15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55]&lt;&gt;0;[.A155]-[.A15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55]&gt;0;&quot;W&quot;;IF([.B155]&lt;0;&quot;L&quot;; IF([.A15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55]=0; &quot;&quot; ;([.H155]/(([.I155]*60)+[.J155])*600))">
            <text:p/>
          </table:table-cell>
          <table:table-cell table:style-name="ce100"/>
          <table:table-cell table:style-name="ce4" table:formula="of:=[.L155]+[.M154]" office:value-type="float" office:value="0" calcext:value-type="float">
            <text:p>0</text:p>
          </table:table-cell>
          <table:table-cell table:style-name="ce112" table:formula="of:=IF([.L155]&gt;0;[.M155]/(ROW([.N15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55]=0; &quot;&quot; ;([.L155]/(([.I155]*60)+[.J155])*600))">
            <text:p/>
          </table:table-cell>
          <table:table-cell table:style-name="ce174" table:content-validation-name="val17" table:formula="of:=IF([.L155]=0;&quot;&quot;;TIME(0;[.I155];[.J155])/[.L155])">
            <text:p/>
          </table:table-cell>
          <table:table-cell table:style-name="ce148" table:formula="of:=IF([.$A155]&lt;&gt;&quot;&quot;; IF([.Z155]=&quot;&quot;;NOW(); [.Z155]); &quot;&quot;)">
            <text:p/>
          </table:table-cell>
          <table:table-cell table:style-name="ce149" table:formula="of:=IF([.Z155]&lt;&gt;&quot;&quot;;[.Z155];&quot;&quot;)">
            <text:p/>
          </table:table-cell>
          <table:table-cell table:style-name="ce150" table:formula="of:=IF([.AA155]&lt;&gt;&quot;&quot;;[.AA155];&quot;&quot;)">
            <text:p/>
          </table:table-cell>
          <table:table-cell table:style-name="ce152" table:formula="of:=IF([.AB155]&lt;&gt;&quot;&quot;;[.AB15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56]&lt;&gt;0;[.A156]-[.A15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56]&gt;0;&quot;W&quot;;IF([.B156]&lt;0;&quot;L&quot;; IF([.A15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56]=0; &quot;&quot; ;([.H156]/(([.I156]*60)+[.J156])*600))">
            <text:p/>
          </table:table-cell>
          <table:table-cell table:style-name="ce100"/>
          <table:table-cell table:style-name="ce4" table:formula="of:=[.L156]+[.M155]" office:value-type="float" office:value="0" calcext:value-type="float">
            <text:p>0</text:p>
          </table:table-cell>
          <table:table-cell table:style-name="ce112" table:formula="of:=IF([.L156]&gt;0;[.M156]/(ROW([.N15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56]=0; &quot;&quot; ;([.L156]/(([.I156]*60)+[.J156])*600))">
            <text:p/>
          </table:table-cell>
          <table:table-cell table:style-name="ce174" table:content-validation-name="val17" table:formula="of:=IF([.L156]=0;&quot;&quot;;TIME(0;[.I156];[.J156])/[.L156])">
            <text:p/>
          </table:table-cell>
          <table:table-cell table:style-name="ce148" table:formula="of:=IF([.$A156]&lt;&gt;&quot;&quot;; IF([.Z156]=&quot;&quot;;NOW(); [.Z156]); &quot;&quot;)">
            <text:p/>
          </table:table-cell>
          <table:table-cell table:style-name="ce149" table:formula="of:=IF([.Z156]&lt;&gt;&quot;&quot;;[.Z156];&quot;&quot;)">
            <text:p/>
          </table:table-cell>
          <table:table-cell table:style-name="ce150" table:formula="of:=IF([.AA156]&lt;&gt;&quot;&quot;;[.AA156];&quot;&quot;)">
            <text:p/>
          </table:table-cell>
          <table:table-cell table:style-name="ce152" table:formula="of:=IF([.AB156]&lt;&gt;&quot;&quot;;[.AB15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57]&lt;&gt;0;[.A157]-[.A15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57]&gt;0;&quot;W&quot;;IF([.B157]&lt;0;&quot;L&quot;; IF([.A15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57]=0; &quot;&quot; ;([.H157]/(([.I157]*60)+[.J157])*600))">
            <text:p/>
          </table:table-cell>
          <table:table-cell table:style-name="ce100"/>
          <table:table-cell table:style-name="ce4" table:formula="of:=[.L157]+[.M156]" office:value-type="float" office:value="0" calcext:value-type="float">
            <text:p>0</text:p>
          </table:table-cell>
          <table:table-cell table:style-name="ce112" table:formula="of:=IF([.L157]&gt;0;[.M157]/(ROW([.N15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57]=0; &quot;&quot; ;([.L157]/(([.I157]*60)+[.J157])*600))">
            <text:p/>
          </table:table-cell>
          <table:table-cell table:style-name="ce174" table:content-validation-name="val17" table:formula="of:=IF([.L157]=0;&quot;&quot;;TIME(0;[.I157];[.J157])/[.L157])">
            <text:p/>
          </table:table-cell>
          <table:table-cell table:style-name="ce148" table:formula="of:=IF([.$A157]&lt;&gt;&quot;&quot;; IF([.Z157]=&quot;&quot;;NOW(); [.Z157]); &quot;&quot;)">
            <text:p/>
          </table:table-cell>
          <table:table-cell table:style-name="ce149" table:formula="of:=IF([.Z157]&lt;&gt;&quot;&quot;;[.Z157];&quot;&quot;)">
            <text:p/>
          </table:table-cell>
          <table:table-cell table:style-name="ce150" table:formula="of:=IF([.AA157]&lt;&gt;&quot;&quot;;[.AA157];&quot;&quot;)">
            <text:p/>
          </table:table-cell>
          <table:table-cell table:style-name="ce152" table:formula="of:=IF([.AB157]&lt;&gt;&quot;&quot;;[.AB15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58]&lt;&gt;0;[.A158]-[.A15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58]&gt;0;&quot;W&quot;;IF([.B158]&lt;0;&quot;L&quot;; IF([.A15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58]=0; &quot;&quot; ;([.H158]/(([.I158]*60)+[.J158])*600))">
            <text:p/>
          </table:table-cell>
          <table:table-cell table:style-name="ce100"/>
          <table:table-cell table:style-name="ce4" table:formula="of:=[.L158]+[.M157]" office:value-type="float" office:value="0" calcext:value-type="float">
            <text:p>0</text:p>
          </table:table-cell>
          <table:table-cell table:style-name="ce112" table:formula="of:=IF([.L158]&gt;0;[.M158]/(ROW([.N15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58]=0; &quot;&quot; ;([.L158]/(([.I158]*60)+[.J158])*600))">
            <text:p/>
          </table:table-cell>
          <table:table-cell table:style-name="ce174" table:content-validation-name="val17" table:formula="of:=IF([.L158]=0;&quot;&quot;;TIME(0;[.I158];[.J158])/[.L158])">
            <text:p/>
          </table:table-cell>
          <table:table-cell table:style-name="ce148" table:formula="of:=IF([.$A158]&lt;&gt;&quot;&quot;; IF([.Z158]=&quot;&quot;;NOW(); [.Z158]); &quot;&quot;)">
            <text:p/>
          </table:table-cell>
          <table:table-cell table:style-name="ce149" table:formula="of:=IF([.Z158]&lt;&gt;&quot;&quot;;[.Z158];&quot;&quot;)">
            <text:p/>
          </table:table-cell>
          <table:table-cell table:style-name="ce150" table:formula="of:=IF([.AA158]&lt;&gt;&quot;&quot;;[.AA158];&quot;&quot;)">
            <text:p/>
          </table:table-cell>
          <table:table-cell table:style-name="ce152" table:formula="of:=IF([.AB158]&lt;&gt;&quot;&quot;;[.AB15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59]&lt;&gt;0;[.A159]-[.A15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59]&gt;0;&quot;W&quot;;IF([.B159]&lt;0;&quot;L&quot;; IF([.A15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59]=0; &quot;&quot; ;([.H159]/(([.I159]*60)+[.J159])*600))">
            <text:p/>
          </table:table-cell>
          <table:table-cell table:style-name="ce100"/>
          <table:table-cell table:style-name="ce4" table:formula="of:=[.L159]+[.M158]" office:value-type="float" office:value="0" calcext:value-type="float">
            <text:p>0</text:p>
          </table:table-cell>
          <table:table-cell table:style-name="ce112" table:formula="of:=IF([.L159]&gt;0;[.M159]/(ROW([.N15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59]=0; &quot;&quot; ;([.L159]/(([.I159]*60)+[.J159])*600))">
            <text:p/>
          </table:table-cell>
          <table:table-cell table:style-name="ce174" table:content-validation-name="val17" table:formula="of:=IF([.L159]=0;&quot;&quot;;TIME(0;[.I159];[.J159])/[.L159])">
            <text:p/>
          </table:table-cell>
          <table:table-cell table:style-name="ce148" table:formula="of:=IF([.$A159]&lt;&gt;&quot;&quot;; IF([.Z159]=&quot;&quot;;NOW(); [.Z159]); &quot;&quot;)">
            <text:p/>
          </table:table-cell>
          <table:table-cell table:style-name="ce149" table:formula="of:=IF([.Z159]&lt;&gt;&quot;&quot;;[.Z159];&quot;&quot;)">
            <text:p/>
          </table:table-cell>
          <table:table-cell table:style-name="ce150" table:formula="of:=IF([.AA159]&lt;&gt;&quot;&quot;;[.AA159];&quot;&quot;)">
            <text:p/>
          </table:table-cell>
          <table:table-cell table:style-name="ce152" table:formula="of:=IF([.AB159]&lt;&gt;&quot;&quot;;[.AB15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60]&lt;&gt;0;[.A160]-[.A15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60]&gt;0;&quot;W&quot;;IF([.B160]&lt;0;&quot;L&quot;; IF([.A16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60]=0; &quot;&quot; ;([.H160]/(([.I160]*60)+[.J160])*600))">
            <text:p/>
          </table:table-cell>
          <table:table-cell table:style-name="ce100"/>
          <table:table-cell table:style-name="ce4" table:formula="of:=[.L160]+[.M159]" office:value-type="float" office:value="0" calcext:value-type="float">
            <text:p>0</text:p>
          </table:table-cell>
          <table:table-cell table:style-name="ce112" table:formula="of:=IF([.L160]&gt;0;[.M160]/(ROW([.N16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60]=0; &quot;&quot; ;([.L160]/(([.I160]*60)+[.J160])*600))">
            <text:p/>
          </table:table-cell>
          <table:table-cell table:style-name="ce174" table:content-validation-name="val17" table:formula="of:=IF([.L160]=0;&quot;&quot;;TIME(0;[.I160];[.J160])/[.L160])">
            <text:p/>
          </table:table-cell>
          <table:table-cell table:style-name="ce148" table:formula="of:=IF([.$A160]&lt;&gt;&quot;&quot;; IF([.Z160]=&quot;&quot;;NOW(); [.Z160]); &quot;&quot;)">
            <text:p/>
          </table:table-cell>
          <table:table-cell table:style-name="ce149" table:formula="of:=IF([.Z160]&lt;&gt;&quot;&quot;;[.Z160];&quot;&quot;)">
            <text:p/>
          </table:table-cell>
          <table:table-cell table:style-name="ce150" table:formula="of:=IF([.AA160]&lt;&gt;&quot;&quot;;[.AA160];&quot;&quot;)">
            <text:p/>
          </table:table-cell>
          <table:table-cell table:style-name="ce152" table:formula="of:=IF([.AB160]&lt;&gt;&quot;&quot;;[.AB16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61]&lt;&gt;0;[.A161]-[.A16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61]&gt;0;&quot;W&quot;;IF([.B161]&lt;0;&quot;L&quot;; IF([.A161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5"/>
          <table:table-cell table:style-name="ce166"/>
          <table:table-cell table:style-name="ce167"/>
          <table:table-cell table:style-name="ce168" table:formula="of:=IF([.I161]=0; &quot;&quot; ;([.H161]/(([.I161]*60)+[.J161])*600))">
            <text:p/>
          </table:table-cell>
          <table:table-cell table:style-name="ce100"/>
          <table:table-cell table:style-name="ce4" table:formula="of:=[.L161]+[.M160]" office:value-type="float" office:value="0" calcext:value-type="float">
            <text:p>0</text:p>
          </table:table-cell>
          <table:table-cell table:style-name="ce112" table:formula="of:=IF([.L161]&gt;0;[.M161]/(ROW([.N16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61]=0; &quot;&quot; ;([.L161]/(([.I161]*60)+[.J161])*600))">
            <text:p/>
          </table:table-cell>
          <table:table-cell table:style-name="ce174" table:content-validation-name="val17" table:formula="of:=IF([.L161]=0;&quot;&quot;;TIME(0;[.I161];[.J161])/[.L161])">
            <text:p/>
          </table:table-cell>
          <table:table-cell table:style-name="ce148" table:formula="of:=IF([.$A161]&lt;&gt;&quot;&quot;; IF([.Z161]=&quot;&quot;;NOW(); [.Z161]); &quot;&quot;)">
            <text:p/>
          </table:table-cell>
          <table:table-cell table:style-name="ce149" table:formula="of:=IF([.Z161]&lt;&gt;&quot;&quot;;[.Z161];&quot;&quot;)">
            <text:p/>
          </table:table-cell>
          <table:table-cell table:style-name="ce150" table:formula="of:=IF([.AA161]&lt;&gt;&quot;&quot;;[.AA161];&quot;&quot;)">
            <text:p/>
          </table:table-cell>
          <table:table-cell table:style-name="ce152" table:formula="of:=IF([.AB161]&lt;&gt;&quot;&quot;;[.AB16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62]&lt;&gt;0;[.A162]-[.A16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62]&gt;0;&quot;W&quot;;IF([.B162]&lt;0;&quot;L&quot;; IF([.A162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62]=0; &quot;&quot; ;([.H162]/(([.I162]*60)+[.J162])*600))">
            <text:p/>
          </table:table-cell>
          <table:table-cell table:style-name="ce100"/>
          <table:table-cell table:style-name="ce4" table:formula="of:=[.L162]+[.M161]" office:value-type="float" office:value="0" calcext:value-type="float">
            <text:p>0</text:p>
          </table:table-cell>
          <table:table-cell table:style-name="ce112" table:formula="of:=IF([.L162]&gt;0;[.M162]/(ROW([.N16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62]=0; &quot;&quot; ;([.L162]/(([.I162]*60)+[.J162])*600))">
            <text:p/>
          </table:table-cell>
          <table:table-cell table:style-name="ce174" table:content-validation-name="val17" table:formula="of:=IF([.L162]=0;&quot;&quot;;TIME(0;[.I162];[.J162])/[.L162])">
            <text:p/>
          </table:table-cell>
          <table:table-cell table:style-name="ce148" table:formula="of:=IF([.$A162]&lt;&gt;&quot;&quot;; IF([.Z162]=&quot;&quot;;NOW(); [.Z162]); &quot;&quot;)">
            <text:p/>
          </table:table-cell>
          <table:table-cell table:style-name="ce149" table:formula="of:=IF([.Z162]&lt;&gt;&quot;&quot;;[.Z162];&quot;&quot;)">
            <text:p/>
          </table:table-cell>
          <table:table-cell table:style-name="ce150" table:formula="of:=IF([.AA162]&lt;&gt;&quot;&quot;;[.AA162];&quot;&quot;)">
            <text:p/>
          </table:table-cell>
          <table:table-cell table:style-name="ce152" table:formula="of:=IF([.AB162]&lt;&gt;&quot;&quot;;[.AB16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63]&lt;&gt;0;[.A163]-[.A16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63]&gt;0;&quot;W&quot;;IF([.B163]&lt;0;&quot;L&quot;; IF([.A16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63]=0; &quot;&quot; ;([.H163]/(([.I163]*60)+[.J163])*600))">
            <text:p/>
          </table:table-cell>
          <table:table-cell table:style-name="ce100"/>
          <table:table-cell table:style-name="ce4" table:formula="of:=[.L163]+[.M162]" office:value-type="float" office:value="0" calcext:value-type="float">
            <text:p>0</text:p>
          </table:table-cell>
          <table:table-cell table:style-name="ce112" table:formula="of:=IF([.L163]&gt;0;[.M163]/(ROW([.N16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63]=0; &quot;&quot; ;([.L163]/(([.I163]*60)+[.J163])*600))">
            <text:p/>
          </table:table-cell>
          <table:table-cell table:style-name="ce174" table:content-validation-name="val17" table:formula="of:=IF([.L163]=0;&quot;&quot;;TIME(0;[.I163];[.J163])/[.L163])">
            <text:p/>
          </table:table-cell>
          <table:table-cell table:style-name="ce148" table:formula="of:=IF([.$A163]&lt;&gt;&quot;&quot;; IF([.Z163]=&quot;&quot;;NOW(); [.Z163]); &quot;&quot;)">
            <text:p/>
          </table:table-cell>
          <table:table-cell table:style-name="ce149" table:formula="of:=IF([.Z163]&lt;&gt;&quot;&quot;;[.Z163];&quot;&quot;)">
            <text:p/>
          </table:table-cell>
          <table:table-cell table:style-name="ce150" table:formula="of:=IF([.AA163]&lt;&gt;&quot;&quot;;[.AA163];&quot;&quot;)">
            <text:p/>
          </table:table-cell>
          <table:table-cell table:style-name="ce152" table:formula="of:=IF([.AB163]&lt;&gt;&quot;&quot;;[.AB16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64]&lt;&gt;0;[.A164]-[.A16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64]&gt;0;&quot;W&quot;;IF([.B164]&lt;0;&quot;L&quot;; IF([.A16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64]=0; &quot;&quot; ;([.H164]/(([.I164]*60)+[.J164])*600))">
            <text:p/>
          </table:table-cell>
          <table:table-cell table:style-name="ce100"/>
          <table:table-cell table:style-name="ce4" table:formula="of:=[.L164]+[.M163]" office:value-type="float" office:value="0" calcext:value-type="float">
            <text:p>0</text:p>
          </table:table-cell>
          <table:table-cell table:style-name="ce112" table:formula="of:=IF([.L164]&gt;0;[.M164]/(ROW([.N16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64]=0; &quot;&quot; ;([.L164]/(([.I164]*60)+[.J164])*600))">
            <text:p/>
          </table:table-cell>
          <table:table-cell table:style-name="ce174" table:content-validation-name="val17" table:formula="of:=IF([.L164]=0;&quot;&quot;;TIME(0;[.I164];[.J164])/[.L164])">
            <text:p/>
          </table:table-cell>
          <table:table-cell table:style-name="ce148" table:formula="of:=IF([.$A164]&lt;&gt;&quot;&quot;; IF([.Z164]=&quot;&quot;;NOW(); [.Z164]); &quot;&quot;)">
            <text:p/>
          </table:table-cell>
          <table:table-cell table:style-name="ce149" table:formula="of:=IF([.Z164]&lt;&gt;&quot;&quot;;[.Z164];&quot;&quot;)">
            <text:p/>
          </table:table-cell>
          <table:table-cell table:style-name="ce150" table:formula="of:=IF([.AA164]&lt;&gt;&quot;&quot;;[.AA164];&quot;&quot;)">
            <text:p/>
          </table:table-cell>
          <table:table-cell table:style-name="ce152" table:formula="of:=IF([.AB164]&lt;&gt;&quot;&quot;;[.AB16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65]&lt;&gt;0;[.A165]-[.A16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65]&gt;0;&quot;W&quot;;IF([.B165]&lt;0;&quot;L&quot;; IF([.A16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65]=0; &quot;&quot; ;([.H165]/(([.I165]*60)+[.J165])*600))">
            <text:p/>
          </table:table-cell>
          <table:table-cell table:style-name="ce100"/>
          <table:table-cell table:style-name="ce4" table:formula="of:=[.L165]+[.M164]" office:value-type="float" office:value="0" calcext:value-type="float">
            <text:p>0</text:p>
          </table:table-cell>
          <table:table-cell table:style-name="ce112" table:formula="of:=IF([.L165]&gt;0;[.M165]/(ROW([.N16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65]=0; &quot;&quot; ;([.L165]/(([.I165]*60)+[.J165])*600))">
            <text:p/>
          </table:table-cell>
          <table:table-cell table:style-name="ce174" table:content-validation-name="val17" table:formula="of:=IF([.L165]=0;&quot;&quot;;TIME(0;[.I165];[.J165])/[.L165])">
            <text:p/>
          </table:table-cell>
          <table:table-cell table:style-name="ce148" table:formula="of:=IF([.$A165]&lt;&gt;&quot;&quot;; IF([.Z165]=&quot;&quot;;NOW(); [.Z165]); &quot;&quot;)">
            <text:p/>
          </table:table-cell>
          <table:table-cell table:style-name="ce149" table:formula="of:=IF([.Z165]&lt;&gt;&quot;&quot;;[.Z165];&quot;&quot;)">
            <text:p/>
          </table:table-cell>
          <table:table-cell table:style-name="ce150" table:formula="of:=IF([.AA165]&lt;&gt;&quot;&quot;;[.AA165];&quot;&quot;)">
            <text:p/>
          </table:table-cell>
          <table:table-cell table:style-name="ce152" table:formula="of:=IF([.AB165]&lt;&gt;&quot;&quot;;[.AB16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66]&lt;&gt;0;[.A166]-[.A16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66]&gt;0;&quot;W&quot;;IF([.B166]&lt;0;&quot;L&quot;; IF([.A16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66]=0; &quot;&quot; ;([.H166]/(([.I166]*60)+[.J166])*600))">
            <text:p/>
          </table:table-cell>
          <table:table-cell table:style-name="ce100"/>
          <table:table-cell table:style-name="ce4" table:formula="of:=[.L166]+[.M165]" office:value-type="float" office:value="0" calcext:value-type="float">
            <text:p>0</text:p>
          </table:table-cell>
          <table:table-cell table:style-name="ce112" table:formula="of:=IF([.L166]&gt;0;[.M166]/(ROW([.N16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66]=0; &quot;&quot; ;([.L166]/(([.I166]*60)+[.J166])*600))">
            <text:p/>
          </table:table-cell>
          <table:table-cell table:style-name="ce174" table:content-validation-name="val17" table:formula="of:=IF([.L166]=0;&quot;&quot;;TIME(0;[.I166];[.J166])/[.L166])">
            <text:p/>
          </table:table-cell>
          <table:table-cell table:style-name="ce148" table:formula="of:=IF([.$A166]&lt;&gt;&quot;&quot;; IF([.Z166]=&quot;&quot;;NOW(); [.Z166]); &quot;&quot;)">
            <text:p/>
          </table:table-cell>
          <table:table-cell table:style-name="ce149" table:formula="of:=IF([.Z166]&lt;&gt;&quot;&quot;;[.Z166];&quot;&quot;)">
            <text:p/>
          </table:table-cell>
          <table:table-cell table:style-name="ce150" table:formula="of:=IF([.AA166]&lt;&gt;&quot;&quot;;[.AA166];&quot;&quot;)">
            <text:p/>
          </table:table-cell>
          <table:table-cell table:style-name="ce152" table:formula="of:=IF([.AB166]&lt;&gt;&quot;&quot;;[.AB16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67]&lt;&gt;0;[.A167]-[.A16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67]&gt;0;&quot;W&quot;;IF([.B167]&lt;0;&quot;L&quot;; IF([.A16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67]=0; &quot;&quot; ;([.H167]/(([.I167]*60)+[.J167])*600))">
            <text:p/>
          </table:table-cell>
          <table:table-cell table:style-name="ce100"/>
          <table:table-cell table:style-name="ce4" table:formula="of:=[.L167]+[.M166]" office:value-type="float" office:value="0" calcext:value-type="float">
            <text:p>0</text:p>
          </table:table-cell>
          <table:table-cell table:style-name="ce112" table:formula="of:=IF([.L167]&gt;0;[.M167]/(ROW([.N16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67]=0; &quot;&quot; ;([.L167]/(([.I167]*60)+[.J167])*600))">
            <text:p/>
          </table:table-cell>
          <table:table-cell table:style-name="ce174" table:content-validation-name="val17" table:formula="of:=IF([.L167]=0;&quot;&quot;;TIME(0;[.I167];[.J167])/[.L167])">
            <text:p/>
          </table:table-cell>
          <table:table-cell table:style-name="ce148" table:formula="of:=IF([.$A167]&lt;&gt;&quot;&quot;; IF([.Z167]=&quot;&quot;;NOW(); [.Z167]); &quot;&quot;)">
            <text:p/>
          </table:table-cell>
          <table:table-cell table:style-name="ce149" table:formula="of:=IF([.Z167]&lt;&gt;&quot;&quot;;[.Z167];&quot;&quot;)">
            <text:p/>
          </table:table-cell>
          <table:table-cell table:style-name="ce150" table:formula="of:=IF([.AA167]&lt;&gt;&quot;&quot;;[.AA167];&quot;&quot;)">
            <text:p/>
          </table:table-cell>
          <table:table-cell table:style-name="ce152" table:formula="of:=IF([.AB167]&lt;&gt;&quot;&quot;;[.AB16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68]&lt;&gt;0;[.A168]-[.A16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68]&gt;0;&quot;W&quot;;IF([.B168]&lt;0;&quot;L&quot;; IF([.A16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68]=0; &quot;&quot; ;([.H168]/(([.I168]*60)+[.J168])*600))">
            <text:p/>
          </table:table-cell>
          <table:table-cell table:style-name="ce100"/>
          <table:table-cell table:style-name="ce4" table:formula="of:=[.L168]+[.M167]" office:value-type="float" office:value="0" calcext:value-type="float">
            <text:p>0</text:p>
          </table:table-cell>
          <table:table-cell table:style-name="ce112" table:formula="of:=IF([.L168]&gt;0;[.M168]/(ROW([.N16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68]=0; &quot;&quot; ;([.L168]/(([.I168]*60)+[.J168])*600))">
            <text:p/>
          </table:table-cell>
          <table:table-cell table:style-name="ce174" table:content-validation-name="val17" table:formula="of:=IF([.L168]=0;&quot;&quot;;TIME(0;[.I168];[.J168])/[.L168])">
            <text:p/>
          </table:table-cell>
          <table:table-cell table:style-name="ce148" table:formula="of:=IF([.$A168]&lt;&gt;&quot;&quot;; IF([.Z168]=&quot;&quot;;NOW(); [.Z168]); &quot;&quot;)">
            <text:p/>
          </table:table-cell>
          <table:table-cell table:style-name="ce149" table:formula="of:=IF([.Z168]&lt;&gt;&quot;&quot;;[.Z168];&quot;&quot;)">
            <text:p/>
          </table:table-cell>
          <table:table-cell table:style-name="ce150" table:formula="of:=IF([.AA168]&lt;&gt;&quot;&quot;;[.AA168];&quot;&quot;)">
            <text:p/>
          </table:table-cell>
          <table:table-cell table:style-name="ce152" table:formula="of:=IF([.AB168]&lt;&gt;&quot;&quot;;[.AB16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69]&lt;&gt;0;[.A169]-[.A16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69]&gt;0;&quot;W&quot;;IF([.B169]&lt;0;&quot;L&quot;; IF([.A16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69]=0; &quot;&quot; ;([.H169]/(([.I169]*60)+[.J169])*600))">
            <text:p/>
          </table:table-cell>
          <table:table-cell table:style-name="ce100"/>
          <table:table-cell table:style-name="ce4" table:formula="of:=[.L169]+[.M168]" office:value-type="float" office:value="0" calcext:value-type="float">
            <text:p>0</text:p>
          </table:table-cell>
          <table:table-cell table:style-name="ce112" table:formula="of:=IF([.L169]&gt;0;[.M169]/(ROW([.N16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69]=0; &quot;&quot; ;([.L169]/(([.I169]*60)+[.J169])*600))">
            <text:p/>
          </table:table-cell>
          <table:table-cell table:style-name="ce174" table:content-validation-name="val17" table:formula="of:=IF([.L169]=0;&quot;&quot;;TIME(0;[.I169];[.J169])/[.L169])">
            <text:p/>
          </table:table-cell>
          <table:table-cell table:style-name="ce148" table:formula="of:=IF([.$A169]&lt;&gt;&quot;&quot;; IF([.Z169]=&quot;&quot;;NOW(); [.Z169]); &quot;&quot;)">
            <text:p/>
          </table:table-cell>
          <table:table-cell table:style-name="ce149" table:formula="of:=IF([.Z169]&lt;&gt;&quot;&quot;;[.Z169];&quot;&quot;)">
            <text:p/>
          </table:table-cell>
          <table:table-cell table:style-name="ce150" table:formula="of:=IF([.AA169]&lt;&gt;&quot;&quot;;[.AA169];&quot;&quot;)">
            <text:p/>
          </table:table-cell>
          <table:table-cell table:style-name="ce152" table:formula="of:=IF([.AB169]&lt;&gt;&quot;&quot;;[.AB16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70]&lt;&gt;0;[.A170]-[.A16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70]&gt;0;&quot;W&quot;;IF([.B170]&lt;0;&quot;L&quot;; IF([.A17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70]=0; &quot;&quot; ;([.H170]/(([.I170]*60)+[.J170])*600))">
            <text:p/>
          </table:table-cell>
          <table:table-cell table:style-name="ce100"/>
          <table:table-cell table:style-name="ce4" table:formula="of:=[.L170]+[.M169]" office:value-type="float" office:value="0" calcext:value-type="float">
            <text:p>0</text:p>
          </table:table-cell>
          <table:table-cell table:style-name="ce112" table:formula="of:=IF([.L170]&gt;0;[.M170]/(ROW([.N17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70]=0; &quot;&quot; ;([.L170]/(([.I170]*60)+[.J170])*600))">
            <text:p/>
          </table:table-cell>
          <table:table-cell table:style-name="ce174" table:content-validation-name="val17" table:formula="of:=IF([.L170]=0;&quot;&quot;;TIME(0;[.I170];[.J170])/[.L170])">
            <text:p/>
          </table:table-cell>
          <table:table-cell table:style-name="ce148" table:formula="of:=IF([.$A170]&lt;&gt;&quot;&quot;; IF([.Z170]=&quot;&quot;;NOW(); [.Z170]); &quot;&quot;)">
            <text:p/>
          </table:table-cell>
          <table:table-cell table:style-name="ce149" table:formula="of:=IF([.Z170]&lt;&gt;&quot;&quot;;[.Z170];&quot;&quot;)">
            <text:p/>
          </table:table-cell>
          <table:table-cell table:style-name="ce150" table:formula="of:=IF([.AA170]&lt;&gt;&quot;&quot;;[.AA170];&quot;&quot;)">
            <text:p/>
          </table:table-cell>
          <table:table-cell table:style-name="ce152" table:formula="of:=IF([.AB170]&lt;&gt;&quot;&quot;;[.AB17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71]&lt;&gt;0;[.A171]-[.A17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71]&gt;0;&quot;W&quot;;IF([.B171]&lt;0;&quot;L&quot;; IF([.A171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71]=0; &quot;&quot; ;([.H171]/(([.I171]*60)+[.J171])*600))">
            <text:p/>
          </table:table-cell>
          <table:table-cell table:style-name="ce100"/>
          <table:table-cell table:style-name="ce4" table:formula="of:=[.L171]+[.M170]" office:value-type="float" office:value="0" calcext:value-type="float">
            <text:p>0</text:p>
          </table:table-cell>
          <table:table-cell table:style-name="ce112" table:formula="of:=IF([.L171]&gt;0;[.M171]/(ROW([.N17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71]=0; &quot;&quot; ;([.L171]/(([.I171]*60)+[.J171])*600))">
            <text:p/>
          </table:table-cell>
          <table:table-cell table:style-name="ce174" table:content-validation-name="val17" table:formula="of:=IF([.L171]=0;&quot;&quot;;TIME(0;[.I171];[.J171])/[.L171])">
            <text:p/>
          </table:table-cell>
          <table:table-cell table:style-name="ce148" table:formula="of:=IF([.$A171]&lt;&gt;&quot;&quot;; IF([.Z171]=&quot;&quot;;NOW(); [.Z171]); &quot;&quot;)">
            <text:p/>
          </table:table-cell>
          <table:table-cell table:style-name="ce149" table:formula="of:=IF([.Z171]&lt;&gt;&quot;&quot;;[.Z171];&quot;&quot;)">
            <text:p/>
          </table:table-cell>
          <table:table-cell table:style-name="ce150" table:formula="of:=IF([.AA171]&lt;&gt;&quot;&quot;;[.AA171];&quot;&quot;)">
            <text:p/>
          </table:table-cell>
          <table:table-cell table:style-name="ce152" table:formula="of:=IF([.AB171]&lt;&gt;&quot;&quot;;[.AB17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72]&lt;&gt;0;[.A172]-[.A17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72]&gt;0;&quot;W&quot;;IF([.B172]&lt;0;&quot;L&quot;; IF([.A172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72]=0; &quot;&quot; ;([.H172]/(([.I172]*60)+[.J172])*600))">
            <text:p/>
          </table:table-cell>
          <table:table-cell table:style-name="ce100"/>
          <table:table-cell table:style-name="ce4" table:formula="of:=[.L172]+[.M171]" office:value-type="float" office:value="0" calcext:value-type="float">
            <text:p>0</text:p>
          </table:table-cell>
          <table:table-cell table:style-name="ce112" table:formula="of:=IF([.L172]&gt;0;[.M172]/(ROW([.N17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72]=0; &quot;&quot; ;([.L172]/(([.I172]*60)+[.J172])*600))">
            <text:p/>
          </table:table-cell>
          <table:table-cell table:style-name="ce174" table:content-validation-name="val17" table:formula="of:=IF([.L172]=0;&quot;&quot;;TIME(0;[.I172];[.J172])/[.L172])">
            <text:p/>
          </table:table-cell>
          <table:table-cell table:style-name="ce148" table:formula="of:=IF([.$A172]&lt;&gt;&quot;&quot;; IF([.Z172]=&quot;&quot;;NOW(); [.Z172]); &quot;&quot;)">
            <text:p/>
          </table:table-cell>
          <table:table-cell table:style-name="ce149" table:formula="of:=IF([.Z172]&lt;&gt;&quot;&quot;;[.Z172];&quot;&quot;)">
            <text:p/>
          </table:table-cell>
          <table:table-cell table:style-name="ce150" table:formula="of:=IF([.AA172]&lt;&gt;&quot;&quot;;[.AA172];&quot;&quot;)">
            <text:p/>
          </table:table-cell>
          <table:table-cell table:style-name="ce152" table:formula="of:=IF([.AB172]&lt;&gt;&quot;&quot;;[.AB17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73]&lt;&gt;0;[.A173]-[.A17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73]&gt;0;&quot;W&quot;;IF([.B173]&lt;0;&quot;L&quot;; IF([.A17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73]=0; &quot;&quot; ;([.H173]/(([.I173]*60)+[.J173])*600))">
            <text:p/>
          </table:table-cell>
          <table:table-cell table:style-name="ce100"/>
          <table:table-cell table:style-name="ce4" table:formula="of:=[.L173]+[.M172]" office:value-type="float" office:value="0" calcext:value-type="float">
            <text:p>0</text:p>
          </table:table-cell>
          <table:table-cell table:style-name="ce112" table:formula="of:=IF([.L173]&gt;0;[.M173]/(ROW([.N17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73]=0; &quot;&quot; ;([.L173]/(([.I173]*60)+[.J173])*600))">
            <text:p/>
          </table:table-cell>
          <table:table-cell table:style-name="ce174" table:content-validation-name="val17" table:formula="of:=IF([.L173]=0;&quot;&quot;;TIME(0;[.I173];[.J173])/[.L173])">
            <text:p/>
          </table:table-cell>
          <table:table-cell table:style-name="ce148" table:formula="of:=IF([.$A173]&lt;&gt;&quot;&quot;; IF([.Z173]=&quot;&quot;;NOW(); [.Z173]); &quot;&quot;)">
            <text:p/>
          </table:table-cell>
          <table:table-cell table:style-name="ce149" table:formula="of:=IF([.Z173]&lt;&gt;&quot;&quot;;[.Z173];&quot;&quot;)">
            <text:p/>
          </table:table-cell>
          <table:table-cell table:style-name="ce150" table:formula="of:=IF([.AA173]&lt;&gt;&quot;&quot;;[.AA173];&quot;&quot;)">
            <text:p/>
          </table:table-cell>
          <table:table-cell table:style-name="ce152" table:formula="of:=IF([.AB173]&lt;&gt;&quot;&quot;;[.AB17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74]&lt;&gt;0;[.A174]-[.A17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74]&gt;0;&quot;W&quot;;IF([.B174]&lt;0;&quot;L&quot;; IF([.A17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74]=0; &quot;&quot; ;([.H174]/(([.I174]*60)+[.J174])*600))">
            <text:p/>
          </table:table-cell>
          <table:table-cell table:style-name="ce100"/>
          <table:table-cell table:style-name="ce4" table:formula="of:=[.L174]+[.M173]" office:value-type="float" office:value="0" calcext:value-type="float">
            <text:p>0</text:p>
          </table:table-cell>
          <table:table-cell table:style-name="ce112" table:formula="of:=IF([.L174]&gt;0;[.M174]/(ROW([.N17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74]=0; &quot;&quot; ;([.L174]/(([.I174]*60)+[.J174])*600))">
            <text:p/>
          </table:table-cell>
          <table:table-cell table:style-name="ce174" table:content-validation-name="val17" table:formula="of:=IF([.L174]=0;&quot;&quot;;TIME(0;[.I174];[.J174])/[.L174])">
            <text:p/>
          </table:table-cell>
          <table:table-cell table:style-name="ce148" table:formula="of:=IF([.$A174]&lt;&gt;&quot;&quot;; IF([.Z174]=&quot;&quot;;NOW(); [.Z174]); &quot;&quot;)">
            <text:p/>
          </table:table-cell>
          <table:table-cell table:style-name="ce149" table:formula="of:=IF([.Z174]&lt;&gt;&quot;&quot;;[.Z174];&quot;&quot;)">
            <text:p/>
          </table:table-cell>
          <table:table-cell table:style-name="ce150" table:formula="of:=IF([.AA174]&lt;&gt;&quot;&quot;;[.AA174];&quot;&quot;)">
            <text:p/>
          </table:table-cell>
          <table:table-cell table:style-name="ce152" table:formula="of:=IF([.AB174]&lt;&gt;&quot;&quot;;[.AB17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75]&lt;&gt;0;[.A175]-[.A17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75]&gt;0;&quot;W&quot;;IF([.B175]&lt;0;&quot;L&quot;; IF([.A17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75]=0; &quot;&quot; ;([.H175]/(([.I175]*60)+[.J175])*600))">
            <text:p/>
          </table:table-cell>
          <table:table-cell table:style-name="ce100"/>
          <table:table-cell table:style-name="ce4" table:formula="of:=[.L175]+[.M174]" office:value-type="float" office:value="0" calcext:value-type="float">
            <text:p>0</text:p>
          </table:table-cell>
          <table:table-cell table:style-name="ce112" table:formula="of:=IF([.L175]&gt;0;[.M175]/(ROW([.N17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75]=0; &quot;&quot; ;([.L175]/(([.I175]*60)+[.J175])*600))">
            <text:p/>
          </table:table-cell>
          <table:table-cell table:style-name="ce174" table:content-validation-name="val17" table:formula="of:=IF([.L175]=0;&quot;&quot;;TIME(0;[.I175];[.J175])/[.L175])">
            <text:p/>
          </table:table-cell>
          <table:table-cell table:style-name="ce148" table:formula="of:=IF([.$A175]&lt;&gt;&quot;&quot;; IF([.Z175]=&quot;&quot;;NOW(); [.Z175]); &quot;&quot;)">
            <text:p/>
          </table:table-cell>
          <table:table-cell table:style-name="ce149" table:formula="of:=IF([.Z175]&lt;&gt;&quot;&quot;;[.Z175];&quot;&quot;)">
            <text:p/>
          </table:table-cell>
          <table:table-cell table:style-name="ce150" table:formula="of:=IF([.AA175]&lt;&gt;&quot;&quot;;[.AA175];&quot;&quot;)">
            <text:p/>
          </table:table-cell>
          <table:table-cell table:style-name="ce152" table:formula="of:=IF([.AB175]&lt;&gt;&quot;&quot;;[.AB17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76]&lt;&gt;0;[.A176]-[.A17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76]&gt;0;&quot;W&quot;;IF([.B176]&lt;0;&quot;L&quot;; IF([.A17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76]=0; &quot;&quot; ;([.H176]/(([.I176]*60)+[.J176])*600))">
            <text:p/>
          </table:table-cell>
          <table:table-cell table:style-name="ce100"/>
          <table:table-cell table:style-name="ce4" table:formula="of:=[.L176]+[.M175]" office:value-type="float" office:value="0" calcext:value-type="float">
            <text:p>0</text:p>
          </table:table-cell>
          <table:table-cell table:style-name="ce112" table:formula="of:=IF([.L176]&gt;0;[.M176]/(ROW([.N17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76]=0; &quot;&quot; ;([.L176]/(([.I176]*60)+[.J176])*600))">
            <text:p/>
          </table:table-cell>
          <table:table-cell table:style-name="ce174" table:content-validation-name="val17" table:formula="of:=IF([.L176]=0;&quot;&quot;;TIME(0;[.I176];[.J176])/[.L176])">
            <text:p/>
          </table:table-cell>
          <table:table-cell table:style-name="ce148" table:formula="of:=IF([.$A176]&lt;&gt;&quot;&quot;; IF([.Z176]=&quot;&quot;;NOW(); [.Z176]); &quot;&quot;)">
            <text:p/>
          </table:table-cell>
          <table:table-cell table:style-name="ce149" table:formula="of:=IF([.Z176]&lt;&gt;&quot;&quot;;[.Z176];&quot;&quot;)">
            <text:p/>
          </table:table-cell>
          <table:table-cell table:style-name="ce150" table:formula="of:=IF([.AA176]&lt;&gt;&quot;&quot;;[.AA176];&quot;&quot;)">
            <text:p/>
          </table:table-cell>
          <table:table-cell table:style-name="ce152" table:formula="of:=IF([.AB176]&lt;&gt;&quot;&quot;;[.AB17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77]&lt;&gt;0;[.A177]-[.A17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77]&gt;0;&quot;W&quot;;IF([.B177]&lt;0;&quot;L&quot;; IF([.A17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77]=0; &quot;&quot; ;([.H177]/(([.I177]*60)+[.J177])*600))">
            <text:p/>
          </table:table-cell>
          <table:table-cell table:style-name="ce100"/>
          <table:table-cell table:style-name="ce4" table:formula="of:=[.L177]+[.M176]" office:value-type="float" office:value="0" calcext:value-type="float">
            <text:p>0</text:p>
          </table:table-cell>
          <table:table-cell table:style-name="ce112" table:formula="of:=IF([.L177]&gt;0;[.M177]/(ROW([.N17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77]=0; &quot;&quot; ;([.L177]/(([.I177]*60)+[.J177])*600))">
            <text:p/>
          </table:table-cell>
          <table:table-cell table:style-name="ce174" table:content-validation-name="val17" table:formula="of:=IF([.L177]=0;&quot;&quot;;TIME(0;[.I177];[.J177])/[.L177])">
            <text:p/>
          </table:table-cell>
          <table:table-cell table:style-name="ce148" table:formula="of:=IF([.$A177]&lt;&gt;&quot;&quot;; IF([.Z177]=&quot;&quot;;NOW(); [.Z177]); &quot;&quot;)">
            <text:p/>
          </table:table-cell>
          <table:table-cell table:style-name="ce149" table:formula="of:=IF([.Z177]&lt;&gt;&quot;&quot;;[.Z177];&quot;&quot;)">
            <text:p/>
          </table:table-cell>
          <table:table-cell table:style-name="ce150" table:formula="of:=IF([.AA177]&lt;&gt;&quot;&quot;;[.AA177];&quot;&quot;)">
            <text:p/>
          </table:table-cell>
          <table:table-cell table:style-name="ce152" table:formula="of:=IF([.AB177]&lt;&gt;&quot;&quot;;[.AB17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78]&lt;&gt;0;[.A178]-[.A17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78]&gt;0;&quot;W&quot;;IF([.B178]&lt;0;&quot;L&quot;; IF([.A17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78]=0; &quot;&quot; ;([.H178]/(([.I178]*60)+[.J178])*600))">
            <text:p/>
          </table:table-cell>
          <table:table-cell table:style-name="ce100"/>
          <table:table-cell table:style-name="ce4" table:formula="of:=[.L178]+[.M177]" office:value-type="float" office:value="0" calcext:value-type="float">
            <text:p>0</text:p>
          </table:table-cell>
          <table:table-cell table:style-name="ce112" table:formula="of:=IF([.L178]&gt;0;[.M178]/(ROW([.N17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78]=0; &quot;&quot; ;([.L178]/(([.I178]*60)+[.J178])*600))">
            <text:p/>
          </table:table-cell>
          <table:table-cell table:style-name="ce174" table:content-validation-name="val17" table:formula="of:=IF([.L178]=0;&quot;&quot;;TIME(0;[.I178];[.J178])/[.L178])">
            <text:p/>
          </table:table-cell>
          <table:table-cell table:style-name="ce148" table:formula="of:=IF([.$A178]&lt;&gt;&quot;&quot;; IF([.Z178]=&quot;&quot;;NOW(); [.Z178]); &quot;&quot;)">
            <text:p/>
          </table:table-cell>
          <table:table-cell table:style-name="ce149" table:formula="of:=IF([.Z178]&lt;&gt;&quot;&quot;;[.Z178];&quot;&quot;)">
            <text:p/>
          </table:table-cell>
          <table:table-cell table:style-name="ce150" table:formula="of:=IF([.AA178]&lt;&gt;&quot;&quot;;[.AA178];&quot;&quot;)">
            <text:p/>
          </table:table-cell>
          <table:table-cell table:style-name="ce152" table:formula="of:=IF([.AB178]&lt;&gt;&quot;&quot;;[.AB17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79]&lt;&gt;0;[.A179]-[.A17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79]&gt;0;&quot;W&quot;;IF([.B179]&lt;0;&quot;L&quot;; IF([.A17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79]=0; &quot;&quot; ;([.H179]/(([.I179]*60)+[.J179])*600))">
            <text:p/>
          </table:table-cell>
          <table:table-cell table:style-name="ce100"/>
          <table:table-cell table:style-name="ce4" table:formula="of:=[.L179]+[.M178]" office:value-type="float" office:value="0" calcext:value-type="float">
            <text:p>0</text:p>
          </table:table-cell>
          <table:table-cell table:style-name="ce112" table:formula="of:=IF([.L179]&gt;0;[.M179]/(ROW([.N17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79]=0; &quot;&quot; ;([.L179]/(([.I179]*60)+[.J179])*600))">
            <text:p/>
          </table:table-cell>
          <table:table-cell table:style-name="ce174" table:content-validation-name="val17" table:formula="of:=IF([.L179]=0;&quot;&quot;;TIME(0;[.I179];[.J179])/[.L179])">
            <text:p/>
          </table:table-cell>
          <table:table-cell table:style-name="ce148" table:formula="of:=IF([.$A179]&lt;&gt;&quot;&quot;; IF([.Z179]=&quot;&quot;;NOW(); [.Z179]); &quot;&quot;)">
            <text:p/>
          </table:table-cell>
          <table:table-cell table:style-name="ce149" table:formula="of:=IF([.Z179]&lt;&gt;&quot;&quot;;[.Z179];&quot;&quot;)">
            <text:p/>
          </table:table-cell>
          <table:table-cell table:style-name="ce150" table:formula="of:=IF([.AA179]&lt;&gt;&quot;&quot;;[.AA179];&quot;&quot;)">
            <text:p/>
          </table:table-cell>
          <table:table-cell table:style-name="ce152" table:formula="of:=IF([.AB179]&lt;&gt;&quot;&quot;;[.AB17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80]&lt;&gt;0;[.A180]-[.A17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80]&gt;0;&quot;W&quot;;IF([.B180]&lt;0;&quot;L&quot;; IF([.A18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80]=0; &quot;&quot; ;([.H180]/(([.I180]*60)+[.J180])*600))">
            <text:p/>
          </table:table-cell>
          <table:table-cell table:style-name="ce100"/>
          <table:table-cell table:style-name="ce4" table:formula="of:=[.L180]+[.M179]" office:value-type="float" office:value="0" calcext:value-type="float">
            <text:p>0</text:p>
          </table:table-cell>
          <table:table-cell table:style-name="ce112" table:formula="of:=IF([.L180]&gt;0;[.M180]/(ROW([.N18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80]=0; &quot;&quot; ;([.L180]/(([.I180]*60)+[.J180])*600))">
            <text:p/>
          </table:table-cell>
          <table:table-cell table:style-name="ce174" table:content-validation-name="val17" table:formula="of:=IF([.L180]=0;&quot;&quot;;TIME(0;[.I180];[.J180])/[.L180])">
            <text:p/>
          </table:table-cell>
          <table:table-cell table:style-name="ce148" table:formula="of:=IF([.$A180]&lt;&gt;&quot;&quot;; IF([.Z180]=&quot;&quot;;NOW(); [.Z180]); &quot;&quot;)">
            <text:p/>
          </table:table-cell>
          <table:table-cell table:style-name="ce149" table:formula="of:=IF([.Z180]&lt;&gt;&quot;&quot;;[.Z180];&quot;&quot;)">
            <text:p/>
          </table:table-cell>
          <table:table-cell table:style-name="ce150" table:formula="of:=IF([.AA180]&lt;&gt;&quot;&quot;;[.AA180];&quot;&quot;)">
            <text:p/>
          </table:table-cell>
          <table:table-cell table:style-name="ce152" table:formula="of:=IF([.AB180]&lt;&gt;&quot;&quot;;[.AB18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81]&lt;&gt;0;[.A181]-[.A18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81]&gt;0;&quot;W&quot;;IF([.B181]&lt;0;&quot;L&quot;; IF([.A181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81]=0; &quot;&quot; ;([.H181]/(([.I181]*60)+[.J181])*600))">
            <text:p/>
          </table:table-cell>
          <table:table-cell table:style-name="ce100"/>
          <table:table-cell table:style-name="ce4" table:formula="of:=[.L181]+[.M180]" office:value-type="float" office:value="0" calcext:value-type="float">
            <text:p>0</text:p>
          </table:table-cell>
          <table:table-cell table:style-name="ce112" table:formula="of:=IF([.L181]&gt;0;[.M181]/(ROW([.N18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81]=0; &quot;&quot; ;([.L181]/(([.I181]*60)+[.J181])*600))">
            <text:p/>
          </table:table-cell>
          <table:table-cell table:style-name="ce174" table:content-validation-name="val17" table:formula="of:=IF([.L181]=0;&quot;&quot;;TIME(0;[.I181];[.J181])/[.L181])">
            <text:p/>
          </table:table-cell>
          <table:table-cell table:style-name="ce148" table:formula="of:=IF([.$A181]&lt;&gt;&quot;&quot;; IF([.Z181]=&quot;&quot;;NOW(); [.Z181]); &quot;&quot;)">
            <text:p/>
          </table:table-cell>
          <table:table-cell table:style-name="ce149" table:formula="of:=IF([.Z181]&lt;&gt;&quot;&quot;;[.Z181];&quot;&quot;)">
            <text:p/>
          </table:table-cell>
          <table:table-cell table:style-name="ce150" table:formula="of:=IF([.AA181]&lt;&gt;&quot;&quot;;[.AA181];&quot;&quot;)">
            <text:p/>
          </table:table-cell>
          <table:table-cell table:style-name="ce152" table:formula="of:=IF([.AB181]&lt;&gt;&quot;&quot;;[.AB18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82]&lt;&gt;0;[.A182]-[.A18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82]&gt;0;&quot;W&quot;;IF([.B182]&lt;0;&quot;L&quot;; IF([.A182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82]=0; &quot;&quot; ;([.H182]/(([.I182]*60)+[.J182])*600))">
            <text:p/>
          </table:table-cell>
          <table:table-cell table:style-name="ce100"/>
          <table:table-cell table:style-name="ce4" table:formula="of:=[.L182]+[.M181]" office:value-type="float" office:value="0" calcext:value-type="float">
            <text:p>0</text:p>
          </table:table-cell>
          <table:table-cell table:style-name="ce112" table:formula="of:=IF([.L182]&gt;0;[.M182]/(ROW([.N18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82]=0; &quot;&quot; ;([.L182]/(([.I182]*60)+[.J182])*600))">
            <text:p/>
          </table:table-cell>
          <table:table-cell table:style-name="ce174" table:content-validation-name="val17" table:formula="of:=IF([.L182]=0;&quot;&quot;;TIME(0;[.I182];[.J182])/[.L182])">
            <text:p/>
          </table:table-cell>
          <table:table-cell table:style-name="ce148" table:formula="of:=IF([.$A182]&lt;&gt;&quot;&quot;; IF([.Z182]=&quot;&quot;;NOW(); [.Z182]); &quot;&quot;)">
            <text:p/>
          </table:table-cell>
          <table:table-cell table:style-name="ce149" table:formula="of:=IF([.Z182]&lt;&gt;&quot;&quot;;[.Z182];&quot;&quot;)">
            <text:p/>
          </table:table-cell>
          <table:table-cell table:style-name="ce150" table:formula="of:=IF([.AA182]&lt;&gt;&quot;&quot;;[.AA182];&quot;&quot;)">
            <text:p/>
          </table:table-cell>
          <table:table-cell table:style-name="ce152" table:formula="of:=IF([.AB182]&lt;&gt;&quot;&quot;;[.AB18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83]&lt;&gt;0;[.A183]-[.A18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83]&gt;0;&quot;W&quot;;IF([.B183]&lt;0;&quot;L&quot;; IF([.A18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83]=0; &quot;&quot; ;([.H183]/(([.I183]*60)+[.J183])*600))">
            <text:p/>
          </table:table-cell>
          <table:table-cell table:style-name="ce100"/>
          <table:table-cell table:style-name="ce4" table:formula="of:=[.L183]+[.M182]" office:value-type="float" office:value="0" calcext:value-type="float">
            <text:p>0</text:p>
          </table:table-cell>
          <table:table-cell table:style-name="ce112" table:formula="of:=IF([.L183]&gt;0;[.M183]/(ROW([.N18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83]=0; &quot;&quot; ;([.L183]/(([.I183]*60)+[.J183])*600))">
            <text:p/>
          </table:table-cell>
          <table:table-cell table:style-name="ce174" table:content-validation-name="val17" table:formula="of:=IF([.L183]=0;&quot;&quot;;TIME(0;[.I183];[.J183])/[.L183])">
            <text:p/>
          </table:table-cell>
          <table:table-cell table:style-name="ce148" table:formula="of:=IF([.$A183]&lt;&gt;&quot;&quot;; IF([.Z183]=&quot;&quot;;NOW(); [.Z183]); &quot;&quot;)">
            <text:p/>
          </table:table-cell>
          <table:table-cell table:style-name="ce149" table:formula="of:=IF([.Z183]&lt;&gt;&quot;&quot;;[.Z183];&quot;&quot;)">
            <text:p/>
          </table:table-cell>
          <table:table-cell table:style-name="ce150" table:formula="of:=IF([.AA183]&lt;&gt;&quot;&quot;;[.AA183];&quot;&quot;)">
            <text:p/>
          </table:table-cell>
          <table:table-cell table:style-name="ce152" table:formula="of:=IF([.AB183]&lt;&gt;&quot;&quot;;[.AB18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84]&lt;&gt;0;[.A184]-[.A18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84]&gt;0;&quot;W&quot;;IF([.B184]&lt;0;&quot;L&quot;; IF([.A18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84]=0; &quot;&quot; ;([.H184]/(([.I184]*60)+[.J184])*600))">
            <text:p/>
          </table:table-cell>
          <table:table-cell table:style-name="ce100"/>
          <table:table-cell table:style-name="ce4" table:formula="of:=[.L184]+[.M183]" office:value-type="float" office:value="0" calcext:value-type="float">
            <text:p>0</text:p>
          </table:table-cell>
          <table:table-cell table:style-name="ce112" table:formula="of:=IF([.L184]&gt;0;[.M184]/(ROW([.N18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84]=0; &quot;&quot; ;([.L184]/(([.I184]*60)+[.J184])*600))">
            <text:p/>
          </table:table-cell>
          <table:table-cell table:style-name="ce174" table:content-validation-name="val17" table:formula="of:=IF([.L184]=0;&quot;&quot;;TIME(0;[.I184];[.J184])/[.L184])">
            <text:p/>
          </table:table-cell>
          <table:table-cell table:style-name="ce148" table:formula="of:=IF([.$A184]&lt;&gt;&quot;&quot;; IF([.Z184]=&quot;&quot;;NOW(); [.Z184]); &quot;&quot;)">
            <text:p/>
          </table:table-cell>
          <table:table-cell table:style-name="ce149" table:formula="of:=IF([.Z184]&lt;&gt;&quot;&quot;;[.Z184];&quot;&quot;)">
            <text:p/>
          </table:table-cell>
          <table:table-cell table:style-name="ce150" table:formula="of:=IF([.AA184]&lt;&gt;&quot;&quot;;[.AA184];&quot;&quot;)">
            <text:p/>
          </table:table-cell>
          <table:table-cell table:style-name="ce152" table:formula="of:=IF([.AB184]&lt;&gt;&quot;&quot;;[.AB18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85]&lt;&gt;0;[.A185]-[.A18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85]&gt;0;&quot;W&quot;;IF([.B185]&lt;0;&quot;L&quot;; IF([.A18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85]=0; &quot;&quot; ;([.H185]/(([.I185]*60)+[.J185])*600))">
            <text:p/>
          </table:table-cell>
          <table:table-cell table:style-name="ce100"/>
          <table:table-cell table:style-name="ce4" table:formula="of:=[.L185]+[.M184]" office:value-type="float" office:value="0" calcext:value-type="float">
            <text:p>0</text:p>
          </table:table-cell>
          <table:table-cell table:style-name="ce112" table:formula="of:=IF([.L185]&gt;0;[.M185]/(ROW([.N18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85]=0; &quot;&quot; ;([.L185]/(([.I185]*60)+[.J185])*600))">
            <text:p/>
          </table:table-cell>
          <table:table-cell table:style-name="ce174" table:content-validation-name="val17" table:formula="of:=IF([.L185]=0;&quot;&quot;;TIME(0;[.I185];[.J185])/[.L185])">
            <text:p/>
          </table:table-cell>
          <table:table-cell table:style-name="ce148" table:formula="of:=IF([.$A185]&lt;&gt;&quot;&quot;; IF([.Z185]=&quot;&quot;;NOW(); [.Z185]); &quot;&quot;)">
            <text:p/>
          </table:table-cell>
          <table:table-cell table:style-name="ce149" table:formula="of:=IF([.Z185]&lt;&gt;&quot;&quot;;[.Z185];&quot;&quot;)">
            <text:p/>
          </table:table-cell>
          <table:table-cell table:style-name="ce150" table:formula="of:=IF([.AA185]&lt;&gt;&quot;&quot;;[.AA185];&quot;&quot;)">
            <text:p/>
          </table:table-cell>
          <table:table-cell table:style-name="ce152" table:formula="of:=IF([.AB185]&lt;&gt;&quot;&quot;;[.AB18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86]&lt;&gt;0;[.A186]-[.A18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86]&gt;0;&quot;W&quot;;IF([.B186]&lt;0;&quot;L&quot;; IF([.A18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86]=0; &quot;&quot; ;([.H186]/(([.I186]*60)+[.J186])*600))">
            <text:p/>
          </table:table-cell>
          <table:table-cell table:style-name="ce100"/>
          <table:table-cell table:style-name="ce4" table:formula="of:=[.L186]+[.M185]" office:value-type="float" office:value="0" calcext:value-type="float">
            <text:p>0</text:p>
          </table:table-cell>
          <table:table-cell table:style-name="ce112" table:formula="of:=IF([.L186]&gt;0;[.M186]/(ROW([.N18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86]=0; &quot;&quot; ;([.L186]/(([.I186]*60)+[.J186])*600))">
            <text:p/>
          </table:table-cell>
          <table:table-cell table:style-name="ce174" table:content-validation-name="val17" table:formula="of:=IF([.L186]=0;&quot;&quot;;TIME(0;[.I186];[.J186])/[.L186])">
            <text:p/>
          </table:table-cell>
          <table:table-cell table:style-name="ce148" table:formula="of:=IF([.$A186]&lt;&gt;&quot;&quot;; IF([.Z186]=&quot;&quot;;NOW(); [.Z186]); &quot;&quot;)">
            <text:p/>
          </table:table-cell>
          <table:table-cell table:style-name="ce149" table:formula="of:=IF([.Z186]&lt;&gt;&quot;&quot;;[.Z186];&quot;&quot;)">
            <text:p/>
          </table:table-cell>
          <table:table-cell table:style-name="ce150" table:formula="of:=IF([.AA186]&lt;&gt;&quot;&quot;;[.AA186];&quot;&quot;)">
            <text:p/>
          </table:table-cell>
          <table:table-cell table:style-name="ce152" table:formula="of:=IF([.AB186]&lt;&gt;&quot;&quot;;[.AB18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87]&lt;&gt;0;[.A187]-[.A18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87]&gt;0;&quot;W&quot;;IF([.B187]&lt;0;&quot;L&quot;; IF([.A18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87]=0; &quot;&quot; ;([.H187]/(([.I187]*60)+[.J187])*600))">
            <text:p/>
          </table:table-cell>
          <table:table-cell table:style-name="ce100"/>
          <table:table-cell table:style-name="ce4" table:formula="of:=[.L187]+[.M186]" office:value-type="float" office:value="0" calcext:value-type="float">
            <text:p>0</text:p>
          </table:table-cell>
          <table:table-cell table:style-name="ce112" table:formula="of:=IF([.L187]&gt;0;[.M187]/(ROW([.N18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87]=0; &quot;&quot; ;([.L187]/(([.I187]*60)+[.J187])*600))">
            <text:p/>
          </table:table-cell>
          <table:table-cell table:style-name="ce174" table:content-validation-name="val17" table:formula="of:=IF([.L187]=0;&quot;&quot;;TIME(0;[.I187];[.J187])/[.L187])">
            <text:p/>
          </table:table-cell>
          <table:table-cell table:style-name="ce148" table:formula="of:=IF([.$A187]&lt;&gt;&quot;&quot;; IF([.Z187]=&quot;&quot;;NOW(); [.Z187]); &quot;&quot;)">
            <text:p/>
          </table:table-cell>
          <table:table-cell table:style-name="ce149" table:formula="of:=IF([.Z187]&lt;&gt;&quot;&quot;;[.Z187];&quot;&quot;)">
            <text:p/>
          </table:table-cell>
          <table:table-cell table:style-name="ce150" table:formula="of:=IF([.AA187]&lt;&gt;&quot;&quot;;[.AA187];&quot;&quot;)">
            <text:p/>
          </table:table-cell>
          <table:table-cell table:style-name="ce152" table:formula="of:=IF([.AB187]&lt;&gt;&quot;&quot;;[.AB18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88]&lt;&gt;0;[.A188]-[.A187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88]&gt;0;&quot;W&quot;;IF([.B188]&lt;0;&quot;L&quot;; IF([.A18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88]=0; &quot;&quot; ;([.H188]/(([.I188]*60)+[.J188])*600))">
            <text:p/>
          </table:table-cell>
          <table:table-cell table:style-name="ce100"/>
          <table:table-cell table:style-name="ce4" table:formula="of:=[.L188]+[.M187]" office:value-type="float" office:value="0" calcext:value-type="float">
            <text:p>0</text:p>
          </table:table-cell>
          <table:table-cell table:style-name="ce112" table:formula="of:=IF([.L188]&gt;0;[.M188]/(ROW([.N18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88]=0; &quot;&quot; ;([.L188]/(([.I188]*60)+[.J188])*600))">
            <text:p/>
          </table:table-cell>
          <table:table-cell table:style-name="ce174" table:content-validation-name="val17" table:formula="of:=IF([.L188]=0;&quot;&quot;;TIME(0;[.I188];[.J188])/[.L188])">
            <text:p/>
          </table:table-cell>
          <table:table-cell table:style-name="ce148" table:formula="of:=IF([.$A188]&lt;&gt;&quot;&quot;; IF([.Z188]=&quot;&quot;;NOW(); [.Z188]); &quot;&quot;)">
            <text:p/>
          </table:table-cell>
          <table:table-cell table:style-name="ce149" table:formula="of:=IF([.Z188]&lt;&gt;&quot;&quot;;[.Z188];&quot;&quot;)">
            <text:p/>
          </table:table-cell>
          <table:table-cell table:style-name="ce150" table:formula="of:=IF([.AA188]&lt;&gt;&quot;&quot;;[.AA188];&quot;&quot;)">
            <text:p/>
          </table:table-cell>
          <table:table-cell table:style-name="ce152" table:formula="of:=IF([.AB188]&lt;&gt;&quot;&quot;;[.AB18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89]&lt;&gt;0;[.A189]-[.A18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89]&gt;0;&quot;W&quot;;IF([.B189]&lt;0;&quot;L&quot;; IF([.A18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89]=0; &quot;&quot; ;([.H189]/(([.I189]*60)+[.J189])*600))">
            <text:p/>
          </table:table-cell>
          <table:table-cell table:style-name="ce100"/>
          <table:table-cell table:style-name="ce4" table:formula="of:=[.L189]+[.M188]" office:value-type="float" office:value="0" calcext:value-type="float">
            <text:p>0</text:p>
          </table:table-cell>
          <table:table-cell table:style-name="ce112" table:formula="of:=IF([.L189]&gt;0;[.M189]/(ROW([.N18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89]=0; &quot;&quot; ;([.L189]/(([.I189]*60)+[.J189])*600))">
            <text:p/>
          </table:table-cell>
          <table:table-cell table:style-name="ce174" table:content-validation-name="val17" table:formula="of:=IF([.L189]=0;&quot;&quot;;TIME(0;[.I189];[.J189])/[.L189])">
            <text:p/>
          </table:table-cell>
          <table:table-cell table:style-name="ce148" table:formula="of:=IF([.$A189]&lt;&gt;&quot;&quot;; IF([.Z189]=&quot;&quot;;NOW(); [.Z189]); &quot;&quot;)">
            <text:p/>
          </table:table-cell>
          <table:table-cell table:style-name="ce149" table:formula="of:=IF([.Z189]&lt;&gt;&quot;&quot;;[.Z189];&quot;&quot;)">
            <text:p/>
          </table:table-cell>
          <table:table-cell table:style-name="ce150" table:formula="of:=IF([.AA189]&lt;&gt;&quot;&quot;;[.AA189];&quot;&quot;)">
            <text:p/>
          </table:table-cell>
          <table:table-cell table:style-name="ce152" table:formula="of:=IF([.AB189]&lt;&gt;&quot;&quot;;[.AB18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90]&lt;&gt;0;[.A190]-[.A18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90]&gt;0;&quot;W&quot;;IF([.B190]&lt;0;&quot;L&quot;; IF([.A19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90]=0; &quot;&quot; ;([.H190]/(([.I190]*60)+[.J190])*600))">
            <text:p/>
          </table:table-cell>
          <table:table-cell table:style-name="ce100"/>
          <table:table-cell table:style-name="ce4" table:formula="of:=[.L190]+[.M189]" office:value-type="float" office:value="0" calcext:value-type="float">
            <text:p>0</text:p>
          </table:table-cell>
          <table:table-cell table:style-name="ce112" table:formula="of:=IF([.L190]&gt;0;[.M190]/(ROW([.N19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90]=0; &quot;&quot; ;([.L190]/(([.I190]*60)+[.J190])*600))">
            <text:p/>
          </table:table-cell>
          <table:table-cell table:style-name="ce174" table:content-validation-name="val17" table:formula="of:=IF([.L190]=0;&quot;&quot;;TIME(0;[.I190];[.J190])/[.L190])">
            <text:p/>
          </table:table-cell>
          <table:table-cell table:style-name="ce148" table:formula="of:=IF([.$A190]&lt;&gt;&quot;&quot;; IF([.Z190]=&quot;&quot;;NOW(); [.Z190]); &quot;&quot;)">
            <text:p/>
          </table:table-cell>
          <table:table-cell table:style-name="ce149" table:formula="of:=IF([.Z190]&lt;&gt;&quot;&quot;;[.Z190];&quot;&quot;)">
            <text:p/>
          </table:table-cell>
          <table:table-cell table:style-name="ce150" table:formula="of:=IF([.AA190]&lt;&gt;&quot;&quot;;[.AA190];&quot;&quot;)">
            <text:p/>
          </table:table-cell>
          <table:table-cell table:style-name="ce152" table:formula="of:=IF([.AB190]&lt;&gt;&quot;&quot;;[.AB190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91]&lt;&gt;0;[.A191]-[.A190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91]&gt;0;&quot;W&quot;;IF([.B191]&lt;0;&quot;L&quot;; IF([.A191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91]=0; &quot;&quot; ;([.H191]/(([.I191]*60)+[.J191])*600))">
            <text:p/>
          </table:table-cell>
          <table:table-cell table:style-name="ce100"/>
          <table:table-cell table:style-name="ce4" table:formula="of:=[.L191]+[.M190]" office:value-type="float" office:value="0" calcext:value-type="float">
            <text:p>0</text:p>
          </table:table-cell>
          <table:table-cell table:style-name="ce112" table:formula="of:=IF([.L191]&gt;0;[.M191]/(ROW([.N191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91]=0; &quot;&quot; ;([.L191]/(([.I191]*60)+[.J191])*600))">
            <text:p/>
          </table:table-cell>
          <table:table-cell table:style-name="ce174" table:content-validation-name="val17" table:formula="of:=IF([.L191]=0;&quot;&quot;;TIME(0;[.I191];[.J191])/[.L191])">
            <text:p/>
          </table:table-cell>
          <table:table-cell table:style-name="ce148" table:formula="of:=IF([.$A191]&lt;&gt;&quot;&quot;; IF([.Z191]=&quot;&quot;;NOW(); [.Z191]); &quot;&quot;)">
            <text:p/>
          </table:table-cell>
          <table:table-cell table:style-name="ce149" table:formula="of:=IF([.Z191]&lt;&gt;&quot;&quot;;[.Z191];&quot;&quot;)">
            <text:p/>
          </table:table-cell>
          <table:table-cell table:style-name="ce150" table:formula="of:=IF([.AA191]&lt;&gt;&quot;&quot;;[.AA191];&quot;&quot;)">
            <text:p/>
          </table:table-cell>
          <table:table-cell table:style-name="ce152" table:formula="of:=IF([.AB191]&lt;&gt;&quot;&quot;;[.AB191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92]&lt;&gt;0;[.A192]-[.A191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92]&gt;0;&quot;W&quot;;IF([.B192]&lt;0;&quot;L&quot;; IF([.A192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92]=0; &quot;&quot; ;([.H192]/(([.I192]*60)+[.J192])*600))">
            <text:p/>
          </table:table-cell>
          <table:table-cell table:style-name="ce100"/>
          <table:table-cell table:style-name="ce4" table:formula="of:=[.L192]+[.M191]" office:value-type="float" office:value="0" calcext:value-type="float">
            <text:p>0</text:p>
          </table:table-cell>
          <table:table-cell table:style-name="ce112" table:formula="of:=IF([.L192]&gt;0;[.M192]/(ROW([.N192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92]=0; &quot;&quot; ;([.L192]/(([.I192]*60)+[.J192])*600))">
            <text:p/>
          </table:table-cell>
          <table:table-cell table:style-name="ce174" table:content-validation-name="val17" table:formula="of:=IF([.L192]=0;&quot;&quot;;TIME(0;[.I192];[.J192])/[.L192])">
            <text:p/>
          </table:table-cell>
          <table:table-cell table:style-name="ce148" table:formula="of:=IF([.$A192]&lt;&gt;&quot;&quot;; IF([.Z192]=&quot;&quot;;NOW(); [.Z192]); &quot;&quot;)">
            <text:p/>
          </table:table-cell>
          <table:table-cell table:style-name="ce149" table:formula="of:=IF([.Z192]&lt;&gt;&quot;&quot;;[.Z192];&quot;&quot;)">
            <text:p/>
          </table:table-cell>
          <table:table-cell table:style-name="ce150" table:formula="of:=IF([.AA192]&lt;&gt;&quot;&quot;;[.AA192];&quot;&quot;)">
            <text:p/>
          </table:table-cell>
          <table:table-cell table:style-name="ce152" table:formula="of:=IF([.AB192]&lt;&gt;&quot;&quot;;[.AB192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93]&lt;&gt;0;[.A193]-[.A192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93]&gt;0;&quot;W&quot;;IF([.B193]&lt;0;&quot;L&quot;; IF([.A193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93]=0; &quot;&quot; ;([.H193]/(([.I193]*60)+[.J193])*600))">
            <text:p/>
          </table:table-cell>
          <table:table-cell table:style-name="ce100"/>
          <table:table-cell table:style-name="ce4" table:formula="of:=[.L193]+[.M192]" office:value-type="float" office:value="0" calcext:value-type="float">
            <text:p>0</text:p>
          </table:table-cell>
          <table:table-cell table:style-name="ce112" table:formula="of:=IF([.L193]&gt;0;[.M193]/(ROW([.N193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93]=0; &quot;&quot; ;([.L193]/(([.I193]*60)+[.J193])*600))">
            <text:p/>
          </table:table-cell>
          <table:table-cell table:style-name="ce174" table:content-validation-name="val17" table:formula="of:=IF([.L193]=0;&quot;&quot;;TIME(0;[.I193];[.J193])/[.L193])">
            <text:p/>
          </table:table-cell>
          <table:table-cell table:style-name="ce148" table:formula="of:=IF([.$A193]&lt;&gt;&quot;&quot;; IF([.Z193]=&quot;&quot;;NOW(); [.Z193]); &quot;&quot;)">
            <text:p/>
          </table:table-cell>
          <table:table-cell table:style-name="ce149" table:formula="of:=IF([.Z193]&lt;&gt;&quot;&quot;;[.Z193];&quot;&quot;)">
            <text:p/>
          </table:table-cell>
          <table:table-cell table:style-name="ce150" table:formula="of:=IF([.AA193]&lt;&gt;&quot;&quot;;[.AA193];&quot;&quot;)">
            <text:p/>
          </table:table-cell>
          <table:table-cell table:style-name="ce152" table:formula="of:=IF([.AB193]&lt;&gt;&quot;&quot;;[.AB193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94]&lt;&gt;0;[.A194]-[.A193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94]&gt;0;&quot;W&quot;;IF([.B194]&lt;0;&quot;L&quot;; IF([.A194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94]=0; &quot;&quot; ;([.H194]/(([.I194]*60)+[.J194])*600))">
            <text:p/>
          </table:table-cell>
          <table:table-cell table:style-name="ce100"/>
          <table:table-cell table:style-name="ce4" table:formula="of:=[.L194]+[.M193]" office:value-type="float" office:value="0" calcext:value-type="float">
            <text:p>0</text:p>
          </table:table-cell>
          <table:table-cell table:style-name="ce112" table:formula="of:=IF([.L194]&gt;0;[.M194]/(ROW([.N194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94]=0; &quot;&quot; ;([.L194]/(([.I194]*60)+[.J194])*600))">
            <text:p/>
          </table:table-cell>
          <table:table-cell table:style-name="ce174" table:content-validation-name="val17" table:formula="of:=IF([.L194]=0;&quot;&quot;;TIME(0;[.I194];[.J194])/[.L194])">
            <text:p/>
          </table:table-cell>
          <table:table-cell table:style-name="ce148" table:formula="of:=IF([.$A194]&lt;&gt;&quot;&quot;; IF([.Z194]=&quot;&quot;;NOW(); [.Z194]); &quot;&quot;)">
            <text:p/>
          </table:table-cell>
          <table:table-cell table:style-name="ce149" table:formula="of:=IF([.Z194]&lt;&gt;&quot;&quot;;[.Z194];&quot;&quot;)">
            <text:p/>
          </table:table-cell>
          <table:table-cell table:style-name="ce150" table:formula="of:=IF([.AA194]&lt;&gt;&quot;&quot;;[.AA194];&quot;&quot;)">
            <text:p/>
          </table:table-cell>
          <table:table-cell table:style-name="ce152" table:formula="of:=IF([.AB194]&lt;&gt;&quot;&quot;;[.AB194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95]&lt;&gt;0;[.A195]-[.A19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95]&gt;0;&quot;W&quot;;IF([.B195]&lt;0;&quot;L&quot;; IF([.A195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95]=0; &quot;&quot; ;([.H195]/(([.I195]*60)+[.J195])*600))">
            <text:p/>
          </table:table-cell>
          <table:table-cell table:style-name="ce100"/>
          <table:table-cell table:style-name="ce4" table:formula="of:=[.L195]+[.M194]" office:value-type="float" office:value="0" calcext:value-type="float">
            <text:p>0</text:p>
          </table:table-cell>
          <table:table-cell table:style-name="ce112" table:formula="of:=IF([.L195]&gt;0;[.M195]/(ROW([.N195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95]=0; &quot;&quot; ;([.L195]/(([.I195]*60)+[.J195])*600))">
            <text:p/>
          </table:table-cell>
          <table:table-cell table:style-name="ce174" table:content-validation-name="val17" table:formula="of:=IF([.L195]=0;&quot;&quot;;TIME(0;[.I195];[.J195])/[.L195])">
            <text:p/>
          </table:table-cell>
          <table:table-cell table:style-name="ce148" table:formula="of:=IF([.$A195]&lt;&gt;&quot;&quot;; IF([.Z195]=&quot;&quot;;NOW(); [.Z195]); &quot;&quot;)">
            <text:p/>
          </table:table-cell>
          <table:table-cell table:style-name="ce149" table:formula="of:=IF([.Z195]&lt;&gt;&quot;&quot;;[.Z195];&quot;&quot;)">
            <text:p/>
          </table:table-cell>
          <table:table-cell table:style-name="ce150" table:formula="of:=IF([.AA195]&lt;&gt;&quot;&quot;;[.AA195];&quot;&quot;)">
            <text:p/>
          </table:table-cell>
          <table:table-cell table:style-name="ce152" table:formula="of:=IF([.AB195]&lt;&gt;&quot;&quot;;[.AB195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96]&lt;&gt;0;[.A196]-[.A195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96]&gt;0;&quot;W&quot;;IF([.B196]&lt;0;&quot;L&quot;; IF([.A196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96]=0; &quot;&quot; ;([.H196]/(([.I196]*60)+[.J196])*600))">
            <text:p/>
          </table:table-cell>
          <table:table-cell table:style-name="ce100"/>
          <table:table-cell table:style-name="ce4" table:formula="of:=[.L196]+[.M195]" office:value-type="float" office:value="0" calcext:value-type="float">
            <text:p>0</text:p>
          </table:table-cell>
          <table:table-cell table:style-name="ce112" table:formula="of:=IF([.L196]&gt;0;[.M196]/(ROW([.N196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96]=0; &quot;&quot; ;([.L196]/(([.I196]*60)+[.J196])*600))">
            <text:p/>
          </table:table-cell>
          <table:table-cell table:style-name="ce174" table:content-validation-name="val17" table:formula="of:=IF([.L196]=0;&quot;&quot;;TIME(0;[.I196];[.J196])/[.L196])">
            <text:p/>
          </table:table-cell>
          <table:table-cell table:style-name="ce148" table:formula="of:=IF([.$A196]&lt;&gt;&quot;&quot;; IF([.Z196]=&quot;&quot;;NOW(); [.Z196]); &quot;&quot;)">
            <text:p/>
          </table:table-cell>
          <table:table-cell table:style-name="ce149" table:formula="of:=IF([.Z196]&lt;&gt;&quot;&quot;;[.Z196];&quot;&quot;)">
            <text:p/>
          </table:table-cell>
          <table:table-cell table:style-name="ce150" table:formula="of:=IF([.AA196]&lt;&gt;&quot;&quot;;[.AA196];&quot;&quot;)">
            <text:p/>
          </table:table-cell>
          <table:table-cell table:style-name="ce152" table:formula="of:=IF([.AB196]&lt;&gt;&quot;&quot;;[.AB196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97]&lt;&gt;0;[.A197]-[.A196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97]&gt;0;&quot;W&quot;;IF([.B197]&lt;0;&quot;L&quot;; IF([.A197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97]=0; &quot;&quot; ;([.H197]/(([.I197]*60)+[.J197])*600))">
            <text:p/>
          </table:table-cell>
          <table:table-cell table:style-name="ce100"/>
          <table:table-cell table:style-name="ce4" table:formula="of:=[.L197]+[.M196]" office:value-type="float" office:value="0" calcext:value-type="float">
            <text:p>0</text:p>
          </table:table-cell>
          <table:table-cell table:style-name="ce112" table:formula="of:=IF([.L197]&gt;0;[.M197]/(ROW([.N197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97]=0; &quot;&quot; ;([.L197]/(([.I197]*60)+[.J197])*600))">
            <text:p/>
          </table:table-cell>
          <table:table-cell table:style-name="ce174" table:content-validation-name="val17" table:formula="of:=IF([.L197]=0;&quot;&quot;;TIME(0;[.I197];[.J197])/[.L197])">
            <text:p/>
          </table:table-cell>
          <table:table-cell table:style-name="ce148" table:formula="of:=IF([.$A197]&lt;&gt;&quot;&quot;; IF([.Z197]=&quot;&quot;;NOW(); [.Z197]); &quot;&quot;)">
            <text:p/>
          </table:table-cell>
          <table:table-cell table:style-name="ce149" table:formula="of:=IF([.Z197]&lt;&gt;&quot;&quot;;[.Z197];&quot;&quot;)">
            <text:p/>
          </table:table-cell>
          <table:table-cell table:style-name="ce150" table:formula="of:=IF([.AA197]&lt;&gt;&quot;&quot;;[.AA197];&quot;&quot;)">
            <text:p/>
          </table:table-cell>
          <table:table-cell table:style-name="ce152" table:formula="of:=IF([.AB197]&lt;&gt;&quot;&quot;;[.AB197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98]&lt;&gt;0;[.A198]-[.A194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98]&gt;0;&quot;W&quot;;IF([.B198]&lt;0;&quot;L&quot;; IF([.A198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98]=0; &quot;&quot; ;([.H198]/(([.I198]*60)+[.J198])*600))">
            <text:p/>
          </table:table-cell>
          <table:table-cell table:style-name="ce100"/>
          <table:table-cell table:style-name="ce4" table:formula="of:=[.L198]+[.M194]" office:value-type="float" office:value="0" calcext:value-type="float">
            <text:p>0</text:p>
          </table:table-cell>
          <table:table-cell table:style-name="ce112" table:formula="of:=IF([.L198]&gt;0;[.M198]/(ROW([.N198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98]=0; &quot;&quot; ;([.L198]/(([.I198]*60)+[.J198])*600))">
            <text:p/>
          </table:table-cell>
          <table:table-cell table:style-name="ce174" table:content-validation-name="val17" table:formula="of:=IF([.L198]=0;&quot;&quot;;TIME(0;[.I198];[.J198])/[.L198])">
            <text:p/>
          </table:table-cell>
          <table:table-cell table:style-name="ce148" table:formula="of:=IF([.$A198]&lt;&gt;&quot;&quot;; IF([.Z198]=&quot;&quot;;NOW(); [.Z198]); &quot;&quot;)">
            <text:p/>
          </table:table-cell>
          <table:table-cell table:style-name="ce149" table:formula="of:=IF([.Z198]&lt;&gt;&quot;&quot;;[.Z198];&quot;&quot;)">
            <text:p/>
          </table:table-cell>
          <table:table-cell table:style-name="ce150" table:formula="of:=IF([.AA198]&lt;&gt;&quot;&quot;;[.AA198];&quot;&quot;)">
            <text:p/>
          </table:table-cell>
          <table:table-cell table:style-name="ce152" table:formula="of:=IF([.AB198]&lt;&gt;&quot;&quot;;[.AB198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199]&lt;&gt;0;[.A199]-[.A198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199]&gt;0;&quot;W&quot;;IF([.B199]&lt;0;&quot;L&quot;; IF([.A199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199]=0; &quot;&quot; ;([.H199]/(([.I199]*60)+[.J199])*600))">
            <text:p/>
          </table:table-cell>
          <table:table-cell table:style-name="ce100"/>
          <table:table-cell table:style-name="ce4" table:formula="of:=[.L199]+[.M198]" office:value-type="float" office:value="0" calcext:value-type="float">
            <text:p>0</text:p>
          </table:table-cell>
          <table:table-cell table:style-name="ce112" table:formula="of:=IF([.L199]&gt;0;[.M199]/(ROW([.N199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199]=0; &quot;&quot; ;([.L199]/(([.I199]*60)+[.J199])*600))">
            <text:p/>
          </table:table-cell>
          <table:table-cell table:style-name="ce174" table:content-validation-name="val17" table:formula="of:=IF([.L199]=0;&quot;&quot;;TIME(0;[.I199];[.J199])/[.L199])">
            <text:p/>
          </table:table-cell>
          <table:table-cell table:style-name="ce148" table:formula="of:=IF([.$A199]&lt;&gt;&quot;&quot;; IF([.Z199]=&quot;&quot;;NOW(); [.Z199]); &quot;&quot;)">
            <text:p/>
          </table:table-cell>
          <table:table-cell table:style-name="ce149" table:formula="of:=IF([.Z199]&lt;&gt;&quot;&quot;;[.Z199];&quot;&quot;)">
            <text:p/>
          </table:table-cell>
          <table:table-cell table:style-name="ce150" table:formula="of:=IF([.AA199]&lt;&gt;&quot;&quot;;[.AA199];&quot;&quot;)">
            <text:p/>
          </table:table-cell>
          <table:table-cell table:style-name="ce152" table:formula="of:=IF([.AB199]&lt;&gt;&quot;&quot;;[.AB199];&quot;&quot;)">
            <text:p/>
          </table:table-cell>
          <table:table-cell table:number-columns-repeated="995"/>
        </table:table-row>
        <table:table-row table:style-name="ro1">
          <table:table-cell table:style-name="ce54"/>
          <table:table-cell table:style-name="ce158" table:formula="of:=IF([.A200]&lt;&gt;0;[.A200]-[.A199];0)" office:value-type="float" office:value="0" calcext:value-type="float">
            <text:p>0</text:p>
          </table:table-cell>
          <table:table-cell table:style-name="ce54" table:content-validation-name="val14"/>
          <table:table-cell table:style-name="ce65"/>
          <table:table-cell table:style-name="ce160" table:formula="of:=IF([.B200]&gt;0;&quot;W&quot;;IF([.B200]&lt;0;&quot;L&quot;; IF([.A200]=&quot;&quot;;&quot;&quot;; &quot;D&quot;)))">
            <text:p/>
          </table:table-cell>
          <table:table-cell table:style-name="ce54" table:content-validation-name="val15"/>
          <table:table-cell table:style-name="ce162" table:content-validation-name="val15"/>
          <table:table-cell table:style-name="ce164"/>
          <table:table-cell table:style-name="ce166"/>
          <table:table-cell table:style-name="ce167"/>
          <table:table-cell table:style-name="ce168" table:formula="of:=IF([.I200]=0; &quot;&quot; ;([.H200]/(([.I200]*60)+[.J200])*600))">
            <text:p/>
          </table:table-cell>
          <table:table-cell table:style-name="ce100"/>
          <table:table-cell table:style-name="ce4" table:formula="of:=[.L200]+[.M199]" office:value-type="float" office:value="0" calcext:value-type="float">
            <text:p>0</text:p>
          </table:table-cell>
          <table:table-cell table:style-name="ce112" table:formula="of:=IF([.L200]&gt;0;[.M200]/(ROW([.N200])-2);0)" office:value-type="float" office:value="0" calcext:value-type="float">
            <text:p>0.0</text:p>
          </table:table-cell>
          <table:table-cell table:style-name="ce107" table:content-validation-name="val16"/>
          <table:table-cell table:style-name="ce108" table:content-validation-name="val16"/>
          <table:table-cell table:style-name="ce127" table:number-columns-repeated="7"/>
          <table:table-cell table:style-name="ce173" table:content-validation-name="val17" table:formula="of:=IF([.I200]=0; &quot;&quot; ;([.L200]/(([.I200]*60)+[.J200])*600))">
            <text:p/>
          </table:table-cell>
          <table:table-cell table:style-name="ce174" table:content-validation-name="val17" table:formula="of:=IF([.L200]=0;&quot;&quot;;TIME(0;[.I200];[.J200])/[.L200])">
            <text:p/>
          </table:table-cell>
          <table:table-cell table:style-name="ce148" table:formula="of:=IF([.$A200]&lt;&gt;&quot;&quot;; IF([.Z200]=&quot;&quot;;NOW(); [.Z200]); &quot;&quot;)">
            <text:p/>
          </table:table-cell>
          <table:table-cell table:style-name="ce149" table:formula="of:=IF([.Z200]&lt;&gt;&quot;&quot;;[.Z200];&quot;&quot;)">
            <text:p/>
          </table:table-cell>
          <table:table-cell table:style-name="ce150" table:formula="of:=IF([.AA200]&lt;&gt;&quot;&quot;;[.AA200];&quot;&quot;)">
            <text:p/>
          </table:table-cell>
          <table:table-cell table:style-name="ce152" table:formula="of:=IF([.AB200]&lt;&gt;&quot;&quot;;[.AB200];&quot;&quot;)">
            <text:p/>
          </table:table-cell>
          <table:table-cell table:number-columns-repeated="995"/>
        </table:table-row>
        <table:table-row table:style-name="ro1">
          <table:table-cell table:formula="of:=[.A2]+[.B201]" office:value-type="float" office:value="1234" calcext:value-type="float">
            <text:p>1234</text:p>
          </table:table-cell>
          <table:table-cell table:style-name="ce158" table:formula="of:=SUM([.$B$3:.$B$200])" office:value-type="float" office:value="0" calcext:value-type="float">
            <text:p>0</text:p>
          </table:table-cell>
          <table:table-cell/>
          <table:table-cell office:value-type="string" calcext:value-type="string">
            <text:p>Wins</text:p>
          </table:table-cell>
          <table:table-cell table:formula="of:=COUNTIF([.$E$3:.$E$200];&quot;W&quot;)" office:value-type="float" office:value="0" calcext:value-type="float">
            <text:p>0</text:p>
          </table:table-cell>
          <table:table-cell table:number-columns-repeated="3"/>
          <table:table-cell table:formula="of:=SUM([.I3:.I200])" office:value-type="float" office:value="0" calcext:value-type="float">
            <text:p>0</text:p>
          </table:table-cell>
          <table:table-cell table:number-columns-repeated="7"/>
          <table:table-cell table:style-name="ce127" table:number-columns-repeated="7"/>
          <table:table-cell table:style-name="ce6" table:formula="of:=AVERAGE([.X3:.X200])" office:value-type="string" office:string-value="" calcext:value-type="error">
            <text:p>#DIV/0!</text:p>
          </table:table-cell>
          <table:table-cell table:style-name="ce156" table:formula="of:=AVERAGE([.Y3:.Y200])" office:value-type="string" office:string-value="" calcext:value-type="error">
            <text:p>#DIV/0!</text:p>
          </table:table-cell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Losses</text:p>
          </table:table-cell>
          <table:table-cell table:formula="of:=COUNTIF([.$E$3:.$E$200];&quot;L&quot;)" office:value-type="float" office:value="0" calcext:value-type="float">
            <text:p>0</text:p>
          </table:table-cell>
          <table:table-cell table:number-columns-repeated="11"/>
          <table:table-cell table:style-name="ce127" table:number-columns-repeated="7"/>
          <table:table-cell table:style-name="ce6" table:formula="of:=[.X201]*1.1" office:value-type="string" office:string-value="" calcext:value-type="error">
            <text:p>#DIV/0!</text:p>
          </table:table-cell>
          <table:table-cell table:style-name="ce156" table:formula="of:=[.Y201]+0.01%" office:value-type="string" office:string-value="" calcext:value-type="error">
            <text:p>#DIV/0!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alGain</text:p>
          </table:table-cell>
          <table:table-cell table:formula="of:=SUMIF([.$B$3:.$B$200];&quot;&gt;0&quot;)" office:value-type="float" office:value="0" calcext:value-type="float">
            <text:p>0</text:p>
          </table:table-cell>
          <table:table-cell/>
          <table:table-cell office:value-type="string" calcext:value-type="string">
            <text:p>Draw</text:p>
          </table:table-cell>
          <table:table-cell table:formula="of:=COUNTIF([.$E$3:.$E$200];&quot;D&quot;)" office:value-type="float" office:value="0" calcext:value-type="float">
            <text:p>0</text:p>
          </table:table-cell>
          <table:table-cell table:number-columns-repeated="11"/>
          <table:table-cell table:style-name="ce127" table:number-columns-repeated="7"/>
          <table:table-cell table:style-name="ce6" table:formula="of:=[.X201]*0.9" office:value-type="string" office:string-value="" calcext:value-type="error">
            <text:p>#DIV/0!</text:p>
          </table:table-cell>
          <table:table-cell table:style-name="ce156" table:formula="of:=[.Y201]-0.01%" office:value-type="string" office:string-value="" calcext:value-type="error">
            <text:p>#DIV/0!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alLoss</text:p>
          </table:table-cell>
          <table:table-cell table:formula="of:=SUMIF([.$B$3:.$B$200];&quot;&lt;0&quot;)" office:value-type="float" office:value="0" calcext:value-type="float">
            <text:p>0</text:p>
          </table:table-cell>
          <table:table-cell/>
          <table:table-cell office:value-type="string" calcext:value-type="string">
            <text:p>Total</text:p>
          </table:table-cell>
          <table:table-cell table:formula="of:=[.E201]+[.E202]+[.E203]" office:value-type="float" office:value="0" calcext:value-type="float">
            <text:p>0</text:p>
          </table:table-cell>
          <table:table-cell table:number-columns-repeated="11"/>
          <table:table-cell table:style-name="ce127" table:number-columns-repeated="7"/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WinRate</text:p>
          </table:table-cell>
          <table:table-cell table:style-name="ce21" table:formula="of:=[.E201]/([.E204]-[.E203])" office:value-type="string" office:string-value="" calcext:value-type="error">
            <text:p>#DIV/0!</text:p>
          </table:table-cell>
          <table:table-cell table:number-columns-repeated="11"/>
          <table:table-cell table:style-name="ce127" table:number-columns-repeated="7"/>
          <table:table-cell table:number-columns-repeated="1001"/>
        </table:table-row>
        <table:table-row table:style-name="ro1" table:number-rows-repeated="11">
          <table:table-cell table:number-columns-repeated="16"/>
          <table:table-cell table:style-name="ce127" table:number-columns-repeated="7"/>
          <table:table-cell table:number-columns-repeated="1001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upport_2.S2:Support_2.S2 Support_2.S6:Support_2.S6 Support_2.AE124:Support_2.AE124 Support_2.BH124:Support_2.BH124 Support_2.CK124:Support_2.CK124 Support_2.DN124:Support_2.DN124 Support_2.EQ124:Support_2.EQ124 Support_2.FT124:Support_2.FT124 Support_2.GW124:Support_2.GW124 Support_2.HZ124:Support_2.HZ124 Support_2.JC124:Support_2.JC124 Support_2.KF124:Support_2.KF124 Support_2.LI124:Support_2.LI124 Support_2.ML124:Support_2.ML124 Support_2.NO124:Support_2.NO124 Support_2.OR124:Support_2.OR124 Support_2.PU124:Support_2.PU124 Support_2.QX124:Support_2.QX124 Support_2.SA124:Support_2.SA124 Support_2.TD124:Support_2.TD124 Support_2.UG124:Support_2.UG124 Support_2.VJ124:Support_2.VJ124 Support_2.WM124:Support_2.WM124 Support_2.XP124:Support_2.XP124 Support_2.YS124:Support_2.YS124 Support_2.ZV124:Support_2.ZV124 Support_2.AAY124:Support_2.AAY124 Support_2.ACB124:Support_2.ACB124 Support_2.ADE124:Support_2.ADE124 Support_2.AEH124:Support_2.AEH124 Support_2.AFK124:Support_2.AFK124 Support_2.AGN124:Support_2.AGN124 Support_2.AHQ124:Support_2.AHQ124 Support_2.AIT124:Support_2.AIT124 Support_2.AJW124:Support_2.AJW124 Support_2.AKZ124:Support_2.AKZ124 Support_2.AMC124:Support_2.AMC124 Support_2.B2:Support_2.B201">
            <calcext:condition calcext:apply-style-name="Green Back" calcext:value="&gt;0" calcext:base-cell-address="Support_2.B2"/>
            <calcext:condition calcext:apply-style-name="Red Back" calcext:value="&lt;0" calcext:base-cell-address="Support_2.B2"/>
          </calcext:conditional-format>
          <calcext:conditional-format calcext:target-range-address="Support_2.AH124:Support_2.AH124 Support_2.BK124:Support_2.BK124 Support_2.CN124:Support_2.CN124 Support_2.DQ124:Support_2.DQ124 Support_2.ET124:Support_2.ET124 Support_2.FW124:Support_2.FW124 Support_2.GZ124:Support_2.GZ124 Support_2.IC124:Support_2.IC124 Support_2.JF124:Support_2.JF124 Support_2.KI124:Support_2.KI124 Support_2.LL124:Support_2.LL124 Support_2.MO124:Support_2.MO124 Support_2.NR124:Support_2.NR124 Support_2.OU124:Support_2.OU124 Support_2.PX124:Support_2.PX124 Support_2.RA124:Support_2.RA124 Support_2.SD124:Support_2.SD124 Support_2.TG124:Support_2.TG124 Support_2.UJ124:Support_2.UJ124 Support_2.VM124:Support_2.VM124 Support_2.WP124:Support_2.WP124 Support_2.XS124:Support_2.XS124 Support_2.YV124:Support_2.YV124 Support_2.ZY124:Support_2.ZY124 Support_2.ABB124:Support_2.ABB124 Support_2.ACE124:Support_2.ACE124 Support_2.ADH124:Support_2.ADH124 Support_2.AEK124:Support_2.AEK124 Support_2.AFN124:Support_2.AFN124 Support_2.AGQ124:Support_2.AGQ124 Support_2.AHT124:Support_2.AHT124 Support_2.AIW124:Support_2.AIW124 Support_2.AJZ124:Support_2.AJZ124 Support_2.ALC124:Support_2.ALC124 Support_2.AMF124:Support_2.AMF124 Support_2.E2:Support_2.E200">
            <calcext:condition calcext:apply-style-name="Green Back" calcext:value="=&quot;W&quot;" calcext:base-cell-address="Support_2.E2"/>
            <calcext:condition calcext:apply-style-name="Red Back" calcext:value="=&quot;L&quot;" calcext:base-cell-address="Support_2.E2"/>
            <calcext:condition calcext:apply-style-name="Amber Back" calcext:value="=&quot;D&quot;" calcext:base-cell-address="Support_2.E2"/>
          </calcext:conditional-format>
          <calcext:conditional-format calcext:target-range-address="Support_2.AJ124:Support_2.AN124 Support_2.BM124:Support_2.BQ124 Support_2.CP124:Support_2.CT124 Support_2.DS124:Support_2.DW124 Support_2.EV124:Support_2.EZ124 Support_2.FY124:Support_2.GC124 Support_2.HB124:Support_2.HF124 Support_2.IE124:Support_2.II124 Support_2.JH124:Support_2.JL124 Support_2.KK124:Support_2.KO124 Support_2.LN124:Support_2.LR124 Support_2.MQ124:Support_2.MU124 Support_2.NT124:Support_2.NX124 Support_2.OW124:Support_2.PA124 Support_2.PZ124:Support_2.QD124 Support_2.RC124:Support_2.RG124 Support_2.SF124:Support_2.SJ124 Support_2.TI124:Support_2.TM124 Support_2.UL124:Support_2.UP124 Support_2.VO124:Support_2.VS124 Support_2.WR124:Support_2.WV124 Support_2.XU124:Support_2.XY124 Support_2.YX124:Support_2.ZB124 Support_2.AAA124:Support_2.AAE124 Support_2.ABD124:Support_2.ABH124 Support_2.ACG124:Support_2.ACK124 Support_2.ADJ124:Support_2.ADN124 Support_2.AEM124:Support_2.AEQ124 Support_2.AFP124:Support_2.AFT124 Support_2.AGS124:Support_2.AGW124 Support_2.AHV124:Support_2.AHZ124 Support_2.AIY124:Support_2.AJC124 Support_2.AKB124:Support_2.AKF124 Support_2.ALE124:Support_2.ALI124 Support_2.AMH124:Support_2.AMJ124 Support_2.G2:Support_2.K200">
            <calcext:condition calcext:apply-style-name="Amber Back" calcext:value="=&quot;GOLD&quot;" calcext:base-cell-address="Support_2.G2"/>
            <calcext:condition calcext:apply-style-name="Silver Back" calcext:value="=&quot;SILVER&quot;" calcext:base-cell-address="Support_2.G2"/>
            <calcext:condition calcext:apply-style-name="Bronze Back" calcext:value="=&quot;BRONZE&quot;" calcext:base-cell-address="Support_2.G2"/>
          </calcext:conditional-format>
          <calcext:conditional-format calcext:target-range-address="Support_2.S3:Support_2.S3 Support_2.W13:Support_2.W28">
            <calcext:condition calcext:apply-style-name="Green Back" calcext:value="&gt;=0.5" calcext:base-cell-address="Support_2.S3"/>
            <calcext:condition calcext:apply-style-name="Red Back" calcext:value="&lt;0.5" calcext:base-cell-address="Support_2.S3"/>
          </calcext:conditional-format>
          <calcext:conditional-format calcext:target-range-address="Support_2.Y3:Support_2.Y200">
            <calcext:condition calcext:apply-style-name="Red Back" calcext:value="&lt;[$Support.$Y$203]" calcext:base-cell-address="Support_2.Y3"/>
            <calcext:condition calcext:apply-style-name="Green Back" calcext:value="&gt;[$Support.$Y$202]" calcext:base-cell-address="Support_2.Y3"/>
            <calcext:condition calcext:apply-style-name="Bad" calcext:value="between([$Support.$Y$203],[$Support.$Y$201])" calcext:base-cell-address="Support_2.Y3"/>
            <calcext:condition calcext:apply-style-name="Good" calcext:value="between([$Support.$Y$201],[$Support.$Y$202])" calcext:base-cell-address="Support_2.Y3"/>
          </calcext:conditional-format>
          <calcext:conditional-format calcext:target-range-address="Support_2.X3:Support_2.X200">
            <calcext:condition calcext:apply-style-name="Good" calcext:value="between([$Support.$X$203],[$Support.$X$201])" calcext:base-cell-address="Support_2.X3"/>
            <calcext:condition calcext:apply-style-name="Bad" calcext:value="between([$Support.$X$201],[$Support.$X$202])" calcext:base-cell-address="Support_2.X3"/>
            <calcext:condition calcext:apply-style-name="Red Back" calcext:value="&gt;[$Support.$X$202]" calcext:base-cell-address="Support_2.X3"/>
            <calcext:condition calcext:apply-style-name="Green Back" calcext:value="&lt;[$Support.$X$203]" calcext:base-cell-address="Support_2.X3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9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Game</text:p>
          </table:table-cell>
          <table:table-cell table:style-name="Default" office:value-type="string" calcext:value-type="string">
            <text:p>SR</text:p>
          </table:table-cell>
          <table:table-cell table:style-name="Default" office:value-type="string" calcext:value-type="string">
            <text:p>Deaths</text:p>
          </table:table-cell>
          <table:table-cell office:value-type="string" calcext:value-type="string">
            <text:p>SR Differenc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3" calcext:value-type="float">
            <text:p>125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9" calcext:value-type="float">
            <text:p>1229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9" calcext:value-type="float">
            <text:p>1209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9" calcext:value-type="float">
            <text:p>1229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6" calcext:value-type="float">
            <text:p>1246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-21" calcext:value-type="float">
            <text:p>-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5" calcext:value-type="float">
            <text:p>122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4" calcext:value-type="float">
            <text:p>1244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25" calcext:value-type="float">
            <text:p>1225</text:p>
          </table:table-cell>
          <table:table-cell office:value-type="float" office:value="8" calcext:value-type="float">
            <text:p>8</text:p>
          </table:table-cell>
          <table:table-cell office:value-type="float" office:value="-19" calcext:value-type="float">
            <text:p>-1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6" calcext:value-type="float">
            <text:p>120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9" calcext:value-type="float">
            <text:p>122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53" calcext:value-type="float">
            <text:p>125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74" calcext:value-type="float">
            <text:p>127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95" calcext:value-type="float">
            <text:p>1295</text:p>
          </table:table-cell>
          <table:table-cell office:value-type="float" office:value="5" calcext:value-type="float">
            <text:p>5</text:p>
          </table:table-cell>
          <table:table-cell office:value-type="float" office:value="-23" calcext:value-type="float">
            <text:p>-2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72" calcext:value-type="float">
            <text:p>127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94" calcext:value-type="float">
            <text:p>129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15" calcext:value-type="float">
            <text:p>131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36" calcext:value-type="float">
            <text:p>1336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16" calcext:value-type="float">
            <text:p>1316</text:p>
          </table:table-cell>
          <table:table-cell office:value-type="float" office:value="11" calcext:value-type="float">
            <text:p>11</text:p>
          </table:table-cell>
          <table:table-cell office:value-type="float" office:value="-27" calcext:value-type="float">
            <text:p>-2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9" calcext:value-type="float">
            <text:p>12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81" calcext:value-type="float">
            <text:p>128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4" calcext:value-type="float">
            <text:p>1304</text:p>
          </table:table-cell>
          <table:table-cell office:value-type="float" office:value="8" calcext:value-type="float">
            <text:p>8</text:p>
          </table:table-cell>
          <table:table-cell office:value-type="float" office:value="-26" calcext:value-type="float">
            <text:p>-26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78" calcext:value-type="float">
            <text:p>1278</text:p>
          </table:table-cell>
          <table:table-cell office:value-type="float" office:value="7" calcext:value-type="float">
            <text:p>7</text:p>
          </table:table-cell>
          <table:table-cell office:value-type="float" office:value="-22" calcext:value-type="float">
            <text:p>-2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56" calcext:value-type="float">
            <text:p>1256</text:p>
          </table:table-cell>
          <table:table-cell office:value-type="float" office:value="8" calcext:value-type="float">
            <text:p>8</text:p>
          </table:table-cell>
          <table:table-cell office:value-type="float" office:value="-17" calcext:value-type="float">
            <text:p>-1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39" calcext:value-type="float">
            <text:p>123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69" calcext:value-type="float">
            <text:p>1269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6" calcext:value-type="float">
            <text:p>12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56" calcext:value-type="float">
            <text:p>1256</text:p>
          </table:table-cell>
          <table:table-cell office:value-type="float" office:value="10" calcext:value-type="float">
            <text:p>10</text:p>
          </table:table-cell>
          <table:table-cell office:value-type="float" office:value="-22" calcext:value-type="float">
            <text:p>-2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34" calcext:value-type="float">
            <text:p>123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49" calcext:value-type="float">
            <text:p>124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70" calcext:value-type="float">
            <text:p>1270</text:p>
          </table:table-cell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47" calcext:value-type="float">
            <text:p>1247</text:p>
          </table:table-cell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24" calcext:value-type="float">
            <text:p>1224</text:p>
          </table:table-cell>
          <table:table-cell office:value-type="float" office:value="8" calcext:value-type="float">
            <text:p>8</text:p>
          </table:table-cell>
          <table:table-cell office:value-type="float" office:value="-22" calcext:value-type="float">
            <text:p>-22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02" calcext:value-type="float">
            <text:p>120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24" calcext:value-type="float">
            <text:p>122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46" calcext:value-type="float">
            <text:p>124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54" calcext:value-type="float">
            <text:p>125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79" calcext:value-type="float">
            <text:p>127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93" calcext:value-type="float">
            <text:p>12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69" calcext:value-type="float">
            <text:p>126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80" calcext:value-type="float">
            <text:p>1280</text:p>
          </table:table-cell>
          <table:table-cell office:value-type="float" office:value="7" calcext:value-type="float">
            <text:p>7</text:p>
          </table:table-cell>
          <table:table-cell office:value-type="float" office:value="-20" calcext:value-type="float">
            <text:p>-2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89" calcext:value-type="float">
            <text:p>1289</text:p>
          </table:table-cell>
          <table:table-cell office:value-type="float" office:value="3" calcext:value-type="float">
            <text:p>3</text:p>
          </table:table-cell>
          <table:table-cell office:value-type="float" office:value="-27" calcext:value-type="float">
            <text:p>-27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2" calcext:value-type="float">
            <text:p>126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85" calcext:value-type="float">
            <text:p>1285</text:p>
          </table:table-cell>
          <table:table-cell office:value-type="float" office:value="3" calcext:value-type="float">
            <text:p>3</text:p>
          </table:table-cell>
          <table:table-cell office:value-type="float" office:value="-22" calcext:value-type="float">
            <text:p>-22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63" calcext:value-type="float">
            <text:p>1263</text:p>
          </table:table-cell>
          <table:table-cell office:value-type="float" office:value="11" calcext:value-type="float">
            <text:p>11</text:p>
          </table:table-cell>
          <table:table-cell office:value-type="float" office:value="-20" calcext:value-type="float">
            <text:p>-2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43" calcext:value-type="float">
            <text:p>1243</text:p>
          </table:table-cell>
          <table:table-cell office:value-type="float" office:value="6" calcext:value-type="float">
            <text:p>6</text:p>
          </table:table-cell>
          <table:table-cell office:value-type="float" office:value="-18" calcext:value-type="float">
            <text:p>-18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25" calcext:value-type="float">
            <text:p>1225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16" calcext:value-type="float">
            <text:p>121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37" calcext:value-type="float">
            <text:p>1237</text:p>
          </table:table-cell>
          <table:table-cell office:value-type="float" office:value="11" calcext:value-type="float">
            <text:p>11</text:p>
          </table:table-cell>
          <table:table-cell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13" calcext:value-type="float">
            <text:p>121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35" calcext:value-type="float">
            <text:p>1235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10" calcext:value-type="float">
            <text:p>12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5" calcext:value-type="float">
            <text:p>1235</text:p>
          </table:table-cell>
          <table:table-cell office:value-type="float" office:value="11" calcext:value-type="float">
            <text:p>11</text:p>
          </table:table-cell>
          <table:table-cell office:value-type="float" office:value="-25" calcext:value-type="float">
            <text:p>-25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10" calcext:value-type="float">
            <text:p>1210</text:p>
          </table:table-cell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93" calcext:value-type="float">
            <text:p>1193</text:p>
          </table:table-cell>
          <table:table-cell office:value-type="float" office:value="7" calcext:value-type="float">
            <text:p>7</text:p>
          </table:table-cell>
          <table:table-cell office:value-type="float" office:value="-25" calcext:value-type="float">
            <text:p>-2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68" calcext:value-type="float">
            <text:p>116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84" calcext:value-type="float">
            <text:p>118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10" calcext:value-type="float">
            <text:p>12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22" calcext:value-type="float">
            <text:p>1222</text:p>
          </table:table-cell>
          <table:table-cell office:value-type="float" office:value="5" calcext:value-type="float">
            <text:p>5</text:p>
          </table:table-cell>
          <table:table-cell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98" calcext:value-type="float">
            <text:p>119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14" calcext:value-type="float">
            <text:p>121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38" calcext:value-type="float">
            <text:p>1238</text:p>
          </table:table-cell>
          <table:table-cell office:value-type="float" office:value="16" calcext:value-type="float">
            <text:p>16</text:p>
          </table:table-cell>
          <table:table-cell office:value-type="float" office:value="-18" calcext:value-type="float">
            <text:p>-18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20" calcext:value-type="float">
            <text:p>122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47" calcext:value-type="float">
            <text:p>124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65" calcext:value-type="float">
            <text:p>126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86" calcext:value-type="float">
            <text:p>12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86" calcext:value-type="float">
            <text:p>1286</text:p>
          </table:table-cell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75" calcext:value-type="float">
            <text:p>127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98" calcext:value-type="float">
            <text:p>1298</text:p>
          </table:table-cell>
          <table:table-cell office:value-type="float" office:value="8" calcext:value-type="float">
            <text:p>8</text:p>
          </table:table-cell>
          <table:table-cell office:value-type="float" office:value="-19" calcext:value-type="float">
            <text:p>-19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79" calcext:value-type="float">
            <text:p>1279</text:p>
          </table:table-cell>
          <table:table-cell office:value-type="float" office:value="10" calcext:value-type="float">
            <text:p>10</text:p>
          </table:table-cell>
          <table:table-cell office:value-type="float" office:value="-19" calcext:value-type="float">
            <text:p>-19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81" calcext:value-type="float">
            <text:p>12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98" calcext:value-type="float">
            <text:p>129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18" calcext:value-type="float">
            <text:p>131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37" calcext:value-type="float">
            <text:p>1337</text:p>
          </table:table-cell>
          <table:table-cell office:value-type="float" office:value="12" calcext:value-type="float">
            <text:p>12</text:p>
          </table:table-cell>
          <table:table-cell office:value-type="float" office:value="-22" calcext:value-type="float">
            <text:p>-22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15" calcext:value-type="float">
            <text:p>1315</text:p>
          </table:table-cell>
          <table:table-cell office:value-type="float" office:value="15" calcext:value-type="float">
            <text:p>15</text:p>
          </table:table-cell>
          <table:table-cell office:value-type="float" office:value="-25" calcext:value-type="float">
            <text:p>-25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90" calcext:value-type="float">
            <text:p>1290</text:p>
          </table:table-cell>
          <table:table-cell office:value-type="float" office:value="6" calcext:value-type="float">
            <text:p>6</text:p>
          </table:table-cell>
          <table:table-cell office:value-type="float" office:value="-22" calcext:value-type="float">
            <text:p>-22</text:p>
          </table:table-cell>
          <table:table-cell table:number-columns-repeated="7"/>
          <table:table-cell>
            <draw:frame table:end-cell-address="Sheet2.S108" table:end-x="1.595cm" table:end-y="0.343cm" draw:z-index="0" draw:style-name="gr1" draw:text-style-name="P1" svg:width="15.875cm" svg:height="8.922cm" svg:x="1.535cm" svg:y="0.452cm">
              <draw:object draw:notify-on-update-of-ranges="Sheet2.C5:Sheet2.C121 Sheet2.B5:Sheet2.B1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68" calcext:value-type="float">
            <text:p>126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68" calcext:value-type="float">
            <text:p>126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68" calcext:value-type="float">
            <text:p>126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90" calcext:value-type="float">
            <text:p>12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01" calcext:value-type="float">
            <text:p>1301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>
            <draw:frame table:end-cell-address="Sheet2.P125" table:end-x="1.25cm" table:end-y="0.327cm" draw:z-index="1" draw:style-name="gr1" draw:text-style-name="P1" svg:width="26.057cm" svg:height="13.896cm" svg:x="0.101cm" svg:y="0.431cm">
              <draw:object draw:notify-on-update-of-ranges="Sheet2.C5:Sheet2.C120 Sheet2.D5:Sheet2.D1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82" calcext:value-type="float">
            <text:p>1282</text:p>
          </table:table-cell>
          <table:table-cell office:value-type="float" office:value="13" calcext:value-type="float">
            <text:p>13</text:p>
          </table:table-cell>
          <table:table-cell office:value-type="float" office:value="-23" calcext:value-type="float">
            <text:p>-23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59" calcext:value-type="float">
            <text:p>125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95" calcext:value-type="float">
            <text:p>129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16" calcext:value-type="float">
            <text:p>131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40" calcext:value-type="float">
            <text:p>134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59" calcext:value-type="float">
            <text:p>135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79" calcext:value-type="float">
            <text:p>13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84" calcext:value-type="float">
            <text:p>138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0" office:value-type="float" office:value="1411" calcext:value-type="float">
            <text:p>1411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0" office:value-type="float" office:value="1429" calcext:value-type="float">
            <text:p>1429</text:p>
          </table:table-cell>
          <table:table-cell table:style-name="ce40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0" office:value-type="float" office:value="1453" calcext:value-type="float">
            <text:p>1453</text:p>
          </table:table-cell>
          <table:table-cell table:style-name="ce40" office:value-type="float" office:value="14" calcext:value-type="float">
            <text:p>14</text:p>
          </table:table-cell>
          <table:table-cell office:value-type="float" office:value="-22" calcext:value-type="float">
            <text:p>-22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0" office:value-type="float" office:value="1431" calcext:value-type="float">
            <text:p>1431</text:p>
          </table:table-cell>
          <table:table-cell table:style-name="ce40" office:value-type="float" office:value="9" calcext:value-type="float">
            <text:p>9</text:p>
          </table:table-cell>
          <table:table-cell office:value-type="float" office:value="-19" calcext:value-type="float">
            <text:p>-1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0" office:value-type="float" office:value="1412" calcext:value-type="float">
            <text:p>1412</text:p>
          </table:table-cell>
          <table:table-cell table:style-name="ce40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0" office:value-type="float" office:value="1436" calcext:value-type="float">
            <text:p>1436</text:p>
          </table:table-cell>
          <table:table-cell table:style-name="ce3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0" office:value-type="float" office:value="1436" calcext:value-type="float">
            <text:p>1436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0" office:value-type="float" office:value="1415" calcext:value-type="float">
            <text:p>1415</text:p>
          </table:table-cell>
          <table:table-cell table:style-name="ce30" office:value-type="float" office:value="9" calcext:value-type="float">
            <text:p>9</text:p>
          </table:table-cell>
          <table:table-cell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0" office:value-type="float" office:value="1391" calcext:value-type="float">
            <text:p>1391</text:p>
          </table:table-cell>
          <table:table-cell table:style-name="ce30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0" office:value-type="float" office:value="1413" calcext:value-type="float">
            <text:p>1413</text:p>
          </table:table-cell>
          <table:table-cell table:style-name="ce30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0" office:value-type="float" office:value="1431" calcext:value-type="float">
            <text:p>1431</text:p>
          </table:table-cell>
          <table:table-cell table:style-name="ce30" office:value-type="float" office:value="6" calcext:value-type="float">
            <text:p>6</text:p>
          </table:table-cell>
          <table:table-cell office:value-type="float" office:value="-25" calcext:value-type="float">
            <text:p>-25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0" office:value-type="float" office:value="1406" calcext:value-type="float">
            <text:p>1406</text:p>
          </table:table-cell>
          <table:table-cell table:style-name="ce30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0" office:value-type="float" office:value="1424" calcext:value-type="float">
            <text:p>1424</text:p>
          </table:table-cell>
          <table:table-cell table:style-name="ce30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0" office:value-type="float" office:value="1448" calcext:value-type="float">
            <text:p>1448</text:p>
          </table:table-cell>
          <table:table-cell table:style-name="ce30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0" office:value-type="float" office:value="1471" calcext:value-type="float">
            <text:p>1471</text:p>
          </table:table-cell>
          <table:table-cell table:style-name="ce30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0" office:value-type="float" office:value="1498" calcext:value-type="float">
            <text:p>1498</text:p>
          </table:table-cell>
          <table:table-cell table:style-name="ce30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0" office:value-type="float" office:value="1522" calcext:value-type="float">
            <text:p>1522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0" office:value-type="float" office:value="1502" calcext:value-type="float">
            <text:p>1502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Valid" table:style-name="ta1" table:print="false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aps</text:p>
          </table:table-cell>
          <table:table-cell office:value-type="string" calcext:value-type="string">
            <text:p>Heroes</text:p>
          </table:table-cell>
          <table:table-cell office:value-type="string" calcext:value-type="string">
            <text:p>Medals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Temple of Anubi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Hanamura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olskaya Industries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rado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Unranked</text:p>
          </table:table-cell>
          <table:table-cell/>
        </table:table-row>
        <table:table-row table:style-name="ro1">
          <table:table-cell office:value-type="string" calcext:value-type="string">
            <text:p>Rialto</text:p>
          </table:table-cell>
          <table:table-cell office:value-type="string" calcext:value-type="string">
            <text:p>Me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ana</text:p>
          </table:table-cell>
          <table:table-cell office:value-type="string" calcext:value-type="string">
            <text:p>Moi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’s Row</text:p>
          </table:table-cell>
          <table:table-cell office:value-type="string" calcext:value-type="string">
            <text:p>Zenyat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a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henwal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a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percentage-style style:name="N113" number:title="User-defined">
      <number:number number:decimal-places="1" loext:min-decimal-places="1" number:min-integer-digits="1"/>
      <number:text>%</number:text>
    </number:percentage-style>
    <number:time-style style:name="N114" number:title="User-defined">
      <number:minutes number:style="long"/>
      <number:text>:</number:text>
      <number:seconds number:style="long"/>
    </number:time-style>
    <number:date-style style:name="N115" number:title="User-defined">
      <number:day-of-week number:style="long"/>
      <number:text> </number:text>
    </number:date-style>
    <number:time-style style:name="N116">
      <number:hours/>
      <number:text>:</number:text>
      <number:minutes number:style="long"/>
      <number:text> </number:text>
      <number:am-pm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Green_20_Back" style:display-name="Green Back" style:family="table-cell" style:parent-style-name="Default">
      <style:table-cell-properties fo:background-color="#00cc33"/>
    </style:style>
    <style:style style:name="Red_20_Back" style:display-name="Red Back" style:family="table-cell" style:parent-style-name="Default">
      <style:table-cell-properties fo:background-color="#ff0000"/>
    </style:style>
    <style:style style:name="Amber_20_Back" style:display-name="Amber Back" style:family="table-cell" style:parent-style-name="Default">
      <style:table-cell-properties fo:background-color="#ff9900"/>
    </style:style>
    <style:style style:name="Silver_20_Back" style:display-name="Silver Back" style:family="table-cell" style:parent-style-name="Default">
      <style:table-cell-properties fo:background-color="#dddddd"/>
    </style:style>
    <style:style style:name="Bronze_20_Back" style:display-name="Bronze Back" style:family="table-cell" style:parent-style-name="Default">
      <style:table-cell-properties fo:background-color="#cc330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9:10:29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4T21:28:10.69</meta:creation-date>
    <dc:date>2020-03-19T19:11:45.904000000</dc:date>
    <meta:editing-duration>P4DT17H31M46S</meta:editing-duration>
    <meta:editing-cycles>655</meta:editing-cycles>
    <meta:generator>LibreOffice/6.3.4.2$Windows_X86_64 LibreOffice_project/60da17e045e08f1793c57c00ba83cdfce946d0aa</meta:generator>
    <meta:document-statistic meta:table-count="6" meta:cell-count="6001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" chart:style-name="ch1">
        <chart:title svg:x="6.091cm" svg:y="0.316cm" chart:style-name="ch2">
          <text:p>Total SR vs Game</text:p>
        </chart:title>
        <chart:plot-area chart:style-name="ch3" table:cell-range-address="Sheet2.B5:Sheet2.C121" svg:x="1.331cm" svg:y="1.275cm" svg:width="13.468cm" svg:height="6.564cm">
          <chartooo:coordinate-region svg:x="1.767cm" svg:y="1.396cm" svg:width="11.855cm" svg:height="5.441cm"/>
          <chart:axis chart:dimension="x" chart:name="primary-x" chart:style-name="ch4">
            <chart:title svg:x="7.571cm" svg:y="8.019cm" chart:style-name="ch5">
              <text:p>Game</text:p>
            </chart:title>
          </chart:axis>
          <chart:axis chart:dimension="x" chart:name="secondary-x" chart:style-name="ch6"/>
          <chart:axis chart:dimension="y" chart:name="primary-y" chart:style-name="ch7">
            <chart:title svg:x="0.451cm" svg:y="5.13cm" chart:style-name="ch8">
              <text:p>Deaths</text:p>
            </chart:title>
            <chart:grid chart:style-name="ch9" chart:class="major"/>
          </chart:axis>
          <chart:axis chart:dimension="y" chart:name="secondary-y" chart:style-name="ch10">
            <chart:title svg:x="15.119cm" svg:y="4.839cm" chart:style-name="ch8">
              <text:p>SR</text:p>
            </chart:title>
          </chart:axis>
          <chart:series chart:attached-axis="primary-y" chart:style-name="ch11" chart:values-cell-range-address="Sheet2.C5:Sheet2.C121" chart:class="chart:bar">
            <chart:data-point chart:repeated="117"/>
          </chart:series>
          <chart:series chart:attached-axis="secondary-y" chart:style-name="ch12" chart:values-cell-range-address="Sheet2.B5:Sheet2.B121" chart:class="chart:line">
            <chart:data-point chart:repeated="1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2.C5:Sheet2.C121</svg:desc>
                </draw:g>
              </table:table-cell>
              <table:table-cell office:value-type="float" office:value="1234">
                <text:p>1234</text:p>
                <draw:g>
                  <svg:desc>Sheet2.B5:Sheet2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">
                <text:p>12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">
                <text:p>15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">
                <text:p>11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">
                <text:p>14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">
                <text:p>9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">
                <text:p>9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">
                <text:p>5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">
                <text:p>14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">
                <text:p>7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">
                <text:p>10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1502">
                <text:p>1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989cm" svg:height="14.228cm" xlink:href=".." xlink:type="simple" chart:class="chart:bar" chart:style-name="ch1">
        <chart:plot-area chart:style-name="ch2" table:cell-range-address="Sheet2.C5:Sheet2.D120" svg:x="0.519cm" svg:y="0.284cm" svg:width="24.951cm" svg:height="13.66cm">
          <chartooo:coordinate-region svg:x="1.246cm" svg:y="0.483cm" svg:width="23.603cm" svg:height="13.2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2.C5:Sheet2.C120" chart:class="chart:bar">
            <chart:data-point chart:repeated="116"/>
          </chart:series>
          <chart:series chart:attached-axis="primary-y" chart:style-name="ch8" chart:values-cell-range-address="Sheet2.D5:Sheet2.D120" chart:class="chart:line">
            <chart:data-point chart:repeated="1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2.C5:Sheet2.C120</svg:desc>
                </draw:g>
              </table:table-cell>
              <table:table-cell office:value-type="float" office:value="19">
                <text:p>19</text:p>
                <draw:g>
                  <svg:desc>Sheet2.D5:Sheet2.D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">
                <text:p>1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">
                <text:p>1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">
                <text:p>1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">
                <text:p>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">
                <text:p>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">
                <text:p>10</text:p>
              </table:table-cell>
              <table:table-cell office:value-type="float" office:value="-20">
                <text:p>-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